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5.259in"/>
    </style:style>
    <style:style style:name="TableColumn3" style:family="table-column">
      <style:table-column-properties style:column-width="0.875in"/>
    </style:style>
    <style:style style:name="Table1" style:family="table" style:master-page-name="MPF0">
      <style:table-properties style:width="6.134in" fo:margin-left="0.0395in" table:align="left"/>
    </style:style>
    <style:style style:name="TableRow4" style:family="table-row">
      <style:table-row-properties style:min-row-height="0.1916in"/>
    </style:style>
    <style:style style:name="TableCell5" style:family="table-cell">
      <style:table-cell-properties fo:border="none" fo:background-color="#C0C0C0" style:vertical-align="bottom" fo:padding-top="0in" fo:padding-left="0.0486in" fo:padding-bottom="0in" fo:padding-right="0.0486in" fo:wrap-option="no-wrap"/>
    </style:style>
    <style:style style:name="P6" style:parent-style-name="Standaard" style:family="paragraph">
      <style:paragraph-properties fo:break-before="page"/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Cell12" style:family="table-cell">
      <style:table-cell-properties fo:border="none" fo:background-color="#C0C0C0" style:vertical-align="bottom" fo:padding-top="0in" fo:padding-left="0.0486in" fo:padding-bottom="0in" fo:padding-right="0.0486in" fo:wrap-option="no-wrap"/>
    </style:style>
    <style:style style:name="P13" style:parent-style-name="Standaard" style:family="paragraph">
      <style:text-properties style:font-name="Verdana" style:font-name-complex="Arial" fo:font-weight="bold" style:font-weight-asian="bold" style:font-weight-complex="bold" fo:font-size="8pt" style:font-size-asian="8pt" style:font-size-complex="8pt"/>
    </style:style>
    <style:style style:name="TableRow14" style:family="table-row">
      <style:table-row-properties style:min-row-height="0.1916in"/>
    </style:style>
    <style:style style:name="TableCell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" style:family="table-row">
      <style:table-row-properties style:min-row-height="0.1916in"/>
    </style:style>
    <style:style style:name="TableCell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" style:family="table-row">
      <style:table-row-properties style:min-row-height="0.1916in"/>
    </style:style>
    <style:style style:name="TableCell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" style:family="table-row">
      <style:table-row-properties style:min-row-height="0.1916in"/>
    </style:style>
    <style:style style:name="TableCell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" style:family="table-row">
      <style:table-row-properties style:min-row-height="0.1916in"/>
    </style:style>
    <style:style style:name="TableCell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" style:family="table-row">
      <style:table-row-properties style:min-row-height="0.1916in"/>
    </style:style>
    <style:style style:name="TableCell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" style:family="table-row">
      <style:table-row-properties style:min-row-height="0.1916in"/>
    </style:style>
    <style:style style:name="TableCell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" style:family="table-row">
      <style:table-row-properties style:min-row-height="0.1916in"/>
    </style:style>
    <style:style style:name="TableCell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" style:family="table-row">
      <style:table-row-properties style:min-row-height="0.1916in"/>
    </style:style>
    <style:style style:name="TableCell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" style:family="table-row">
      <style:table-row-properties style:min-row-height="0.1916in"/>
    </style:style>
    <style:style style:name="TableCell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" style:family="table-row">
      <style:table-row-properties style:min-row-height="0.1916in"/>
    </style:style>
    <style:style style:name="TableCell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" style:family="table-row">
      <style:table-row-properties style:min-row-height="0.1916in"/>
    </style:style>
    <style:style style:name="TableCell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" style:family="table-row">
      <style:table-row-properties style:min-row-height="0.1916in"/>
    </style:style>
    <style:style style:name="TableCell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" style:family="table-row">
      <style:table-row-properties style:min-row-height="0.1916in"/>
    </style:style>
    <style:style style:name="TableCell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" style:family="table-row">
      <style:table-row-properties style:min-row-height="0.1916in"/>
    </style:style>
    <style:style style:name="TableCell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" style:family="table-row">
      <style:table-row-properties style:min-row-height="0.1916in"/>
    </style:style>
    <style:style style:name="TableCell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4" style:family="table-row">
      <style:table-row-properties style:min-row-height="0.1916in"/>
    </style:style>
    <style:style style:name="TableCell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9" style:family="table-row">
      <style:table-row-properties style:min-row-height="0.1916in"/>
    </style:style>
    <style:style style:name="TableCell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4" style:family="table-row">
      <style:table-row-properties style:min-row-height="0.1916in"/>
    </style:style>
    <style:style style:name="TableCell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9" style:family="table-row">
      <style:table-row-properties style:min-row-height="0.1916in"/>
    </style:style>
    <style:style style:name="TableCell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4" style:family="table-row">
      <style:table-row-properties style:min-row-height="0.1916in"/>
    </style:style>
    <style:style style:name="TableCell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9" style:family="table-row">
      <style:table-row-properties style:min-row-height="0.1916in"/>
    </style:style>
    <style:style style:name="TableCell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4" style:family="table-row">
      <style:table-row-properties style:min-row-height="0.1916in"/>
    </style:style>
    <style:style style:name="TableCell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9" style:family="table-row">
      <style:table-row-properties style:min-row-height="0.1916in"/>
    </style:style>
    <style:style style:name="TableCell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4" style:family="table-row">
      <style:table-row-properties style:min-row-height="0.1916in"/>
    </style:style>
    <style:style style:name="TableCell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9" style:family="table-row">
      <style:table-row-properties style:min-row-height="0.1916in"/>
    </style:style>
    <style:style style:name="TableCell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4" style:family="table-row">
      <style:table-row-properties style:min-row-height="0.1916in"/>
    </style:style>
    <style:style style:name="TableCell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9" style:family="table-row">
      <style:table-row-properties style:min-row-height="0.1916in"/>
    </style:style>
    <style:style style:name="TableCell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4" style:family="table-row">
      <style:table-row-properties style:min-row-height="0.1916in"/>
    </style:style>
    <style:style style:name="TableCell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9" style:family="table-row">
      <style:table-row-properties style:min-row-height="0.1916in"/>
    </style:style>
    <style:style style:name="TableCell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4" style:family="table-row">
      <style:table-row-properties style:min-row-height="0.1916in"/>
    </style:style>
    <style:style style:name="TableCell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9" style:family="table-row">
      <style:table-row-properties style:min-row-height="0.1916in"/>
    </style:style>
    <style:style style:name="TableCell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4" style:family="table-row">
      <style:table-row-properties style:min-row-height="0.1916in"/>
    </style:style>
    <style:style style:name="TableCell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9" style:family="table-row">
      <style:table-row-properties style:min-row-height="0.1916in"/>
    </style:style>
    <style:style style:name="TableCell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4" style:family="table-row">
      <style:table-row-properties style:min-row-height="0.1916in"/>
    </style:style>
    <style:style style:name="TableCell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9" style:family="table-row">
      <style:table-row-properties style:min-row-height="0.1916in"/>
    </style:style>
    <style:style style:name="TableCell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4" style:family="table-row">
      <style:table-row-properties style:min-row-height="0.1916in"/>
    </style:style>
    <style:style style:name="TableCell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9" style:family="table-row">
      <style:table-row-properties style:min-row-height="0.1916in"/>
    </style:style>
    <style:style style:name="TableCell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4" style:family="table-row">
      <style:table-row-properties style:min-row-height="0.1916in"/>
    </style:style>
    <style:style style:name="TableCell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9" style:family="table-row">
      <style:table-row-properties style:min-row-height="0.1916in"/>
    </style:style>
    <style:style style:name="TableCell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4" style:family="table-row">
      <style:table-row-properties style:min-row-height="0.1916in"/>
    </style:style>
    <style:style style:name="TableCell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9" style:family="table-row">
      <style:table-row-properties style:min-row-height="0.1916in"/>
    </style:style>
    <style:style style:name="TableCell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4" style:family="table-row">
      <style:table-row-properties style:min-row-height="0.1916in"/>
    </style:style>
    <style:style style:name="TableCell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9" style:family="table-row">
      <style:table-row-properties style:min-row-height="0.1916in"/>
    </style:style>
    <style:style style:name="TableCell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4" style:family="table-row">
      <style:table-row-properties style:min-row-height="0.1916in"/>
    </style:style>
    <style:style style:name="TableCell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9" style:family="table-row">
      <style:table-row-properties style:min-row-height="0.1916in"/>
    </style:style>
    <style:style style:name="TableCell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4" style:family="table-row">
      <style:table-row-properties style:min-row-height="0.1916in"/>
    </style:style>
    <style:style style:name="TableCell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9" style:family="table-row">
      <style:table-row-properties style:min-row-height="0.1916in"/>
    </style:style>
    <style:style style:name="TableCell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4" style:family="table-row">
      <style:table-row-properties style:min-row-height="0.1916in"/>
    </style:style>
    <style:style style:name="TableCell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9" style:family="table-row">
      <style:table-row-properties style:min-row-height="0.1916in"/>
    </style:style>
    <style:style style:name="TableCell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4" style:family="table-row">
      <style:table-row-properties style:min-row-height="0.1916in"/>
    </style:style>
    <style:style style:name="TableCell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9" style:family="table-row">
      <style:table-row-properties style:min-row-height="0.1916in"/>
    </style:style>
    <style:style style:name="TableCell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4" style:family="table-row">
      <style:table-row-properties style:min-row-height="0.1916in"/>
    </style:style>
    <style:style style:name="TableCell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9" style:family="table-row">
      <style:table-row-properties style:min-row-height="0.1916in"/>
    </style:style>
    <style:style style:name="TableCell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4" style:family="table-row">
      <style:table-row-properties style:min-row-height="0.1916in"/>
    </style:style>
    <style:style style:name="TableCell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9" style:family="table-row">
      <style:table-row-properties style:min-row-height="0.1916in"/>
    </style:style>
    <style:style style:name="TableCell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4" style:family="table-row">
      <style:table-row-properties style:min-row-height="0.1916in"/>
    </style:style>
    <style:style style:name="TableCell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9" style:family="table-row">
      <style:table-row-properties style:min-row-height="0.1916in"/>
    </style:style>
    <style:style style:name="TableCell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4" style:family="table-row">
      <style:table-row-properties style:min-row-height="0.1916in"/>
    </style:style>
    <style:style style:name="TableCell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9" style:family="table-row">
      <style:table-row-properties style:min-row-height="0.1916in"/>
    </style:style>
    <style:style style:name="TableCell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4" style:family="table-row">
      <style:table-row-properties style:min-row-height="0.1916in"/>
    </style:style>
    <style:style style:name="TableCell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9" style:family="table-row">
      <style:table-row-properties style:min-row-height="0.1916in"/>
    </style:style>
    <style:style style:name="TableCell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4" style:family="table-row">
      <style:table-row-properties style:min-row-height="0.1916in"/>
    </style:style>
    <style:style style:name="TableCell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9" style:family="table-row">
      <style:table-row-properties style:min-row-height="0.1916in"/>
    </style:style>
    <style:style style:name="TableCell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4" style:family="table-row">
      <style:table-row-properties style:min-row-height="0.1916in"/>
    </style:style>
    <style:style style:name="TableCell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9" style:family="table-row">
      <style:table-row-properties style:min-row-height="0.1916in"/>
    </style:style>
    <style:style style:name="TableCell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4" style:family="table-row">
      <style:table-row-properties style:min-row-height="0.1916in"/>
    </style:style>
    <style:style style:name="TableCell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9" style:family="table-row">
      <style:table-row-properties style:min-row-height="0.1916in"/>
    </style:style>
    <style:style style:name="TableCell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4" style:family="table-row">
      <style:table-row-properties style:min-row-height="0.1916in"/>
    </style:style>
    <style:style style:name="TableCell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9" style:family="table-row">
      <style:table-row-properties style:min-row-height="0.1916in"/>
    </style:style>
    <style:style style:name="TableCell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4" style:family="table-row">
      <style:table-row-properties style:min-row-height="0.1916in"/>
    </style:style>
    <style:style style:name="TableCell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9" style:family="table-row">
      <style:table-row-properties style:min-row-height="0.1916in"/>
    </style:style>
    <style:style style:name="TableCell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4" style:family="table-row">
      <style:table-row-properties style:min-row-height="0.1916in"/>
    </style:style>
    <style:style style:name="TableCell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9" style:family="table-row">
      <style:table-row-properties style:min-row-height="0.1916in"/>
    </style:style>
    <style:style style:name="TableCell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4" style:family="table-row">
      <style:table-row-properties style:min-row-height="0.1916in"/>
    </style:style>
    <style:style style:name="TableCell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9" style:family="table-row">
      <style:table-row-properties style:min-row-height="0.1916in"/>
    </style:style>
    <style:style style:name="TableCell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4" style:family="table-row">
      <style:table-row-properties style:min-row-height="0.1916in"/>
    </style:style>
    <style:style style:name="TableCell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9" style:family="table-row">
      <style:table-row-properties style:min-row-height="0.1916in"/>
    </style:style>
    <style:style style:name="TableCell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4" style:family="table-row">
      <style:table-row-properties style:min-row-height="0.1916in"/>
    </style:style>
    <style:style style:name="TableCell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9" style:family="table-row">
      <style:table-row-properties style:min-row-height="0.1916in"/>
    </style:style>
    <style:style style:name="TableCell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4" style:family="table-row">
      <style:table-row-properties style:min-row-height="0.1916in"/>
    </style:style>
    <style:style style:name="TableCell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9" style:family="table-row">
      <style:table-row-properties style:min-row-height="0.1916in"/>
    </style:style>
    <style:style style:name="TableCell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4" style:family="table-row">
      <style:table-row-properties style:min-row-height="0.1916in"/>
    </style:style>
    <style:style style:name="TableCell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9" style:family="table-row">
      <style:table-row-properties style:min-row-height="0.1916in"/>
    </style:style>
    <style:style style:name="TableCell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4" style:family="table-row">
      <style:table-row-properties style:min-row-height="0.1916in"/>
    </style:style>
    <style:style style:name="TableCell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9" style:family="table-row">
      <style:table-row-properties style:min-row-height="0.1916in"/>
    </style:style>
    <style:style style:name="TableCell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4" style:family="table-row">
      <style:table-row-properties style:min-row-height="0.1916in"/>
    </style:style>
    <style:style style:name="TableCell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9" style:family="table-row">
      <style:table-row-properties style:min-row-height="0.1916in"/>
    </style:style>
    <style:style style:name="TableCell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4" style:family="table-row">
      <style:table-row-properties style:min-row-height="0.1916in"/>
    </style:style>
    <style:style style:name="TableCell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9" style:family="table-row">
      <style:table-row-properties style:min-row-height="0.1916in"/>
    </style:style>
    <style:style style:name="TableCell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4" style:family="table-row">
      <style:table-row-properties style:min-row-height="0.1916in"/>
    </style:style>
    <style:style style:name="TableCell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9" style:family="table-row">
      <style:table-row-properties style:min-row-height="0.1916in"/>
    </style:style>
    <style:style style:name="TableCell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4" style:family="table-row">
      <style:table-row-properties style:min-row-height="0.1916in"/>
    </style:style>
    <style:style style:name="TableCell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9" style:family="table-row">
      <style:table-row-properties style:min-row-height="0.1916in"/>
    </style:style>
    <style:style style:name="TableCell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4" style:family="table-row">
      <style:table-row-properties style:min-row-height="0.1916in"/>
    </style:style>
    <style:style style:name="TableCell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9" style:family="table-row">
      <style:table-row-properties style:min-row-height="0.1916in"/>
    </style:style>
    <style:style style:name="TableCell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4" style:family="table-row">
      <style:table-row-properties style:min-row-height="0.1916in"/>
    </style:style>
    <style:style style:name="TableCell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9" style:family="table-row">
      <style:table-row-properties style:min-row-height="0.1916in"/>
    </style:style>
    <style:style style:name="TableCell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4" style:family="table-row">
      <style:table-row-properties style:min-row-height="0.1916in"/>
    </style:style>
    <style:style style:name="TableCell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9" style:family="table-row">
      <style:table-row-properties style:min-row-height="0.1916in"/>
    </style:style>
    <style:style style:name="TableCell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4" style:family="table-row">
      <style:table-row-properties style:min-row-height="0.1916in"/>
    </style:style>
    <style:style style:name="TableCell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9" style:family="table-row">
      <style:table-row-properties style:min-row-height="0.1916in"/>
    </style:style>
    <style:style style:name="TableCell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4" style:family="table-row">
      <style:table-row-properties style:min-row-height="0.1916in"/>
    </style:style>
    <style:style style:name="TableCell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9" style:family="table-row">
      <style:table-row-properties style:min-row-height="0.1916in"/>
    </style:style>
    <style:style style:name="TableCell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4" style:family="table-row">
      <style:table-row-properties style:min-row-height="0.1916in"/>
    </style:style>
    <style:style style:name="TableCell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9" style:family="table-row">
      <style:table-row-properties style:min-row-height="0.1916in"/>
    </style:style>
    <style:style style:name="TableCell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4" style:family="table-row">
      <style:table-row-properties style:min-row-height="0.1916in"/>
    </style:style>
    <style:style style:name="TableCell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9" style:family="table-row">
      <style:table-row-properties style:min-row-height="0.1916in"/>
    </style:style>
    <style:style style:name="TableCell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4" style:family="table-row">
      <style:table-row-properties style:min-row-height="0.1916in"/>
    </style:style>
    <style:style style:name="TableCell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9" style:family="table-row">
      <style:table-row-properties style:min-row-height="0.1916in"/>
    </style:style>
    <style:style style:name="TableCell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4" style:family="table-row">
      <style:table-row-properties style:min-row-height="0.1916in"/>
    </style:style>
    <style:style style:name="TableCell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9" style:family="table-row">
      <style:table-row-properties style:min-row-height="0.1916in"/>
    </style:style>
    <style:style style:name="TableCell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4" style:family="table-row">
      <style:table-row-properties style:min-row-height="0.1916in"/>
    </style:style>
    <style:style style:name="TableCell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9" style:family="table-row">
      <style:table-row-properties style:min-row-height="0.1916in"/>
    </style:style>
    <style:style style:name="TableCell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4" style:family="table-row">
      <style:table-row-properties style:min-row-height="0.1916in"/>
    </style:style>
    <style:style style:name="TableCell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9" style:family="table-row">
      <style:table-row-properties style:min-row-height="0.1916in"/>
    </style:style>
    <style:style style:name="TableCell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4" style:family="table-row">
      <style:table-row-properties style:min-row-height="0.1916in"/>
    </style:style>
    <style:style style:name="TableCell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9" style:family="table-row">
      <style:table-row-properties style:min-row-height="0.1916in"/>
    </style:style>
    <style:style style:name="TableCell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4" style:family="table-row">
      <style:table-row-properties style:min-row-height="0.1916in"/>
    </style:style>
    <style:style style:name="TableCell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9" style:family="table-row">
      <style:table-row-properties style:min-row-height="0.1916in"/>
    </style:style>
    <style:style style:name="TableCell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4" style:family="table-row">
      <style:table-row-properties style:min-row-height="0.1916in"/>
    </style:style>
    <style:style style:name="TableCell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9" style:family="table-row">
      <style:table-row-properties style:min-row-height="0.1916in"/>
    </style:style>
    <style:style style:name="TableCell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4" style:family="table-row">
      <style:table-row-properties style:min-row-height="0.1916in"/>
    </style:style>
    <style:style style:name="TableCell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9" style:family="table-row">
      <style:table-row-properties style:min-row-height="0.1916in"/>
    </style:style>
    <style:style style:name="TableCell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4" style:family="table-row">
      <style:table-row-properties style:min-row-height="0.1916in"/>
    </style:style>
    <style:style style:name="TableCell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9" style:family="table-row">
      <style:table-row-properties style:min-row-height="0.1916in"/>
    </style:style>
    <style:style style:name="TableCell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4" style:family="table-row">
      <style:table-row-properties style:min-row-height="0.1916in"/>
    </style:style>
    <style:style style:name="TableCell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9" style:family="table-row">
      <style:table-row-properties style:min-row-height="0.1916in"/>
    </style:style>
    <style:style style:name="TableCell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4" style:family="table-row">
      <style:table-row-properties style:min-row-height="0.1916in"/>
    </style:style>
    <style:style style:name="TableCell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9" style:family="table-row">
      <style:table-row-properties style:min-row-height="0.1916in"/>
    </style:style>
    <style:style style:name="TableCell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4" style:family="table-row">
      <style:table-row-properties style:min-row-height="0.1916in"/>
    </style:style>
    <style:style style:name="TableCell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9" style:family="table-row">
      <style:table-row-properties style:min-row-height="0.1916in"/>
    </style:style>
    <style:style style:name="TableCell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4" style:family="table-row">
      <style:table-row-properties style:min-row-height="0.1916in"/>
    </style:style>
    <style:style style:name="TableCell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9" style:family="table-row">
      <style:table-row-properties style:min-row-height="0.1916in"/>
    </style:style>
    <style:style style:name="TableCell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4" style:family="table-row">
      <style:table-row-properties style:min-row-height="0.1916in"/>
    </style:style>
    <style:style style:name="TableCell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9" style:family="table-row">
      <style:table-row-properties style:min-row-height="0.1916in"/>
    </style:style>
    <style:style style:name="TableCell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4" style:family="table-row">
      <style:table-row-properties style:min-row-height="0.1916in"/>
    </style:style>
    <style:style style:name="TableCell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9" style:family="table-row">
      <style:table-row-properties style:min-row-height="0.1916in"/>
    </style:style>
    <style:style style:name="TableCell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4" style:family="table-row">
      <style:table-row-properties style:min-row-height="0.1916in"/>
    </style:style>
    <style:style style:name="TableCell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9" style:family="table-row">
      <style:table-row-properties style:min-row-height="0.1916in"/>
    </style:style>
    <style:style style:name="TableCell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4" style:family="table-row">
      <style:table-row-properties style:min-row-height="0.1916in"/>
    </style:style>
    <style:style style:name="TableCell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9" style:family="table-row">
      <style:table-row-properties style:min-row-height="0.1916in"/>
    </style:style>
    <style:style style:name="TableCell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4" style:family="table-row">
      <style:table-row-properties style:min-row-height="0.1916in"/>
    </style:style>
    <style:style style:name="TableCell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9" style:family="table-row">
      <style:table-row-properties style:min-row-height="0.1916in"/>
    </style:style>
    <style:style style:name="TableCell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4" style:family="table-row">
      <style:table-row-properties style:min-row-height="0.1916in"/>
    </style:style>
    <style:style style:name="TableCell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9" style:family="table-row">
      <style:table-row-properties style:min-row-height="0.1916in"/>
    </style:style>
    <style:style style:name="TableCell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4" style:family="table-row">
      <style:table-row-properties style:min-row-height="0.1916in"/>
    </style:style>
    <style:style style:name="TableCell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9" style:family="table-row">
      <style:table-row-properties style:min-row-height="0.1916in"/>
    </style:style>
    <style:style style:name="TableCell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4" style:family="table-row">
      <style:table-row-properties style:min-row-height="0.1916in"/>
    </style:style>
    <style:style style:name="TableCell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9" style:family="table-row">
      <style:table-row-properties style:min-row-height="0.1916in"/>
    </style:style>
    <style:style style:name="TableCell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4" style:family="table-row">
      <style:table-row-properties style:min-row-height="0.1916in"/>
    </style:style>
    <style:style style:name="TableCell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9" style:family="table-row">
      <style:table-row-properties style:min-row-height="0.1916in"/>
    </style:style>
    <style:style style:name="TableCell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4" style:family="table-row">
      <style:table-row-properties style:min-row-height="0.1916in"/>
    </style:style>
    <style:style style:name="TableCell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9" style:family="table-row">
      <style:table-row-properties style:min-row-height="0.1916in"/>
    </style:style>
    <style:style style:name="TableCell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4" style:family="table-row">
      <style:table-row-properties style:min-row-height="0.1916in"/>
    </style:style>
    <style:style style:name="TableCell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9" style:family="table-row">
      <style:table-row-properties style:min-row-height="0.1916in"/>
    </style:style>
    <style:style style:name="TableCell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4" style:family="table-row">
      <style:table-row-properties style:min-row-height="0.1916in"/>
    </style:style>
    <style:style style:name="TableCell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9" style:family="table-row">
      <style:table-row-properties style:min-row-height="0.1916in"/>
    </style:style>
    <style:style style:name="TableCell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4" style:family="table-row">
      <style:table-row-properties style:min-row-height="0.1916in"/>
    </style:style>
    <style:style style:name="TableCell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9" style:family="table-row">
      <style:table-row-properties style:min-row-height="0.1916in"/>
    </style:style>
    <style:style style:name="TableCell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4" style:family="table-row">
      <style:table-row-properties style:min-row-height="0.1916in"/>
    </style:style>
    <style:style style:name="TableCell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9" style:family="table-row">
      <style:table-row-properties style:min-row-height="0.1916in"/>
    </style:style>
    <style:style style:name="TableCell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4" style:family="table-row">
      <style:table-row-properties style:min-row-height="0.1916in"/>
    </style:style>
    <style:style style:name="TableCell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9" style:family="table-row">
      <style:table-row-properties style:min-row-height="0.1916in"/>
    </style:style>
    <style:style style:name="TableCell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4" style:family="table-row">
      <style:table-row-properties style:min-row-height="0.1916in"/>
    </style:style>
    <style:style style:name="TableCell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9" style:family="table-row">
      <style:table-row-properties style:min-row-height="0.1916in"/>
    </style:style>
    <style:style style:name="TableCell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4" style:family="table-row">
      <style:table-row-properties style:min-row-height="0.1916in"/>
    </style:style>
    <style:style style:name="TableCell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9" style:family="table-row">
      <style:table-row-properties style:min-row-height="0.1916in"/>
    </style:style>
    <style:style style:name="TableCell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4" style:family="table-row">
      <style:table-row-properties style:min-row-height="0.1916in"/>
    </style:style>
    <style:style style:name="TableCell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9" style:family="table-row">
      <style:table-row-properties style:min-row-height="0.1916in"/>
    </style:style>
    <style:style style:name="TableCell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4" style:family="table-row">
      <style:table-row-properties style:min-row-height="0.1916in"/>
    </style:style>
    <style:style style:name="TableCell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9" style:family="table-row">
      <style:table-row-properties style:min-row-height="0.1916in"/>
    </style:style>
    <style:style style:name="TableCell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4" style:family="table-row">
      <style:table-row-properties style:min-row-height="0.1916in"/>
    </style:style>
    <style:style style:name="TableCell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9" style:family="table-row">
      <style:table-row-properties style:min-row-height="0.1916in"/>
    </style:style>
    <style:style style:name="TableCell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4" style:family="table-row">
      <style:table-row-properties style:min-row-height="0.1916in"/>
    </style:style>
    <style:style style:name="TableCell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9" style:family="table-row">
      <style:table-row-properties style:min-row-height="0.1916in"/>
    </style:style>
    <style:style style:name="TableCell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4" style:family="table-row">
      <style:table-row-properties style:min-row-height="0.1916in"/>
    </style:style>
    <style:style style:name="TableCell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9" style:family="table-row">
      <style:table-row-properties style:min-row-height="0.1916in"/>
    </style:style>
    <style:style style:name="TableCell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4" style:family="table-row">
      <style:table-row-properties style:min-row-height="0.1916in"/>
    </style:style>
    <style:style style:name="TableCell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9" style:family="table-row">
      <style:table-row-properties style:min-row-height="0.1916in"/>
    </style:style>
    <style:style style:name="TableCell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4" style:family="table-row">
      <style:table-row-properties style:min-row-height="0.1916in"/>
    </style:style>
    <style:style style:name="TableCell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9" style:family="table-row">
      <style:table-row-properties style:min-row-height="0.1916in"/>
    </style:style>
    <style:style style:name="TableCell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24" style:family="table-row">
      <style:table-row-properties style:min-row-height="0.1916in"/>
    </style:style>
    <style:style style:name="TableCell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29" style:family="table-row">
      <style:table-row-properties style:min-row-height="0.1916in"/>
    </style:style>
    <style:style style:name="TableCell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34" style:family="table-row">
      <style:table-row-properties style:min-row-height="0.1916in"/>
    </style:style>
    <style:style style:name="TableCell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39" style:family="table-row">
      <style:table-row-properties style:min-row-height="0.1916in"/>
    </style:style>
    <style:style style:name="TableCell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44" style:family="table-row">
      <style:table-row-properties style:min-row-height="0.1916in"/>
    </style:style>
    <style:style style:name="TableCell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49" style:family="table-row">
      <style:table-row-properties style:min-row-height="0.1916in"/>
    </style:style>
    <style:style style:name="TableCell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54" style:family="table-row">
      <style:table-row-properties style:min-row-height="0.1916in"/>
    </style:style>
    <style:style style:name="TableCell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59" style:family="table-row">
      <style:table-row-properties style:min-row-height="0.1916in"/>
    </style:style>
    <style:style style:name="TableCell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64" style:family="table-row">
      <style:table-row-properties style:min-row-height="0.1916in"/>
    </style:style>
    <style:style style:name="TableCell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69" style:family="table-row">
      <style:table-row-properties style:min-row-height="0.1916in"/>
    </style:style>
    <style:style style:name="TableCell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74" style:family="table-row">
      <style:table-row-properties style:min-row-height="0.1916in"/>
    </style:style>
    <style:style style:name="TableCell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79" style:family="table-row">
      <style:table-row-properties style:min-row-height="0.1916in"/>
    </style:style>
    <style:style style:name="TableCell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84" style:family="table-row">
      <style:table-row-properties style:min-row-height="0.1916in"/>
    </style:style>
    <style:style style:name="TableCell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89" style:family="table-row">
      <style:table-row-properties style:min-row-height="0.1916in"/>
    </style:style>
    <style:style style:name="TableCell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94" style:family="table-row">
      <style:table-row-properties style:min-row-height="0.1916in"/>
    </style:style>
    <style:style style:name="TableCell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99" style:family="table-row">
      <style:table-row-properties style:min-row-height="0.1916in"/>
    </style:style>
    <style:style style:name="TableCell1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04" style:family="table-row">
      <style:table-row-properties style:min-row-height="0.1916in"/>
    </style:style>
    <style:style style:name="TableCell1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09" style:family="table-row">
      <style:table-row-properties style:min-row-height="0.1916in"/>
    </style:style>
    <style:style style:name="TableCell1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14" style:family="table-row">
      <style:table-row-properties style:min-row-height="0.1916in"/>
    </style:style>
    <style:style style:name="TableCell1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19" style:family="table-row">
      <style:table-row-properties style:min-row-height="0.1916in"/>
    </style:style>
    <style:style style:name="TableCell1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24" style:family="table-row">
      <style:table-row-properties style:min-row-height="0.1916in"/>
    </style:style>
    <style:style style:name="TableCell1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29" style:family="table-row">
      <style:table-row-properties style:min-row-height="0.1916in"/>
    </style:style>
    <style:style style:name="TableCell1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34" style:family="table-row">
      <style:table-row-properties style:min-row-height="0.1916in"/>
    </style:style>
    <style:style style:name="TableCell1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39" style:family="table-row">
      <style:table-row-properties style:min-row-height="0.1916in"/>
    </style:style>
    <style:style style:name="TableCell1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44" style:family="table-row">
      <style:table-row-properties style:min-row-height="0.1916in"/>
    </style:style>
    <style:style style:name="TableCell1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49" style:family="table-row">
      <style:table-row-properties style:min-row-height="0.1916in"/>
    </style:style>
    <style:style style:name="TableCell1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54" style:family="table-row">
      <style:table-row-properties style:min-row-height="0.1916in"/>
    </style:style>
    <style:style style:name="TableCell1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59" style:family="table-row">
      <style:table-row-properties style:min-row-height="0.1916in"/>
    </style:style>
    <style:style style:name="TableCell1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64" style:family="table-row">
      <style:table-row-properties style:min-row-height="0.1916in"/>
    </style:style>
    <style:style style:name="TableCell1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69" style:family="table-row">
      <style:table-row-properties style:min-row-height="0.1916in"/>
    </style:style>
    <style:style style:name="TableCell1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74" style:family="table-row">
      <style:table-row-properties style:min-row-height="0.1916in"/>
    </style:style>
    <style:style style:name="TableCell1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79" style:family="table-row">
      <style:table-row-properties style:min-row-height="0.1916in"/>
    </style:style>
    <style:style style:name="TableCell1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84" style:family="table-row">
      <style:table-row-properties style:min-row-height="0.1916in"/>
    </style:style>
    <style:style style:name="TableCell1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89" style:family="table-row">
      <style:table-row-properties style:min-row-height="0.1916in"/>
    </style:style>
    <style:style style:name="TableCell1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94" style:family="table-row">
      <style:table-row-properties style:min-row-height="0.1916in"/>
    </style:style>
    <style:style style:name="TableCell1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099" style:family="table-row">
      <style:table-row-properties style:min-row-height="0.1916in"/>
    </style:style>
    <style:style style:name="TableCell1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04" style:family="table-row">
      <style:table-row-properties style:min-row-height="0.1916in"/>
    </style:style>
    <style:style style:name="TableCell1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09" style:family="table-row">
      <style:table-row-properties style:min-row-height="0.1916in"/>
    </style:style>
    <style:style style:name="TableCell1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14" style:family="table-row">
      <style:table-row-properties style:min-row-height="0.1916in"/>
    </style:style>
    <style:style style:name="TableCell1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19" style:family="table-row">
      <style:table-row-properties style:min-row-height="0.1916in"/>
    </style:style>
    <style:style style:name="TableCell1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24" style:family="table-row">
      <style:table-row-properties style:min-row-height="0.1916in"/>
    </style:style>
    <style:style style:name="TableCell1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29" style:family="table-row">
      <style:table-row-properties style:min-row-height="0.1916in"/>
    </style:style>
    <style:style style:name="TableCell1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34" style:family="table-row">
      <style:table-row-properties style:min-row-height="0.1916in"/>
    </style:style>
    <style:style style:name="TableCell1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39" style:family="table-row">
      <style:table-row-properties style:min-row-height="0.1916in"/>
    </style:style>
    <style:style style:name="TableCell1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44" style:family="table-row">
      <style:table-row-properties style:min-row-height="0.1916in"/>
    </style:style>
    <style:style style:name="TableCell1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49" style:family="table-row">
      <style:table-row-properties style:min-row-height="0.1916in"/>
    </style:style>
    <style:style style:name="TableCell1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54" style:family="table-row">
      <style:table-row-properties style:min-row-height="0.1916in"/>
    </style:style>
    <style:style style:name="TableCell1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59" style:family="table-row">
      <style:table-row-properties style:min-row-height="0.1916in"/>
    </style:style>
    <style:style style:name="TableCell1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64" style:family="table-row">
      <style:table-row-properties style:min-row-height="0.1916in"/>
    </style:style>
    <style:style style:name="TableCell1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69" style:family="table-row">
      <style:table-row-properties style:min-row-height="0.1916in"/>
    </style:style>
    <style:style style:name="TableCell1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74" style:family="table-row">
      <style:table-row-properties style:min-row-height="0.1916in"/>
    </style:style>
    <style:style style:name="TableCell1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79" style:family="table-row">
      <style:table-row-properties style:min-row-height="0.1916in"/>
    </style:style>
    <style:style style:name="TableCell1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84" style:family="table-row">
      <style:table-row-properties style:min-row-height="0.1916in"/>
    </style:style>
    <style:style style:name="TableCell1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89" style:family="table-row">
      <style:table-row-properties style:min-row-height="0.1916in"/>
    </style:style>
    <style:style style:name="TableCell1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94" style:family="table-row">
      <style:table-row-properties style:min-row-height="0.1916in"/>
    </style:style>
    <style:style style:name="TableCell1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199" style:family="table-row">
      <style:table-row-properties style:min-row-height="0.1916in"/>
    </style:style>
    <style:style style:name="TableCell1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04" style:family="table-row">
      <style:table-row-properties style:min-row-height="0.1916in"/>
    </style:style>
    <style:style style:name="TableCell1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09" style:family="table-row">
      <style:table-row-properties style:min-row-height="0.1916in"/>
    </style:style>
    <style:style style:name="TableCell1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14" style:family="table-row">
      <style:table-row-properties style:min-row-height="0.1916in"/>
    </style:style>
    <style:style style:name="TableCell1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19" style:family="table-row">
      <style:table-row-properties style:min-row-height="0.1916in"/>
    </style:style>
    <style:style style:name="TableCell1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24" style:family="table-row">
      <style:table-row-properties style:min-row-height="0.1916in"/>
    </style:style>
    <style:style style:name="TableCell1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29" style:family="table-row">
      <style:table-row-properties style:min-row-height="0.1916in"/>
    </style:style>
    <style:style style:name="TableCell1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34" style:family="table-row">
      <style:table-row-properties style:min-row-height="0.1916in"/>
    </style:style>
    <style:style style:name="TableCell1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39" style:family="table-row">
      <style:table-row-properties style:min-row-height="0.1916in"/>
    </style:style>
    <style:style style:name="TableCell1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44" style:family="table-row">
      <style:table-row-properties style:min-row-height="0.1916in"/>
    </style:style>
    <style:style style:name="TableCell1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49" style:family="table-row">
      <style:table-row-properties style:min-row-height="0.1916in"/>
    </style:style>
    <style:style style:name="TableCell1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54" style:family="table-row">
      <style:table-row-properties style:min-row-height="0.1916in"/>
    </style:style>
    <style:style style:name="TableCell1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59" style:family="table-row">
      <style:table-row-properties style:min-row-height="0.1916in"/>
    </style:style>
    <style:style style:name="TableCell1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64" style:family="table-row">
      <style:table-row-properties style:min-row-height="0.1916in"/>
    </style:style>
    <style:style style:name="TableCell1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69" style:family="table-row">
      <style:table-row-properties style:min-row-height="0.1916in"/>
    </style:style>
    <style:style style:name="TableCell1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74" style:family="table-row">
      <style:table-row-properties style:min-row-height="0.1916in"/>
    </style:style>
    <style:style style:name="TableCell1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79" style:family="table-row">
      <style:table-row-properties style:min-row-height="0.1916in"/>
    </style:style>
    <style:style style:name="TableCell1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84" style:family="table-row">
      <style:table-row-properties style:min-row-height="0.1916in"/>
    </style:style>
    <style:style style:name="TableCell1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89" style:family="table-row">
      <style:table-row-properties style:min-row-height="0.1916in"/>
    </style:style>
    <style:style style:name="TableCell1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94" style:family="table-row">
      <style:table-row-properties style:min-row-height="0.1916in"/>
    </style:style>
    <style:style style:name="TableCell1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299" style:family="table-row">
      <style:table-row-properties style:min-row-height="0.1916in"/>
    </style:style>
    <style:style style:name="TableCell1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04" style:family="table-row">
      <style:table-row-properties style:min-row-height="0.1916in"/>
    </style:style>
    <style:style style:name="TableCell1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09" style:family="table-row">
      <style:table-row-properties style:min-row-height="0.1916in"/>
    </style:style>
    <style:style style:name="TableCell1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14" style:family="table-row">
      <style:table-row-properties style:min-row-height="0.1916in"/>
    </style:style>
    <style:style style:name="TableCell1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19" style:family="table-row">
      <style:table-row-properties style:min-row-height="0.1916in"/>
    </style:style>
    <style:style style:name="TableCell1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24" style:family="table-row">
      <style:table-row-properties style:min-row-height="0.1916in"/>
    </style:style>
    <style:style style:name="TableCell1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29" style:family="table-row">
      <style:table-row-properties style:min-row-height="0.1916in"/>
    </style:style>
    <style:style style:name="TableCell1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34" style:family="table-row">
      <style:table-row-properties style:min-row-height="0.1916in"/>
    </style:style>
    <style:style style:name="TableCell1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39" style:family="table-row">
      <style:table-row-properties style:min-row-height="0.1916in"/>
    </style:style>
    <style:style style:name="TableCell1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44" style:family="table-row">
      <style:table-row-properties style:min-row-height="0.1916in"/>
    </style:style>
    <style:style style:name="TableCell1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49" style:family="table-row">
      <style:table-row-properties style:min-row-height="0.1916in"/>
    </style:style>
    <style:style style:name="TableCell1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54" style:family="table-row">
      <style:table-row-properties style:min-row-height="0.1916in"/>
    </style:style>
    <style:style style:name="TableCell1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59" style:family="table-row">
      <style:table-row-properties style:min-row-height="0.1916in"/>
    </style:style>
    <style:style style:name="TableCell1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64" style:family="table-row">
      <style:table-row-properties style:min-row-height="0.1916in"/>
    </style:style>
    <style:style style:name="TableCell1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69" style:family="table-row">
      <style:table-row-properties style:min-row-height="0.1916in"/>
    </style:style>
    <style:style style:name="TableCell1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74" style:family="table-row">
      <style:table-row-properties style:min-row-height="0.1916in"/>
    </style:style>
    <style:style style:name="TableCell1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79" style:family="table-row">
      <style:table-row-properties style:min-row-height="0.1916in"/>
    </style:style>
    <style:style style:name="TableCell1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84" style:family="table-row">
      <style:table-row-properties style:min-row-height="0.1916in"/>
    </style:style>
    <style:style style:name="TableCell1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89" style:family="table-row">
      <style:table-row-properties style:min-row-height="0.1916in"/>
    </style:style>
    <style:style style:name="TableCell1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94" style:family="table-row">
      <style:table-row-properties style:min-row-height="0.1916in"/>
    </style:style>
    <style:style style:name="TableCell1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399" style:family="table-row">
      <style:table-row-properties style:min-row-height="0.1916in"/>
    </style:style>
    <style:style style:name="TableCell1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04" style:family="table-row">
      <style:table-row-properties style:min-row-height="0.1916in"/>
    </style:style>
    <style:style style:name="TableCell1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09" style:family="table-row">
      <style:table-row-properties style:min-row-height="0.1916in"/>
    </style:style>
    <style:style style:name="TableCell1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14" style:family="table-row">
      <style:table-row-properties style:min-row-height="0.1916in"/>
    </style:style>
    <style:style style:name="TableCell1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19" style:family="table-row">
      <style:table-row-properties style:min-row-height="0.1916in"/>
    </style:style>
    <style:style style:name="TableCell1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24" style:family="table-row">
      <style:table-row-properties style:min-row-height="0.1916in"/>
    </style:style>
    <style:style style:name="TableCell1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29" style:family="table-row">
      <style:table-row-properties style:min-row-height="0.1916in"/>
    </style:style>
    <style:style style:name="TableCell1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34" style:family="table-row">
      <style:table-row-properties style:min-row-height="0.1916in"/>
    </style:style>
    <style:style style:name="TableCell1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39" style:family="table-row">
      <style:table-row-properties style:min-row-height="0.1916in"/>
    </style:style>
    <style:style style:name="TableCell1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44" style:family="table-row">
      <style:table-row-properties style:min-row-height="0.1916in"/>
    </style:style>
    <style:style style:name="TableCell1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49" style:family="table-row">
      <style:table-row-properties style:min-row-height="0.1916in"/>
    </style:style>
    <style:style style:name="TableCell1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54" style:family="table-row">
      <style:table-row-properties style:min-row-height="0.1916in"/>
    </style:style>
    <style:style style:name="TableCell1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59" style:family="table-row">
      <style:table-row-properties style:min-row-height="0.1916in"/>
    </style:style>
    <style:style style:name="TableCell1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64" style:family="table-row">
      <style:table-row-properties style:min-row-height="0.1916in"/>
    </style:style>
    <style:style style:name="TableCell1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69" style:family="table-row">
      <style:table-row-properties style:min-row-height="0.1916in"/>
    </style:style>
    <style:style style:name="TableCell1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74" style:family="table-row">
      <style:table-row-properties style:min-row-height="0.1916in"/>
    </style:style>
    <style:style style:name="TableCell1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79" style:family="table-row">
      <style:table-row-properties style:min-row-height="0.1916in"/>
    </style:style>
    <style:style style:name="TableCell1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84" style:family="table-row">
      <style:table-row-properties style:min-row-height="0.1916in"/>
    </style:style>
    <style:style style:name="TableCell1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89" style:family="table-row">
      <style:table-row-properties style:min-row-height="0.1916in"/>
    </style:style>
    <style:style style:name="TableCell1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94" style:family="table-row">
      <style:table-row-properties style:min-row-height="0.1916in"/>
    </style:style>
    <style:style style:name="TableCell1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499" style:family="table-row">
      <style:table-row-properties style:min-row-height="0.1916in"/>
    </style:style>
    <style:style style:name="TableCell1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04" style:family="table-row">
      <style:table-row-properties style:min-row-height="0.1916in"/>
    </style:style>
    <style:style style:name="TableCell1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09" style:family="table-row">
      <style:table-row-properties style:min-row-height="0.1916in"/>
    </style:style>
    <style:style style:name="TableCell1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14" style:family="table-row">
      <style:table-row-properties style:min-row-height="0.1916in"/>
    </style:style>
    <style:style style:name="TableCell1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19" style:family="table-row">
      <style:table-row-properties style:min-row-height="0.1916in"/>
    </style:style>
    <style:style style:name="TableCell1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24" style:family="table-row">
      <style:table-row-properties style:min-row-height="0.1916in"/>
    </style:style>
    <style:style style:name="TableCell1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29" style:family="table-row">
      <style:table-row-properties style:min-row-height="0.1916in"/>
    </style:style>
    <style:style style:name="TableCell1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34" style:family="table-row">
      <style:table-row-properties style:min-row-height="0.1916in"/>
    </style:style>
    <style:style style:name="TableCell1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39" style:family="table-row">
      <style:table-row-properties style:min-row-height="0.1916in"/>
    </style:style>
    <style:style style:name="TableCell1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44" style:family="table-row">
      <style:table-row-properties style:min-row-height="0.1916in"/>
    </style:style>
    <style:style style:name="TableCell1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49" style:family="table-row">
      <style:table-row-properties style:min-row-height="0.1916in"/>
    </style:style>
    <style:style style:name="TableCell1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54" style:family="table-row">
      <style:table-row-properties style:min-row-height="0.1916in"/>
    </style:style>
    <style:style style:name="TableCell1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59" style:family="table-row">
      <style:table-row-properties style:min-row-height="0.1916in"/>
    </style:style>
    <style:style style:name="TableCell1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64" style:family="table-row">
      <style:table-row-properties style:min-row-height="0.1916in"/>
    </style:style>
    <style:style style:name="TableCell1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69" style:family="table-row">
      <style:table-row-properties style:min-row-height="0.1916in"/>
    </style:style>
    <style:style style:name="TableCell1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74" style:family="table-row">
      <style:table-row-properties style:min-row-height="0.1916in"/>
    </style:style>
    <style:style style:name="TableCell1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79" style:family="table-row">
      <style:table-row-properties style:min-row-height="0.1916in"/>
    </style:style>
    <style:style style:name="TableCell1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84" style:family="table-row">
      <style:table-row-properties style:min-row-height="0.1916in"/>
    </style:style>
    <style:style style:name="TableCell1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89" style:family="table-row">
      <style:table-row-properties style:min-row-height="0.1916in"/>
    </style:style>
    <style:style style:name="TableCell1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94" style:family="table-row">
      <style:table-row-properties style:min-row-height="0.1916in"/>
    </style:style>
    <style:style style:name="TableCell1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599" style:family="table-row">
      <style:table-row-properties style:min-row-height="0.1916in"/>
    </style:style>
    <style:style style:name="TableCell1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04" style:family="table-row">
      <style:table-row-properties style:min-row-height="0.1916in"/>
    </style:style>
    <style:style style:name="TableCell1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09" style:family="table-row">
      <style:table-row-properties style:min-row-height="0.1916in"/>
    </style:style>
    <style:style style:name="TableCell1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14" style:family="table-row">
      <style:table-row-properties style:min-row-height="0.1916in"/>
    </style:style>
    <style:style style:name="TableCell1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19" style:family="table-row">
      <style:table-row-properties style:min-row-height="0.1916in"/>
    </style:style>
    <style:style style:name="TableCell1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24" style:family="table-row">
      <style:table-row-properties style:min-row-height="0.1916in"/>
    </style:style>
    <style:style style:name="TableCell1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29" style:family="table-row">
      <style:table-row-properties style:min-row-height="0.1916in"/>
    </style:style>
    <style:style style:name="TableCell1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34" style:family="table-row">
      <style:table-row-properties style:min-row-height="0.1916in"/>
    </style:style>
    <style:style style:name="TableCell1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39" style:family="table-row">
      <style:table-row-properties style:min-row-height="0.1916in"/>
    </style:style>
    <style:style style:name="TableCell1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44" style:family="table-row">
      <style:table-row-properties style:min-row-height="0.1916in"/>
    </style:style>
    <style:style style:name="TableCell1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49" style:family="table-row">
      <style:table-row-properties style:min-row-height="0.1916in"/>
    </style:style>
    <style:style style:name="TableCell1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54" style:family="table-row">
      <style:table-row-properties style:min-row-height="0.1916in"/>
    </style:style>
    <style:style style:name="TableCell1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59" style:family="table-row">
      <style:table-row-properties style:min-row-height="0.1916in"/>
    </style:style>
    <style:style style:name="TableCell1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64" style:family="table-row">
      <style:table-row-properties style:min-row-height="0.1916in"/>
    </style:style>
    <style:style style:name="TableCell1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69" style:family="table-row">
      <style:table-row-properties style:min-row-height="0.1916in"/>
    </style:style>
    <style:style style:name="TableCell1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74" style:family="table-row">
      <style:table-row-properties style:min-row-height="0.1916in"/>
    </style:style>
    <style:style style:name="TableCell1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79" style:family="table-row">
      <style:table-row-properties style:min-row-height="0.1916in"/>
    </style:style>
    <style:style style:name="TableCell1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84" style:family="table-row">
      <style:table-row-properties style:min-row-height="0.1916in"/>
    </style:style>
    <style:style style:name="TableCell1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89" style:family="table-row">
      <style:table-row-properties style:min-row-height="0.1916in"/>
    </style:style>
    <style:style style:name="TableCell1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94" style:family="table-row">
      <style:table-row-properties style:min-row-height="0.1916in"/>
    </style:style>
    <style:style style:name="TableCell1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699" style:family="table-row">
      <style:table-row-properties style:min-row-height="0.1916in"/>
    </style:style>
    <style:style style:name="TableCell1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04" style:family="table-row">
      <style:table-row-properties style:min-row-height="0.1916in"/>
    </style:style>
    <style:style style:name="TableCell1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09" style:family="table-row">
      <style:table-row-properties style:min-row-height="0.1916in"/>
    </style:style>
    <style:style style:name="TableCell1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14" style:family="table-row">
      <style:table-row-properties style:min-row-height="0.1916in"/>
    </style:style>
    <style:style style:name="TableCell1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19" style:family="table-row">
      <style:table-row-properties style:min-row-height="0.1916in"/>
    </style:style>
    <style:style style:name="TableCell1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24" style:family="table-row">
      <style:table-row-properties style:min-row-height="0.1916in"/>
    </style:style>
    <style:style style:name="TableCell1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29" style:family="table-row">
      <style:table-row-properties style:min-row-height="0.1916in"/>
    </style:style>
    <style:style style:name="TableCell1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34" style:family="table-row">
      <style:table-row-properties style:min-row-height="0.1916in"/>
    </style:style>
    <style:style style:name="TableCell1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39" style:family="table-row">
      <style:table-row-properties style:min-row-height="0.1916in"/>
    </style:style>
    <style:style style:name="TableCell1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44" style:family="table-row">
      <style:table-row-properties style:min-row-height="0.1916in"/>
    </style:style>
    <style:style style:name="TableCell1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49" style:family="table-row">
      <style:table-row-properties style:min-row-height="0.1916in"/>
    </style:style>
    <style:style style:name="TableCell1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54" style:family="table-row">
      <style:table-row-properties style:min-row-height="0.1916in"/>
    </style:style>
    <style:style style:name="TableCell1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59" style:family="table-row">
      <style:table-row-properties style:min-row-height="0.1916in"/>
    </style:style>
    <style:style style:name="TableCell1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64" style:family="table-row">
      <style:table-row-properties style:min-row-height="0.1916in"/>
    </style:style>
    <style:style style:name="TableCell1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69" style:family="table-row">
      <style:table-row-properties style:min-row-height="0.1916in"/>
    </style:style>
    <style:style style:name="TableCell1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74" style:family="table-row">
      <style:table-row-properties style:min-row-height="0.1916in"/>
    </style:style>
    <style:style style:name="TableCell1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79" style:family="table-row">
      <style:table-row-properties style:min-row-height="0.1916in"/>
    </style:style>
    <style:style style:name="TableCell1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84" style:family="table-row">
      <style:table-row-properties style:min-row-height="0.1916in"/>
    </style:style>
    <style:style style:name="TableCell1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89" style:family="table-row">
      <style:table-row-properties style:min-row-height="0.1916in"/>
    </style:style>
    <style:style style:name="TableCell1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94" style:family="table-row">
      <style:table-row-properties style:min-row-height="0.1916in"/>
    </style:style>
    <style:style style:name="TableCell1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799" style:family="table-row">
      <style:table-row-properties style:min-row-height="0.1916in"/>
    </style:style>
    <style:style style:name="TableCell1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04" style:family="table-row">
      <style:table-row-properties style:min-row-height="0.1916in"/>
    </style:style>
    <style:style style:name="TableCell1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09" style:family="table-row">
      <style:table-row-properties style:min-row-height="0.1916in"/>
    </style:style>
    <style:style style:name="TableCell1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14" style:family="table-row">
      <style:table-row-properties style:min-row-height="0.1916in"/>
    </style:style>
    <style:style style:name="TableCell1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19" style:family="table-row">
      <style:table-row-properties style:min-row-height="0.1916in"/>
    </style:style>
    <style:style style:name="TableCell1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24" style:family="table-row">
      <style:table-row-properties style:min-row-height="0.1916in"/>
    </style:style>
    <style:style style:name="TableCell1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29" style:family="table-row">
      <style:table-row-properties style:min-row-height="0.1916in"/>
    </style:style>
    <style:style style:name="TableCell1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34" style:family="table-row">
      <style:table-row-properties style:min-row-height="0.1916in"/>
    </style:style>
    <style:style style:name="TableCell1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39" style:family="table-row">
      <style:table-row-properties style:min-row-height="0.1916in"/>
    </style:style>
    <style:style style:name="TableCell1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44" style:family="table-row">
      <style:table-row-properties style:min-row-height="0.1916in"/>
    </style:style>
    <style:style style:name="TableCell1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49" style:family="table-row">
      <style:table-row-properties style:min-row-height="0.1916in"/>
    </style:style>
    <style:style style:name="TableCell1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54" style:family="table-row">
      <style:table-row-properties style:min-row-height="0.1916in"/>
    </style:style>
    <style:style style:name="TableCell1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59" style:family="table-row">
      <style:table-row-properties style:min-row-height="0.1916in"/>
    </style:style>
    <style:style style:name="TableCell1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64" style:family="table-row">
      <style:table-row-properties style:min-row-height="0.1916in"/>
    </style:style>
    <style:style style:name="TableCell1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69" style:family="table-row">
      <style:table-row-properties style:min-row-height="0.1916in"/>
    </style:style>
    <style:style style:name="TableCell1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74" style:family="table-row">
      <style:table-row-properties style:min-row-height="0.1916in"/>
    </style:style>
    <style:style style:name="TableCell1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79" style:family="table-row">
      <style:table-row-properties style:min-row-height="0.1916in"/>
    </style:style>
    <style:style style:name="TableCell1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84" style:family="table-row">
      <style:table-row-properties style:min-row-height="0.1916in"/>
    </style:style>
    <style:style style:name="TableCell1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89" style:family="table-row">
      <style:table-row-properties style:min-row-height="0.1916in"/>
    </style:style>
    <style:style style:name="TableCell1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94" style:family="table-row">
      <style:table-row-properties style:min-row-height="0.1916in"/>
    </style:style>
    <style:style style:name="TableCell1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899" style:family="table-row">
      <style:table-row-properties style:min-row-height="0.1916in"/>
    </style:style>
    <style:style style:name="TableCell1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04" style:family="table-row">
      <style:table-row-properties style:min-row-height="0.1916in"/>
    </style:style>
    <style:style style:name="TableCell1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09" style:family="table-row">
      <style:table-row-properties style:min-row-height="0.1916in"/>
    </style:style>
    <style:style style:name="TableCell1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14" style:family="table-row">
      <style:table-row-properties style:min-row-height="0.1916in"/>
    </style:style>
    <style:style style:name="TableCell1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19" style:family="table-row">
      <style:table-row-properties style:min-row-height="0.1916in"/>
    </style:style>
    <style:style style:name="TableCell1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24" style:family="table-row">
      <style:table-row-properties style:min-row-height="0.1916in"/>
    </style:style>
    <style:style style:name="TableCell1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29" style:family="table-row">
      <style:table-row-properties style:min-row-height="0.1916in"/>
    </style:style>
    <style:style style:name="TableCell1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34" style:family="table-row">
      <style:table-row-properties style:min-row-height="0.1916in"/>
    </style:style>
    <style:style style:name="TableCell1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39" style:family="table-row">
      <style:table-row-properties style:min-row-height="0.1916in"/>
    </style:style>
    <style:style style:name="TableCell1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44" style:family="table-row">
      <style:table-row-properties style:min-row-height="0.1916in"/>
    </style:style>
    <style:style style:name="TableCell1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49" style:family="table-row">
      <style:table-row-properties style:min-row-height="0.1916in"/>
    </style:style>
    <style:style style:name="TableCell1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54" style:family="table-row">
      <style:table-row-properties style:min-row-height="0.1916in"/>
    </style:style>
    <style:style style:name="TableCell1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59" style:family="table-row">
      <style:table-row-properties style:min-row-height="0.1916in"/>
    </style:style>
    <style:style style:name="TableCell1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1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64" style:family="table-row">
      <style:table-row-properties style:min-row-height="0.1916in"/>
    </style:style>
    <style:style style:name="TableCell1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69" style:family="table-row">
      <style:table-row-properties style:min-row-height="0.1916in"/>
    </style:style>
    <style:style style:name="TableCell1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74" style:family="table-row">
      <style:table-row-properties style:min-row-height="0.1916in"/>
    </style:style>
    <style:style style:name="TableCell1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79" style:family="table-row">
      <style:table-row-properties style:min-row-height="0.1916in"/>
    </style:style>
    <style:style style:name="TableCell1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84" style:family="table-row">
      <style:table-row-properties style:min-row-height="0.1916in"/>
    </style:style>
    <style:style style:name="TableCell1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89" style:family="table-row">
      <style:table-row-properties style:min-row-height="0.1916in"/>
    </style:style>
    <style:style style:name="TableCell1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94" style:family="table-row">
      <style:table-row-properties style:min-row-height="0.1916in"/>
    </style:style>
    <style:style style:name="TableCell1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1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1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1999" style:family="table-row">
      <style:table-row-properties style:min-row-height="0.1916in"/>
    </style:style>
    <style:style style:name="TableCell2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04" style:family="table-row">
      <style:table-row-properties style:min-row-height="0.1916in"/>
    </style:style>
    <style:style style:name="TableCell2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09" style:family="table-row">
      <style:table-row-properties style:min-row-height="0.1916in"/>
    </style:style>
    <style:style style:name="TableCell2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14" style:family="table-row">
      <style:table-row-properties style:min-row-height="0.1916in"/>
    </style:style>
    <style:style style:name="TableCell2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19" style:family="table-row">
      <style:table-row-properties style:min-row-height="0.1916in"/>
    </style:style>
    <style:style style:name="TableCell2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24" style:family="table-row">
      <style:table-row-properties style:min-row-height="0.1916in"/>
    </style:style>
    <style:style style:name="TableCell2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29" style:family="table-row">
      <style:table-row-properties style:min-row-height="0.1916in"/>
    </style:style>
    <style:style style:name="TableCell2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34" style:family="table-row">
      <style:table-row-properties style:min-row-height="0.1916in"/>
    </style:style>
    <style:style style:name="TableCell2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39" style:family="table-row">
      <style:table-row-properties style:min-row-height="0.1916in"/>
    </style:style>
    <style:style style:name="TableCell2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44" style:family="table-row">
      <style:table-row-properties style:min-row-height="0.1916in"/>
    </style:style>
    <style:style style:name="TableCell2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49" style:family="table-row">
      <style:table-row-properties style:min-row-height="0.1916in"/>
    </style:style>
    <style:style style:name="TableCell2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54" style:family="table-row">
      <style:table-row-properties style:min-row-height="0.1916in"/>
    </style:style>
    <style:style style:name="TableCell2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59" style:family="table-row">
      <style:table-row-properties style:min-row-height="0.1916in"/>
    </style:style>
    <style:style style:name="TableCell2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64" style:family="table-row">
      <style:table-row-properties style:min-row-height="0.1916in"/>
    </style:style>
    <style:style style:name="TableCell2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69" style:family="table-row">
      <style:table-row-properties style:min-row-height="0.1916in"/>
    </style:style>
    <style:style style:name="TableCell2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74" style:family="table-row">
      <style:table-row-properties style:min-row-height="0.1916in"/>
    </style:style>
    <style:style style:name="TableCell2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79" style:family="table-row">
      <style:table-row-properties style:min-row-height="0.1916in"/>
    </style:style>
    <style:style style:name="TableCell2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84" style:family="table-row">
      <style:table-row-properties style:min-row-height="0.1916in"/>
    </style:style>
    <style:style style:name="TableCell2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89" style:family="table-row">
      <style:table-row-properties style:min-row-height="0.1916in"/>
    </style:style>
    <style:style style:name="TableCell2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94" style:family="table-row">
      <style:table-row-properties style:min-row-height="0.1916in"/>
    </style:style>
    <style:style style:name="TableCell2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099" style:family="table-row">
      <style:table-row-properties style:min-row-height="0.1916in"/>
    </style:style>
    <style:style style:name="TableCell2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04" style:family="table-row">
      <style:table-row-properties style:min-row-height="0.1916in"/>
    </style:style>
    <style:style style:name="TableCell2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09" style:family="table-row">
      <style:table-row-properties style:min-row-height="0.1916in"/>
    </style:style>
    <style:style style:name="TableCell2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14" style:family="table-row">
      <style:table-row-properties style:min-row-height="0.1916in"/>
    </style:style>
    <style:style style:name="TableCell2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19" style:family="table-row">
      <style:table-row-properties style:min-row-height="0.1916in"/>
    </style:style>
    <style:style style:name="TableCell2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24" style:family="table-row">
      <style:table-row-properties style:min-row-height="0.1916in"/>
    </style:style>
    <style:style style:name="TableCell2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29" style:family="table-row">
      <style:table-row-properties style:min-row-height="0.1916in"/>
    </style:style>
    <style:style style:name="TableCell2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34" style:family="table-row">
      <style:table-row-properties style:min-row-height="0.1916in"/>
    </style:style>
    <style:style style:name="TableCell2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39" style:family="table-row">
      <style:table-row-properties style:min-row-height="0.1916in"/>
    </style:style>
    <style:style style:name="TableCell2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44" style:family="table-row">
      <style:table-row-properties style:min-row-height="0.1916in"/>
    </style:style>
    <style:style style:name="TableCell2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49" style:family="table-row">
      <style:table-row-properties style:min-row-height="0.1916in"/>
    </style:style>
    <style:style style:name="TableCell2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54" style:family="table-row">
      <style:table-row-properties style:min-row-height="0.1916in"/>
    </style:style>
    <style:style style:name="TableCell2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59" style:family="table-row">
      <style:table-row-properties style:min-row-height="0.1916in"/>
    </style:style>
    <style:style style:name="TableCell2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64" style:family="table-row">
      <style:table-row-properties style:min-row-height="0.1916in"/>
    </style:style>
    <style:style style:name="TableCell2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69" style:family="table-row">
      <style:table-row-properties style:min-row-height="0.1916in"/>
    </style:style>
    <style:style style:name="TableCell2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74" style:family="table-row">
      <style:table-row-properties style:min-row-height="0.1916in"/>
    </style:style>
    <style:style style:name="TableCell2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79" style:family="table-row">
      <style:table-row-properties style:min-row-height="0.1916in"/>
    </style:style>
    <style:style style:name="TableCell2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84" style:family="table-row">
      <style:table-row-properties style:min-row-height="0.1916in"/>
    </style:style>
    <style:style style:name="TableCell2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89" style:family="table-row">
      <style:table-row-properties style:min-row-height="0.1916in"/>
    </style:style>
    <style:style style:name="TableCell2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94" style:family="table-row">
      <style:table-row-properties style:min-row-height="0.1916in"/>
    </style:style>
    <style:style style:name="TableCell2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199" style:family="table-row">
      <style:table-row-properties style:min-row-height="0.1916in"/>
    </style:style>
    <style:style style:name="TableCell2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04" style:family="table-row">
      <style:table-row-properties style:min-row-height="0.1916in"/>
    </style:style>
    <style:style style:name="TableCell2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09" style:family="table-row">
      <style:table-row-properties style:min-row-height="0.1916in"/>
    </style:style>
    <style:style style:name="TableCell2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14" style:family="table-row">
      <style:table-row-properties style:min-row-height="0.1916in"/>
    </style:style>
    <style:style style:name="TableCell2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19" style:family="table-row">
      <style:table-row-properties style:min-row-height="0.1916in"/>
    </style:style>
    <style:style style:name="TableCell2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24" style:family="table-row">
      <style:table-row-properties style:min-row-height="0.1916in"/>
    </style:style>
    <style:style style:name="TableCell2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29" style:family="table-row">
      <style:table-row-properties style:min-row-height="0.1916in"/>
    </style:style>
    <style:style style:name="TableCell2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34" style:family="table-row">
      <style:table-row-properties style:min-row-height="0.1916in"/>
    </style:style>
    <style:style style:name="TableCell2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39" style:family="table-row">
      <style:table-row-properties style:min-row-height="0.1916in"/>
    </style:style>
    <style:style style:name="TableCell2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44" style:family="table-row">
      <style:table-row-properties style:min-row-height="0.1916in"/>
    </style:style>
    <style:style style:name="TableCell2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49" style:family="table-row">
      <style:table-row-properties style:min-row-height="0.1916in"/>
    </style:style>
    <style:style style:name="TableCell2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54" style:family="table-row">
      <style:table-row-properties style:min-row-height="0.1916in"/>
    </style:style>
    <style:style style:name="TableCell2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59" style:family="table-row">
      <style:table-row-properties style:min-row-height="0.1916in"/>
    </style:style>
    <style:style style:name="TableCell2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64" style:family="table-row">
      <style:table-row-properties style:min-row-height="0.1916in"/>
    </style:style>
    <style:style style:name="TableCell2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69" style:family="table-row">
      <style:table-row-properties style:min-row-height="0.1916in"/>
    </style:style>
    <style:style style:name="TableCell2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74" style:family="table-row">
      <style:table-row-properties style:min-row-height="0.1916in"/>
    </style:style>
    <style:style style:name="TableCell2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79" style:family="table-row">
      <style:table-row-properties style:min-row-height="0.1916in"/>
    </style:style>
    <style:style style:name="TableCell2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84" style:family="table-row">
      <style:table-row-properties style:min-row-height="0.1916in"/>
    </style:style>
    <style:style style:name="TableCell2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89" style:family="table-row">
      <style:table-row-properties style:min-row-height="0.1916in"/>
    </style:style>
    <style:style style:name="TableCell2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94" style:family="table-row">
      <style:table-row-properties style:min-row-height="0.1916in"/>
    </style:style>
    <style:style style:name="TableCell2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299" style:family="table-row">
      <style:table-row-properties style:min-row-height="0.1916in"/>
    </style:style>
    <style:style style:name="TableCell2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04" style:family="table-row">
      <style:table-row-properties style:min-row-height="0.1916in"/>
    </style:style>
    <style:style style:name="TableCell2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09" style:family="table-row">
      <style:table-row-properties style:min-row-height="0.1916in"/>
    </style:style>
    <style:style style:name="TableCell2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14" style:family="table-row">
      <style:table-row-properties style:min-row-height="0.1916in"/>
    </style:style>
    <style:style style:name="TableCell2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19" style:family="table-row">
      <style:table-row-properties style:min-row-height="0.1916in"/>
    </style:style>
    <style:style style:name="TableCell2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24" style:family="table-row">
      <style:table-row-properties style:min-row-height="0.1916in"/>
    </style:style>
    <style:style style:name="TableCell2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29" style:family="table-row">
      <style:table-row-properties style:min-row-height="0.1916in"/>
    </style:style>
    <style:style style:name="TableCell2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34" style:family="table-row">
      <style:table-row-properties style:min-row-height="0.1916in"/>
    </style:style>
    <style:style style:name="TableCell2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39" style:family="table-row">
      <style:table-row-properties style:min-row-height="0.1916in"/>
    </style:style>
    <style:style style:name="TableCell2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44" style:family="table-row">
      <style:table-row-properties style:min-row-height="0.1916in"/>
    </style:style>
    <style:style style:name="TableCell2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49" style:family="table-row">
      <style:table-row-properties style:min-row-height="0.1916in"/>
    </style:style>
    <style:style style:name="TableCell2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54" style:family="table-row">
      <style:table-row-properties style:min-row-height="0.1916in"/>
    </style:style>
    <style:style style:name="TableCell2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59" style:family="table-row">
      <style:table-row-properties style:min-row-height="0.1916in"/>
    </style:style>
    <style:style style:name="TableCell2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64" style:family="table-row">
      <style:table-row-properties style:min-row-height="0.1916in"/>
    </style:style>
    <style:style style:name="TableCell2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69" style:family="table-row">
      <style:table-row-properties style:min-row-height="0.1916in"/>
    </style:style>
    <style:style style:name="TableCell2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74" style:family="table-row">
      <style:table-row-properties style:min-row-height="0.1916in"/>
    </style:style>
    <style:style style:name="TableCell2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79" style:family="table-row">
      <style:table-row-properties style:min-row-height="0.1916in"/>
    </style:style>
    <style:style style:name="TableCell2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84" style:family="table-row">
      <style:table-row-properties style:min-row-height="0.1916in"/>
    </style:style>
    <style:style style:name="TableCell2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89" style:family="table-row">
      <style:table-row-properties style:min-row-height="0.1916in"/>
    </style:style>
    <style:style style:name="TableCell2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94" style:family="table-row">
      <style:table-row-properties style:min-row-height="0.1916in"/>
    </style:style>
    <style:style style:name="TableCell2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399" style:family="table-row">
      <style:table-row-properties style:min-row-height="0.1916in"/>
    </style:style>
    <style:style style:name="TableCell2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04" style:family="table-row">
      <style:table-row-properties style:min-row-height="0.1916in"/>
    </style:style>
    <style:style style:name="TableCell2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09" style:family="table-row">
      <style:table-row-properties style:min-row-height="0.1916in"/>
    </style:style>
    <style:style style:name="TableCell2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14" style:family="table-row">
      <style:table-row-properties style:min-row-height="0.1916in"/>
    </style:style>
    <style:style style:name="TableCell2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19" style:family="table-row">
      <style:table-row-properties style:min-row-height="0.1916in"/>
    </style:style>
    <style:style style:name="TableCell2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24" style:family="table-row">
      <style:table-row-properties style:min-row-height="0.1916in"/>
    </style:style>
    <style:style style:name="TableCell2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29" style:family="table-row">
      <style:table-row-properties style:min-row-height="0.1916in"/>
    </style:style>
    <style:style style:name="TableCell2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34" style:family="table-row">
      <style:table-row-properties style:min-row-height="0.1916in"/>
    </style:style>
    <style:style style:name="TableCell2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39" style:family="table-row">
      <style:table-row-properties style:min-row-height="0.1916in"/>
    </style:style>
    <style:style style:name="TableCell2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44" style:family="table-row">
      <style:table-row-properties style:min-row-height="0.1916in"/>
    </style:style>
    <style:style style:name="TableCell2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49" style:family="table-row">
      <style:table-row-properties style:min-row-height="0.1916in"/>
    </style:style>
    <style:style style:name="TableCell2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54" style:family="table-row">
      <style:table-row-properties style:min-row-height="0.1916in"/>
    </style:style>
    <style:style style:name="TableCell2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59" style:family="table-row">
      <style:table-row-properties style:min-row-height="0.1916in"/>
    </style:style>
    <style:style style:name="TableCell2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64" style:family="table-row">
      <style:table-row-properties style:min-row-height="0.1916in"/>
    </style:style>
    <style:style style:name="TableCell2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69" style:family="table-row">
      <style:table-row-properties style:min-row-height="0.1916in"/>
    </style:style>
    <style:style style:name="TableCell2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74" style:family="table-row">
      <style:table-row-properties style:min-row-height="0.1916in"/>
    </style:style>
    <style:style style:name="TableCell2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79" style:family="table-row">
      <style:table-row-properties style:min-row-height="0.1916in"/>
    </style:style>
    <style:style style:name="TableCell2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84" style:family="table-row">
      <style:table-row-properties style:min-row-height="0.1916in"/>
    </style:style>
    <style:style style:name="TableCell2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89" style:family="table-row">
      <style:table-row-properties style:min-row-height="0.1916in"/>
    </style:style>
    <style:style style:name="TableCell2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94" style:family="table-row">
      <style:table-row-properties style:min-row-height="0.1916in"/>
    </style:style>
    <style:style style:name="TableCell2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499" style:family="table-row">
      <style:table-row-properties style:min-row-height="0.1916in"/>
    </style:style>
    <style:style style:name="TableCell2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04" style:family="table-row">
      <style:table-row-properties style:min-row-height="0.1916in"/>
    </style:style>
    <style:style style:name="TableCell2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09" style:family="table-row">
      <style:table-row-properties style:min-row-height="0.1916in"/>
    </style:style>
    <style:style style:name="TableCell2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14" style:family="table-row">
      <style:table-row-properties style:min-row-height="0.1916in"/>
    </style:style>
    <style:style style:name="TableCell2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19" style:family="table-row">
      <style:table-row-properties style:min-row-height="0.1916in"/>
    </style:style>
    <style:style style:name="TableCell2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24" style:family="table-row">
      <style:table-row-properties style:min-row-height="0.1916in"/>
    </style:style>
    <style:style style:name="TableCell2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29" style:family="table-row">
      <style:table-row-properties style:min-row-height="0.1916in"/>
    </style:style>
    <style:style style:name="TableCell2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34" style:family="table-row">
      <style:table-row-properties style:min-row-height="0.1916in"/>
    </style:style>
    <style:style style:name="TableCell2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39" style:family="table-row">
      <style:table-row-properties style:min-row-height="0.1916in"/>
    </style:style>
    <style:style style:name="TableCell2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44" style:family="table-row">
      <style:table-row-properties style:min-row-height="0.1916in"/>
    </style:style>
    <style:style style:name="TableCell2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49" style:family="table-row">
      <style:table-row-properties style:min-row-height="0.1916in"/>
    </style:style>
    <style:style style:name="TableCell2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54" style:family="table-row">
      <style:table-row-properties style:min-row-height="0.1916in"/>
    </style:style>
    <style:style style:name="TableCell2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59" style:family="table-row">
      <style:table-row-properties style:min-row-height="0.1916in"/>
    </style:style>
    <style:style style:name="TableCell2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64" style:family="table-row">
      <style:table-row-properties style:min-row-height="0.1916in"/>
    </style:style>
    <style:style style:name="TableCell2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69" style:family="table-row">
      <style:table-row-properties style:min-row-height="0.1916in"/>
    </style:style>
    <style:style style:name="TableCell2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74" style:family="table-row">
      <style:table-row-properties style:min-row-height="0.1916in"/>
    </style:style>
    <style:style style:name="TableCell2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79" style:family="table-row">
      <style:table-row-properties style:min-row-height="0.1916in"/>
    </style:style>
    <style:style style:name="TableCell2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84" style:family="table-row">
      <style:table-row-properties style:min-row-height="0.1916in"/>
    </style:style>
    <style:style style:name="TableCell2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89" style:family="table-row">
      <style:table-row-properties style:min-row-height="0.1916in"/>
    </style:style>
    <style:style style:name="TableCell2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94" style:family="table-row">
      <style:table-row-properties style:min-row-height="0.1916in"/>
    </style:style>
    <style:style style:name="TableCell2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599" style:family="table-row">
      <style:table-row-properties style:min-row-height="0.1916in"/>
    </style:style>
    <style:style style:name="TableCell2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04" style:family="table-row">
      <style:table-row-properties style:min-row-height="0.1916in"/>
    </style:style>
    <style:style style:name="TableCell2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09" style:family="table-row">
      <style:table-row-properties style:min-row-height="0.1916in"/>
    </style:style>
    <style:style style:name="TableCell2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14" style:family="table-row">
      <style:table-row-properties style:min-row-height="0.1916in"/>
    </style:style>
    <style:style style:name="TableCell2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19" style:family="table-row">
      <style:table-row-properties style:min-row-height="0.1916in"/>
    </style:style>
    <style:style style:name="TableCell2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24" style:family="table-row">
      <style:table-row-properties style:min-row-height="0.1916in"/>
    </style:style>
    <style:style style:name="TableCell2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29" style:family="table-row">
      <style:table-row-properties style:min-row-height="0.1916in"/>
    </style:style>
    <style:style style:name="TableCell2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34" style:family="table-row">
      <style:table-row-properties style:min-row-height="0.1916in"/>
    </style:style>
    <style:style style:name="TableCell2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39" style:family="table-row">
      <style:table-row-properties style:min-row-height="0.1916in"/>
    </style:style>
    <style:style style:name="TableCell2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44" style:family="table-row">
      <style:table-row-properties style:min-row-height="0.1916in"/>
    </style:style>
    <style:style style:name="TableCell2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49" style:family="table-row">
      <style:table-row-properties style:min-row-height="0.1916in"/>
    </style:style>
    <style:style style:name="TableCell2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54" style:family="table-row">
      <style:table-row-properties style:min-row-height="0.1916in"/>
    </style:style>
    <style:style style:name="TableCell2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59" style:family="table-row">
      <style:table-row-properties style:min-row-height="0.1916in"/>
    </style:style>
    <style:style style:name="TableCell2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64" style:family="table-row">
      <style:table-row-properties style:min-row-height="0.1916in"/>
    </style:style>
    <style:style style:name="TableCell2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69" style:family="table-row">
      <style:table-row-properties style:min-row-height="0.1916in"/>
    </style:style>
    <style:style style:name="TableCell2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74" style:family="table-row">
      <style:table-row-properties style:min-row-height="0.1916in"/>
    </style:style>
    <style:style style:name="TableCell2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79" style:family="table-row">
      <style:table-row-properties style:min-row-height="0.1916in"/>
    </style:style>
    <style:style style:name="TableCell2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84" style:family="table-row">
      <style:table-row-properties style:min-row-height="0.1916in"/>
    </style:style>
    <style:style style:name="TableCell2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89" style:family="table-row">
      <style:table-row-properties style:min-row-height="0.1916in"/>
    </style:style>
    <style:style style:name="TableCell2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94" style:family="table-row">
      <style:table-row-properties style:min-row-height="0.1916in"/>
    </style:style>
    <style:style style:name="TableCell2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699" style:family="table-row">
      <style:table-row-properties style:min-row-height="0.1916in"/>
    </style:style>
    <style:style style:name="TableCell2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04" style:family="table-row">
      <style:table-row-properties style:min-row-height="0.1916in"/>
    </style:style>
    <style:style style:name="TableCell2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09" style:family="table-row">
      <style:table-row-properties style:min-row-height="0.1916in"/>
    </style:style>
    <style:style style:name="TableCell2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14" style:family="table-row">
      <style:table-row-properties style:min-row-height="0.1916in"/>
    </style:style>
    <style:style style:name="TableCell2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19" style:family="table-row">
      <style:table-row-properties style:min-row-height="0.1916in"/>
    </style:style>
    <style:style style:name="TableCell2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24" style:family="table-row">
      <style:table-row-properties style:min-row-height="0.1916in"/>
    </style:style>
    <style:style style:name="TableCell2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29" style:family="table-row">
      <style:table-row-properties style:min-row-height="0.1916in"/>
    </style:style>
    <style:style style:name="TableCell2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34" style:family="table-row">
      <style:table-row-properties style:min-row-height="0.1916in"/>
    </style:style>
    <style:style style:name="TableCell2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39" style:family="table-row">
      <style:table-row-properties style:min-row-height="0.1916in"/>
    </style:style>
    <style:style style:name="TableCell2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44" style:family="table-row">
      <style:table-row-properties style:min-row-height="0.1916in"/>
    </style:style>
    <style:style style:name="TableCell2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49" style:family="table-row">
      <style:table-row-properties style:min-row-height="0.1916in"/>
    </style:style>
    <style:style style:name="TableCell2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54" style:family="table-row">
      <style:table-row-properties style:min-row-height="0.1916in"/>
    </style:style>
    <style:style style:name="TableCell2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59" style:family="table-row">
      <style:table-row-properties style:min-row-height="0.1916in"/>
    </style:style>
    <style:style style:name="TableCell2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64" style:family="table-row">
      <style:table-row-properties style:min-row-height="0.1916in"/>
    </style:style>
    <style:style style:name="TableCell2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69" style:family="table-row">
      <style:table-row-properties style:min-row-height="0.1916in"/>
    </style:style>
    <style:style style:name="TableCell2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74" style:family="table-row">
      <style:table-row-properties style:min-row-height="0.1916in"/>
    </style:style>
    <style:style style:name="TableCell2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79" style:family="table-row">
      <style:table-row-properties style:min-row-height="0.1916in"/>
    </style:style>
    <style:style style:name="TableCell2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84" style:family="table-row">
      <style:table-row-properties style:min-row-height="0.1916in"/>
    </style:style>
    <style:style style:name="TableCell2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89" style:family="table-row">
      <style:table-row-properties style:min-row-height="0.1916in"/>
    </style:style>
    <style:style style:name="TableCell2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94" style:family="table-row">
      <style:table-row-properties style:min-row-height="0.1916in"/>
    </style:style>
    <style:style style:name="TableCell2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799" style:family="table-row">
      <style:table-row-properties style:min-row-height="0.1916in"/>
    </style:style>
    <style:style style:name="TableCell2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04" style:family="table-row">
      <style:table-row-properties style:min-row-height="0.1916in"/>
    </style:style>
    <style:style style:name="TableCell2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09" style:family="table-row">
      <style:table-row-properties style:min-row-height="0.1916in"/>
    </style:style>
    <style:style style:name="TableCell2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14" style:family="table-row">
      <style:table-row-properties style:min-row-height="0.1916in"/>
    </style:style>
    <style:style style:name="TableCell2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19" style:family="table-row">
      <style:table-row-properties style:min-row-height="0.1916in"/>
    </style:style>
    <style:style style:name="TableCell2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24" style:family="table-row">
      <style:table-row-properties style:min-row-height="0.1916in"/>
    </style:style>
    <style:style style:name="TableCell2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29" style:family="table-row">
      <style:table-row-properties style:min-row-height="0.1916in"/>
    </style:style>
    <style:style style:name="TableCell2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34" style:family="table-row">
      <style:table-row-properties style:min-row-height="0.1916in"/>
    </style:style>
    <style:style style:name="TableCell2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39" style:family="table-row">
      <style:table-row-properties style:min-row-height="0.1916in"/>
    </style:style>
    <style:style style:name="TableCell2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44" style:family="table-row">
      <style:table-row-properties style:min-row-height="0.1916in"/>
    </style:style>
    <style:style style:name="TableCell2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49" style:family="table-row">
      <style:table-row-properties style:min-row-height="0.1916in"/>
    </style:style>
    <style:style style:name="TableCell2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54" style:family="table-row">
      <style:table-row-properties style:min-row-height="0.1916in"/>
    </style:style>
    <style:style style:name="TableCell2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59" style:family="table-row">
      <style:table-row-properties style:min-row-height="0.1916in"/>
    </style:style>
    <style:style style:name="TableCell2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64" style:family="table-row">
      <style:table-row-properties style:min-row-height="0.1916in"/>
    </style:style>
    <style:style style:name="TableCell2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69" style:family="table-row">
      <style:table-row-properties style:min-row-height="0.1916in"/>
    </style:style>
    <style:style style:name="TableCell2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74" style:family="table-row">
      <style:table-row-properties style:min-row-height="0.1916in"/>
    </style:style>
    <style:style style:name="TableCell2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79" style:family="table-row">
      <style:table-row-properties style:min-row-height="0.1916in"/>
    </style:style>
    <style:style style:name="TableCell2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84" style:family="table-row">
      <style:table-row-properties style:min-row-height="0.1916in"/>
    </style:style>
    <style:style style:name="TableCell2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89" style:family="table-row">
      <style:table-row-properties style:min-row-height="0.1916in"/>
    </style:style>
    <style:style style:name="TableCell2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94" style:family="table-row">
      <style:table-row-properties style:min-row-height="0.1916in"/>
    </style:style>
    <style:style style:name="TableCell2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899" style:family="table-row">
      <style:table-row-properties style:min-row-height="0.1916in"/>
    </style:style>
    <style:style style:name="TableCell2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04" style:family="table-row">
      <style:table-row-properties style:min-row-height="0.1916in"/>
    </style:style>
    <style:style style:name="TableCell2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09" style:family="table-row">
      <style:table-row-properties style:min-row-height="0.1916in"/>
    </style:style>
    <style:style style:name="TableCell2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14" style:family="table-row">
      <style:table-row-properties style:min-row-height="0.1916in"/>
    </style:style>
    <style:style style:name="TableCell2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19" style:family="table-row">
      <style:table-row-properties style:min-row-height="0.1916in"/>
    </style:style>
    <style:style style:name="TableCell2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24" style:family="table-row">
      <style:table-row-properties style:min-row-height="0.1916in"/>
    </style:style>
    <style:style style:name="TableCell2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29" style:family="table-row">
      <style:table-row-properties style:min-row-height="0.1916in"/>
    </style:style>
    <style:style style:name="TableCell2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34" style:family="table-row">
      <style:table-row-properties style:min-row-height="0.1916in"/>
    </style:style>
    <style:style style:name="TableCell2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39" style:family="table-row">
      <style:table-row-properties style:min-row-height="0.1916in"/>
    </style:style>
    <style:style style:name="TableCell2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44" style:family="table-row">
      <style:table-row-properties style:min-row-height="0.1916in"/>
    </style:style>
    <style:style style:name="TableCell2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49" style:family="table-row">
      <style:table-row-properties style:min-row-height="0.1916in"/>
    </style:style>
    <style:style style:name="TableCell2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54" style:family="table-row">
      <style:table-row-properties style:min-row-height="0.1916in"/>
    </style:style>
    <style:style style:name="TableCell2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59" style:family="table-row">
      <style:table-row-properties style:min-row-height="0.1916in"/>
    </style:style>
    <style:style style:name="TableCell2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2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64" style:family="table-row">
      <style:table-row-properties style:min-row-height="0.1916in"/>
    </style:style>
    <style:style style:name="TableCell2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69" style:family="table-row">
      <style:table-row-properties style:min-row-height="0.1916in"/>
    </style:style>
    <style:style style:name="TableCell2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74" style:family="table-row">
      <style:table-row-properties style:min-row-height="0.1916in"/>
    </style:style>
    <style:style style:name="TableCell2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79" style:family="table-row">
      <style:table-row-properties style:min-row-height="0.1916in"/>
    </style:style>
    <style:style style:name="TableCell2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84" style:family="table-row">
      <style:table-row-properties style:min-row-height="0.1916in"/>
    </style:style>
    <style:style style:name="TableCell2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89" style:family="table-row">
      <style:table-row-properties style:min-row-height="0.1916in"/>
    </style:style>
    <style:style style:name="TableCell2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94" style:family="table-row">
      <style:table-row-properties style:min-row-height="0.1916in"/>
    </style:style>
    <style:style style:name="TableCell2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2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2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2999" style:family="table-row">
      <style:table-row-properties style:min-row-height="0.1916in"/>
    </style:style>
    <style:style style:name="TableCell3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04" style:family="table-row">
      <style:table-row-properties style:min-row-height="0.1916in"/>
    </style:style>
    <style:style style:name="TableCell3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09" style:family="table-row">
      <style:table-row-properties style:min-row-height="0.1916in"/>
    </style:style>
    <style:style style:name="TableCell3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14" style:family="table-row">
      <style:table-row-properties style:min-row-height="0.1916in"/>
    </style:style>
    <style:style style:name="TableCell3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19" style:family="table-row">
      <style:table-row-properties style:min-row-height="0.1916in"/>
    </style:style>
    <style:style style:name="TableCell3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24" style:family="table-row">
      <style:table-row-properties style:min-row-height="0.1916in"/>
    </style:style>
    <style:style style:name="TableCell3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29" style:family="table-row">
      <style:table-row-properties style:min-row-height="0.1916in"/>
    </style:style>
    <style:style style:name="TableCell3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34" style:family="table-row">
      <style:table-row-properties style:min-row-height="0.1916in"/>
    </style:style>
    <style:style style:name="TableCell3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39" style:family="table-row">
      <style:table-row-properties style:min-row-height="0.1916in"/>
    </style:style>
    <style:style style:name="TableCell3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44" style:family="table-row">
      <style:table-row-properties style:min-row-height="0.1916in"/>
    </style:style>
    <style:style style:name="TableCell3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49" style:family="table-row">
      <style:table-row-properties style:min-row-height="0.1916in"/>
    </style:style>
    <style:style style:name="TableCell3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54" style:family="table-row">
      <style:table-row-properties style:min-row-height="0.1916in"/>
    </style:style>
    <style:style style:name="TableCell3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59" style:family="table-row">
      <style:table-row-properties style:min-row-height="0.1916in"/>
    </style:style>
    <style:style style:name="TableCell3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64" style:family="table-row">
      <style:table-row-properties style:min-row-height="0.1916in"/>
    </style:style>
    <style:style style:name="TableCell3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69" style:family="table-row">
      <style:table-row-properties style:min-row-height="0.1916in"/>
    </style:style>
    <style:style style:name="TableCell3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74" style:family="table-row">
      <style:table-row-properties style:min-row-height="0.1916in"/>
    </style:style>
    <style:style style:name="TableCell3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79" style:family="table-row">
      <style:table-row-properties style:min-row-height="0.1916in"/>
    </style:style>
    <style:style style:name="TableCell3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84" style:family="table-row">
      <style:table-row-properties style:min-row-height="0.1916in"/>
    </style:style>
    <style:style style:name="TableCell3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89" style:family="table-row">
      <style:table-row-properties style:min-row-height="0.1916in"/>
    </style:style>
    <style:style style:name="TableCell3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94" style:family="table-row">
      <style:table-row-properties style:min-row-height="0.1916in"/>
    </style:style>
    <style:style style:name="TableCell3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099" style:family="table-row">
      <style:table-row-properties style:min-row-height="0.1916in"/>
    </style:style>
    <style:style style:name="TableCell3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04" style:family="table-row">
      <style:table-row-properties style:min-row-height="0.1916in"/>
    </style:style>
    <style:style style:name="TableCell3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09" style:family="table-row">
      <style:table-row-properties style:min-row-height="0.1916in"/>
    </style:style>
    <style:style style:name="TableCell3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14" style:family="table-row">
      <style:table-row-properties style:min-row-height="0.1916in"/>
    </style:style>
    <style:style style:name="TableCell3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19" style:family="table-row">
      <style:table-row-properties style:min-row-height="0.1916in"/>
    </style:style>
    <style:style style:name="TableCell3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24" style:family="table-row">
      <style:table-row-properties style:min-row-height="0.1916in"/>
    </style:style>
    <style:style style:name="TableCell3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29" style:family="table-row">
      <style:table-row-properties style:min-row-height="0.1916in"/>
    </style:style>
    <style:style style:name="TableCell3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34" style:family="table-row">
      <style:table-row-properties style:min-row-height="0.1916in"/>
    </style:style>
    <style:style style:name="TableCell3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39" style:family="table-row">
      <style:table-row-properties style:min-row-height="0.1916in"/>
    </style:style>
    <style:style style:name="TableCell3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44" style:family="table-row">
      <style:table-row-properties style:min-row-height="0.1916in"/>
    </style:style>
    <style:style style:name="TableCell3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49" style:family="table-row">
      <style:table-row-properties style:min-row-height="0.1916in"/>
    </style:style>
    <style:style style:name="TableCell3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54" style:family="table-row">
      <style:table-row-properties style:min-row-height="0.1916in"/>
    </style:style>
    <style:style style:name="TableCell3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59" style:family="table-row">
      <style:table-row-properties style:min-row-height="0.1916in"/>
    </style:style>
    <style:style style:name="TableCell3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64" style:family="table-row">
      <style:table-row-properties style:min-row-height="0.1916in"/>
    </style:style>
    <style:style style:name="TableCell3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69" style:family="table-row">
      <style:table-row-properties style:min-row-height="0.1916in"/>
    </style:style>
    <style:style style:name="TableCell3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74" style:family="table-row">
      <style:table-row-properties style:min-row-height="0.1916in"/>
    </style:style>
    <style:style style:name="TableCell3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79" style:family="table-row">
      <style:table-row-properties style:min-row-height="0.1916in"/>
    </style:style>
    <style:style style:name="TableCell3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84" style:family="table-row">
      <style:table-row-properties style:min-row-height="0.1916in"/>
    </style:style>
    <style:style style:name="TableCell3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89" style:family="table-row">
      <style:table-row-properties style:min-row-height="0.1916in"/>
    </style:style>
    <style:style style:name="TableCell3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94" style:family="table-row">
      <style:table-row-properties style:min-row-height="0.1916in"/>
    </style:style>
    <style:style style:name="TableCell3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199" style:family="table-row">
      <style:table-row-properties style:min-row-height="0.1916in"/>
    </style:style>
    <style:style style:name="TableCell3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04" style:family="table-row">
      <style:table-row-properties style:min-row-height="0.1916in"/>
    </style:style>
    <style:style style:name="TableCell3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09" style:family="table-row">
      <style:table-row-properties style:min-row-height="0.1916in"/>
    </style:style>
    <style:style style:name="TableCell3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14" style:family="table-row">
      <style:table-row-properties style:min-row-height="0.1916in"/>
    </style:style>
    <style:style style:name="TableCell3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19" style:family="table-row">
      <style:table-row-properties style:min-row-height="0.1916in"/>
    </style:style>
    <style:style style:name="TableCell3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24" style:family="table-row">
      <style:table-row-properties style:min-row-height="0.1916in"/>
    </style:style>
    <style:style style:name="TableCell3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29" style:family="table-row">
      <style:table-row-properties style:min-row-height="0.1916in"/>
    </style:style>
    <style:style style:name="TableCell3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34" style:family="table-row">
      <style:table-row-properties style:min-row-height="0.1916in"/>
    </style:style>
    <style:style style:name="TableCell3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39" style:family="table-row">
      <style:table-row-properties style:min-row-height="0.1916in"/>
    </style:style>
    <style:style style:name="TableCell3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44" style:family="table-row">
      <style:table-row-properties style:min-row-height="0.1916in"/>
    </style:style>
    <style:style style:name="TableCell3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49" style:family="table-row">
      <style:table-row-properties style:min-row-height="0.1916in"/>
    </style:style>
    <style:style style:name="TableCell3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54" style:family="table-row">
      <style:table-row-properties style:min-row-height="0.1916in"/>
    </style:style>
    <style:style style:name="TableCell3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59" style:family="table-row">
      <style:table-row-properties style:min-row-height="0.1916in"/>
    </style:style>
    <style:style style:name="TableCell3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64" style:family="table-row">
      <style:table-row-properties style:min-row-height="0.1916in"/>
    </style:style>
    <style:style style:name="TableCell3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69" style:family="table-row">
      <style:table-row-properties style:min-row-height="0.1916in"/>
    </style:style>
    <style:style style:name="TableCell3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74" style:family="table-row">
      <style:table-row-properties style:min-row-height="0.1916in"/>
    </style:style>
    <style:style style:name="TableCell3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79" style:family="table-row">
      <style:table-row-properties style:min-row-height="0.1916in"/>
    </style:style>
    <style:style style:name="TableCell3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84" style:family="table-row">
      <style:table-row-properties style:min-row-height="0.1916in"/>
    </style:style>
    <style:style style:name="TableCell3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89" style:family="table-row">
      <style:table-row-properties style:min-row-height="0.1916in"/>
    </style:style>
    <style:style style:name="TableCell3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94" style:family="table-row">
      <style:table-row-properties style:min-row-height="0.1916in"/>
    </style:style>
    <style:style style:name="TableCell3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299" style:family="table-row">
      <style:table-row-properties style:min-row-height="0.1916in"/>
    </style:style>
    <style:style style:name="TableCell3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04" style:family="table-row">
      <style:table-row-properties style:min-row-height="0.1916in"/>
    </style:style>
    <style:style style:name="TableCell3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09" style:family="table-row">
      <style:table-row-properties style:min-row-height="0.1916in"/>
    </style:style>
    <style:style style:name="TableCell3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14" style:family="table-row">
      <style:table-row-properties style:min-row-height="0.1916in"/>
    </style:style>
    <style:style style:name="TableCell3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19" style:family="table-row">
      <style:table-row-properties style:min-row-height="0.1916in"/>
    </style:style>
    <style:style style:name="TableCell3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24" style:family="table-row">
      <style:table-row-properties style:min-row-height="0.1916in"/>
    </style:style>
    <style:style style:name="TableCell3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29" style:family="table-row">
      <style:table-row-properties style:min-row-height="0.1916in"/>
    </style:style>
    <style:style style:name="TableCell3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34" style:family="table-row">
      <style:table-row-properties style:min-row-height="0.1916in"/>
    </style:style>
    <style:style style:name="TableCell3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39" style:family="table-row">
      <style:table-row-properties style:min-row-height="0.1916in"/>
    </style:style>
    <style:style style:name="TableCell3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44" style:family="table-row">
      <style:table-row-properties style:min-row-height="0.1916in"/>
    </style:style>
    <style:style style:name="TableCell3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49" style:family="table-row">
      <style:table-row-properties style:min-row-height="0.1916in"/>
    </style:style>
    <style:style style:name="TableCell3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54" style:family="table-row">
      <style:table-row-properties style:min-row-height="0.1916in"/>
    </style:style>
    <style:style style:name="TableCell3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59" style:family="table-row">
      <style:table-row-properties style:min-row-height="0.1916in"/>
    </style:style>
    <style:style style:name="TableCell3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64" style:family="table-row">
      <style:table-row-properties style:min-row-height="0.1916in"/>
    </style:style>
    <style:style style:name="TableCell3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69" style:family="table-row">
      <style:table-row-properties style:min-row-height="0.1916in"/>
    </style:style>
    <style:style style:name="TableCell3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74" style:family="table-row">
      <style:table-row-properties style:min-row-height="0.1916in"/>
    </style:style>
    <style:style style:name="TableCell3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79" style:family="table-row">
      <style:table-row-properties style:min-row-height="0.1916in"/>
    </style:style>
    <style:style style:name="TableCell3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84" style:family="table-row">
      <style:table-row-properties style:min-row-height="0.1916in"/>
    </style:style>
    <style:style style:name="TableCell3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89" style:family="table-row">
      <style:table-row-properties style:min-row-height="0.1916in"/>
    </style:style>
    <style:style style:name="TableCell3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94" style:family="table-row">
      <style:table-row-properties style:min-row-height="0.1916in"/>
    </style:style>
    <style:style style:name="TableCell3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399" style:family="table-row">
      <style:table-row-properties style:min-row-height="0.1916in"/>
    </style:style>
    <style:style style:name="TableCell3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04" style:family="table-row">
      <style:table-row-properties style:min-row-height="0.1916in"/>
    </style:style>
    <style:style style:name="TableCell3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09" style:family="table-row">
      <style:table-row-properties style:min-row-height="0.1916in"/>
    </style:style>
    <style:style style:name="TableCell3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14" style:family="table-row">
      <style:table-row-properties style:min-row-height="0.1916in"/>
    </style:style>
    <style:style style:name="TableCell3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19" style:family="table-row">
      <style:table-row-properties style:min-row-height="0.1916in"/>
    </style:style>
    <style:style style:name="TableCell3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24" style:family="table-row">
      <style:table-row-properties style:min-row-height="0.1916in"/>
    </style:style>
    <style:style style:name="TableCell3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29" style:family="table-row">
      <style:table-row-properties style:min-row-height="0.1916in"/>
    </style:style>
    <style:style style:name="TableCell3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34" style:family="table-row">
      <style:table-row-properties style:min-row-height="0.1916in"/>
    </style:style>
    <style:style style:name="TableCell3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39" style:family="table-row">
      <style:table-row-properties style:min-row-height="0.1916in"/>
    </style:style>
    <style:style style:name="TableCell3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44" style:family="table-row">
      <style:table-row-properties style:min-row-height="0.1916in"/>
    </style:style>
    <style:style style:name="TableCell3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49" style:family="table-row">
      <style:table-row-properties style:min-row-height="0.1916in"/>
    </style:style>
    <style:style style:name="TableCell3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54" style:family="table-row">
      <style:table-row-properties style:min-row-height="0.1916in"/>
    </style:style>
    <style:style style:name="TableCell3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59" style:family="table-row">
      <style:table-row-properties style:min-row-height="0.1916in"/>
    </style:style>
    <style:style style:name="TableCell3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64" style:family="table-row">
      <style:table-row-properties style:min-row-height="0.1916in"/>
    </style:style>
    <style:style style:name="TableCell3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69" style:family="table-row">
      <style:table-row-properties style:min-row-height="0.1916in"/>
    </style:style>
    <style:style style:name="TableCell3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74" style:family="table-row">
      <style:table-row-properties style:min-row-height="0.1916in"/>
    </style:style>
    <style:style style:name="TableCell3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79" style:family="table-row">
      <style:table-row-properties style:min-row-height="0.1916in"/>
    </style:style>
    <style:style style:name="TableCell3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84" style:family="table-row">
      <style:table-row-properties style:min-row-height="0.1916in"/>
    </style:style>
    <style:style style:name="TableCell3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89" style:family="table-row">
      <style:table-row-properties style:min-row-height="0.1916in"/>
    </style:style>
    <style:style style:name="TableCell3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94" style:family="table-row">
      <style:table-row-properties style:min-row-height="0.1916in"/>
    </style:style>
    <style:style style:name="TableCell3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499" style:family="table-row">
      <style:table-row-properties style:min-row-height="0.1916in"/>
    </style:style>
    <style:style style:name="TableCell3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04" style:family="table-row">
      <style:table-row-properties style:min-row-height="0.1916in"/>
    </style:style>
    <style:style style:name="TableCell3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09" style:family="table-row">
      <style:table-row-properties style:min-row-height="0.1916in"/>
    </style:style>
    <style:style style:name="TableCell3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14" style:family="table-row">
      <style:table-row-properties style:min-row-height="0.1916in"/>
    </style:style>
    <style:style style:name="TableCell3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19" style:family="table-row">
      <style:table-row-properties style:min-row-height="0.1916in"/>
    </style:style>
    <style:style style:name="TableCell3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24" style:family="table-row">
      <style:table-row-properties style:min-row-height="0.1916in"/>
    </style:style>
    <style:style style:name="TableCell3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29" style:family="table-row">
      <style:table-row-properties style:min-row-height="0.1916in"/>
    </style:style>
    <style:style style:name="TableCell3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34" style:family="table-row">
      <style:table-row-properties style:min-row-height="0.1916in"/>
    </style:style>
    <style:style style:name="TableCell3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39" style:family="table-row">
      <style:table-row-properties style:min-row-height="0.1916in"/>
    </style:style>
    <style:style style:name="TableCell3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44" style:family="table-row">
      <style:table-row-properties style:min-row-height="0.1916in"/>
    </style:style>
    <style:style style:name="TableCell3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49" style:family="table-row">
      <style:table-row-properties style:min-row-height="0.1916in"/>
    </style:style>
    <style:style style:name="TableCell3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54" style:family="table-row">
      <style:table-row-properties style:min-row-height="0.1916in"/>
    </style:style>
    <style:style style:name="TableCell3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59" style:family="table-row">
      <style:table-row-properties style:min-row-height="0.1916in"/>
    </style:style>
    <style:style style:name="TableCell3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64" style:family="table-row">
      <style:table-row-properties style:min-row-height="0.1916in"/>
    </style:style>
    <style:style style:name="TableCell3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69" style:family="table-row">
      <style:table-row-properties style:min-row-height="0.1916in"/>
    </style:style>
    <style:style style:name="TableCell3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74" style:family="table-row">
      <style:table-row-properties style:min-row-height="0.1916in"/>
    </style:style>
    <style:style style:name="TableCell3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79" style:family="table-row">
      <style:table-row-properties style:min-row-height="0.1916in"/>
    </style:style>
    <style:style style:name="TableCell3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84" style:family="table-row">
      <style:table-row-properties style:min-row-height="0.1916in"/>
    </style:style>
    <style:style style:name="TableCell3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89" style:family="table-row">
      <style:table-row-properties style:min-row-height="0.1916in"/>
    </style:style>
    <style:style style:name="TableCell3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94" style:family="table-row">
      <style:table-row-properties style:min-row-height="0.1916in"/>
    </style:style>
    <style:style style:name="TableCell3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599" style:family="table-row">
      <style:table-row-properties style:min-row-height="0.1916in"/>
    </style:style>
    <style:style style:name="TableCell3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04" style:family="table-row">
      <style:table-row-properties style:min-row-height="0.1916in"/>
    </style:style>
    <style:style style:name="TableCell3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09" style:family="table-row">
      <style:table-row-properties style:min-row-height="0.1916in"/>
    </style:style>
    <style:style style:name="TableCell3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14" style:family="table-row">
      <style:table-row-properties style:min-row-height="0.1916in"/>
    </style:style>
    <style:style style:name="TableCell3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3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19" style:family="table-row">
      <style:table-row-properties style:min-row-height="0.1916in"/>
    </style:style>
    <style:style style:name="TableCell3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24" style:family="table-row">
      <style:table-row-properties style:min-row-height="0.1916in"/>
    </style:style>
    <style:style style:name="TableCell3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29" style:family="table-row">
      <style:table-row-properties style:min-row-height="0.1916in"/>
    </style:style>
    <style:style style:name="TableCell3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34" style:family="table-row">
      <style:table-row-properties style:min-row-height="0.1916in"/>
    </style:style>
    <style:style style:name="TableCell3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39" style:family="table-row">
      <style:table-row-properties style:min-row-height="0.1916in"/>
    </style:style>
    <style:style style:name="TableCell3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44" style:family="table-row">
      <style:table-row-properties style:min-row-height="0.1916in"/>
    </style:style>
    <style:style style:name="TableCell3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49" style:family="table-row">
      <style:table-row-properties style:min-row-height="0.1916in"/>
    </style:style>
    <style:style style:name="TableCell3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54" style:family="table-row">
      <style:table-row-properties style:min-row-height="0.1916in"/>
    </style:style>
    <style:style style:name="TableCell3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59" style:family="table-row">
      <style:table-row-properties style:min-row-height="0.1916in"/>
    </style:style>
    <style:style style:name="TableCell3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64" style:family="table-row">
      <style:table-row-properties style:min-row-height="0.1916in"/>
    </style:style>
    <style:style style:name="TableCell3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69" style:family="table-row">
      <style:table-row-properties style:min-row-height="0.1916in"/>
    </style:style>
    <style:style style:name="TableCell3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74" style:family="table-row">
      <style:table-row-properties style:min-row-height="0.1916in"/>
    </style:style>
    <style:style style:name="TableCell3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79" style:family="table-row">
      <style:table-row-properties style:min-row-height="0.1916in"/>
    </style:style>
    <style:style style:name="TableCell3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84" style:family="table-row">
      <style:table-row-properties style:min-row-height="0.1916in"/>
    </style:style>
    <style:style style:name="TableCell3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89" style:family="table-row">
      <style:table-row-properties style:min-row-height="0.1916in"/>
    </style:style>
    <style:style style:name="TableCell3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94" style:family="table-row">
      <style:table-row-properties style:min-row-height="0.1916in"/>
    </style:style>
    <style:style style:name="TableCell3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699" style:family="table-row">
      <style:table-row-properties style:min-row-height="0.1916in"/>
    </style:style>
    <style:style style:name="TableCell3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04" style:family="table-row">
      <style:table-row-properties style:min-row-height="0.1916in"/>
    </style:style>
    <style:style style:name="TableCell3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09" style:family="table-row">
      <style:table-row-properties style:min-row-height="0.1916in"/>
    </style:style>
    <style:style style:name="TableCell3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14" style:family="table-row">
      <style:table-row-properties style:min-row-height="0.1916in"/>
    </style:style>
    <style:style style:name="TableCell3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19" style:family="table-row">
      <style:table-row-properties style:min-row-height="0.1916in"/>
    </style:style>
    <style:style style:name="TableCell3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24" style:family="table-row">
      <style:table-row-properties style:min-row-height="0.1916in"/>
    </style:style>
    <style:style style:name="TableCell3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29" style:family="table-row">
      <style:table-row-properties style:min-row-height="0.1916in"/>
    </style:style>
    <style:style style:name="TableCell3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34" style:family="table-row">
      <style:table-row-properties style:min-row-height="0.1916in"/>
    </style:style>
    <style:style style:name="TableCell3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39" style:family="table-row">
      <style:table-row-properties style:min-row-height="0.1916in"/>
    </style:style>
    <style:style style:name="TableCell3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44" style:family="table-row">
      <style:table-row-properties style:min-row-height="0.1916in"/>
    </style:style>
    <style:style style:name="TableCell3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49" style:family="table-row">
      <style:table-row-properties style:min-row-height="0.1916in"/>
    </style:style>
    <style:style style:name="TableCell3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54" style:family="table-row">
      <style:table-row-properties style:min-row-height="0.1916in"/>
    </style:style>
    <style:style style:name="TableCell3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59" style:family="table-row">
      <style:table-row-properties style:min-row-height="0.1916in"/>
    </style:style>
    <style:style style:name="TableCell3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64" style:family="table-row">
      <style:table-row-properties style:min-row-height="0.1916in"/>
    </style:style>
    <style:style style:name="TableCell3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69" style:family="table-row">
      <style:table-row-properties style:min-row-height="0.1916in"/>
    </style:style>
    <style:style style:name="TableCell3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74" style:family="table-row">
      <style:table-row-properties style:min-row-height="0.1916in"/>
    </style:style>
    <style:style style:name="TableCell3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79" style:family="table-row">
      <style:table-row-properties style:min-row-height="0.1916in"/>
    </style:style>
    <style:style style:name="TableCell3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84" style:family="table-row">
      <style:table-row-properties style:min-row-height="0.1916in"/>
    </style:style>
    <style:style style:name="TableCell3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89" style:family="table-row">
      <style:table-row-properties style:min-row-height="0.1916in"/>
    </style:style>
    <style:style style:name="TableCell3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94" style:family="table-row">
      <style:table-row-properties style:min-row-height="0.1916in"/>
    </style:style>
    <style:style style:name="TableCell3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799" style:family="table-row">
      <style:table-row-properties style:min-row-height="0.1916in"/>
    </style:style>
    <style:style style:name="TableCell3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04" style:family="table-row">
      <style:table-row-properties style:min-row-height="0.1916in"/>
    </style:style>
    <style:style style:name="TableCell3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09" style:family="table-row">
      <style:table-row-properties style:min-row-height="0.1916in"/>
    </style:style>
    <style:style style:name="TableCell3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14" style:family="table-row">
      <style:table-row-properties style:min-row-height="0.1916in"/>
    </style:style>
    <style:style style:name="TableCell3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19" style:family="table-row">
      <style:table-row-properties style:min-row-height="0.1916in"/>
    </style:style>
    <style:style style:name="TableCell3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24" style:family="table-row">
      <style:table-row-properties style:min-row-height="0.1916in"/>
    </style:style>
    <style:style style:name="TableCell3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29" style:family="table-row">
      <style:table-row-properties style:min-row-height="0.1916in"/>
    </style:style>
    <style:style style:name="TableCell3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34" style:family="table-row">
      <style:table-row-properties style:min-row-height="0.1916in"/>
    </style:style>
    <style:style style:name="TableCell3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39" style:family="table-row">
      <style:table-row-properties style:min-row-height="0.1916in"/>
    </style:style>
    <style:style style:name="TableCell3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44" style:family="table-row">
      <style:table-row-properties style:min-row-height="0.1916in"/>
    </style:style>
    <style:style style:name="TableCell3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49" style:family="table-row">
      <style:table-row-properties style:min-row-height="0.1916in"/>
    </style:style>
    <style:style style:name="TableCell3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54" style:family="table-row">
      <style:table-row-properties style:min-row-height="0.1916in"/>
    </style:style>
    <style:style style:name="TableCell3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59" style:family="table-row">
      <style:table-row-properties style:min-row-height="0.1916in"/>
    </style:style>
    <style:style style:name="TableCell3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64" style:family="table-row">
      <style:table-row-properties style:min-row-height="0.1916in"/>
    </style:style>
    <style:style style:name="TableCell3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69" style:family="table-row">
      <style:table-row-properties style:min-row-height="0.1916in"/>
    </style:style>
    <style:style style:name="TableCell3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74" style:family="table-row">
      <style:table-row-properties style:min-row-height="0.1916in"/>
    </style:style>
    <style:style style:name="TableCell3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79" style:family="table-row">
      <style:table-row-properties style:min-row-height="0.1916in"/>
    </style:style>
    <style:style style:name="TableCell3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84" style:family="table-row">
      <style:table-row-properties style:min-row-height="0.1916in"/>
    </style:style>
    <style:style style:name="TableCell3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89" style:family="table-row">
      <style:table-row-properties style:min-row-height="0.1916in"/>
    </style:style>
    <style:style style:name="TableCell3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94" style:family="table-row">
      <style:table-row-properties style:min-row-height="0.1916in"/>
    </style:style>
    <style:style style:name="TableCell3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899" style:family="table-row">
      <style:table-row-properties style:min-row-height="0.1916in"/>
    </style:style>
    <style:style style:name="TableCell3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04" style:family="table-row">
      <style:table-row-properties style:min-row-height="0.1916in"/>
    </style:style>
    <style:style style:name="TableCell3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09" style:family="table-row">
      <style:table-row-properties style:min-row-height="0.1916in"/>
    </style:style>
    <style:style style:name="TableCell3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14" style:family="table-row">
      <style:table-row-properties style:min-row-height="0.1916in"/>
    </style:style>
    <style:style style:name="TableCell3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19" style:family="table-row">
      <style:table-row-properties style:min-row-height="0.1916in"/>
    </style:style>
    <style:style style:name="TableCell3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24" style:family="table-row">
      <style:table-row-properties style:min-row-height="0.1916in"/>
    </style:style>
    <style:style style:name="TableCell3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29" style:family="table-row">
      <style:table-row-properties style:min-row-height="0.1916in"/>
    </style:style>
    <style:style style:name="TableCell3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34" style:family="table-row">
      <style:table-row-properties style:min-row-height="0.1916in"/>
    </style:style>
    <style:style style:name="TableCell3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39" style:family="table-row">
      <style:table-row-properties style:min-row-height="0.1916in"/>
    </style:style>
    <style:style style:name="TableCell3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44" style:family="table-row">
      <style:table-row-properties style:min-row-height="0.1916in"/>
    </style:style>
    <style:style style:name="TableCell3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49" style:family="table-row">
      <style:table-row-properties style:min-row-height="0.1916in"/>
    </style:style>
    <style:style style:name="TableCell3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54" style:family="table-row">
      <style:table-row-properties style:min-row-height="0.1916in"/>
    </style:style>
    <style:style style:name="TableCell3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59" style:family="table-row">
      <style:table-row-properties style:min-row-height="0.1916in"/>
    </style:style>
    <style:style style:name="TableCell3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64" style:family="table-row">
      <style:table-row-properties style:min-row-height="0.1916in"/>
    </style:style>
    <style:style style:name="TableCell3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69" style:family="table-row">
      <style:table-row-properties style:min-row-height="0.1916in"/>
    </style:style>
    <style:style style:name="TableCell3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74" style:family="table-row">
      <style:table-row-properties style:min-row-height="0.1916in"/>
    </style:style>
    <style:style style:name="TableCell3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79" style:family="table-row">
      <style:table-row-properties style:min-row-height="0.1916in"/>
    </style:style>
    <style:style style:name="TableCell3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84" style:family="table-row">
      <style:table-row-properties style:min-row-height="0.1916in"/>
    </style:style>
    <style:style style:name="TableCell3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89" style:family="table-row">
      <style:table-row-properties style:min-row-height="0.1916in"/>
    </style:style>
    <style:style style:name="TableCell3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94" style:family="table-row">
      <style:table-row-properties style:min-row-height="0.1916in"/>
    </style:style>
    <style:style style:name="TableCell3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3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3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3999" style:family="table-row">
      <style:table-row-properties style:min-row-height="0.1916in"/>
    </style:style>
    <style:style style:name="TableCell4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04" style:family="table-row">
      <style:table-row-properties style:min-row-height="0.1916in"/>
    </style:style>
    <style:style style:name="TableCell4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09" style:family="table-row">
      <style:table-row-properties style:min-row-height="0.1916in"/>
    </style:style>
    <style:style style:name="TableCell4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14" style:family="table-row">
      <style:table-row-properties style:min-row-height="0.1916in"/>
    </style:style>
    <style:style style:name="TableCell4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19" style:family="table-row">
      <style:table-row-properties style:min-row-height="0.1916in"/>
    </style:style>
    <style:style style:name="TableCell4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24" style:family="table-row">
      <style:table-row-properties style:min-row-height="0.1916in"/>
    </style:style>
    <style:style style:name="TableCell4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29" style:family="table-row">
      <style:table-row-properties style:min-row-height="0.1916in"/>
    </style:style>
    <style:style style:name="TableCell4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34" style:family="table-row">
      <style:table-row-properties style:min-row-height="0.1916in"/>
    </style:style>
    <style:style style:name="TableCell4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39" style:family="table-row">
      <style:table-row-properties style:min-row-height="0.1916in"/>
    </style:style>
    <style:style style:name="TableCell4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44" style:family="table-row">
      <style:table-row-properties style:min-row-height="0.1916in"/>
    </style:style>
    <style:style style:name="TableCell4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49" style:family="table-row">
      <style:table-row-properties style:min-row-height="0.1916in"/>
    </style:style>
    <style:style style:name="TableCell4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54" style:family="table-row">
      <style:table-row-properties style:min-row-height="0.1916in"/>
    </style:style>
    <style:style style:name="TableCell4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59" style:family="table-row">
      <style:table-row-properties style:min-row-height="0.1916in"/>
    </style:style>
    <style:style style:name="TableCell4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64" style:family="table-row">
      <style:table-row-properties style:min-row-height="0.1916in"/>
    </style:style>
    <style:style style:name="TableCell4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69" style:family="table-row">
      <style:table-row-properties style:min-row-height="0.1916in"/>
    </style:style>
    <style:style style:name="TableCell4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74" style:family="table-row">
      <style:table-row-properties style:min-row-height="0.1916in"/>
    </style:style>
    <style:style style:name="TableCell4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79" style:family="table-row">
      <style:table-row-properties style:min-row-height="0.1916in"/>
    </style:style>
    <style:style style:name="TableCell4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84" style:family="table-row">
      <style:table-row-properties style:min-row-height="0.1916in"/>
    </style:style>
    <style:style style:name="TableCell4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89" style:family="table-row">
      <style:table-row-properties style:min-row-height="0.1916in"/>
    </style:style>
    <style:style style:name="TableCell4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94" style:family="table-row">
      <style:table-row-properties style:min-row-height="0.1916in"/>
    </style:style>
    <style:style style:name="TableCell4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099" style:family="table-row">
      <style:table-row-properties style:min-row-height="0.1916in"/>
    </style:style>
    <style:style style:name="TableCell4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04" style:family="table-row">
      <style:table-row-properties style:min-row-height="0.1916in"/>
    </style:style>
    <style:style style:name="TableCell4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09" style:family="table-row">
      <style:table-row-properties style:min-row-height="0.1916in"/>
    </style:style>
    <style:style style:name="TableCell4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14" style:family="table-row">
      <style:table-row-properties style:min-row-height="0.1916in"/>
    </style:style>
    <style:style style:name="TableCell4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19" style:family="table-row">
      <style:table-row-properties style:min-row-height="0.1916in"/>
    </style:style>
    <style:style style:name="TableCell4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24" style:family="table-row">
      <style:table-row-properties style:min-row-height="0.1916in"/>
    </style:style>
    <style:style style:name="TableCell4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29" style:family="table-row">
      <style:table-row-properties style:min-row-height="0.1916in"/>
    </style:style>
    <style:style style:name="TableCell4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34" style:family="table-row">
      <style:table-row-properties style:min-row-height="0.1916in"/>
    </style:style>
    <style:style style:name="TableCell4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39" style:family="table-row">
      <style:table-row-properties style:min-row-height="0.1916in"/>
    </style:style>
    <style:style style:name="TableCell4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44" style:family="table-row">
      <style:table-row-properties style:min-row-height="0.1916in"/>
    </style:style>
    <style:style style:name="TableCell4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49" style:family="table-row">
      <style:table-row-properties style:min-row-height="0.1916in"/>
    </style:style>
    <style:style style:name="TableCell4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54" style:family="table-row">
      <style:table-row-properties style:min-row-height="0.1916in"/>
    </style:style>
    <style:style style:name="TableCell4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59" style:family="table-row">
      <style:table-row-properties style:min-row-height="0.1916in"/>
    </style:style>
    <style:style style:name="TableCell4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64" style:family="table-row">
      <style:table-row-properties style:min-row-height="0.1916in"/>
    </style:style>
    <style:style style:name="TableCell4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69" style:family="table-row">
      <style:table-row-properties style:min-row-height="0.1916in"/>
    </style:style>
    <style:style style:name="TableCell4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74" style:family="table-row">
      <style:table-row-properties style:min-row-height="0.1916in"/>
    </style:style>
    <style:style style:name="TableCell4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79" style:family="table-row">
      <style:table-row-properties style:min-row-height="0.1916in"/>
    </style:style>
    <style:style style:name="TableCell4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84" style:family="table-row">
      <style:table-row-properties style:min-row-height="0.1916in"/>
    </style:style>
    <style:style style:name="TableCell4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89" style:family="table-row">
      <style:table-row-properties style:min-row-height="0.1916in"/>
    </style:style>
    <style:style style:name="TableCell4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94" style:family="table-row">
      <style:table-row-properties style:min-row-height="0.1916in"/>
    </style:style>
    <style:style style:name="TableCell4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199" style:family="table-row">
      <style:table-row-properties style:min-row-height="0.1916in"/>
    </style:style>
    <style:style style:name="TableCell4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04" style:family="table-row">
      <style:table-row-properties style:min-row-height="0.1916in"/>
    </style:style>
    <style:style style:name="TableCell4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09" style:family="table-row">
      <style:table-row-properties style:min-row-height="0.1916in"/>
    </style:style>
    <style:style style:name="TableCell4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14" style:family="table-row">
      <style:table-row-properties style:min-row-height="0.1916in"/>
    </style:style>
    <style:style style:name="TableCell4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19" style:family="table-row">
      <style:table-row-properties style:min-row-height="0.1916in"/>
    </style:style>
    <style:style style:name="TableCell4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24" style:family="table-row">
      <style:table-row-properties style:min-row-height="0.1916in"/>
    </style:style>
    <style:style style:name="TableCell4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29" style:family="table-row">
      <style:table-row-properties style:min-row-height="0.1916in"/>
    </style:style>
    <style:style style:name="TableCell4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34" style:family="table-row">
      <style:table-row-properties style:min-row-height="0.1916in"/>
    </style:style>
    <style:style style:name="TableCell4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39" style:family="table-row">
      <style:table-row-properties style:min-row-height="0.1916in"/>
    </style:style>
    <style:style style:name="TableCell4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44" style:family="table-row">
      <style:table-row-properties style:min-row-height="0.1916in"/>
    </style:style>
    <style:style style:name="TableCell4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49" style:family="table-row">
      <style:table-row-properties style:min-row-height="0.1916in"/>
    </style:style>
    <style:style style:name="TableCell4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54" style:family="table-row">
      <style:table-row-properties style:min-row-height="0.1916in"/>
    </style:style>
    <style:style style:name="TableCell4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59" style:family="table-row">
      <style:table-row-properties style:min-row-height="0.1916in"/>
    </style:style>
    <style:style style:name="TableCell4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64" style:family="table-row">
      <style:table-row-properties style:min-row-height="0.1916in"/>
    </style:style>
    <style:style style:name="TableCell4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69" style:family="table-row">
      <style:table-row-properties style:min-row-height="0.1916in"/>
    </style:style>
    <style:style style:name="TableCell4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74" style:family="table-row">
      <style:table-row-properties style:min-row-height="0.1916in"/>
    </style:style>
    <style:style style:name="TableCell4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79" style:family="table-row">
      <style:table-row-properties style:min-row-height="0.1916in"/>
    </style:style>
    <style:style style:name="TableCell4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84" style:family="table-row">
      <style:table-row-properties style:min-row-height="0.1916in"/>
    </style:style>
    <style:style style:name="TableCell4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89" style:family="table-row">
      <style:table-row-properties style:min-row-height="0.1916in"/>
    </style:style>
    <style:style style:name="TableCell4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94" style:family="table-row">
      <style:table-row-properties style:min-row-height="0.1916in"/>
    </style:style>
    <style:style style:name="TableCell4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299" style:family="table-row">
      <style:table-row-properties style:min-row-height="0.1916in"/>
    </style:style>
    <style:style style:name="TableCell4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04" style:family="table-row">
      <style:table-row-properties style:min-row-height="0.1916in"/>
    </style:style>
    <style:style style:name="TableCell4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09" style:family="table-row">
      <style:table-row-properties style:min-row-height="0.1916in"/>
    </style:style>
    <style:style style:name="TableCell4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14" style:family="table-row">
      <style:table-row-properties style:min-row-height="0.1916in"/>
    </style:style>
    <style:style style:name="TableCell4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19" style:family="table-row">
      <style:table-row-properties style:min-row-height="0.1916in"/>
    </style:style>
    <style:style style:name="TableCell4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24" style:family="table-row">
      <style:table-row-properties style:min-row-height="0.1916in"/>
    </style:style>
    <style:style style:name="TableCell4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29" style:family="table-row">
      <style:table-row-properties style:min-row-height="0.1916in"/>
    </style:style>
    <style:style style:name="TableCell4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34" style:family="table-row">
      <style:table-row-properties style:min-row-height="0.1916in"/>
    </style:style>
    <style:style style:name="TableCell4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39" style:family="table-row">
      <style:table-row-properties style:min-row-height="0.1916in"/>
    </style:style>
    <style:style style:name="TableCell4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44" style:family="table-row">
      <style:table-row-properties style:min-row-height="0.1916in"/>
    </style:style>
    <style:style style:name="TableCell4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49" style:family="table-row">
      <style:table-row-properties style:min-row-height="0.1916in"/>
    </style:style>
    <style:style style:name="TableCell4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54" style:family="table-row">
      <style:table-row-properties style:min-row-height="0.1916in"/>
    </style:style>
    <style:style style:name="TableCell4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59" style:family="table-row">
      <style:table-row-properties style:min-row-height="0.1916in"/>
    </style:style>
    <style:style style:name="TableCell4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64" style:family="table-row">
      <style:table-row-properties style:min-row-height="0.1916in"/>
    </style:style>
    <style:style style:name="TableCell4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69" style:family="table-row">
      <style:table-row-properties style:min-row-height="0.1916in"/>
    </style:style>
    <style:style style:name="TableCell4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74" style:family="table-row">
      <style:table-row-properties style:min-row-height="0.1916in"/>
    </style:style>
    <style:style style:name="TableCell4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79" style:family="table-row">
      <style:table-row-properties style:min-row-height="0.1916in"/>
    </style:style>
    <style:style style:name="TableCell4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84" style:family="table-row">
      <style:table-row-properties style:min-row-height="0.1916in"/>
    </style:style>
    <style:style style:name="TableCell4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89" style:family="table-row">
      <style:table-row-properties style:min-row-height="0.1916in"/>
    </style:style>
    <style:style style:name="TableCell4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94" style:family="table-row">
      <style:table-row-properties style:min-row-height="0.1916in"/>
    </style:style>
    <style:style style:name="TableCell4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399" style:family="table-row">
      <style:table-row-properties style:min-row-height="0.1916in"/>
    </style:style>
    <style:style style:name="TableCell4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04" style:family="table-row">
      <style:table-row-properties style:min-row-height="0.1916in"/>
    </style:style>
    <style:style style:name="TableCell4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09" style:family="table-row">
      <style:table-row-properties style:min-row-height="0.1916in"/>
    </style:style>
    <style:style style:name="TableCell4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14" style:family="table-row">
      <style:table-row-properties style:min-row-height="0.1916in"/>
    </style:style>
    <style:style style:name="TableCell4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19" style:family="table-row">
      <style:table-row-properties style:min-row-height="0.1916in"/>
    </style:style>
    <style:style style:name="TableCell4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24" style:family="table-row">
      <style:table-row-properties style:min-row-height="0.1916in"/>
    </style:style>
    <style:style style:name="TableCell4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29" style:family="table-row">
      <style:table-row-properties style:min-row-height="0.1916in"/>
    </style:style>
    <style:style style:name="TableCell4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34" style:family="table-row">
      <style:table-row-properties style:min-row-height="0.1916in"/>
    </style:style>
    <style:style style:name="TableCell4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39" style:family="table-row">
      <style:table-row-properties style:min-row-height="0.1916in"/>
    </style:style>
    <style:style style:name="TableCell4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44" style:family="table-row">
      <style:table-row-properties style:min-row-height="0.1916in"/>
    </style:style>
    <style:style style:name="TableCell4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49" style:family="table-row">
      <style:table-row-properties style:min-row-height="0.1916in"/>
    </style:style>
    <style:style style:name="TableCell4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54" style:family="table-row">
      <style:table-row-properties style:min-row-height="0.1916in"/>
    </style:style>
    <style:style style:name="TableCell4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59" style:family="table-row">
      <style:table-row-properties style:min-row-height="0.1916in"/>
    </style:style>
    <style:style style:name="TableCell4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64" style:family="table-row">
      <style:table-row-properties style:min-row-height="0.1916in"/>
    </style:style>
    <style:style style:name="TableCell4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69" style:family="table-row">
      <style:table-row-properties style:min-row-height="0.1916in"/>
    </style:style>
    <style:style style:name="TableCell4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74" style:family="table-row">
      <style:table-row-properties style:min-row-height="0.1916in"/>
    </style:style>
    <style:style style:name="TableCell4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79" style:family="table-row">
      <style:table-row-properties style:min-row-height="0.1916in"/>
    </style:style>
    <style:style style:name="TableCell4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84" style:family="table-row">
      <style:table-row-properties style:min-row-height="0.1916in"/>
    </style:style>
    <style:style style:name="TableCell4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89" style:family="table-row">
      <style:table-row-properties style:min-row-height="0.1916in"/>
    </style:style>
    <style:style style:name="TableCell4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94" style:family="table-row">
      <style:table-row-properties style:min-row-height="0.1916in"/>
    </style:style>
    <style:style style:name="TableCell4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499" style:family="table-row">
      <style:table-row-properties style:min-row-height="0.1916in"/>
    </style:style>
    <style:style style:name="TableCell4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04" style:family="table-row">
      <style:table-row-properties style:min-row-height="0.1916in"/>
    </style:style>
    <style:style style:name="TableCell4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09" style:family="table-row">
      <style:table-row-properties style:min-row-height="0.1916in"/>
    </style:style>
    <style:style style:name="TableCell4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14" style:family="table-row">
      <style:table-row-properties style:min-row-height="0.1916in"/>
    </style:style>
    <style:style style:name="TableCell4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19" style:family="table-row">
      <style:table-row-properties style:min-row-height="0.1916in"/>
    </style:style>
    <style:style style:name="TableCell4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24" style:family="table-row">
      <style:table-row-properties style:min-row-height="0.1916in"/>
    </style:style>
    <style:style style:name="TableCell4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29" style:family="table-row">
      <style:table-row-properties style:min-row-height="0.1916in"/>
    </style:style>
    <style:style style:name="TableCell4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34" style:family="table-row">
      <style:table-row-properties style:min-row-height="0.1916in"/>
    </style:style>
    <style:style style:name="TableCell4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39" style:family="table-row">
      <style:table-row-properties style:min-row-height="0.1916in"/>
    </style:style>
    <style:style style:name="TableCell4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44" style:family="table-row">
      <style:table-row-properties style:min-row-height="0.1916in"/>
    </style:style>
    <style:style style:name="TableCell4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49" style:family="table-row">
      <style:table-row-properties style:min-row-height="0.1916in"/>
    </style:style>
    <style:style style:name="TableCell4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54" style:family="table-row">
      <style:table-row-properties style:min-row-height="0.1916in"/>
    </style:style>
    <style:style style:name="TableCell4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59" style:family="table-row">
      <style:table-row-properties style:min-row-height="0.1916in"/>
    </style:style>
    <style:style style:name="TableCell4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64" style:family="table-row">
      <style:table-row-properties style:min-row-height="0.1916in"/>
    </style:style>
    <style:style style:name="TableCell4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69" style:family="table-row">
      <style:table-row-properties style:min-row-height="0.1916in"/>
    </style:style>
    <style:style style:name="TableCell4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74" style:family="table-row">
      <style:table-row-properties style:min-row-height="0.1916in"/>
    </style:style>
    <style:style style:name="TableCell4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79" style:family="table-row">
      <style:table-row-properties style:min-row-height="0.1916in"/>
    </style:style>
    <style:style style:name="TableCell4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84" style:family="table-row">
      <style:table-row-properties style:min-row-height="0.1916in"/>
    </style:style>
    <style:style style:name="TableCell4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89" style:family="table-row">
      <style:table-row-properties style:min-row-height="0.1916in"/>
    </style:style>
    <style:style style:name="TableCell4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94" style:family="table-row">
      <style:table-row-properties style:min-row-height="0.1916in"/>
    </style:style>
    <style:style style:name="TableCell4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599" style:family="table-row">
      <style:table-row-properties style:min-row-height="0.1916in"/>
    </style:style>
    <style:style style:name="TableCell4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04" style:family="table-row">
      <style:table-row-properties style:min-row-height="0.1916in"/>
    </style:style>
    <style:style style:name="TableCell4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09" style:family="table-row">
      <style:table-row-properties style:min-row-height="0.1916in"/>
    </style:style>
    <style:style style:name="TableCell4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14" style:family="table-row">
      <style:table-row-properties style:min-row-height="0.1916in"/>
    </style:style>
    <style:style style:name="TableCell4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19" style:family="table-row">
      <style:table-row-properties style:min-row-height="0.1916in"/>
    </style:style>
    <style:style style:name="TableCell4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24" style:family="table-row">
      <style:table-row-properties style:min-row-height="0.1916in"/>
    </style:style>
    <style:style style:name="TableCell4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29" style:family="table-row">
      <style:table-row-properties style:min-row-height="0.1916in"/>
    </style:style>
    <style:style style:name="TableCell4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34" style:family="table-row">
      <style:table-row-properties style:min-row-height="0.1916in"/>
    </style:style>
    <style:style style:name="TableCell4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39" style:family="table-row">
      <style:table-row-properties style:min-row-height="0.1916in"/>
    </style:style>
    <style:style style:name="TableCell4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44" style:family="table-row">
      <style:table-row-properties style:min-row-height="0.1916in"/>
    </style:style>
    <style:style style:name="TableCell4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49" style:family="table-row">
      <style:table-row-properties style:min-row-height="0.1916in"/>
    </style:style>
    <style:style style:name="TableCell4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54" style:family="table-row">
      <style:table-row-properties style:min-row-height="0.1916in"/>
    </style:style>
    <style:style style:name="TableCell4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59" style:family="table-row">
      <style:table-row-properties style:min-row-height="0.1916in"/>
    </style:style>
    <style:style style:name="TableCell4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64" style:family="table-row">
      <style:table-row-properties style:min-row-height="0.1916in"/>
    </style:style>
    <style:style style:name="TableCell4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69" style:family="table-row">
      <style:table-row-properties style:min-row-height="0.1916in"/>
    </style:style>
    <style:style style:name="TableCell4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74" style:family="table-row">
      <style:table-row-properties style:min-row-height="0.1916in"/>
    </style:style>
    <style:style style:name="TableCell4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79" style:family="table-row">
      <style:table-row-properties style:min-row-height="0.1916in"/>
    </style:style>
    <style:style style:name="TableCell4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84" style:family="table-row">
      <style:table-row-properties style:min-row-height="0.1916in"/>
    </style:style>
    <style:style style:name="TableCell4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89" style:family="table-row">
      <style:table-row-properties style:min-row-height="0.1916in"/>
    </style:style>
    <style:style style:name="TableCell4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94" style:family="table-row">
      <style:table-row-properties style:min-row-height="0.1916in"/>
    </style:style>
    <style:style style:name="TableCell4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699" style:family="table-row">
      <style:table-row-properties style:min-row-height="0.1916in"/>
    </style:style>
    <style:style style:name="TableCell4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04" style:family="table-row">
      <style:table-row-properties style:min-row-height="0.1916in"/>
    </style:style>
    <style:style style:name="TableCell4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09" style:family="table-row">
      <style:table-row-properties style:min-row-height="0.1916in"/>
    </style:style>
    <style:style style:name="TableCell4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14" style:family="table-row">
      <style:table-row-properties style:min-row-height="0.1916in"/>
    </style:style>
    <style:style style:name="TableCell4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19" style:family="table-row">
      <style:table-row-properties style:min-row-height="0.1916in"/>
    </style:style>
    <style:style style:name="TableCell4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24" style:family="table-row">
      <style:table-row-properties style:min-row-height="0.1916in"/>
    </style:style>
    <style:style style:name="TableCell4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29" style:family="table-row">
      <style:table-row-properties style:min-row-height="0.1916in"/>
    </style:style>
    <style:style style:name="TableCell4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34" style:family="table-row">
      <style:table-row-properties style:min-row-height="0.1916in"/>
    </style:style>
    <style:style style:name="TableCell4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39" style:family="table-row">
      <style:table-row-properties style:min-row-height="0.1916in"/>
    </style:style>
    <style:style style:name="TableCell4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44" style:family="table-row">
      <style:table-row-properties style:min-row-height="0.1916in"/>
    </style:style>
    <style:style style:name="TableCell4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49" style:family="table-row">
      <style:table-row-properties style:min-row-height="0.1916in"/>
    </style:style>
    <style:style style:name="TableCell4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54" style:family="table-row">
      <style:table-row-properties style:min-row-height="0.1916in"/>
    </style:style>
    <style:style style:name="TableCell4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59" style:family="table-row">
      <style:table-row-properties style:min-row-height="0.1916in"/>
    </style:style>
    <style:style style:name="TableCell4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64" style:family="table-row">
      <style:table-row-properties style:min-row-height="0.1916in"/>
    </style:style>
    <style:style style:name="TableCell4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69" style:family="table-row">
      <style:table-row-properties style:min-row-height="0.1916in"/>
    </style:style>
    <style:style style:name="TableCell4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74" style:family="table-row">
      <style:table-row-properties style:min-row-height="0.1916in"/>
    </style:style>
    <style:style style:name="TableCell4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79" style:family="table-row">
      <style:table-row-properties style:min-row-height="0.1916in"/>
    </style:style>
    <style:style style:name="TableCell4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84" style:family="table-row">
      <style:table-row-properties style:min-row-height="0.1916in"/>
    </style:style>
    <style:style style:name="TableCell4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89" style:family="table-row">
      <style:table-row-properties style:min-row-height="0.1916in"/>
    </style:style>
    <style:style style:name="TableCell4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94" style:family="table-row">
      <style:table-row-properties style:min-row-height="0.1916in"/>
    </style:style>
    <style:style style:name="TableCell4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799" style:family="table-row">
      <style:table-row-properties style:min-row-height="0.1916in"/>
    </style:style>
    <style:style style:name="TableCell4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04" style:family="table-row">
      <style:table-row-properties style:min-row-height="0.1916in"/>
    </style:style>
    <style:style style:name="TableCell4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09" style:family="table-row">
      <style:table-row-properties style:min-row-height="0.1916in"/>
    </style:style>
    <style:style style:name="TableCell4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14" style:family="table-row">
      <style:table-row-properties style:min-row-height="0.1916in"/>
    </style:style>
    <style:style style:name="TableCell4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19" style:family="table-row">
      <style:table-row-properties style:min-row-height="0.1916in"/>
    </style:style>
    <style:style style:name="TableCell4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24" style:family="table-row">
      <style:table-row-properties style:min-row-height="0.1916in"/>
    </style:style>
    <style:style style:name="TableCell4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29" style:family="table-row">
      <style:table-row-properties style:min-row-height="0.1916in"/>
    </style:style>
    <style:style style:name="TableCell4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34" style:family="table-row">
      <style:table-row-properties style:min-row-height="0.1916in"/>
    </style:style>
    <style:style style:name="TableCell4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39" style:family="table-row">
      <style:table-row-properties style:min-row-height="0.1916in"/>
    </style:style>
    <style:style style:name="TableCell4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44" style:family="table-row">
      <style:table-row-properties style:min-row-height="0.1916in"/>
    </style:style>
    <style:style style:name="TableCell4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49" style:family="table-row">
      <style:table-row-properties style:min-row-height="0.1916in"/>
    </style:style>
    <style:style style:name="TableCell4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54" style:family="table-row">
      <style:table-row-properties style:min-row-height="0.1916in"/>
    </style:style>
    <style:style style:name="TableCell4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59" style:family="table-row">
      <style:table-row-properties style:min-row-height="0.1916in"/>
    </style:style>
    <style:style style:name="TableCell4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64" style:family="table-row">
      <style:table-row-properties style:min-row-height="0.1916in"/>
    </style:style>
    <style:style style:name="TableCell4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69" style:family="table-row">
      <style:table-row-properties style:min-row-height="0.1916in"/>
    </style:style>
    <style:style style:name="TableCell4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74" style:family="table-row">
      <style:table-row-properties style:min-row-height="0.1916in"/>
    </style:style>
    <style:style style:name="TableCell4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79" style:family="table-row">
      <style:table-row-properties style:min-row-height="0.1916in"/>
    </style:style>
    <style:style style:name="TableCell4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84" style:family="table-row">
      <style:table-row-properties style:min-row-height="0.1916in"/>
    </style:style>
    <style:style style:name="TableCell4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89" style:family="table-row">
      <style:table-row-properties style:min-row-height="0.1916in"/>
    </style:style>
    <style:style style:name="TableCell4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94" style:family="table-row">
      <style:table-row-properties style:min-row-height="0.1916in"/>
    </style:style>
    <style:style style:name="TableCell4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899" style:family="table-row">
      <style:table-row-properties style:min-row-height="0.1916in"/>
    </style:style>
    <style:style style:name="TableCell4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04" style:family="table-row">
      <style:table-row-properties style:min-row-height="0.1916in"/>
    </style:style>
    <style:style style:name="TableCell4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09" style:family="table-row">
      <style:table-row-properties style:min-row-height="0.1916in"/>
    </style:style>
    <style:style style:name="TableCell4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14" style:family="table-row">
      <style:table-row-properties style:min-row-height="0.1916in"/>
    </style:style>
    <style:style style:name="TableCell4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19" style:family="table-row">
      <style:table-row-properties style:min-row-height="0.1916in"/>
    </style:style>
    <style:style style:name="TableCell4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24" style:family="table-row">
      <style:table-row-properties style:min-row-height="0.1916in"/>
    </style:style>
    <style:style style:name="TableCell4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29" style:family="table-row">
      <style:table-row-properties style:min-row-height="0.1916in"/>
    </style:style>
    <style:style style:name="TableCell4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34" style:family="table-row">
      <style:table-row-properties style:min-row-height="0.1916in"/>
    </style:style>
    <style:style style:name="TableCell4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39" style:family="table-row">
      <style:table-row-properties style:min-row-height="0.1916in"/>
    </style:style>
    <style:style style:name="TableCell4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44" style:family="table-row">
      <style:table-row-properties style:min-row-height="0.1916in"/>
    </style:style>
    <style:style style:name="TableCell4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49" style:family="table-row">
      <style:table-row-properties style:min-row-height="0.1916in"/>
    </style:style>
    <style:style style:name="TableCell4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54" style:family="table-row">
      <style:table-row-properties style:min-row-height="0.1916in"/>
    </style:style>
    <style:style style:name="TableCell4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59" style:family="table-row">
      <style:table-row-properties style:min-row-height="0.1916in"/>
    </style:style>
    <style:style style:name="TableCell4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64" style:family="table-row">
      <style:table-row-properties style:min-row-height="0.1916in"/>
    </style:style>
    <style:style style:name="TableCell4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69" style:family="table-row">
      <style:table-row-properties style:min-row-height="0.1916in"/>
    </style:style>
    <style:style style:name="TableCell4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74" style:family="table-row">
      <style:table-row-properties style:min-row-height="0.1916in"/>
    </style:style>
    <style:style style:name="TableCell4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79" style:family="table-row">
      <style:table-row-properties style:min-row-height="0.1916in"/>
    </style:style>
    <style:style style:name="TableCell4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84" style:family="table-row">
      <style:table-row-properties style:min-row-height="0.1916in"/>
    </style:style>
    <style:style style:name="TableCell4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89" style:family="table-row">
      <style:table-row-properties style:min-row-height="0.1916in"/>
    </style:style>
    <style:style style:name="TableCell4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4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94" style:family="table-row">
      <style:table-row-properties style:min-row-height="0.1916in"/>
    </style:style>
    <style:style style:name="TableCell4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4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4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4999" style:family="table-row">
      <style:table-row-properties style:min-row-height="0.1916in"/>
    </style:style>
    <style:style style:name="TableCell5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04" style:family="table-row">
      <style:table-row-properties style:min-row-height="0.1916in"/>
    </style:style>
    <style:style style:name="TableCell5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09" style:family="table-row">
      <style:table-row-properties style:min-row-height="0.1916in"/>
    </style:style>
    <style:style style:name="TableCell5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14" style:family="table-row">
      <style:table-row-properties style:min-row-height="0.1916in"/>
    </style:style>
    <style:style style:name="TableCell5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19" style:family="table-row">
      <style:table-row-properties style:min-row-height="0.1916in"/>
    </style:style>
    <style:style style:name="TableCell5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24" style:family="table-row">
      <style:table-row-properties style:min-row-height="0.1916in"/>
    </style:style>
    <style:style style:name="TableCell5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29" style:family="table-row">
      <style:table-row-properties style:min-row-height="0.1916in"/>
    </style:style>
    <style:style style:name="TableCell5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34" style:family="table-row">
      <style:table-row-properties style:min-row-height="0.1916in"/>
    </style:style>
    <style:style style:name="TableCell5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39" style:family="table-row">
      <style:table-row-properties style:min-row-height="0.1916in"/>
    </style:style>
    <style:style style:name="TableCell5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44" style:family="table-row">
      <style:table-row-properties style:min-row-height="0.1916in"/>
    </style:style>
    <style:style style:name="TableCell5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49" style:family="table-row">
      <style:table-row-properties style:min-row-height="0.1916in"/>
    </style:style>
    <style:style style:name="TableCell5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54" style:family="table-row">
      <style:table-row-properties style:min-row-height="0.1916in"/>
    </style:style>
    <style:style style:name="TableCell5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59" style:family="table-row">
      <style:table-row-properties style:min-row-height="0.1916in"/>
    </style:style>
    <style:style style:name="TableCell5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64" style:family="table-row">
      <style:table-row-properties style:min-row-height="0.1916in"/>
    </style:style>
    <style:style style:name="TableCell5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69" style:family="table-row">
      <style:table-row-properties style:min-row-height="0.1916in"/>
    </style:style>
    <style:style style:name="TableCell5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74" style:family="table-row">
      <style:table-row-properties style:min-row-height="0.1916in"/>
    </style:style>
    <style:style style:name="TableCell5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79" style:family="table-row">
      <style:table-row-properties style:min-row-height="0.1916in"/>
    </style:style>
    <style:style style:name="TableCell5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84" style:family="table-row">
      <style:table-row-properties style:min-row-height="0.1916in"/>
    </style:style>
    <style:style style:name="TableCell5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89" style:family="table-row">
      <style:table-row-properties style:min-row-height="0.1916in"/>
    </style:style>
    <style:style style:name="TableCell5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94" style:family="table-row">
      <style:table-row-properties style:min-row-height="0.1916in"/>
    </style:style>
    <style:style style:name="TableCell5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099" style:family="table-row">
      <style:table-row-properties style:min-row-height="0.1916in"/>
    </style:style>
    <style:style style:name="TableCell5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04" style:family="table-row">
      <style:table-row-properties style:min-row-height="0.1916in"/>
    </style:style>
    <style:style style:name="TableCell5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09" style:family="table-row">
      <style:table-row-properties style:min-row-height="0.1916in"/>
    </style:style>
    <style:style style:name="TableCell5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14" style:family="table-row">
      <style:table-row-properties style:min-row-height="0.1916in"/>
    </style:style>
    <style:style style:name="TableCell5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19" style:family="table-row">
      <style:table-row-properties style:min-row-height="0.1916in"/>
    </style:style>
    <style:style style:name="TableCell5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24" style:family="table-row">
      <style:table-row-properties style:min-row-height="0.1916in"/>
    </style:style>
    <style:style style:name="TableCell5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29" style:family="table-row">
      <style:table-row-properties style:min-row-height="0.1916in"/>
    </style:style>
    <style:style style:name="TableCell5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34" style:family="table-row">
      <style:table-row-properties style:min-row-height="0.1916in"/>
    </style:style>
    <style:style style:name="TableCell5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39" style:family="table-row">
      <style:table-row-properties style:min-row-height="0.1916in"/>
    </style:style>
    <style:style style:name="TableCell5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44" style:family="table-row">
      <style:table-row-properties style:min-row-height="0.1916in"/>
    </style:style>
    <style:style style:name="TableCell5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49" style:family="table-row">
      <style:table-row-properties style:min-row-height="0.1916in"/>
    </style:style>
    <style:style style:name="TableCell5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54" style:family="table-row">
      <style:table-row-properties style:min-row-height="0.1916in"/>
    </style:style>
    <style:style style:name="TableCell5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59" style:family="table-row">
      <style:table-row-properties style:min-row-height="0.1916in"/>
    </style:style>
    <style:style style:name="TableCell5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64" style:family="table-row">
      <style:table-row-properties style:min-row-height="0.1916in"/>
    </style:style>
    <style:style style:name="TableCell5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69" style:family="table-row">
      <style:table-row-properties style:min-row-height="0.1916in"/>
    </style:style>
    <style:style style:name="TableCell5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74" style:family="table-row">
      <style:table-row-properties style:min-row-height="0.1916in"/>
    </style:style>
    <style:style style:name="TableCell5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79" style:family="table-row">
      <style:table-row-properties style:min-row-height="0.1916in"/>
    </style:style>
    <style:style style:name="TableCell5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84" style:family="table-row">
      <style:table-row-properties style:min-row-height="0.1916in"/>
    </style:style>
    <style:style style:name="TableCell5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89" style:family="table-row">
      <style:table-row-properties style:min-row-height="0.1916in"/>
    </style:style>
    <style:style style:name="TableCell5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94" style:family="table-row">
      <style:table-row-properties style:min-row-height="0.1916in"/>
    </style:style>
    <style:style style:name="TableCell5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199" style:family="table-row">
      <style:table-row-properties style:min-row-height="0.1916in"/>
    </style:style>
    <style:style style:name="TableCell5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04" style:family="table-row">
      <style:table-row-properties style:min-row-height="0.1916in"/>
    </style:style>
    <style:style style:name="TableCell5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09" style:family="table-row">
      <style:table-row-properties style:min-row-height="0.1916in"/>
    </style:style>
    <style:style style:name="TableCell5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14" style:family="table-row">
      <style:table-row-properties style:min-row-height="0.1916in"/>
    </style:style>
    <style:style style:name="TableCell5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19" style:family="table-row">
      <style:table-row-properties style:min-row-height="0.1916in"/>
    </style:style>
    <style:style style:name="TableCell5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24" style:family="table-row">
      <style:table-row-properties style:min-row-height="0.1916in"/>
    </style:style>
    <style:style style:name="TableCell5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29" style:family="table-row">
      <style:table-row-properties style:min-row-height="0.1916in"/>
    </style:style>
    <style:style style:name="TableCell5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34" style:family="table-row">
      <style:table-row-properties style:min-row-height="0.1916in"/>
    </style:style>
    <style:style style:name="TableCell5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39" style:family="table-row">
      <style:table-row-properties style:min-row-height="0.1916in"/>
    </style:style>
    <style:style style:name="TableCell5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44" style:family="table-row">
      <style:table-row-properties style:min-row-height="0.1916in"/>
    </style:style>
    <style:style style:name="TableCell5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49" style:family="table-row">
      <style:table-row-properties style:min-row-height="0.1916in"/>
    </style:style>
    <style:style style:name="TableCell5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54" style:family="table-row">
      <style:table-row-properties style:min-row-height="0.1916in"/>
    </style:style>
    <style:style style:name="TableCell5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59" style:family="table-row">
      <style:table-row-properties style:min-row-height="0.1916in"/>
    </style:style>
    <style:style style:name="TableCell5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64" style:family="table-row">
      <style:table-row-properties style:min-row-height="0.1916in"/>
    </style:style>
    <style:style style:name="TableCell5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69" style:family="table-row">
      <style:table-row-properties style:min-row-height="0.1916in"/>
    </style:style>
    <style:style style:name="TableCell5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74" style:family="table-row">
      <style:table-row-properties style:min-row-height="0.1916in"/>
    </style:style>
    <style:style style:name="TableCell5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79" style:family="table-row">
      <style:table-row-properties style:min-row-height="0.1916in"/>
    </style:style>
    <style:style style:name="TableCell5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84" style:family="table-row">
      <style:table-row-properties style:min-row-height="0.1916in"/>
    </style:style>
    <style:style style:name="TableCell5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89" style:family="table-row">
      <style:table-row-properties style:min-row-height="0.1916in"/>
    </style:style>
    <style:style style:name="TableCell5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94" style:family="table-row">
      <style:table-row-properties style:min-row-height="0.1916in"/>
    </style:style>
    <style:style style:name="TableCell5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299" style:family="table-row">
      <style:table-row-properties style:min-row-height="0.1916in"/>
    </style:style>
    <style:style style:name="TableCell5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04" style:family="table-row">
      <style:table-row-properties style:min-row-height="0.1916in"/>
    </style:style>
    <style:style style:name="TableCell5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09" style:family="table-row">
      <style:table-row-properties style:min-row-height="0.1916in"/>
    </style:style>
    <style:style style:name="TableCell5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14" style:family="table-row">
      <style:table-row-properties style:min-row-height="0.1916in"/>
    </style:style>
    <style:style style:name="TableCell5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19" style:family="table-row">
      <style:table-row-properties style:min-row-height="0.1916in"/>
    </style:style>
    <style:style style:name="TableCell5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24" style:family="table-row">
      <style:table-row-properties style:min-row-height="0.1916in"/>
    </style:style>
    <style:style style:name="TableCell5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29" style:family="table-row">
      <style:table-row-properties style:min-row-height="0.1916in"/>
    </style:style>
    <style:style style:name="TableCell5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34" style:family="table-row">
      <style:table-row-properties style:min-row-height="0.1916in"/>
    </style:style>
    <style:style style:name="TableCell5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39" style:family="table-row">
      <style:table-row-properties style:min-row-height="0.1916in"/>
    </style:style>
    <style:style style:name="TableCell5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44" style:family="table-row">
      <style:table-row-properties style:min-row-height="0.1916in"/>
    </style:style>
    <style:style style:name="TableCell5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49" style:family="table-row">
      <style:table-row-properties style:min-row-height="0.1916in"/>
    </style:style>
    <style:style style:name="TableCell5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54" style:family="table-row">
      <style:table-row-properties style:min-row-height="0.1916in"/>
    </style:style>
    <style:style style:name="TableCell5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59" style:family="table-row">
      <style:table-row-properties style:min-row-height="0.1916in"/>
    </style:style>
    <style:style style:name="TableCell5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64" style:family="table-row">
      <style:table-row-properties style:min-row-height="0.1916in"/>
    </style:style>
    <style:style style:name="TableCell5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69" style:family="table-row">
      <style:table-row-properties style:min-row-height="0.1916in"/>
    </style:style>
    <style:style style:name="TableCell5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74" style:family="table-row">
      <style:table-row-properties style:min-row-height="0.1916in"/>
    </style:style>
    <style:style style:name="TableCell5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79" style:family="table-row">
      <style:table-row-properties style:min-row-height="0.1916in"/>
    </style:style>
    <style:style style:name="TableCell5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84" style:family="table-row">
      <style:table-row-properties style:min-row-height="0.1916in"/>
    </style:style>
    <style:style style:name="TableCell5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89" style:family="table-row">
      <style:table-row-properties style:min-row-height="0.1916in"/>
    </style:style>
    <style:style style:name="TableCell5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94" style:family="table-row">
      <style:table-row-properties style:min-row-height="0.1916in"/>
    </style:style>
    <style:style style:name="TableCell5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399" style:family="table-row">
      <style:table-row-properties style:min-row-height="0.1916in"/>
    </style:style>
    <style:style style:name="TableCell5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04" style:family="table-row">
      <style:table-row-properties style:min-row-height="0.1916in"/>
    </style:style>
    <style:style style:name="TableCell5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09" style:family="table-row">
      <style:table-row-properties style:min-row-height="0.1916in"/>
    </style:style>
    <style:style style:name="TableCell5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14" style:family="table-row">
      <style:table-row-properties style:min-row-height="0.1916in"/>
    </style:style>
    <style:style style:name="TableCell5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19" style:family="table-row">
      <style:table-row-properties style:min-row-height="0.1916in"/>
    </style:style>
    <style:style style:name="TableCell5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24" style:family="table-row">
      <style:table-row-properties style:min-row-height="0.1916in"/>
    </style:style>
    <style:style style:name="TableCell5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29" style:family="table-row">
      <style:table-row-properties style:min-row-height="0.1916in"/>
    </style:style>
    <style:style style:name="TableCell5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34" style:family="table-row">
      <style:table-row-properties style:min-row-height="0.1916in"/>
    </style:style>
    <style:style style:name="TableCell5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39" style:family="table-row">
      <style:table-row-properties style:min-row-height="0.1916in"/>
    </style:style>
    <style:style style:name="TableCell5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44" style:family="table-row">
      <style:table-row-properties style:min-row-height="0.1916in"/>
    </style:style>
    <style:style style:name="TableCell5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49" style:family="table-row">
      <style:table-row-properties style:min-row-height="0.1916in"/>
    </style:style>
    <style:style style:name="TableCell5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54" style:family="table-row">
      <style:table-row-properties style:min-row-height="0.1916in"/>
    </style:style>
    <style:style style:name="TableCell5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59" style:family="table-row">
      <style:table-row-properties style:min-row-height="0.1916in"/>
    </style:style>
    <style:style style:name="TableCell5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64" style:family="table-row">
      <style:table-row-properties style:min-row-height="0.1916in"/>
    </style:style>
    <style:style style:name="TableCell5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69" style:family="table-row">
      <style:table-row-properties style:min-row-height="0.1916in"/>
    </style:style>
    <style:style style:name="TableCell5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74" style:family="table-row">
      <style:table-row-properties style:min-row-height="0.1916in"/>
    </style:style>
    <style:style style:name="TableCell5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79" style:family="table-row">
      <style:table-row-properties style:min-row-height="0.1916in"/>
    </style:style>
    <style:style style:name="TableCell5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84" style:family="table-row">
      <style:table-row-properties style:min-row-height="0.1916in"/>
    </style:style>
    <style:style style:name="TableCell5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89" style:family="table-row">
      <style:table-row-properties style:min-row-height="0.1916in"/>
    </style:style>
    <style:style style:name="TableCell5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94" style:family="table-row">
      <style:table-row-properties style:min-row-height="0.1916in"/>
    </style:style>
    <style:style style:name="TableCell5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499" style:family="table-row">
      <style:table-row-properties style:min-row-height="0.1916in"/>
    </style:style>
    <style:style style:name="TableCell5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04" style:family="table-row">
      <style:table-row-properties style:min-row-height="0.1916in"/>
    </style:style>
    <style:style style:name="TableCell5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09" style:family="table-row">
      <style:table-row-properties style:min-row-height="0.1916in"/>
    </style:style>
    <style:style style:name="TableCell5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14" style:family="table-row">
      <style:table-row-properties style:min-row-height="0.1916in"/>
    </style:style>
    <style:style style:name="TableCell5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19" style:family="table-row">
      <style:table-row-properties style:min-row-height="0.1916in"/>
    </style:style>
    <style:style style:name="TableCell5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24" style:family="table-row">
      <style:table-row-properties style:min-row-height="0.1916in"/>
    </style:style>
    <style:style style:name="TableCell5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29" style:family="table-row">
      <style:table-row-properties style:min-row-height="0.1916in"/>
    </style:style>
    <style:style style:name="TableCell5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34" style:family="table-row">
      <style:table-row-properties style:min-row-height="0.1916in"/>
    </style:style>
    <style:style style:name="TableCell5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39" style:family="table-row">
      <style:table-row-properties style:min-row-height="0.1916in"/>
    </style:style>
    <style:style style:name="TableCell5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44" style:family="table-row">
      <style:table-row-properties style:min-row-height="0.1916in"/>
    </style:style>
    <style:style style:name="TableCell5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49" style:family="table-row">
      <style:table-row-properties style:min-row-height="0.1916in"/>
    </style:style>
    <style:style style:name="TableCell5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54" style:family="table-row">
      <style:table-row-properties style:min-row-height="0.1916in"/>
    </style:style>
    <style:style style:name="TableCell5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59" style:family="table-row">
      <style:table-row-properties style:min-row-height="0.1916in"/>
    </style:style>
    <style:style style:name="TableCell5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64" style:family="table-row">
      <style:table-row-properties style:min-row-height="0.1916in"/>
    </style:style>
    <style:style style:name="TableCell5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69" style:family="table-row">
      <style:table-row-properties style:min-row-height="0.1916in"/>
    </style:style>
    <style:style style:name="TableCell5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74" style:family="table-row">
      <style:table-row-properties style:min-row-height="0.1916in"/>
    </style:style>
    <style:style style:name="TableCell5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79" style:family="table-row">
      <style:table-row-properties style:min-row-height="0.1916in"/>
    </style:style>
    <style:style style:name="TableCell5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84" style:family="table-row">
      <style:table-row-properties style:min-row-height="0.1916in"/>
    </style:style>
    <style:style style:name="TableCell5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89" style:family="table-row">
      <style:table-row-properties style:min-row-height="0.1916in"/>
    </style:style>
    <style:style style:name="TableCell5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94" style:family="table-row">
      <style:table-row-properties style:min-row-height="0.1916in"/>
    </style:style>
    <style:style style:name="TableCell5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599" style:family="table-row">
      <style:table-row-properties style:min-row-height="0.1916in"/>
    </style:style>
    <style:style style:name="TableCell5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04" style:family="table-row">
      <style:table-row-properties style:min-row-height="0.1916in"/>
    </style:style>
    <style:style style:name="TableCell5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09" style:family="table-row">
      <style:table-row-properties style:min-row-height="0.1916in"/>
    </style:style>
    <style:style style:name="TableCell5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14" style:family="table-row">
      <style:table-row-properties style:min-row-height="0.1916in"/>
    </style:style>
    <style:style style:name="TableCell5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19" style:family="table-row">
      <style:table-row-properties style:min-row-height="0.1916in"/>
    </style:style>
    <style:style style:name="TableCell5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24" style:family="table-row">
      <style:table-row-properties style:min-row-height="0.1916in"/>
    </style:style>
    <style:style style:name="TableCell5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29" style:family="table-row">
      <style:table-row-properties style:min-row-height="0.1916in"/>
    </style:style>
    <style:style style:name="TableCell5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34" style:family="table-row">
      <style:table-row-properties style:min-row-height="0.1916in"/>
    </style:style>
    <style:style style:name="TableCell5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39" style:family="table-row">
      <style:table-row-properties style:min-row-height="0.1916in"/>
    </style:style>
    <style:style style:name="TableCell5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44" style:family="table-row">
      <style:table-row-properties style:min-row-height="0.1916in"/>
    </style:style>
    <style:style style:name="TableCell5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49" style:family="table-row">
      <style:table-row-properties style:min-row-height="0.1916in"/>
    </style:style>
    <style:style style:name="TableCell5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54" style:family="table-row">
      <style:table-row-properties style:min-row-height="0.1916in"/>
    </style:style>
    <style:style style:name="TableCell5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59" style:family="table-row">
      <style:table-row-properties style:min-row-height="0.1916in"/>
    </style:style>
    <style:style style:name="TableCell5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64" style:family="table-row">
      <style:table-row-properties style:min-row-height="0.1916in"/>
    </style:style>
    <style:style style:name="TableCell5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69" style:family="table-row">
      <style:table-row-properties style:min-row-height="0.1916in"/>
    </style:style>
    <style:style style:name="TableCell5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74" style:family="table-row">
      <style:table-row-properties style:min-row-height="0.1916in"/>
    </style:style>
    <style:style style:name="TableCell5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79" style:family="table-row">
      <style:table-row-properties style:min-row-height="0.1916in"/>
    </style:style>
    <style:style style:name="TableCell5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84" style:family="table-row">
      <style:table-row-properties style:min-row-height="0.1916in"/>
    </style:style>
    <style:style style:name="TableCell5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89" style:family="table-row">
      <style:table-row-properties style:min-row-height="0.1916in"/>
    </style:style>
    <style:style style:name="TableCell5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94" style:family="table-row">
      <style:table-row-properties style:min-row-height="0.1916in"/>
    </style:style>
    <style:style style:name="TableCell5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699" style:family="table-row">
      <style:table-row-properties style:min-row-height="0.1916in"/>
    </style:style>
    <style:style style:name="TableCell5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04" style:family="table-row">
      <style:table-row-properties style:min-row-height="0.1916in"/>
    </style:style>
    <style:style style:name="TableCell5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09" style:family="table-row">
      <style:table-row-properties style:min-row-height="0.1916in"/>
    </style:style>
    <style:style style:name="TableCell5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14" style:family="table-row">
      <style:table-row-properties style:min-row-height="0.1916in"/>
    </style:style>
    <style:style style:name="TableCell5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19" style:family="table-row">
      <style:table-row-properties style:min-row-height="0.1916in"/>
    </style:style>
    <style:style style:name="TableCell5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24" style:family="table-row">
      <style:table-row-properties style:min-row-height="0.1916in"/>
    </style:style>
    <style:style style:name="TableCell5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29" style:family="table-row">
      <style:table-row-properties style:min-row-height="0.1916in"/>
    </style:style>
    <style:style style:name="TableCell5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34" style:family="table-row">
      <style:table-row-properties style:min-row-height="0.1916in"/>
    </style:style>
    <style:style style:name="TableCell5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39" style:family="table-row">
      <style:table-row-properties style:min-row-height="0.1916in"/>
    </style:style>
    <style:style style:name="TableCell5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44" style:family="table-row">
      <style:table-row-properties style:min-row-height="0.1916in"/>
    </style:style>
    <style:style style:name="TableCell5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49" style:family="table-row">
      <style:table-row-properties style:min-row-height="0.1916in"/>
    </style:style>
    <style:style style:name="TableCell5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54" style:family="table-row">
      <style:table-row-properties style:min-row-height="0.1916in"/>
    </style:style>
    <style:style style:name="TableCell5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59" style:family="table-row">
      <style:table-row-properties style:min-row-height="0.1916in"/>
    </style:style>
    <style:style style:name="TableCell5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64" style:family="table-row">
      <style:table-row-properties style:min-row-height="0.1916in"/>
    </style:style>
    <style:style style:name="TableCell5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69" style:family="table-row">
      <style:table-row-properties style:min-row-height="0.1916in"/>
    </style:style>
    <style:style style:name="TableCell5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74" style:family="table-row">
      <style:table-row-properties style:min-row-height="0.1916in"/>
    </style:style>
    <style:style style:name="TableCell5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79" style:family="table-row">
      <style:table-row-properties style:min-row-height="0.1916in"/>
    </style:style>
    <style:style style:name="TableCell5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84" style:family="table-row">
      <style:table-row-properties style:min-row-height="0.1916in"/>
    </style:style>
    <style:style style:name="TableCell5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89" style:family="table-row">
      <style:table-row-properties style:min-row-height="0.1916in"/>
    </style:style>
    <style:style style:name="TableCell5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94" style:family="table-row">
      <style:table-row-properties style:min-row-height="0.1916in"/>
    </style:style>
    <style:style style:name="TableCell5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799" style:family="table-row">
      <style:table-row-properties style:min-row-height="0.1916in"/>
    </style:style>
    <style:style style:name="TableCell5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04" style:family="table-row">
      <style:table-row-properties style:min-row-height="0.1916in"/>
    </style:style>
    <style:style style:name="TableCell5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09" style:family="table-row">
      <style:table-row-properties style:min-row-height="0.1916in"/>
    </style:style>
    <style:style style:name="TableCell5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14" style:family="table-row">
      <style:table-row-properties style:min-row-height="0.1916in"/>
    </style:style>
    <style:style style:name="TableCell5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19" style:family="table-row">
      <style:table-row-properties style:min-row-height="0.1916in"/>
    </style:style>
    <style:style style:name="TableCell5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24" style:family="table-row">
      <style:table-row-properties style:min-row-height="0.1916in"/>
    </style:style>
    <style:style style:name="TableCell5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29" style:family="table-row">
      <style:table-row-properties style:min-row-height="0.1916in"/>
    </style:style>
    <style:style style:name="TableCell5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34" style:family="table-row">
      <style:table-row-properties style:min-row-height="0.1916in"/>
    </style:style>
    <style:style style:name="TableCell5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39" style:family="table-row">
      <style:table-row-properties style:min-row-height="0.1916in"/>
    </style:style>
    <style:style style:name="TableCell5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44" style:family="table-row">
      <style:table-row-properties style:min-row-height="0.1916in"/>
    </style:style>
    <style:style style:name="TableCell5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49" style:family="table-row">
      <style:table-row-properties style:min-row-height="0.1916in"/>
    </style:style>
    <style:style style:name="TableCell5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54" style:family="table-row">
      <style:table-row-properties style:min-row-height="0.1916in"/>
    </style:style>
    <style:style style:name="TableCell5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59" style:family="table-row">
      <style:table-row-properties style:min-row-height="0.1916in"/>
    </style:style>
    <style:style style:name="TableCell5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64" style:family="table-row">
      <style:table-row-properties style:min-row-height="0.1916in"/>
    </style:style>
    <style:style style:name="TableCell5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5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69" style:family="table-row">
      <style:table-row-properties style:min-row-height="0.1916in"/>
    </style:style>
    <style:style style:name="TableCell5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74" style:family="table-row">
      <style:table-row-properties style:min-row-height="0.1916in"/>
    </style:style>
    <style:style style:name="TableCell5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79" style:family="table-row">
      <style:table-row-properties style:min-row-height="0.1916in"/>
    </style:style>
    <style:style style:name="TableCell5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84" style:family="table-row">
      <style:table-row-properties style:min-row-height="0.1916in"/>
    </style:style>
    <style:style style:name="TableCell5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89" style:family="table-row">
      <style:table-row-properties style:min-row-height="0.1916in"/>
    </style:style>
    <style:style style:name="TableCell5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94" style:family="table-row">
      <style:table-row-properties style:min-row-height="0.1916in"/>
    </style:style>
    <style:style style:name="TableCell5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899" style:family="table-row">
      <style:table-row-properties style:min-row-height="0.1916in"/>
    </style:style>
    <style:style style:name="TableCell5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04" style:family="table-row">
      <style:table-row-properties style:min-row-height="0.1916in"/>
    </style:style>
    <style:style style:name="TableCell5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09" style:family="table-row">
      <style:table-row-properties style:min-row-height="0.1916in"/>
    </style:style>
    <style:style style:name="TableCell5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14" style:family="table-row">
      <style:table-row-properties style:min-row-height="0.1916in"/>
    </style:style>
    <style:style style:name="TableCell5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19" style:family="table-row">
      <style:table-row-properties style:min-row-height="0.1916in"/>
    </style:style>
    <style:style style:name="TableCell5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24" style:family="table-row">
      <style:table-row-properties style:min-row-height="0.1916in"/>
    </style:style>
    <style:style style:name="TableCell5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29" style:family="table-row">
      <style:table-row-properties style:min-row-height="0.1916in"/>
    </style:style>
    <style:style style:name="TableCell5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34" style:family="table-row">
      <style:table-row-properties style:min-row-height="0.1916in"/>
    </style:style>
    <style:style style:name="TableCell5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39" style:family="table-row">
      <style:table-row-properties style:min-row-height="0.1916in"/>
    </style:style>
    <style:style style:name="TableCell5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44" style:family="table-row">
      <style:table-row-properties style:min-row-height="0.1916in"/>
    </style:style>
    <style:style style:name="TableCell5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49" style:family="table-row">
      <style:table-row-properties style:min-row-height="0.1916in"/>
    </style:style>
    <style:style style:name="TableCell5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54" style:family="table-row">
      <style:table-row-properties style:min-row-height="0.1916in"/>
    </style:style>
    <style:style style:name="TableCell5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59" style:family="table-row">
      <style:table-row-properties style:min-row-height="0.1916in"/>
    </style:style>
    <style:style style:name="TableCell5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64" style:family="table-row">
      <style:table-row-properties style:min-row-height="0.1916in"/>
    </style:style>
    <style:style style:name="TableCell5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69" style:family="table-row">
      <style:table-row-properties style:min-row-height="0.1916in"/>
    </style:style>
    <style:style style:name="TableCell5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74" style:family="table-row">
      <style:table-row-properties style:min-row-height="0.1916in"/>
    </style:style>
    <style:style style:name="TableCell5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79" style:family="table-row">
      <style:table-row-properties style:min-row-height="0.1916in"/>
    </style:style>
    <style:style style:name="TableCell5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84" style:family="table-row">
      <style:table-row-properties style:min-row-height="0.1916in"/>
    </style:style>
    <style:style style:name="TableCell5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89" style:family="table-row">
      <style:table-row-properties style:min-row-height="0.1916in"/>
    </style:style>
    <style:style style:name="TableCell5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94" style:family="table-row">
      <style:table-row-properties style:min-row-height="0.1916in"/>
    </style:style>
    <style:style style:name="TableCell5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5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5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5999" style:family="table-row">
      <style:table-row-properties style:min-row-height="0.1916in"/>
    </style:style>
    <style:style style:name="TableCell6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04" style:family="table-row">
      <style:table-row-properties style:min-row-height="0.1916in"/>
    </style:style>
    <style:style style:name="TableCell6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09" style:family="table-row">
      <style:table-row-properties style:min-row-height="0.1916in"/>
    </style:style>
    <style:style style:name="TableCell6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14" style:family="table-row">
      <style:table-row-properties style:min-row-height="0.1916in"/>
    </style:style>
    <style:style style:name="TableCell6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19" style:family="table-row">
      <style:table-row-properties style:min-row-height="0.1916in"/>
    </style:style>
    <style:style style:name="TableCell6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24" style:family="table-row">
      <style:table-row-properties style:min-row-height="0.1916in"/>
    </style:style>
    <style:style style:name="TableCell6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29" style:family="table-row">
      <style:table-row-properties style:min-row-height="0.1916in"/>
    </style:style>
    <style:style style:name="TableCell6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34" style:family="table-row">
      <style:table-row-properties style:min-row-height="0.1916in"/>
    </style:style>
    <style:style style:name="TableCell6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39" style:family="table-row">
      <style:table-row-properties style:min-row-height="0.1916in"/>
    </style:style>
    <style:style style:name="TableCell6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44" style:family="table-row">
      <style:table-row-properties style:min-row-height="0.1916in"/>
    </style:style>
    <style:style style:name="TableCell6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49" style:family="table-row">
      <style:table-row-properties style:min-row-height="0.1916in"/>
    </style:style>
    <style:style style:name="TableCell6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54" style:family="table-row">
      <style:table-row-properties style:min-row-height="0.1916in"/>
    </style:style>
    <style:style style:name="TableCell6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59" style:family="table-row">
      <style:table-row-properties style:min-row-height="0.1916in"/>
    </style:style>
    <style:style style:name="TableCell6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64" style:family="table-row">
      <style:table-row-properties style:min-row-height="0.1916in"/>
    </style:style>
    <style:style style:name="TableCell6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69" style:family="table-row">
      <style:table-row-properties style:min-row-height="0.1916in"/>
    </style:style>
    <style:style style:name="TableCell6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74" style:family="table-row">
      <style:table-row-properties style:min-row-height="0.1916in"/>
    </style:style>
    <style:style style:name="TableCell6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79" style:family="table-row">
      <style:table-row-properties style:min-row-height="0.1916in"/>
    </style:style>
    <style:style style:name="TableCell6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84" style:family="table-row">
      <style:table-row-properties style:min-row-height="0.1916in"/>
    </style:style>
    <style:style style:name="TableCell6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89" style:family="table-row">
      <style:table-row-properties style:min-row-height="0.1916in"/>
    </style:style>
    <style:style style:name="TableCell6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94" style:family="table-row">
      <style:table-row-properties style:min-row-height="0.1916in"/>
    </style:style>
    <style:style style:name="TableCell6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099" style:family="table-row">
      <style:table-row-properties style:min-row-height="0.1916in"/>
    </style:style>
    <style:style style:name="TableCell6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04" style:family="table-row">
      <style:table-row-properties style:min-row-height="0.1916in"/>
    </style:style>
    <style:style style:name="TableCell6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09" style:family="table-row">
      <style:table-row-properties style:min-row-height="0.1916in"/>
    </style:style>
    <style:style style:name="TableCell6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14" style:family="table-row">
      <style:table-row-properties style:min-row-height="0.1916in"/>
    </style:style>
    <style:style style:name="TableCell6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19" style:family="table-row">
      <style:table-row-properties style:min-row-height="0.1916in"/>
    </style:style>
    <style:style style:name="TableCell6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24" style:family="table-row">
      <style:table-row-properties style:min-row-height="0.1916in"/>
    </style:style>
    <style:style style:name="TableCell6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29" style:family="table-row">
      <style:table-row-properties style:min-row-height="0.1916in"/>
    </style:style>
    <style:style style:name="TableCell6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34" style:family="table-row">
      <style:table-row-properties style:min-row-height="0.1916in"/>
    </style:style>
    <style:style style:name="TableCell6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39" style:family="table-row">
      <style:table-row-properties style:min-row-height="0.1916in"/>
    </style:style>
    <style:style style:name="TableCell6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44" style:family="table-row">
      <style:table-row-properties style:min-row-height="0.1916in"/>
    </style:style>
    <style:style style:name="TableCell6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49" style:family="table-row">
      <style:table-row-properties style:min-row-height="0.1916in"/>
    </style:style>
    <style:style style:name="TableCell6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54" style:family="table-row">
      <style:table-row-properties style:min-row-height="0.1916in"/>
    </style:style>
    <style:style style:name="TableCell6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59" style:family="table-row">
      <style:table-row-properties style:min-row-height="0.1916in"/>
    </style:style>
    <style:style style:name="TableCell6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64" style:family="table-row">
      <style:table-row-properties style:min-row-height="0.1916in"/>
    </style:style>
    <style:style style:name="TableCell6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69" style:family="table-row">
      <style:table-row-properties style:min-row-height="0.1916in"/>
    </style:style>
    <style:style style:name="TableCell6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74" style:family="table-row">
      <style:table-row-properties style:min-row-height="0.1916in"/>
    </style:style>
    <style:style style:name="TableCell6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79" style:family="table-row">
      <style:table-row-properties style:min-row-height="0.1916in"/>
    </style:style>
    <style:style style:name="TableCell6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84" style:family="table-row">
      <style:table-row-properties style:min-row-height="0.1916in"/>
    </style:style>
    <style:style style:name="TableCell6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89" style:family="table-row">
      <style:table-row-properties style:min-row-height="0.1916in"/>
    </style:style>
    <style:style style:name="TableCell6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94" style:family="table-row">
      <style:table-row-properties style:min-row-height="0.1916in"/>
    </style:style>
    <style:style style:name="TableCell6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199" style:family="table-row">
      <style:table-row-properties style:min-row-height="0.1916in"/>
    </style:style>
    <style:style style:name="TableCell6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04" style:family="table-row">
      <style:table-row-properties style:min-row-height="0.1916in"/>
    </style:style>
    <style:style style:name="TableCell6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09" style:family="table-row">
      <style:table-row-properties style:min-row-height="0.1916in"/>
    </style:style>
    <style:style style:name="TableCell6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14" style:family="table-row">
      <style:table-row-properties style:min-row-height="0.1916in"/>
    </style:style>
    <style:style style:name="TableCell6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19" style:family="table-row">
      <style:table-row-properties style:min-row-height="0.1916in"/>
    </style:style>
    <style:style style:name="TableCell6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24" style:family="table-row">
      <style:table-row-properties style:min-row-height="0.1916in"/>
    </style:style>
    <style:style style:name="TableCell6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29" style:family="table-row">
      <style:table-row-properties style:min-row-height="0.1916in"/>
    </style:style>
    <style:style style:name="TableCell6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34" style:family="table-row">
      <style:table-row-properties style:min-row-height="0.1916in"/>
    </style:style>
    <style:style style:name="TableCell6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39" style:family="table-row">
      <style:table-row-properties style:min-row-height="0.1916in"/>
    </style:style>
    <style:style style:name="TableCell6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44" style:family="table-row">
      <style:table-row-properties style:min-row-height="0.1916in"/>
    </style:style>
    <style:style style:name="TableCell6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49" style:family="table-row">
      <style:table-row-properties style:min-row-height="0.1916in"/>
    </style:style>
    <style:style style:name="TableCell6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54" style:family="table-row">
      <style:table-row-properties style:min-row-height="0.1916in"/>
    </style:style>
    <style:style style:name="TableCell6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59" style:family="table-row">
      <style:table-row-properties style:min-row-height="0.1916in"/>
    </style:style>
    <style:style style:name="TableCell6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64" style:family="table-row">
      <style:table-row-properties style:min-row-height="0.1916in"/>
    </style:style>
    <style:style style:name="TableCell6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69" style:family="table-row">
      <style:table-row-properties style:min-row-height="0.1916in"/>
    </style:style>
    <style:style style:name="TableCell6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74" style:family="table-row">
      <style:table-row-properties style:min-row-height="0.1916in"/>
    </style:style>
    <style:style style:name="TableCell6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79" style:family="table-row">
      <style:table-row-properties style:min-row-height="0.1916in"/>
    </style:style>
    <style:style style:name="TableCell6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84" style:family="table-row">
      <style:table-row-properties style:min-row-height="0.1916in"/>
    </style:style>
    <style:style style:name="TableCell6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89" style:family="table-row">
      <style:table-row-properties style:min-row-height="0.1916in"/>
    </style:style>
    <style:style style:name="TableCell6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94" style:family="table-row">
      <style:table-row-properties style:min-row-height="0.1916in"/>
    </style:style>
    <style:style style:name="TableCell6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299" style:family="table-row">
      <style:table-row-properties style:min-row-height="0.1916in"/>
    </style:style>
    <style:style style:name="TableCell6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04" style:family="table-row">
      <style:table-row-properties style:min-row-height="0.1916in"/>
    </style:style>
    <style:style style:name="TableCell6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09" style:family="table-row">
      <style:table-row-properties style:min-row-height="0.1916in"/>
    </style:style>
    <style:style style:name="TableCell6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14" style:family="table-row">
      <style:table-row-properties style:min-row-height="0.1916in"/>
    </style:style>
    <style:style style:name="TableCell6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19" style:family="table-row">
      <style:table-row-properties style:min-row-height="0.1916in"/>
    </style:style>
    <style:style style:name="TableCell6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24" style:family="table-row">
      <style:table-row-properties style:min-row-height="0.1916in"/>
    </style:style>
    <style:style style:name="TableCell6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29" style:family="table-row">
      <style:table-row-properties style:min-row-height="0.1916in"/>
    </style:style>
    <style:style style:name="TableCell6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34" style:family="table-row">
      <style:table-row-properties style:min-row-height="0.1916in"/>
    </style:style>
    <style:style style:name="TableCell6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39" style:family="table-row">
      <style:table-row-properties style:min-row-height="0.1916in"/>
    </style:style>
    <style:style style:name="TableCell6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44" style:family="table-row">
      <style:table-row-properties style:min-row-height="0.1916in"/>
    </style:style>
    <style:style style:name="TableCell6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49" style:family="table-row">
      <style:table-row-properties style:min-row-height="0.1916in"/>
    </style:style>
    <style:style style:name="TableCell6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54" style:family="table-row">
      <style:table-row-properties style:min-row-height="0.1916in"/>
    </style:style>
    <style:style style:name="TableCell6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59" style:family="table-row">
      <style:table-row-properties style:min-row-height="0.1916in"/>
    </style:style>
    <style:style style:name="TableCell6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64" style:family="table-row">
      <style:table-row-properties style:min-row-height="0.1916in"/>
    </style:style>
    <style:style style:name="TableCell6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69" style:family="table-row">
      <style:table-row-properties style:min-row-height="0.1916in"/>
    </style:style>
    <style:style style:name="TableCell6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74" style:family="table-row">
      <style:table-row-properties style:min-row-height="0.1916in"/>
    </style:style>
    <style:style style:name="TableCell6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79" style:family="table-row">
      <style:table-row-properties style:min-row-height="0.1916in"/>
    </style:style>
    <style:style style:name="TableCell6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84" style:family="table-row">
      <style:table-row-properties style:min-row-height="0.1916in"/>
    </style:style>
    <style:style style:name="TableCell6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89" style:family="table-row">
      <style:table-row-properties style:min-row-height="0.1916in"/>
    </style:style>
    <style:style style:name="TableCell6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94" style:family="table-row">
      <style:table-row-properties style:min-row-height="0.1916in"/>
    </style:style>
    <style:style style:name="TableCell6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399" style:family="table-row">
      <style:table-row-properties style:min-row-height="0.1916in"/>
    </style:style>
    <style:style style:name="TableCell6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04" style:family="table-row">
      <style:table-row-properties style:min-row-height="0.1916in"/>
    </style:style>
    <style:style style:name="TableCell6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09" style:family="table-row">
      <style:table-row-properties style:min-row-height="0.1916in"/>
    </style:style>
    <style:style style:name="TableCell6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14" style:family="table-row">
      <style:table-row-properties style:min-row-height="0.1916in"/>
    </style:style>
    <style:style style:name="TableCell6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19" style:family="table-row">
      <style:table-row-properties style:min-row-height="0.1916in"/>
    </style:style>
    <style:style style:name="TableCell6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24" style:family="table-row">
      <style:table-row-properties style:min-row-height="0.1916in"/>
    </style:style>
    <style:style style:name="TableCell6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29" style:family="table-row">
      <style:table-row-properties style:min-row-height="0.1916in"/>
    </style:style>
    <style:style style:name="TableCell6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34" style:family="table-row">
      <style:table-row-properties style:min-row-height="0.1916in"/>
    </style:style>
    <style:style style:name="TableCell6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39" style:family="table-row">
      <style:table-row-properties style:min-row-height="0.1916in"/>
    </style:style>
    <style:style style:name="TableCell6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44" style:family="table-row">
      <style:table-row-properties style:min-row-height="0.1916in"/>
    </style:style>
    <style:style style:name="TableCell6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49" style:family="table-row">
      <style:table-row-properties style:min-row-height="0.1916in"/>
    </style:style>
    <style:style style:name="TableCell6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54" style:family="table-row">
      <style:table-row-properties style:min-row-height="0.1916in"/>
    </style:style>
    <style:style style:name="TableCell6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59" style:family="table-row">
      <style:table-row-properties style:min-row-height="0.1916in"/>
    </style:style>
    <style:style style:name="TableCell6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64" style:family="table-row">
      <style:table-row-properties style:min-row-height="0.1916in"/>
    </style:style>
    <style:style style:name="TableCell6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69" style:family="table-row">
      <style:table-row-properties style:min-row-height="0.1916in"/>
    </style:style>
    <style:style style:name="TableCell6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74" style:family="table-row">
      <style:table-row-properties style:min-row-height="0.1916in"/>
    </style:style>
    <style:style style:name="TableCell6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79" style:family="table-row">
      <style:table-row-properties style:min-row-height="0.1916in"/>
    </style:style>
    <style:style style:name="TableCell6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84" style:family="table-row">
      <style:table-row-properties style:min-row-height="0.1916in"/>
    </style:style>
    <style:style style:name="TableCell6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89" style:family="table-row">
      <style:table-row-properties style:min-row-height="0.1916in"/>
    </style:style>
    <style:style style:name="TableCell6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94" style:family="table-row">
      <style:table-row-properties style:min-row-height="0.1916in"/>
    </style:style>
    <style:style style:name="TableCell6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499" style:family="table-row">
      <style:table-row-properties style:min-row-height="0.1916in"/>
    </style:style>
    <style:style style:name="TableCell6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04" style:family="table-row">
      <style:table-row-properties style:min-row-height="0.1916in"/>
    </style:style>
    <style:style style:name="TableCell6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09" style:family="table-row">
      <style:table-row-properties style:min-row-height="0.1916in"/>
    </style:style>
    <style:style style:name="TableCell6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14" style:family="table-row">
      <style:table-row-properties style:min-row-height="0.1916in"/>
    </style:style>
    <style:style style:name="TableCell6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19" style:family="table-row">
      <style:table-row-properties style:min-row-height="0.1916in"/>
    </style:style>
    <style:style style:name="TableCell6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24" style:family="table-row">
      <style:table-row-properties style:min-row-height="0.1916in"/>
    </style:style>
    <style:style style:name="TableCell6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29" style:family="table-row">
      <style:table-row-properties style:min-row-height="0.1916in"/>
    </style:style>
    <style:style style:name="TableCell6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34" style:family="table-row">
      <style:table-row-properties style:min-row-height="0.1916in"/>
    </style:style>
    <style:style style:name="TableCell6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39" style:family="table-row">
      <style:table-row-properties style:min-row-height="0.1916in"/>
    </style:style>
    <style:style style:name="TableCell6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44" style:family="table-row">
      <style:table-row-properties style:min-row-height="0.1916in"/>
    </style:style>
    <style:style style:name="TableCell6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49" style:family="table-row">
      <style:table-row-properties style:min-row-height="0.1916in"/>
    </style:style>
    <style:style style:name="TableCell6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54" style:family="table-row">
      <style:table-row-properties style:min-row-height="0.1916in"/>
    </style:style>
    <style:style style:name="TableCell6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59" style:family="table-row">
      <style:table-row-properties style:min-row-height="0.1916in"/>
    </style:style>
    <style:style style:name="TableCell6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64" style:family="table-row">
      <style:table-row-properties style:min-row-height="0.1916in"/>
    </style:style>
    <style:style style:name="TableCell6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69" style:family="table-row">
      <style:table-row-properties style:min-row-height="0.1916in"/>
    </style:style>
    <style:style style:name="TableCell6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74" style:family="table-row">
      <style:table-row-properties style:min-row-height="0.1916in"/>
    </style:style>
    <style:style style:name="TableCell6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79" style:family="table-row">
      <style:table-row-properties style:min-row-height="0.1916in"/>
    </style:style>
    <style:style style:name="TableCell6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84" style:family="table-row">
      <style:table-row-properties style:min-row-height="0.1916in"/>
    </style:style>
    <style:style style:name="TableCell6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89" style:family="table-row">
      <style:table-row-properties style:min-row-height="0.1916in"/>
    </style:style>
    <style:style style:name="TableCell6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94" style:family="table-row">
      <style:table-row-properties style:min-row-height="0.1916in"/>
    </style:style>
    <style:style style:name="TableCell6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599" style:family="table-row">
      <style:table-row-properties style:min-row-height="0.1916in"/>
    </style:style>
    <style:style style:name="TableCell6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04" style:family="table-row">
      <style:table-row-properties style:min-row-height="0.1916in"/>
    </style:style>
    <style:style style:name="TableCell6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09" style:family="table-row">
      <style:table-row-properties style:min-row-height="0.1916in"/>
    </style:style>
    <style:style style:name="TableCell6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14" style:family="table-row">
      <style:table-row-properties style:min-row-height="0.1916in"/>
    </style:style>
    <style:style style:name="TableCell6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19" style:family="table-row">
      <style:table-row-properties style:min-row-height="0.1916in"/>
    </style:style>
    <style:style style:name="TableCell6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24" style:family="table-row">
      <style:table-row-properties style:min-row-height="0.1916in"/>
    </style:style>
    <style:style style:name="TableCell6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29" style:family="table-row">
      <style:table-row-properties style:min-row-height="0.1916in"/>
    </style:style>
    <style:style style:name="TableCell6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34" style:family="table-row">
      <style:table-row-properties style:min-row-height="0.1916in"/>
    </style:style>
    <style:style style:name="TableCell6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39" style:family="table-row">
      <style:table-row-properties style:min-row-height="0.1916in"/>
    </style:style>
    <style:style style:name="TableCell6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44" style:family="table-row">
      <style:table-row-properties style:min-row-height="0.1916in"/>
    </style:style>
    <style:style style:name="TableCell6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49" style:family="table-row">
      <style:table-row-properties style:min-row-height="0.1916in"/>
    </style:style>
    <style:style style:name="TableCell6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54" style:family="table-row">
      <style:table-row-properties style:min-row-height="0.1916in"/>
    </style:style>
    <style:style style:name="TableCell6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59" style:family="table-row">
      <style:table-row-properties style:min-row-height="0.1916in"/>
    </style:style>
    <style:style style:name="TableCell6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64" style:family="table-row">
      <style:table-row-properties style:min-row-height="0.1916in"/>
    </style:style>
    <style:style style:name="TableCell6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69" style:family="table-row">
      <style:table-row-properties style:min-row-height="0.1916in"/>
    </style:style>
    <style:style style:name="TableCell6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74" style:family="table-row">
      <style:table-row-properties style:min-row-height="0.1916in"/>
    </style:style>
    <style:style style:name="TableCell6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79" style:family="table-row">
      <style:table-row-properties style:min-row-height="0.1916in"/>
    </style:style>
    <style:style style:name="TableCell6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84" style:family="table-row">
      <style:table-row-properties style:min-row-height="0.1916in"/>
    </style:style>
    <style:style style:name="TableCell6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89" style:family="table-row">
      <style:table-row-properties style:min-row-height="0.1916in"/>
    </style:style>
    <style:style style:name="TableCell6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94" style:family="table-row">
      <style:table-row-properties style:min-row-height="0.1916in"/>
    </style:style>
    <style:style style:name="TableCell6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699" style:family="table-row">
      <style:table-row-properties style:min-row-height="0.1916in"/>
    </style:style>
    <style:style style:name="TableCell6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04" style:family="table-row">
      <style:table-row-properties style:min-row-height="0.1916in"/>
    </style:style>
    <style:style style:name="TableCell6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09" style:family="table-row">
      <style:table-row-properties style:min-row-height="0.1916in"/>
    </style:style>
    <style:style style:name="TableCell6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14" style:family="table-row">
      <style:table-row-properties style:min-row-height="0.1916in"/>
    </style:style>
    <style:style style:name="TableCell6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19" style:family="table-row">
      <style:table-row-properties style:min-row-height="0.1916in"/>
    </style:style>
    <style:style style:name="TableCell6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24" style:family="table-row">
      <style:table-row-properties style:min-row-height="0.1916in"/>
    </style:style>
    <style:style style:name="TableCell6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29" style:family="table-row">
      <style:table-row-properties style:min-row-height="0.1916in"/>
    </style:style>
    <style:style style:name="TableCell6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34" style:family="table-row">
      <style:table-row-properties style:min-row-height="0.1916in"/>
    </style:style>
    <style:style style:name="TableCell6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39" style:family="table-row">
      <style:table-row-properties style:min-row-height="0.1916in"/>
    </style:style>
    <style:style style:name="TableCell6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44" style:family="table-row">
      <style:table-row-properties style:min-row-height="0.1916in"/>
    </style:style>
    <style:style style:name="TableCell6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49" style:family="table-row">
      <style:table-row-properties style:min-row-height="0.1916in"/>
    </style:style>
    <style:style style:name="TableCell6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54" style:family="table-row">
      <style:table-row-properties style:min-row-height="0.1916in"/>
    </style:style>
    <style:style style:name="TableCell6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59" style:family="table-row">
      <style:table-row-properties style:min-row-height="0.1916in"/>
    </style:style>
    <style:style style:name="TableCell6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64" style:family="table-row">
      <style:table-row-properties style:min-row-height="0.1916in"/>
    </style:style>
    <style:style style:name="TableCell6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69" style:family="table-row">
      <style:table-row-properties style:min-row-height="0.1916in"/>
    </style:style>
    <style:style style:name="TableCell6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74" style:family="table-row">
      <style:table-row-properties style:min-row-height="0.1916in"/>
    </style:style>
    <style:style style:name="TableCell6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79" style:family="table-row">
      <style:table-row-properties style:min-row-height="0.1916in"/>
    </style:style>
    <style:style style:name="TableCell6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84" style:family="table-row">
      <style:table-row-properties style:min-row-height="0.1916in"/>
    </style:style>
    <style:style style:name="TableCell6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89" style:family="table-row">
      <style:table-row-properties style:min-row-height="0.1916in"/>
    </style:style>
    <style:style style:name="TableCell6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94" style:family="table-row">
      <style:table-row-properties style:min-row-height="0.1916in"/>
    </style:style>
    <style:style style:name="TableCell6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799" style:family="table-row">
      <style:table-row-properties style:min-row-height="0.1916in"/>
    </style:style>
    <style:style style:name="TableCell6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04" style:family="table-row">
      <style:table-row-properties style:min-row-height="0.1916in"/>
    </style:style>
    <style:style style:name="TableCell6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09" style:family="table-row">
      <style:table-row-properties style:min-row-height="0.1916in"/>
    </style:style>
    <style:style style:name="TableCell6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14" style:family="table-row">
      <style:table-row-properties style:min-row-height="0.1916in"/>
    </style:style>
    <style:style style:name="TableCell6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19" style:family="table-row">
      <style:table-row-properties style:min-row-height="0.1916in"/>
    </style:style>
    <style:style style:name="TableCell6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24" style:family="table-row">
      <style:table-row-properties style:min-row-height="0.1916in"/>
    </style:style>
    <style:style style:name="TableCell6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29" style:family="table-row">
      <style:table-row-properties style:min-row-height="0.1916in"/>
    </style:style>
    <style:style style:name="TableCell6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34" style:family="table-row">
      <style:table-row-properties style:min-row-height="0.1916in"/>
    </style:style>
    <style:style style:name="TableCell6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39" style:family="table-row">
      <style:table-row-properties style:min-row-height="0.1916in"/>
    </style:style>
    <style:style style:name="TableCell6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44" style:family="table-row">
      <style:table-row-properties style:min-row-height="0.1916in"/>
    </style:style>
    <style:style style:name="TableCell6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49" style:family="table-row">
      <style:table-row-properties style:min-row-height="0.1916in"/>
    </style:style>
    <style:style style:name="TableCell6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54" style:family="table-row">
      <style:table-row-properties style:min-row-height="0.1916in"/>
    </style:style>
    <style:style style:name="TableCell6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59" style:family="table-row">
      <style:table-row-properties style:min-row-height="0.1916in"/>
    </style:style>
    <style:style style:name="TableCell6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64" style:family="table-row">
      <style:table-row-properties style:min-row-height="0.1916in"/>
    </style:style>
    <style:style style:name="TableCell6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69" style:family="table-row">
      <style:table-row-properties style:min-row-height="0.1916in"/>
    </style:style>
    <style:style style:name="TableCell6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74" style:family="table-row">
      <style:table-row-properties style:min-row-height="0.1916in"/>
    </style:style>
    <style:style style:name="TableCell6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79" style:family="table-row">
      <style:table-row-properties style:min-row-height="0.1916in"/>
    </style:style>
    <style:style style:name="TableCell6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84" style:family="table-row">
      <style:table-row-properties style:min-row-height="0.1916in"/>
    </style:style>
    <style:style style:name="TableCell6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89" style:family="table-row">
      <style:table-row-properties style:min-row-height="0.1916in"/>
    </style:style>
    <style:style style:name="TableCell6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94" style:family="table-row">
      <style:table-row-properties style:min-row-height="0.1916in"/>
    </style:style>
    <style:style style:name="TableCell6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899" style:family="table-row">
      <style:table-row-properties style:min-row-height="0.1916in"/>
    </style:style>
    <style:style style:name="TableCell6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04" style:family="table-row">
      <style:table-row-properties style:min-row-height="0.1916in"/>
    </style:style>
    <style:style style:name="TableCell6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09" style:family="table-row">
      <style:table-row-properties style:min-row-height="0.1916in"/>
    </style:style>
    <style:style style:name="TableCell6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14" style:family="table-row">
      <style:table-row-properties style:min-row-height="0.1916in"/>
    </style:style>
    <style:style style:name="TableCell6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19" style:family="table-row">
      <style:table-row-properties style:min-row-height="0.1916in"/>
    </style:style>
    <style:style style:name="TableCell6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24" style:family="table-row">
      <style:table-row-properties style:min-row-height="0.1916in"/>
    </style:style>
    <style:style style:name="TableCell6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29" style:family="table-row">
      <style:table-row-properties style:min-row-height="0.1916in"/>
    </style:style>
    <style:style style:name="TableCell6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34" style:family="table-row">
      <style:table-row-properties style:min-row-height="0.1916in"/>
    </style:style>
    <style:style style:name="TableCell6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39" style:family="table-row">
      <style:table-row-properties style:min-row-height="0.1916in"/>
    </style:style>
    <style:style style:name="TableCell6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44" style:family="table-row">
      <style:table-row-properties style:min-row-height="0.1916in"/>
    </style:style>
    <style:style style:name="TableCell6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49" style:family="table-row">
      <style:table-row-properties style:min-row-height="0.1916in"/>
    </style:style>
    <style:style style:name="TableCell6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54" style:family="table-row">
      <style:table-row-properties style:min-row-height="0.1916in"/>
    </style:style>
    <style:style style:name="TableCell6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6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59" style:family="table-row">
      <style:table-row-properties style:min-row-height="0.1916in"/>
    </style:style>
    <style:style style:name="TableCell6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64" style:family="table-row">
      <style:table-row-properties style:min-row-height="0.1916in"/>
    </style:style>
    <style:style style:name="TableCell6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69" style:family="table-row">
      <style:table-row-properties style:min-row-height="0.1916in"/>
    </style:style>
    <style:style style:name="TableCell6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74" style:family="table-row">
      <style:table-row-properties style:min-row-height="0.1916in"/>
    </style:style>
    <style:style style:name="TableCell6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79" style:family="table-row">
      <style:table-row-properties style:min-row-height="0.1916in"/>
    </style:style>
    <style:style style:name="TableCell6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84" style:family="table-row">
      <style:table-row-properties style:min-row-height="0.1916in"/>
    </style:style>
    <style:style style:name="TableCell6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89" style:family="table-row">
      <style:table-row-properties style:min-row-height="0.1916in"/>
    </style:style>
    <style:style style:name="TableCell6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94" style:family="table-row">
      <style:table-row-properties style:min-row-height="0.1916in"/>
    </style:style>
    <style:style style:name="TableCell6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6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6999" style:family="table-row">
      <style:table-row-properties style:min-row-height="0.1916in"/>
    </style:style>
    <style:style style:name="TableCell7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04" style:family="table-row">
      <style:table-row-properties style:min-row-height="0.1916in"/>
    </style:style>
    <style:style style:name="TableCell7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09" style:family="table-row">
      <style:table-row-properties style:min-row-height="0.1916in"/>
    </style:style>
    <style:style style:name="TableCell7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14" style:family="table-row">
      <style:table-row-properties style:min-row-height="0.1916in"/>
    </style:style>
    <style:style style:name="TableCell7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19" style:family="table-row">
      <style:table-row-properties style:min-row-height="0.1916in"/>
    </style:style>
    <style:style style:name="TableCell7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24" style:family="table-row">
      <style:table-row-properties style:min-row-height="0.1916in"/>
    </style:style>
    <style:style style:name="TableCell7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29" style:family="table-row">
      <style:table-row-properties style:min-row-height="0.1916in"/>
    </style:style>
    <style:style style:name="TableCell7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34" style:family="table-row">
      <style:table-row-properties style:min-row-height="0.1916in"/>
    </style:style>
    <style:style style:name="TableCell7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39" style:family="table-row">
      <style:table-row-properties style:min-row-height="0.1916in"/>
    </style:style>
    <style:style style:name="TableCell7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44" style:family="table-row">
      <style:table-row-properties style:min-row-height="0.1916in"/>
    </style:style>
    <style:style style:name="TableCell7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49" style:family="table-row">
      <style:table-row-properties style:min-row-height="0.1916in"/>
    </style:style>
    <style:style style:name="TableCell7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54" style:family="table-row">
      <style:table-row-properties style:min-row-height="0.1916in"/>
    </style:style>
    <style:style style:name="TableCell7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59" style:family="table-row">
      <style:table-row-properties style:min-row-height="0.1916in"/>
    </style:style>
    <style:style style:name="TableCell7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64" style:family="table-row">
      <style:table-row-properties style:min-row-height="0.1916in"/>
    </style:style>
    <style:style style:name="TableCell7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69" style:family="table-row">
      <style:table-row-properties style:min-row-height="0.1916in"/>
    </style:style>
    <style:style style:name="TableCell7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74" style:family="table-row">
      <style:table-row-properties style:min-row-height="0.1916in"/>
    </style:style>
    <style:style style:name="TableCell7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79" style:family="table-row">
      <style:table-row-properties style:min-row-height="0.1916in"/>
    </style:style>
    <style:style style:name="TableCell7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84" style:family="table-row">
      <style:table-row-properties style:min-row-height="0.1916in"/>
    </style:style>
    <style:style style:name="TableCell7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89" style:family="table-row">
      <style:table-row-properties style:min-row-height="0.1916in"/>
    </style:style>
    <style:style style:name="TableCell7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94" style:family="table-row">
      <style:table-row-properties style:min-row-height="0.1916in"/>
    </style:style>
    <style:style style:name="TableCell7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099" style:family="table-row">
      <style:table-row-properties style:min-row-height="0.1916in"/>
    </style:style>
    <style:style style:name="TableCell7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04" style:family="table-row">
      <style:table-row-properties style:min-row-height="0.1916in"/>
    </style:style>
    <style:style style:name="TableCell7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09" style:family="table-row">
      <style:table-row-properties style:min-row-height="0.1916in"/>
    </style:style>
    <style:style style:name="TableCell7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14" style:family="table-row">
      <style:table-row-properties style:min-row-height="0.1916in"/>
    </style:style>
    <style:style style:name="TableCell7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19" style:family="table-row">
      <style:table-row-properties style:min-row-height="0.1916in"/>
    </style:style>
    <style:style style:name="TableCell7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24" style:family="table-row">
      <style:table-row-properties style:min-row-height="0.1916in"/>
    </style:style>
    <style:style style:name="TableCell7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29" style:family="table-row">
      <style:table-row-properties style:min-row-height="0.1916in"/>
    </style:style>
    <style:style style:name="TableCell7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34" style:family="table-row">
      <style:table-row-properties style:min-row-height="0.1916in"/>
    </style:style>
    <style:style style:name="TableCell7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39" style:family="table-row">
      <style:table-row-properties style:min-row-height="0.1916in"/>
    </style:style>
    <style:style style:name="TableCell7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44" style:family="table-row">
      <style:table-row-properties style:min-row-height="0.1916in"/>
    </style:style>
    <style:style style:name="TableCell7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49" style:family="table-row">
      <style:table-row-properties style:min-row-height="0.1916in"/>
    </style:style>
    <style:style style:name="TableCell7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54" style:family="table-row">
      <style:table-row-properties style:min-row-height="0.1916in"/>
    </style:style>
    <style:style style:name="TableCell7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59" style:family="table-row">
      <style:table-row-properties style:min-row-height="0.1916in"/>
    </style:style>
    <style:style style:name="TableCell7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64" style:family="table-row">
      <style:table-row-properties style:min-row-height="0.1916in"/>
    </style:style>
    <style:style style:name="TableCell7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69" style:family="table-row">
      <style:table-row-properties style:min-row-height="0.1916in"/>
    </style:style>
    <style:style style:name="TableCell7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74" style:family="table-row">
      <style:table-row-properties style:min-row-height="0.1916in"/>
    </style:style>
    <style:style style:name="TableCell7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79" style:family="table-row">
      <style:table-row-properties style:min-row-height="0.1916in"/>
    </style:style>
    <style:style style:name="TableCell7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84" style:family="table-row">
      <style:table-row-properties style:min-row-height="0.1916in"/>
    </style:style>
    <style:style style:name="TableCell7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89" style:family="table-row">
      <style:table-row-properties style:min-row-height="0.1916in"/>
    </style:style>
    <style:style style:name="TableCell7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94" style:family="table-row">
      <style:table-row-properties style:min-row-height="0.1916in"/>
    </style:style>
    <style:style style:name="TableCell7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199" style:family="table-row">
      <style:table-row-properties style:min-row-height="0.1916in"/>
    </style:style>
    <style:style style:name="TableCell7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04" style:family="table-row">
      <style:table-row-properties style:min-row-height="0.1916in"/>
    </style:style>
    <style:style style:name="TableCell7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09" style:family="table-row">
      <style:table-row-properties style:min-row-height="0.1916in"/>
    </style:style>
    <style:style style:name="TableCell7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14" style:family="table-row">
      <style:table-row-properties style:min-row-height="0.1916in"/>
    </style:style>
    <style:style style:name="TableCell7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19" style:family="table-row">
      <style:table-row-properties style:min-row-height="0.1916in"/>
    </style:style>
    <style:style style:name="TableCell7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24" style:family="table-row">
      <style:table-row-properties style:min-row-height="0.1916in"/>
    </style:style>
    <style:style style:name="TableCell7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29" style:family="table-row">
      <style:table-row-properties style:min-row-height="0.1916in"/>
    </style:style>
    <style:style style:name="TableCell7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34" style:family="table-row">
      <style:table-row-properties style:min-row-height="0.1916in"/>
    </style:style>
    <style:style style:name="TableCell7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39" style:family="table-row">
      <style:table-row-properties style:min-row-height="0.1916in"/>
    </style:style>
    <style:style style:name="TableCell7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44" style:family="table-row">
      <style:table-row-properties style:min-row-height="0.1916in"/>
    </style:style>
    <style:style style:name="TableCell7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49" style:family="table-row">
      <style:table-row-properties style:min-row-height="0.1916in"/>
    </style:style>
    <style:style style:name="TableCell7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54" style:family="table-row">
      <style:table-row-properties style:min-row-height="0.1916in"/>
    </style:style>
    <style:style style:name="TableCell7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59" style:family="table-row">
      <style:table-row-properties style:min-row-height="0.1916in"/>
    </style:style>
    <style:style style:name="TableCell7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64" style:family="table-row">
      <style:table-row-properties style:min-row-height="0.1916in"/>
    </style:style>
    <style:style style:name="TableCell7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69" style:family="table-row">
      <style:table-row-properties style:min-row-height="0.1916in"/>
    </style:style>
    <style:style style:name="TableCell7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74" style:family="table-row">
      <style:table-row-properties style:min-row-height="0.1916in"/>
    </style:style>
    <style:style style:name="TableCell7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79" style:family="table-row">
      <style:table-row-properties style:min-row-height="0.1916in"/>
    </style:style>
    <style:style style:name="TableCell7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84" style:family="table-row">
      <style:table-row-properties style:min-row-height="0.1916in"/>
    </style:style>
    <style:style style:name="TableCell7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89" style:family="table-row">
      <style:table-row-properties style:min-row-height="0.1916in"/>
    </style:style>
    <style:style style:name="TableCell7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94" style:family="table-row">
      <style:table-row-properties style:min-row-height="0.1916in"/>
    </style:style>
    <style:style style:name="TableCell7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299" style:family="table-row">
      <style:table-row-properties style:min-row-height="0.1916in"/>
    </style:style>
    <style:style style:name="TableCell7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04" style:family="table-row">
      <style:table-row-properties style:min-row-height="0.1916in"/>
    </style:style>
    <style:style style:name="TableCell7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09" style:family="table-row">
      <style:table-row-properties style:min-row-height="0.1916in"/>
    </style:style>
    <style:style style:name="TableCell7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14" style:family="table-row">
      <style:table-row-properties style:min-row-height="0.1916in"/>
    </style:style>
    <style:style style:name="TableCell7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19" style:family="table-row">
      <style:table-row-properties style:min-row-height="0.1916in"/>
    </style:style>
    <style:style style:name="TableCell7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24" style:family="table-row">
      <style:table-row-properties style:min-row-height="0.1916in"/>
    </style:style>
    <style:style style:name="TableCell7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29" style:family="table-row">
      <style:table-row-properties style:min-row-height="0.1916in"/>
    </style:style>
    <style:style style:name="TableCell7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34" style:family="table-row">
      <style:table-row-properties style:min-row-height="0.1916in"/>
    </style:style>
    <style:style style:name="TableCell7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39" style:family="table-row">
      <style:table-row-properties style:min-row-height="0.1916in"/>
    </style:style>
    <style:style style:name="TableCell7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44" style:family="table-row">
      <style:table-row-properties style:min-row-height="0.1916in"/>
    </style:style>
    <style:style style:name="TableCell7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49" style:family="table-row">
      <style:table-row-properties style:min-row-height="0.1916in"/>
    </style:style>
    <style:style style:name="TableCell7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54" style:family="table-row">
      <style:table-row-properties style:min-row-height="0.1916in"/>
    </style:style>
    <style:style style:name="TableCell7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59" style:family="table-row">
      <style:table-row-properties style:min-row-height="0.1916in"/>
    </style:style>
    <style:style style:name="TableCell7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64" style:family="table-row">
      <style:table-row-properties style:min-row-height="0.1916in"/>
    </style:style>
    <style:style style:name="TableCell7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69" style:family="table-row">
      <style:table-row-properties style:min-row-height="0.1916in"/>
    </style:style>
    <style:style style:name="TableCell7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74" style:family="table-row">
      <style:table-row-properties style:min-row-height="0.1916in"/>
    </style:style>
    <style:style style:name="TableCell7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79" style:family="table-row">
      <style:table-row-properties style:min-row-height="0.1916in"/>
    </style:style>
    <style:style style:name="TableCell7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84" style:family="table-row">
      <style:table-row-properties style:min-row-height="0.1916in"/>
    </style:style>
    <style:style style:name="TableCell7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89" style:family="table-row">
      <style:table-row-properties style:min-row-height="0.1916in"/>
    </style:style>
    <style:style style:name="TableCell7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94" style:family="table-row">
      <style:table-row-properties style:min-row-height="0.1916in"/>
    </style:style>
    <style:style style:name="TableCell7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399" style:family="table-row">
      <style:table-row-properties style:min-row-height="0.1916in"/>
    </style:style>
    <style:style style:name="TableCell7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04" style:family="table-row">
      <style:table-row-properties style:min-row-height="0.1916in"/>
    </style:style>
    <style:style style:name="TableCell7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09" style:family="table-row">
      <style:table-row-properties style:min-row-height="0.1916in"/>
    </style:style>
    <style:style style:name="TableCell7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14" style:family="table-row">
      <style:table-row-properties style:min-row-height="0.1916in"/>
    </style:style>
    <style:style style:name="TableCell7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19" style:family="table-row">
      <style:table-row-properties style:min-row-height="0.1916in"/>
    </style:style>
    <style:style style:name="TableCell7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24" style:family="table-row">
      <style:table-row-properties style:min-row-height="0.1916in"/>
    </style:style>
    <style:style style:name="TableCell7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29" style:family="table-row">
      <style:table-row-properties style:min-row-height="0.1916in"/>
    </style:style>
    <style:style style:name="TableCell7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34" style:family="table-row">
      <style:table-row-properties style:min-row-height="0.1916in"/>
    </style:style>
    <style:style style:name="TableCell7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39" style:family="table-row">
      <style:table-row-properties style:min-row-height="0.1916in"/>
    </style:style>
    <style:style style:name="TableCell7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44" style:family="table-row">
      <style:table-row-properties style:min-row-height="0.1916in"/>
    </style:style>
    <style:style style:name="TableCell7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49" style:family="table-row">
      <style:table-row-properties style:min-row-height="0.1916in"/>
    </style:style>
    <style:style style:name="TableCell7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54" style:family="table-row">
      <style:table-row-properties style:min-row-height="0.1916in"/>
    </style:style>
    <style:style style:name="TableCell7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59" style:family="table-row">
      <style:table-row-properties style:min-row-height="0.1916in"/>
    </style:style>
    <style:style style:name="TableCell7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64" style:family="table-row">
      <style:table-row-properties style:min-row-height="0.1916in"/>
    </style:style>
    <style:style style:name="TableCell7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69" style:family="table-row">
      <style:table-row-properties style:min-row-height="0.1916in"/>
    </style:style>
    <style:style style:name="TableCell7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74" style:family="table-row">
      <style:table-row-properties style:min-row-height="0.1916in"/>
    </style:style>
    <style:style style:name="TableCell7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79" style:family="table-row">
      <style:table-row-properties style:min-row-height="0.1916in"/>
    </style:style>
    <style:style style:name="TableCell7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84" style:family="table-row">
      <style:table-row-properties style:min-row-height="0.1916in"/>
    </style:style>
    <style:style style:name="TableCell7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89" style:family="table-row">
      <style:table-row-properties style:min-row-height="0.1916in"/>
    </style:style>
    <style:style style:name="TableCell7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94" style:family="table-row">
      <style:table-row-properties style:min-row-height="0.1916in"/>
    </style:style>
    <style:style style:name="TableCell7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499" style:family="table-row">
      <style:table-row-properties style:min-row-height="0.1916in"/>
    </style:style>
    <style:style style:name="TableCell7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04" style:family="table-row">
      <style:table-row-properties style:min-row-height="0.1916in"/>
    </style:style>
    <style:style style:name="TableCell7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09" style:family="table-row">
      <style:table-row-properties style:min-row-height="0.1916in"/>
    </style:style>
    <style:style style:name="TableCell7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14" style:family="table-row">
      <style:table-row-properties style:min-row-height="0.1916in"/>
    </style:style>
    <style:style style:name="TableCell7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19" style:family="table-row">
      <style:table-row-properties style:min-row-height="0.1916in"/>
    </style:style>
    <style:style style:name="TableCell7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24" style:family="table-row">
      <style:table-row-properties style:min-row-height="0.1916in"/>
    </style:style>
    <style:style style:name="TableCell7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29" style:family="table-row">
      <style:table-row-properties style:min-row-height="0.1916in"/>
    </style:style>
    <style:style style:name="TableCell7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34" style:family="table-row">
      <style:table-row-properties style:min-row-height="0.1916in"/>
    </style:style>
    <style:style style:name="TableCell7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39" style:family="table-row">
      <style:table-row-properties style:min-row-height="0.1916in"/>
    </style:style>
    <style:style style:name="TableCell7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44" style:family="table-row">
      <style:table-row-properties style:min-row-height="0.1916in"/>
    </style:style>
    <style:style style:name="TableCell7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49" style:family="table-row">
      <style:table-row-properties style:min-row-height="0.1916in"/>
    </style:style>
    <style:style style:name="TableCell7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54" style:family="table-row">
      <style:table-row-properties style:min-row-height="0.1916in"/>
    </style:style>
    <style:style style:name="TableCell7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59" style:family="table-row">
      <style:table-row-properties style:min-row-height="0.1916in"/>
    </style:style>
    <style:style style:name="TableCell7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64" style:family="table-row">
      <style:table-row-properties style:min-row-height="0.1916in"/>
    </style:style>
    <style:style style:name="TableCell7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69" style:family="table-row">
      <style:table-row-properties style:min-row-height="0.1916in"/>
    </style:style>
    <style:style style:name="TableCell7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74" style:family="table-row">
      <style:table-row-properties style:min-row-height="0.1916in"/>
    </style:style>
    <style:style style:name="TableCell7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79" style:family="table-row">
      <style:table-row-properties style:min-row-height="0.1916in"/>
    </style:style>
    <style:style style:name="TableCell7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84" style:family="table-row">
      <style:table-row-properties style:min-row-height="0.1916in"/>
    </style:style>
    <style:style style:name="TableCell7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89" style:family="table-row">
      <style:table-row-properties style:min-row-height="0.1916in"/>
    </style:style>
    <style:style style:name="TableCell7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94" style:family="table-row">
      <style:table-row-properties style:min-row-height="0.1916in"/>
    </style:style>
    <style:style style:name="TableCell7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599" style:family="table-row">
      <style:table-row-properties style:min-row-height="0.1916in"/>
    </style:style>
    <style:style style:name="TableCell7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04" style:family="table-row">
      <style:table-row-properties style:min-row-height="0.1916in"/>
    </style:style>
    <style:style style:name="TableCell7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09" style:family="table-row">
      <style:table-row-properties style:min-row-height="0.1916in"/>
    </style:style>
    <style:style style:name="TableCell7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14" style:family="table-row">
      <style:table-row-properties style:min-row-height="0.1916in"/>
    </style:style>
    <style:style style:name="TableCell7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19" style:family="table-row">
      <style:table-row-properties style:min-row-height="0.1916in"/>
    </style:style>
    <style:style style:name="TableCell7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24" style:family="table-row">
      <style:table-row-properties style:min-row-height="0.1916in"/>
    </style:style>
    <style:style style:name="TableCell7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29" style:family="table-row">
      <style:table-row-properties style:min-row-height="0.1916in"/>
    </style:style>
    <style:style style:name="TableCell7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34" style:family="table-row">
      <style:table-row-properties style:min-row-height="0.1916in"/>
    </style:style>
    <style:style style:name="TableCell7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39" style:family="table-row">
      <style:table-row-properties style:min-row-height="0.1916in"/>
    </style:style>
    <style:style style:name="TableCell7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44" style:family="table-row">
      <style:table-row-properties style:min-row-height="0.1916in"/>
    </style:style>
    <style:style style:name="TableCell7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49" style:family="table-row">
      <style:table-row-properties style:min-row-height="0.1916in"/>
    </style:style>
    <style:style style:name="TableCell7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54" style:family="table-row">
      <style:table-row-properties style:min-row-height="0.1916in"/>
    </style:style>
    <style:style style:name="TableCell7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59" style:family="table-row">
      <style:table-row-properties style:min-row-height="0.1916in"/>
    </style:style>
    <style:style style:name="TableCell7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64" style:family="table-row">
      <style:table-row-properties style:min-row-height="0.1916in"/>
    </style:style>
    <style:style style:name="TableCell7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69" style:family="table-row">
      <style:table-row-properties style:min-row-height="0.1916in"/>
    </style:style>
    <style:style style:name="TableCell7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74" style:family="table-row">
      <style:table-row-properties style:min-row-height="0.1916in"/>
    </style:style>
    <style:style style:name="TableCell7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79" style:family="table-row">
      <style:table-row-properties style:min-row-height="0.1916in"/>
    </style:style>
    <style:style style:name="TableCell7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84" style:family="table-row">
      <style:table-row-properties style:min-row-height="0.1916in"/>
    </style:style>
    <style:style style:name="TableCell7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89" style:family="table-row">
      <style:table-row-properties style:min-row-height="0.1916in"/>
    </style:style>
    <style:style style:name="TableCell7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94" style:family="table-row">
      <style:table-row-properties style:min-row-height="0.1916in"/>
    </style:style>
    <style:style style:name="TableCell7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699" style:family="table-row">
      <style:table-row-properties style:min-row-height="0.1916in"/>
    </style:style>
    <style:style style:name="TableCell7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04" style:family="table-row">
      <style:table-row-properties style:min-row-height="0.1916in"/>
    </style:style>
    <style:style style:name="TableCell7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09" style:family="table-row">
      <style:table-row-properties style:min-row-height="0.1916in"/>
    </style:style>
    <style:style style:name="TableCell7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14" style:family="table-row">
      <style:table-row-properties style:min-row-height="0.1916in"/>
    </style:style>
    <style:style style:name="TableCell7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19" style:family="table-row">
      <style:table-row-properties style:min-row-height="0.1916in"/>
    </style:style>
    <style:style style:name="TableCell7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24" style:family="table-row">
      <style:table-row-properties style:min-row-height="0.1916in"/>
    </style:style>
    <style:style style:name="TableCell7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29" style:family="table-row">
      <style:table-row-properties style:min-row-height="0.1916in"/>
    </style:style>
    <style:style style:name="TableCell7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34" style:family="table-row">
      <style:table-row-properties style:min-row-height="0.1916in"/>
    </style:style>
    <style:style style:name="TableCell7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39" style:family="table-row">
      <style:table-row-properties style:min-row-height="0.1916in"/>
    </style:style>
    <style:style style:name="TableCell7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44" style:family="table-row">
      <style:table-row-properties style:min-row-height="0.1916in"/>
    </style:style>
    <style:style style:name="TableCell7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49" style:family="table-row">
      <style:table-row-properties style:min-row-height="0.1916in"/>
    </style:style>
    <style:style style:name="TableCell7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54" style:family="table-row">
      <style:table-row-properties style:min-row-height="0.1916in"/>
    </style:style>
    <style:style style:name="TableCell7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59" style:family="table-row">
      <style:table-row-properties style:min-row-height="0.1916in"/>
    </style:style>
    <style:style style:name="TableCell7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64" style:family="table-row">
      <style:table-row-properties style:min-row-height="0.1916in"/>
    </style:style>
    <style:style style:name="TableCell7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69" style:family="table-row">
      <style:table-row-properties style:min-row-height="0.1916in"/>
    </style:style>
    <style:style style:name="TableCell7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74" style:family="table-row">
      <style:table-row-properties style:min-row-height="0.1916in"/>
    </style:style>
    <style:style style:name="TableCell7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79" style:family="table-row">
      <style:table-row-properties style:min-row-height="0.1916in"/>
    </style:style>
    <style:style style:name="TableCell7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84" style:family="table-row">
      <style:table-row-properties style:min-row-height="0.1916in"/>
    </style:style>
    <style:style style:name="TableCell7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89" style:family="table-row">
      <style:table-row-properties style:min-row-height="0.1916in"/>
    </style:style>
    <style:style style:name="TableCell7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94" style:family="table-row">
      <style:table-row-properties style:min-row-height="0.1916in"/>
    </style:style>
    <style:style style:name="TableCell7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799" style:family="table-row">
      <style:table-row-properties style:min-row-height="0.1916in"/>
    </style:style>
    <style:style style:name="TableCell7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04" style:family="table-row">
      <style:table-row-properties style:min-row-height="0.1916in"/>
    </style:style>
    <style:style style:name="TableCell7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09" style:family="table-row">
      <style:table-row-properties style:min-row-height="0.1916in"/>
    </style:style>
    <style:style style:name="TableCell7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14" style:family="table-row">
      <style:table-row-properties style:min-row-height="0.1916in"/>
    </style:style>
    <style:style style:name="TableCell7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19" style:family="table-row">
      <style:table-row-properties style:min-row-height="0.1916in"/>
    </style:style>
    <style:style style:name="TableCell7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24" style:family="table-row">
      <style:table-row-properties style:min-row-height="0.1916in"/>
    </style:style>
    <style:style style:name="TableCell7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29" style:family="table-row">
      <style:table-row-properties style:min-row-height="0.1916in"/>
    </style:style>
    <style:style style:name="TableCell7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34" style:family="table-row">
      <style:table-row-properties style:min-row-height="0.1916in"/>
    </style:style>
    <style:style style:name="TableCell7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39" style:family="table-row">
      <style:table-row-properties style:min-row-height="0.1916in"/>
    </style:style>
    <style:style style:name="TableCell7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44" style:family="table-row">
      <style:table-row-properties style:min-row-height="0.1916in"/>
    </style:style>
    <style:style style:name="TableCell7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49" style:family="table-row">
      <style:table-row-properties style:min-row-height="0.1916in"/>
    </style:style>
    <style:style style:name="TableCell7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54" style:family="table-row">
      <style:table-row-properties style:min-row-height="0.1916in"/>
    </style:style>
    <style:style style:name="TableCell7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59" style:family="table-row">
      <style:table-row-properties style:min-row-height="0.1916in"/>
    </style:style>
    <style:style style:name="TableCell7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64" style:family="table-row">
      <style:table-row-properties style:min-row-height="0.1916in"/>
    </style:style>
    <style:style style:name="TableCell7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69" style:family="table-row">
      <style:table-row-properties style:min-row-height="0.1916in"/>
    </style:style>
    <style:style style:name="TableCell7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74" style:family="table-row">
      <style:table-row-properties style:min-row-height="0.1916in"/>
    </style:style>
    <style:style style:name="TableCell7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79" style:family="table-row">
      <style:table-row-properties style:min-row-height="0.1916in"/>
    </style:style>
    <style:style style:name="TableCell7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84" style:family="table-row">
      <style:table-row-properties style:min-row-height="0.1916in"/>
    </style:style>
    <style:style style:name="TableCell7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89" style:family="table-row">
      <style:table-row-properties style:min-row-height="0.1916in"/>
    </style:style>
    <style:style style:name="TableCell7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94" style:family="table-row">
      <style:table-row-properties style:min-row-height="0.1916in"/>
    </style:style>
    <style:style style:name="TableCell7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899" style:family="table-row">
      <style:table-row-properties style:min-row-height="0.1916in"/>
    </style:style>
    <style:style style:name="TableCell7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04" style:family="table-row">
      <style:table-row-properties style:min-row-height="0.1916in"/>
    </style:style>
    <style:style style:name="TableCell7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09" style:family="table-row">
      <style:table-row-properties style:min-row-height="0.1916in"/>
    </style:style>
    <style:style style:name="TableCell7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14" style:family="table-row">
      <style:table-row-properties style:min-row-height="0.1916in"/>
    </style:style>
    <style:style style:name="TableCell7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19" style:family="table-row">
      <style:table-row-properties style:min-row-height="0.1916in"/>
    </style:style>
    <style:style style:name="TableCell7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24" style:family="table-row">
      <style:table-row-properties style:min-row-height="0.1916in"/>
    </style:style>
    <style:style style:name="TableCell7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29" style:family="table-row">
      <style:table-row-properties style:min-row-height="0.1916in"/>
    </style:style>
    <style:style style:name="TableCell7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34" style:family="table-row">
      <style:table-row-properties style:min-row-height="0.1916in"/>
    </style:style>
    <style:style style:name="TableCell7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39" style:family="table-row">
      <style:table-row-properties style:min-row-height="0.1916in"/>
    </style:style>
    <style:style style:name="TableCell7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44" style:family="table-row">
      <style:table-row-properties style:min-row-height="0.1916in"/>
    </style:style>
    <style:style style:name="TableCell7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49" style:family="table-row">
      <style:table-row-properties style:min-row-height="0.1916in"/>
    </style:style>
    <style:style style:name="TableCell7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54" style:family="table-row">
      <style:table-row-properties style:min-row-height="0.1916in"/>
    </style:style>
    <style:style style:name="TableCell7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59" style:family="table-row">
      <style:table-row-properties style:min-row-height="0.1916in"/>
    </style:style>
    <style:style style:name="TableCell7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7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64" style:family="table-row">
      <style:table-row-properties style:min-row-height="0.1916in"/>
    </style:style>
    <style:style style:name="TableCell7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69" style:family="table-row">
      <style:table-row-properties style:min-row-height="0.1916in"/>
    </style:style>
    <style:style style:name="TableCell7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74" style:family="table-row">
      <style:table-row-properties style:min-row-height="0.1916in"/>
    </style:style>
    <style:style style:name="TableCell7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79" style:family="table-row">
      <style:table-row-properties style:min-row-height="0.1916in"/>
    </style:style>
    <style:style style:name="TableCell7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84" style:family="table-row">
      <style:table-row-properties style:min-row-height="0.1916in"/>
    </style:style>
    <style:style style:name="TableCell7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89" style:family="table-row">
      <style:table-row-properties style:min-row-height="0.1916in"/>
    </style:style>
    <style:style style:name="TableCell7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94" style:family="table-row">
      <style:table-row-properties style:min-row-height="0.1916in"/>
    </style:style>
    <style:style style:name="TableCell7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7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7999" style:family="table-row">
      <style:table-row-properties style:min-row-height="0.1916in"/>
    </style:style>
    <style:style style:name="TableCell8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04" style:family="table-row">
      <style:table-row-properties style:min-row-height="0.1916in"/>
    </style:style>
    <style:style style:name="TableCell8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09" style:family="table-row">
      <style:table-row-properties style:min-row-height="0.1916in"/>
    </style:style>
    <style:style style:name="TableCell8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14" style:family="table-row">
      <style:table-row-properties style:min-row-height="0.1916in"/>
    </style:style>
    <style:style style:name="TableCell8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19" style:family="table-row">
      <style:table-row-properties style:min-row-height="0.1916in"/>
    </style:style>
    <style:style style:name="TableCell8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24" style:family="table-row">
      <style:table-row-properties style:min-row-height="0.1916in"/>
    </style:style>
    <style:style style:name="TableCell8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29" style:family="table-row">
      <style:table-row-properties style:min-row-height="0.1916in"/>
    </style:style>
    <style:style style:name="TableCell8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34" style:family="table-row">
      <style:table-row-properties style:min-row-height="0.1916in"/>
    </style:style>
    <style:style style:name="TableCell8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39" style:family="table-row">
      <style:table-row-properties style:min-row-height="0.1916in"/>
    </style:style>
    <style:style style:name="TableCell8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44" style:family="table-row">
      <style:table-row-properties style:min-row-height="0.1916in"/>
    </style:style>
    <style:style style:name="TableCell8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49" style:family="table-row">
      <style:table-row-properties style:min-row-height="0.1916in"/>
    </style:style>
    <style:style style:name="TableCell8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54" style:family="table-row">
      <style:table-row-properties style:min-row-height="0.1916in"/>
    </style:style>
    <style:style style:name="TableCell8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59" style:family="table-row">
      <style:table-row-properties style:min-row-height="0.1916in"/>
    </style:style>
    <style:style style:name="TableCell8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64" style:family="table-row">
      <style:table-row-properties style:min-row-height="0.1916in"/>
    </style:style>
    <style:style style:name="TableCell8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69" style:family="table-row">
      <style:table-row-properties style:min-row-height="0.1916in"/>
    </style:style>
    <style:style style:name="TableCell8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74" style:family="table-row">
      <style:table-row-properties style:min-row-height="0.1916in"/>
    </style:style>
    <style:style style:name="TableCell8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79" style:family="table-row">
      <style:table-row-properties style:min-row-height="0.1916in"/>
    </style:style>
    <style:style style:name="TableCell8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84" style:family="table-row">
      <style:table-row-properties style:min-row-height="0.1916in"/>
    </style:style>
    <style:style style:name="TableCell8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89" style:family="table-row">
      <style:table-row-properties style:min-row-height="0.1916in"/>
    </style:style>
    <style:style style:name="TableCell8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94" style:family="table-row">
      <style:table-row-properties style:min-row-height="0.1916in"/>
    </style:style>
    <style:style style:name="TableCell8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099" style:family="table-row">
      <style:table-row-properties style:min-row-height="0.1916in"/>
    </style:style>
    <style:style style:name="TableCell8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04" style:family="table-row">
      <style:table-row-properties style:min-row-height="0.1916in"/>
    </style:style>
    <style:style style:name="TableCell8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09" style:family="table-row">
      <style:table-row-properties style:min-row-height="0.1916in"/>
    </style:style>
    <style:style style:name="TableCell8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14" style:family="table-row">
      <style:table-row-properties style:min-row-height="0.1916in"/>
    </style:style>
    <style:style style:name="TableCell8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19" style:family="table-row">
      <style:table-row-properties style:min-row-height="0.1916in"/>
    </style:style>
    <style:style style:name="TableCell8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24" style:family="table-row">
      <style:table-row-properties style:min-row-height="0.1916in"/>
    </style:style>
    <style:style style:name="TableCell8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29" style:family="table-row">
      <style:table-row-properties style:min-row-height="0.1916in"/>
    </style:style>
    <style:style style:name="TableCell8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34" style:family="table-row">
      <style:table-row-properties style:min-row-height="0.1916in"/>
    </style:style>
    <style:style style:name="TableCell8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39" style:family="table-row">
      <style:table-row-properties style:min-row-height="0.1916in"/>
    </style:style>
    <style:style style:name="TableCell8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44" style:family="table-row">
      <style:table-row-properties style:min-row-height="0.1916in"/>
    </style:style>
    <style:style style:name="TableCell8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49" style:family="table-row">
      <style:table-row-properties style:min-row-height="0.1916in"/>
    </style:style>
    <style:style style:name="TableCell8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54" style:family="table-row">
      <style:table-row-properties style:min-row-height="0.1916in"/>
    </style:style>
    <style:style style:name="TableCell8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59" style:family="table-row">
      <style:table-row-properties style:min-row-height="0.1916in"/>
    </style:style>
    <style:style style:name="TableCell8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64" style:family="table-row">
      <style:table-row-properties style:min-row-height="0.1916in"/>
    </style:style>
    <style:style style:name="TableCell8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69" style:family="table-row">
      <style:table-row-properties style:min-row-height="0.1916in"/>
    </style:style>
    <style:style style:name="TableCell8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74" style:family="table-row">
      <style:table-row-properties style:min-row-height="0.1916in"/>
    </style:style>
    <style:style style:name="TableCell8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79" style:family="table-row">
      <style:table-row-properties style:min-row-height="0.1916in"/>
    </style:style>
    <style:style style:name="TableCell8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84" style:family="table-row">
      <style:table-row-properties style:min-row-height="0.1916in"/>
    </style:style>
    <style:style style:name="TableCell8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89" style:family="table-row">
      <style:table-row-properties style:min-row-height="0.1916in"/>
    </style:style>
    <style:style style:name="TableCell8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94" style:family="table-row">
      <style:table-row-properties style:min-row-height="0.1916in"/>
    </style:style>
    <style:style style:name="TableCell8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199" style:family="table-row">
      <style:table-row-properties style:min-row-height="0.1916in"/>
    </style:style>
    <style:style style:name="TableCell8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04" style:family="table-row">
      <style:table-row-properties style:min-row-height="0.1916in"/>
    </style:style>
    <style:style style:name="TableCell8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09" style:family="table-row">
      <style:table-row-properties style:min-row-height="0.1916in"/>
    </style:style>
    <style:style style:name="TableCell82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14" style:family="table-row">
      <style:table-row-properties style:min-row-height="0.1916in"/>
    </style:style>
    <style:style style:name="TableCell82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19" style:family="table-row">
      <style:table-row-properties style:min-row-height="0.1916in"/>
    </style:style>
    <style:style style:name="TableCell82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24" style:family="table-row">
      <style:table-row-properties style:min-row-height="0.1916in"/>
    </style:style>
    <style:style style:name="TableCell82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29" style:family="table-row">
      <style:table-row-properties style:min-row-height="0.1916in"/>
    </style:style>
    <style:style style:name="TableCell82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34" style:family="table-row">
      <style:table-row-properties style:min-row-height="0.1916in"/>
    </style:style>
    <style:style style:name="TableCell82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39" style:family="table-row">
      <style:table-row-properties style:min-row-height="0.1916in"/>
    </style:style>
    <style:style style:name="TableCell82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44" style:family="table-row">
      <style:table-row-properties style:min-row-height="0.1916in"/>
    </style:style>
    <style:style style:name="TableCell82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49" style:family="table-row">
      <style:table-row-properties style:min-row-height="0.1916in"/>
    </style:style>
    <style:style style:name="TableCell82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54" style:family="table-row">
      <style:table-row-properties style:min-row-height="0.1916in"/>
    </style:style>
    <style:style style:name="TableCell82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59" style:family="table-row">
      <style:table-row-properties style:min-row-height="0.1916in"/>
    </style:style>
    <style:style style:name="TableCell82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64" style:family="table-row">
      <style:table-row-properties style:min-row-height="0.1916in"/>
    </style:style>
    <style:style style:name="TableCell82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69" style:family="table-row">
      <style:table-row-properties style:min-row-height="0.1916in"/>
    </style:style>
    <style:style style:name="TableCell82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74" style:family="table-row">
      <style:table-row-properties style:min-row-height="0.1916in"/>
    </style:style>
    <style:style style:name="TableCell82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79" style:family="table-row">
      <style:table-row-properties style:min-row-height="0.1916in"/>
    </style:style>
    <style:style style:name="TableCell82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84" style:family="table-row">
      <style:table-row-properties style:min-row-height="0.1916in"/>
    </style:style>
    <style:style style:name="TableCell82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89" style:family="table-row">
      <style:table-row-properties style:min-row-height="0.1916in"/>
    </style:style>
    <style:style style:name="TableCell82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2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94" style:family="table-row">
      <style:table-row-properties style:min-row-height="0.1916in"/>
    </style:style>
    <style:style style:name="TableCell82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2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2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299" style:family="table-row">
      <style:table-row-properties style:min-row-height="0.1916in"/>
    </style:style>
    <style:style style:name="TableCell83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04" style:family="table-row">
      <style:table-row-properties style:min-row-height="0.1916in"/>
    </style:style>
    <style:style style:name="TableCell83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09" style:family="table-row">
      <style:table-row-properties style:min-row-height="0.1916in"/>
    </style:style>
    <style:style style:name="TableCell83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14" style:family="table-row">
      <style:table-row-properties style:min-row-height="0.1916in"/>
    </style:style>
    <style:style style:name="TableCell83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19" style:family="table-row">
      <style:table-row-properties style:min-row-height="0.1916in"/>
    </style:style>
    <style:style style:name="TableCell83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24" style:family="table-row">
      <style:table-row-properties style:min-row-height="0.1916in"/>
    </style:style>
    <style:style style:name="TableCell83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29" style:family="table-row">
      <style:table-row-properties style:min-row-height="0.1916in"/>
    </style:style>
    <style:style style:name="TableCell83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34" style:family="table-row">
      <style:table-row-properties style:min-row-height="0.1916in"/>
    </style:style>
    <style:style style:name="TableCell83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39" style:family="table-row">
      <style:table-row-properties style:min-row-height="0.1916in"/>
    </style:style>
    <style:style style:name="TableCell83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44" style:family="table-row">
      <style:table-row-properties style:min-row-height="0.1916in"/>
    </style:style>
    <style:style style:name="TableCell83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49" style:family="table-row">
      <style:table-row-properties style:min-row-height="0.1916in"/>
    </style:style>
    <style:style style:name="TableCell83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54" style:family="table-row">
      <style:table-row-properties style:min-row-height="0.1916in"/>
    </style:style>
    <style:style style:name="TableCell83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59" style:family="table-row">
      <style:table-row-properties style:min-row-height="0.1916in"/>
    </style:style>
    <style:style style:name="TableCell83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64" style:family="table-row">
      <style:table-row-properties style:min-row-height="0.1916in"/>
    </style:style>
    <style:style style:name="TableCell83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69" style:family="table-row">
      <style:table-row-properties style:min-row-height="0.1916in"/>
    </style:style>
    <style:style style:name="TableCell83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74" style:family="table-row">
      <style:table-row-properties style:min-row-height="0.1916in"/>
    </style:style>
    <style:style style:name="TableCell83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3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79" style:family="table-row">
      <style:table-row-properties style:min-row-height="0.1916in"/>
    </style:style>
    <style:style style:name="TableCell83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84" style:family="table-row">
      <style:table-row-properties style:min-row-height="0.1916in"/>
    </style:style>
    <style:style style:name="TableCell83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89" style:family="table-row">
      <style:table-row-properties style:min-row-height="0.1916in"/>
    </style:style>
    <style:style style:name="TableCell83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94" style:family="table-row">
      <style:table-row-properties style:min-row-height="0.1916in"/>
    </style:style>
    <style:style style:name="TableCell83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3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3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399" style:family="table-row">
      <style:table-row-properties style:min-row-height="0.1916in"/>
    </style:style>
    <style:style style:name="TableCell84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04" style:family="table-row">
      <style:table-row-properties style:min-row-height="0.1916in"/>
    </style:style>
    <style:style style:name="TableCell84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09" style:family="table-row">
      <style:table-row-properties style:min-row-height="0.1916in"/>
    </style:style>
    <style:style style:name="TableCell84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14" style:family="table-row">
      <style:table-row-properties style:min-row-height="0.1916in"/>
    </style:style>
    <style:style style:name="TableCell84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19" style:family="table-row">
      <style:table-row-properties style:min-row-height="0.1916in"/>
    </style:style>
    <style:style style:name="TableCell84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24" style:family="table-row">
      <style:table-row-properties style:min-row-height="0.1916in"/>
    </style:style>
    <style:style style:name="TableCell84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29" style:family="table-row">
      <style:table-row-properties style:min-row-height="0.1916in"/>
    </style:style>
    <style:style style:name="TableCell84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34" style:family="table-row">
      <style:table-row-properties style:min-row-height="0.1916in"/>
    </style:style>
    <style:style style:name="TableCell84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39" style:family="table-row">
      <style:table-row-properties style:min-row-height="0.1916in"/>
    </style:style>
    <style:style style:name="TableCell84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44" style:family="table-row">
      <style:table-row-properties style:min-row-height="0.1916in"/>
    </style:style>
    <style:style style:name="TableCell84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49" style:family="table-row">
      <style:table-row-properties style:min-row-height="0.1916in"/>
    </style:style>
    <style:style style:name="TableCell84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54" style:family="table-row">
      <style:table-row-properties style:min-row-height="0.1916in"/>
    </style:style>
    <style:style style:name="TableCell84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59" style:family="table-row">
      <style:table-row-properties style:min-row-height="0.1916in"/>
    </style:style>
    <style:style style:name="TableCell84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64" style:family="table-row">
      <style:table-row-properties style:min-row-height="0.1916in"/>
    </style:style>
    <style:style style:name="TableCell84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69" style:family="table-row">
      <style:table-row-properties style:min-row-height="0.1916in"/>
    </style:style>
    <style:style style:name="TableCell84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74" style:family="table-row">
      <style:table-row-properties style:min-row-height="0.1916in"/>
    </style:style>
    <style:style style:name="TableCell84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79" style:family="table-row">
      <style:table-row-properties style:min-row-height="0.1916in"/>
    </style:style>
    <style:style style:name="TableCell84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84" style:family="table-row">
      <style:table-row-properties style:min-row-height="0.1916in"/>
    </style:style>
    <style:style style:name="TableCell84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89" style:family="table-row">
      <style:table-row-properties style:min-row-height="0.1916in"/>
    </style:style>
    <style:style style:name="TableCell84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4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94" style:family="table-row">
      <style:table-row-properties style:min-row-height="0.1916in"/>
    </style:style>
    <style:style style:name="TableCell84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4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4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499" style:family="table-row">
      <style:table-row-properties style:min-row-height="0.1916in"/>
    </style:style>
    <style:style style:name="TableCell85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04" style:family="table-row">
      <style:table-row-properties style:min-row-height="0.1916in"/>
    </style:style>
    <style:style style:name="TableCell85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09" style:family="table-row">
      <style:table-row-properties style:min-row-height="0.1916in"/>
    </style:style>
    <style:style style:name="TableCell85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14" style:family="table-row">
      <style:table-row-properties style:min-row-height="0.1916in"/>
    </style:style>
    <style:style style:name="TableCell85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19" style:family="table-row">
      <style:table-row-properties style:min-row-height="0.1916in"/>
    </style:style>
    <style:style style:name="TableCell85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24" style:family="table-row">
      <style:table-row-properties style:min-row-height="0.1916in"/>
    </style:style>
    <style:style style:name="TableCell85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29" style:family="table-row">
      <style:table-row-properties style:min-row-height="0.1916in"/>
    </style:style>
    <style:style style:name="TableCell85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34" style:family="table-row">
      <style:table-row-properties style:min-row-height="0.1916in"/>
    </style:style>
    <style:style style:name="TableCell85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5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39" style:family="table-row">
      <style:table-row-properties style:min-row-height="0.1916in"/>
    </style:style>
    <style:style style:name="TableCell85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44" style:family="table-row">
      <style:table-row-properties style:min-row-height="0.1916in"/>
    </style:style>
    <style:style style:name="TableCell85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49" style:family="table-row">
      <style:table-row-properties style:min-row-height="0.1916in"/>
    </style:style>
    <style:style style:name="TableCell85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54" style:family="table-row">
      <style:table-row-properties style:min-row-height="0.1916in"/>
    </style:style>
    <style:style style:name="TableCell85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59" style:family="table-row">
      <style:table-row-properties style:min-row-height="0.1916in"/>
    </style:style>
    <style:style style:name="TableCell85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6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64" style:family="table-row">
      <style:table-row-properties style:min-row-height="0.1916in"/>
    </style:style>
    <style:style style:name="TableCell85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69" style:family="table-row">
      <style:table-row-properties style:min-row-height="0.1916in"/>
    </style:style>
    <style:style style:name="TableCell85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74" style:family="table-row">
      <style:table-row-properties style:min-row-height="0.1916in"/>
    </style:style>
    <style:style style:name="TableCell85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79" style:family="table-row">
      <style:table-row-properties style:min-row-height="0.1916in"/>
    </style:style>
    <style:style style:name="TableCell85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5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84" style:family="table-row">
      <style:table-row-properties style:min-row-height="0.1916in"/>
    </style:style>
    <style:style style:name="TableCell85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8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85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89" style:family="table-row">
      <style:table-row-properties style:min-row-height="0.1916in"/>
    </style:style>
    <style:style style:name="TableCell85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91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85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94" style:family="table-row">
      <style:table-row-properties style:min-row-height="0.1916in"/>
    </style:style>
    <style:style style:name="TableCell85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96" style:parent-style-name="Standaard" style:family="paragraph">
      <style:text-properties style:font-name="Verdana" style:font-name-complex="Arial" fo:font-size="8pt" style:font-size-asian="8pt" style:font-size-complex="8pt" fo:language="de" fo:country="DE"/>
    </style:style>
    <style:style style:name="TableCell85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5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599" style:family="table-row">
      <style:table-row-properties style:min-row-height="0.1916in"/>
    </style:style>
    <style:style style:name="TableCell86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04" style:family="table-row">
      <style:table-row-properties style:min-row-height="0.1916in"/>
    </style:style>
    <style:style style:name="TableCell86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0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09" style:family="table-row">
      <style:table-row-properties style:min-row-height="0.1916in"/>
    </style:style>
    <style:style style:name="TableCell86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1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14" style:family="table-row">
      <style:table-row-properties style:min-row-height="0.1916in"/>
    </style:style>
    <style:style style:name="TableCell86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1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19" style:family="table-row">
      <style:table-row-properties style:min-row-height="0.1916in"/>
    </style:style>
    <style:style style:name="TableCell86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24" style:family="table-row">
      <style:table-row-properties style:min-row-height="0.1916in"/>
    </style:style>
    <style:style style:name="TableCell86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29" style:family="table-row">
      <style:table-row-properties style:min-row-height="0.1916in"/>
    </style:style>
    <style:style style:name="TableCell86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34" style:family="table-row">
      <style:table-row-properties style:min-row-height="0.1916in"/>
    </style:style>
    <style:style style:name="TableCell86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3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39" style:family="table-row">
      <style:table-row-properties style:min-row-height="0.1916in"/>
    </style:style>
    <style:style style:name="TableCell86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4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44" style:family="table-row">
      <style:table-row-properties style:min-row-height="0.1916in"/>
    </style:style>
    <style:style style:name="TableCell86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49" style:family="table-row">
      <style:table-row-properties style:min-row-height="0.1916in"/>
    </style:style>
    <style:style style:name="TableCell86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5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54" style:family="table-row">
      <style:table-row-properties style:min-row-height="0.1916in"/>
    </style:style>
    <style:style style:name="TableCell86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5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6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59" style:family="table-row">
      <style:table-row-properties style:min-row-height="0.1916in"/>
    </style:style>
    <style:style style:name="TableCell86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64" style:family="table-row">
      <style:table-row-properties style:min-row-height="0.1916in"/>
    </style:style>
    <style:style style:name="TableCell86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69" style:family="table-row">
      <style:table-row-properties style:min-row-height="0.1916in"/>
    </style:style>
    <style:style style:name="TableCell86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74" style:family="table-row">
      <style:table-row-properties style:min-row-height="0.1916in"/>
    </style:style>
    <style:style style:name="TableCell86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79" style:family="table-row">
      <style:table-row-properties style:min-row-height="0.1916in"/>
    </style:style>
    <style:style style:name="TableCell86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84" style:family="table-row">
      <style:table-row-properties style:min-row-height="0.1916in"/>
    </style:style>
    <style:style style:name="TableCell86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89" style:family="table-row">
      <style:table-row-properties style:min-row-height="0.1916in"/>
    </style:style>
    <style:style style:name="TableCell8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94" style:family="table-row">
      <style:table-row-properties style:min-row-height="0.1916in"/>
    </style:style>
    <style:style style:name="TableCell8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6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6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699" style:family="table-row">
      <style:table-row-properties style:min-row-height="0.1916in"/>
    </style:style>
    <style:style style:name="TableCell87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04" style:family="table-row">
      <style:table-row-properties style:min-row-height="0.1916in"/>
    </style:style>
    <style:style style:name="TableCell87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09" style:family="table-row">
      <style:table-row-properties style:min-row-height="0.1916in"/>
    </style:style>
    <style:style style:name="TableCell87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14" style:family="table-row">
      <style:table-row-properties style:min-row-height="0.1916in"/>
    </style:style>
    <style:style style:name="TableCell87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19" style:family="table-row">
      <style:table-row-properties style:min-row-height="0.1916in"/>
    </style:style>
    <style:style style:name="TableCell87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24" style:family="table-row">
      <style:table-row-properties style:min-row-height="0.1916in"/>
    </style:style>
    <style:style style:name="TableCell87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29" style:family="table-row">
      <style:table-row-properties style:min-row-height="0.1916in"/>
    </style:style>
    <style:style style:name="TableCell8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34" style:family="table-row">
      <style:table-row-properties style:min-row-height="0.1916in"/>
    </style:style>
    <style:style style:name="TableCell8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39" style:family="table-row">
      <style:table-row-properties style:min-row-height="0.1916in"/>
    </style:style>
    <style:style style:name="TableCell87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44" style:family="table-row">
      <style:table-row-properties style:min-row-height="0.1916in"/>
    </style:style>
    <style:style style:name="TableCell87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49" style:family="table-row">
      <style:table-row-properties style:min-row-height="0.1916in"/>
    </style:style>
    <style:style style:name="TableCell87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54" style:family="table-row">
      <style:table-row-properties style:min-row-height="0.1916in"/>
    </style:style>
    <style:style style:name="TableCell87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59" style:family="table-row">
      <style:table-row-properties style:min-row-height="0.1916in"/>
    </style:style>
    <style:style style:name="TableCell8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7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64" style:family="table-row">
      <style:table-row-properties style:min-row-height="0.1916in"/>
    </style:style>
    <style:style style:name="TableCell8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6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69" style:family="table-row">
      <style:table-row-properties style:min-row-height="0.1916in"/>
    </style:style>
    <style:style style:name="TableCell87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7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74" style:family="table-row">
      <style:table-row-properties style:min-row-height="0.1916in"/>
    </style:style>
    <style:style style:name="TableCell87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79" style:family="table-row">
      <style:table-row-properties style:min-row-height="0.1916in"/>
    </style:style>
    <style:style style:name="TableCell87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84" style:family="table-row">
      <style:table-row-properties style:min-row-height="0.1916in"/>
    </style:style>
    <style:style style:name="TableCell87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8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89" style:family="table-row">
      <style:table-row-properties style:min-row-height="0.1916in"/>
    </style:style>
    <style:style style:name="TableCell87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9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94" style:family="table-row">
      <style:table-row-properties style:min-row-height="0.1916in"/>
    </style:style>
    <style:style style:name="TableCell87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9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7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7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799" style:family="table-row">
      <style:table-row-properties style:min-row-height="0.1916in"/>
    </style:style>
    <style:style style:name="TableCell88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0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8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04" style:family="table-row">
      <style:table-row-properties style:min-row-height="0.1916in"/>
    </style:style>
    <style:style style:name="TableCell88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09" style:family="table-row">
      <style:table-row-properties style:min-row-height="0.1916in"/>
    </style:style>
    <style:style style:name="TableCell88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14" style:family="table-row">
      <style:table-row-properties style:min-row-height="0.1916in"/>
    </style:style>
    <style:style style:name="TableCell88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19" style:family="table-row">
      <style:table-row-properties style:min-row-height="0.1916in"/>
    </style:style>
    <style:style style:name="TableCell88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2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8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24" style:family="table-row">
      <style:table-row-properties style:min-row-height="0.1916in"/>
    </style:style>
    <style:style style:name="TableCell88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2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8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29" style:family="table-row">
      <style:table-row-properties style:min-row-height="0.1916in"/>
    </style:style>
    <style:style style:name="TableCell88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8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34" style:family="table-row">
      <style:table-row-properties style:min-row-height="0.1916in"/>
    </style:style>
    <style:style style:name="TableCell88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39" style:family="table-row">
      <style:table-row-properties style:min-row-height="0.1916in"/>
    </style:style>
    <style:style style:name="TableCell88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44" style:family="table-row">
      <style:table-row-properties style:min-row-height="0.1916in"/>
    </style:style>
    <style:style style:name="TableCell88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49" style:family="table-row">
      <style:table-row-properties style:min-row-height="0.1916in"/>
    </style:style>
    <style:style style:name="TableCell88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54" style:family="table-row">
      <style:table-row-properties style:min-row-height="0.1916in"/>
    </style:style>
    <style:style style:name="TableCell88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59" style:family="table-row">
      <style:table-row-properties style:min-row-height="0.1916in"/>
    </style:style>
    <style:style style:name="TableCell88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64" style:family="table-row">
      <style:table-row-properties style:min-row-height="0.1916in"/>
    </style:style>
    <style:style style:name="TableCell88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69" style:family="table-row">
      <style:table-row-properties style:min-row-height="0.1916in"/>
    </style:style>
    <style:style style:name="TableCell88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74" style:family="table-row">
      <style:table-row-properties style:min-row-height="0.1916in"/>
    </style:style>
    <style:style style:name="TableCell88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7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8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79" style:family="table-row">
      <style:table-row-properties style:min-row-height="0.1916in"/>
    </style:style>
    <style:style style:name="TableCell88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8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8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84" style:family="table-row">
      <style:table-row-properties style:min-row-height="0.1916in"/>
    </style:style>
    <style:style style:name="TableCell88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89" style:family="table-row">
      <style:table-row-properties style:min-row-height="0.1916in"/>
    </style:style>
    <style:style style:name="TableCell88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94" style:family="table-row">
      <style:table-row-properties style:min-row-height="0.1916in"/>
    </style:style>
    <style:style style:name="TableCell88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8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8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899" style:family="table-row">
      <style:table-row-properties style:min-row-height="0.1916in"/>
    </style:style>
    <style:style style:name="TableCell89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04" style:family="table-row">
      <style:table-row-properties style:min-row-height="0.1916in"/>
    </style:style>
    <style:style style:name="TableCell89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09" style:family="table-row">
      <style:table-row-properties style:min-row-height="0.1916in"/>
    </style:style>
    <style:style style:name="TableCell89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14" style:family="table-row">
      <style:table-row-properties style:min-row-height="0.1916in"/>
    </style:style>
    <style:style style:name="TableCell89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19" style:family="table-row">
      <style:table-row-properties style:min-row-height="0.1916in"/>
    </style:style>
    <style:style style:name="TableCell89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24" style:family="table-row">
      <style:table-row-properties style:min-row-height="0.1916in"/>
    </style:style>
    <style:style style:name="TableCell89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29" style:family="table-row">
      <style:table-row-properties style:min-row-height="0.1916in"/>
    </style:style>
    <style:style style:name="TableCell89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34" style:family="table-row">
      <style:table-row-properties style:min-row-height="0.1916in"/>
    </style:style>
    <style:style style:name="TableCell89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39" style:family="table-row">
      <style:table-row-properties style:min-row-height="0.1916in"/>
    </style:style>
    <style:style style:name="TableCell89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44" style:family="table-row">
      <style:table-row-properties style:min-row-height="0.1916in"/>
    </style:style>
    <style:style style:name="TableCell89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46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89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49" style:family="table-row">
      <style:table-row-properties style:min-row-height="0.1916in"/>
    </style:style>
    <style:style style:name="TableCell89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54" style:family="table-row">
      <style:table-row-properties style:min-row-height="0.1916in"/>
    </style:style>
    <style:style style:name="TableCell89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59" style:family="table-row">
      <style:table-row-properties style:min-row-height="0.1916in"/>
    </style:style>
    <style:style style:name="TableCell89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64" style:family="table-row">
      <style:table-row-properties style:min-row-height="0.1916in"/>
    </style:style>
    <style:style style:name="TableCell89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69" style:family="table-row">
      <style:table-row-properties style:min-row-height="0.1916in"/>
    </style:style>
    <style:style style:name="TableCell89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74" style:family="table-row">
      <style:table-row-properties style:min-row-height="0.1916in"/>
    </style:style>
    <style:style style:name="TableCell89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79" style:family="table-row">
      <style:table-row-properties style:min-row-height="0.1916in"/>
    </style:style>
    <style:style style:name="TableCell89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84" style:family="table-row">
      <style:table-row-properties style:min-row-height="0.1916in"/>
    </style:style>
    <style:style style:name="TableCell89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89" style:family="table-row">
      <style:table-row-properties style:min-row-height="0.1916in"/>
    </style:style>
    <style:style style:name="TableCell89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94" style:family="table-row">
      <style:table-row-properties style:min-row-height="0.1916in"/>
    </style:style>
    <style:style style:name="TableCell89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89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89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8999" style:family="table-row">
      <style:table-row-properties style:min-row-height="0.1916in"/>
    </style:style>
    <style:style style:name="TableCell90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04" style:family="table-row">
      <style:table-row-properties style:min-row-height="0.1916in"/>
    </style:style>
    <style:style style:name="TableCell90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09" style:family="table-row">
      <style:table-row-properties style:min-row-height="0.1916in"/>
    </style:style>
    <style:style style:name="TableCell90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14" style:family="table-row">
      <style:table-row-properties style:min-row-height="0.1916in"/>
    </style:style>
    <style:style style:name="TableCell90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19" style:family="table-row">
      <style:table-row-properties style:min-row-height="0.1916in"/>
    </style:style>
    <style:style style:name="TableCell90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24" style:family="table-row">
      <style:table-row-properties style:min-row-height="0.1916in"/>
    </style:style>
    <style:style style:name="TableCell90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29" style:family="table-row">
      <style:table-row-properties style:min-row-height="0.1916in"/>
    </style:style>
    <style:style style:name="TableCell90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31" style:parent-style-name="Standaard" style:family="paragraph">
      <style:text-properties style:font-name="Verdana" style:font-name-complex="Arial" fo:font-size="8pt" style:font-size-asian="8pt" style:font-size-complex="8pt" fo:language="nl" fo:country="NL"/>
    </style:style>
    <style:style style:name="TableCell90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34" style:family="table-row">
      <style:table-row-properties style:min-row-height="0.1916in"/>
    </style:style>
    <style:style style:name="TableCell90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39" style:family="table-row">
      <style:table-row-properties style:min-row-height="0.1916in"/>
    </style:style>
    <style:style style:name="TableCell90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44" style:family="table-row">
      <style:table-row-properties style:min-row-height="0.1916in"/>
    </style:style>
    <style:style style:name="TableCell90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49" style:family="table-row">
      <style:table-row-properties style:min-row-height="0.1916in"/>
    </style:style>
    <style:style style:name="TableCell90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54" style:family="table-row">
      <style:table-row-properties style:min-row-height="0.1916in"/>
    </style:style>
    <style:style style:name="TableCell90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59" style:family="table-row">
      <style:table-row-properties style:min-row-height="0.1916in"/>
    </style:style>
    <style:style style:name="TableCell90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64" style:family="table-row">
      <style:table-row-properties style:min-row-height="0.1916in"/>
    </style:style>
    <style:style style:name="TableCell90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69" style:family="table-row">
      <style:table-row-properties style:min-row-height="0.1916in"/>
    </style:style>
    <style:style style:name="TableCell90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74" style:family="table-row">
      <style:table-row-properties style:min-row-height="0.1916in"/>
    </style:style>
    <style:style style:name="TableCell90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79" style:family="table-row">
      <style:table-row-properties style:min-row-height="0.1916in"/>
    </style:style>
    <style:style style:name="TableCell90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84" style:family="table-row">
      <style:table-row-properties style:min-row-height="0.1916in"/>
    </style:style>
    <style:style style:name="TableCell90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89" style:family="table-row">
      <style:table-row-properties style:min-row-height="0.1916in"/>
    </style:style>
    <style:style style:name="TableCell90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94" style:family="table-row">
      <style:table-row-properties style:min-row-height="0.1916in"/>
    </style:style>
    <style:style style:name="TableCell90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0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0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099" style:family="table-row">
      <style:table-row-properties style:min-row-height="0.1916in"/>
    </style:style>
    <style:style style:name="TableCell91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04" style:family="table-row">
      <style:table-row-properties style:min-row-height="0.1916in"/>
    </style:style>
    <style:style style:name="TableCell91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0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09" style:family="table-row">
      <style:table-row-properties style:min-row-height="0.1916in"/>
    </style:style>
    <style:style style:name="TableCell911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1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1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1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14" style:family="table-row">
      <style:table-row-properties style:min-row-height="0.1916in"/>
    </style:style>
    <style:style style:name="TableCell911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1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1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1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19" style:family="table-row">
      <style:table-row-properties style:min-row-height="0.1916in"/>
    </style:style>
    <style:style style:name="TableCell912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2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2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2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24" style:family="table-row">
      <style:table-row-properties style:min-row-height="0.1916in"/>
    </style:style>
    <style:style style:name="TableCell912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2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2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2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29" style:family="table-row">
      <style:table-row-properties style:min-row-height="0.1916in"/>
    </style:style>
    <style:style style:name="TableCell91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3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3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34" style:family="table-row">
      <style:table-row-properties style:min-row-height="0.1916in"/>
    </style:style>
    <style:style style:name="TableCell91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3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3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39" style:family="table-row">
      <style:table-row-properties style:min-row-height="0.1916in"/>
    </style:style>
    <style:style style:name="TableCell914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4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4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4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44" style:family="table-row">
      <style:table-row-properties style:min-row-height="0.1916in"/>
    </style:style>
    <style:style style:name="TableCell914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4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4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4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49" style:family="table-row">
      <style:table-row-properties style:min-row-height="0.1916in"/>
    </style:style>
    <style:style style:name="TableCell915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5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5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5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54" style:family="table-row">
      <style:table-row-properties style:min-row-height="0.1916in"/>
    </style:style>
    <style:style style:name="TableCell915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5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5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5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59" style:family="table-row">
      <style:table-row-properties style:min-row-height="0.1916in"/>
    </style:style>
    <style:style style:name="TableCell91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6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6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6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64" style:family="table-row">
      <style:table-row-properties style:min-row-height="0.1916in"/>
    </style:style>
    <style:style style:name="TableCell91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6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6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6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69" style:family="table-row">
      <style:table-row-properties style:min-row-height="0.1916in"/>
    </style:style>
    <style:style style:name="TableCell917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7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7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74" style:family="table-row">
      <style:table-row-properties style:min-row-height="0.1916in"/>
    </style:style>
    <style:style style:name="TableCell917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7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7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7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79" style:family="table-row">
      <style:table-row-properties style:min-row-height="0.1916in"/>
    </style:style>
    <style:style style:name="TableCell918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8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8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8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84" style:family="table-row">
      <style:table-row-properties style:min-row-height="0.1916in"/>
    </style:style>
    <style:style style:name="TableCell918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8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8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8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89" style:family="table-row">
      <style:table-row-properties style:min-row-height="0.1916in"/>
    </style:style>
    <style:style style:name="TableCell91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9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9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9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94" style:family="table-row">
      <style:table-row-properties style:min-row-height="0.1916in"/>
    </style:style>
    <style:style style:name="TableCell91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9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19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198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199" style:family="table-row">
      <style:table-row-properties style:min-row-height="0.1916in"/>
    </style:style>
    <style:style style:name="TableCell920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01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20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03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Row9204" style:family="table-row">
      <style:table-row-properties style:min-row-height="0.1916in"/>
    </style:style>
    <style:style style:name="TableCell920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06" style:parent-style-name="Standaard" style:family="paragraph">
      <style:text-properties style:font-name="Verdana" style:font-name-complex="Arial" fo:font-size="8pt" style:font-size-asian="8pt" style:font-size-complex="8pt"/>
    </style:style>
    <style:style style:name="TableCell920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9208" style:parent-style-name="Standaard" style:family="paragraph">
      <style:text-properties style:font-name="Verdana" style:font-name-complex="Arial" fo:font-size="8pt" style:font-size-asian="8pt" style:font-size-complex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header-rows>
          <table:table-row table:style-name="TableRow4">
            <table:table-cell table:style-name="TableCell5">
              <text:p text:style-name="P6">LAAGNAAM</text:p>
            </table:table-cell>
            <table:table-cell table:style-name="TableCell12">
              <text:p text:style-name="P13">ELEMENT</text:p>
            </table:table-cell>
          </table:table-row>
        </table:table-header-rows>
        <table:table-row table:style-name="TableRow14">
          <table:table-cell table:style-name="TableCell15">
            <text:p text:style-name="P16">*-**-AM-AS-G/S</text:p>
          </table:table-cell>
          <table:table-cell table:style-name="TableCell17">
            <text:p text:style-name="P18">G/S</text:p>
          </table:table-cell>
        </table:table-row>
        <table:table-row table:style-name="TableRow19">
          <table:table-cell table:style-name="TableCell20">
            <text:p text:style-name="P21">*-**-AM-AS_BERMBEVEILIGINGSVOORZIENING-G</text:p>
          </table:table-cell>
          <table:table-cell table:style-name="TableCell22">
            <text:p text:style-name="P23">G</text:p>
          </table:table-cell>
        </table:table-row>
        <table:table-row table:style-name="TableRow24">
          <table:table-cell table:style-name="TableCell25">
            <text:p text:style-name="P26">*-**-AM-AS_CUNET-G</text:p>
          </table:table-cell>
          <table:table-cell table:style-name="TableCell27">
            <text:p text:style-name="P28">G</text:p>
          </table:table-cell>
        </table:table-row>
        <table:table-row table:style-name="TableRow29">
          <table:table-cell table:style-name="TableCell30">
            <text:p text:style-name="P31">*-**-AM-AS_DIJK-G</text:p>
          </table:table-cell>
          <table:table-cell table:style-name="TableCell32">
            <text:p text:style-name="P33">G</text:p>
          </table:table-cell>
        </table:table-row>
        <table:table-row table:style-name="TableRow34">
          <table:table-cell table:style-name="TableCell35">
            <text:p text:style-name="P36">*-**-AM-AS_DIJK_WINTERDIJK-G</text:p>
          </table:table-cell>
          <table:table-cell table:style-name="TableCell37">
            <text:p text:style-name="P38">G</text:p>
          </table:table-cell>
        </table:table-row>
        <table:table-row table:style-name="TableRow39">
          <table:table-cell table:style-name="TableCell40">
            <text:p text:style-name="P41">*-**-AM-AS_DIJK_ZOMERDIJK-G</text:p>
          </table:table-cell>
          <table:table-cell table:style-name="TableCell42">
            <text:p text:style-name="P43">G</text:p>
          </table:table-cell>
        </table:table-row>
        <table:table-row table:style-name="TableRow44">
          <table:table-cell table:style-name="TableCell45">
            <text:p text:style-name="P46">*-**-AM-AS_GRONDKERENDECONSTRUCTIE-G</text:p>
          </table:table-cell>
          <table:table-cell table:style-name="TableCell47">
            <text:p text:style-name="P48">G</text:p>
          </table:table-cell>
        </table:table-row>
        <table:table-row table:style-name="TableRow49">
          <table:table-cell table:style-name="TableCell50">
            <text:p text:style-name="P51">*-**-AM-AS_KADE-G</text:p>
          </table:table-cell>
          <table:table-cell table:style-name="TableCell52">
            <text:p text:style-name="P53">G</text:p>
          </table:table-cell>
        </table:table-row>
        <table:table-row table:style-name="TableRow54">
          <table:table-cell table:style-name="TableCell55">
            <text:p text:style-name="P56">*-**-AM-AS_KUNSTWERK-G</text:p>
          </table:table-cell>
          <table:table-cell table:style-name="TableCell57">
            <text:p text:style-name="P58">G</text:p>
          </table:table-cell>
        </table:table-row>
        <table:table-row table:style-name="TableRow59">
          <table:table-cell table:style-name="TableCell60">
            <text:p text:style-name="P61">*-**-AM-AS_KUNSTWERK_AQUADUCT-G</text:p>
          </table:table-cell>
          <table:table-cell table:style-name="TableCell62">
            <text:p text:style-name="P63">G</text:p>
          </table:table-cell>
        </table:table-row>
        <table:table-row table:style-name="TableRow64">
          <table:table-cell table:style-name="TableCell65">
            <text:p text:style-name="P66">*-**-AM-AS_KUNSTWERK_BRUG-G</text:p>
          </table:table-cell>
          <table:table-cell table:style-name="TableCell67">
            <text:p text:style-name="P68">G</text:p>
          </table:table-cell>
        </table:table-row>
        <table:table-row table:style-name="TableRow69">
          <table:table-cell table:style-name="TableCell70">
            <text:p text:style-name="P71">*-**-AM-AS_KUNSTWERK_BRUG_FIETS-G</text:p>
          </table:table-cell>
          <table:table-cell table:style-name="TableCell72">
            <text:p text:style-name="P73">G</text:p>
          </table:table-cell>
        </table:table-row>
        <table:table-row table:style-name="TableRow74">
          <table:table-cell table:style-name="TableCell75">
            <text:p text:style-name="P76">*-**-AM-AS_KUNSTWERK_BRUG_SPOOR-G</text:p>
          </table:table-cell>
          <table:table-cell table:style-name="TableCell77">
            <text:p text:style-name="P78">G</text:p>
          </table:table-cell>
        </table:table-row>
        <table:table-row table:style-name="TableRow79">
          <table:table-cell table:style-name="TableCell80">
            <text:p text:style-name="P81">*-**-AM-AS_KUNSTWERK_BRUG_VOETGANGER-G</text:p>
          </table:table-cell>
          <table:table-cell table:style-name="TableCell82">
            <text:p text:style-name="P83">G</text:p>
          </table:table-cell>
        </table:table-row>
        <table:table-row table:style-name="TableRow84">
          <table:table-cell table:style-name="TableCell85">
            <text:p text:style-name="P86">*-**-AM-AS_KUNSTWERK_BRUG_WEG-G</text:p>
          </table:table-cell>
          <table:table-cell table:style-name="TableCell87">
            <text:p text:style-name="P88">G</text:p>
          </table:table-cell>
        </table:table-row>
        <table:table-row table:style-name="TableRow89">
          <table:table-cell table:style-name="TableCell90">
            <text:p text:style-name="P91">*-**-AM-AS_KUNSTWERK_FLYOVER-G</text:p>
          </table:table-cell>
          <table:table-cell table:style-name="TableCell92">
            <text:p text:style-name="P93">G</text:p>
          </table:table-cell>
        </table:table-row>
        <table:table-row table:style-name="TableRow94">
          <table:table-cell table:style-name="TableCell95">
            <text:p text:style-name="P96">*-**-AM-AS_KUNSTWERK_GELUIDSWERENDEVOORZIENING-G</text:p>
          </table:table-cell>
          <table:table-cell table:style-name="TableCell97">
            <text:p text:style-name="P98">G</text:p>
          </table:table-cell>
        </table:table-row>
        <table:table-row table:style-name="TableRow99">
          <table:table-cell table:style-name="TableCell100">
            <text:p text:style-name="P101">*-**-AM-AS_KUNSTWERK_SLUIS-G</text:p>
          </table:table-cell>
          <table:table-cell table:style-name="TableCell102">
            <text:p text:style-name="P103">G</text:p>
          </table:table-cell>
        </table:table-row>
        <table:table-row table:style-name="TableRow104">
          <table:table-cell table:style-name="TableCell105">
            <text:p text:style-name="P106">*-**-AM-AS_KUNSTWERK_SLUIS_INLAATSLUIS-G</text:p>
          </table:table-cell>
          <table:table-cell table:style-name="TableCell107">
            <text:p text:style-name="P108">G</text:p>
          </table:table-cell>
        </table:table-row>
        <table:table-row table:style-name="TableRow109">
          <table:table-cell table:style-name="TableCell110">
            <text:p text:style-name="P111">*-**-AM-AS_KUNSTWERK_SLUIS_INNUNDATIESLUIS-G</text:p>
          </table:table-cell>
          <table:table-cell table:style-name="TableCell112">
            <text:p text:style-name="P113">G</text:p>
          </table:table-cell>
        </table:table-row>
        <table:table-row table:style-name="TableRow114">
          <table:table-cell table:style-name="TableCell115">
            <text:p text:style-name="P116">*-**-AM-AS_KUNSTWERK_SLUIS_KEERSLUIS-G</text:p>
          </table:table-cell>
          <table:table-cell table:style-name="TableCell117">
            <text:p text:style-name="P118">G</text:p>
          </table:table-cell>
        </table:table-row>
        <table:table-row table:style-name="TableRow119">
          <table:table-cell table:style-name="TableCell120">
            <text:p text:style-name="P121">*-**-AM-AS_KUNSTWERK_SLUIS_SCHUTSLUIS-G</text:p>
          </table:table-cell>
          <table:table-cell table:style-name="TableCell122">
            <text:p text:style-name="P123">G</text:p>
          </table:table-cell>
        </table:table-row>
        <table:table-row table:style-name="TableRow124">
          <table:table-cell table:style-name="TableCell125">
            <text:p text:style-name="P126">*-**-AM-AS_KUNSTWERK_SLUIS_TIJSLUIS-G</text:p>
          </table:table-cell>
          <table:table-cell table:style-name="TableCell127">
            <text:p text:style-name="P128">G</text:p>
          </table:table-cell>
        </table:table-row>
        <table:table-row table:style-name="TableRow129">
          <table:table-cell table:style-name="TableCell130">
            <text:p text:style-name="P131">*-**-AM-AS_KUNSTWERK_SLUIS_UITWATERINGSSSLUIS-G</text:p>
          </table:table-cell>
          <table:table-cell table:style-name="TableCell132">
            <text:p text:style-name="P133">G</text:p>
          </table:table-cell>
        </table:table-row>
        <table:table-row table:style-name="TableRow134">
          <table:table-cell table:style-name="TableCell135">
            <text:p text:style-name="P136">*-**-AM-AS_KUNSTWERK_TUNNEL-G</text:p>
          </table:table-cell>
          <table:table-cell table:style-name="TableCell137">
            <text:p text:style-name="P138">G</text:p>
          </table:table-cell>
        </table:table-row>
        <table:table-row table:style-name="TableRow139">
          <table:table-cell table:style-name="TableCell140">
            <text:p text:style-name="P141">*-**-AM-AS_KUNSTWERK_TUNNEL_FIETS-G</text:p>
          </table:table-cell>
          <table:table-cell table:style-name="TableCell142">
            <text:p text:style-name="P143">G</text:p>
          </table:table-cell>
        </table:table-row>
        <table:table-row table:style-name="TableRow144">
          <table:table-cell table:style-name="TableCell145">
            <text:p text:style-name="P146">*-**-AM-AS_KUNSTWERK_TUNNEL_SPOOR-G</text:p>
          </table:table-cell>
          <table:table-cell table:style-name="TableCell147">
            <text:p text:style-name="P148">G</text:p>
          </table:table-cell>
        </table:table-row>
        <table:table-row table:style-name="TableRow149">
          <table:table-cell table:style-name="TableCell150">
            <text:p text:style-name="P151">*-**-AM-AS_KUNSTWERK_TUNNEL_VOETGANGER-G</text:p>
          </table:table-cell>
          <table:table-cell table:style-name="TableCell152">
            <text:p text:style-name="P153">G</text:p>
          </table:table-cell>
        </table:table-row>
        <table:table-row table:style-name="TableRow154">
          <table:table-cell table:style-name="TableCell155">
            <text:p text:style-name="P156">*-**-AM-AS_KUNSTWERK_TUNNEL_WEG-G</text:p>
          </table:table-cell>
          <table:table-cell table:style-name="TableCell157">
            <text:p text:style-name="P158">G</text:p>
          </table:table-cell>
        </table:table-row>
        <table:table-row table:style-name="TableRow159">
          <table:table-cell table:style-name="TableCell160">
            <text:p text:style-name="P161">*-**-AM-AS_KUNSTWERK_TUNNELBAK-G</text:p>
          </table:table-cell>
          <table:table-cell table:style-name="TableCell162">
            <text:p text:style-name="P163">G</text:p>
          </table:table-cell>
        </table:table-row>
        <table:table-row table:style-name="TableRow164">
          <table:table-cell table:style-name="TableCell165">
            <text:p text:style-name="P166">*-**-AM-AS_KUNSTWERK_TUNNELBAK_SPOOR-G</text:p>
          </table:table-cell>
          <table:table-cell table:style-name="TableCell167">
            <text:p text:style-name="P168">G</text:p>
          </table:table-cell>
        </table:table-row>
        <table:table-row table:style-name="TableRow169">
          <table:table-cell table:style-name="TableCell170">
            <text:p text:style-name="P171">*-**-AM-AS_KUNSTWERK_TUNNELBAK_WEG-G</text:p>
          </table:table-cell>
          <table:table-cell table:style-name="TableCell172">
            <text:p text:style-name="P173">G</text:p>
          </table:table-cell>
        </table:table-row>
        <table:table-row table:style-name="TableRow174">
          <table:table-cell table:style-name="TableCell175">
            <text:p text:style-name="P176">*-**-AM-AS_KUNSTWERK_VIADUCT-G</text:p>
          </table:table-cell>
          <table:table-cell table:style-name="TableCell177">
            <text:p text:style-name="P178">G</text:p>
          </table:table-cell>
        </table:table-row>
        <table:table-row table:style-name="TableRow179">
          <table:table-cell table:style-name="TableCell180">
            <text:p text:style-name="P181">*-**-AM-AS_KUNSTWERK_VIADUCT_FIETS-G</text:p>
          </table:table-cell>
          <table:table-cell table:style-name="TableCell182">
            <text:p text:style-name="P183">G</text:p>
          </table:table-cell>
        </table:table-row>
        <table:table-row table:style-name="TableRow184">
          <table:table-cell table:style-name="TableCell185">
            <text:p text:style-name="P186">*-**-AM-AS_KUNSTWERK_VIADUCT_SPOOR-G</text:p>
          </table:table-cell>
          <table:table-cell table:style-name="TableCell187">
            <text:p text:style-name="P188">G</text:p>
          </table:table-cell>
        </table:table-row>
        <table:table-row table:style-name="TableRow189">
          <table:table-cell table:style-name="TableCell190">
            <text:p text:style-name="P191">*-**-AM-AS_KUNSTWERK_VIADUCT_VOETGANGER-G</text:p>
          </table:table-cell>
          <table:table-cell table:style-name="TableCell192">
            <text:p text:style-name="P193">G</text:p>
          </table:table-cell>
        </table:table-row>
        <table:table-row table:style-name="TableRow194">
          <table:table-cell table:style-name="TableCell195">
            <text:p text:style-name="P196">*-**-AM-AS_KUNSTWERK_VIADUCT_WEG-G</text:p>
          </table:table-cell>
          <table:table-cell table:style-name="TableCell197">
            <text:p text:style-name="P198">G</text:p>
          </table:table-cell>
        </table:table-row>
        <table:table-row table:style-name="TableRow199">
          <table:table-cell table:style-name="TableCell200">
            <text:p text:style-name="P201">*-**-AM-AS_KUNSTWERK_WILDWISSEL-G</text:p>
          </table:table-cell>
          <table:table-cell table:style-name="TableCell202">
            <text:p text:style-name="P203">G</text:p>
          </table:table-cell>
        </table:table-row>
        <table:table-row table:style-name="TableRow204">
          <table:table-cell table:style-name="TableCell205">
            <text:p text:style-name="P206">*-**-AM-AS_KUNSTWERK_WILDWISSEL_ECODUCT-G</text:p>
          </table:table-cell>
          <table:table-cell table:style-name="TableCell207">
            <text:p text:style-name="P208">G</text:p>
          </table:table-cell>
        </table:table-row>
        <table:table-row table:style-name="TableRow209">
          <table:table-cell table:style-name="TableCell210">
            <text:p text:style-name="P211">*-**-AM-AS_KUNSTWERK_WILDWISSEL_ECODUCT_WILDVIADUCT-G</text:p>
          </table:table-cell>
          <table:table-cell table:style-name="TableCell212">
            <text:p text:style-name="P213">G</text:p>
          </table:table-cell>
        </table:table-row>
        <text:soft-page-break/>
        <table:table-row table:style-name="TableRow214">
          <table:table-cell table:style-name="TableCell215">
            <text:p text:style-name="P216">*-**-AM-AS_KUNSTWERK_WILDWISSEL_ECOTUNNEL-G</text:p>
          </table:table-cell>
          <table:table-cell table:style-name="TableCell217">
            <text:p text:style-name="P218">G</text:p>
          </table:table-cell>
        </table:table-row>
        <table:table-row table:style-name="TableRow219">
          <table:table-cell table:style-name="TableCell220">
            <text:p text:style-name="P221">*-**-AM-AS_KUNSTWERK_WILDWISSEL_ECOTUNNEL_VEETUNNEL-G</text:p>
          </table:table-cell>
          <table:table-cell table:style-name="TableCell222">
            <text:p text:style-name="P223">G</text:p>
          </table:table-cell>
        </table:table-row>
        <table:table-row table:style-name="TableRow224">
          <table:table-cell table:style-name="TableCell225">
            <text:p text:style-name="P226">*-**-AM-AS_KUNSTWERK_WILDWISSEL_ECOTUNNEL_WILDTUNNEL-G</text:p>
          </table:table-cell>
          <table:table-cell table:style-name="TableCell227">
            <text:p text:style-name="P228">G</text:p>
          </table:table-cell>
        </table:table-row>
        <table:table-row table:style-name="TableRow229">
          <table:table-cell table:style-name="TableCell230">
            <text:p text:style-name="P231">*-**-AM-AS_PAD-G</text:p>
          </table:table-cell>
          <table:table-cell table:style-name="TableCell232">
            <text:p text:style-name="P233">G</text:p>
          </table:table-cell>
        </table:table-row>
        <table:table-row table:style-name="TableRow234">
          <table:table-cell table:style-name="TableCell235">
            <text:p text:style-name="P236">*-**-AM-AS_PAD_FIETSPAD-G</text:p>
          </table:table-cell>
          <table:table-cell table:style-name="TableCell237">
            <text:p text:style-name="P238">G</text:p>
          </table:table-cell>
        </table:table-row>
        <table:table-row table:style-name="TableRow239">
          <table:table-cell table:style-name="TableCell240">
            <text:p text:style-name="P241">*-**-AM-AS_PAD_FIETSPAD_CIRKEL-G</text:p>
          </table:table-cell>
          <table:table-cell table:style-name="TableCell242">
            <text:p text:style-name="P243">G</text:p>
          </table:table-cell>
        </table:table-row>
        <table:table-row table:style-name="TableRow244">
          <table:table-cell table:style-name="TableCell245">
            <text:p text:style-name="P246">*-**-AM-AS_PAD_FIETSPAD_RECHT-G</text:p>
          </table:table-cell>
          <table:table-cell table:style-name="TableCell247">
            <text:p text:style-name="P248">G</text:p>
          </table:table-cell>
        </table:table-row>
        <table:table-row table:style-name="TableRow249">
          <table:table-cell table:style-name="TableCell250">
            <text:p text:style-name="P251">*-**-AM-AS_PAD_RUITERPAD-G</text:p>
          </table:table-cell>
          <table:table-cell table:style-name="TableCell252">
            <text:p text:style-name="P253">G</text:p>
          </table:table-cell>
        </table:table-row>
        <table:table-row table:style-name="TableRow254">
          <table:table-cell table:style-name="TableCell255">
            <text:p text:style-name="P256">*-**-AM-AS_PAD_VOETPAD-G</text:p>
          </table:table-cell>
          <table:table-cell table:style-name="TableCell257">
            <text:p text:style-name="P258">G</text:p>
          </table:table-cell>
        </table:table-row>
        <table:table-row table:style-name="TableRow259">
          <table:table-cell table:style-name="TableCell260">
            <text:p text:style-name="P261">*-**-AM-AS_PAD_VOETPAD_CIRKEL-G</text:p>
          </table:table-cell>
          <table:table-cell table:style-name="TableCell262">
            <text:p text:style-name="P263">G</text:p>
          </table:table-cell>
        </table:table-row>
        <table:table-row table:style-name="TableRow264">
          <table:table-cell table:style-name="TableCell265">
            <text:p text:style-name="P266">*-**-AM-AS_PAD_VOETPAD_RECHT-G</text:p>
          </table:table-cell>
          <table:table-cell table:style-name="TableCell267">
            <text:p text:style-name="P268">G</text:p>
          </table:table-cell>
        </table:table-row>
        <table:table-row table:style-name="TableRow269">
          <table:table-cell table:style-name="TableCell270">
            <text:p text:style-name="P271">*-**-AM-AS_PUNTNUMMER-G/S</text:p>
          </table:table-cell>
          <table:table-cell table:style-name="TableCell272">
            <text:p text:style-name="P273">G/S</text:p>
          </table:table-cell>
        </table:table-row>
        <table:table-row table:style-name="TableRow274">
          <table:table-cell table:style-name="TableCell275">
            <text:p text:style-name="P276">*-**-AM-AS_SPOOR_RAIL-G</text:p>
          </table:table-cell>
          <table:table-cell table:style-name="TableCell277">
            <text:p text:style-name="P278">G</text:p>
          </table:table-cell>
        </table:table-row>
        <table:table-row table:style-name="TableRow279">
          <table:table-cell table:style-name="TableCell280">
            <text:p text:style-name="P281">*-**-AM-AS_WAL-G</text:p>
          </table:table-cell>
          <table:table-cell table:style-name="TableCell282">
            <text:p text:style-name="P283">G</text:p>
          </table:table-cell>
        </table:table-row>
        <table:table-row table:style-name="TableRow284">
          <table:table-cell table:style-name="TableCell285">
            <text:p text:style-name="P286">*-**-AM-AS_WATERGANG-G</text:p>
          </table:table-cell>
          <table:table-cell table:style-name="TableCell287">
            <text:p text:style-name="P288">G</text:p>
          </table:table-cell>
        </table:table-row>
        <table:table-row table:style-name="TableRow289">
          <table:table-cell table:style-name="TableCell290">
            <text:p text:style-name="P291">*-**-AM-AS_WATERGANG_GREPPEL-G</text:p>
          </table:table-cell>
          <table:table-cell table:style-name="TableCell292">
            <text:p text:style-name="P293">G</text:p>
          </table:table-cell>
        </table:table-row>
        <table:table-row table:style-name="TableRow294">
          <table:table-cell table:style-name="TableCell295">
            <text:p text:style-name="P296">*-**-AM-AS_WATERGANG_SLOOT-G</text:p>
          </table:table-cell>
          <table:table-cell table:style-name="TableCell297">
            <text:p text:style-name="P298">G</text:p>
          </table:table-cell>
        </table:table-row>
        <table:table-row table:style-name="TableRow299">
          <table:table-cell table:style-name="TableCell300">
            <text:p text:style-name="P301">*-**-AM-AS_WATERWEG-G</text:p>
          </table:table-cell>
          <table:table-cell table:style-name="TableCell302">
            <text:p text:style-name="P303">G</text:p>
          </table:table-cell>
        </table:table-row>
        <table:table-row table:style-name="TableRow304">
          <table:table-cell table:style-name="TableCell305">
            <text:p text:style-name="P306">*-**-AM-AS_WATERWEG_HOOFDVAARWEG-G</text:p>
          </table:table-cell>
          <table:table-cell table:style-name="TableCell307">
            <text:p text:style-name="P308">G</text:p>
          </table:table-cell>
        </table:table-row>
        <table:table-row table:style-name="TableRow309">
          <table:table-cell table:style-name="TableCell310">
            <text:p text:style-name="P311">*-**-AM-AS_WATERWEG_KANAAL-G</text:p>
          </table:table-cell>
          <table:table-cell table:style-name="TableCell312">
            <text:p text:style-name="P313">G</text:p>
          </table:table-cell>
        </table:table-row>
        <table:table-row table:style-name="TableRow314">
          <table:table-cell table:style-name="TableCell315">
            <text:p text:style-name="P316">*-**-AM-AS_WATERWEG_NEVENGEUL-G</text:p>
          </table:table-cell>
          <table:table-cell table:style-name="TableCell317">
            <text:p text:style-name="P318">G</text:p>
          </table:table-cell>
        </table:table-row>
        <table:table-row table:style-name="TableRow319">
          <table:table-cell table:style-name="TableCell320">
            <text:p text:style-name="P321">*-**-AM-AS_WATERWEG_NEVENVAARWEG-G</text:p>
          </table:table-cell>
          <table:table-cell table:style-name="TableCell322">
            <text:p text:style-name="P323">G</text:p>
          </table:table-cell>
        </table:table-row>
        <table:table-row table:style-name="TableRow324">
          <table:table-cell table:style-name="TableCell325">
            <text:p text:style-name="P326">*-**-AM-AS_WATERWEG_VAARGEUL-G</text:p>
          </table:table-cell>
          <table:table-cell table:style-name="TableCell327">
            <text:p text:style-name="P328">G</text:p>
          </table:table-cell>
        </table:table-row>
        <table:table-row table:style-name="TableRow329">
          <table:table-cell table:style-name="TableCell330">
            <text:p text:style-name="P331">*-**-AM-AS_WEG-G</text:p>
          </table:table-cell>
          <table:table-cell table:style-name="TableCell332">
            <text:p text:style-name="P333">G</text:p>
          </table:table-cell>
        </table:table-row>
        <table:table-row table:style-name="TableRow334">
          <table:table-cell table:style-name="TableCell335">
            <text:p text:style-name="P336">*-**-AM-AS_WEG_BUSBAAN-G</text:p>
          </table:table-cell>
          <table:table-cell table:style-name="TableCell337">
            <text:p text:style-name="P338">G</text:p>
          </table:table-cell>
        </table:table-row>
        <table:table-row table:style-name="TableRow339">
          <table:table-cell table:style-name="TableCell340">
            <text:p text:style-name="P341">*-**-AM-AS_WEG_BUSBAAN_CIRKEL-G</text:p>
          </table:table-cell>
          <table:table-cell table:style-name="TableCell342">
            <text:p text:style-name="P343">G</text:p>
          </table:table-cell>
        </table:table-row>
        <table:table-row table:style-name="TableRow344">
          <table:table-cell table:style-name="TableCell345">
            <text:p text:style-name="P346">*-**-AM-AS_WEG_BUSBAAN_OVERGANG-G</text:p>
          </table:table-cell>
          <table:table-cell table:style-name="TableCell347">
            <text:p text:style-name="P348">G</text:p>
          </table:table-cell>
        </table:table-row>
        <table:table-row table:style-name="TableRow349">
          <table:table-cell table:style-name="TableCell350">
            <text:p text:style-name="P351">*-**-AM-AS_WEG_BUSBAAN_RECHT-G</text:p>
          </table:table-cell>
          <table:table-cell table:style-name="TableCell352">
            <text:p text:style-name="P353">G</text:p>
          </table:table-cell>
        </table:table-row>
        <table:table-row table:style-name="TableRow354">
          <table:table-cell table:style-name="TableCell355">
            <text:p text:style-name="P356">*-**-AM-AS_WEG_EIGENWEG-G</text:p>
          </table:table-cell>
          <table:table-cell table:style-name="TableCell357">
            <text:p text:style-name="P358">G</text:p>
          </table:table-cell>
        </table:table-row>
        <table:table-row table:style-name="TableRow359">
          <table:table-cell table:style-name="TableCell360">
            <text:p text:style-name="P361">*-**-AM-AS_WEG_EIGENWEG_CIRKEL-G</text:p>
          </table:table-cell>
          <table:table-cell table:style-name="TableCell362">
            <text:p text:style-name="P363">G</text:p>
          </table:table-cell>
        </table:table-row>
        <table:table-row table:style-name="TableRow364">
          <table:table-cell table:style-name="TableCell365">
            <text:p text:style-name="P366">*-**-AM-AS_WEG_EIGENWEG_OVERGANG-G</text:p>
          </table:table-cell>
          <table:table-cell table:style-name="TableCell367">
            <text:p text:style-name="P368">G</text:p>
          </table:table-cell>
        </table:table-row>
        <table:table-row table:style-name="TableRow369">
          <table:table-cell table:style-name="TableCell370">
            <text:p text:style-name="P371">*-**-AM-AS_WEG_EIGENWEG_RECHT-G</text:p>
          </table:table-cell>
          <table:table-cell table:style-name="TableCell372">
            <text:p text:style-name="P373">G</text:p>
          </table:table-cell>
        </table:table-row>
        <table:table-row table:style-name="TableRow374">
          <table:table-cell table:style-name="TableCell375">
            <text:p text:style-name="P376">*-**-AM-AS_WEG_ERFTOEGANGSWEG-G</text:p>
          </table:table-cell>
          <table:table-cell table:style-name="TableCell377">
            <text:p text:style-name="P378">G</text:p>
          </table:table-cell>
        </table:table-row>
        <table:table-row table:style-name="TableRow379">
          <table:table-cell table:style-name="TableCell380">
            <text:p text:style-name="P381">*-**-AM-AS_WEG_ERFTOEGANGSWEG_CIRKEL-G</text:p>
          </table:table-cell>
          <table:table-cell table:style-name="TableCell382">
            <text:p text:style-name="P383">G</text:p>
          </table:table-cell>
        </table:table-row>
        <table:table-row table:style-name="TableRow384">
          <table:table-cell table:style-name="TableCell385">
            <text:p text:style-name="P386">*-**-AM-AS_WEG_ERFTOEGANGSWEG_OVERGANG-G</text:p>
          </table:table-cell>
          <table:table-cell table:style-name="TableCell387">
            <text:p text:style-name="P388">G</text:p>
          </table:table-cell>
        </table:table-row>
        <table:table-row table:style-name="TableRow389">
          <table:table-cell table:style-name="TableCell390">
            <text:p text:style-name="P391">*-**-AM-AS_WEG_ERFTOEGANGSWEG_RECHT-G</text:p>
          </table:table-cell>
          <table:table-cell table:style-name="TableCell392">
            <text:p text:style-name="P393">G</text:p>
          </table:table-cell>
        </table:table-row>
        <table:table-row table:style-name="TableRow394">
          <table:table-cell table:style-name="TableCell395">
            <text:p text:style-name="P396">*-**-AM-AS_WEG_GEBIEDSONTSLUITINGSWEG-G</text:p>
          </table:table-cell>
          <table:table-cell table:style-name="TableCell397">
            <text:p text:style-name="P398">G</text:p>
          </table:table-cell>
        </table:table-row>
        <table:table-row table:style-name="TableRow399">
          <table:table-cell table:style-name="TableCell400">
            <text:p text:style-name="P401">*-**-AM-AS_WEG_GEBIEDSONTSLUITINGSWEG_CIRKEL-G</text:p>
          </table:table-cell>
          <table:table-cell table:style-name="TableCell402">
            <text:p text:style-name="P403">G</text:p>
          </table:table-cell>
        </table:table-row>
        <table:table-row table:style-name="TableRow404">
          <table:table-cell table:style-name="TableCell405">
            <text:p text:style-name="P406">*-**-AM-AS_WEG_GEBIEDSONTSLUITINGSWEG_OVERGANG-G</text:p>
          </table:table-cell>
          <table:table-cell table:style-name="TableCell407">
            <text:p text:style-name="P408">G</text:p>
          </table:table-cell>
        </table:table-row>
        <table:table-row table:style-name="TableRow409">
          <table:table-cell table:style-name="TableCell410">
            <text:p text:style-name="P411">*-**-AM-AS_WEG_GEBIEDSONTSLUITINGSWEG_RECHT-G</text:p>
          </table:table-cell>
          <table:table-cell table:style-name="TableCell412">
            <text:p text:style-name="P413">G</text:p>
          </table:table-cell>
        </table:table-row>
        <table:table-row table:style-name="TableRow414">
          <table:table-cell table:style-name="TableCell415">
            <text:p text:style-name="P416">*-**-AM-AS_WEG_HOOFDRIJBAAN-G</text:p>
          </table:table-cell>
          <table:table-cell table:style-name="TableCell417">
            <text:p text:style-name="P418">G</text:p>
          </table:table-cell>
        </table:table-row>
        <table:table-row table:style-name="TableRow419">
          <table:table-cell table:style-name="TableCell420">
            <text:p text:style-name="P421">*-**-AM-AS_WEG_HOOFDRIJBAAN_CIRKEL-G</text:p>
          </table:table-cell>
          <table:table-cell table:style-name="TableCell422">
            <text:p text:style-name="P423">G</text:p>
          </table:table-cell>
        </table:table-row>
        <table:table-row table:style-name="TableRow424">
          <table:table-cell table:style-name="TableCell425">
            <text:p text:style-name="P426">*-**-AM-AS_WEG_HOOFDRIJBAAN_OVERGANG-G</text:p>
          </table:table-cell>
          <table:table-cell table:style-name="TableCell427">
            <text:p text:style-name="P428">G</text:p>
          </table:table-cell>
        </table:table-row>
        <table:table-row table:style-name="TableRow429">
          <table:table-cell table:style-name="TableCell430">
            <text:p text:style-name="P431">*-**-AM-AS_WEG_HOOFDRIJBAAN_RECHT-G</text:p>
          </table:table-cell>
          <table:table-cell table:style-name="TableCell432">
            <text:p text:style-name="P433">G</text:p>
          </table:table-cell>
        </table:table-row>
        <table:table-row table:style-name="TableRow434">
          <table:table-cell table:style-name="TableCell435">
            <text:p text:style-name="P436">*-**-AM-AS_WEG_ONDERHOUDSWEG-G</text:p>
          </table:table-cell>
          <table:table-cell table:style-name="TableCell437">
            <text:p text:style-name="P438">G</text:p>
          </table:table-cell>
        </table:table-row>
        <table:table-row table:style-name="TableRow439">
          <table:table-cell table:style-name="TableCell440">
            <text:p text:style-name="P441">*-**-AM-AS_WEG_ONDERHOUDSWEG_CIRKEL-G</text:p>
          </table:table-cell>
          <table:table-cell table:style-name="TableCell442">
            <text:p text:style-name="P443">G</text:p>
          </table:table-cell>
        </table:table-row>
        <text:soft-page-break/>
        <table:table-row table:style-name="TableRow444">
          <table:table-cell table:style-name="TableCell445">
            <text:p text:style-name="P446">*-**-AM-AS_WEG_ONDERHOUDSWEG_OVERGANG-G</text:p>
          </table:table-cell>
          <table:table-cell table:style-name="TableCell447">
            <text:p text:style-name="P448">G</text:p>
          </table:table-cell>
        </table:table-row>
        <table:table-row table:style-name="TableRow449">
          <table:table-cell table:style-name="TableCell450">
            <text:p text:style-name="P451">*-**-AM-AS_WEG_ONDERHOUDSWEG_RECHT-G</text:p>
          </table:table-cell>
          <table:table-cell table:style-name="TableCell452">
            <text:p text:style-name="P453">G</text:p>
          </table:table-cell>
        </table:table-row>
        <table:table-row table:style-name="TableRow454">
          <table:table-cell table:style-name="TableCell455">
            <text:p text:style-name="P456">*-**-AM-AS_WEG_PARALLELWEG-G</text:p>
          </table:table-cell>
          <table:table-cell table:style-name="TableCell457">
            <text:p text:style-name="P458">G</text:p>
          </table:table-cell>
        </table:table-row>
        <table:table-row table:style-name="TableRow459">
          <table:table-cell table:style-name="TableCell460">
            <text:p text:style-name="P461">*-**-AM-AS_WEG_PARALLELWEG_CIRKEL-G</text:p>
          </table:table-cell>
          <table:table-cell table:style-name="TableCell462">
            <text:p text:style-name="P463">G</text:p>
          </table:table-cell>
        </table:table-row>
        <table:table-row table:style-name="TableRow464">
          <table:table-cell table:style-name="TableCell465">
            <text:p text:style-name="P466">*-**-AM-AS_WEG_PARALLELWEG_OVERGANG-G</text:p>
          </table:table-cell>
          <table:table-cell table:style-name="TableCell467">
            <text:p text:style-name="P468">G</text:p>
          </table:table-cell>
        </table:table-row>
        <table:table-row table:style-name="TableRow469">
          <table:table-cell table:style-name="TableCell470">
            <text:p text:style-name="P471">*-**-AM-AS_WEG_PARALLELWEG_RECHT-G</text:p>
          </table:table-cell>
          <table:table-cell table:style-name="TableCell472">
            <text:p text:style-name="P473">G</text:p>
          </table:table-cell>
        </table:table-row>
        <table:table-row table:style-name="TableRow474">
          <table:table-cell table:style-name="TableCell475">
            <text:p text:style-name="P476">*-**-AM-AS_WEG_STROOMWEG-G</text:p>
          </table:table-cell>
          <table:table-cell table:style-name="TableCell477">
            <text:p text:style-name="P478">G</text:p>
          </table:table-cell>
        </table:table-row>
        <table:table-row table:style-name="TableRow479">
          <table:table-cell table:style-name="TableCell480">
            <text:p text:style-name="P481">*-**-AM-AS_WEG_STROOMWEG_CIRKEL-G</text:p>
          </table:table-cell>
          <table:table-cell table:style-name="TableCell482">
            <text:p text:style-name="P483">G</text:p>
          </table:table-cell>
        </table:table-row>
        <table:table-row table:style-name="TableRow484">
          <table:table-cell table:style-name="TableCell485">
            <text:p text:style-name="P486">*-**-AM-AS_WEG_STROOMWEG_OVERGANG-G</text:p>
          </table:table-cell>
          <table:table-cell table:style-name="TableCell487">
            <text:p text:style-name="P488">G</text:p>
          </table:table-cell>
        </table:table-row>
        <table:table-row table:style-name="TableRow489">
          <table:table-cell table:style-name="TableCell490">
            <text:p text:style-name="P491">*-**-AM-AS_WEG_STROOMWEG_RECHT-G</text:p>
          </table:table-cell>
          <table:table-cell table:style-name="TableCell492">
            <text:p text:style-name="P493">G</text:p>
          </table:table-cell>
        </table:table-row>
        <table:table-row table:style-name="TableRow494">
          <table:table-cell table:style-name="TableCell495">
            <text:p text:style-name="P496">*-**-AM-AS_WEG_VERBINDINGSWEG-G</text:p>
          </table:table-cell>
          <table:table-cell table:style-name="TableCell497">
            <text:p text:style-name="P498">G</text:p>
          </table:table-cell>
        </table:table-row>
        <table:table-row table:style-name="TableRow499">
          <table:table-cell table:style-name="TableCell500">
            <text:p text:style-name="P501">*-**-AM-AS_WEG_VERBINDINGSWEG_CIRKEL-G</text:p>
          </table:table-cell>
          <table:table-cell table:style-name="TableCell502">
            <text:p text:style-name="P503">G</text:p>
          </table:table-cell>
        </table:table-row>
        <table:table-row table:style-name="TableRow504">
          <table:table-cell table:style-name="TableCell505">
            <text:p text:style-name="P506">*-**-AM-AS_WEG_VERBINDINGSWEG_OVERGANG-G</text:p>
          </table:table-cell>
          <table:table-cell table:style-name="TableCell507">
            <text:p text:style-name="P508">G</text:p>
          </table:table-cell>
        </table:table-row>
        <table:table-row table:style-name="TableRow509">
          <table:table-cell table:style-name="TableCell510">
            <text:p text:style-name="P511">*-**-AM-AS_WEG_VERBINDINGSWEG_RECHT-G</text:p>
          </table:table-cell>
          <table:table-cell table:style-name="TableCell512">
            <text:p text:style-name="P513">G</text:p>
          </table:table-cell>
        </table:table-row>
        <table:table-row table:style-name="TableRow514">
          <table:table-cell table:style-name="TableCell515">
            <text:p text:style-name="P516">*-**-AM-KILOMETRERING-G</text:p>
          </table:table-cell>
          <table:table-cell table:style-name="TableCell517">
            <text:p text:style-name="P518">G</text:p>
          </table:table-cell>
        </table:table-row>
        <table:table-row table:style-name="TableRow519">
          <table:table-cell table:style-name="TableCell520">
            <text:p text:style-name="P521">*-**-AM-STRING-G</text:p>
          </table:table-cell>
          <table:table-cell table:style-name="TableCell522">
            <text:p text:style-name="P523">G</text:p>
          </table:table-cell>
        </table:table-row>
        <table:table-row table:style-name="TableRow524">
          <table:table-cell table:style-name="TableCell525">
            <text:p text:style-name="P526">*-**-AM-STRING_GDS-G</text:p>
          </table:table-cell>
          <table:table-cell table:style-name="TableCell527">
            <text:p text:style-name="P528">G</text:p>
          </table:table-cell>
        </table:table-row>
        <table:table-row table:style-name="TableRow529">
          <table:table-cell table:style-name="TableCell530">
            <text:p text:style-name="P531">*-**-AM-STRING_HULP-G</text:p>
          </table:table-cell>
          <table:table-cell table:style-name="TableCell532">
            <text:p text:style-name="P533">G</text:p>
          </table:table-cell>
        </table:table-row>
        <table:table-row table:style-name="TableRow534">
          <table:table-cell table:style-name="TableCell535">
            <text:p text:style-name="P536">*-**-AM-STRING_MASTER-G</text:p>
          </table:table-cell>
          <table:table-cell table:style-name="TableCell537">
            <text:p text:style-name="P538">G</text:p>
          </table:table-cell>
        </table:table-row>
        <table:table-row table:style-name="TableRow539">
          <table:table-cell table:style-name="TableCell540">
            <text:p text:style-name="P541">*-**-AM-TANGENTPUNT-G</text:p>
          </table:table-cell>
          <table:table-cell table:style-name="TableCell542">
            <text:p text:style-name="P543">G</text:p>
          </table:table-cell>
        </table:table-row>
        <table:table-row table:style-name="TableRow544">
          <table:table-cell table:style-name="TableCell545">
            <text:p text:style-name="P546">*-**-BC-AANGRENZENDE CONSTRUCTIE-G</text:p>
          </table:table-cell>
          <table:table-cell table:style-name="TableCell547">
            <text:p text:style-name="P548">G</text:p>
          </table:table-cell>
        </table:table-row>
        <table:table-row table:style-name="TableRow549">
          <table:table-cell table:style-name="TableCell550">
            <text:p text:style-name="P551">*-**-BC-AANGRENZENDE CONSTRUCTIE_HOUT-G/A</text:p>
          </table:table-cell>
          <table:table-cell table:style-name="TableCell552">
            <text:p text:style-name="P553">G/A</text:p>
          </table:table-cell>
        </table:table-row>
        <table:table-row table:style-name="TableRow554">
          <table:table-cell table:style-name="TableCell555">
            <text:p text:style-name="P556">*-**-BC-AANGRENZENDE CONSTRUCTIE_METSELWERK-G/A</text:p>
          </table:table-cell>
          <table:table-cell table:style-name="TableCell557">
            <text:p text:style-name="P558">G/A</text:p>
          </table:table-cell>
        </table:table-row>
        <table:table-row table:style-name="TableRow559">
          <table:table-cell table:style-name="TableCell560">
            <text:p text:style-name="P561">*-**-BC-AANGRENZENDE CONSTRUCTIE_STAAL-G/A</text:p>
          </table:table-cell>
          <table:table-cell table:style-name="TableCell562">
            <text:p text:style-name="P563">G/A</text:p>
          </table:table-cell>
        </table:table-row>
        <table:table-row table:style-name="TableRow564">
          <table:table-cell table:style-name="TableCell565">
            <text:p text:style-name="P566">*-**-BC-BETONVORM-G/A</text:p>
          </table:table-cell>
          <table:table-cell table:style-name="TableCell567">
            <text:p text:style-name="P568">G/A</text:p>
          </table:table-cell>
        </table:table-row>
        <table:table-row table:style-name="TableRow569">
          <table:table-cell table:style-name="TableCell570">
            <text:p text:style-name="P571">*-**-BC-BETONVORM_BALLAST-G</text:p>
          </table:table-cell>
          <table:table-cell table:style-name="TableCell572">
            <text:p text:style-name="P573">G</text:p>
          </table:table-cell>
        </table:table-row>
        <table:table-row table:style-name="TableRow574">
          <table:table-cell table:style-name="TableCell575">
            <text:p text:style-name="P576">*-**-BC-BETONVORM_GEWAPEND-G</text:p>
          </table:table-cell>
          <table:table-cell table:style-name="TableCell577">
            <text:p text:style-name="P578">G</text:p>
          </table:table-cell>
        </table:table-row>
        <table:table-row table:style-name="TableRow579">
          <table:table-cell table:style-name="TableCell580">
            <text:p text:style-name="P581">*-**-BC-BETONVORM_IN HET WERK GESTORT-G</text:p>
          </table:table-cell>
          <table:table-cell table:style-name="TableCell582">
            <text:p text:style-name="P583">G</text:p>
          </table:table-cell>
        </table:table-row>
        <table:table-row table:style-name="TableRow584">
          <table:table-cell table:style-name="TableCell585">
            <text:p text:style-name="P586">*-**-BC-BETONVORM_LICHT-G</text:p>
          </table:table-cell>
          <table:table-cell table:style-name="TableCell587">
            <text:p text:style-name="P588">G</text:p>
          </table:table-cell>
        </table:table-row>
        <table:table-row table:style-name="TableRow589">
          <table:table-cell table:style-name="TableCell590">
            <text:p text:style-name="P591">*-**-BC-BETONVORM_ONGEWAPEND-G</text:p>
          </table:table-cell>
          <table:table-cell table:style-name="TableCell592">
            <text:p text:style-name="P593">G</text:p>
          </table:table-cell>
        </table:table-row>
        <table:table-row table:style-name="TableRow594">
          <table:table-cell table:style-name="TableCell595">
            <text:p text:style-name="P596">*-**-BC-BETONVORM_OWB-G</text:p>
          </table:table-cell>
          <table:table-cell table:style-name="TableCell597">
            <text:p text:style-name="P598">G</text:p>
          </table:table-cell>
        </table:table-row>
        <table:table-row table:style-name="TableRow599">
          <table:table-cell table:style-name="TableCell600">
            <text:p text:style-name="P601">*-**-BC-BETONVORM_PREFAB-G</text:p>
          </table:table-cell>
          <table:table-cell table:style-name="TableCell602">
            <text:p text:style-name="P603">G</text:p>
          </table:table-cell>
        </table:table-row>
        <table:table-row table:style-name="TableRow604">
          <table:table-cell table:style-name="TableCell605">
            <text:p text:style-name="P606">*-**-BC-BETONVORM_VSP-G</text:p>
          </table:table-cell>
          <table:table-cell table:style-name="TableCell607">
            <text:p text:style-name="P608">G</text:p>
          </table:table-cell>
        </table:table-row>
        <table:table-row table:style-name="TableRow609">
          <table:table-cell table:style-name="TableCell610">
            <text:p text:style-name="P611">*-**-BC-BETONVORM_VSP_PREFAB-G</text:p>
          </table:table-cell>
          <table:table-cell table:style-name="TableCell612">
            <text:p text:style-name="P613">G</text:p>
          </table:table-cell>
        </table:table-row>
        <table:table-row table:style-name="TableRow614">
          <table:table-cell table:style-name="TableCell615">
            <text:p text:style-name="P616">*-**-BC-BETONVORM_WERKVLOER-G</text:p>
          </table:table-cell>
          <table:table-cell table:style-name="TableCell617">
            <text:p text:style-name="P618">G</text:p>
          </table:table-cell>
        </table:table-row>
        <table:table-row table:style-name="TableRow619">
          <table:table-cell table:style-name="TableCell620">
            <text:p text:style-name="P621">*-**-BC-ITSO-G</text:p>
          </table:table-cell>
          <table:table-cell table:style-name="TableCell622">
            <text:p text:style-name="P623">G</text:p>
          </table:table-cell>
        </table:table-row>
        <table:table-row table:style-name="TableRow624">
          <table:table-cell table:style-name="TableCell625">
            <text:p text:style-name="P626">*-**-BC-LEVENSDUURVERLENGENDE MAATREGEL-G</text:p>
          </table:table-cell>
          <table:table-cell table:style-name="TableCell627">
            <text:p text:style-name="P628">G</text:p>
          </table:table-cell>
        </table:table-row>
        <table:table-row table:style-name="TableRow629">
          <table:table-cell table:style-name="TableCell630">
            <text:p text:style-name="P631">*-**-BC-OPLEGBLOK-G</text:p>
          </table:table-cell>
          <table:table-cell table:style-name="TableCell632">
            <text:p text:style-name="P633">G</text:p>
          </table:table-cell>
        </table:table-row>
        <table:table-row table:style-name="TableRow634">
          <table:table-cell table:style-name="TableCell635">
            <text:p text:style-name="P636">*-**-BC-OVERIGMATERIAAL-G</text:p>
          </table:table-cell>
          <table:table-cell table:style-name="TableCell637">
            <text:p text:style-name="P638">G</text:p>
          </table:table-cell>
        </table:table-row>
        <table:table-row table:style-name="TableRow639">
          <table:table-cell table:style-name="TableCell640">
            <text:p text:style-name="P641">*-**-BC-REPARATIES-G</text:p>
          </table:table-cell>
          <table:table-cell table:style-name="TableCell642">
            <text:p text:style-name="P643">G</text:p>
          </table:table-cell>
        </table:table-row>
        <table:table-row table:style-name="TableRow644">
          <table:table-cell table:style-name="TableCell645">
            <text:p text:style-name="P646">*-**-BC-SLOOPLIJN-G</text:p>
          </table:table-cell>
          <table:table-cell table:style-name="TableCell647">
            <text:p text:style-name="P648">G</text:p>
          </table:table-cell>
        </table:table-row>
        <table:table-row table:style-name="TableRow649">
          <table:table-cell table:style-name="TableCell650">
            <text:p text:style-name="P651">*-**-BC-STORTNAAD-G</text:p>
          </table:table-cell>
          <table:table-cell table:style-name="TableCell652">
            <text:p text:style-name="P653">G</text:p>
          </table:table-cell>
        </table:table-row>
        <table:table-row table:style-name="TableRow654">
          <table:table-cell table:style-name="TableCell655">
            <text:p text:style-name="P656">*-**-BC-VOEGPROFIEL-G</text:p>
          </table:table-cell>
          <table:table-cell table:style-name="TableCell657">
            <text:p text:style-name="P658">G</text:p>
          </table:table-cell>
        </table:table-row>
        <table:table-row table:style-name="TableRow659">
          <table:table-cell table:style-name="TableCell660">
            <text:p text:style-name="P661">*-**-BC-VOORSPANNING-G/S</text:p>
          </table:table-cell>
          <table:table-cell table:style-name="TableCell662">
            <text:p text:style-name="P663">G/S</text:p>
          </table:table-cell>
        </table:table-row>
        <table:table-row table:style-name="TableRow664">
          <table:table-cell table:style-name="TableCell665">
            <text:p text:style-name="P666">*-**-BC-VOORSPANNING_MET AANHECHTING-G</text:p>
          </table:table-cell>
          <table:table-cell table:style-name="TableCell667">
            <text:p text:style-name="P668">G</text:p>
          </table:table-cell>
        </table:table-row>
        <table:table-row table:style-name="TableRow669">
          <table:table-cell table:style-name="TableCell670">
            <text:p text:style-name="P671">*-**-BC-VOORSPANNING_MET AANHECHTING_KABEL-G</text:p>
          </table:table-cell>
          <table:table-cell table:style-name="TableCell672">
            <text:p text:style-name="P673">G</text:p>
          </table:table-cell>
        </table:table-row>
        <text:soft-page-break/>
        <table:table-row table:style-name="TableRow674">
          <table:table-cell table:style-name="TableCell675">
            <text:p text:style-name="P676">*-**-BC-VOORSPANNING_MET AANHECHTING_VERANKERING-G</text:p>
          </table:table-cell>
          <table:table-cell table:style-name="TableCell677">
            <text:p text:style-name="P678">G</text:p>
          </table:table-cell>
        </table:table-row>
        <table:table-row table:style-name="TableRow679">
          <table:table-cell table:style-name="TableCell680">
            <text:p text:style-name="P681">*-**-BC-VOORSPANNING_SUPPORT-G</text:p>
          </table:table-cell>
          <table:table-cell table:style-name="TableCell682">
            <text:p text:style-name="P683">G</text:p>
          </table:table-cell>
        </table:table-row>
        <table:table-row table:style-name="TableRow684">
          <table:table-cell table:style-name="TableCell685">
            <text:p text:style-name="P686">*-**-BC-VOORSPANNING_ZONDER AANHECHTING-G</text:p>
          </table:table-cell>
          <table:table-cell table:style-name="TableCell687">
            <text:p text:style-name="P688">G</text:p>
          </table:table-cell>
        </table:table-row>
        <table:table-row table:style-name="TableRow689">
          <table:table-cell table:style-name="TableCell690">
            <text:p text:style-name="P691">*-**-BC-VOORSPANNING_ZONDER AANHECHTING_KABEL-G</text:p>
          </table:table-cell>
          <table:table-cell table:style-name="TableCell692">
            <text:p text:style-name="P693">G</text:p>
          </table:table-cell>
        </table:table-row>
        <table:table-row table:style-name="TableRow694">
          <table:table-cell table:style-name="TableCell695">
            <text:p text:style-name="P696">*-**-BC-VOORSPANNING_ZONDER AANHECHTING_VERANKERING-G</text:p>
          </table:table-cell>
          <table:table-cell table:style-name="TableCell697">
            <text:p text:style-name="P698">G</text:p>
          </table:table-cell>
        </table:table-row>
        <table:table-row table:style-name="TableRow699">
          <table:table-cell table:style-name="TableCell700">
            <text:p text:style-name="P701">*-**-BC-WAPENING-G/S</text:p>
          </table:table-cell>
          <table:table-cell table:style-name="TableCell702">
            <text:p text:style-name="P703">G/S</text:p>
          </table:table-cell>
        </table:table-row>
        <table:table-row table:style-name="TableRow704">
          <table:table-cell table:style-name="TableCell705">
            <text:p text:style-name="P706">*-**-BC-WAPENING_BIJLEGWAPENING-G</text:p>
          </table:table-cell>
          <table:table-cell table:style-name="TableCell707">
            <text:p text:style-name="P708">G</text:p>
          </table:table-cell>
        </table:table-row>
        <table:table-row table:style-name="TableRow709">
          <table:table-cell table:style-name="TableCell710">
            <text:p text:style-name="P711">*-**-BC-WAPENING_HOOFDWAPENING-G</text:p>
          </table:table-cell>
          <table:table-cell table:style-name="TableCell712">
            <text:p text:style-name="P713">G</text:p>
          </table:table-cell>
        </table:table-row>
        <table:table-row table:style-name="TableRow714">
          <table:table-cell table:style-name="TableCell715">
            <text:p text:style-name="P716">*-**-BC-WAPENING_LOOPLIJN-G</text:p>
          </table:table-cell>
          <table:table-cell table:style-name="TableCell717">
            <text:p text:style-name="P718">G</text:p>
          </table:table-cell>
        </table:table-row>
        <table:table-row table:style-name="TableRow719">
          <table:table-cell table:style-name="TableCell720">
            <text:p text:style-name="P721">*-**-BC-WAPENING_SUPPORT-G</text:p>
          </table:table-cell>
          <table:table-cell table:style-name="TableCell722">
            <text:p text:style-name="P723">G</text:p>
          </table:table-cell>
        </table:table-row>
        <table:table-row table:style-name="TableRow724">
          <table:table-cell table:style-name="TableCell725">
            <text:p text:style-name="P726">*-**-BV-GELEIDECONSTRUCTIE_BEBAKENING-G</text:p>
          </table:table-cell>
          <table:table-cell table:style-name="TableCell727">
            <text:p text:style-name="P728">G</text:p>
          </table:table-cell>
        </table:table-row>
        <table:table-row table:style-name="TableRow729">
          <table:table-cell table:style-name="TableCell730">
            <text:p text:style-name="P731">*-**-BV-GELEIDECONSTRUCTIE_GELEIDERAIL_KOPPELING-G</text:p>
          </table:table-cell>
          <table:table-cell table:style-name="TableCell732">
            <text:p text:style-name="P733">G</text:p>
          </table:table-cell>
        </table:table-row>
        <table:table-row table:style-name="TableRow734">
          <table:table-cell table:style-name="TableCell735">
            <text:p text:style-name="P736">*-**-BV-GELEIDECONSTRUCTIE_GELEIDERAIL_OVERSTAPCONSTRUCTIE-G</text:p>
          </table:table-cell>
          <table:table-cell table:style-name="TableCell737">
            <text:p text:style-name="P738">G</text:p>
          </table:table-cell>
        </table:table-row>
        <table:table-row table:style-name="TableRow739">
          <table:table-cell table:style-name="TableCell740">
            <text:p text:style-name="P741">*-**-BV-GELEIDECONSTRUCTIE_GELEIDERAIL_OVERSTAPCONSTRUCTIE_600-G</text:p>
          </table:table-cell>
          <table:table-cell table:style-name="TableCell742">
            <text:p text:style-name="P743">G</text:p>
          </table:table-cell>
        </table:table-row>
        <table:table-row table:style-name="TableRow744">
          <table:table-cell table:style-name="TableCell745">
            <text:p text:style-name="P746">*-**-BV-GELEIDECONSTRUCTIE_GELEIDERAIL_OVERSTAPCONSTRUCTIE_800-G</text:p>
          </table:table-cell>
          <table:table-cell table:style-name="TableCell747">
            <text:p text:style-name="P748">G</text:p>
          </table:table-cell>
        </table:table-row>
        <table:table-row table:style-name="TableRow749">
          <table:table-cell table:style-name="TableCell750">
            <text:p text:style-name="P751">*-**-BV-GELEIDECONSTRUCTIE_GELEIDERAIL_VERANKERING-G</text:p>
          </table:table-cell>
          <table:table-cell table:style-name="TableCell752">
            <text:p text:style-name="P753">G</text:p>
          </table:table-cell>
        </table:table-row>
        <table:table-row table:style-name="TableRow754">
          <table:table-cell table:style-name="TableCell755">
            <text:p text:style-name="P756">*-**-BV-GELEIDECONSTRUCTIE_GELEIDERAIL_VERANKERING_BOVENGRONDS-G</text:p>
          </table:table-cell>
          <table:table-cell table:style-name="TableCell757">
            <text:p text:style-name="P758">G</text:p>
          </table:table-cell>
        </table:table-row>
        <table:table-row table:style-name="TableRow759">
          <table:table-cell table:style-name="TableCell760">
            <text:p text:style-name="P761">*-**-BV-GELEIDECONSTRUCTIE_GELEIDERAIL_VERANKERING_KORTLINKS-G</text:p>
          </table:table-cell>
          <table:table-cell table:style-name="TableCell762">
            <text:p text:style-name="P763">G</text:p>
          </table:table-cell>
        </table:table-row>
        <table:table-row table:style-name="TableRow764">
          <table:table-cell table:style-name="TableCell765">
            <text:p text:style-name="P766">*-**-BV-GELEIDECONSTRUCTIE_GELEIDERAIL_VERANKERING_KORTRECHTS-G</text:p>
          </table:table-cell>
          <table:table-cell table:style-name="TableCell767">
            <text:p text:style-name="P768">G</text:p>
          </table:table-cell>
        </table:table-row>
        <table:table-row table:style-name="TableRow769">
          <table:table-cell table:style-name="TableCell770">
            <text:p text:style-name="P771">*-**-BV-GELEIDECONSTRUCTIE_GELEIDERAIL_VERANKERING_LINKS-G</text:p>
          </table:table-cell>
          <table:table-cell table:style-name="TableCell772">
            <text:p text:style-name="P773">G</text:p>
          </table:table-cell>
        </table:table-row>
        <table:table-row table:style-name="TableRow774">
          <table:table-cell table:style-name="TableCell775">
            <text:p text:style-name="P776">*-**-BV-GELEIDECONSTRUCTIE_GELEIDERAIL_VERANKERING_RECHTS-G</text:p>
          </table:table-cell>
          <table:table-cell table:style-name="TableCell777">
            <text:p text:style-name="P778">G</text:p>
          </table:table-cell>
        </table:table-row>
        <table:table-row table:style-name="TableRow779">
          <table:table-cell table:style-name="TableCell780">
            <text:p text:style-name="P781">*-**-FC-DAMWAND-G</text:p>
          </table:table-cell>
          <table:table-cell table:style-name="TableCell782">
            <text:p text:style-name="P783">G</text:p>
          </table:table-cell>
        </table:table-row>
        <table:table-row table:style-name="TableRow784">
          <table:table-cell table:style-name="TableCell785">
            <text:p text:style-name="P786">*-**-FC-DAMWAND_ANKER-G/A</text:p>
          </table:table-cell>
          <table:table-cell table:style-name="TableCell787">
            <text:p text:style-name="P788">G/A</text:p>
          </table:table-cell>
        </table:table-row>
        <table:table-row table:style-name="TableRow789">
          <table:table-cell table:style-name="TableCell790">
            <text:p text:style-name="P791">*-**-FC-DAMWAND_ANKER_GROUT-G</text:p>
          </table:table-cell>
          <table:table-cell table:style-name="TableCell792">
            <text:p text:style-name="P793">G</text:p>
          </table:table-cell>
        </table:table-row>
        <table:table-row table:style-name="TableRow794">
          <table:table-cell table:style-name="TableCell795">
            <text:p text:style-name="P796">*-**-FC-DAMWAND_BETON-G/A</text:p>
          </table:table-cell>
          <table:table-cell table:style-name="TableCell797">
            <text:p text:style-name="P798">G/A</text:p>
          </table:table-cell>
        </table:table-row>
        <table:table-row table:style-name="TableRow799">
          <table:table-cell table:style-name="TableCell800">
            <text:p text:style-name="P801">*-**-FC-DAMWAND_HOUT-G/A</text:p>
          </table:table-cell>
          <table:table-cell table:style-name="TableCell802">
            <text:p text:style-name="P803">G/A</text:p>
          </table:table-cell>
        </table:table-row>
        <table:table-row table:style-name="TableRow804">
          <table:table-cell table:style-name="TableCell805">
            <text:p text:style-name="P806">*-**-FC-DAMWAND_STAAL-G/A</text:p>
          </table:table-cell>
          <table:table-cell table:style-name="TableCell807">
            <text:p text:style-name="P808">G/A</text:p>
          </table:table-cell>
        </table:table-row>
        <table:table-row table:style-name="TableRow809">
          <table:table-cell table:style-name="TableCell810">
            <text:p text:style-name="P811">*-**-FC-DIEPWAND-G</text:p>
          </table:table-cell>
          <table:table-cell table:style-name="TableCell812">
            <text:p text:style-name="P813">G</text:p>
          </table:table-cell>
        </table:table-row>
        <table:table-row table:style-name="TableRow814">
          <table:table-cell table:style-name="TableCell815">
            <text:p text:style-name="P816">*-**-FC-GRONDVERBETERING-G</text:p>
          </table:table-cell>
          <table:table-cell table:style-name="TableCell817">
            <text:p text:style-name="P818">G</text:p>
          </table:table-cell>
        </table:table-row>
        <table:table-row table:style-name="TableRow819">
          <table:table-cell table:style-name="TableCell820">
            <text:p text:style-name="P821">*-**-FC-KESP-G/A/S</text:p>
          </table:table-cell>
          <table:table-cell table:style-name="TableCell822">
            <text:p text:style-name="P823">G/A/S</text:p>
          </table:table-cell>
        </table:table-row>
        <table:table-row table:style-name="TableRow824">
          <table:table-cell table:style-name="TableCell825">
            <text:p text:style-name="P826">*-**-FC-LEVENSDUURVERLENGENDE MAATREGEL-G</text:p>
          </table:table-cell>
          <table:table-cell table:style-name="TableCell827">
            <text:p text:style-name="P828">G</text:p>
          </table:table-cell>
        </table:table-row>
        <table:table-row table:style-name="TableRow829">
          <table:table-cell table:style-name="TableCell830">
            <text:p text:style-name="P831">*-**-FC-OPSTAAL-G</text:p>
          </table:table-cell>
          <table:table-cell table:style-name="TableCell832">
            <text:p text:style-name="P833">G</text:p>
          </table:table-cell>
        </table:table-row>
        <table:table-row table:style-name="TableRow834">
          <table:table-cell table:style-name="TableCell835">
            <text:p text:style-name="P836">*-**-FC-PAAL-G</text:p>
          </table:table-cell>
          <table:table-cell table:style-name="TableCell837">
            <text:p text:style-name="P838">G</text:p>
          </table:table-cell>
        </table:table-row>
        <table:table-row table:style-name="TableRow839">
          <table:table-cell table:style-name="TableCell840">
            <text:p text:style-name="P841">*-**-FC-PAAL_BETON-G/A/S</text:p>
          </table:table-cell>
          <table:table-cell table:style-name="TableCell842">
            <text:p text:style-name="P843">G/A/S</text:p>
          </table:table-cell>
        </table:table-row>
        <table:table-row table:style-name="TableRow844">
          <table:table-cell table:style-name="TableCell845">
            <text:p text:style-name="P846">*-**-FC-PAAL_BETON_IN DE GRONDGEVORMD-G/A</text:p>
          </table:table-cell>
          <table:table-cell table:style-name="TableCell847">
            <text:p text:style-name="P848">G/A</text:p>
          </table:table-cell>
        </table:table-row>
        <table:table-row table:style-name="TableRow849">
          <table:table-cell table:style-name="TableCell850">
            <text:p text:style-name="P851">*-**-FC-PAAL_BETON_IN DE GRONDGEVORMD_TREKPAAL-G/A</text:p>
          </table:table-cell>
          <table:table-cell table:style-name="TableCell852">
            <text:p text:style-name="P853">G/A</text:p>
          </table:table-cell>
        </table:table-row>
        <table:table-row table:style-name="TableRow854">
          <table:table-cell table:style-name="TableCell855">
            <text:p text:style-name="P856">*-**-FC-PAAL_BETON_PREFAB-G/A</text:p>
          </table:table-cell>
          <table:table-cell table:style-name="TableCell857">
            <text:p text:style-name="P858">G/A</text:p>
          </table:table-cell>
        </table:table-row>
        <table:table-row table:style-name="TableRow859">
          <table:table-cell table:style-name="TableCell860">
            <text:p text:style-name="P861">*-**-FC-PAAL_BETON_SCHROEFPAAL-G/A</text:p>
          </table:table-cell>
          <table:table-cell table:style-name="TableCell862">
            <text:p text:style-name="P863">G/A</text:p>
          </table:table-cell>
        </table:table-row>
        <table:table-row table:style-name="TableRow864">
          <table:table-cell table:style-name="TableCell865">
            <text:p text:style-name="P866">*-**-FC-PAAL_HOUT-G/A/S</text:p>
          </table:table-cell>
          <table:table-cell table:style-name="TableCell867">
            <text:p text:style-name="P868">G/A/S</text:p>
          </table:table-cell>
        </table:table-row>
        <table:table-row table:style-name="TableRow869">
          <table:table-cell table:style-name="TableCell870">
            <text:p text:style-name="P871">*-**-FC-PAAL_HOUT_OPLANGER-G/A</text:p>
          </table:table-cell>
          <table:table-cell table:style-name="TableCell872">
            <text:p text:style-name="P873">G/A</text:p>
          </table:table-cell>
        </table:table-row>
        <table:table-row table:style-name="TableRow874">
          <table:table-cell table:style-name="TableCell875">
            <text:p text:style-name="P876">*-**-FC-PAAL_STAALBUIS-G/S</text:p>
          </table:table-cell>
          <table:table-cell table:style-name="TableCell877">
            <text:p text:style-name="P878">G/S</text:p>
          </table:table-cell>
        </table:table-row>
        <table:table-row table:style-name="TableRow879">
          <table:table-cell table:style-name="TableCell880">
            <text:p text:style-name="P881">*-**-FC-PAAL_STAALBUIS_SCHROEFPAAL-G</text:p>
          </table:table-cell>
          <table:table-cell table:style-name="TableCell882">
            <text:p text:style-name="P883">G</text:p>
          </table:table-cell>
        </table:table-row>
        <table:table-row table:style-name="TableRow884">
          <table:table-cell table:style-name="TableCell885">
            <text:p text:style-name="P886">*-**-FC-REPARATIES-G</text:p>
          </table:table-cell>
          <table:table-cell table:style-name="TableCell887">
            <text:p text:style-name="P888">G</text:p>
          </table:table-cell>
        </table:table-row>
        <table:table-row table:style-name="TableRow889">
          <table:table-cell table:style-name="TableCell890">
            <text:p text:style-name="P891">*-**-FV-FAUNAVOORZIENING-G</text:p>
          </table:table-cell>
          <table:table-cell table:style-name="TableCell892">
            <text:p text:style-name="P893">G</text:p>
          </table:table-cell>
        </table:table-row>
        <table:table-row table:style-name="TableRow894">
          <table:table-cell table:style-name="TableCell895">
            <text:p text:style-name="P896">*-**-FV-FAUNAVOORZIENING_AFSCHERMINGLICHT-G</text:p>
          </table:table-cell>
          <table:table-cell table:style-name="TableCell897">
            <text:p text:style-name="P898">G</text:p>
          </table:table-cell>
        </table:table-row>
        <table:table-row table:style-name="TableRow899">
          <table:table-cell table:style-name="TableCell900">
            <text:p text:style-name="P901">*-**-FV-FAUNAVOORZIENING_GRONDDAM-G</text:p>
          </table:table-cell>
          <table:table-cell table:style-name="TableCell902">
            <text:p text:style-name="P903">G</text:p>
          </table:table-cell>
        </table:table-row>
        <text:soft-page-break/>
        <table:table-row table:style-name="TableRow904">
          <table:table-cell table:style-name="TableCell905">
            <text:p text:style-name="P906">*-**-FV-FAUNAVOORZIENING_LICHTKOKER-G</text:p>
          </table:table-cell>
          <table:table-cell table:style-name="TableCell907">
            <text:p text:style-name="P908">G</text:p>
          </table:table-cell>
        </table:table-row>
        <table:table-row table:style-name="TableRow909">
          <table:table-cell table:style-name="TableCell910">
            <text:p text:style-name="P911">*-**-FV-FAUNAVOORZIENING_LICHTKOKER_DICHT-G</text:p>
          </table:table-cell>
          <table:table-cell table:style-name="TableCell912">
            <text:p text:style-name="P913">G</text:p>
          </table:table-cell>
        </table:table-row>
        <table:table-row table:style-name="TableRow914">
          <table:table-cell table:style-name="TableCell915">
            <text:p text:style-name="P916">*-**-FV-FAUNAVOORZIENING_LICHTKOKER_OPEN-G</text:p>
          </table:table-cell>
          <table:table-cell table:style-name="TableCell917">
            <text:p text:style-name="P918">G</text:p>
          </table:table-cell>
        </table:table-row>
        <table:table-row table:style-name="TableRow919">
          <table:table-cell table:style-name="TableCell920">
            <text:p text:style-name="P921">*-**-FV-FAUNAVOORZIENING_LOOPPLANK-G</text:p>
          </table:table-cell>
          <table:table-cell table:style-name="TableCell922">
            <text:p text:style-name="P923">G</text:p>
          </table:table-cell>
        </table:table-row>
        <table:table-row table:style-name="TableRow924">
          <table:table-cell table:style-name="TableCell925">
            <text:p text:style-name="P926">*-**-FV-FAUNAVOORZIENING_LOOPPLANK_BETON-G</text:p>
          </table:table-cell>
          <table:table-cell table:style-name="TableCell927">
            <text:p text:style-name="P928">G</text:p>
          </table:table-cell>
        </table:table-row>
        <table:table-row table:style-name="TableRow929">
          <table:table-cell table:style-name="TableCell930">
            <text:p text:style-name="P931">*-**-FV-FAUNAVOORZIENING_LOOPPLANK_HOUT-G</text:p>
          </table:table-cell>
          <table:table-cell table:style-name="TableCell932">
            <text:p text:style-name="P933">G</text:p>
          </table:table-cell>
        </table:table-row>
        <table:table-row table:style-name="TableRow934">
          <table:table-cell table:style-name="TableCell935">
            <text:p text:style-name="P936">*-**-FV-FAUNAVOORZIENING_TERUGKEERVOORZIENING-G</text:p>
          </table:table-cell>
          <table:table-cell table:style-name="TableCell937">
            <text:p text:style-name="P938">G</text:p>
          </table:table-cell>
        </table:table-row>
        <table:table-row table:style-name="TableRow939">
          <table:table-cell table:style-name="TableCell940">
            <text:p text:style-name="P941">*-**-FV-FAUNAVOORZIENING_TERUGKEERVOORZIENING_DASSENPOORT-G</text:p>
          </table:table-cell>
          <table:table-cell table:style-name="TableCell942">
            <text:p text:style-name="P943">G</text:p>
          </table:table-cell>
        </table:table-row>
        <table:table-row table:style-name="TableRow944">
          <table:table-cell table:style-name="TableCell945">
            <text:p text:style-name="P946">*-**-FV-FAUNAVOORZIENING_TERUGKEERVOORZIENING_INSPRINGVOORZIENING-G</text:p>
          </table:table-cell>
          <table:table-cell table:style-name="TableCell947">
            <text:p text:style-name="P948">G</text:p>
          </table:table-cell>
        </table:table-row>
        <table:table-row table:style-name="TableRow949">
          <table:table-cell table:style-name="TableCell950">
            <text:p text:style-name="P951">*-**-FV-FAUNAVOORZIENING_TERUGKEERVOORZIENING_UITTREEVOORZIENING-G</text:p>
          </table:table-cell>
          <table:table-cell table:style-name="TableCell952">
            <text:p text:style-name="P953">G</text:p>
          </table:table-cell>
        </table:table-row>
        <table:table-row table:style-name="TableRow954">
          <table:table-cell table:style-name="TableCell955">
            <text:p text:style-name="P956">*-**-FV-GELEIDING_STOBBENWAL-G</text:p>
          </table:table-cell>
          <table:table-cell table:style-name="TableCell957">
            <text:p text:style-name="P958">G</text:p>
          </table:table-cell>
        </table:table-row>
        <table:table-row table:style-name="TableRow959">
          <table:table-cell table:style-name="TableCell960">
            <text:p text:style-name="P961">*-**-GC-FOLIE-G</text:p>
          </table:table-cell>
          <table:table-cell table:style-name="TableCell962">
            <text:p text:style-name="P963">G</text:p>
          </table:table-cell>
        </table:table-row>
        <table:table-row table:style-name="TableRow964">
          <table:table-cell table:style-name="TableCell965">
            <text:p text:style-name="P966">*-**-GC-LEVENSDUURVERLENGENDE MAATREGEL-G</text:p>
          </table:table-cell>
          <table:table-cell table:style-name="TableCell967">
            <text:p text:style-name="P968">G</text:p>
          </table:table-cell>
        </table:table-row>
        <table:table-row table:style-name="TableRow969">
          <table:table-cell table:style-name="TableCell970">
            <text:p text:style-name="P971">*-**-GC-REPARATIES-G</text:p>
          </table:table-cell>
          <table:table-cell table:style-name="TableCell972">
            <text:p text:style-name="P973">G</text:p>
          </table:table-cell>
        </table:table-row>
        <table:table-row table:style-name="TableRow974">
          <table:table-cell table:style-name="TableCell975">
            <text:p text:style-name="P976">*-**-GC-STEMPEL-G</text:p>
          </table:table-cell>
          <table:table-cell table:style-name="TableCell977">
            <text:p text:style-name="P978">G</text:p>
          </table:table-cell>
        </table:table-row>
        <table:table-row table:style-name="TableRow979">
          <table:table-cell table:style-name="TableCell980">
            <text:p text:style-name="P981">*-**-GC-STEMPEL_GROUT-G</text:p>
          </table:table-cell>
          <table:table-cell table:style-name="TableCell982">
            <text:p text:style-name="P983">G</text:p>
          </table:table-cell>
        </table:table-row>
        <table:table-row table:style-name="TableRow984">
          <table:table-cell table:style-name="TableCell985">
            <text:p text:style-name="P986">*-**-GC-STEMPEL_ONDERWATERBETON-G</text:p>
          </table:table-cell>
          <table:table-cell table:style-name="TableCell987">
            <text:p text:style-name="P988">G</text:p>
          </table:table-cell>
        </table:table-row>
        <table:table-row table:style-name="TableRow989">
          <table:table-cell table:style-name="TableCell990">
            <text:p text:style-name="P991">*-**-GC-STEMPEL_STAAL-G</text:p>
          </table:table-cell>
          <table:table-cell table:style-name="TableCell992">
            <text:p text:style-name="P993">G</text:p>
          </table:table-cell>
        </table:table-row>
        <table:table-row table:style-name="TableRow994">
          <table:table-cell table:style-name="TableCell995">
            <text:p text:style-name="P996">*-**-GC-VERANKERING-G</text:p>
          </table:table-cell>
          <table:table-cell table:style-name="TableCell997">
            <text:p text:style-name="P998">G</text:p>
          </table:table-cell>
        </table:table-row>
        <table:table-row table:style-name="TableRow999">
          <table:table-cell table:style-name="TableCell1000">
            <text:p text:style-name="P1001">*-**-GC-VERANKERING_ANKERSCHERM-G/A</text:p>
          </table:table-cell>
          <table:table-cell table:style-name="TableCell1002">
            <text:p text:style-name="P1003">G/A</text:p>
          </table:table-cell>
        </table:table-row>
        <table:table-row table:style-name="TableRow1004">
          <table:table-cell table:style-name="TableCell1005">
            <text:p text:style-name="P1006">*-**-GC-VERANKERING_ANKERSCHOT-G/A</text:p>
          </table:table-cell>
          <table:table-cell table:style-name="TableCell1007">
            <text:p text:style-name="P1008">G/A</text:p>
          </table:table-cell>
        </table:table-row>
        <table:table-row table:style-name="TableRow1009">
          <table:table-cell table:style-name="TableCell1010">
            <text:p text:style-name="P1011">*-**-GC-VERANKERING_ANKERSTANG-G/A</text:p>
          </table:table-cell>
          <table:table-cell table:style-name="TableCell1012">
            <text:p text:style-name="P1013">G/A</text:p>
          </table:table-cell>
        </table:table-row>
        <table:table-row table:style-name="TableRow1014">
          <table:table-cell table:style-name="TableCell1015">
            <text:p text:style-name="P1016">*-**-GC-VERANKERING_GROUTANKER-G</text:p>
          </table:table-cell>
          <table:table-cell table:style-name="TableCell1017">
            <text:p text:style-name="P1018">G</text:p>
          </table:table-cell>
        </table:table-row>
        <table:table-row table:style-name="TableRow1019">
          <table:table-cell table:style-name="TableCell1020">
            <text:p text:style-name="P1021">*-**-GC-VERANKERING_KLAPANKER-G</text:p>
          </table:table-cell>
          <table:table-cell table:style-name="TableCell1022">
            <text:p text:style-name="P1023">G</text:p>
          </table:table-cell>
        </table:table-row>
        <table:table-row table:style-name="TableRow1024">
          <table:table-cell table:style-name="TableCell1025">
            <text:p text:style-name="P1026">*-**-GC-VERANKERING_SCHROEFANKER-G</text:p>
          </table:table-cell>
          <table:table-cell table:style-name="TableCell1027">
            <text:p text:style-name="P1028">G</text:p>
          </table:table-cell>
        </table:table-row>
        <table:table-row table:style-name="TableRow1029">
          <table:table-cell table:style-name="TableCell1030">
            <text:p text:style-name="P1031">*-**-GC-VERANKERING_TREKPAAL-G</text:p>
          </table:table-cell>
          <table:table-cell table:style-name="TableCell1032">
            <text:p text:style-name="P1033">G</text:p>
          </table:table-cell>
        </table:table-row>
        <table:table-row table:style-name="TableRow1034">
          <table:table-cell table:style-name="TableCell1035">
            <text:p text:style-name="P1036">*-**-GK-BOUWKUIP-G</text:p>
          </table:table-cell>
          <table:table-cell table:style-name="TableCell1037">
            <text:p text:style-name="P1038">G</text:p>
          </table:table-cell>
        </table:table-row>
        <table:table-row table:style-name="TableRow1039">
          <table:table-cell table:style-name="TableCell1040">
            <text:p text:style-name="P1041">*-**-GK-BOUWKUIP_COMBIWAND-G</text:p>
          </table:table-cell>
          <table:table-cell table:style-name="TableCell1042">
            <text:p text:style-name="P1043">G</text:p>
          </table:table-cell>
        </table:table-row>
        <table:table-row table:style-name="TableRow1044">
          <table:table-cell table:style-name="TableCell1045">
            <text:p text:style-name="P1046">*-**-GK-BOUWKUIP_DAMWAND-G</text:p>
          </table:table-cell>
          <table:table-cell table:style-name="TableCell1047">
            <text:p text:style-name="P1048">G</text:p>
          </table:table-cell>
        </table:table-row>
        <table:table-row table:style-name="TableRow1049">
          <table:table-cell table:style-name="TableCell1050">
            <text:p text:style-name="P1051">*-**-GK-BOUWKUIP_DAMWAND_BETON-G</text:p>
          </table:table-cell>
          <table:table-cell table:style-name="TableCell1052">
            <text:p text:style-name="P1053">G</text:p>
          </table:table-cell>
        </table:table-row>
        <table:table-row table:style-name="TableRow1054">
          <table:table-cell table:style-name="TableCell1055">
            <text:p text:style-name="P1056">*-**-GK-BOUWKUIP_DAMWAND_HOUT-G</text:p>
          </table:table-cell>
          <table:table-cell table:style-name="TableCell1057">
            <text:p text:style-name="P1058">G</text:p>
          </table:table-cell>
        </table:table-row>
        <table:table-row table:style-name="TableRow1059">
          <table:table-cell table:style-name="TableCell1060">
            <text:p text:style-name="P1061">*-**-GK-BOUWKUIP_DAMWAND_KUNSTSTOF-G</text:p>
          </table:table-cell>
          <table:table-cell table:style-name="TableCell1062">
            <text:p text:style-name="P1063">G</text:p>
          </table:table-cell>
        </table:table-row>
        <table:table-row table:style-name="TableRow1064">
          <table:table-cell table:style-name="TableCell1065">
            <text:p text:style-name="P1066">*-**-GK-BOUWKUIP_DAMWAND_STAAL-G</text:p>
          </table:table-cell>
          <table:table-cell table:style-name="TableCell1067">
            <text:p text:style-name="P1068">G</text:p>
          </table:table-cell>
        </table:table-row>
        <table:table-row table:style-name="TableRow1069">
          <table:table-cell table:style-name="TableCell1070">
            <text:p text:style-name="P1071">*-**-GK-BOUWKUIP_DIEPWAND-G</text:p>
          </table:table-cell>
          <table:table-cell table:style-name="TableCell1072">
            <text:p text:style-name="P1073">G</text:p>
          </table:table-cell>
        </table:table-row>
        <table:table-row table:style-name="TableRow1074">
          <table:table-cell table:style-name="TableCell1075">
            <text:p text:style-name="P1076">*-**-GK-KADEMUUR_GEWICHTSCONSTRUCTIE-G</text:p>
          </table:table-cell>
          <table:table-cell table:style-name="TableCell1077">
            <text:p text:style-name="P1078">G</text:p>
          </table:table-cell>
        </table:table-row>
        <table:table-row table:style-name="TableRow1079">
          <table:table-cell table:style-name="TableCell1080">
            <text:p text:style-name="P1081">*-**-GK-KADEMUUR_GEWICHTSCONSTRUCTIE_BLOKKENMUUR-G</text:p>
          </table:table-cell>
          <table:table-cell table:style-name="TableCell1082">
            <text:p text:style-name="P1083">G</text:p>
          </table:table-cell>
        </table:table-row>
        <table:table-row table:style-name="TableRow1084">
          <table:table-cell table:style-name="TableCell1085">
            <text:p text:style-name="P1086">*-**-GK-KADEMUUR_GEWICHTSCONSTRUCTIE_CAISSONWAND-G</text:p>
          </table:table-cell>
          <table:table-cell table:style-name="TableCell1087">
            <text:p text:style-name="P1088">G</text:p>
          </table:table-cell>
        </table:table-row>
        <table:table-row table:style-name="TableRow1089">
          <table:table-cell table:style-name="TableCell1090">
            <text:p text:style-name="P1091">*-**-GK-KADEMUUR_GEWICHTSCONSTRUCTIE_CELLENWAND-G</text:p>
          </table:table-cell>
          <table:table-cell table:style-name="TableCell1092">
            <text:p text:style-name="P1093">G</text:p>
          </table:table-cell>
        </table:table-row>
        <table:table-row table:style-name="TableRow1094">
          <table:table-cell table:style-name="TableCell1095">
            <text:p text:style-name="P1096">*-**-GK-KADEMUUR_GEWICHTSCONSTRUCTIE_L MUUR-G</text:p>
          </table:table-cell>
          <table:table-cell table:style-name="TableCell1097">
            <text:p text:style-name="P1098">G</text:p>
          </table:table-cell>
        </table:table-row>
        <table:table-row table:style-name="TableRow1099">
          <table:table-cell table:style-name="TableCell1100">
            <text:p text:style-name="P1101">*-**-GK-KADEMUUR_GEWICHTSCONSTRUCTIE_TERRE ARMEE-G</text:p>
          </table:table-cell>
          <table:table-cell table:style-name="TableCell1102">
            <text:p text:style-name="P1103">G</text:p>
          </table:table-cell>
        </table:table-row>
        <table:table-row table:style-name="TableRow1104">
          <table:table-cell table:style-name="TableCell1105">
            <text:p text:style-name="P1106">*-**-GK-KADEMUUR_ONTLASTVLOER-G</text:p>
          </table:table-cell>
          <table:table-cell table:style-name="TableCell1107">
            <text:p text:style-name="P1108">G</text:p>
          </table:table-cell>
        </table:table-row>
        <table:table-row table:style-name="TableRow1109">
          <table:table-cell table:style-name="TableCell1110">
            <text:p text:style-name="P1111">*-**-GK-KADEMUUR_ONTLASTVLOER_DIEPGELEGEN-G</text:p>
          </table:table-cell>
          <table:table-cell table:style-name="TableCell1112">
            <text:p text:style-name="P1113">G</text:p>
          </table:table-cell>
        </table:table-row>
        <table:table-row table:style-name="TableRow1114">
          <table:table-cell table:style-name="TableCell1115">
            <text:p text:style-name="P1116">*-**-GK-KADEMUUR_ONTLASTVLOER_HOOGGELEGEN-G</text:p>
          </table:table-cell>
          <table:table-cell table:style-name="TableCell1117">
            <text:p text:style-name="P1118">G</text:p>
          </table:table-cell>
        </table:table-row>
        <table:table-row table:style-name="TableRow1119">
          <table:table-cell table:style-name="TableCell1120">
            <text:p text:style-name="P1121">*-**-GK-KADEMUUR_OVERBOUWD TALUD-G</text:p>
          </table:table-cell>
          <table:table-cell table:style-name="TableCell1122">
            <text:p text:style-name="P1123">G</text:p>
          </table:table-cell>
        </table:table-row>
        <table:table-row table:style-name="TableRow1124">
          <table:table-cell table:style-name="TableCell1125">
            <text:p text:style-name="P1126">*-**-GK-KADEMUUR_OVERBOUWD TALUD_DEK OVER GLOOIINGSCONSTRUCTIE-G</text:p>
          </table:table-cell>
          <table:table-cell table:style-name="TableCell1127">
            <text:p text:style-name="P1128">G</text:p>
          </table:table-cell>
        </table:table-row>
        <table:table-row table:style-name="TableRow1129">
          <table:table-cell table:style-name="TableCell1130">
            <text:p text:style-name="P1131">*-**-GK-KADEMUUR_OVERBOUWD TALUD_MET KERENDE WAND-G</text:p>
          </table:table-cell>
          <table:table-cell table:style-name="TableCell1132">
            <text:p text:style-name="P1133">G</text:p>
          </table:table-cell>
        </table:table-row>
        <text:soft-page-break/>
        <table:table-row table:style-name="TableRow1134">
          <table:table-cell table:style-name="TableCell1135">
            <text:p text:style-name="P1136">*-**-GK-KISTDAM-G</text:p>
          </table:table-cell>
          <table:table-cell table:style-name="TableCell1137">
            <text:p text:style-name="P1138">G</text:p>
          </table:table-cell>
        </table:table-row>
        <table:table-row table:style-name="TableRow1139">
          <table:table-cell table:style-name="TableCell1140">
            <text:p text:style-name="P1141">*-**-GK-KISTDAM_BERLINER WAND-G</text:p>
          </table:table-cell>
          <table:table-cell table:style-name="TableCell1142">
            <text:p text:style-name="P1143">G</text:p>
          </table:table-cell>
        </table:table-row>
        <table:table-row table:style-name="TableRow1144">
          <table:table-cell table:style-name="TableCell1145">
            <text:p text:style-name="P1146">*-**-GK-KISTDAM_COMBIWAND-G</text:p>
          </table:table-cell>
          <table:table-cell table:style-name="TableCell1147">
            <text:p text:style-name="P1148">G</text:p>
          </table:table-cell>
        </table:table-row>
        <table:table-row table:style-name="TableRow1149">
          <table:table-cell table:style-name="TableCell1150">
            <text:p text:style-name="P1151">*-**-GK-KISTDAM_DAMWAND-G</text:p>
          </table:table-cell>
          <table:table-cell table:style-name="TableCell1152">
            <text:p text:style-name="P1153">G</text:p>
          </table:table-cell>
        </table:table-row>
        <table:table-row table:style-name="TableRow1154">
          <table:table-cell table:style-name="TableCell1155">
            <text:p text:style-name="P1156">*-**-GK-KISTDAM_DAMWAND_BETON-G</text:p>
          </table:table-cell>
          <table:table-cell table:style-name="TableCell1157">
            <text:p text:style-name="P1158">G</text:p>
          </table:table-cell>
        </table:table-row>
        <table:table-row table:style-name="TableRow1159">
          <table:table-cell table:style-name="TableCell1160">
            <text:p text:style-name="P1161">*-**-GK-KISTDAM_DAMWAND_HOUT-G</text:p>
          </table:table-cell>
          <table:table-cell table:style-name="TableCell1162">
            <text:p text:style-name="P1163">G</text:p>
          </table:table-cell>
        </table:table-row>
        <table:table-row table:style-name="TableRow1164">
          <table:table-cell table:style-name="TableCell1165">
            <text:p text:style-name="P1166">*-**-GK-KISTDAM_DAMWAND_KUNSTSTOF-G</text:p>
          </table:table-cell>
          <table:table-cell table:style-name="TableCell1167">
            <text:p text:style-name="P1168">G</text:p>
          </table:table-cell>
        </table:table-row>
        <table:table-row table:style-name="TableRow1169">
          <table:table-cell table:style-name="TableCell1170">
            <text:p text:style-name="P1171">*-**-GK-KISTDAM_DAMWAND_STAAL-G</text:p>
          </table:table-cell>
          <table:table-cell table:style-name="TableCell1172">
            <text:p text:style-name="P1173">G</text:p>
          </table:table-cell>
        </table:table-row>
        <table:table-row table:style-name="TableRow1174">
          <table:table-cell table:style-name="TableCell1175">
            <text:p text:style-name="P1176">*-**-GK-KISTDAM_LWAND-G</text:p>
          </table:table-cell>
          <table:table-cell table:style-name="TableCell1177">
            <text:p text:style-name="P1178">G</text:p>
          </table:table-cell>
        </table:table-row>
        <table:table-row table:style-name="TableRow1179">
          <table:table-cell table:style-name="TableCell1180">
            <text:p text:style-name="P1181">*-**-GK-KISTDAM_TWAND-G</text:p>
          </table:table-cell>
          <table:table-cell table:style-name="TableCell1182">
            <text:p text:style-name="P1183">G</text:p>
          </table:table-cell>
        </table:table-row>
        <table:table-row table:style-name="TableRow1184">
          <table:table-cell table:style-name="TableCell1185">
            <text:p text:style-name="P1186">*-**-GR-SOORTAANDUIDING-S</text:p>
          </table:table-cell>
          <table:table-cell table:style-name="TableCell1187">
            <text:p text:style-name="P1188">S</text:p>
          </table:table-cell>
        </table:table-row>
        <table:table-row table:style-name="TableRow1189">
          <table:table-cell table:style-name="TableCell1190">
            <text:p text:style-name="P1191">*-**-GR-SPORTVELD_BELIJNING-G</text:p>
          </table:table-cell>
          <table:table-cell table:style-name="TableCell1192">
            <text:p text:style-name="P1193">G</text:p>
          </table:table-cell>
        </table:table-row>
        <table:table-row table:style-name="TableRow1194">
          <table:table-cell table:style-name="TableCell1195">
            <text:p text:style-name="P1196">*-**-GR-TYPEAANDUIDING-S</text:p>
          </table:table-cell>
          <table:table-cell table:style-name="TableCell1197">
            <text:p text:style-name="P1198">S</text:p>
          </table:table-cell>
        </table:table-row>
        <table:table-row table:style-name="TableRow1199">
          <table:table-cell table:style-name="TableCell1200">
            <text:p text:style-name="P1201">*-**-GR-VERWIJDEREN-A</text:p>
          </table:table-cell>
          <table:table-cell table:style-name="TableCell1202">
            <text:p text:style-name="P1203">A</text:p>
          </table:table-cell>
        </table:table-row>
        <table:table-row table:style-name="TableRow1204">
          <table:table-cell table:style-name="TableCell1205">
            <text:p text:style-name="P1206">*-**-GW-BAGGERVAK-G</text:p>
          </table:table-cell>
          <table:table-cell table:style-name="TableCell1207">
            <text:p text:style-name="P1208">G</text:p>
          </table:table-cell>
        </table:table-row>
        <table:table-row table:style-name="TableRow1209">
          <table:table-cell table:style-name="TableCell1210">
            <text:p text:style-name="P1211">*-**-GW-BERM-G</text:p>
          </table:table-cell>
          <table:table-cell table:style-name="TableCell1212">
            <text:p text:style-name="P1213">G</text:p>
          </table:table-cell>
        </table:table-row>
        <table:table-row table:style-name="TableRow1214">
          <table:table-cell table:style-name="TableCell1215">
            <text:p text:style-name="P1216">*-**-GW-CUNET-G</text:p>
          </table:table-cell>
          <table:table-cell table:style-name="TableCell1217">
            <text:p text:style-name="P1218">G</text:p>
          </table:table-cell>
        </table:table-row>
        <table:table-row table:style-name="TableRow1219">
          <table:table-cell table:style-name="TableCell1220">
            <text:p text:style-name="P1221">*-**-GW-CUNET-WERK-G/A</text:p>
          </table:table-cell>
          <table:table-cell table:style-name="TableCell1222">
            <text:p text:style-name="P1223">G/A</text:p>
          </table:table-cell>
        </table:table-row>
        <table:table-row table:style-name="TableRow1224">
          <table:table-cell table:style-name="TableCell1225">
            <text:p text:style-name="P1226">*-**-GW-CUNET_BODEM-G</text:p>
          </table:table-cell>
          <table:table-cell table:style-name="TableCell1227">
            <text:p text:style-name="P1228">G</text:p>
          </table:table-cell>
        </table:table-row>
        <table:table-row table:style-name="TableRow1229">
          <table:table-cell table:style-name="TableCell1230">
            <text:p text:style-name="P1231">*-**-GW-CUNET_INSTEEK-G</text:p>
          </table:table-cell>
          <table:table-cell table:style-name="TableCell1232">
            <text:p text:style-name="P1233">G</text:p>
          </table:table-cell>
        </table:table-row>
        <table:table-row table:style-name="TableRow1234">
          <table:table-cell table:style-name="TableCell1235">
            <text:p text:style-name="P1236">*-**-GW-DIJK-G</text:p>
          </table:table-cell>
          <table:table-cell table:style-name="TableCell1237">
            <text:p text:style-name="P1238">G</text:p>
          </table:table-cell>
        </table:table-row>
        <table:table-row table:style-name="TableRow1239">
          <table:table-cell table:style-name="TableCell1240">
            <text:p text:style-name="P1241">*-**-GW-DIJK_BERM-G</text:p>
          </table:table-cell>
          <table:table-cell table:style-name="TableCell1242">
            <text:p text:style-name="P1243">G</text:p>
          </table:table-cell>
        </table:table-row>
        <table:table-row table:style-name="TableRow1244">
          <table:table-cell table:style-name="TableCell1245">
            <text:p text:style-name="P1246">*-**-GW-DIJK_BERM_BINNEN-G</text:p>
          </table:table-cell>
          <table:table-cell table:style-name="TableCell1247">
            <text:p text:style-name="P1248">G</text:p>
          </table:table-cell>
        </table:table-row>
        <table:table-row table:style-name="TableRow1249">
          <table:table-cell table:style-name="TableCell1250">
            <text:p text:style-name="P1251">*-**-GW-DIJK_BERM_BUITEN-G</text:p>
          </table:table-cell>
          <table:table-cell table:style-name="TableCell1252">
            <text:p text:style-name="P1253">G</text:p>
          </table:table-cell>
        </table:table-row>
        <table:table-row table:style-name="TableRow1254">
          <table:table-cell table:style-name="TableCell1255">
            <text:p text:style-name="P1256">*-**-GW-DIJK_KRUIN-G</text:p>
          </table:table-cell>
          <table:table-cell table:style-name="TableCell1257">
            <text:p text:style-name="P1258">G</text:p>
          </table:table-cell>
        </table:table-row>
        <table:table-row table:style-name="TableRow1259">
          <table:table-cell table:style-name="TableCell1260">
            <text:p text:style-name="P1261">*-**-GW-DIJK_KRUIN_BINNEN-G</text:p>
          </table:table-cell>
          <table:table-cell table:style-name="TableCell1262">
            <text:p text:style-name="P1263">G</text:p>
          </table:table-cell>
        </table:table-row>
        <table:table-row table:style-name="TableRow1264">
          <table:table-cell table:style-name="TableCell1265">
            <text:p text:style-name="P1266">*-**-GW-DIJK_KRUIN_BUITEN-G</text:p>
          </table:table-cell>
          <table:table-cell table:style-name="TableCell1267">
            <text:p text:style-name="P1268">G</text:p>
          </table:table-cell>
        </table:table-row>
        <table:table-row table:style-name="TableRow1269">
          <table:table-cell table:style-name="TableCell1270">
            <text:p text:style-name="P1271">*-**-GW-DIJK_TEEN-G</text:p>
          </table:table-cell>
          <table:table-cell table:style-name="TableCell1272">
            <text:p text:style-name="P1273">G</text:p>
          </table:table-cell>
        </table:table-row>
        <table:table-row table:style-name="TableRow1274">
          <table:table-cell table:style-name="TableCell1275">
            <text:p text:style-name="P1276">*-**-GW-DIJK_TEEN_BINNEN-G</text:p>
          </table:table-cell>
          <table:table-cell table:style-name="TableCell1277">
            <text:p text:style-name="P1278">G</text:p>
          </table:table-cell>
        </table:table-row>
        <table:table-row table:style-name="TableRow1279">
          <table:table-cell table:style-name="TableCell1280">
            <text:p text:style-name="P1281">*-**-GW-DIJK_TEEN_BUITEN-G</text:p>
          </table:table-cell>
          <table:table-cell table:style-name="TableCell1282">
            <text:p text:style-name="P1283">G</text:p>
          </table:table-cell>
        </table:table-row>
        <table:table-row table:style-name="TableRow1284">
          <table:table-cell table:style-name="TableCell1285">
            <text:p text:style-name="P1286">*-**-GW-GROND-G/A</text:p>
          </table:table-cell>
          <table:table-cell table:style-name="TableCell1287">
            <text:p text:style-name="P1288">G/A</text:p>
          </table:table-cell>
        </table:table-row>
        <table:table-row table:style-name="TableRow1289">
          <table:table-cell table:style-name="TableCell1290">
            <text:p text:style-name="P1291">*-**-GW-GROND-OPPERVLAKWERK-G</text:p>
          </table:table-cell>
          <table:table-cell table:style-name="TableCell1292">
            <text:p text:style-name="P1293">G</text:p>
          </table:table-cell>
        </table:table-row>
        <table:table-row table:style-name="TableRow1294">
          <table:table-cell table:style-name="TableCell1295">
            <text:p text:style-name="P1296">*-**-GW-GROND-WERK-G/A</text:p>
          </table:table-cell>
          <table:table-cell table:style-name="TableCell1297">
            <text:p text:style-name="P1298">G/A</text:p>
          </table:table-cell>
        </table:table-row>
        <table:table-row table:style-name="TableRow1299">
          <table:table-cell table:style-name="TableCell1300">
            <text:p text:style-name="P1301">*-**-GW-GROND_AFVAL-G/A</text:p>
          </table:table-cell>
          <table:table-cell table:style-name="TableCell1302">
            <text:p text:style-name="P1303">G/A</text:p>
          </table:table-cell>
        </table:table-row>
        <table:table-row table:style-name="TableRow1304">
          <table:table-cell table:style-name="TableCell1305">
            <text:p text:style-name="P1306">*-**-GW-GROND_AFVAL-WERK-G/A</text:p>
          </table:table-cell>
          <table:table-cell table:style-name="TableCell1307">
            <text:p text:style-name="P1308">G/A</text:p>
          </table:table-cell>
        </table:table-row>
        <table:table-row table:style-name="TableRow1309">
          <table:table-cell table:style-name="TableCell1310">
            <text:p text:style-name="P1311">*-**-GW-GROND_GRIND-G/A</text:p>
          </table:table-cell>
          <table:table-cell table:style-name="TableCell1312">
            <text:p text:style-name="P1313">G/A</text:p>
          </table:table-cell>
        </table:table-row>
        <table:table-row table:style-name="TableRow1314">
          <table:table-cell table:style-name="TableCell1315">
            <text:p text:style-name="P1316">*-**-GW-GROND_GRIND-WERK-G/A</text:p>
          </table:table-cell>
          <table:table-cell table:style-name="TableCell1317">
            <text:p text:style-name="P1318">G/A</text:p>
          </table:table-cell>
        </table:table-row>
        <table:table-row table:style-name="TableRow1319">
          <table:table-cell table:style-name="TableCell1320">
            <text:p text:style-name="P1321">*-**-GW-GROND_KERNMATERIAAL-G</text:p>
          </table:table-cell>
          <table:table-cell table:style-name="TableCell1322">
            <text:p text:style-name="P1323">G</text:p>
          </table:table-cell>
        </table:table-row>
        <table:table-row table:style-name="TableRow1324">
          <table:table-cell table:style-name="TableCell1325">
            <text:p text:style-name="P1326">*-**-GW-GROND_KERNMATERIAAL-WERK-G/A</text:p>
          </table:table-cell>
          <table:table-cell table:style-name="TableCell1327">
            <text:p text:style-name="P1328">G/A</text:p>
          </table:table-cell>
        </table:table-row>
        <table:table-row table:style-name="TableRow1329">
          <table:table-cell table:style-name="TableCell1330">
            <text:p text:style-name="P1331">*-**-GW-GROND_KLEI-G/A</text:p>
          </table:table-cell>
          <table:table-cell table:style-name="TableCell1332">
            <text:p text:style-name="P1333">G/A</text:p>
          </table:table-cell>
        </table:table-row>
        <table:table-row table:style-name="TableRow1334">
          <table:table-cell table:style-name="TableCell1335">
            <text:p text:style-name="P1336">*-**-GW-GROND_KLEI-WERK-G/A</text:p>
          </table:table-cell>
          <table:table-cell table:style-name="TableCell1337">
            <text:p text:style-name="P1338">G/A</text:p>
          </table:table-cell>
        </table:table-row>
        <table:table-row table:style-name="TableRow1339">
          <table:table-cell table:style-name="TableCell1340">
            <text:p text:style-name="P1341">*-**-GW-GROND_PUIN-G</text:p>
          </table:table-cell>
          <table:table-cell table:style-name="TableCell1342">
            <text:p text:style-name="P1343">G</text:p>
          </table:table-cell>
        </table:table-row>
        <table:table-row table:style-name="TableRow1344">
          <table:table-cell table:style-name="TableCell1345">
            <text:p text:style-name="P1346">*-**-GW-GROND_PUIN-WERK-G/A</text:p>
          </table:table-cell>
          <table:table-cell table:style-name="TableCell1347">
            <text:p text:style-name="P1348">G/A</text:p>
          </table:table-cell>
        </table:table-row>
        <table:table-row table:style-name="TableRow1349">
          <table:table-cell table:style-name="TableCell1350">
            <text:p text:style-name="P1351">*-**-GW-GROND_SLIB-G/A</text:p>
          </table:table-cell>
          <table:table-cell table:style-name="TableCell1352">
            <text:p text:style-name="P1353">G/A</text:p>
          </table:table-cell>
        </table:table-row>
        <table:table-row table:style-name="TableRow1354">
          <table:table-cell table:style-name="TableCell1355">
            <text:p text:style-name="P1356">*-**-GW-GROND_SLIB-WERK-G/A</text:p>
          </table:table-cell>
          <table:table-cell table:style-name="TableCell1357">
            <text:p text:style-name="P1358">G/A</text:p>
          </table:table-cell>
        </table:table-row>
        <table:table-row table:style-name="TableRow1359">
          <table:table-cell table:style-name="TableCell1360">
            <text:p text:style-name="P1361">*-**-GW-GROND_STABILISATIE-G/A</text:p>
          </table:table-cell>
          <table:table-cell table:style-name="TableCell1362">
            <text:p text:style-name="P1363">G/A</text:p>
          </table:table-cell>
        </table:table-row>
        <text:soft-page-break/>
        <table:table-row table:style-name="TableRow1364">
          <table:table-cell table:style-name="TableCell1365">
            <text:p text:style-name="P1366">*-**-GW-GROND_STABILISATIE-WERK-G/A</text:p>
          </table:table-cell>
          <table:table-cell table:style-name="TableCell1367">
            <text:p text:style-name="P1368">G/A</text:p>
          </table:table-cell>
        </table:table-row>
        <table:table-row table:style-name="TableRow1369">
          <table:table-cell table:style-name="TableCell1370">
            <text:p text:style-name="P1371">*-**-GW-GROND_STEEN-G/A</text:p>
          </table:table-cell>
          <table:table-cell table:style-name="TableCell1372">
            <text:p text:style-name="P1373">G/A</text:p>
          </table:table-cell>
        </table:table-row>
        <table:table-row table:style-name="TableRow1374">
          <table:table-cell table:style-name="TableCell1375">
            <text:p text:style-name="P1376">*-**-GW-GROND_STEEN-WERK-G/A</text:p>
          </table:table-cell>
          <table:table-cell table:style-name="TableCell1377">
            <text:p text:style-name="P1378">G/A</text:p>
          </table:table-cell>
        </table:table-row>
        <table:table-row table:style-name="TableRow1379">
          <table:table-cell table:style-name="TableCell1380">
            <text:p text:style-name="P1381">*-**-GW-GROND_TEELAARDE-G/A</text:p>
          </table:table-cell>
          <table:table-cell table:style-name="TableCell1382">
            <text:p text:style-name="P1383">G/A</text:p>
          </table:table-cell>
        </table:table-row>
        <table:table-row table:style-name="TableRow1384">
          <table:table-cell table:style-name="TableCell1385">
            <text:p text:style-name="P1386">*-**-GW-GROND_TEELAARDE-OPPERVLAKWERK-G</text:p>
          </table:table-cell>
          <table:table-cell table:style-name="TableCell1387">
            <text:p text:style-name="P1388">G</text:p>
          </table:table-cell>
        </table:table-row>
        <table:table-row table:style-name="TableRow1389">
          <table:table-cell table:style-name="TableCell1390">
            <text:p text:style-name="P1391">*-**-GW-GROND_TEELAARDE-WERK-G/A</text:p>
          </table:table-cell>
          <table:table-cell table:style-name="TableCell1392">
            <text:p text:style-name="P1393">G/A</text:p>
          </table:table-cell>
        </table:table-row>
        <table:table-row table:style-name="TableRow1394">
          <table:table-cell table:style-name="TableCell1395">
            <text:p text:style-name="P1396">*-**-GW-GROND_VEEN-G</text:p>
          </table:table-cell>
          <table:table-cell table:style-name="TableCell1397">
            <text:p text:style-name="P1398">G</text:p>
          </table:table-cell>
        </table:table-row>
        <table:table-row table:style-name="TableRow1399">
          <table:table-cell table:style-name="TableCell1400">
            <text:p text:style-name="P1401">*-**-GW-GROND_VEEN-WERK-G/A</text:p>
          </table:table-cell>
          <table:table-cell table:style-name="TableCell1402">
            <text:p text:style-name="P1403">G/A</text:p>
          </table:table-cell>
        </table:table-row>
        <table:table-row table:style-name="TableRow1404">
          <table:table-cell table:style-name="TableCell1405">
            <text:p text:style-name="P1406">*-**-GW-GROND_ZAND-WERK-G/A</text:p>
          </table:table-cell>
          <table:table-cell table:style-name="TableCell1407">
            <text:p text:style-name="P1408">G/A</text:p>
          </table:table-cell>
        </table:table-row>
        <table:table-row table:style-name="TableRow1409">
          <table:table-cell table:style-name="TableCell1410">
            <text:p text:style-name="P1411">*-**-GW-GROND_ZAND_CUNETZAND-G/A</text:p>
          </table:table-cell>
          <table:table-cell table:style-name="TableCell1412">
            <text:p text:style-name="P1413">G/A</text:p>
          </table:table-cell>
        </table:table-row>
        <table:table-row table:style-name="TableRow1414">
          <table:table-cell table:style-name="TableCell1415">
            <text:p text:style-name="P1416">*-**-GW-GROND_ZAND_CUNETZAND-WERK-G/A</text:p>
          </table:table-cell>
          <table:table-cell table:style-name="TableCell1417">
            <text:p text:style-name="P1418">G/A</text:p>
          </table:table-cell>
        </table:table-row>
        <table:table-row table:style-name="TableRow1419">
          <table:table-cell table:style-name="TableCell1420">
            <text:p text:style-name="P1421">*-**-GW-GROND_ZAND_DRAINEERZAND-G/A</text:p>
          </table:table-cell>
          <table:table-cell table:style-name="TableCell1422">
            <text:p text:style-name="P1423">G/A</text:p>
          </table:table-cell>
        </table:table-row>
        <table:table-row table:style-name="TableRow1424">
          <table:table-cell table:style-name="TableCell1425">
            <text:p text:style-name="P1426">*-**-GW-GROND_ZAND_DRAINEERZAND-WERK-G/A</text:p>
          </table:table-cell>
          <table:table-cell table:style-name="TableCell1427">
            <text:p text:style-name="P1428">G/A</text:p>
          </table:table-cell>
        </table:table-row>
        <table:table-row table:style-name="TableRow1429">
          <table:table-cell table:style-name="TableCell1430">
            <text:p text:style-name="P1431">*-**-GW-GROND_ZAND_FUNDERINGSZAND-G/A</text:p>
          </table:table-cell>
          <table:table-cell table:style-name="TableCell1432">
            <text:p text:style-name="P1433">G/A</text:p>
          </table:table-cell>
        </table:table-row>
        <table:table-row table:style-name="TableRow1434">
          <table:table-cell table:style-name="TableCell1435">
            <text:p text:style-name="P1436">*-**-GW-GROND_ZAND_FUNDERINGSZAND-WERK-G/A</text:p>
          </table:table-cell>
          <table:table-cell table:style-name="TableCell1437">
            <text:p text:style-name="P1438">G/A</text:p>
          </table:table-cell>
        </table:table-row>
        <table:table-row table:style-name="TableRow1439">
          <table:table-cell table:style-name="TableCell1440">
            <text:p text:style-name="P1441">*-**-GW-GROND_ZAVEL-G/A</text:p>
          </table:table-cell>
          <table:table-cell table:style-name="TableCell1442">
            <text:p text:style-name="P1443">G/A</text:p>
          </table:table-cell>
        </table:table-row>
        <table:table-row table:style-name="TableRow1444">
          <table:table-cell table:style-name="TableCell1445">
            <text:p text:style-name="P1446">*-**-GW-GROND_ZAVEL-WERK-G/A</text:p>
          </table:table-cell>
          <table:table-cell table:style-name="TableCell1447">
            <text:p text:style-name="P1448">G/A</text:p>
          </table:table-cell>
        </table:table-row>
        <table:table-row table:style-name="TableRow1449">
          <table:table-cell table:style-name="TableCell1450">
            <text:p text:style-name="P1451">*-**-GW-GRONDWERKLIJN-G</text:p>
          </table:table-cell>
          <table:table-cell table:style-name="TableCell1452">
            <text:p text:style-name="P1453">G</text:p>
          </table:table-cell>
        </table:table-row>
        <table:table-row table:style-name="TableRow1454">
          <table:table-cell table:style-name="TableCell1455">
            <text:p text:style-name="P1456">*-**-GW-GRONDWERKLIJN_KRUIN-G</text:p>
          </table:table-cell>
          <table:table-cell table:style-name="TableCell1457">
            <text:p text:style-name="P1458">G</text:p>
          </table:table-cell>
        </table:table-row>
        <table:table-row table:style-name="TableRow1459">
          <table:table-cell table:style-name="TableCell1460">
            <text:p text:style-name="P1461">*-**-GW-GRONDWERKLIJN_TEEN-G</text:p>
          </table:table-cell>
          <table:table-cell table:style-name="TableCell1462">
            <text:p text:style-name="P1463">G</text:p>
          </table:table-cell>
        </table:table-row>
        <table:table-row table:style-name="TableRow1464">
          <table:table-cell table:style-name="TableCell1465">
            <text:p text:style-name="P1466">*-**-GW-HOOGTE-G</text:p>
          </table:table-cell>
          <table:table-cell table:style-name="TableCell1467">
            <text:p text:style-name="P1468">G</text:p>
          </table:table-cell>
        </table:table-row>
        <table:table-row table:style-name="TableRow1469">
          <table:table-cell table:style-name="TableCell1470">
            <text:p text:style-name="P1471">*-**-GW-HOOGTE_AFWERKHOOGTE-G</text:p>
          </table:table-cell>
          <table:table-cell table:style-name="TableCell1472">
            <text:p text:style-name="P1473">G</text:p>
          </table:table-cell>
        </table:table-row>
        <table:table-row table:style-name="TableRow1474">
          <table:table-cell table:style-name="TableCell1475">
            <text:p text:style-name="P1476">*-**-GW-HOOGTE_GRONDWATERSTAND-G</text:p>
          </table:table-cell>
          <table:table-cell table:style-name="TableCell1477">
            <text:p text:style-name="P1478">G</text:p>
          </table:table-cell>
        </table:table-row>
        <table:table-row table:style-name="TableRow1479">
          <table:table-cell table:style-name="TableCell1480">
            <text:p text:style-name="P1481">*-**-GW-HOOGTE_OVERHOOGTE-G</text:p>
          </table:table-cell>
          <table:table-cell table:style-name="TableCell1482">
            <text:p text:style-name="P1483">G</text:p>
          </table:table-cell>
        </table:table-row>
        <table:table-row table:style-name="TableRow1484">
          <table:table-cell table:style-name="TableCell1485">
            <text:p text:style-name="P1486">*-**-GW-HOOGTE_ZETTING-G</text:p>
          </table:table-cell>
          <table:table-cell table:style-name="TableCell1487">
            <text:p text:style-name="P1488">G</text:p>
          </table:table-cell>
        </table:table-row>
        <table:table-row table:style-name="TableRow1489">
          <table:table-cell table:style-name="TableCell1490">
            <text:p text:style-name="P1491">*-**-GW-MAAIVELD-G</text:p>
          </table:table-cell>
          <table:table-cell table:style-name="TableCell1492">
            <text:p text:style-name="P1493">G</text:p>
          </table:table-cell>
        </table:table-row>
        <table:table-row table:style-name="TableRow1494">
          <table:table-cell table:style-name="TableCell1495">
            <text:p text:style-name="P1496">*-**-GW-NIETBAGGERVAK-G</text:p>
          </table:table-cell>
          <table:table-cell table:style-name="TableCell1497">
            <text:p text:style-name="P1498">G</text:p>
          </table:table-cell>
        </table:table-row>
        <table:table-row table:style-name="TableRow1499">
          <table:table-cell table:style-name="TableCell1500">
            <text:p text:style-name="P1501">*-**-GW-NIETSTORTVAK-G</text:p>
          </table:table-cell>
          <table:table-cell table:style-name="TableCell1502">
            <text:p text:style-name="P1503">G</text:p>
          </table:table-cell>
        </table:table-row>
        <table:table-row table:style-name="TableRow1504">
          <table:table-cell table:style-name="TableCell1505">
            <text:p text:style-name="P1506">*-**-GW-NIETWINNINGSVAK-G</text:p>
          </table:table-cell>
          <table:table-cell table:style-name="TableCell1507">
            <text:p text:style-name="P1508">G</text:p>
          </table:table-cell>
        </table:table-row>
        <table:table-row table:style-name="TableRow1509">
          <table:table-cell table:style-name="TableCell1510">
            <text:p text:style-name="P1511">*-**-GW-ONTGRAVINGSVAK-G</text:p>
          </table:table-cell>
          <table:table-cell table:style-name="TableCell1512">
            <text:p text:style-name="P1513">G</text:p>
          </table:table-cell>
        </table:table-row>
        <table:table-row table:style-name="TableRow1514">
          <table:table-cell table:style-name="TableCell1515">
            <text:p text:style-name="P1516">*-**-GW-ONTGRAVINGSVAK-WERK-G/A</text:p>
          </table:table-cell>
          <table:table-cell table:style-name="TableCell1517">
            <text:p text:style-name="P1518">G/A</text:p>
          </table:table-cell>
        </table:table-row>
        <table:table-row table:style-name="TableRow1519">
          <table:table-cell table:style-name="TableCell1520">
            <text:p text:style-name="P1521">*-**-GW-ONTGRAVINGSVAK_BODEM-G</text:p>
          </table:table-cell>
          <table:table-cell table:style-name="TableCell1522">
            <text:p text:style-name="P1523">G</text:p>
          </table:table-cell>
        </table:table-row>
        <table:table-row table:style-name="TableRow1524">
          <table:table-cell table:style-name="TableCell1525">
            <text:p text:style-name="P1526">*-**-GW-ONTGRAVINGSVAK_INSTEEK-G</text:p>
          </table:table-cell>
          <table:table-cell table:style-name="TableCell1527">
            <text:p text:style-name="P1528">G</text:p>
          </table:table-cell>
        </table:table-row>
        <table:table-row table:style-name="TableRow1529">
          <table:table-cell table:style-name="TableCell1530">
            <text:p text:style-name="P1531">*-**-GW-OPHOGING-G</text:p>
          </table:table-cell>
          <table:table-cell table:style-name="TableCell1532">
            <text:p text:style-name="P1533">G</text:p>
          </table:table-cell>
        </table:table-row>
        <table:table-row table:style-name="TableRow1534">
          <table:table-cell table:style-name="TableCell1535">
            <text:p text:style-name="P1536">*-**-GW-OPHOGING-WERK-G/A</text:p>
          </table:table-cell>
          <table:table-cell table:style-name="TableCell1537">
            <text:p text:style-name="P1538">G/A</text:p>
          </table:table-cell>
        </table:table-row>
        <table:table-row table:style-name="TableRow1539">
          <table:table-cell table:style-name="TableCell1540">
            <text:p text:style-name="P1541">*-**-GW-OPHOGING_KRUIN-G</text:p>
          </table:table-cell>
          <table:table-cell table:style-name="TableCell1542">
            <text:p text:style-name="P1543">G</text:p>
          </table:table-cell>
        </table:table-row>
        <table:table-row table:style-name="TableRow1544">
          <table:table-cell table:style-name="TableCell1545">
            <text:p text:style-name="P1546">*-**-GW-OPHOGING_TEEN-G</text:p>
          </table:table-cell>
          <table:table-cell table:style-name="TableCell1547">
            <text:p text:style-name="P1548">G</text:p>
          </table:table-cell>
        </table:table-row>
        <table:table-row table:style-name="TableRow1549">
          <table:table-cell table:style-name="TableCell1550">
            <text:p text:style-name="P1551">*-**-GW-PIKETLIJN-G</text:p>
          </table:table-cell>
          <table:table-cell table:style-name="TableCell1552">
            <text:p text:style-name="P1553">G</text:p>
          </table:table-cell>
        </table:table-row>
        <table:table-row table:style-name="TableRow1554">
          <table:table-cell table:style-name="TableCell1555">
            <text:p text:style-name="P1556">*-**-GW-RAAI-G</text:p>
          </table:table-cell>
          <table:table-cell table:style-name="TableCell1557">
            <text:p text:style-name="P1558">G</text:p>
          </table:table-cell>
        </table:table-row>
        <table:table-row table:style-name="TableRow1559">
          <table:table-cell table:style-name="TableCell1560">
            <text:p text:style-name="P1561">*-**-GW-SLEUF-G</text:p>
          </table:table-cell>
          <table:table-cell table:style-name="TableCell1562">
            <text:p text:style-name="P1563">G</text:p>
          </table:table-cell>
        </table:table-row>
        <table:table-row table:style-name="TableRow1564">
          <table:table-cell table:style-name="TableCell1565">
            <text:p text:style-name="P1566">*-**-GW-SLEUF-WERK-G/A</text:p>
          </table:table-cell>
          <table:table-cell table:style-name="TableCell1567">
            <text:p text:style-name="P1568">G/A</text:p>
          </table:table-cell>
        </table:table-row>
        <table:table-row table:style-name="TableRow1569">
          <table:table-cell table:style-name="TableCell1570">
            <text:p text:style-name="P1571">*-**-GW-SLEUF_BODEM-G</text:p>
          </table:table-cell>
          <table:table-cell table:style-name="TableCell1572">
            <text:p text:style-name="P1573">G</text:p>
          </table:table-cell>
        </table:table-row>
        <table:table-row table:style-name="TableRow1574">
          <table:table-cell table:style-name="TableCell1575">
            <text:p text:style-name="P1576">*-**-GW-SLEUF_INSTEEK-G</text:p>
          </table:table-cell>
          <table:table-cell table:style-name="TableCell1577">
            <text:p text:style-name="P1578">G</text:p>
          </table:table-cell>
        </table:table-row>
        <table:table-row table:style-name="TableRow1579">
          <table:table-cell table:style-name="TableCell1580">
            <text:p text:style-name="P1581">*-**-GW-STORTVAK-G</text:p>
          </table:table-cell>
          <table:table-cell table:style-name="TableCell1582">
            <text:p text:style-name="P1583">G</text:p>
          </table:table-cell>
        </table:table-row>
        <table:table-row table:style-name="TableRow1584">
          <table:table-cell table:style-name="TableCell1585">
            <text:p text:style-name="P1586">*-**-GW-TALUD-G</text:p>
          </table:table-cell>
          <table:table-cell table:style-name="TableCell1587">
            <text:p text:style-name="P1588">G</text:p>
          </table:table-cell>
        </table:table-row>
        <table:table-row table:style-name="TableRow1589">
          <table:table-cell table:style-name="TableCell1590">
            <text:p text:style-name="P1591">*-**-GW-TALUD_TEEN-G</text:p>
          </table:table-cell>
          <table:table-cell table:style-name="TableCell1592">
            <text:p text:style-name="P1593">G</text:p>
          </table:table-cell>
        </table:table-row>
        <text:soft-page-break/>
        <table:table-row table:style-name="TableRow1594">
          <table:table-cell table:style-name="TableCell1595">
            <text:p text:style-name="P1596">*-**-GW-TALUDARCERING-G</text:p>
          </table:table-cell>
          <table:table-cell table:style-name="TableCell1597">
            <text:p text:style-name="P1598">G</text:p>
          </table:table-cell>
        </table:table-row>
        <table:table-row table:style-name="TableRow1599">
          <table:table-cell table:style-name="TableCell1600">
            <text:p text:style-name="P1601">*-**-GW-TALUDARCERING_KORT-G</text:p>
          </table:table-cell>
          <table:table-cell table:style-name="TableCell1602">
            <text:p text:style-name="P1603">G</text:p>
          </table:table-cell>
        </table:table-row>
        <table:table-row table:style-name="TableRow1604">
          <table:table-cell table:style-name="TableCell1605">
            <text:p text:style-name="P1606">*-**-GW-TALUDARCERING_LANG-G</text:p>
          </table:table-cell>
          <table:table-cell table:style-name="TableCell1607">
            <text:p text:style-name="P1608">G</text:p>
          </table:table-cell>
        </table:table-row>
        <table:table-row table:style-name="TableRow1609">
          <table:table-cell table:style-name="TableCell1610">
            <text:p text:style-name="P1611">*-**-GW-VOORBELASTING-G</text:p>
          </table:table-cell>
          <table:table-cell table:style-name="TableCell1612">
            <text:p text:style-name="P1613">G</text:p>
          </table:table-cell>
        </table:table-row>
        <table:table-row table:style-name="TableRow1614">
          <table:table-cell table:style-name="TableCell1615">
            <text:p text:style-name="P1616">*-**-GW-WAL-G</text:p>
          </table:table-cell>
          <table:table-cell table:style-name="TableCell1617">
            <text:p text:style-name="P1618">G</text:p>
          </table:table-cell>
        </table:table-row>
        <table:table-row table:style-name="TableRow1619">
          <table:table-cell table:style-name="TableCell1620">
            <text:p text:style-name="P1621">*-**-GW-WAL-WERK-G/A</text:p>
          </table:table-cell>
          <table:table-cell table:style-name="TableCell1622">
            <text:p text:style-name="P1623">G/A</text:p>
          </table:table-cell>
        </table:table-row>
        <table:table-row table:style-name="TableRow1624">
          <table:table-cell table:style-name="TableCell1625">
            <text:p text:style-name="P1626">*-**-GW-WAL_KRUIN-G</text:p>
          </table:table-cell>
          <table:table-cell table:style-name="TableCell1627">
            <text:p text:style-name="P1628">G</text:p>
          </table:table-cell>
        </table:table-row>
        <table:table-row table:style-name="TableRow1629">
          <table:table-cell table:style-name="TableCell1630">
            <text:p text:style-name="P1631">*-**-GW-WAL_TEEN-G</text:p>
          </table:table-cell>
          <table:table-cell table:style-name="TableCell1632">
            <text:p text:style-name="P1633">G</text:p>
          </table:table-cell>
        </table:table-row>
        <table:table-row table:style-name="TableRow1634">
          <table:table-cell table:style-name="TableCell1635">
            <text:p text:style-name="P1636">*-**-GW-WATERGANG-WERK-G/A</text:p>
          </table:table-cell>
          <table:table-cell table:style-name="TableCell1637">
            <text:p text:style-name="P1638">G/A</text:p>
          </table:table-cell>
        </table:table-row>
        <table:table-row table:style-name="TableRow1639">
          <table:table-cell table:style-name="TableCell1640">
            <text:p text:style-name="P1641">*-**-GW-WATERGANG_BODEM-G</text:p>
          </table:table-cell>
          <table:table-cell table:style-name="TableCell1642">
            <text:p text:style-name="P1643">G</text:p>
          </table:table-cell>
        </table:table-row>
        <table:table-row table:style-name="TableRow1644">
          <table:table-cell table:style-name="TableCell1645">
            <text:p text:style-name="P1646">*-**-GW-WATERGANG_GREPPEL-G</text:p>
          </table:table-cell>
          <table:table-cell table:style-name="TableCell1647">
            <text:p text:style-name="P1648">G</text:p>
          </table:table-cell>
        </table:table-row>
        <table:table-row table:style-name="TableRow1649">
          <table:table-cell table:style-name="TableCell1650">
            <text:p text:style-name="P1651">*-**-GW-WATERGANG_GREPPEL-WERK-G/A</text:p>
          </table:table-cell>
          <table:table-cell table:style-name="TableCell1652">
            <text:p text:style-name="P1653">G/A</text:p>
          </table:table-cell>
        </table:table-row>
        <table:table-row table:style-name="TableRow1654">
          <table:table-cell table:style-name="TableCell1655">
            <text:p text:style-name="P1656">*-**-GW-WATERGANG_GREPPEL_BODEM-G</text:p>
          </table:table-cell>
          <table:table-cell table:style-name="TableCell1657">
            <text:p text:style-name="P1658">G</text:p>
          </table:table-cell>
        </table:table-row>
        <table:table-row table:style-name="TableRow1659">
          <table:table-cell table:style-name="TableCell1660">
            <text:p text:style-name="P1661">*-**-GW-WATERGANG_GREPPEL_INSTEEK-G</text:p>
          </table:table-cell>
          <table:table-cell table:style-name="TableCell1662">
            <text:p text:style-name="P1663">G</text:p>
          </table:table-cell>
        </table:table-row>
        <table:table-row table:style-name="TableRow1664">
          <table:table-cell table:style-name="TableCell1665">
            <text:p text:style-name="P1666">*-**-GW-WATERGANG_GREPPEL_WATERLIJN-G</text:p>
          </table:table-cell>
          <table:table-cell table:style-name="TableCell1667">
            <text:p text:style-name="P1668">G</text:p>
          </table:table-cell>
        </table:table-row>
        <table:table-row table:style-name="TableRow1669">
          <table:table-cell table:style-name="TableCell1670">
            <text:p text:style-name="P1671">*-**-GW-WATERGANG_INSTEEK-G</text:p>
          </table:table-cell>
          <table:table-cell table:style-name="TableCell1672">
            <text:p text:style-name="P1673">G</text:p>
          </table:table-cell>
        </table:table-row>
        <table:table-row table:style-name="TableRow1674">
          <table:table-cell table:style-name="TableCell1675">
            <text:p text:style-name="P1676">*-**-GW-WATERGANG_SLOOT-WERK-G/A</text:p>
          </table:table-cell>
          <table:table-cell table:style-name="TableCell1677">
            <text:p text:style-name="P1678">G/A</text:p>
          </table:table-cell>
        </table:table-row>
        <table:table-row table:style-name="TableRow1679">
          <table:table-cell table:style-name="TableCell1680">
            <text:p text:style-name="P1681">*-**-GW-WATERGANG_SLOOT_BODEM-G</text:p>
          </table:table-cell>
          <table:table-cell table:style-name="TableCell1682">
            <text:p text:style-name="P1683">G</text:p>
          </table:table-cell>
        </table:table-row>
        <table:table-row table:style-name="TableRow1684">
          <table:table-cell table:style-name="TableCell1685">
            <text:p text:style-name="P1686">*-**-GW-WATERGANG_SLOOT_INSTEEK-G</text:p>
          </table:table-cell>
          <table:table-cell table:style-name="TableCell1687">
            <text:p text:style-name="P1688">G</text:p>
          </table:table-cell>
        </table:table-row>
        <table:table-row table:style-name="TableRow1689">
          <table:table-cell table:style-name="TableCell1690">
            <text:p text:style-name="P1691">*-**-GW-WATERGANG_SLOOT_WATERLIJN-G</text:p>
          </table:table-cell>
          <table:table-cell table:style-name="TableCell1692">
            <text:p text:style-name="P1693">G</text:p>
          </table:table-cell>
        </table:table-row>
        <table:table-row table:style-name="TableRow1694">
          <table:table-cell table:style-name="TableCell1695">
            <text:p text:style-name="P1696">*-**-GW-WATERGANG_WATERLIJN-G</text:p>
          </table:table-cell>
          <table:table-cell table:style-name="TableCell1697">
            <text:p text:style-name="P1698">G</text:p>
          </table:table-cell>
        </table:table-row>
        <table:table-row table:style-name="TableRow1699">
          <table:table-cell table:style-name="TableCell1700">
            <text:p text:style-name="P1701">*-**-GW-WINNINGSVAK-G</text:p>
          </table:table-cell>
          <table:table-cell table:style-name="TableCell1702">
            <text:p text:style-name="P1703">G</text:p>
          </table:table-cell>
        </table:table-row>
        <table:table-row table:style-name="TableRow1704">
          <table:table-cell table:style-name="TableCell1705">
            <text:p text:style-name="P1706">*-**-GW-WINNINGSVAK_GRIND-G</text:p>
          </table:table-cell>
          <table:table-cell table:style-name="TableCell1707">
            <text:p text:style-name="P1708">G</text:p>
          </table:table-cell>
        </table:table-row>
        <table:table-row table:style-name="TableRow1709">
          <table:table-cell table:style-name="TableCell1710">
            <text:p text:style-name="P1711">*-**-GW-WINNINGSVAK_KLEI-G</text:p>
          </table:table-cell>
          <table:table-cell table:style-name="TableCell1712">
            <text:p text:style-name="P1713">G</text:p>
          </table:table-cell>
        </table:table-row>
        <table:table-row table:style-name="TableRow1714">
          <table:table-cell table:style-name="TableCell1715">
            <text:p text:style-name="P1716">*-**-GW-WINNINGSVAK_ZAND-G</text:p>
          </table:table-cell>
          <table:table-cell table:style-name="TableCell1717">
            <text:p text:style-name="P1718">G</text:p>
          </table:table-cell>
        </table:table-row>
        <table:table-row table:style-name="TableRow1719">
          <table:table-cell table:style-name="TableCell1720">
            <text:p text:style-name="P1721">*-**-HC-AANGRENZENDE CONSTRUCTIE-G</text:p>
          </table:table-cell>
          <table:table-cell table:style-name="TableCell1722">
            <text:p text:style-name="P1723">G</text:p>
          </table:table-cell>
        </table:table-row>
        <table:table-row table:style-name="TableRow1724">
          <table:table-cell table:style-name="TableCell1725">
            <text:p text:style-name="P1726">*-**-HC-AANGRENZENDE CONSTRUCTIE_BETON-G/A</text:p>
          </table:table-cell>
          <table:table-cell table:style-name="TableCell1727">
            <text:p text:style-name="P1728">G/A</text:p>
          </table:table-cell>
        </table:table-row>
        <table:table-row table:style-name="TableRow1729">
          <table:table-cell table:style-name="TableCell1730">
            <text:p text:style-name="P1731">*-**-HC-AANGRENZENDE CONSTRUCTIE_METSELWERK-G/A</text:p>
          </table:table-cell>
          <table:table-cell table:style-name="TableCell1732">
            <text:p text:style-name="P1733">G/A</text:p>
          </table:table-cell>
        </table:table-row>
        <table:table-row table:style-name="TableRow1734">
          <table:table-cell table:style-name="TableCell1735">
            <text:p text:style-name="P1736">*-**-HC-AANGRENZENDE CONSTRUCTIE_STAAL-G/A</text:p>
          </table:table-cell>
          <table:table-cell table:style-name="TableCell1737">
            <text:p text:style-name="P1738">G/A</text:p>
          </table:table-cell>
        </table:table-row>
        <table:table-row table:style-name="TableRow1739">
          <table:table-cell table:style-name="TableCell1740">
            <text:p text:style-name="P1741">*-**-HC-HOUTVORM-G/A</text:p>
          </table:table-cell>
          <table:table-cell table:style-name="TableCell1742">
            <text:p text:style-name="P1743">G/A</text:p>
          </table:table-cell>
        </table:table-row>
        <table:table-row table:style-name="TableRow1744">
          <table:table-cell table:style-name="TableCell1745">
            <text:p text:style-name="P1746">*-**-HC-HOUTVORM_BALK-G</text:p>
          </table:table-cell>
          <table:table-cell table:style-name="TableCell1747">
            <text:p text:style-name="P1748">G</text:p>
          </table:table-cell>
        </table:table-row>
        <table:table-row table:style-name="TableRow1749">
          <table:table-cell table:style-name="TableCell1750">
            <text:p text:style-name="P1751">*-**-HC-HOUTVORM_PLAAT-G</text:p>
          </table:table-cell>
          <table:table-cell table:style-name="TableCell1752">
            <text:p text:style-name="P1753">G</text:p>
          </table:table-cell>
        </table:table-row>
        <table:table-row table:style-name="TableRow1754">
          <table:table-cell table:style-name="TableCell1755">
            <text:p text:style-name="P1756">*-**-HC-LEVENSDUURVERLENGENDE MAATREGEL-G</text:p>
          </table:table-cell>
          <table:table-cell table:style-name="TableCell1757">
            <text:p text:style-name="P1758">G</text:p>
          </table:table-cell>
        </table:table-row>
        <table:table-row table:style-name="TableRow1759">
          <table:table-cell table:style-name="TableCell1760">
            <text:p text:style-name="P1761">*-**-HC-OVERIG MATERIAAL-G</text:p>
          </table:table-cell>
          <table:table-cell table:style-name="TableCell1762">
            <text:p text:style-name="P1763">G</text:p>
          </table:table-cell>
        </table:table-row>
        <table:table-row table:style-name="TableRow1764">
          <table:table-cell table:style-name="TableCell1765">
            <text:p text:style-name="P1766">*-**-HC-REPARATIES-G</text:p>
          </table:table-cell>
          <table:table-cell table:style-name="TableCell1767">
            <text:p text:style-name="P1768">G</text:p>
          </table:table-cell>
        </table:table-row>
        <table:table-row table:style-name="TableRow1769">
          <table:table-cell table:style-name="TableCell1770">
            <text:p text:style-name="P1771">*-**-HC-VERBINDING-G</text:p>
          </table:table-cell>
          <table:table-cell table:style-name="TableCell1772">
            <text:p text:style-name="P1773">G</text:p>
          </table:table-cell>
        </table:table-row>
        <table:table-row table:style-name="TableRow1774">
          <table:table-cell table:style-name="TableCell1775">
            <text:p text:style-name="P1776">*-**-HC-VERBINDING_BOUT-G/A</text:p>
          </table:table-cell>
          <table:table-cell table:style-name="TableCell1777">
            <text:p text:style-name="P1778">G/A</text:p>
          </table:table-cell>
        </table:table-row>
        <table:table-row table:style-name="TableRow1779">
          <table:table-cell table:style-name="TableCell1780">
            <text:p text:style-name="P1781">*-**-HC-VERBINDING_STAAL-G/A</text:p>
          </table:table-cell>
          <table:table-cell table:style-name="TableCell1782">
            <text:p text:style-name="P1783">G/A</text:p>
          </table:table-cell>
        </table:table-row>
        <table:table-row table:style-name="TableRow1784">
          <table:table-cell table:style-name="TableCell1785">
            <text:p text:style-name="P1786">*-**-IE-MEUBILAIR_LUCHTHAVENMEUBILAIR-G</text:p>
          </table:table-cell>
          <table:table-cell table:style-name="TableCell1787">
            <text:p text:style-name="P1788">G</text:p>
          </table:table-cell>
        </table:table-row>
        <table:table-row table:style-name="TableRow1789">
          <table:table-cell table:style-name="TableCell1790">
            <text:p text:style-name="P1791">*-**-IE-MEUBILAIR_SPOORWEGMEUBILAIR-G</text:p>
          </table:table-cell>
          <table:table-cell table:style-name="TableCell1792">
            <text:p text:style-name="P1793">G</text:p>
          </table:table-cell>
        </table:table-row>
        <table:table-row table:style-name="TableRow1794">
          <table:table-cell table:style-name="TableCell1795">
            <text:p text:style-name="P1796">*-**-IE-MEUBILAIR_WATERWEGMEUBILAIR_DRIJFRAAM-G</text:p>
          </table:table-cell>
          <table:table-cell table:style-name="TableCell1797">
            <text:p text:style-name="P1798">G</text:p>
          </table:table-cell>
        </table:table-row>
        <table:table-row table:style-name="TableRow1799">
          <table:table-cell table:style-name="TableCell1800">
            <text:p text:style-name="P1801">*-**-IE-MEUBILAIR_WATERWEGMEUBILAIR_LOOPBRUG-G</text:p>
          </table:table-cell>
          <table:table-cell table:style-name="TableCell1802">
            <text:p text:style-name="P1803">G</text:p>
          </table:table-cell>
        </table:table-row>
        <table:table-row table:style-name="TableRow1804">
          <table:table-cell table:style-name="TableCell1805">
            <text:p text:style-name="P1806">*-**-IE-MEUBILAIR_WATERWEGMEUBILAIR_PLANKIER-G/S</text:p>
          </table:table-cell>
          <table:table-cell table:style-name="TableCell1807">
            <text:p text:style-name="P1808">G/S</text:p>
          </table:table-cell>
        </table:table-row>
        <table:table-row table:style-name="TableRow1809">
          <table:table-cell table:style-name="TableCell1810">
            <text:p text:style-name="P1811">*-**-IE-MEUBILAIR_WATERWEGMEUBILAIR_VLONDER-G</text:p>
          </table:table-cell>
          <table:table-cell table:style-name="TableCell1812">
            <text:p text:style-name="P1813">G</text:p>
          </table:table-cell>
        </table:table-row>
        <table:table-row table:style-name="TableRow1814">
          <table:table-cell table:style-name="TableCell1815">
            <text:p text:style-name="P1816">*-**-IE-MEUBILAIR_WEGMEUBILAIR_ABRI-G</text:p>
          </table:table-cell>
          <table:table-cell table:style-name="TableCell1817">
            <text:p text:style-name="P1818">G</text:p>
          </table:table-cell>
        </table:table-row>
        <table:table-row table:style-name="TableRow1819">
          <table:table-cell table:style-name="TableCell1820">
            <text:p text:style-name="P1821">*-**-IE-MEUBILAIR_WEGMEUBILAIR_ANTENNE-G</text:p>
          </table:table-cell>
          <table:table-cell table:style-name="TableCell1822">
            <text:p text:style-name="P1823">G</text:p>
          </table:table-cell>
        </table:table-row>
        <text:soft-page-break/>
        <table:table-row table:style-name="TableRow1824">
          <table:table-cell table:style-name="TableCell1825">
            <text:p text:style-name="P1826">*-**-IE-MEUBILAIR_WEGMEUBILAIR_BOOMKRANS_ELEMENT-G</text:p>
          </table:table-cell>
          <table:table-cell table:style-name="TableCell1827">
            <text:p text:style-name="P1828">G</text:p>
          </table:table-cell>
        </table:table-row>
        <table:table-row table:style-name="TableRow1829">
          <table:table-cell table:style-name="TableCell1830">
            <text:p text:style-name="P1831">*-**-KC-AANGRENZENDE CONSTRUCTIE-G</text:p>
          </table:table-cell>
          <table:table-cell table:style-name="TableCell1832">
            <text:p text:style-name="P1833">G</text:p>
          </table:table-cell>
        </table:table-row>
        <table:table-row table:style-name="TableRow1834">
          <table:table-cell table:style-name="TableCell1835">
            <text:p text:style-name="P1836">*-**-KC-AANGRENZENDE CONSTRUCTIE_BETON-G/A</text:p>
          </table:table-cell>
          <table:table-cell table:style-name="TableCell1837">
            <text:p text:style-name="P1838">G/A</text:p>
          </table:table-cell>
        </table:table-row>
        <table:table-row table:style-name="TableRow1839">
          <table:table-cell table:style-name="TableCell1840">
            <text:p text:style-name="P1841">*-**-KC-AANGRENZENDE CONSTRUCTIE_HOUT-G/A</text:p>
          </table:table-cell>
          <table:table-cell table:style-name="TableCell1842">
            <text:p text:style-name="P1843">G/A</text:p>
          </table:table-cell>
        </table:table-row>
        <table:table-row table:style-name="TableRow1844">
          <table:table-cell table:style-name="TableCell1845">
            <text:p text:style-name="P1846">*-**-KC-AANGRENZENDE CONSTRUCTIE_METSELWERK-G/A</text:p>
          </table:table-cell>
          <table:table-cell table:style-name="TableCell1847">
            <text:p text:style-name="P1848">G/A</text:p>
          </table:table-cell>
        </table:table-row>
        <table:table-row table:style-name="TableRow1849">
          <table:table-cell table:style-name="TableCell1850">
            <text:p text:style-name="P1851">*-**-KC-AANGRENZENDE CONSTRUCTIE_STAAL-G/A</text:p>
          </table:table-cell>
          <table:table-cell table:style-name="TableCell1852">
            <text:p text:style-name="P1853">G/A</text:p>
          </table:table-cell>
        </table:table-row>
        <table:table-row table:style-name="TableRow1854">
          <table:table-cell table:style-name="TableCell1855">
            <text:p text:style-name="P1856">*-**-KC-KUNSTSTOFVORM-G/A</text:p>
          </table:table-cell>
          <table:table-cell table:style-name="TableCell1857">
            <text:p text:style-name="P1858">G/A</text:p>
          </table:table-cell>
        </table:table-row>
        <table:table-row table:style-name="TableRow1859">
          <table:table-cell table:style-name="TableCell1860">
            <text:p text:style-name="P1861">*-**-KC-KUNSTSTOFVORM_BALK-G</text:p>
          </table:table-cell>
          <table:table-cell table:style-name="TableCell1862">
            <text:p text:style-name="P1863">G</text:p>
          </table:table-cell>
        </table:table-row>
        <table:table-row table:style-name="TableRow1864">
          <table:table-cell table:style-name="TableCell1865">
            <text:p text:style-name="P1866">*-**-KC-KUNSTSTOFVORM_PLAAT-G</text:p>
          </table:table-cell>
          <table:table-cell table:style-name="TableCell1867">
            <text:p text:style-name="P1868">G</text:p>
          </table:table-cell>
        </table:table-row>
        <table:table-row table:style-name="TableRow1869">
          <table:table-cell table:style-name="TableCell1870">
            <text:p text:style-name="P1871">*-**-KC-LEVENSDUURVERLENGENDE MAATREGEL-G</text:p>
          </table:table-cell>
          <table:table-cell table:style-name="TableCell1872">
            <text:p text:style-name="P1873">G</text:p>
          </table:table-cell>
        </table:table-row>
        <table:table-row table:style-name="TableRow1874">
          <table:table-cell table:style-name="TableCell1875">
            <text:p text:style-name="P1876">*-**-KC-OVERIG MATERIAAL-G</text:p>
          </table:table-cell>
          <table:table-cell table:style-name="TableCell1877">
            <text:p text:style-name="P1878">G</text:p>
          </table:table-cell>
        </table:table-row>
        <table:table-row table:style-name="TableRow1879">
          <table:table-cell table:style-name="TableCell1880">
            <text:p text:style-name="P1881">*-**-KC-REPARATIES-G</text:p>
          </table:table-cell>
          <table:table-cell table:style-name="TableCell1882">
            <text:p text:style-name="P1883">G</text:p>
          </table:table-cell>
        </table:table-row>
        <table:table-row table:style-name="TableRow1884">
          <table:table-cell table:style-name="TableCell1885">
            <text:p text:style-name="P1886">*-**-KC-VERBINDING-G</text:p>
          </table:table-cell>
          <table:table-cell table:style-name="TableCell1887">
            <text:p text:style-name="P1888">G</text:p>
          </table:table-cell>
        </table:table-row>
        <table:table-row table:style-name="TableRow1889">
          <table:table-cell table:style-name="TableCell1890">
            <text:p text:style-name="P1891">*-**-KC-VERBINDING_BOUT-G/A</text:p>
          </table:table-cell>
          <table:table-cell table:style-name="TableCell1892">
            <text:p text:style-name="P1893">G/A</text:p>
          </table:table-cell>
        </table:table-row>
        <table:table-row table:style-name="TableRow1894">
          <table:table-cell table:style-name="TableCell1895">
            <text:p text:style-name="P1896">*-**-KC-VERBINDING_STAAL-G/A</text:p>
          </table:table-cell>
          <table:table-cell table:style-name="TableCell1897">
            <text:p text:style-name="P1898">G/A</text:p>
          </table:table-cell>
        </table:table-row>
        <table:table-row table:style-name="TableRow1899">
          <table:table-cell table:style-name="TableCell1900">
            <text:p text:style-name="P1901">*-**-KG-BEHEERGRENS-G</text:p>
          </table:table-cell>
          <table:table-cell table:style-name="TableCell1902">
            <text:p text:style-name="P1903">G</text:p>
          </table:table-cell>
        </table:table-row>
        <table:table-row table:style-name="TableRow1904">
          <table:table-cell table:style-name="TableCell1905">
            <text:p text:style-name="P1906">*-**-KG-BEHEERGRENS_GEMEENTE-G</text:p>
          </table:table-cell>
          <table:table-cell table:style-name="TableCell1907">
            <text:p text:style-name="P1908">G</text:p>
          </table:table-cell>
        </table:table-row>
        <table:table-row table:style-name="TableRow1909">
          <table:table-cell table:style-name="TableCell1910">
            <text:p text:style-name="P1911">*-**-KG-BEHEERGRENS_PRORAIL-G</text:p>
          </table:table-cell>
          <table:table-cell table:style-name="TableCell1912">
            <text:p text:style-name="P1913">G</text:p>
          </table:table-cell>
        </table:table-row>
        <table:table-row table:style-name="TableRow1914">
          <table:table-cell table:style-name="TableCell1915">
            <text:p text:style-name="P1916">*-**-KG-BEHEERGRENS_PROVINCIE-G</text:p>
          </table:table-cell>
          <table:table-cell table:style-name="TableCell1917">
            <text:p text:style-name="P1918">G</text:p>
          </table:table-cell>
        </table:table-row>
        <table:table-row table:style-name="TableRow1919">
          <table:table-cell table:style-name="TableCell1920">
            <text:p text:style-name="P1921">*-**-KG-BEHEERGRENS_RIJK-G</text:p>
          </table:table-cell>
          <table:table-cell table:style-name="TableCell1922">
            <text:p text:style-name="P1923">G</text:p>
          </table:table-cell>
        </table:table-row>
        <table:table-row table:style-name="TableRow1924">
          <table:table-cell table:style-name="TableCell1925">
            <text:p text:style-name="P1926">*-**-KG-BEHEERGRENS_RIJK_RWS-G</text:p>
          </table:table-cell>
          <table:table-cell table:style-name="TableCell1927">
            <text:p text:style-name="P1928">G</text:p>
          </table:table-cell>
        </table:table-row>
        <table:table-row table:style-name="TableRow1929">
          <table:table-cell table:style-name="TableCell1930">
            <text:p text:style-name="P1931">*-**-KG-BEHEERGRENS_WATERSCHAP-G</text:p>
          </table:table-cell>
          <table:table-cell table:style-name="TableCell1932">
            <text:p text:style-name="P1933">G</text:p>
          </table:table-cell>
        </table:table-row>
        <table:table-row table:style-name="TableRow1934">
          <table:table-cell table:style-name="TableCell1935">
            <text:p text:style-name="P1936">*-**-KG-BENOGRENS-G</text:p>
          </table:table-cell>
          <table:table-cell table:style-name="TableCell1937">
            <text:p text:style-name="P1938">G</text:p>
          </table:table-cell>
        </table:table-row>
        <table:table-row table:style-name="TableRow1939">
          <table:table-cell table:style-name="TableCell1940">
            <text:p text:style-name="P1941">*-**-KG-BENOGRENS_GEMEENTE-G</text:p>
          </table:table-cell>
          <table:table-cell table:style-name="TableCell1942">
            <text:p text:style-name="P1943">G</text:p>
          </table:table-cell>
        </table:table-row>
        <table:table-row table:style-name="TableRow1944">
          <table:table-cell table:style-name="TableCell1945">
            <text:p text:style-name="P1946">*-**-KG-BENOGRENS_PRORAIL-G</text:p>
          </table:table-cell>
          <table:table-cell table:style-name="TableCell1947">
            <text:p text:style-name="P1948">G</text:p>
          </table:table-cell>
        </table:table-row>
        <table:table-row table:style-name="TableRow1949">
          <table:table-cell table:style-name="TableCell1950">
            <text:p text:style-name="P1951">*-**-KG-BENOGRENS_PROVINCIE-G</text:p>
          </table:table-cell>
          <table:table-cell table:style-name="TableCell1952">
            <text:p text:style-name="P1953">G</text:p>
          </table:table-cell>
        </table:table-row>
        <table:table-row table:style-name="TableRow1954">
          <table:table-cell table:style-name="TableCell1955">
            <text:p text:style-name="P1956">*-**-KG-BENOGRENS_RIJK-G</text:p>
          </table:table-cell>
          <table:table-cell table:style-name="TableCell1957">
            <text:p text:style-name="P1958">G</text:p>
          </table:table-cell>
        </table:table-row>
        <table:table-row table:style-name="TableRow1959">
          <table:table-cell table:style-name="TableCell1960">
            <text:p text:style-name="P1961">*-**-KG-BENOGRENS_RIJK_RWS-G</text:p>
          </table:table-cell>
          <table:table-cell table:style-name="TableCell1962">
            <text:p text:style-name="P1963">G</text:p>
          </table:table-cell>
        </table:table-row>
        <table:table-row table:style-name="TableRow1964">
          <table:table-cell table:style-name="TableCell1965">
            <text:p text:style-name="P1966">*-**-KG-BENOGRENS_WATERSCHAP-G</text:p>
          </table:table-cell>
          <table:table-cell table:style-name="TableCell1967">
            <text:p text:style-name="P1968">G</text:p>
          </table:table-cell>
        </table:table-row>
        <table:table-row table:style-name="TableRow1969">
          <table:table-cell table:style-name="TableCell1970">
            <text:p text:style-name="P1971">*-**-KG-FASEGRENS-G</text:p>
          </table:table-cell>
          <table:table-cell table:style-name="TableCell1972">
            <text:p text:style-name="P1973">G</text:p>
          </table:table-cell>
        </table:table-row>
        <table:table-row table:style-name="TableRow1974">
          <table:table-cell table:style-name="TableCell1975">
            <text:p text:style-name="P1976">*-**-KG-GRENS-G</text:p>
          </table:table-cell>
          <table:table-cell table:style-name="TableCell1977">
            <text:p text:style-name="P1978">G</text:p>
          </table:table-cell>
        </table:table-row>
        <table:table-row table:style-name="TableRow1979">
          <table:table-cell table:style-name="TableCell1980">
            <text:p text:style-name="P1981">*-**-KG-GRENS_BESTEMMINGSPLAN-G</text:p>
          </table:table-cell>
          <table:table-cell table:style-name="TableCell1982">
            <text:p text:style-name="P1983">G</text:p>
          </table:table-cell>
        </table:table-row>
        <table:table-row table:style-name="TableRow1984">
          <table:table-cell table:style-name="TableCell1985">
            <text:p text:style-name="P1986">*-**-KG-GRENS_GEMEENTE-G</text:p>
          </table:table-cell>
          <table:table-cell table:style-name="TableCell1987">
            <text:p text:style-name="P1988">G</text:p>
          </table:table-cell>
        </table:table-row>
        <table:table-row table:style-name="TableRow1989">
          <table:table-cell table:style-name="TableCell1990">
            <text:p text:style-name="P1991">*-**-KG-GRENS_GRONDWATERBESCHERMINGSGEBIED-G</text:p>
          </table:table-cell>
          <table:table-cell table:style-name="TableCell1992">
            <text:p text:style-name="P1993">G</text:p>
          </table:table-cell>
        </table:table-row>
        <table:table-row table:style-name="TableRow1994">
          <table:table-cell table:style-name="TableCell1995">
            <text:p text:style-name="P1996">*-**-KG-GRENS_KADASTRAAL-G</text:p>
          </table:table-cell>
          <table:table-cell table:style-name="TableCell1997">
            <text:p text:style-name="P1998">G</text:p>
          </table:table-cell>
        </table:table-row>
        <table:table-row table:style-name="TableRow1999">
          <table:table-cell table:style-name="TableCell2000">
            <text:p text:style-name="P2001">*-**-KG-GRENS_LAND-G</text:p>
          </table:table-cell>
          <table:table-cell table:style-name="TableCell2002">
            <text:p text:style-name="P2003">G</text:p>
          </table:table-cell>
        </table:table-row>
        <table:table-row table:style-name="TableRow2004">
          <table:table-cell table:style-name="TableCell2005">
            <text:p text:style-name="P2006">*-**-KG-GRENS_ONDERZOEKSGEBIED-G</text:p>
          </table:table-cell>
          <table:table-cell table:style-name="TableCell2007">
            <text:p text:style-name="P2008">G</text:p>
          </table:table-cell>
        </table:table-row>
        <table:table-row table:style-name="TableRow2009">
          <table:table-cell table:style-name="TableCell2010">
            <text:p text:style-name="P2011">*-**-KG-GRENS_OPNAME-G</text:p>
          </table:table-cell>
          <table:table-cell table:style-name="TableCell2012">
            <text:p text:style-name="P2013">G</text:p>
          </table:table-cell>
        </table:table-row>
        <table:table-row table:style-name="TableRow2014">
          <table:table-cell table:style-name="TableCell2015">
            <text:p text:style-name="P2016">*-**-KG-GRENS_OVERHOEK-G</text:p>
          </table:table-cell>
          <table:table-cell table:style-name="TableCell2017">
            <text:p text:style-name="P2018">G</text:p>
          </table:table-cell>
        </table:table-row>
        <table:table-row table:style-name="TableRow2019">
          <table:table-cell table:style-name="TableCell2020">
            <text:p text:style-name="P2021">*-**-KG-GRENS_PACHT-G</text:p>
          </table:table-cell>
          <table:table-cell table:style-name="TableCell2022">
            <text:p text:style-name="P2023">G</text:p>
          </table:table-cell>
        </table:table-row>
        <table:table-row table:style-name="TableRow2024">
          <table:table-cell table:style-name="TableCell2025">
            <text:p text:style-name="P2026">*-**-KG-GRENS_PERCEEL-G</text:p>
          </table:table-cell>
          <table:table-cell table:style-name="TableCell2027">
            <text:p text:style-name="P2028">G</text:p>
          </table:table-cell>
        </table:table-row>
        <table:table-row table:style-name="TableRow2029">
          <table:table-cell table:style-name="TableCell2030">
            <text:p text:style-name="P2031">*-**-KG-GRENS_PROVINCIE-G</text:p>
          </table:table-cell>
          <table:table-cell table:style-name="TableCell2032">
            <text:p text:style-name="P2033">G</text:p>
          </table:table-cell>
        </table:table-row>
        <table:table-row table:style-name="TableRow2034">
          <table:table-cell table:style-name="TableCell2035">
            <text:p text:style-name="P2036">*-**-KG-GRENS_RIJKSEIGENDOM-G</text:p>
          </table:table-cell>
          <table:table-cell table:style-name="TableCell2037">
            <text:p text:style-name="P2038">G</text:p>
          </table:table-cell>
        </table:table-row>
        <table:table-row table:style-name="TableRow2039">
          <table:table-cell table:style-name="TableCell2040">
            <text:p text:style-name="P2041">*-**-KG-GRENS_SECTIE-G</text:p>
          </table:table-cell>
          <table:table-cell table:style-name="TableCell2042">
            <text:p text:style-name="P2043">G</text:p>
          </table:table-cell>
        </table:table-row>
        <table:table-row table:style-name="TableRow2044">
          <table:table-cell table:style-name="TableCell2045">
            <text:p text:style-name="P2046">*-**-KG-GRENS_WATERSCHAP-G</text:p>
          </table:table-cell>
          <table:table-cell table:style-name="TableCell2047">
            <text:p text:style-name="P2048">G</text:p>
          </table:table-cell>
        </table:table-row>
        <table:table-row table:style-name="TableRow2049">
          <table:table-cell table:style-name="TableCell2050">
            <text:p text:style-name="P2051">*-**-KG-GRONDEIGENDOM-G/A</text:p>
          </table:table-cell>
          <table:table-cell table:style-name="TableCell2052">
            <text:p text:style-name="P2053">G/A</text:p>
          </table:table-cell>
        </table:table-row>
        <text:soft-page-break/>
        <table:table-row table:style-name="TableRow2054">
          <table:table-cell table:style-name="TableCell2055">
            <text:p text:style-name="P2056">*-**-KG-GRONDEIGENDOM_GEMEENTE-G</text:p>
          </table:table-cell>
          <table:table-cell table:style-name="TableCell2057">
            <text:p text:style-name="P2058">G</text:p>
          </table:table-cell>
        </table:table-row>
        <table:table-row table:style-name="TableRow2059">
          <table:table-cell table:style-name="TableCell2060">
            <text:p text:style-name="P2061">*-**-KG-GRONDEIGENDOM_PARTICULIER-G</text:p>
          </table:table-cell>
          <table:table-cell table:style-name="TableCell2062">
            <text:p text:style-name="P2063">G</text:p>
          </table:table-cell>
        </table:table-row>
        <table:table-row table:style-name="TableRow2064">
          <table:table-cell table:style-name="TableCell2065">
            <text:p text:style-name="P2066">*-**-KG-GRONDEIGENDOM_PRORAIL-G</text:p>
          </table:table-cell>
          <table:table-cell table:style-name="TableCell2067">
            <text:p text:style-name="P2068">G</text:p>
          </table:table-cell>
        </table:table-row>
        <table:table-row table:style-name="TableRow2069">
          <table:table-cell table:style-name="TableCell2070">
            <text:p text:style-name="P2071">*-**-KG-GRONDEIGENDOM_PROVINCIE-G</text:p>
          </table:table-cell>
          <table:table-cell table:style-name="TableCell2072">
            <text:p text:style-name="P2073">G</text:p>
          </table:table-cell>
        </table:table-row>
        <table:table-row table:style-name="TableRow2074">
          <table:table-cell table:style-name="TableCell2075">
            <text:p text:style-name="P2076">*-**-KG-GRONDEIGENDOM_RIJK-G</text:p>
          </table:table-cell>
          <table:table-cell table:style-name="TableCell2077">
            <text:p text:style-name="P2078">G</text:p>
          </table:table-cell>
        </table:table-row>
        <table:table-row table:style-name="TableRow2079">
          <table:table-cell table:style-name="TableCell2080">
            <text:p text:style-name="P2081">*-**-KG-GRONDEIGENDOM_RIJK_DEFENSIE-G</text:p>
          </table:table-cell>
          <table:table-cell table:style-name="TableCell2082">
            <text:p text:style-name="P2083">G</text:p>
          </table:table-cell>
        </table:table-row>
        <table:table-row table:style-name="TableRow2084">
          <table:table-cell table:style-name="TableCell2085">
            <text:p text:style-name="P2086">*-**-KG-GRONDEIGENDOM_RIJK_DOMEINEN-G</text:p>
          </table:table-cell>
          <table:table-cell table:style-name="TableCell2087">
            <text:p text:style-name="P2088">G</text:p>
          </table:table-cell>
        </table:table-row>
        <table:table-row table:style-name="TableRow2089">
          <table:table-cell table:style-name="TableCell2090">
            <text:p text:style-name="P2091">*-**-KG-GRONDEIGENDOM_RIJK_FINANCIEN-G</text:p>
          </table:table-cell>
          <table:table-cell table:style-name="TableCell2092">
            <text:p text:style-name="P2093">G</text:p>
          </table:table-cell>
        </table:table-row>
        <table:table-row table:style-name="TableRow2094">
          <table:table-cell table:style-name="TableCell2095">
            <text:p text:style-name="P2096">*-**-KG-GRONDEIGENDOM_RIJK_LANDBOUW-G</text:p>
          </table:table-cell>
          <table:table-cell table:style-name="TableCell2097">
            <text:p text:style-name="P2098">G</text:p>
          </table:table-cell>
        </table:table-row>
        <table:table-row table:style-name="TableRow2099">
          <table:table-cell table:style-name="TableCell2100">
            <text:p text:style-name="P2101">*-**-KG-GRONDEIGENDOM_RIJK_VENW-G</text:p>
          </table:table-cell>
          <table:table-cell table:style-name="TableCell2102">
            <text:p text:style-name="P2103">G</text:p>
          </table:table-cell>
        </table:table-row>
        <table:table-row table:style-name="TableRow2104">
          <table:table-cell table:style-name="TableCell2105">
            <text:p text:style-name="P2106">*-**-KG-GRONDEIGENDOM_RIJK_VROM-G</text:p>
          </table:table-cell>
          <table:table-cell table:style-name="TableCell2107">
            <text:p text:style-name="P2108">G</text:p>
          </table:table-cell>
        </table:table-row>
        <table:table-row table:style-name="TableRow2109">
          <table:table-cell table:style-name="TableCell2110">
            <text:p text:style-name="P2111">*-**-KG-GRONDEIGENDOM_WATERSCHAP-G</text:p>
          </table:table-cell>
          <table:table-cell table:style-name="TableCell2112">
            <text:p text:style-name="P2113">G</text:p>
          </table:table-cell>
        </table:table-row>
        <table:table-row table:style-name="TableRow2114">
          <table:table-cell table:style-name="TableCell2115">
            <text:p text:style-name="P2116">*-**-KG-GRONDVERWERVING-G</text:p>
          </table:table-cell>
          <table:table-cell table:style-name="TableCell2117">
            <text:p text:style-name="P2118">G</text:p>
          </table:table-cell>
        </table:table-row>
        <table:table-row table:style-name="TableRow2119">
          <table:table-cell table:style-name="TableCell2120">
            <text:p text:style-name="P2121">*-**-KG-GRONDVERWERVING_AANKOOPGRENS-G</text:p>
          </table:table-cell>
          <table:table-cell table:style-name="TableCell2122">
            <text:p text:style-name="P2123">G</text:p>
          </table:table-cell>
        </table:table-row>
        <table:table-row table:style-name="TableRow2124">
          <table:table-cell table:style-name="TableCell2125">
            <text:p text:style-name="P2126">*-**-KG-GRONDVERWERVING_ONTEIGENING-G</text:p>
          </table:table-cell>
          <table:table-cell table:style-name="TableCell2127">
            <text:p text:style-name="P2128">G</text:p>
          </table:table-cell>
        </table:table-row>
        <table:table-row table:style-name="TableRow2129">
          <table:table-cell table:style-name="TableCell2130">
            <text:p text:style-name="P2131">*-**-KG-GRONDVERWERVING_OPSTALLEN-G</text:p>
          </table:table-cell>
          <table:table-cell table:style-name="TableCell2132">
            <text:p text:style-name="P2133">G</text:p>
          </table:table-cell>
        </table:table-row>
        <table:table-row table:style-name="TableRow2134">
          <table:table-cell table:style-name="TableCell2135">
            <text:p text:style-name="P2136">*-**-KG-GRONDVERWERVING_VERKOOPGRENS-G</text:p>
          </table:table-cell>
          <table:table-cell table:style-name="TableCell2137">
            <text:p text:style-name="P2138">G</text:p>
          </table:table-cell>
        </table:table-row>
        <table:table-row table:style-name="TableRow2139">
          <table:table-cell table:style-name="TableCell2140">
            <text:p text:style-name="P2141">*-**-KG-KADASTRAAL-G/S</text:p>
          </table:table-cell>
          <table:table-cell table:style-name="TableCell2142">
            <text:p text:style-name="P2143">G/S</text:p>
          </table:table-cell>
        </table:table-row>
        <table:table-row table:style-name="TableRow2144">
          <table:table-cell table:style-name="TableCell2145">
            <text:p text:style-name="P2146">*-**-KG-KADASTRAAL_BEBOUWING-G</text:p>
          </table:table-cell>
          <table:table-cell table:style-name="TableCell2147">
            <text:p text:style-name="P2148">G</text:p>
          </table:table-cell>
        </table:table-row>
        <table:table-row table:style-name="TableRow2149">
          <table:table-cell table:style-name="TableCell2150">
            <text:p text:style-name="P2151">*-**-KG-KADASTRAAL_DAKRAND-G</text:p>
          </table:table-cell>
          <table:table-cell table:style-name="TableCell2152">
            <text:p text:style-name="P2153">G</text:p>
          </table:table-cell>
        </table:table-row>
        <table:table-row table:style-name="TableRow2154">
          <table:table-cell table:style-name="TableCell2155">
            <text:p text:style-name="P2156">*-**-KG-KADASTRAAL_NOK-G</text:p>
          </table:table-cell>
          <table:table-cell table:style-name="TableCell2157">
            <text:p text:style-name="P2158">G</text:p>
          </table:table-cell>
        </table:table-row>
        <table:table-row table:style-name="TableRow2159">
          <table:table-cell table:style-name="TableCell2160">
            <text:p text:style-name="P2161">*-**-KG-KADASTRAAL_ROOILIJN-G</text:p>
          </table:table-cell>
          <table:table-cell table:style-name="TableCell2162">
            <text:p text:style-name="P2163">G</text:p>
          </table:table-cell>
        </table:table-row>
        <table:table-row table:style-name="TableRow2164">
          <table:table-cell table:style-name="TableCell2165">
            <text:p text:style-name="P2166">*-**-KG-ONDERHOUDGRENS-G</text:p>
          </table:table-cell>
          <table:table-cell table:style-name="TableCell2167">
            <text:p text:style-name="P2168">G</text:p>
          </table:table-cell>
        </table:table-row>
        <table:table-row table:style-name="TableRow2169">
          <table:table-cell table:style-name="TableCell2170">
            <text:p text:style-name="P2171">*-**-KG-ONDERHOUDGRENS_GEMEENTE-G</text:p>
          </table:table-cell>
          <table:table-cell table:style-name="TableCell2172">
            <text:p text:style-name="P2173">G</text:p>
          </table:table-cell>
        </table:table-row>
        <table:table-row table:style-name="TableRow2174">
          <table:table-cell table:style-name="TableCell2175">
            <text:p text:style-name="P2176">*-**-KG-ONDERHOUDGRENS_PRORAIL-G</text:p>
          </table:table-cell>
          <table:table-cell table:style-name="TableCell2177">
            <text:p text:style-name="P2178">G</text:p>
          </table:table-cell>
        </table:table-row>
        <table:table-row table:style-name="TableRow2179">
          <table:table-cell table:style-name="TableCell2180">
            <text:p text:style-name="P2181">*-**-KG-ONDERHOUDGRENS_PROVINCIE-G</text:p>
          </table:table-cell>
          <table:table-cell table:style-name="TableCell2182">
            <text:p text:style-name="P2183">G</text:p>
          </table:table-cell>
        </table:table-row>
        <table:table-row table:style-name="TableRow2184">
          <table:table-cell table:style-name="TableCell2185">
            <text:p text:style-name="P2186">*-**-KG-ONDERHOUDGRENS_RIJK-G</text:p>
          </table:table-cell>
          <table:table-cell table:style-name="TableCell2187">
            <text:p text:style-name="P2188">G</text:p>
          </table:table-cell>
        </table:table-row>
        <table:table-row table:style-name="TableRow2189">
          <table:table-cell table:style-name="TableCell2190">
            <text:p text:style-name="P2191">*-**-KG-ONDERHOUDGRENS_RIJK_RWS-G</text:p>
          </table:table-cell>
          <table:table-cell table:style-name="TableCell2192">
            <text:p text:style-name="P2193">G</text:p>
          </table:table-cell>
        </table:table-row>
        <table:table-row table:style-name="TableRow2194">
          <table:table-cell table:style-name="TableCell2195">
            <text:p text:style-name="P2196">*-**-KG-ONDERHOUDGRENS_WATERSCHAP-G</text:p>
          </table:table-cell>
          <table:table-cell table:style-name="TableCell2197">
            <text:p text:style-name="P2198">G</text:p>
          </table:table-cell>
        </table:table-row>
        <table:table-row table:style-name="TableRow2199">
          <table:table-cell table:style-name="TableCell2200">
            <text:p text:style-name="P2201">*-**-KG-SYSTEEMGRENS-G</text:p>
          </table:table-cell>
          <table:table-cell table:style-name="TableCell2202">
            <text:p text:style-name="P2203">G</text:p>
          </table:table-cell>
        </table:table-row>
        <table:table-row table:style-name="TableRow2204">
          <table:table-cell table:style-name="TableCell2205">
            <text:p text:style-name="P2206">*-**-KL-AFSLUITINSTALLATIE-G</text:p>
          </table:table-cell>
          <table:table-cell table:style-name="TableCell2207">
            <text:p text:style-name="P2208">G</text:p>
          </table:table-cell>
        </table:table-row>
        <table:table-row table:style-name="TableRow2209">
          <table:table-cell table:style-name="TableCell2210">
            <text:p text:style-name="P2211">*-**-KL-AFSLUITINSTALLATIE_KABEL-G</text:p>
          </table:table-cell>
          <table:table-cell table:style-name="TableCell2212">
            <text:p text:style-name="P2213">G</text:p>
          </table:table-cell>
        </table:table-row>
        <table:table-row table:style-name="TableRow2214">
          <table:table-cell table:style-name="TableCell2215">
            <text:p text:style-name="P2216">*-**-KL-BEWEGWIJZERING-G</text:p>
          </table:table-cell>
          <table:table-cell table:style-name="TableCell2217">
            <text:p text:style-name="P2218">G</text:p>
          </table:table-cell>
        </table:table-row>
        <table:table-row table:style-name="TableRow2219">
          <table:table-cell table:style-name="TableCell2220">
            <text:p text:style-name="P2221">*-**-KL-BEWEGWIJZERING_KABEL-G</text:p>
          </table:table-cell>
          <table:table-cell table:style-name="TableCell2222">
            <text:p text:style-name="P2223">G</text:p>
          </table:table-cell>
        </table:table-row>
        <table:table-row table:style-name="TableRow2224">
          <table:table-cell table:style-name="TableCell2225">
            <text:p text:style-name="P2226">*-**-KL-BRANDSTOF-G</text:p>
          </table:table-cell>
          <table:table-cell table:style-name="TableCell2227">
            <text:p text:style-name="P2228">G</text:p>
          </table:table-cell>
        </table:table-row>
        <table:table-row table:style-name="TableRow2229">
          <table:table-cell table:style-name="TableCell2230">
            <text:p text:style-name="P2231">*-**-KL-BRANDSTOF_HULPSTUK-G/S</text:p>
          </table:table-cell>
          <table:table-cell table:style-name="TableCell2232">
            <text:p text:style-name="P2233">G/S</text:p>
          </table:table-cell>
        </table:table-row>
        <table:table-row table:style-name="TableRow2234">
          <table:table-cell table:style-name="TableCell2235">
            <text:p text:style-name="P2236">*-**-KL-BRANDSTOF_HULPSTUK_AANSLUITPUNT-G</text:p>
          </table:table-cell>
          <table:table-cell table:style-name="TableCell2237">
            <text:p text:style-name="P2238">G</text:p>
          </table:table-cell>
        </table:table-row>
        <table:table-row table:style-name="TableRow2239">
          <table:table-cell table:style-name="TableCell2240">
            <text:p text:style-name="P2241">*-**-KL-BRANDSTOF_HULPSTUK_AFSLUITER-G</text:p>
          </table:table-cell>
          <table:table-cell table:style-name="TableCell2242">
            <text:p text:style-name="P2243">G</text:p>
          </table:table-cell>
        </table:table-row>
        <table:table-row table:style-name="TableRow2244">
          <table:table-cell table:style-name="TableCell2245">
            <text:p text:style-name="P2246">*-**-KL-BRANDSTOF_HULPSTUK_DRUKMEETPUNT-G</text:p>
          </table:table-cell>
          <table:table-cell table:style-name="TableCell2247">
            <text:p text:style-name="P2248">G</text:p>
          </table:table-cell>
        </table:table-row>
        <table:table-row table:style-name="TableRow2249">
          <table:table-cell table:style-name="TableCell2250">
            <text:p text:style-name="P2251">*-**-KL-BRANDSTOF_HULPSTUK_ONTLUCHTING-G</text:p>
          </table:table-cell>
          <table:table-cell table:style-name="TableCell2252">
            <text:p text:style-name="P2253">G</text:p>
          </table:table-cell>
        </table:table-row>
        <table:table-row table:style-name="TableRow2254">
          <table:table-cell table:style-name="TableCell2255">
            <text:p text:style-name="P2256">*-**-KL-BRANDSTOF_MANTELBUIS-G</text:p>
          </table:table-cell>
          <table:table-cell table:style-name="TableCell2257">
            <text:p text:style-name="P2258">G</text:p>
          </table:table-cell>
        </table:table-row>
        <table:table-row table:style-name="TableRow2259">
          <table:table-cell table:style-name="TableCell2260">
            <text:p text:style-name="P2261">*-**-KL-BRANDSTOF_TRANSPORTLEIDING-G</text:p>
          </table:table-cell>
          <table:table-cell table:style-name="TableCell2262">
            <text:p text:style-name="P2263">G</text:p>
          </table:table-cell>
        </table:table-row>
        <table:table-row table:style-name="TableRow2264">
          <table:table-cell table:style-name="TableCell2265">
            <text:p text:style-name="P2266">*-**-KL-BRANDSTOF_TRANSPORTLEIDING_GVK-G</text:p>
          </table:table-cell>
          <table:table-cell table:style-name="TableCell2267">
            <text:p text:style-name="P2268">G</text:p>
          </table:table-cell>
        </table:table-row>
        <table:table-row table:style-name="TableRow2269">
          <table:table-cell table:style-name="TableCell2270">
            <text:p text:style-name="P2271">*-**-KL-BRANDSTOF_TRANSPORTLEIDING_PE-G</text:p>
          </table:table-cell>
          <table:table-cell table:style-name="TableCell2272">
            <text:p text:style-name="P2273">G</text:p>
          </table:table-cell>
        </table:table-row>
        <table:table-row table:style-name="TableRow2274">
          <table:table-cell table:style-name="TableCell2275">
            <text:p text:style-name="P2276">*-**-KL-BRANDSTOF_TRANSPORTLEIDING_STAAL-G</text:p>
          </table:table-cell>
          <table:table-cell table:style-name="TableCell2277">
            <text:p text:style-name="P2278">G</text:p>
          </table:table-cell>
        </table:table-row>
        <table:table-row table:style-name="TableRow2279">
          <table:table-cell table:style-name="TableCell2280">
            <text:p text:style-name="P2281">*-**-KL-BRANDSTOF_VULPUNT-G</text:p>
          </table:table-cell>
          <table:table-cell table:style-name="TableCell2282">
            <text:p text:style-name="P2283">G</text:p>
          </table:table-cell>
        </table:table-row>
        <text:soft-page-break/>
        <table:table-row table:style-name="TableRow2284">
          <table:table-cell table:style-name="TableCell2285">
            <text:p text:style-name="P2286">*-**-KL-CCTV-G</text:p>
          </table:table-cell>
          <table:table-cell table:style-name="TableCell2287">
            <text:p text:style-name="P2288">G</text:p>
          </table:table-cell>
        </table:table-row>
        <table:table-row table:style-name="TableRow2289">
          <table:table-cell table:style-name="TableCell2290">
            <text:p text:style-name="P2291">*-**-KL-CCTV_KABEL-G</text:p>
          </table:table-cell>
          <table:table-cell table:style-name="TableCell2292">
            <text:p text:style-name="P2293">G</text:p>
          </table:table-cell>
        </table:table-row>
        <table:table-row table:style-name="TableRow2294">
          <table:table-cell table:style-name="TableCell2295">
            <text:p text:style-name="P2296">*-**-KL-CHEMIE-G</text:p>
          </table:table-cell>
          <table:table-cell table:style-name="TableCell2297">
            <text:p text:style-name="P2298">G</text:p>
          </table:table-cell>
        </table:table-row>
        <table:table-row table:style-name="TableRow2299">
          <table:table-cell table:style-name="TableCell2300">
            <text:p text:style-name="P2301">*-**-KL-CHEMIE_AFSLUITER-G</text:p>
          </table:table-cell>
          <table:table-cell table:style-name="TableCell2302">
            <text:p text:style-name="P2303">G</text:p>
          </table:table-cell>
        </table:table-row>
        <table:table-row table:style-name="TableRow2304">
          <table:table-cell table:style-name="TableCell2305">
            <text:p text:style-name="P2306">*-**-KL-CHEMIE_HULPSTUK-G/S</text:p>
          </table:table-cell>
          <table:table-cell table:style-name="TableCell2307">
            <text:p text:style-name="P2308">G/S</text:p>
          </table:table-cell>
        </table:table-row>
        <table:table-row table:style-name="TableRow2309">
          <table:table-cell table:style-name="TableCell2310">
            <text:p text:style-name="P2311">*-**-KL-CHEMIE_LEIDING-G</text:p>
          </table:table-cell>
          <table:table-cell table:style-name="TableCell2312">
            <text:p text:style-name="P2313">G</text:p>
          </table:table-cell>
        </table:table-row>
        <table:table-row table:style-name="TableRow2314">
          <table:table-cell table:style-name="TableCell2315">
            <text:p text:style-name="P2316">*-**-KL-CHEMIE_MANTELBUIS-G</text:p>
          </table:table-cell>
          <table:table-cell table:style-name="TableCell2317">
            <text:p text:style-name="P2318">G</text:p>
          </table:table-cell>
        </table:table-row>
        <table:table-row table:style-name="TableRow2319">
          <table:table-cell table:style-name="TableCell2320">
            <text:p text:style-name="P2321">*-**-KL-CHEMIE_PUT-G/S</text:p>
          </table:table-cell>
          <table:table-cell table:style-name="TableCell2322">
            <text:p text:style-name="P2323">G/S</text:p>
          </table:table-cell>
        </table:table-row>
        <table:table-row table:style-name="TableRow2324">
          <table:table-cell table:style-name="TableCell2325">
            <text:p text:style-name="P2326">*-**-KL-CV-G</text:p>
          </table:table-cell>
          <table:table-cell table:style-name="TableCell2327">
            <text:p text:style-name="P2328">G</text:p>
          </table:table-cell>
        </table:table-row>
        <table:table-row table:style-name="TableRow2329">
          <table:table-cell table:style-name="TableCell2330">
            <text:p text:style-name="P2331">*-**-KL-CV_HUISAANSLUITING-G</text:p>
          </table:table-cell>
          <table:table-cell table:style-name="TableCell2332">
            <text:p text:style-name="P2333">G</text:p>
          </table:table-cell>
        </table:table-row>
        <table:table-row table:style-name="TableRow2334">
          <table:table-cell table:style-name="TableCell2335">
            <text:p text:style-name="P2336">*-**-KL-CV_HUISAANSLUITING_GVK-G</text:p>
          </table:table-cell>
          <table:table-cell table:style-name="TableCell2337">
            <text:p text:style-name="P2338">G</text:p>
          </table:table-cell>
        </table:table-row>
        <table:table-row table:style-name="TableRow2339">
          <table:table-cell table:style-name="TableCell2340">
            <text:p text:style-name="P2341">*-**-KL-CV_HUISAANSLUITING_GVK_100-G</text:p>
          </table:table-cell>
          <table:table-cell table:style-name="TableCell2342">
            <text:p text:style-name="P2343">G</text:p>
          </table:table-cell>
        </table:table-row>
        <table:table-row table:style-name="TableRow2344">
          <table:table-cell table:style-name="TableCell2345">
            <text:p text:style-name="P2346">*-**-KL-CV_HUISAANSLUITING_GVK_150-G</text:p>
          </table:table-cell>
          <table:table-cell table:style-name="TableCell2347">
            <text:p text:style-name="P2348">G</text:p>
          </table:table-cell>
        </table:table-row>
        <table:table-row table:style-name="TableRow2349">
          <table:table-cell table:style-name="TableCell2350">
            <text:p text:style-name="P2351">*-**-KL-CV_HUISAANSLUITING_GVK_25-G</text:p>
          </table:table-cell>
          <table:table-cell table:style-name="TableCell2352">
            <text:p text:style-name="P2353">G</text:p>
          </table:table-cell>
        </table:table-row>
        <table:table-row table:style-name="TableRow2354">
          <table:table-cell table:style-name="TableCell2355">
            <text:p text:style-name="P2356">*-**-KL-CV_HUISAANSLUITING_GVK_40-G</text:p>
          </table:table-cell>
          <table:table-cell table:style-name="TableCell2357">
            <text:p text:style-name="P2358">G</text:p>
          </table:table-cell>
        </table:table-row>
        <table:table-row table:style-name="TableRow2359">
          <table:table-cell table:style-name="TableCell2360">
            <text:p text:style-name="P2361">*-**-KL-CV_HUISAANSLUITING_GVK_50-G</text:p>
          </table:table-cell>
          <table:table-cell table:style-name="TableCell2362">
            <text:p text:style-name="P2363">G</text:p>
          </table:table-cell>
        </table:table-row>
        <table:table-row table:style-name="TableRow2364">
          <table:table-cell table:style-name="TableCell2365">
            <text:p text:style-name="P2366">*-**-KL-CV_HUISAANSLUITING_GVK_80-G</text:p>
          </table:table-cell>
          <table:table-cell table:style-name="TableCell2367">
            <text:p text:style-name="P2368">G</text:p>
          </table:table-cell>
        </table:table-row>
        <table:table-row table:style-name="TableRow2369">
          <table:table-cell table:style-name="TableCell2370">
            <text:p text:style-name="P2371">*-**-KL-CV_HUISAANSLUITING_STAAL-G</text:p>
          </table:table-cell>
          <table:table-cell table:style-name="TableCell2372">
            <text:p text:style-name="P2373">G</text:p>
          </table:table-cell>
        </table:table-row>
        <table:table-row table:style-name="TableRow2374">
          <table:table-cell table:style-name="TableCell2375">
            <text:p text:style-name="P2376">*-**-KL-CV_HUISAANSLUITING_STAAL_DN100-G</text:p>
          </table:table-cell>
          <table:table-cell table:style-name="TableCell2377">
            <text:p text:style-name="P2378">G</text:p>
          </table:table-cell>
        </table:table-row>
        <table:table-row table:style-name="TableRow2379">
          <table:table-cell table:style-name="TableCell2380">
            <text:p text:style-name="P2381">*-**-KL-CV_HUISAANSLUITING_STAAL_DN125-G</text:p>
          </table:table-cell>
          <table:table-cell table:style-name="TableCell2382">
            <text:p text:style-name="P2383">G</text:p>
          </table:table-cell>
        </table:table-row>
        <table:table-row table:style-name="TableRow2384">
          <table:table-cell table:style-name="TableCell2385">
            <text:p text:style-name="P2386">*-**-KL-CV_HUISAANSLUITING_STAAL_DN150-G</text:p>
          </table:table-cell>
          <table:table-cell table:style-name="TableCell2387">
            <text:p text:style-name="P2388">G</text:p>
          </table:table-cell>
        </table:table-row>
        <table:table-row table:style-name="TableRow2389">
          <table:table-cell table:style-name="TableCell2390">
            <text:p text:style-name="P2391">*-**-KL-CV_HUISAANSLUITING_STAAL_DN20-G</text:p>
          </table:table-cell>
          <table:table-cell table:style-name="TableCell2392">
            <text:p text:style-name="P2393">G</text:p>
          </table:table-cell>
        </table:table-row>
        <table:table-row table:style-name="TableRow2394">
          <table:table-cell table:style-name="TableCell2395">
            <text:p text:style-name="P2396">*-**-KL-CV_HUISAANSLUITING_STAAL_DN200-G</text:p>
          </table:table-cell>
          <table:table-cell table:style-name="TableCell2397">
            <text:p text:style-name="P2398">G</text:p>
          </table:table-cell>
        </table:table-row>
        <table:table-row table:style-name="TableRow2399">
          <table:table-cell table:style-name="TableCell2400">
            <text:p text:style-name="P2401">*-**-KL-CV_HUISAANSLUITING_STAAL_DN25-G</text:p>
          </table:table-cell>
          <table:table-cell table:style-name="TableCell2402">
            <text:p text:style-name="P2403">G</text:p>
          </table:table-cell>
        </table:table-row>
        <table:table-row table:style-name="TableRow2404">
          <table:table-cell table:style-name="TableCell2405">
            <text:p text:style-name="P2406">*-**-KL-CV_HUISAANSLUITING_STAAL_DN250-G</text:p>
          </table:table-cell>
          <table:table-cell table:style-name="TableCell2407">
            <text:p text:style-name="P2408">G</text:p>
          </table:table-cell>
        </table:table-row>
        <table:table-row table:style-name="TableRow2409">
          <table:table-cell table:style-name="TableCell2410">
            <text:p text:style-name="P2411">*-**-KL-CV_HUISAANSLUITING_STAAL_DN300-G</text:p>
          </table:table-cell>
          <table:table-cell table:style-name="TableCell2412">
            <text:p text:style-name="P2413">G</text:p>
          </table:table-cell>
        </table:table-row>
        <table:table-row table:style-name="TableRow2414">
          <table:table-cell table:style-name="TableCell2415">
            <text:p text:style-name="P2416">*-**-KL-CV_HUISAANSLUITING_STAAL_DN32-G</text:p>
          </table:table-cell>
          <table:table-cell table:style-name="TableCell2417">
            <text:p text:style-name="P2418">G</text:p>
          </table:table-cell>
        </table:table-row>
        <table:table-row table:style-name="TableRow2419">
          <table:table-cell table:style-name="TableCell2420">
            <text:p text:style-name="P2421">*-**-KL-CV_HUISAANSLUITING_STAAL_DN350-G</text:p>
          </table:table-cell>
          <table:table-cell table:style-name="TableCell2422">
            <text:p text:style-name="P2423">G</text:p>
          </table:table-cell>
        </table:table-row>
        <table:table-row table:style-name="TableRow2424">
          <table:table-cell table:style-name="TableCell2425">
            <text:p text:style-name="P2426">*-**-KL-CV_HUISAANSLUITING_STAAL_DN40-G</text:p>
          </table:table-cell>
          <table:table-cell table:style-name="TableCell2427">
            <text:p text:style-name="P2428">G</text:p>
          </table:table-cell>
        </table:table-row>
        <table:table-row table:style-name="TableRow2429">
          <table:table-cell table:style-name="TableCell2430">
            <text:p text:style-name="P2431">*-**-KL-CV_HUISAANSLUITING_STAAL_DN400-G</text:p>
          </table:table-cell>
          <table:table-cell table:style-name="TableCell2432">
            <text:p text:style-name="P2433">G</text:p>
          </table:table-cell>
        </table:table-row>
        <table:table-row table:style-name="TableRow2434">
          <table:table-cell table:style-name="TableCell2435">
            <text:p text:style-name="P2436">*-**-KL-CV_HUISAANSLUITING_STAAL_DN450-G</text:p>
          </table:table-cell>
          <table:table-cell table:style-name="TableCell2437">
            <text:p text:style-name="P2438">G</text:p>
          </table:table-cell>
        </table:table-row>
        <table:table-row table:style-name="TableRow2439">
          <table:table-cell table:style-name="TableCell2440">
            <text:p text:style-name="P2441">*-**-KL-CV_HUISAANSLUITING_STAAL_DN50-G</text:p>
          </table:table-cell>
          <table:table-cell table:style-name="TableCell2442">
            <text:p text:style-name="P2443">G</text:p>
          </table:table-cell>
        </table:table-row>
        <table:table-row table:style-name="TableRow2444">
          <table:table-cell table:style-name="TableCell2445">
            <text:p text:style-name="P2446">*-**-KL-CV_HUISAANSLUITING_STAAL_DN500-G</text:p>
          </table:table-cell>
          <table:table-cell table:style-name="TableCell2447">
            <text:p text:style-name="P2448">G</text:p>
          </table:table-cell>
        </table:table-row>
        <table:table-row table:style-name="TableRow2449">
          <table:table-cell table:style-name="TableCell2450">
            <text:p text:style-name="P2451">*-**-KL-CV_HUISAANSLUITING_STAAL_DN600-G</text:p>
          </table:table-cell>
          <table:table-cell table:style-name="TableCell2452">
            <text:p text:style-name="P2453">G</text:p>
          </table:table-cell>
        </table:table-row>
        <table:table-row table:style-name="TableRow2454">
          <table:table-cell table:style-name="TableCell2455">
            <text:p text:style-name="P2456">*-**-KL-CV_HUISAANSLUITING_STAAL_DN65-G</text:p>
          </table:table-cell>
          <table:table-cell table:style-name="TableCell2457">
            <text:p text:style-name="P2458">G</text:p>
          </table:table-cell>
        </table:table-row>
        <table:table-row table:style-name="TableRow2459">
          <table:table-cell table:style-name="TableCell2460">
            <text:p text:style-name="P2461">*-**-KL-CV_HUISAANSLUITING_STAAL_DN80-G</text:p>
          </table:table-cell>
          <table:table-cell table:style-name="TableCell2462">
            <text:p text:style-name="P2463">G</text:p>
          </table:table-cell>
        </table:table-row>
        <table:table-row table:style-name="TableRow2464">
          <table:table-cell table:style-name="TableCell2465">
            <text:p text:style-name="P2466">*-**-KL-CV_HULPSTUK-G/S</text:p>
          </table:table-cell>
          <table:table-cell table:style-name="TableCell2467">
            <text:p text:style-name="P2468">G/S</text:p>
          </table:table-cell>
        </table:table-row>
        <table:table-row table:style-name="TableRow2469">
          <table:table-cell table:style-name="TableCell2470">
            <text:p text:style-name="P2471">*-**-KL-CV_HULPSTUK_AANSLUITPUNT-G</text:p>
          </table:table-cell>
          <table:table-cell table:style-name="TableCell2472">
            <text:p text:style-name="P2473">G</text:p>
          </table:table-cell>
        </table:table-row>
        <table:table-row table:style-name="TableRow2474">
          <table:table-cell table:style-name="TableCell2475">
            <text:p text:style-name="P2476">*-**-KL-CV_HULPSTUK_AFSLUITER-G</text:p>
          </table:table-cell>
          <table:table-cell table:style-name="TableCell2477">
            <text:p text:style-name="P2478">G</text:p>
          </table:table-cell>
        </table:table-row>
        <table:table-row table:style-name="TableRow2479">
          <table:table-cell table:style-name="TableCell2480">
            <text:p text:style-name="P2481">*-**-KL-CV_MANTELBUIS-G</text:p>
          </table:table-cell>
          <table:table-cell table:style-name="TableCell2482">
            <text:p text:style-name="P2483">G</text:p>
          </table:table-cell>
        </table:table-row>
        <table:table-row table:style-name="TableRow2484">
          <table:table-cell table:style-name="TableCell2485">
            <text:p text:style-name="P2486">*-**-KL-CV_PUT-G</text:p>
          </table:table-cell>
          <table:table-cell table:style-name="TableCell2487">
            <text:p text:style-name="P2488">G</text:p>
          </table:table-cell>
        </table:table-row>
        <table:table-row table:style-name="TableRow2489">
          <table:table-cell table:style-name="TableCell2490">
            <text:p text:style-name="P2491">*-**-KL-CV_PUT_PUTKAST-G</text:p>
          </table:table-cell>
          <table:table-cell table:style-name="TableCell2492">
            <text:p text:style-name="P2493">G</text:p>
          </table:table-cell>
        </table:table-row>
        <table:table-row table:style-name="TableRow2494">
          <table:table-cell table:style-name="TableCell2495">
            <text:p text:style-name="P2496">*-**-KL-CV_TRANSPORTLEIDING-G</text:p>
          </table:table-cell>
          <table:table-cell table:style-name="TableCell2497">
            <text:p text:style-name="P2498">G</text:p>
          </table:table-cell>
        </table:table-row>
        <table:table-row table:style-name="TableRow2499">
          <table:table-cell table:style-name="TableCell2500">
            <text:p text:style-name="P2501">*-**-KL-CV_TRANSPORTLEIDING_GVK-G</text:p>
          </table:table-cell>
          <table:table-cell table:style-name="TableCell2502">
            <text:p text:style-name="P2503">G</text:p>
          </table:table-cell>
        </table:table-row>
        <table:table-row table:style-name="TableRow2504">
          <table:table-cell table:style-name="TableCell2505">
            <text:p text:style-name="P2506">*-**-KL-CV_TRANSPORTLEIDING_GVK_100-G</text:p>
          </table:table-cell>
          <table:table-cell table:style-name="TableCell2507">
            <text:p text:style-name="P2508">G</text:p>
          </table:table-cell>
        </table:table-row>
        <table:table-row table:style-name="TableRow2509">
          <table:table-cell table:style-name="TableCell2510">
            <text:p text:style-name="P2511">*-**-KL-CV_TRANSPORTLEIDING_GVK_1000-G</text:p>
          </table:table-cell>
          <table:table-cell table:style-name="TableCell2512">
            <text:p text:style-name="P2513">G</text:p>
          </table:table-cell>
        </table:table-row>
        <text:soft-page-break/>
        <table:table-row table:style-name="TableRow2514">
          <table:table-cell table:style-name="TableCell2515">
            <text:p text:style-name="P2516">*-**-KL-CV_TRANSPORTLEIDING_GVK_1200-G</text:p>
          </table:table-cell>
          <table:table-cell table:style-name="TableCell2517">
            <text:p text:style-name="P2518">G</text:p>
          </table:table-cell>
        </table:table-row>
        <table:table-row table:style-name="TableRow2519">
          <table:table-cell table:style-name="TableCell2520">
            <text:p text:style-name="P2521">*-**-KL-CV_TRANSPORTLEIDING_GVK_1400-G</text:p>
          </table:table-cell>
          <table:table-cell table:style-name="TableCell2522">
            <text:p text:style-name="P2523">G</text:p>
          </table:table-cell>
        </table:table-row>
        <table:table-row table:style-name="TableRow2524">
          <table:table-cell table:style-name="TableCell2525">
            <text:p text:style-name="P2526">*-**-KL-CV_TRANSPORTLEIDING_GVK_150-G</text:p>
          </table:table-cell>
          <table:table-cell table:style-name="TableCell2527">
            <text:p text:style-name="P2528">G</text:p>
          </table:table-cell>
        </table:table-row>
        <table:table-row table:style-name="TableRow2529">
          <table:table-cell table:style-name="TableCell2530">
            <text:p text:style-name="P2531">*-**-KL-CV_TRANSPORTLEIDING_GVK_200-G</text:p>
          </table:table-cell>
          <table:table-cell table:style-name="TableCell2532">
            <text:p text:style-name="P2533">G</text:p>
          </table:table-cell>
        </table:table-row>
        <table:table-row table:style-name="TableRow2534">
          <table:table-cell table:style-name="TableCell2535">
            <text:p text:style-name="P2536">*-**-KL-CV_TRANSPORTLEIDING_GVK_250-G</text:p>
          </table:table-cell>
          <table:table-cell table:style-name="TableCell2537">
            <text:p text:style-name="P2538">G</text:p>
          </table:table-cell>
        </table:table-row>
        <table:table-row table:style-name="TableRow2539">
          <table:table-cell table:style-name="TableCell2540">
            <text:p text:style-name="P2541">*-**-KL-CV_TRANSPORTLEIDING_GVK_300-G</text:p>
          </table:table-cell>
          <table:table-cell table:style-name="TableCell2542">
            <text:p text:style-name="P2543">G</text:p>
          </table:table-cell>
        </table:table-row>
        <table:table-row table:style-name="TableRow2544">
          <table:table-cell table:style-name="TableCell2545">
            <text:p text:style-name="P2546">*-**-KL-CV_TRANSPORTLEIDING_GVK_350-G</text:p>
          </table:table-cell>
          <table:table-cell table:style-name="TableCell2547">
            <text:p text:style-name="P2548">G</text:p>
          </table:table-cell>
        </table:table-row>
        <table:table-row table:style-name="TableRow2549">
          <table:table-cell table:style-name="TableCell2550">
            <text:p text:style-name="P2551">*-**-KL-CV_TRANSPORTLEIDING_GVK_400-G</text:p>
          </table:table-cell>
          <table:table-cell table:style-name="TableCell2552">
            <text:p text:style-name="P2553">G</text:p>
          </table:table-cell>
        </table:table-row>
        <table:table-row table:style-name="TableRow2554">
          <table:table-cell table:style-name="TableCell2555">
            <text:p text:style-name="P2556">*-**-KL-CV_TRANSPORTLEIDING_GVK_450-G</text:p>
          </table:table-cell>
          <table:table-cell table:style-name="TableCell2557">
            <text:p text:style-name="P2558">G</text:p>
          </table:table-cell>
        </table:table-row>
        <table:table-row table:style-name="TableRow2559">
          <table:table-cell table:style-name="TableCell2560">
            <text:p text:style-name="P2561">*-**-KL-CV_TRANSPORTLEIDING_GVK_500-G</text:p>
          </table:table-cell>
          <table:table-cell table:style-name="TableCell2562">
            <text:p text:style-name="P2563">G</text:p>
          </table:table-cell>
        </table:table-row>
        <table:table-row table:style-name="TableRow2564">
          <table:table-cell table:style-name="TableCell2565">
            <text:p text:style-name="P2566">*-**-KL-CV_TRANSPORTLEIDING_GVK_600-G</text:p>
          </table:table-cell>
          <table:table-cell table:style-name="TableCell2567">
            <text:p text:style-name="P2568">G</text:p>
          </table:table-cell>
        </table:table-row>
        <table:table-row table:style-name="TableRow2569">
          <table:table-cell table:style-name="TableCell2570">
            <text:p text:style-name="P2571">*-**-KL-CV_TRANSPORTLEIDING_GVK_700-G</text:p>
          </table:table-cell>
          <table:table-cell table:style-name="TableCell2572">
            <text:p text:style-name="P2573">G</text:p>
          </table:table-cell>
        </table:table-row>
        <table:table-row table:style-name="TableRow2574">
          <table:table-cell table:style-name="TableCell2575">
            <text:p text:style-name="P2576">*-**-KL-CV_TRANSPORTLEIDING_GVK_750-G</text:p>
          </table:table-cell>
          <table:table-cell table:style-name="TableCell2577">
            <text:p text:style-name="P2578">G</text:p>
          </table:table-cell>
        </table:table-row>
        <table:table-row table:style-name="TableRow2579">
          <table:table-cell table:style-name="TableCell2580">
            <text:p text:style-name="P2581">*-**-KL-CV_TRANSPORTLEIDING_GVK_800-G</text:p>
          </table:table-cell>
          <table:table-cell table:style-name="TableCell2582">
            <text:p text:style-name="P2583">G</text:p>
          </table:table-cell>
        </table:table-row>
        <table:table-row table:style-name="TableRow2584">
          <table:table-cell table:style-name="TableCell2585">
            <text:p text:style-name="P2586">*-**-KL-CV_TRANSPORTLEIDING_GVK_900-G</text:p>
          </table:table-cell>
          <table:table-cell table:style-name="TableCell2587">
            <text:p text:style-name="P2588">G</text:p>
          </table:table-cell>
        </table:table-row>
        <table:table-row table:style-name="TableRow2589">
          <table:table-cell table:style-name="TableCell2590">
            <text:p text:style-name="P2591">*-**-KL-CV_TRANSPORTLEIDING_STAAL-G</text:p>
          </table:table-cell>
          <table:table-cell table:style-name="TableCell2592">
            <text:p text:style-name="P2593">G</text:p>
          </table:table-cell>
        </table:table-row>
        <table:table-row table:style-name="TableRow2594">
          <table:table-cell table:style-name="TableCell2595">
            <text:p text:style-name="P2596">*-**-KL-CV_TRANSPORTLEIDING_STAAL_DN100-G</text:p>
          </table:table-cell>
          <table:table-cell table:style-name="TableCell2597">
            <text:p text:style-name="P2598">G</text:p>
          </table:table-cell>
        </table:table-row>
        <table:table-row table:style-name="TableRow2599">
          <table:table-cell table:style-name="TableCell2600">
            <text:p text:style-name="P2601">*-**-KL-CV_TRANSPORTLEIDING_STAAL_DN125-G</text:p>
          </table:table-cell>
          <table:table-cell table:style-name="TableCell2602">
            <text:p text:style-name="P2603">G</text:p>
          </table:table-cell>
        </table:table-row>
        <table:table-row table:style-name="TableRow2604">
          <table:table-cell table:style-name="TableCell2605">
            <text:p text:style-name="P2606">*-**-KL-CV_TRANSPORTLEIDING_STAAL_DN150-G</text:p>
          </table:table-cell>
          <table:table-cell table:style-name="TableCell2607">
            <text:p text:style-name="P2608">G</text:p>
          </table:table-cell>
        </table:table-row>
        <table:table-row table:style-name="TableRow2609">
          <table:table-cell table:style-name="TableCell2610">
            <text:p text:style-name="P2611">*-**-KL-CV_TRANSPORTLEIDING_STAAL_DN20-G</text:p>
          </table:table-cell>
          <table:table-cell table:style-name="TableCell2612">
            <text:p text:style-name="P2613">G</text:p>
          </table:table-cell>
        </table:table-row>
        <table:table-row table:style-name="TableRow2614">
          <table:table-cell table:style-name="TableCell2615">
            <text:p text:style-name="P2616">*-**-KL-CV_TRANSPORTLEIDING_STAAL_DN200-G</text:p>
          </table:table-cell>
          <table:table-cell table:style-name="TableCell2617">
            <text:p text:style-name="P2618">G</text:p>
          </table:table-cell>
        </table:table-row>
        <table:table-row table:style-name="TableRow2619">
          <table:table-cell table:style-name="TableCell2620">
            <text:p text:style-name="P2621">*-**-KL-CV_TRANSPORTLEIDING_STAAL_DN25-G</text:p>
          </table:table-cell>
          <table:table-cell table:style-name="TableCell2622">
            <text:p text:style-name="P2623">G</text:p>
          </table:table-cell>
        </table:table-row>
        <table:table-row table:style-name="TableRow2624">
          <table:table-cell table:style-name="TableCell2625">
            <text:p text:style-name="P2626">*-**-KL-CV_TRANSPORTLEIDING_STAAL_DN250-G</text:p>
          </table:table-cell>
          <table:table-cell table:style-name="TableCell2627">
            <text:p text:style-name="P2628">G</text:p>
          </table:table-cell>
        </table:table-row>
        <table:table-row table:style-name="TableRow2629">
          <table:table-cell table:style-name="TableCell2630">
            <text:p text:style-name="P2631">*-**-KL-CV_TRANSPORTLEIDING_STAAL_DN300-G</text:p>
          </table:table-cell>
          <table:table-cell table:style-name="TableCell2632">
            <text:p text:style-name="P2633">G</text:p>
          </table:table-cell>
        </table:table-row>
        <table:table-row table:style-name="TableRow2634">
          <table:table-cell table:style-name="TableCell2635">
            <text:p text:style-name="P2636">*-**-KL-CV_TRANSPORTLEIDING_STAAL_DN32-G</text:p>
          </table:table-cell>
          <table:table-cell table:style-name="TableCell2637">
            <text:p text:style-name="P2638">G</text:p>
          </table:table-cell>
        </table:table-row>
        <table:table-row table:style-name="TableRow2639">
          <table:table-cell table:style-name="TableCell2640">
            <text:p text:style-name="P2641">*-**-KL-CV_TRANSPORTLEIDING_STAAL_DN350-G</text:p>
          </table:table-cell>
          <table:table-cell table:style-name="TableCell2642">
            <text:p text:style-name="P2643">G</text:p>
          </table:table-cell>
        </table:table-row>
        <table:table-row table:style-name="TableRow2644">
          <table:table-cell table:style-name="TableCell2645">
            <text:p text:style-name="P2646">*-**-KL-CV_TRANSPORTLEIDING_STAAL_DN40-G</text:p>
          </table:table-cell>
          <table:table-cell table:style-name="TableCell2647">
            <text:p text:style-name="P2648">G</text:p>
          </table:table-cell>
        </table:table-row>
        <table:table-row table:style-name="TableRow2649">
          <table:table-cell table:style-name="TableCell2650">
            <text:p text:style-name="P2651">*-**-KL-CV_TRANSPORTLEIDING_STAAL_DN400-G</text:p>
          </table:table-cell>
          <table:table-cell table:style-name="TableCell2652">
            <text:p text:style-name="P2653">G</text:p>
          </table:table-cell>
        </table:table-row>
        <table:table-row table:style-name="TableRow2654">
          <table:table-cell table:style-name="TableCell2655">
            <text:p text:style-name="P2656">*-**-KL-CV_TRANSPORTLEIDING_STAAL_DN450-G</text:p>
          </table:table-cell>
          <table:table-cell table:style-name="TableCell2657">
            <text:p text:style-name="P2658">G</text:p>
          </table:table-cell>
        </table:table-row>
        <table:table-row table:style-name="TableRow2659">
          <table:table-cell table:style-name="TableCell2660">
            <text:p text:style-name="P2661">*-**-KL-CV_TRANSPORTLEIDING_STAAL_DN50-G</text:p>
          </table:table-cell>
          <table:table-cell table:style-name="TableCell2662">
            <text:p text:style-name="P2663">G</text:p>
          </table:table-cell>
        </table:table-row>
        <table:table-row table:style-name="TableRow2664">
          <table:table-cell table:style-name="TableCell2665">
            <text:p text:style-name="P2666">*-**-KL-CV_TRANSPORTLEIDING_STAAL_DN500-G</text:p>
          </table:table-cell>
          <table:table-cell table:style-name="TableCell2667">
            <text:p text:style-name="P2668">G</text:p>
          </table:table-cell>
        </table:table-row>
        <table:table-row table:style-name="TableRow2669">
          <table:table-cell table:style-name="TableCell2670">
            <text:p text:style-name="P2671">*-**-KL-CV_TRANSPORTLEIDING_STAAL_DN600-G</text:p>
          </table:table-cell>
          <table:table-cell table:style-name="TableCell2672">
            <text:p text:style-name="P2673">G</text:p>
          </table:table-cell>
        </table:table-row>
        <table:table-row table:style-name="TableRow2674">
          <table:table-cell table:style-name="TableCell2675">
            <text:p text:style-name="P2676">*-**-KL-CV_TRANSPORTLEIDING_STAAL_DN65-G</text:p>
          </table:table-cell>
          <table:table-cell table:style-name="TableCell2677">
            <text:p text:style-name="P2678">G</text:p>
          </table:table-cell>
        </table:table-row>
        <table:table-row table:style-name="TableRow2679">
          <table:table-cell table:style-name="TableCell2680">
            <text:p text:style-name="P2681">*-**-KL-CV_TRANSPORTLEIDING_STAAL_DN80-G</text:p>
          </table:table-cell>
          <table:table-cell table:style-name="TableCell2682">
            <text:p text:style-name="P2683">G</text:p>
          </table:table-cell>
        </table:table-row>
        <table:table-row table:style-name="TableRow2684">
          <table:table-cell table:style-name="TableCell2685">
            <text:p text:style-name="P2686">*-**-KL-DATA-G</text:p>
          </table:table-cell>
          <table:table-cell table:style-name="TableCell2687">
            <text:p text:style-name="P2688">G</text:p>
          </table:table-cell>
        </table:table-row>
        <table:table-row table:style-name="TableRow2689">
          <table:table-cell table:style-name="TableCell2690">
            <text:p text:style-name="P2691">*-**-KL-DATA_ALGEMEEN-G</text:p>
          </table:table-cell>
          <table:table-cell table:style-name="TableCell2692">
            <text:p text:style-name="P2693">G</text:p>
          </table:table-cell>
        </table:table-row>
        <table:table-row table:style-name="TableRow2694">
          <table:table-cell table:style-name="TableCell2695">
            <text:p text:style-name="P2696">*-**-KL-DATA_ALGEMEEN_KABELNUMMER-G</text:p>
          </table:table-cell>
          <table:table-cell table:style-name="TableCell2697">
            <text:p text:style-name="P2698">G</text:p>
          </table:table-cell>
        </table:table-row>
        <table:table-row table:style-name="TableRow2699">
          <table:table-cell table:style-name="TableCell2700">
            <text:p text:style-name="P2701">*-**-KL-DATA_CAI-G</text:p>
          </table:table-cell>
          <table:table-cell table:style-name="TableCell2702">
            <text:p text:style-name="P2703">G</text:p>
          </table:table-cell>
        </table:table-row>
        <table:table-row table:style-name="TableRow2704">
          <table:table-cell table:style-name="TableCell2705">
            <text:p text:style-name="P2706">*-**-KL-DATA_CAI_HULPSTUK-G/S</text:p>
          </table:table-cell>
          <table:table-cell table:style-name="TableCell2707">
            <text:p text:style-name="P2708">G/S</text:p>
          </table:table-cell>
        </table:table-row>
        <table:table-row table:style-name="TableRow2709">
          <table:table-cell table:style-name="TableCell2710">
            <text:p text:style-name="P2711">*-**-KL-DATA_CAI_HULPSTUK_AANSLUITPUNT-G</text:p>
          </table:table-cell>
          <table:table-cell table:style-name="TableCell2712">
            <text:p text:style-name="P2713">G</text:p>
          </table:table-cell>
        </table:table-row>
        <table:table-row table:style-name="TableRow2714">
          <table:table-cell table:style-name="TableCell2715">
            <text:p text:style-name="P2716">*-**-KL-DATA_CAI_HULPSTUK_MOF-G</text:p>
          </table:table-cell>
          <table:table-cell table:style-name="TableCell2717">
            <text:p text:style-name="P2718">G</text:p>
          </table:table-cell>
        </table:table-row>
        <table:table-row table:style-name="TableRow2719">
          <table:table-cell table:style-name="TableCell2720">
            <text:p text:style-name="P2721">*-**-KL-DATA_CAI_KAST_LASKAST-G</text:p>
          </table:table-cell>
          <table:table-cell table:style-name="TableCell2722">
            <text:p text:style-name="P2723">G</text:p>
          </table:table-cell>
        </table:table-row>
        <table:table-row table:style-name="TableRow2724">
          <table:table-cell table:style-name="TableCell2725">
            <text:p text:style-name="P2726">*-**-KL-DATA_CAI_KOPER_COAX3-G</text:p>
          </table:table-cell>
          <table:table-cell table:style-name="TableCell2727">
            <text:p text:style-name="P2728">G</text:p>
          </table:table-cell>
        </table:table-row>
        <table:table-row table:style-name="TableRow2729">
          <table:table-cell table:style-name="TableCell2730">
            <text:p text:style-name="P2731">*-**-KL-DATA_CAI_MANTELBUIS-G</text:p>
          </table:table-cell>
          <table:table-cell table:style-name="TableCell2732">
            <text:p text:style-name="P2733">G</text:p>
          </table:table-cell>
        </table:table-row>
        <table:table-row table:style-name="TableRow2734">
          <table:table-cell table:style-name="TableCell2735">
            <text:p text:style-name="P2736">*-**-KL-DATA_DEFENSIE-G</text:p>
          </table:table-cell>
          <table:table-cell table:style-name="TableCell2737">
            <text:p text:style-name="P2738">G</text:p>
          </table:table-cell>
        </table:table-row>
        <table:table-row table:style-name="TableRow2739">
          <table:table-cell table:style-name="TableCell2740">
            <text:p text:style-name="P2741">*-**-KL-DATA_DEFENSIE_GLASVEZEL-G</text:p>
          </table:table-cell>
          <table:table-cell table:style-name="TableCell2742">
            <text:p text:style-name="P2743">G</text:p>
          </table:table-cell>
        </table:table-row>
        <text:soft-page-break/>
        <table:table-row table:style-name="TableRow2744">
          <table:table-cell table:style-name="TableCell2745">
            <text:p text:style-name="P2746">*-**-KL-DATA_DEFENSIE_HULPSTUK-G/S</text:p>
          </table:table-cell>
          <table:table-cell table:style-name="TableCell2747">
            <text:p text:style-name="P2748">G/S</text:p>
          </table:table-cell>
        </table:table-row>
        <table:table-row table:style-name="TableRow2749">
          <table:table-cell table:style-name="TableCell2750">
            <text:p text:style-name="P2751">*-**-KL-DATA_DEFENSIE_HULPSTUK_AANSLUITPUNT-G</text:p>
          </table:table-cell>
          <table:table-cell table:style-name="TableCell2752">
            <text:p text:style-name="P2753">G</text:p>
          </table:table-cell>
        </table:table-row>
        <table:table-row table:style-name="TableRow2754">
          <table:table-cell table:style-name="TableCell2755">
            <text:p text:style-name="P2756">*-**-KL-DATA_DEFENSIE_HULPSTUK_MOF-G</text:p>
          </table:table-cell>
          <table:table-cell table:style-name="TableCell2757">
            <text:p text:style-name="P2758">G</text:p>
          </table:table-cell>
        </table:table-row>
        <table:table-row table:style-name="TableRow2759">
          <table:table-cell table:style-name="TableCell2760">
            <text:p text:style-name="P2761">*-**-KL-DATA_DEFENSIE_HULPSTUK_OVERIG-G</text:p>
          </table:table-cell>
          <table:table-cell table:style-name="TableCell2762">
            <text:p text:style-name="P2763">G</text:p>
          </table:table-cell>
        </table:table-row>
        <table:table-row table:style-name="TableRow2764">
          <table:table-cell table:style-name="TableCell2765">
            <text:p text:style-name="P2766">*-**-KL-DATA_DEFENSIE_KOPER-G</text:p>
          </table:table-cell>
          <table:table-cell table:style-name="TableCell2767">
            <text:p text:style-name="P2768">G</text:p>
          </table:table-cell>
        </table:table-row>
        <table:table-row table:style-name="TableRow2769">
          <table:table-cell table:style-name="TableCell2770">
            <text:p text:style-name="P2771">*-**-KL-DATA_DEFENSIE_MANTELBUIS-G</text:p>
          </table:table-cell>
          <table:table-cell table:style-name="TableCell2772">
            <text:p text:style-name="P2773">G</text:p>
          </table:table-cell>
        </table:table-row>
        <table:table-row table:style-name="TableRow2774">
          <table:table-cell table:style-name="TableCell2775">
            <text:p text:style-name="P2776">*-**-KL-DATA_GLASVEZEL-G/S</text:p>
          </table:table-cell>
          <table:table-cell table:style-name="TableCell2777">
            <text:p text:style-name="P2778">G/S</text:p>
          </table:table-cell>
        </table:table-row>
        <table:table-row table:style-name="TableRow2779">
          <table:table-cell table:style-name="TableCell2780">
            <text:p text:style-name="P2781">*-**-KL-DATA_GLASVEZEL_BORING-G</text:p>
          </table:table-cell>
          <table:table-cell table:style-name="TableCell2782">
            <text:p text:style-name="P2783">G</text:p>
          </table:table-cell>
        </table:table-row>
        <table:table-row table:style-name="TableRow2784">
          <table:table-cell table:style-name="TableCell2785">
            <text:p text:style-name="P2786">*-**-KL-DATA_GLASVEZEL_BORING_GESTUURD-G</text:p>
          </table:table-cell>
          <table:table-cell table:style-name="TableCell2787">
            <text:p text:style-name="P2788">G</text:p>
          </table:table-cell>
        </table:table-row>
        <table:table-row table:style-name="TableRow2789">
          <table:table-cell table:style-name="TableCell2790">
            <text:p text:style-name="P2791">*-**-KL-DATA_GLASVEZEL_HULPSTUK-G/S</text:p>
          </table:table-cell>
          <table:table-cell table:style-name="TableCell2792">
            <text:p text:style-name="P2793">G/S</text:p>
          </table:table-cell>
        </table:table-row>
        <table:table-row table:style-name="TableRow2794">
          <table:table-cell table:style-name="TableCell2795">
            <text:p text:style-name="P2796">*-**-KL-DATA_GLASVEZEL_HULPSTUK_AANSLUITPUNT-G</text:p>
          </table:table-cell>
          <table:table-cell table:style-name="TableCell2797">
            <text:p text:style-name="P2798">G</text:p>
          </table:table-cell>
        </table:table-row>
        <table:table-row table:style-name="TableRow2799">
          <table:table-cell table:style-name="TableCell2800">
            <text:p text:style-name="P2801">*-**-KL-DATA_GLASVEZEL_HULPSTUK_MOF-G</text:p>
          </table:table-cell>
          <table:table-cell table:style-name="TableCell2802">
            <text:p text:style-name="P2803">G</text:p>
          </table:table-cell>
        </table:table-row>
        <table:table-row table:style-name="TableRow2804">
          <table:table-cell table:style-name="TableCell2805">
            <text:p text:style-name="P2806">*-**-KL-DATA_GLASVEZEL_KABELBUIS-G</text:p>
          </table:table-cell>
          <table:table-cell table:style-name="TableCell2807">
            <text:p text:style-name="P2808">G</text:p>
          </table:table-cell>
        </table:table-row>
        <table:table-row table:style-name="TableRow2809">
          <table:table-cell table:style-name="TableCell2810">
            <text:p text:style-name="P2811">*-**-KL-DATA_GLASVEZEL_KABELBUIS_SUBDUCT-G</text:p>
          </table:table-cell>
          <table:table-cell table:style-name="TableCell2812">
            <text:p text:style-name="P2813">G</text:p>
          </table:table-cell>
        </table:table-row>
        <table:table-row table:style-name="TableRow2814">
          <table:table-cell table:style-name="TableCell2815">
            <text:p text:style-name="P2816">*-**-KL-DATA_GLASVEZEL_MANTELBUIS-G</text:p>
          </table:table-cell>
          <table:table-cell table:style-name="TableCell2817">
            <text:p text:style-name="P2818">G</text:p>
          </table:table-cell>
        </table:table-row>
        <table:table-row table:style-name="TableRow2819">
          <table:table-cell table:style-name="TableCell2820">
            <text:p text:style-name="P2821">*-**-KL-DATA_HULPSTUK-G/S</text:p>
          </table:table-cell>
          <table:table-cell table:style-name="TableCell2822">
            <text:p text:style-name="P2823">G/S</text:p>
          </table:table-cell>
        </table:table-row>
        <table:table-row table:style-name="TableRow2824">
          <table:table-cell table:style-name="TableCell2825">
            <text:p text:style-name="P2826">*-**-KL-DATA_HULPSTUK_AANSLUITPUNT-G</text:p>
          </table:table-cell>
          <table:table-cell table:style-name="TableCell2827">
            <text:p text:style-name="P2828">G</text:p>
          </table:table-cell>
        </table:table-row>
        <table:table-row table:style-name="TableRow2829">
          <table:table-cell table:style-name="TableCell2830">
            <text:p text:style-name="P2831">*-**-KL-DATA_HULPSTUK_MOF-G</text:p>
          </table:table-cell>
          <table:table-cell table:style-name="TableCell2832">
            <text:p text:style-name="P2833">G</text:p>
          </table:table-cell>
        </table:table-row>
        <table:table-row table:style-name="TableRow2834">
          <table:table-cell table:style-name="TableCell2835">
            <text:p text:style-name="P2836">*-**-KL-DATA_INTERCOM-G</text:p>
          </table:table-cell>
          <table:table-cell table:style-name="TableCell2837">
            <text:p text:style-name="P2838">G</text:p>
          </table:table-cell>
        </table:table-row>
        <table:table-row table:style-name="TableRow2839">
          <table:table-cell table:style-name="TableCell2840">
            <text:p text:style-name="P2841">*-**-KL-DATA_INTERCOM_GLASVEZEL-G</text:p>
          </table:table-cell>
          <table:table-cell table:style-name="TableCell2842">
            <text:p text:style-name="P2843">G</text:p>
          </table:table-cell>
        </table:table-row>
        <table:table-row table:style-name="TableRow2844">
          <table:table-cell table:style-name="TableCell2845">
            <text:p text:style-name="P2846">*-**-KL-DATA_INTERCOM_HULPSTUK-G/S</text:p>
          </table:table-cell>
          <table:table-cell table:style-name="TableCell2847">
            <text:p text:style-name="P2848">G/S</text:p>
          </table:table-cell>
        </table:table-row>
        <table:table-row table:style-name="TableRow2849">
          <table:table-cell table:style-name="TableCell2850">
            <text:p text:style-name="P2851">*-**-KL-DATA_INTERCOM_HULPSTUK_AANSLUITPUNT-G</text:p>
          </table:table-cell>
          <table:table-cell table:style-name="TableCell2852">
            <text:p text:style-name="P2853">G</text:p>
          </table:table-cell>
        </table:table-row>
        <table:table-row table:style-name="TableRow2854">
          <table:table-cell table:style-name="TableCell2855">
            <text:p text:style-name="P2856">*-**-KL-DATA_INTERCOM_HULPSTUK_MOF-G</text:p>
          </table:table-cell>
          <table:table-cell table:style-name="TableCell2857">
            <text:p text:style-name="P2858">G</text:p>
          </table:table-cell>
        </table:table-row>
        <table:table-row table:style-name="TableRow2859">
          <table:table-cell table:style-name="TableCell2860">
            <text:p text:style-name="P2861">*-**-KL-DATA_INTERCOM_KOPER-G</text:p>
          </table:table-cell>
          <table:table-cell table:style-name="TableCell2862">
            <text:p text:style-name="P2863">G</text:p>
          </table:table-cell>
        </table:table-row>
        <table:table-row table:style-name="TableRow2864">
          <table:table-cell table:style-name="TableCell2865">
            <text:p text:style-name="P2866">*-**-KL-DATA_INTERCOM_MANTELBUIS-G</text:p>
          </table:table-cell>
          <table:table-cell table:style-name="TableCell2867">
            <text:p text:style-name="P2868">G</text:p>
          </table:table-cell>
        </table:table-row>
        <table:table-row table:style-name="TableRow2869">
          <table:table-cell table:style-name="TableCell2870">
            <text:p text:style-name="P2871">*-**-KL-DATA_KABELBUNDEL-G</text:p>
          </table:table-cell>
          <table:table-cell table:style-name="TableCell2872">
            <text:p text:style-name="P2873">G</text:p>
          </table:table-cell>
        </table:table-row>
        <table:table-row table:style-name="TableRow2874">
          <table:table-cell table:style-name="TableCell2875">
            <text:p text:style-name="P2876">*-**-KL-DATA_KABELGOOT-G</text:p>
          </table:table-cell>
          <table:table-cell table:style-name="TableCell2877">
            <text:p text:style-name="P2878">G</text:p>
          </table:table-cell>
        </table:table-row>
        <table:table-row table:style-name="TableRow2879">
          <table:table-cell table:style-name="TableCell2880">
            <text:p text:style-name="P2881">*-**-KL-DATA_KABELKOKER-G</text:p>
          </table:table-cell>
          <table:table-cell table:style-name="TableCell2882">
            <text:p text:style-name="P2883">G</text:p>
          </table:table-cell>
        </table:table-row>
        <table:table-row table:style-name="TableRow2884">
          <table:table-cell table:style-name="TableCell2885">
            <text:p text:style-name="P2886">*-**-KL-DATA_KABELROL-G/S</text:p>
          </table:table-cell>
          <table:table-cell table:style-name="TableCell2887">
            <text:p text:style-name="P2888">G/S</text:p>
          </table:table-cell>
        </table:table-row>
        <table:table-row table:style-name="TableRow2889">
          <table:table-cell table:style-name="TableCell2890">
            <text:p text:style-name="P2891">*-**-KL-DATA_LOZE LEIDING-G</text:p>
          </table:table-cell>
          <table:table-cell table:style-name="TableCell2892">
            <text:p text:style-name="P2893">G</text:p>
          </table:table-cell>
        </table:table-row>
        <table:table-row table:style-name="TableRow2894">
          <table:table-cell table:style-name="TableCell2895">
            <text:p text:style-name="P2896">*-**-KL-DATA_MANTELBUIS-G</text:p>
          </table:table-cell>
          <table:table-cell table:style-name="TableCell2897">
            <text:p text:style-name="P2898">G</text:p>
          </table:table-cell>
        </table:table-row>
        <table:table-row table:style-name="TableRow2899">
          <table:table-cell table:style-name="TableCell2900">
            <text:p text:style-name="P2901">*-**-KL-DATA_RESERVE-G</text:p>
          </table:table-cell>
          <table:table-cell table:style-name="TableCell2902">
            <text:p text:style-name="P2903">G</text:p>
          </table:table-cell>
        </table:table-row>
        <table:table-row table:style-name="TableRow2904">
          <table:table-cell table:style-name="TableCell2905">
            <text:p text:style-name="P2906">*-**-KL-DATA_SIGNAALGEVER-G/S</text:p>
          </table:table-cell>
          <table:table-cell table:style-name="TableCell2907">
            <text:p text:style-name="P2908">G/S</text:p>
          </table:table-cell>
        </table:table-row>
        <table:table-row table:style-name="TableRow2909">
          <table:table-cell table:style-name="TableCell2910">
            <text:p text:style-name="P2911">*-**-KL-DATA_SIGNAALKABEL-G</text:p>
          </table:table-cell>
          <table:table-cell table:style-name="TableCell2912">
            <text:p text:style-name="P2913">G</text:p>
          </table:table-cell>
        </table:table-row>
        <table:table-row table:style-name="TableRow2914">
          <table:table-cell table:style-name="TableCell2915">
            <text:p text:style-name="P2916">*-**-KL-DATA_SIGNAALKABEL_GLASVEZEL-G</text:p>
          </table:table-cell>
          <table:table-cell table:style-name="TableCell2917">
            <text:p text:style-name="P2918">G</text:p>
          </table:table-cell>
        </table:table-row>
        <table:table-row table:style-name="TableRow2919">
          <table:table-cell table:style-name="TableCell2920">
            <text:p text:style-name="P2921">*-**-KL-DATA_SIGNAALKABEL_HULPSTUK-G/S</text:p>
          </table:table-cell>
          <table:table-cell table:style-name="TableCell2922">
            <text:p text:style-name="P2923">G/S</text:p>
          </table:table-cell>
        </table:table-row>
        <table:table-row table:style-name="TableRow2924">
          <table:table-cell table:style-name="TableCell2925">
            <text:p text:style-name="P2926">*-**-KL-DATA_SIGNAALKABEL_HULPSTUK_AANSLUITPUNT-G</text:p>
          </table:table-cell>
          <table:table-cell table:style-name="TableCell2927">
            <text:p text:style-name="P2928">G</text:p>
          </table:table-cell>
        </table:table-row>
        <table:table-row table:style-name="TableRow2929">
          <table:table-cell table:style-name="TableCell2930">
            <text:p text:style-name="P2931">*-**-KL-DATA_SIGNAALKABEL_HULPSTUK_MOF-G</text:p>
          </table:table-cell>
          <table:table-cell table:style-name="TableCell2932">
            <text:p text:style-name="P2933">G</text:p>
          </table:table-cell>
        </table:table-row>
        <table:table-row table:style-name="TableRow2934">
          <table:table-cell table:style-name="TableCell2935">
            <text:p text:style-name="P2936">*-**-KL-DATA_SIGNAALKABEL_KAST-G/S</text:p>
          </table:table-cell>
          <table:table-cell table:style-name="TableCell2937">
            <text:p text:style-name="P2938">G/S</text:p>
          </table:table-cell>
        </table:table-row>
        <table:table-row table:style-name="TableRow2939">
          <table:table-cell table:style-name="TableCell2940">
            <text:p text:style-name="P2941">*-**-KL-DATA_SIGNAALKABEL_KAST_LASKAST-G</text:p>
          </table:table-cell>
          <table:table-cell table:style-name="TableCell2942">
            <text:p text:style-name="P2943">G</text:p>
          </table:table-cell>
        </table:table-row>
        <table:table-row table:style-name="TableRow2944">
          <table:table-cell table:style-name="TableCell2945">
            <text:p text:style-name="P2946">*-**-KL-DATA_SIGNAALKABEL_KAST_PUTKAST-G</text:p>
          </table:table-cell>
          <table:table-cell table:style-name="TableCell2947">
            <text:p text:style-name="P2948">G</text:p>
          </table:table-cell>
        </table:table-row>
        <table:table-row table:style-name="TableRow2949">
          <table:table-cell table:style-name="TableCell2950">
            <text:p text:style-name="P2951">*-**-KL-DATA_SIGNAALKABEL_KAST_VERDEELKAST-G</text:p>
          </table:table-cell>
          <table:table-cell table:style-name="TableCell2952">
            <text:p text:style-name="P2953">G</text:p>
          </table:table-cell>
        </table:table-row>
        <table:table-row table:style-name="TableRow2954">
          <table:table-cell table:style-name="TableCell2955">
            <text:p text:style-name="P2956">*-**-KL-DATA_SIGNAALKABEL_KOPER-G</text:p>
          </table:table-cell>
          <table:table-cell table:style-name="TableCell2957">
            <text:p text:style-name="P2958">G</text:p>
          </table:table-cell>
        </table:table-row>
        <table:table-row table:style-name="TableRow2959">
          <table:table-cell table:style-name="TableCell2960">
            <text:p text:style-name="P2961">*-**-KL-DATA_STUURKABEL-G</text:p>
          </table:table-cell>
          <table:table-cell table:style-name="TableCell2962">
            <text:p text:style-name="P2963">G</text:p>
          </table:table-cell>
        </table:table-row>
        <table:table-row table:style-name="TableRow2964">
          <table:table-cell table:style-name="TableCell2965">
            <text:p text:style-name="P2966">*-**-KL-DATA_STUURKABEL_GLASVEZEL-G</text:p>
          </table:table-cell>
          <table:table-cell table:style-name="TableCell2967">
            <text:p text:style-name="P2968">G</text:p>
          </table:table-cell>
        </table:table-row>
        <table:table-row table:style-name="TableRow2969">
          <table:table-cell table:style-name="TableCell2970">
            <text:p text:style-name="P2971">*-**-KL-DATA_STUURKABEL_HULPSTUK-G/S</text:p>
          </table:table-cell>
          <table:table-cell table:style-name="TableCell2972">
            <text:p text:style-name="P2973">G/S</text:p>
          </table:table-cell>
        </table:table-row>
        <text:soft-page-break/>
        <table:table-row table:style-name="TableRow2974">
          <table:table-cell table:style-name="TableCell2975">
            <text:p text:style-name="P2976">*-**-KL-DATA_STUURKABEL_HULPSTUK_AANSLUITPUNT-G</text:p>
          </table:table-cell>
          <table:table-cell table:style-name="TableCell2977">
            <text:p text:style-name="P2978">G</text:p>
          </table:table-cell>
        </table:table-row>
        <table:table-row table:style-name="TableRow2979">
          <table:table-cell table:style-name="TableCell2980">
            <text:p text:style-name="P2981">*-**-KL-DATA_STUURKABEL_HULPSTUK_MOF-G</text:p>
          </table:table-cell>
          <table:table-cell table:style-name="TableCell2982">
            <text:p text:style-name="P2983">G</text:p>
          </table:table-cell>
        </table:table-row>
        <table:table-row table:style-name="TableRow2984">
          <table:table-cell table:style-name="TableCell2985">
            <text:p text:style-name="P2986">*-**-KL-DATA_STUURKABEL_KAST-G/S</text:p>
          </table:table-cell>
          <table:table-cell table:style-name="TableCell2987">
            <text:p text:style-name="P2988">G/S</text:p>
          </table:table-cell>
        </table:table-row>
        <table:table-row table:style-name="TableRow2989">
          <table:table-cell table:style-name="TableCell2990">
            <text:p text:style-name="P2991">*-**-KL-DATA_STUURKABEL_KAST_LASKAST-G</text:p>
          </table:table-cell>
          <table:table-cell table:style-name="TableCell2992">
            <text:p text:style-name="P2993">G</text:p>
          </table:table-cell>
        </table:table-row>
        <table:table-row table:style-name="TableRow2994">
          <table:table-cell table:style-name="TableCell2995">
            <text:p text:style-name="P2996">*-**-KL-DATA_STUURKABEL_KAST_PUTKAST-G</text:p>
          </table:table-cell>
          <table:table-cell table:style-name="TableCell2997">
            <text:p text:style-name="P2998">G</text:p>
          </table:table-cell>
        </table:table-row>
        <table:table-row table:style-name="TableRow2999">
          <table:table-cell table:style-name="TableCell3000">
            <text:p text:style-name="P3001">*-**-KL-DATA_STUURKABEL_KAST_VERDEELKAST-G</text:p>
          </table:table-cell>
          <table:table-cell table:style-name="TableCell3002">
            <text:p text:style-name="P3003">G</text:p>
          </table:table-cell>
        </table:table-row>
        <table:table-row table:style-name="TableRow3004">
          <table:table-cell table:style-name="TableCell3005">
            <text:p text:style-name="P3006">*-**-KL-DATA_STUURKABEL_KOPER-G</text:p>
          </table:table-cell>
          <table:table-cell table:style-name="TableCell3007">
            <text:p text:style-name="P3008">G</text:p>
          </table:table-cell>
        </table:table-row>
        <table:table-row table:style-name="TableRow3009">
          <table:table-cell table:style-name="TableCell3010">
            <text:p text:style-name="P3011">*-**-KL-DATA_STUURKABEL_MANTELBUIS-G</text:p>
          </table:table-cell>
          <table:table-cell table:style-name="TableCell3012">
            <text:p text:style-name="P3013">G</text:p>
          </table:table-cell>
        </table:table-row>
        <table:table-row table:style-name="TableRow3014">
          <table:table-cell table:style-name="TableCell3015">
            <text:p text:style-name="P3016">*-**-KL-DATA_TELECOM-G</text:p>
          </table:table-cell>
          <table:table-cell table:style-name="TableCell3017">
            <text:p text:style-name="P3018">G</text:p>
          </table:table-cell>
        </table:table-row>
        <table:table-row table:style-name="TableRow3019">
          <table:table-cell table:style-name="TableCell3020">
            <text:p text:style-name="P3021">*-**-KL-DATA_TELECOM_GLASVEZEL-G</text:p>
          </table:table-cell>
          <table:table-cell table:style-name="TableCell3022">
            <text:p text:style-name="P3023">G</text:p>
          </table:table-cell>
        </table:table-row>
        <table:table-row table:style-name="TableRow3024">
          <table:table-cell table:style-name="TableCell3025">
            <text:p text:style-name="P3026">*-**-KL-DATA_TELECOM_HULPSTUK-G/S</text:p>
          </table:table-cell>
          <table:table-cell table:style-name="TableCell3027">
            <text:p text:style-name="P3028">G/S</text:p>
          </table:table-cell>
        </table:table-row>
        <table:table-row table:style-name="TableRow3029">
          <table:table-cell table:style-name="TableCell3030">
            <text:p text:style-name="P3031">*-**-KL-DATA_TELECOM_HULPSTUK_AANSLUITPUNT-G</text:p>
          </table:table-cell>
          <table:table-cell table:style-name="TableCell3032">
            <text:p text:style-name="P3033">G</text:p>
          </table:table-cell>
        </table:table-row>
        <table:table-row table:style-name="TableRow3034">
          <table:table-cell table:style-name="TableCell3035">
            <text:p text:style-name="P3036">*-**-KL-DATA_TELECOM_HULPSTUK_MOF-G</text:p>
          </table:table-cell>
          <table:table-cell table:style-name="TableCell3037">
            <text:p text:style-name="P3038">G</text:p>
          </table:table-cell>
        </table:table-row>
        <table:table-row table:style-name="TableRow3039">
          <table:table-cell table:style-name="TableCell3040">
            <text:p text:style-name="P3041">*-**-KL-DATA_TELECOM_KOPER-G</text:p>
          </table:table-cell>
          <table:table-cell table:style-name="TableCell3042">
            <text:p text:style-name="P3043">G</text:p>
          </table:table-cell>
        </table:table-row>
        <table:table-row table:style-name="TableRow3044">
          <table:table-cell table:style-name="TableCell3045">
            <text:p text:style-name="P3046">*-**-KL-DATA_TELECOM_MANTELBUIS-G</text:p>
          </table:table-cell>
          <table:table-cell table:style-name="TableCell3047">
            <text:p text:style-name="P3048">G</text:p>
          </table:table-cell>
        </table:table-row>
        <table:table-row table:style-name="TableRow3049">
          <table:table-cell table:style-name="TableCell3050">
            <text:p text:style-name="P3051">*-**-KL-DATA_WAN-G</text:p>
          </table:table-cell>
          <table:table-cell table:style-name="TableCell3052">
            <text:p text:style-name="P3053">G</text:p>
          </table:table-cell>
        </table:table-row>
        <table:table-row table:style-name="TableRow3054">
          <table:table-cell table:style-name="TableCell3055">
            <text:p text:style-name="P3056">*-**-KL-DATA_WAN_GLASVEZEL-G</text:p>
          </table:table-cell>
          <table:table-cell table:style-name="TableCell3057">
            <text:p text:style-name="P3058">G</text:p>
          </table:table-cell>
        </table:table-row>
        <table:table-row table:style-name="TableRow3059">
          <table:table-cell table:style-name="TableCell3060">
            <text:p text:style-name="P3061">*-**-KL-DATA_WAN_HULPSTUK-G/S</text:p>
          </table:table-cell>
          <table:table-cell table:style-name="TableCell3062">
            <text:p text:style-name="P3063">G/S</text:p>
          </table:table-cell>
        </table:table-row>
        <table:table-row table:style-name="TableRow3064">
          <table:table-cell table:style-name="TableCell3065">
            <text:p text:style-name="P3066">*-**-KL-DATA_WAN_HULPSTUK_AANSLUITPUNT-G</text:p>
          </table:table-cell>
          <table:table-cell table:style-name="TableCell3067">
            <text:p text:style-name="P3068">G</text:p>
          </table:table-cell>
        </table:table-row>
        <table:table-row table:style-name="TableRow3069">
          <table:table-cell table:style-name="TableCell3070">
            <text:p text:style-name="P3071">*-**-KL-DATA_WAN_HULPSTUK_MOF-G</text:p>
          </table:table-cell>
          <table:table-cell table:style-name="TableCell3072">
            <text:p text:style-name="P3073">G</text:p>
          </table:table-cell>
        </table:table-row>
        <table:table-row table:style-name="TableRow3074">
          <table:table-cell table:style-name="TableCell3075">
            <text:p text:style-name="P3076">*-**-KL-DATA_WAN_MANTELBUIS-G</text:p>
          </table:table-cell>
          <table:table-cell table:style-name="TableCell3077">
            <text:p text:style-name="P3078">G</text:p>
          </table:table-cell>
        </table:table-row>
        <table:table-row table:style-name="TableRow3079">
          <table:table-cell table:style-name="TableCell3080">
            <text:p text:style-name="P3081">*-**-KL-DATA_ZENDMAST-G</text:p>
          </table:table-cell>
          <table:table-cell table:style-name="TableCell3082">
            <text:p text:style-name="P3083">G</text:p>
          </table:table-cell>
        </table:table-row>
        <table:table-row table:style-name="TableRow3084">
          <table:table-cell table:style-name="TableCell3085">
            <text:p text:style-name="P3086">*-**-KL-DRIP-G</text:p>
          </table:table-cell>
          <table:table-cell table:style-name="TableCell3087">
            <text:p text:style-name="P3088">G</text:p>
          </table:table-cell>
        </table:table-row>
        <table:table-row table:style-name="TableRow3089">
          <table:table-cell table:style-name="TableCell3090">
            <text:p text:style-name="P3091">*-**-KL-DRIP_KABEL-G</text:p>
          </table:table-cell>
          <table:table-cell table:style-name="TableCell3092">
            <text:p text:style-name="P3093">G</text:p>
          </table:table-cell>
        </table:table-row>
        <table:table-row table:style-name="TableRow3094">
          <table:table-cell table:style-name="TableCell3095">
            <text:p text:style-name="P3096">*-**-KL-ET-G</text:p>
          </table:table-cell>
          <table:table-cell table:style-name="TableCell3097">
            <text:p text:style-name="P3098">G</text:p>
          </table:table-cell>
        </table:table-row>
        <table:table-row table:style-name="TableRow3099">
          <table:table-cell table:style-name="TableCell3100">
            <text:p text:style-name="P3101">*-**-KL-ET_AARDING-G/S</text:p>
          </table:table-cell>
          <table:table-cell table:style-name="TableCell3102">
            <text:p text:style-name="P3103">G/S</text:p>
          </table:table-cell>
        </table:table-row>
        <table:table-row table:style-name="TableRow3104">
          <table:table-cell table:style-name="TableCell3105">
            <text:p text:style-name="P3106">*-**-KL-ET_AARDING_AARDELECTRODE-G</text:p>
          </table:table-cell>
          <table:table-cell table:style-name="TableCell3107">
            <text:p text:style-name="P3108">G</text:p>
          </table:table-cell>
        </table:table-row>
        <table:table-row table:style-name="TableRow3109">
          <table:table-cell table:style-name="TableCell3110">
            <text:p text:style-name="P3111">*-**-KL-ET_AARDING_AARDRAIL-G</text:p>
          </table:table-cell>
          <table:table-cell table:style-name="TableCell3112">
            <text:p text:style-name="P3113">G</text:p>
          </table:table-cell>
        </table:table-row>
        <table:table-row table:style-name="TableRow3114">
          <table:table-cell table:style-name="TableCell3115">
            <text:p text:style-name="P3116">*-**-KL-ET_AARDING_BLIKSEMAFLEIDER-G</text:p>
          </table:table-cell>
          <table:table-cell table:style-name="TableCell3117">
            <text:p text:style-name="P3118">G</text:p>
          </table:table-cell>
        </table:table-row>
        <table:table-row table:style-name="TableRow3119">
          <table:table-cell table:style-name="TableCell3120">
            <text:p text:style-name="P3121">*-**-KL-ET_AARDING_BLIKSEMAFLEIDER_AFSPANDRAAD-G</text:p>
          </table:table-cell>
          <table:table-cell table:style-name="TableCell3122">
            <text:p text:style-name="P3123">G</text:p>
          </table:table-cell>
        </table:table-row>
        <table:table-row table:style-name="TableRow3124">
          <table:table-cell table:style-name="TableCell3125">
            <text:p text:style-name="P3126">*-**-KL-ET_AARDING_BLIKSEMAFLEIDER_STIJGPUNT-G</text:p>
          </table:table-cell>
          <table:table-cell table:style-name="TableCell3127">
            <text:p text:style-name="P3128">G</text:p>
          </table:table-cell>
        </table:table-row>
        <table:table-row table:style-name="TableRow3129">
          <table:table-cell table:style-name="TableCell3130">
            <text:p text:style-name="P3131">*-**-KL-ET_AARDING_BLIKSEMAFLEIDER_VANGMAST-G</text:p>
          </table:table-cell>
          <table:table-cell table:style-name="TableCell3132">
            <text:p text:style-name="P3133">G</text:p>
          </table:table-cell>
        </table:table-row>
        <table:table-row table:style-name="TableRow3134">
          <table:table-cell table:style-name="TableCell3135">
            <text:p text:style-name="P3136">*-**-KL-ET_AARDING_HULPSTUK-G</text:p>
          </table:table-cell>
          <table:table-cell table:style-name="TableCell3137">
            <text:p text:style-name="P3138">G</text:p>
          </table:table-cell>
        </table:table-row>
        <table:table-row table:style-name="TableRow3139">
          <table:table-cell table:style-name="TableCell3140">
            <text:p text:style-name="P3141">*-**-KL-ET_AARDING_HULPSTUK_AANSLUITPUNT-G</text:p>
          </table:table-cell>
          <table:table-cell table:style-name="TableCell3142">
            <text:p text:style-name="P3143">G</text:p>
          </table:table-cell>
        </table:table-row>
        <table:table-row table:style-name="TableRow3144">
          <table:table-cell table:style-name="TableCell3145">
            <text:p text:style-name="P3146">*-**-KL-ET_AARDING_HULPSTUK_AARDTEGEL-G</text:p>
          </table:table-cell>
          <table:table-cell table:style-name="TableCell3147">
            <text:p text:style-name="P3148">G</text:p>
          </table:table-cell>
        </table:table-row>
        <table:table-row table:style-name="TableRow3149">
          <table:table-cell table:style-name="TableCell3150">
            <text:p text:style-name="P3151">*-**-KL-ET_AARDING_HULPSTUK_MOF-G</text:p>
          </table:table-cell>
          <table:table-cell table:style-name="TableCell3152">
            <text:p text:style-name="P3153">G</text:p>
          </table:table-cell>
        </table:table-row>
        <table:table-row table:style-name="TableRow3154">
          <table:table-cell table:style-name="TableCell3155">
            <text:p text:style-name="P3156">*-**-KL-ET_AARDING_KABEL-G</text:p>
          </table:table-cell>
          <table:table-cell table:style-name="TableCell3157">
            <text:p text:style-name="P3158">G</text:p>
          </table:table-cell>
        </table:table-row>
        <table:table-row table:style-name="TableRow3159">
          <table:table-cell table:style-name="TableCell3160">
            <text:p text:style-name="P3161">*-**-KL-ET_AARDING_KABEL_BLIKSEMAFLEIDINGSKABEL-G</text:p>
          </table:table-cell>
          <table:table-cell table:style-name="TableCell3162">
            <text:p text:style-name="P3163">G</text:p>
          </table:table-cell>
        </table:table-row>
        <table:table-row table:style-name="TableRow3164">
          <table:table-cell table:style-name="TableCell3165">
            <text:p text:style-name="P3166">*-**-KL-ET_AARDING_KABEL_POTENTIAALKABEL-G</text:p>
          </table:table-cell>
          <table:table-cell table:style-name="TableCell3167">
            <text:p text:style-name="P3168">G</text:p>
          </table:table-cell>
        </table:table-row>
        <table:table-row table:style-name="TableRow3169">
          <table:table-cell table:style-name="TableCell3170">
            <text:p text:style-name="P3171">*-**-KL-ET_AARDING_KABEL_VEILIGHEIDSKABEL-G</text:p>
          </table:table-cell>
          <table:table-cell table:style-name="TableCell3172">
            <text:p text:style-name="P3173">G</text:p>
          </table:table-cell>
        </table:table-row>
        <table:table-row table:style-name="TableRow3174">
          <table:table-cell table:style-name="TableCell3175">
            <text:p text:style-name="P3176">*-**-KL-ET_AARDING_KAST-G/S</text:p>
          </table:table-cell>
          <table:table-cell table:style-name="TableCell3177">
            <text:p text:style-name="P3178">G/S</text:p>
          </table:table-cell>
        </table:table-row>
        <table:table-row table:style-name="TableRow3179">
          <table:table-cell table:style-name="TableCell3180">
            <text:p text:style-name="P3181">*-**-KL-ET_AARDING_KAST_VERDEELKAST-G</text:p>
          </table:table-cell>
          <table:table-cell table:style-name="TableCell3182">
            <text:p text:style-name="P3183">G</text:p>
          </table:table-cell>
        </table:table-row>
        <table:table-row table:style-name="TableRow3184">
          <table:table-cell table:style-name="TableCell3185">
            <text:p text:style-name="P3186">*-**-KL-ET_AARDING_MANTELBUIS-G</text:p>
          </table:table-cell>
          <table:table-cell table:style-name="TableCell3187">
            <text:p text:style-name="P3188">G</text:p>
          </table:table-cell>
        </table:table-row>
        <table:table-row table:style-name="TableRow3189">
          <table:table-cell table:style-name="TableCell3190">
            <text:p text:style-name="P3191">*-**-KL-ET_AARDING_MEETPUNT-G</text:p>
          </table:table-cell>
          <table:table-cell table:style-name="TableCell3192">
            <text:p text:style-name="P3193">G</text:p>
          </table:table-cell>
        </table:table-row>
        <table:table-row table:style-name="TableRow3194">
          <table:table-cell table:style-name="TableCell3195">
            <text:p text:style-name="P3196">*-**-KL-ET_HS-G/S</text:p>
          </table:table-cell>
          <table:table-cell table:style-name="TableCell3197">
            <text:p text:style-name="P3198">G/S</text:p>
          </table:table-cell>
        </table:table-row>
        <table:table-row table:style-name="TableRow3199">
          <table:table-cell table:style-name="TableCell3200">
            <text:p text:style-name="P3201">*-**-KL-ET_HS_220 kV-G</text:p>
          </table:table-cell>
          <table:table-cell table:style-name="TableCell3202">
            <text:p text:style-name="P3203">G</text:p>
          </table:table-cell>
        </table:table-row>
        <text:soft-page-break/>
        <table:table-row table:style-name="TableRow3204">
          <table:table-cell table:style-name="TableCell3205">
            <text:p text:style-name="P3206">*-**-KL-ET_HS_36 kV-G</text:p>
          </table:table-cell>
          <table:table-cell table:style-name="TableCell3207">
            <text:p text:style-name="P3208">G</text:p>
          </table:table-cell>
        </table:table-row>
        <table:table-row table:style-name="TableRow3209">
          <table:table-cell table:style-name="TableCell3210">
            <text:p text:style-name="P3211">*-**-KL-ET_HS_HULPSTUK-G/S</text:p>
          </table:table-cell>
          <table:table-cell table:style-name="TableCell3212">
            <text:p text:style-name="P3213">G/S</text:p>
          </table:table-cell>
        </table:table-row>
        <table:table-row table:style-name="TableRow3214">
          <table:table-cell table:style-name="TableCell3215">
            <text:p text:style-name="P3216">*-**-KL-ET_HS_HULPSTUK_AANSLUITPUNT-G</text:p>
          </table:table-cell>
          <table:table-cell table:style-name="TableCell3217">
            <text:p text:style-name="P3218">G</text:p>
          </table:table-cell>
        </table:table-row>
        <table:table-row table:style-name="TableRow3219">
          <table:table-cell table:style-name="TableCell3220">
            <text:p text:style-name="P3221">*-**-KL-ET_HS_HULPSTUK_MOF-G</text:p>
          </table:table-cell>
          <table:table-cell table:style-name="TableCell3222">
            <text:p text:style-name="P3223">G</text:p>
          </table:table-cell>
        </table:table-row>
        <table:table-row table:style-name="TableRow3224">
          <table:table-cell table:style-name="TableCell3225">
            <text:p text:style-name="P3226">*-**-KL-ET_HS_KABELROL-G/S</text:p>
          </table:table-cell>
          <table:table-cell table:style-name="TableCell3227">
            <text:p text:style-name="P3228">G/S</text:p>
          </table:table-cell>
        </table:table-row>
        <table:table-row table:style-name="TableRow3229">
          <table:table-cell table:style-name="TableCell3230">
            <text:p text:style-name="P3231">*-**-KL-ET_HS_MANTELBUIS-G</text:p>
          </table:table-cell>
          <table:table-cell table:style-name="TableCell3232">
            <text:p text:style-name="P3233">G</text:p>
          </table:table-cell>
        </table:table-row>
        <table:table-row table:style-name="TableRow3234">
          <table:table-cell table:style-name="TableCell3235">
            <text:p text:style-name="P3236">*-**-KL-ET_HS_TRANSFORMATORSTATION-G/S</text:p>
          </table:table-cell>
          <table:table-cell table:style-name="TableCell3237">
            <text:p text:style-name="P3238">G/S</text:p>
          </table:table-cell>
        </table:table-row>
        <table:table-row table:style-name="TableRow3239">
          <table:table-cell table:style-name="TableCell3240">
            <text:p text:style-name="P3241">*-**-KL-ET_HULPSTUK-G/S</text:p>
          </table:table-cell>
          <table:table-cell table:style-name="TableCell3242">
            <text:p text:style-name="P3243">G/S</text:p>
          </table:table-cell>
        </table:table-row>
        <table:table-row table:style-name="TableRow3244">
          <table:table-cell table:style-name="TableCell3245">
            <text:p text:style-name="P3246">*-**-KL-ET_HULPSTUK_AANSLUITPUNT-G</text:p>
          </table:table-cell>
          <table:table-cell table:style-name="TableCell3247">
            <text:p text:style-name="P3248">G</text:p>
          </table:table-cell>
        </table:table-row>
        <table:table-row table:style-name="TableRow3249">
          <table:table-cell table:style-name="TableCell3250">
            <text:p text:style-name="P3251">*-**-KL-ET_HULPSTUK_MOF-G</text:p>
          </table:table-cell>
          <table:table-cell table:style-name="TableCell3252">
            <text:p text:style-name="P3253">G</text:p>
          </table:table-cell>
        </table:table-row>
        <table:table-row table:style-name="TableRow3254">
          <table:table-cell table:style-name="TableCell3255">
            <text:p text:style-name="P3256">*-**-KL-ET_LICHTGEVOELIGE CEL-S</text:p>
          </table:table-cell>
          <table:table-cell table:style-name="TableCell3257">
            <text:p text:style-name="P3258">S</text:p>
          </table:table-cell>
        </table:table-row>
        <table:table-row table:style-name="TableRow3259">
          <table:table-cell table:style-name="TableCell3260">
            <text:p text:style-name="P3261">*-**-KL-ET_LOZE LEIDING-G</text:p>
          </table:table-cell>
          <table:table-cell table:style-name="TableCell3262">
            <text:p text:style-name="P3263">G</text:p>
          </table:table-cell>
        </table:table-row>
        <table:table-row table:style-name="TableRow3264">
          <table:table-cell table:style-name="TableCell3265">
            <text:p text:style-name="P3266">*-**-KL-ET_LS-G</text:p>
          </table:table-cell>
          <table:table-cell table:style-name="TableCell3267">
            <text:p text:style-name="P3268">G</text:p>
          </table:table-cell>
        </table:table-row>
        <table:table-row table:style-name="TableRow3269">
          <table:table-cell table:style-name="TableCell3270">
            <text:p text:style-name="P3271">*-**-KL-ET_LS_HULPSTUK-G/S</text:p>
          </table:table-cell>
          <table:table-cell table:style-name="TableCell3272">
            <text:p text:style-name="P3273">G/S</text:p>
          </table:table-cell>
        </table:table-row>
        <table:table-row table:style-name="TableRow3274">
          <table:table-cell table:style-name="TableCell3275">
            <text:p text:style-name="P3276">*-**-KL-ET_LS_HULPSTUK_AANSLUITPUNT-G</text:p>
          </table:table-cell>
          <table:table-cell table:style-name="TableCell3277">
            <text:p text:style-name="P3278">G</text:p>
          </table:table-cell>
        </table:table-row>
        <table:table-row table:style-name="TableRow3279">
          <table:table-cell table:style-name="TableCell3280">
            <text:p text:style-name="P3281">*-**-KL-ET_LS_HULPSTUK_MOF-G</text:p>
          </table:table-cell>
          <table:table-cell table:style-name="TableCell3282">
            <text:p text:style-name="P3283">G</text:p>
          </table:table-cell>
        </table:table-row>
        <table:table-row table:style-name="TableRow3284">
          <table:table-cell table:style-name="TableCell3285">
            <text:p text:style-name="P3286">*-**-KL-ET_LS_KABELBUNDEL-G</text:p>
          </table:table-cell>
          <table:table-cell table:style-name="TableCell3287">
            <text:p text:style-name="P3288">G</text:p>
          </table:table-cell>
        </table:table-row>
        <table:table-row table:style-name="TableRow3289">
          <table:table-cell table:style-name="TableCell3290">
            <text:p text:style-name="P3291">*-**-KL-ET_LS_KABELROL-G/S</text:p>
          </table:table-cell>
          <table:table-cell table:style-name="TableCell3292">
            <text:p text:style-name="P3293">G/S</text:p>
          </table:table-cell>
        </table:table-row>
        <table:table-row table:style-name="TableRow3294">
          <table:table-cell table:style-name="TableCell3295">
            <text:p text:style-name="P3296">*-**-KL-ET_LS_MANTELBUIS-G</text:p>
          </table:table-cell>
          <table:table-cell table:style-name="TableCell3297">
            <text:p text:style-name="P3298">G</text:p>
          </table:table-cell>
        </table:table-row>
        <table:table-row table:style-name="TableRow3299">
          <table:table-cell table:style-name="TableCell3300">
            <text:p text:style-name="P3301">*-**-KL-ET_LS_OV-G</text:p>
          </table:table-cell>
          <table:table-cell table:style-name="TableCell3302">
            <text:p text:style-name="P3303">G</text:p>
          </table:table-cell>
        </table:table-row>
        <table:table-row table:style-name="TableRow3304">
          <table:table-cell table:style-name="TableCell3305">
            <text:p text:style-name="P3306">*-**-KL-ET_LS_OV_ARMATUUR-G/S</text:p>
          </table:table-cell>
          <table:table-cell table:style-name="TableCell3307">
            <text:p text:style-name="P3308">G/S</text:p>
          </table:table-cell>
        </table:table-row>
        <table:table-row table:style-name="TableRow3309">
          <table:table-cell table:style-name="TableCell3310">
            <text:p text:style-name="P3311">*-**-KL-ET_LS_OV_ARMATUUR_BOLDER-G</text:p>
          </table:table-cell>
          <table:table-cell table:style-name="TableCell3312">
            <text:p text:style-name="P3313">G</text:p>
          </table:table-cell>
        </table:table-row>
        <table:table-row table:style-name="TableRow3314">
          <table:table-cell table:style-name="TableCell3315">
            <text:p text:style-name="P3316">*-**-KL-ET_LS_OV_ARMATUUR_FUNCTIONEEL-G</text:p>
          </table:table-cell>
          <table:table-cell table:style-name="TableCell3317">
            <text:p text:style-name="P3318">G</text:p>
          </table:table-cell>
        </table:table-row>
        <table:table-row table:style-name="TableRow3319">
          <table:table-cell table:style-name="TableCell3320">
            <text:p text:style-name="P3321">*-**-KL-ET_LS_OV_ARMATUUR_GRONDSPOT-G</text:p>
          </table:table-cell>
          <table:table-cell table:style-name="TableCell3322">
            <text:p text:style-name="P3323">G</text:p>
          </table:table-cell>
        </table:table-row>
        <table:table-row table:style-name="TableRow3324">
          <table:table-cell table:style-name="TableCell3325">
            <text:p text:style-name="P3326">*-**-KL-ET_LS_OV_ARMATUUR_ORIENTATIE-G</text:p>
          </table:table-cell>
          <table:table-cell table:style-name="TableCell3327">
            <text:p text:style-name="P3328">G</text:p>
          </table:table-cell>
        </table:table-row>
        <table:table-row table:style-name="TableRow3329">
          <table:table-cell table:style-name="TableCell3330">
            <text:p text:style-name="P3331">*-**-KL-ET_LS_OV_ARMATUUR_SCHIJNWERPER-G</text:p>
          </table:table-cell>
          <table:table-cell table:style-name="TableCell3332">
            <text:p text:style-name="P3333">G</text:p>
          </table:table-cell>
        </table:table-row>
        <table:table-row table:style-name="TableRow3334">
          <table:table-cell table:style-name="TableCell3335">
            <text:p text:style-name="P3336">*-**-KL-ET_LS_OV_HULPSTUK-G/S</text:p>
          </table:table-cell>
          <table:table-cell table:style-name="TableCell3337">
            <text:p text:style-name="P3338">G/S</text:p>
          </table:table-cell>
        </table:table-row>
        <table:table-row table:style-name="TableRow3339">
          <table:table-cell table:style-name="TableCell3340">
            <text:p text:style-name="P3341">*-**-KL-ET_LS_OV_HULPSTUK_AANSLUITPUNT-G</text:p>
          </table:table-cell>
          <table:table-cell table:style-name="TableCell3342">
            <text:p text:style-name="P3343">G</text:p>
          </table:table-cell>
        </table:table-row>
        <table:table-row table:style-name="TableRow3344">
          <table:table-cell table:style-name="TableCell3345">
            <text:p text:style-name="P3346">*-**-KL-ET_LS_OV_HULPSTUK_MOF-G</text:p>
          </table:table-cell>
          <table:table-cell table:style-name="TableCell3347">
            <text:p text:style-name="P3348">G</text:p>
          </table:table-cell>
        </table:table-row>
        <table:table-row table:style-name="TableRow3349">
          <table:table-cell table:style-name="TableCell3350">
            <text:p text:style-name="P3351">*-**-KL-ET_LS_OV_KABEL-G</text:p>
          </table:table-cell>
          <table:table-cell table:style-name="TableCell3352">
            <text:p text:style-name="P3353">G</text:p>
          </table:table-cell>
        </table:table-row>
        <table:table-row table:style-name="TableRow3354">
          <table:table-cell table:style-name="TableCell3355">
            <text:p text:style-name="P3356">*-**-KL-ET_LS_OV_KABEL_AARDING-G</text:p>
          </table:table-cell>
          <table:table-cell table:style-name="TableCell3357">
            <text:p text:style-name="P3358">G</text:p>
          </table:table-cell>
        </table:table-row>
        <table:table-row table:style-name="TableRow3359">
          <table:table-cell table:style-name="TableCell3360">
            <text:p text:style-name="P3361">*-**-KL-ET_LS_OV_KABEL_BUNDEL-G</text:p>
          </table:table-cell>
          <table:table-cell table:style-name="TableCell3362">
            <text:p text:style-name="P3363">G</text:p>
          </table:table-cell>
        </table:table-row>
        <table:table-row table:style-name="TableRow3364">
          <table:table-cell table:style-name="TableCell3365">
            <text:p text:style-name="P3366">*-**-KL-ET_LS_OV_KABEL_SIGNAALKABEL-G</text:p>
          </table:table-cell>
          <table:table-cell table:style-name="TableCell3367">
            <text:p text:style-name="P3368">G</text:p>
          </table:table-cell>
        </table:table-row>
        <table:table-row table:style-name="TableRow3369">
          <table:table-cell table:style-name="TableCell3370">
            <text:p text:style-name="P3371">*-**-KL-ET_LS_OV_KABEL_VOEDINGSKABEL-G</text:p>
          </table:table-cell>
          <table:table-cell table:style-name="TableCell3372">
            <text:p text:style-name="P3373">G</text:p>
          </table:table-cell>
        </table:table-row>
        <table:table-row table:style-name="TableRow3374">
          <table:table-cell table:style-name="TableCell3375">
            <text:p text:style-name="P3376">*-**-KL-ET_LS_OV_KABELDOORVOER-G</text:p>
          </table:table-cell>
          <table:table-cell table:style-name="TableCell3377">
            <text:p text:style-name="P3378">G</text:p>
          </table:table-cell>
        </table:table-row>
        <table:table-row table:style-name="TableRow3379">
          <table:table-cell table:style-name="TableCell3380">
            <text:p text:style-name="P3381">*-**-KL-ET_LS_OV_KABELDOORVOER_KABELGOOT-G</text:p>
          </table:table-cell>
          <table:table-cell table:style-name="TableCell3382">
            <text:p text:style-name="P3383">G</text:p>
          </table:table-cell>
        </table:table-row>
        <table:table-row table:style-name="TableRow3384">
          <table:table-cell table:style-name="TableCell3385">
            <text:p text:style-name="P3386">*-**-KL-ET_LS_OV_KABELDOORVOER_KABELKOKER-G</text:p>
          </table:table-cell>
          <table:table-cell table:style-name="TableCell3387">
            <text:p text:style-name="P3388">G</text:p>
          </table:table-cell>
        </table:table-row>
        <table:table-row table:style-name="TableRow3389">
          <table:table-cell table:style-name="TableCell3390">
            <text:p text:style-name="P3391">*-**-KL-ET_LS_OV_KABELDOORVOER_MANTELBUIS-G</text:p>
          </table:table-cell>
          <table:table-cell table:style-name="TableCell3392">
            <text:p text:style-name="P3393">G</text:p>
          </table:table-cell>
        </table:table-row>
        <table:table-row table:style-name="TableRow3394">
          <table:table-cell table:style-name="TableCell3395">
            <text:p text:style-name="P3396">*-**-KL-ET_LS_OV_KABELROL-G/S</text:p>
          </table:table-cell>
          <table:table-cell table:style-name="TableCell3397">
            <text:p text:style-name="P3398">G/S</text:p>
          </table:table-cell>
        </table:table-row>
        <table:table-row table:style-name="TableRow3399">
          <table:table-cell table:style-name="TableCell3400">
            <text:p text:style-name="P3401">*-**-KL-ET_LS_OV_MANTELBUIS-G</text:p>
          </table:table-cell>
          <table:table-cell table:style-name="TableCell3402">
            <text:p text:style-name="P3403">G</text:p>
          </table:table-cell>
        </table:table-row>
        <table:table-row table:style-name="TableRow3404">
          <table:table-cell table:style-name="TableCell3405">
            <text:p text:style-name="P3406">*-**-KL-ET_LS_SR-G</text:p>
          </table:table-cell>
          <table:table-cell table:style-name="TableCell3407">
            <text:p text:style-name="P3408">G</text:p>
          </table:table-cell>
        </table:table-row>
        <table:table-row table:style-name="TableRow3409">
          <table:table-cell table:style-name="TableCell3410">
            <text:p text:style-name="P3411">*-**-KL-ET_LS_SR_BORD_INFOBORD-G</text:p>
          </table:table-cell>
          <table:table-cell table:style-name="TableCell3412">
            <text:p text:style-name="P3413">G</text:p>
          </table:table-cell>
        </table:table-row>
        <table:table-row table:style-name="TableRow3414">
          <table:table-cell table:style-name="TableCell3415">
            <text:p text:style-name="P3416">*-**-KL-ET_LS_SR_HULPSTUK-G</text:p>
          </table:table-cell>
          <table:table-cell table:style-name="TableCell3417">
            <text:p text:style-name="P3418">G</text:p>
          </table:table-cell>
        </table:table-row>
        <table:table-row table:style-name="TableRow3419">
          <table:table-cell table:style-name="TableCell3420">
            <text:p text:style-name="P3421">*-**-KL-ET_LS_SR_HULPSTUK_AANSLUITPUNT-G</text:p>
          </table:table-cell>
          <table:table-cell table:style-name="TableCell3422">
            <text:p text:style-name="P3423">G</text:p>
          </table:table-cell>
        </table:table-row>
        <table:table-row table:style-name="TableRow3424">
          <table:table-cell table:style-name="TableCell3425">
            <text:p text:style-name="P3426">*-**-KL-ET_LS_SR_HULPSTUK_MOF-G</text:p>
          </table:table-cell>
          <table:table-cell table:style-name="TableCell3427">
            <text:p text:style-name="P3428">G</text:p>
          </table:table-cell>
        </table:table-row>
        <table:table-row table:style-name="TableRow3429">
          <table:table-cell table:style-name="TableCell3430">
            <text:p text:style-name="P3431">*-**-KL-ET_LS_SR_KAST-G/S</text:p>
          </table:table-cell>
          <table:table-cell table:style-name="TableCell3432">
            <text:p text:style-name="P3433">G/S</text:p>
          </table:table-cell>
        </table:table-row>
        <text:soft-page-break/>
        <table:table-row table:style-name="TableRow3434">
          <table:table-cell table:style-name="TableCell3435">
            <text:p text:style-name="P3436">*-**-KL-ET_LS_SR_KAST_PUTKAST-G</text:p>
          </table:table-cell>
          <table:table-cell table:style-name="TableCell3437">
            <text:p text:style-name="P3438">G</text:p>
          </table:table-cell>
        </table:table-row>
        <table:table-row table:style-name="TableRow3439">
          <table:table-cell table:style-name="TableCell3440">
            <text:p text:style-name="P3441">*-**-KL-ET_LS_SR_MANTELBUIS-G</text:p>
          </table:table-cell>
          <table:table-cell table:style-name="TableCell3442">
            <text:p text:style-name="P3443">G</text:p>
          </table:table-cell>
        </table:table-row>
        <table:table-row table:style-name="TableRow3444">
          <table:table-cell table:style-name="TableCell3445">
            <text:p text:style-name="P3446">*-**-KL-ET_LS_SR_PUT-G</text:p>
          </table:table-cell>
          <table:table-cell table:style-name="TableCell3447">
            <text:p text:style-name="P3448">G</text:p>
          </table:table-cell>
        </table:table-row>
        <table:table-row table:style-name="TableRow3449">
          <table:table-cell table:style-name="TableCell3450">
            <text:p text:style-name="P3451">*-**-KL-ET_LS_VOEDINGSKABEL-G</text:p>
          </table:table-cell>
          <table:table-cell table:style-name="TableCell3452">
            <text:p text:style-name="P3453">G</text:p>
          </table:table-cell>
        </table:table-row>
        <table:table-row table:style-name="TableRow3454">
          <table:table-cell table:style-name="TableCell3455">
            <text:p text:style-name="P3456">*-**-KL-ET_LS_VOEDINGSKABEL_AGGREGAAT-G</text:p>
          </table:table-cell>
          <table:table-cell table:style-name="TableCell3457">
            <text:p text:style-name="P3458">G</text:p>
          </table:table-cell>
        </table:table-row>
        <table:table-row table:style-name="TableRow3459">
          <table:table-cell table:style-name="TableCell3460">
            <text:p text:style-name="P3461">*-**-KL-ET_LS_VOEDINGSKABEL_GEBOUW-G</text:p>
          </table:table-cell>
          <table:table-cell table:style-name="TableCell3462">
            <text:p text:style-name="P3463">G</text:p>
          </table:table-cell>
        </table:table-row>
        <table:table-row table:style-name="TableRow3464">
          <table:table-cell table:style-name="TableCell3465">
            <text:p text:style-name="P3466">*-**-KL-ET_LS_VOEDINGSKABEL_KABELROL-G/S</text:p>
          </table:table-cell>
          <table:table-cell table:style-name="TableCell3467">
            <text:p text:style-name="P3468">G/S</text:p>
          </table:table-cell>
        </table:table-row>
        <table:table-row table:style-name="TableRow3469">
          <table:table-cell table:style-name="TableCell3470">
            <text:p text:style-name="P3471">*-**-KL-ET_LS_VOEDINGSKABEL_POMP-G</text:p>
          </table:table-cell>
          <table:table-cell table:style-name="TableCell3472">
            <text:p text:style-name="P3473">G</text:p>
          </table:table-cell>
        </table:table-row>
        <table:table-row table:style-name="TableRow3474">
          <table:table-cell table:style-name="TableCell3475">
            <text:p text:style-name="P3476">*-**-KL-ET_LS_VOEDINGSKABEL_POORT-G</text:p>
          </table:table-cell>
          <table:table-cell table:style-name="TableCell3477">
            <text:p text:style-name="P3478">G</text:p>
          </table:table-cell>
        </table:table-row>
        <table:table-row table:style-name="TableRow3479">
          <table:table-cell table:style-name="TableCell3480">
            <text:p text:style-name="P3481">*-**-KL-ET_MANTELBUIS-G</text:p>
          </table:table-cell>
          <table:table-cell table:style-name="TableCell3482">
            <text:p text:style-name="P3483">G</text:p>
          </table:table-cell>
        </table:table-row>
        <table:table-row table:style-name="TableRow3484">
          <table:table-cell table:style-name="TableCell3485">
            <text:p text:style-name="P3486">*-**-KL-ET_MANTELBUIS_PE-G</text:p>
          </table:table-cell>
          <table:table-cell table:style-name="TableCell3487">
            <text:p text:style-name="P3488">G</text:p>
          </table:table-cell>
        </table:table-row>
        <table:table-row table:style-name="TableRow3489">
          <table:table-cell table:style-name="TableCell3490">
            <text:p text:style-name="P3491">*-**-KL-ET_MANTELBUIS_PVC-G</text:p>
          </table:table-cell>
          <table:table-cell table:style-name="TableCell3492">
            <text:p text:style-name="P3493">G</text:p>
          </table:table-cell>
        </table:table-row>
        <table:table-row table:style-name="TableRow3494">
          <table:table-cell table:style-name="TableCell3495">
            <text:p text:style-name="P3496">*-**-KL-ET_MANTELBUIS_STAAL-G</text:p>
          </table:table-cell>
          <table:table-cell table:style-name="TableCell3497">
            <text:p text:style-name="P3498">G</text:p>
          </table:table-cell>
        </table:table-row>
        <table:table-row table:style-name="TableRow3499">
          <table:table-cell table:style-name="TableCell3500">
            <text:p text:style-name="P3501">*-**-KL-ET_MS-G</text:p>
          </table:table-cell>
          <table:table-cell table:style-name="TableCell3502">
            <text:p text:style-name="P3503">G</text:p>
          </table:table-cell>
        </table:table-row>
        <table:table-row table:style-name="TableRow3504">
          <table:table-cell table:style-name="TableCell3505">
            <text:p text:style-name="P3506">*-**-KL-ET_MS_04 kV-G</text:p>
          </table:table-cell>
          <table:table-cell table:style-name="TableCell3507">
            <text:p text:style-name="P3508">G</text:p>
          </table:table-cell>
        </table:table-row>
        <table:table-row table:style-name="TableRow3509">
          <table:table-cell table:style-name="TableCell3510">
            <text:p text:style-name="P3511">*-**-KL-ET_MS_10 kV-G</text:p>
          </table:table-cell>
          <table:table-cell table:style-name="TableCell3512">
            <text:p text:style-name="P3513">G</text:p>
          </table:table-cell>
        </table:table-row>
        <table:table-row table:style-name="TableRow3514">
          <table:table-cell table:style-name="TableCell3515">
            <text:p text:style-name="P3516">*-**-KL-ET_MS_30 kV-G</text:p>
          </table:table-cell>
          <table:table-cell table:style-name="TableCell3517">
            <text:p text:style-name="P3518">G</text:p>
          </table:table-cell>
        </table:table-row>
        <table:table-row table:style-name="TableRow3519">
          <table:table-cell table:style-name="TableCell3520">
            <text:p text:style-name="P3521">*-**-KL-ET_MS_HULPSTUK-G/S</text:p>
          </table:table-cell>
          <table:table-cell table:style-name="TableCell3522">
            <text:p text:style-name="P3523">G/S</text:p>
          </table:table-cell>
        </table:table-row>
        <table:table-row table:style-name="TableRow3524">
          <table:table-cell table:style-name="TableCell3525">
            <text:p text:style-name="P3526">*-**-KL-ET_MS_HULPSTUK_AANSLUITPUNT-G</text:p>
          </table:table-cell>
          <table:table-cell table:style-name="TableCell3527">
            <text:p text:style-name="P3528">G</text:p>
          </table:table-cell>
        </table:table-row>
        <table:table-row table:style-name="TableRow3529">
          <table:table-cell table:style-name="TableCell3530">
            <text:p text:style-name="P3531">*-**-KL-ET_MS_HULPSTUK_MOF-G</text:p>
          </table:table-cell>
          <table:table-cell table:style-name="TableCell3532">
            <text:p text:style-name="P3533">G</text:p>
          </table:table-cell>
        </table:table-row>
        <table:table-row table:style-name="TableRow3534">
          <table:table-cell table:style-name="TableCell3535">
            <text:p text:style-name="P3536">*-**-KL-ET_MS_KABELROL-G/S</text:p>
          </table:table-cell>
          <table:table-cell table:style-name="TableCell3537">
            <text:p text:style-name="P3538">G/S</text:p>
          </table:table-cell>
        </table:table-row>
        <table:table-row table:style-name="TableRow3539">
          <table:table-cell table:style-name="TableCell3540">
            <text:p text:style-name="P3541">*-**-KL-ET_MS_MANTELBUIS-G</text:p>
          </table:table-cell>
          <table:table-cell table:style-name="TableCell3542">
            <text:p text:style-name="P3543">G</text:p>
          </table:table-cell>
        </table:table-row>
        <table:table-row table:style-name="TableRow3544">
          <table:table-cell table:style-name="TableCell3545">
            <text:p text:style-name="P3546">*-**-KL-ET_MS_TRANSFORMATORSTATION-G/S</text:p>
          </table:table-cell>
          <table:table-cell table:style-name="TableCell3547">
            <text:p text:style-name="P3548">G/S</text:p>
          </table:table-cell>
        </table:table-row>
        <table:table-row table:style-name="TableRow3549">
          <table:table-cell table:style-name="TableCell3550">
            <text:p text:style-name="P3551">*-**-KL-ET_ZHS-G</text:p>
          </table:table-cell>
          <table:table-cell table:style-name="TableCell3552">
            <text:p text:style-name="P3553">G</text:p>
          </table:table-cell>
        </table:table-row>
        <table:table-row table:style-name="TableRow3554">
          <table:table-cell table:style-name="TableCell3555">
            <text:p text:style-name="P3556">*-**-KL-ET_ZHS_110 kV-G</text:p>
          </table:table-cell>
          <table:table-cell table:style-name="TableCell3557">
            <text:p text:style-name="P3558">G</text:p>
          </table:table-cell>
        </table:table-row>
        <table:table-row table:style-name="TableRow3559">
          <table:table-cell table:style-name="TableCell3560">
            <text:p text:style-name="P3561">*-**-KL-ET_ZHS_380 kV-G</text:p>
          </table:table-cell>
          <table:table-cell table:style-name="TableCell3562">
            <text:p text:style-name="P3563">G</text:p>
          </table:table-cell>
        </table:table-row>
        <table:table-row table:style-name="TableRow3564">
          <table:table-cell table:style-name="TableCell3565">
            <text:p text:style-name="P3566">*-**-KL-ET_ZHS_HOOGSPANNINGSMAST-G</text:p>
          </table:table-cell>
          <table:table-cell table:style-name="TableCell3567">
            <text:p text:style-name="P3568">G</text:p>
          </table:table-cell>
        </table:table-row>
        <table:table-row table:style-name="TableRow3569">
          <table:table-cell table:style-name="TableCell3570">
            <text:p text:style-name="P3571">*-**-KL-ET_ZHS_HULPSTUK-G/S</text:p>
          </table:table-cell>
          <table:table-cell table:style-name="TableCell3572">
            <text:p text:style-name="P3573">G/S</text:p>
          </table:table-cell>
        </table:table-row>
        <table:table-row table:style-name="TableRow3574">
          <table:table-cell table:style-name="TableCell3575">
            <text:p text:style-name="P3576">*-**-KL-ET_ZHS_HULPSTUK_AANSLUITPUNT-G</text:p>
          </table:table-cell>
          <table:table-cell table:style-name="TableCell3577">
            <text:p text:style-name="P3578">G</text:p>
          </table:table-cell>
        </table:table-row>
        <table:table-row table:style-name="TableRow3579">
          <table:table-cell table:style-name="TableCell3580">
            <text:p text:style-name="P3581">*-**-KL-ET_ZHS_HULPSTUK_MOF-G</text:p>
          </table:table-cell>
          <table:table-cell table:style-name="TableCell3582">
            <text:p text:style-name="P3583">G</text:p>
          </table:table-cell>
        </table:table-row>
        <table:table-row table:style-name="TableRow3584">
          <table:table-cell table:style-name="TableCell3585">
            <text:p text:style-name="P3586">*-**-KL-ET_ZHS_KABELROL-G/S</text:p>
          </table:table-cell>
          <table:table-cell table:style-name="TableCell3587">
            <text:p text:style-name="P3588">G/S</text:p>
          </table:table-cell>
        </table:table-row>
        <table:table-row table:style-name="TableRow3589">
          <table:table-cell table:style-name="TableCell3590">
            <text:p text:style-name="P3591">*-**-KL-ET_ZHS_MANTELBUIS-G</text:p>
          </table:table-cell>
          <table:table-cell table:style-name="TableCell3592">
            <text:p text:style-name="P3593">G</text:p>
          </table:table-cell>
        </table:table-row>
        <table:table-row table:style-name="TableRow3594">
          <table:table-cell table:style-name="TableCell3595">
            <text:p text:style-name="P3596">*-**-KL-ET_ZHS_TRANSFORMATORSTATION-G/S</text:p>
          </table:table-cell>
          <table:table-cell table:style-name="TableCell3597">
            <text:p text:style-name="P3598">G/S</text:p>
          </table:table-cell>
        </table:table-row>
        <table:table-row table:style-name="TableRow3599">
          <table:table-cell table:style-name="TableCell3600">
            <text:p text:style-name="P3601">*-**-KL-FILEMELDSYSTEEM-G</text:p>
          </table:table-cell>
          <table:table-cell table:style-name="TableCell3602">
            <text:p text:style-name="P3603">G</text:p>
          </table:table-cell>
        </table:table-row>
        <table:table-row table:style-name="TableRow3604">
          <table:table-cell table:style-name="TableCell3605">
            <text:p text:style-name="P3606">*-**-KL-FILEMELDSYSTEEM_KABEL-G</text:p>
          </table:table-cell>
          <table:table-cell table:style-name="TableCell3607">
            <text:p text:style-name="P3608">G</text:p>
          </table:table-cell>
        </table:table-row>
        <table:table-row table:style-name="TableRow3609">
          <table:table-cell table:style-name="TableCell3610">
            <text:p text:style-name="P3611">*-**-KL-GAS-G</text:p>
          </table:table-cell>
          <table:table-cell table:style-name="TableCell3612">
            <text:p text:style-name="P3613">G</text:p>
          </table:table-cell>
        </table:table-row>
        <table:table-row table:style-name="TableRow3614">
          <table:table-cell table:style-name="TableCell3615">
            <text:p text:style-name="P3616">*-**-KL-GAS_HD-G</text:p>
          </table:table-cell>
          <table:table-cell table:style-name="TableCell3617">
            <text:p text:style-name="P3618">G</text:p>
          </table:table-cell>
        </table:table-row>
        <table:table-row table:style-name="TableRow3619">
          <table:table-cell table:style-name="TableCell3620">
            <text:p text:style-name="P3621">*-**-KL-GAS_HD_AANSLUITLEIDING-G</text:p>
          </table:table-cell>
          <table:table-cell table:style-name="TableCell3622">
            <text:p text:style-name="P3623">G</text:p>
          </table:table-cell>
        </table:table-row>
        <table:table-row table:style-name="TableRow3624">
          <table:table-cell table:style-name="TableCell3625">
            <text:p text:style-name="P3626">*-**-KL-GAS_HD_AANSLUITLEIDING_1 BAR-G</text:p>
          </table:table-cell>
          <table:table-cell table:style-name="TableCell3627">
            <text:p text:style-name="P3628">G</text:p>
          </table:table-cell>
        </table:table-row>
        <table:table-row table:style-name="TableRow3629">
          <table:table-cell table:style-name="TableCell3630">
            <text:p text:style-name="P3631">*-**-KL-GAS_HD_AANSLUITLEIDING_1 BAR_PE-G</text:p>
          </table:table-cell>
          <table:table-cell table:style-name="TableCell3632">
            <text:p text:style-name="P3633">G</text:p>
          </table:table-cell>
        </table:table-row>
        <table:table-row table:style-name="TableRow3634">
          <table:table-cell table:style-name="TableCell3635">
            <text:p text:style-name="P3636">*-**-KL-GAS_HD_AANSLUITLEIDING_1 BAR_PE_25-G</text:p>
          </table:table-cell>
          <table:table-cell table:style-name="TableCell3637">
            <text:p text:style-name="P3638">G</text:p>
          </table:table-cell>
        </table:table-row>
        <table:table-row table:style-name="TableRow3639">
          <table:table-cell table:style-name="TableCell3640">
            <text:p text:style-name="P3641">*-**-KL-GAS_HD_AANSLUITLEIDING_1 BAR_PE_32-G</text:p>
          </table:table-cell>
          <table:table-cell table:style-name="TableCell3642">
            <text:p text:style-name="P3643">G</text:p>
          </table:table-cell>
        </table:table-row>
        <table:table-row table:style-name="TableRow3644">
          <table:table-cell table:style-name="TableCell3645">
            <text:p text:style-name="P3646">*-**-KL-GAS_HD_AANSLUITLEIDING_1 BAR_PE_40-G</text:p>
          </table:table-cell>
          <table:table-cell table:style-name="TableCell3647">
            <text:p text:style-name="P3648">G</text:p>
          </table:table-cell>
        </table:table-row>
        <table:table-row table:style-name="TableRow3649">
          <table:table-cell table:style-name="TableCell3650">
            <text:p text:style-name="P3651">*-**-KL-GAS_HD_AANSLUITLEIDING_1 BAR_PE_50-G</text:p>
          </table:table-cell>
          <table:table-cell table:style-name="TableCell3652">
            <text:p text:style-name="P3653">G</text:p>
          </table:table-cell>
        </table:table-row>
        <table:table-row table:style-name="TableRow3654">
          <table:table-cell table:style-name="TableCell3655">
            <text:p text:style-name="P3656">*-**-KL-GAS_HD_AANSLUITLEIDING_1 BAR_PE_63-G</text:p>
          </table:table-cell>
          <table:table-cell table:style-name="TableCell3657">
            <text:p text:style-name="P3658">G</text:p>
          </table:table-cell>
        </table:table-row>
        <table:table-row table:style-name="TableRow3659">
          <table:table-cell table:style-name="TableCell3660">
            <text:p text:style-name="P3661">*-**-KL-GAS_HD_AANSLUITLEIDING_1 BAR_PE_75-G</text:p>
          </table:table-cell>
          <table:table-cell table:style-name="TableCell3662">
            <text:p text:style-name="P3663">G</text:p>
          </table:table-cell>
        </table:table-row>
        <text:soft-page-break/>
        <table:table-row table:style-name="TableRow3664">
          <table:table-cell table:style-name="TableCell3665">
            <text:p text:style-name="P3666">*-**-KL-GAS_HD_AANSLUITLEIDING_1 BAR_PE_90-G</text:p>
          </table:table-cell>
          <table:table-cell table:style-name="TableCell3667">
            <text:p text:style-name="P3668">G</text:p>
          </table:table-cell>
        </table:table-row>
        <table:table-row table:style-name="TableRow3669">
          <table:table-cell table:style-name="TableCell3670">
            <text:p text:style-name="P3671">*-**-KL-GAS_HD_AANSLUITLEIDING_1 BAR_PVC-G</text:p>
          </table:table-cell>
          <table:table-cell table:style-name="TableCell3672">
            <text:p text:style-name="P3673">G</text:p>
          </table:table-cell>
        </table:table-row>
        <table:table-row table:style-name="TableRow3674">
          <table:table-cell table:style-name="TableCell3675">
            <text:p text:style-name="P3676">*-**-KL-GAS_HD_AANSLUITLEIDING_1 BAR_PVC_25-G</text:p>
          </table:table-cell>
          <table:table-cell table:style-name="TableCell3677">
            <text:p text:style-name="P3678">G</text:p>
          </table:table-cell>
        </table:table-row>
        <table:table-row table:style-name="TableRow3679">
          <table:table-cell table:style-name="TableCell3680">
            <text:p text:style-name="P3681">*-**-KL-GAS_HD_AANSLUITLEIDING_1 BAR_PVC_32-G</text:p>
          </table:table-cell>
          <table:table-cell table:style-name="TableCell3682">
            <text:p text:style-name="P3683">G</text:p>
          </table:table-cell>
        </table:table-row>
        <table:table-row table:style-name="TableRow3684">
          <table:table-cell table:style-name="TableCell3685">
            <text:p text:style-name="P3686">*-**-KL-GAS_HD_AANSLUITLEIDING_1 BAR_PVC_40-G</text:p>
          </table:table-cell>
          <table:table-cell table:style-name="TableCell3687">
            <text:p text:style-name="P3688">G</text:p>
          </table:table-cell>
        </table:table-row>
        <table:table-row table:style-name="TableRow3689">
          <table:table-cell table:style-name="TableCell3690">
            <text:p text:style-name="P3691">*-**-KL-GAS_HD_AANSLUITLEIDING_1 BAR_PVC_50-G</text:p>
          </table:table-cell>
          <table:table-cell table:style-name="TableCell3692">
            <text:p text:style-name="P3693">G</text:p>
          </table:table-cell>
        </table:table-row>
        <table:table-row table:style-name="TableRow3694">
          <table:table-cell table:style-name="TableCell3695">
            <text:p text:style-name="P3696">*-**-KL-GAS_HD_AANSLUITLEIDING_1 BAR_PVC_63-G</text:p>
          </table:table-cell>
          <table:table-cell table:style-name="TableCell3697">
            <text:p text:style-name="P3698">G</text:p>
          </table:table-cell>
        </table:table-row>
        <table:table-row table:style-name="TableRow3699">
          <table:table-cell table:style-name="TableCell3700">
            <text:p text:style-name="P3701">*-**-KL-GAS_HD_AANSLUITLEIDING_1 BAR_PVC_75-G</text:p>
          </table:table-cell>
          <table:table-cell table:style-name="TableCell3702">
            <text:p text:style-name="P3703">G</text:p>
          </table:table-cell>
        </table:table-row>
        <table:table-row table:style-name="TableRow3704">
          <table:table-cell table:style-name="TableCell3705">
            <text:p text:style-name="P3706">*-**-KL-GAS_HD_AANSLUITLEIDING_1 BAR_PVC_90-G</text:p>
          </table:table-cell>
          <table:table-cell table:style-name="TableCell3707">
            <text:p text:style-name="P3708">G</text:p>
          </table:table-cell>
        </table:table-row>
        <table:table-row table:style-name="TableRow3709">
          <table:table-cell table:style-name="TableCell3710">
            <text:p text:style-name="P3711">*-**-KL-GAS_HD_AANSLUITLEIDING_4 BAR-G</text:p>
          </table:table-cell>
          <table:table-cell table:style-name="TableCell3712">
            <text:p text:style-name="P3713">G</text:p>
          </table:table-cell>
        </table:table-row>
        <table:table-row table:style-name="TableRow3714">
          <table:table-cell table:style-name="TableCell3715">
            <text:p text:style-name="P3716">*-**-KL-GAS_HD_AANSLUITLEIDING_4 BAR_PE-G</text:p>
          </table:table-cell>
          <table:table-cell table:style-name="TableCell3717">
            <text:p text:style-name="P3718">G</text:p>
          </table:table-cell>
        </table:table-row>
        <table:table-row table:style-name="TableRow3719">
          <table:table-cell table:style-name="TableCell3720">
            <text:p text:style-name="P3721">*-**-KL-GAS_HD_AANSLUITLEIDING_4 BAR_PE_25-G</text:p>
          </table:table-cell>
          <table:table-cell table:style-name="TableCell3722">
            <text:p text:style-name="P3723">G</text:p>
          </table:table-cell>
        </table:table-row>
        <table:table-row table:style-name="TableRow3724">
          <table:table-cell table:style-name="TableCell3725">
            <text:p text:style-name="P3726">*-**-KL-GAS_HD_AANSLUITLEIDING_4 BAR_PE_32-G</text:p>
          </table:table-cell>
          <table:table-cell table:style-name="TableCell3727">
            <text:p text:style-name="P3728">G</text:p>
          </table:table-cell>
        </table:table-row>
        <table:table-row table:style-name="TableRow3729">
          <table:table-cell table:style-name="TableCell3730">
            <text:p text:style-name="P3731">*-**-KL-GAS_HD_AANSLUITLEIDING_4 BAR_PE_40-G</text:p>
          </table:table-cell>
          <table:table-cell table:style-name="TableCell3732">
            <text:p text:style-name="P3733">G</text:p>
          </table:table-cell>
        </table:table-row>
        <table:table-row table:style-name="TableRow3734">
          <table:table-cell table:style-name="TableCell3735">
            <text:p text:style-name="P3736">*-**-KL-GAS_HD_AANSLUITLEIDING_4 BAR_PE_50-G</text:p>
          </table:table-cell>
          <table:table-cell table:style-name="TableCell3737">
            <text:p text:style-name="P3738">G</text:p>
          </table:table-cell>
        </table:table-row>
        <table:table-row table:style-name="TableRow3739">
          <table:table-cell table:style-name="TableCell3740">
            <text:p text:style-name="P3741">*-**-KL-GAS_HD_AANSLUITLEIDING_4 BAR_PE_63-G</text:p>
          </table:table-cell>
          <table:table-cell table:style-name="TableCell3742">
            <text:p text:style-name="P3743">G</text:p>
          </table:table-cell>
        </table:table-row>
        <table:table-row table:style-name="TableRow3744">
          <table:table-cell table:style-name="TableCell3745">
            <text:p text:style-name="P3746">*-**-KL-GAS_HD_AANSLUITLEIDING_4 BAR_PE_75-G</text:p>
          </table:table-cell>
          <table:table-cell table:style-name="TableCell3747">
            <text:p text:style-name="P3748">G</text:p>
          </table:table-cell>
        </table:table-row>
        <table:table-row table:style-name="TableRow3749">
          <table:table-cell table:style-name="TableCell3750">
            <text:p text:style-name="P3751">*-**-KL-GAS_HD_AANSLUITLEIDING_4 BAR_PE_90-G</text:p>
          </table:table-cell>
          <table:table-cell table:style-name="TableCell3752">
            <text:p text:style-name="P3753">G</text:p>
          </table:table-cell>
        </table:table-row>
        <table:table-row table:style-name="TableRow3754">
          <table:table-cell table:style-name="TableCell3755">
            <text:p text:style-name="P3756">*-**-KL-GAS_HD_AANSLUITLEIDING_4 BAR_PVC-G</text:p>
          </table:table-cell>
          <table:table-cell table:style-name="TableCell3757">
            <text:p text:style-name="P3758">G</text:p>
          </table:table-cell>
        </table:table-row>
        <table:table-row table:style-name="TableRow3759">
          <table:table-cell table:style-name="TableCell3760">
            <text:p text:style-name="P3761">*-**-KL-GAS_HD_AANSLUITLEIDING_4 BAR_PVC_25-G</text:p>
          </table:table-cell>
          <table:table-cell table:style-name="TableCell3762">
            <text:p text:style-name="P3763">G</text:p>
          </table:table-cell>
        </table:table-row>
        <table:table-row table:style-name="TableRow3764">
          <table:table-cell table:style-name="TableCell3765">
            <text:p text:style-name="P3766">*-**-KL-GAS_HD_AANSLUITLEIDING_4 BAR_PVC_32-G</text:p>
          </table:table-cell>
          <table:table-cell table:style-name="TableCell3767">
            <text:p text:style-name="P3768">G</text:p>
          </table:table-cell>
        </table:table-row>
        <table:table-row table:style-name="TableRow3769">
          <table:table-cell table:style-name="TableCell3770">
            <text:p text:style-name="P3771">*-**-KL-GAS_HD_AANSLUITLEIDING_4 BAR_PVC_40-G</text:p>
          </table:table-cell>
          <table:table-cell table:style-name="TableCell3772">
            <text:p text:style-name="P3773">G</text:p>
          </table:table-cell>
        </table:table-row>
        <table:table-row table:style-name="TableRow3774">
          <table:table-cell table:style-name="TableCell3775">
            <text:p text:style-name="P3776">*-**-KL-GAS_HD_AANSLUITLEIDING_4 BAR_PVC_50-G</text:p>
          </table:table-cell>
          <table:table-cell table:style-name="TableCell3777">
            <text:p text:style-name="P3778">G</text:p>
          </table:table-cell>
        </table:table-row>
        <table:table-row table:style-name="TableRow3779">
          <table:table-cell table:style-name="TableCell3780">
            <text:p text:style-name="P3781">*-**-KL-GAS_HD_AANSLUITLEIDING_4 BAR_PVC_63-G</text:p>
          </table:table-cell>
          <table:table-cell table:style-name="TableCell3782">
            <text:p text:style-name="P3783">G</text:p>
          </table:table-cell>
        </table:table-row>
        <table:table-row table:style-name="TableRow3784">
          <table:table-cell table:style-name="TableCell3785">
            <text:p text:style-name="P3786">*-**-KL-GAS_HD_AANSLUITLEIDING_4 BAR_PVC_75-G</text:p>
          </table:table-cell>
          <table:table-cell table:style-name="TableCell3787">
            <text:p text:style-name="P3788">G</text:p>
          </table:table-cell>
        </table:table-row>
        <table:table-row table:style-name="TableRow3789">
          <table:table-cell table:style-name="TableCell3790">
            <text:p text:style-name="P3791">*-**-KL-GAS_HD_AANSLUITLEIDING_4 BAR_PVC_90-G</text:p>
          </table:table-cell>
          <table:table-cell table:style-name="TableCell3792">
            <text:p text:style-name="P3793">G</text:p>
          </table:table-cell>
        </table:table-row>
        <table:table-row table:style-name="TableRow3794">
          <table:table-cell table:style-name="TableCell3795">
            <text:p text:style-name="P3796">*-**-KL-GAS_HD_AANSLUITLEIDING_40 BAR-G</text:p>
          </table:table-cell>
          <table:table-cell table:style-name="TableCell3797">
            <text:p text:style-name="P3798">G</text:p>
          </table:table-cell>
        </table:table-row>
        <table:table-row table:style-name="TableRow3799">
          <table:table-cell table:style-name="TableCell3800">
            <text:p text:style-name="P3801">*-**-KL-GAS_HD_AANSLUITLEIDING_67 BAR-G</text:p>
          </table:table-cell>
          <table:table-cell table:style-name="TableCell3802">
            <text:p text:style-name="P3803">G</text:p>
          </table:table-cell>
        </table:table-row>
        <table:table-row table:style-name="TableRow3804">
          <table:table-cell table:style-name="TableCell3805">
            <text:p text:style-name="P3806">*-**-KL-GAS_HD_AANSLUITLEIDING_8 BAR-G</text:p>
          </table:table-cell>
          <table:table-cell table:style-name="TableCell3807">
            <text:p text:style-name="P3808">G</text:p>
          </table:table-cell>
        </table:table-row>
        <table:table-row table:style-name="TableRow3809">
          <table:table-cell table:style-name="TableCell3810">
            <text:p text:style-name="P3811">*-**-KL-GAS_HD_AANSLUITLEIDING_8 BAR_PE-G</text:p>
          </table:table-cell>
          <table:table-cell table:style-name="TableCell3812">
            <text:p text:style-name="P3813">G</text:p>
          </table:table-cell>
        </table:table-row>
        <table:table-row table:style-name="TableRow3814">
          <table:table-cell table:style-name="TableCell3815">
            <text:p text:style-name="P3816">*-**-KL-GAS_HD_AANSLUITLEIDING_8 BAR_PE_25-G</text:p>
          </table:table-cell>
          <table:table-cell table:style-name="TableCell3817">
            <text:p text:style-name="P3818">G</text:p>
          </table:table-cell>
        </table:table-row>
        <table:table-row table:style-name="TableRow3819">
          <table:table-cell table:style-name="TableCell3820">
            <text:p text:style-name="P3821">*-**-KL-GAS_HD_AANSLUITLEIDING_8 BAR_PE_32-G</text:p>
          </table:table-cell>
          <table:table-cell table:style-name="TableCell3822">
            <text:p text:style-name="P3823">G</text:p>
          </table:table-cell>
        </table:table-row>
        <table:table-row table:style-name="TableRow3824">
          <table:table-cell table:style-name="TableCell3825">
            <text:p text:style-name="P3826">*-**-KL-GAS_HD_AANSLUITLEIDING_8 BAR_PE_40-G</text:p>
          </table:table-cell>
          <table:table-cell table:style-name="TableCell3827">
            <text:p text:style-name="P3828">G</text:p>
          </table:table-cell>
        </table:table-row>
        <table:table-row table:style-name="TableRow3829">
          <table:table-cell table:style-name="TableCell3830">
            <text:p text:style-name="P3831">*-**-KL-GAS_HD_AANSLUITLEIDING_8 BAR_PE_50-G</text:p>
          </table:table-cell>
          <table:table-cell table:style-name="TableCell3832">
            <text:p text:style-name="P3833">G</text:p>
          </table:table-cell>
        </table:table-row>
        <table:table-row table:style-name="TableRow3834">
          <table:table-cell table:style-name="TableCell3835">
            <text:p text:style-name="P3836">*-**-KL-GAS_HD_AANSLUITLEIDING_8 BAR_PE_63-G</text:p>
          </table:table-cell>
          <table:table-cell table:style-name="TableCell3837">
            <text:p text:style-name="P3838">G</text:p>
          </table:table-cell>
        </table:table-row>
        <table:table-row table:style-name="TableRow3839">
          <table:table-cell table:style-name="TableCell3840">
            <text:p text:style-name="P3841">*-**-KL-GAS_HD_AANSLUITLEIDING_8 BAR_PE_75-G</text:p>
          </table:table-cell>
          <table:table-cell table:style-name="TableCell3842">
            <text:p text:style-name="P3843">G</text:p>
          </table:table-cell>
        </table:table-row>
        <table:table-row table:style-name="TableRow3844">
          <table:table-cell table:style-name="TableCell3845">
            <text:p text:style-name="P3846">*-**-KL-GAS_HD_AANSLUITLEIDING_8 BAR_PE_90-G</text:p>
          </table:table-cell>
          <table:table-cell table:style-name="TableCell3847">
            <text:p text:style-name="P3848">G</text:p>
          </table:table-cell>
        </table:table-row>
        <table:table-row table:style-name="TableRow3849">
          <table:table-cell table:style-name="TableCell3850">
            <text:p text:style-name="P3851">*-**-KL-GAS_HD_AANSLUITLEIDING_8 BAR_PVC-G</text:p>
          </table:table-cell>
          <table:table-cell table:style-name="TableCell3852">
            <text:p text:style-name="P3853">G</text:p>
          </table:table-cell>
        </table:table-row>
        <table:table-row table:style-name="TableRow3854">
          <table:table-cell table:style-name="TableCell3855">
            <text:p text:style-name="P3856">*-**-KL-GAS_HD_AANSLUITLEIDING_8 BAR_PVC_25-G</text:p>
          </table:table-cell>
          <table:table-cell table:style-name="TableCell3857">
            <text:p text:style-name="P3858">G</text:p>
          </table:table-cell>
        </table:table-row>
        <table:table-row table:style-name="TableRow3859">
          <table:table-cell table:style-name="TableCell3860">
            <text:p text:style-name="P3861">*-**-KL-GAS_HD_AANSLUITLEIDING_8 BAR_PVC_32-G</text:p>
          </table:table-cell>
          <table:table-cell table:style-name="TableCell3862">
            <text:p text:style-name="P3863">G</text:p>
          </table:table-cell>
        </table:table-row>
        <table:table-row table:style-name="TableRow3864">
          <table:table-cell table:style-name="TableCell3865">
            <text:p text:style-name="P3866">*-**-KL-GAS_HD_AANSLUITLEIDING_8 BAR_PVC_40-G</text:p>
          </table:table-cell>
          <table:table-cell table:style-name="TableCell3867">
            <text:p text:style-name="P3868">G</text:p>
          </table:table-cell>
        </table:table-row>
        <table:table-row table:style-name="TableRow3869">
          <table:table-cell table:style-name="TableCell3870">
            <text:p text:style-name="P3871">*-**-KL-GAS_HD_AANSLUITLEIDING_8 BAR_PVC_50-G</text:p>
          </table:table-cell>
          <table:table-cell table:style-name="TableCell3872">
            <text:p text:style-name="P3873">G</text:p>
          </table:table-cell>
        </table:table-row>
        <table:table-row table:style-name="TableRow3874">
          <table:table-cell table:style-name="TableCell3875">
            <text:p text:style-name="P3876">*-**-KL-GAS_HD_AANSLUITLEIDING_8 BAR_PVC_63-G</text:p>
          </table:table-cell>
          <table:table-cell table:style-name="TableCell3877">
            <text:p text:style-name="P3878">G</text:p>
          </table:table-cell>
        </table:table-row>
        <table:table-row table:style-name="TableRow3879">
          <table:table-cell table:style-name="TableCell3880">
            <text:p text:style-name="P3881">*-**-KL-GAS_HD_AANSLUITLEIDING_8 BAR_PVC_75-G</text:p>
          </table:table-cell>
          <table:table-cell table:style-name="TableCell3882">
            <text:p text:style-name="P3883">G</text:p>
          </table:table-cell>
        </table:table-row>
        <table:table-row table:style-name="TableRow3884">
          <table:table-cell table:style-name="TableCell3885">
            <text:p text:style-name="P3886">*-**-KL-GAS_HD_AANSLUITLEIDING_8 BAR_PVC_90-G</text:p>
          </table:table-cell>
          <table:table-cell table:style-name="TableCell3887">
            <text:p text:style-name="P3888">G</text:p>
          </table:table-cell>
        </table:table-row>
        <table:table-row table:style-name="TableRow3889">
          <table:table-cell table:style-name="TableCell3890">
            <text:p text:style-name="P3891">*-**-KL-GAS_HD_HOOFDLEIDING-G</text:p>
          </table:table-cell>
          <table:table-cell table:style-name="TableCell3892">
            <text:p text:style-name="P3893">G</text:p>
          </table:table-cell>
        </table:table-row>
        <text:soft-page-break/>
        <table:table-row table:style-name="TableRow3894">
          <table:table-cell table:style-name="TableCell3895">
            <text:p text:style-name="P3896">*-**-KL-GAS_HD_HOOFDLEIDING_1 BAR-G</text:p>
          </table:table-cell>
          <table:table-cell table:style-name="TableCell3897">
            <text:p text:style-name="P3898">G</text:p>
          </table:table-cell>
        </table:table-row>
        <table:table-row table:style-name="TableRow3899">
          <table:table-cell table:style-name="TableCell3900">
            <text:p text:style-name="P3901">*-**-KL-GAS_HD_HOOFDLEIDING_1 BAR_PE-G</text:p>
          </table:table-cell>
          <table:table-cell table:style-name="TableCell3902">
            <text:p text:style-name="P3903">G</text:p>
          </table:table-cell>
        </table:table-row>
        <table:table-row table:style-name="TableRow3904">
          <table:table-cell table:style-name="TableCell3905">
            <text:p text:style-name="P3906">*-**-KL-GAS_HD_HOOFDLEIDING_1 BAR_PE_110-G</text:p>
          </table:table-cell>
          <table:table-cell table:style-name="TableCell3907">
            <text:p text:style-name="P3908">G</text:p>
          </table:table-cell>
        </table:table-row>
        <table:table-row table:style-name="TableRow3909">
          <table:table-cell table:style-name="TableCell3910">
            <text:p text:style-name="P3911">*-**-KL-GAS_HD_HOOFDLEIDING_1 BAR_PE_160-G</text:p>
          </table:table-cell>
          <table:table-cell table:style-name="TableCell3912">
            <text:p text:style-name="P3913">G</text:p>
          </table:table-cell>
        </table:table-row>
        <table:table-row table:style-name="TableRow3914">
          <table:table-cell table:style-name="TableCell3915">
            <text:p text:style-name="P3916">*-**-KL-GAS_HD_HOOFDLEIDING_1 BAR_PE_250-G</text:p>
          </table:table-cell>
          <table:table-cell table:style-name="TableCell3917">
            <text:p text:style-name="P3918">G</text:p>
          </table:table-cell>
        </table:table-row>
        <table:table-row table:style-name="TableRow3919">
          <table:table-cell table:style-name="TableCell3920">
            <text:p text:style-name="P3921">*-**-KL-GAS_HD_HOOFDLEIDING_1 BAR_PE_315-G</text:p>
          </table:table-cell>
          <table:table-cell table:style-name="TableCell3922">
            <text:p text:style-name="P3923">G</text:p>
          </table:table-cell>
        </table:table-row>
        <table:table-row table:style-name="TableRow3924">
          <table:table-cell table:style-name="TableCell3925">
            <text:p text:style-name="P3926">*-**-KL-GAS_HD_HOOFDLEIDING_1 BAR_PE_75-G</text:p>
          </table:table-cell>
          <table:table-cell table:style-name="TableCell3927">
            <text:p text:style-name="P3928">G</text:p>
          </table:table-cell>
        </table:table-row>
        <table:table-row table:style-name="TableRow3929">
          <table:table-cell table:style-name="TableCell3930">
            <text:p text:style-name="P3931">*-**-KL-GAS_HD_HOOFDLEIDING_1 BAR_PE_90-G</text:p>
          </table:table-cell>
          <table:table-cell table:style-name="TableCell3932">
            <text:p text:style-name="P3933">G</text:p>
          </table:table-cell>
        </table:table-row>
        <table:table-row table:style-name="TableRow3934">
          <table:table-cell table:style-name="TableCell3935">
            <text:p text:style-name="P3936">*-**-KL-GAS_HD_HOOFDLEIDING_1 BAR_PVC-G</text:p>
          </table:table-cell>
          <table:table-cell table:style-name="TableCell3937">
            <text:p text:style-name="P3938">G</text:p>
          </table:table-cell>
        </table:table-row>
        <table:table-row table:style-name="TableRow3939">
          <table:table-cell table:style-name="TableCell3940">
            <text:p text:style-name="P3941">*-**-KL-GAS_HD_HOOFDLEIDING_1 BAR_PVC_110-G</text:p>
          </table:table-cell>
          <table:table-cell table:style-name="TableCell3942">
            <text:p text:style-name="P3943">G</text:p>
          </table:table-cell>
        </table:table-row>
        <table:table-row table:style-name="TableRow3944">
          <table:table-cell table:style-name="TableCell3945">
            <text:p text:style-name="P3946">*-**-KL-GAS_HD_HOOFDLEIDING_1 BAR_PVC_160-G</text:p>
          </table:table-cell>
          <table:table-cell table:style-name="TableCell3947">
            <text:p text:style-name="P3948">G</text:p>
          </table:table-cell>
        </table:table-row>
        <table:table-row table:style-name="TableRow3949">
          <table:table-cell table:style-name="TableCell3950">
            <text:p text:style-name="P3951">*-**-KL-GAS_HD_HOOFDLEIDING_1 BAR_PVC_250-G</text:p>
          </table:table-cell>
          <table:table-cell table:style-name="TableCell3952">
            <text:p text:style-name="P3953">G</text:p>
          </table:table-cell>
        </table:table-row>
        <table:table-row table:style-name="TableRow3954">
          <table:table-cell table:style-name="TableCell3955">
            <text:p text:style-name="P3956">*-**-KL-GAS_HD_HOOFDLEIDING_1 BAR_PVC_315-G</text:p>
          </table:table-cell>
          <table:table-cell table:style-name="TableCell3957">
            <text:p text:style-name="P3958">G</text:p>
          </table:table-cell>
        </table:table-row>
        <table:table-row table:style-name="TableRow3959">
          <table:table-cell table:style-name="TableCell3960">
            <text:p text:style-name="P3961">*-**-KL-GAS_HD_HOOFDLEIDING_1 BAR_PVC_75-G</text:p>
          </table:table-cell>
          <table:table-cell table:style-name="TableCell3962">
            <text:p text:style-name="P3963">G</text:p>
          </table:table-cell>
        </table:table-row>
        <table:table-row table:style-name="TableRow3964">
          <table:table-cell table:style-name="TableCell3965">
            <text:p text:style-name="P3966">*-**-KL-GAS_HD_HOOFDLEIDING_1 BAR_PVC_90-G</text:p>
          </table:table-cell>
          <table:table-cell table:style-name="TableCell3967">
            <text:p text:style-name="P3968">G</text:p>
          </table:table-cell>
        </table:table-row>
        <table:table-row table:style-name="TableRow3969">
          <table:table-cell table:style-name="TableCell3970">
            <text:p text:style-name="P3971">*-**-KL-GAS_HD_HOOFDLEIDING_4 BAR-G</text:p>
          </table:table-cell>
          <table:table-cell table:style-name="TableCell3972">
            <text:p text:style-name="P3973">G</text:p>
          </table:table-cell>
        </table:table-row>
        <table:table-row table:style-name="TableRow3974">
          <table:table-cell table:style-name="TableCell3975">
            <text:p text:style-name="P3976">*-**-KL-GAS_HD_HOOFDLEIDING_4 BAR_PE-G</text:p>
          </table:table-cell>
          <table:table-cell table:style-name="TableCell3977">
            <text:p text:style-name="P3978">G</text:p>
          </table:table-cell>
        </table:table-row>
        <table:table-row table:style-name="TableRow3979">
          <table:table-cell table:style-name="TableCell3980">
            <text:p text:style-name="P3981">*-**-KL-GAS_HD_HOOFDLEIDING_4 BAR_PE_110-G</text:p>
          </table:table-cell>
          <table:table-cell table:style-name="TableCell3982">
            <text:p text:style-name="P3983">G</text:p>
          </table:table-cell>
        </table:table-row>
        <table:table-row table:style-name="TableRow3984">
          <table:table-cell table:style-name="TableCell3985">
            <text:p text:style-name="P3986">*-**-KL-GAS_HD_HOOFDLEIDING_4 BAR_PE_160-G</text:p>
          </table:table-cell>
          <table:table-cell table:style-name="TableCell3987">
            <text:p text:style-name="P3988">G</text:p>
          </table:table-cell>
        </table:table-row>
        <table:table-row table:style-name="TableRow3989">
          <table:table-cell table:style-name="TableCell3990">
            <text:p text:style-name="P3991">*-**-KL-GAS_HD_HOOFDLEIDING_4 BAR_PE_250-G</text:p>
          </table:table-cell>
          <table:table-cell table:style-name="TableCell3992">
            <text:p text:style-name="P3993">G</text:p>
          </table:table-cell>
        </table:table-row>
        <table:table-row table:style-name="TableRow3994">
          <table:table-cell table:style-name="TableCell3995">
            <text:p text:style-name="P3996">*-**-KL-GAS_HD_HOOFDLEIDING_4 BAR_PE_315-G</text:p>
          </table:table-cell>
          <table:table-cell table:style-name="TableCell3997">
            <text:p text:style-name="P3998">G</text:p>
          </table:table-cell>
        </table:table-row>
        <table:table-row table:style-name="TableRow3999">
          <table:table-cell table:style-name="TableCell4000">
            <text:p text:style-name="P4001">*-**-KL-GAS_HD_HOOFDLEIDING_4 BAR_PE_75-G</text:p>
          </table:table-cell>
          <table:table-cell table:style-name="TableCell4002">
            <text:p text:style-name="P4003">G</text:p>
          </table:table-cell>
        </table:table-row>
        <table:table-row table:style-name="TableRow4004">
          <table:table-cell table:style-name="TableCell4005">
            <text:p text:style-name="P4006">*-**-KL-GAS_HD_HOOFDLEIDING_4 BAR_PE_90-G</text:p>
          </table:table-cell>
          <table:table-cell table:style-name="TableCell4007">
            <text:p text:style-name="P4008">G</text:p>
          </table:table-cell>
        </table:table-row>
        <table:table-row table:style-name="TableRow4009">
          <table:table-cell table:style-name="TableCell4010">
            <text:p text:style-name="P4011">*-**-KL-GAS_HD_HOOFDLEIDING_4 BAR_PVC-G</text:p>
          </table:table-cell>
          <table:table-cell table:style-name="TableCell4012">
            <text:p text:style-name="P4013">G</text:p>
          </table:table-cell>
        </table:table-row>
        <table:table-row table:style-name="TableRow4014">
          <table:table-cell table:style-name="TableCell4015">
            <text:p text:style-name="P4016">*-**-KL-GAS_HD_HOOFDLEIDING_4 BAR_PVC_110-G</text:p>
          </table:table-cell>
          <table:table-cell table:style-name="TableCell4017">
            <text:p text:style-name="P4018">G</text:p>
          </table:table-cell>
        </table:table-row>
        <table:table-row table:style-name="TableRow4019">
          <table:table-cell table:style-name="TableCell4020">
            <text:p text:style-name="P4021">*-**-KL-GAS_HD_HOOFDLEIDING_4 BAR_PVC_160-G</text:p>
          </table:table-cell>
          <table:table-cell table:style-name="TableCell4022">
            <text:p text:style-name="P4023">G</text:p>
          </table:table-cell>
        </table:table-row>
        <table:table-row table:style-name="TableRow4024">
          <table:table-cell table:style-name="TableCell4025">
            <text:p text:style-name="P4026">*-**-KL-GAS_HD_HOOFDLEIDING_4 BAR_PVC_250-G</text:p>
          </table:table-cell>
          <table:table-cell table:style-name="TableCell4027">
            <text:p text:style-name="P4028">G</text:p>
          </table:table-cell>
        </table:table-row>
        <table:table-row table:style-name="TableRow4029">
          <table:table-cell table:style-name="TableCell4030">
            <text:p text:style-name="P4031">*-**-KL-GAS_HD_HOOFDLEIDING_4 BAR_PVC_315-G</text:p>
          </table:table-cell>
          <table:table-cell table:style-name="TableCell4032">
            <text:p text:style-name="P4033">G</text:p>
          </table:table-cell>
        </table:table-row>
        <table:table-row table:style-name="TableRow4034">
          <table:table-cell table:style-name="TableCell4035">
            <text:p text:style-name="P4036">*-**-KL-GAS_HD_HOOFDLEIDING_4 BAR_PVC_75-G</text:p>
          </table:table-cell>
          <table:table-cell table:style-name="TableCell4037">
            <text:p text:style-name="P4038">G</text:p>
          </table:table-cell>
        </table:table-row>
        <table:table-row table:style-name="TableRow4039">
          <table:table-cell table:style-name="TableCell4040">
            <text:p text:style-name="P4041">*-**-KL-GAS_HD_HOOFDLEIDING_4 BAR_PVC_90-G</text:p>
          </table:table-cell>
          <table:table-cell table:style-name="TableCell4042">
            <text:p text:style-name="P4043">G</text:p>
          </table:table-cell>
        </table:table-row>
        <table:table-row table:style-name="TableRow4044">
          <table:table-cell table:style-name="TableCell4045">
            <text:p text:style-name="P4046">*-**-KL-GAS_HD_HOOFDLEIDING_40 BAR-G</text:p>
          </table:table-cell>
          <table:table-cell table:style-name="TableCell4047">
            <text:p text:style-name="P4048">G</text:p>
          </table:table-cell>
        </table:table-row>
        <table:table-row table:style-name="TableRow4049">
          <table:table-cell table:style-name="TableCell4050">
            <text:p text:style-name="P4051">*-**-KL-GAS_HD_HOOFDLEIDING_67 BAR-G</text:p>
          </table:table-cell>
          <table:table-cell table:style-name="TableCell4052">
            <text:p text:style-name="P4053">G</text:p>
          </table:table-cell>
        </table:table-row>
        <table:table-row table:style-name="TableRow4054">
          <table:table-cell table:style-name="TableCell4055">
            <text:p text:style-name="P4056">*-**-KL-GAS_HD_HOOFDLEIDING_8 BAR-G</text:p>
          </table:table-cell>
          <table:table-cell table:style-name="TableCell4057">
            <text:p text:style-name="P4058">G</text:p>
          </table:table-cell>
        </table:table-row>
        <table:table-row table:style-name="TableRow4059">
          <table:table-cell table:style-name="TableCell4060">
            <text:p text:style-name="P4061">*-**-KL-GAS_HD_HOOFDLEIDING_8 BAR_PE-G</text:p>
          </table:table-cell>
          <table:table-cell table:style-name="TableCell4062">
            <text:p text:style-name="P4063">G</text:p>
          </table:table-cell>
        </table:table-row>
        <table:table-row table:style-name="TableRow4064">
          <table:table-cell table:style-name="TableCell4065">
            <text:p text:style-name="P4066">*-**-KL-GAS_HD_HOOFDLEIDING_8 BAR_PE_110-G</text:p>
          </table:table-cell>
          <table:table-cell table:style-name="TableCell4067">
            <text:p text:style-name="P4068">G</text:p>
          </table:table-cell>
        </table:table-row>
        <table:table-row table:style-name="TableRow4069">
          <table:table-cell table:style-name="TableCell4070">
            <text:p text:style-name="P4071">*-**-KL-GAS_HD_HOOFDLEIDING_8 BAR_PE_160-G</text:p>
          </table:table-cell>
          <table:table-cell table:style-name="TableCell4072">
            <text:p text:style-name="P4073">G</text:p>
          </table:table-cell>
        </table:table-row>
        <table:table-row table:style-name="TableRow4074">
          <table:table-cell table:style-name="TableCell4075">
            <text:p text:style-name="P4076">*-**-KL-GAS_HD_HOOFDLEIDING_8 BAR_PE_250-G</text:p>
          </table:table-cell>
          <table:table-cell table:style-name="TableCell4077">
            <text:p text:style-name="P4078">G</text:p>
          </table:table-cell>
        </table:table-row>
        <table:table-row table:style-name="TableRow4079">
          <table:table-cell table:style-name="TableCell4080">
            <text:p text:style-name="P4081">*-**-KL-GAS_HD_HOOFDLEIDING_8 BAR_PE_315-G</text:p>
          </table:table-cell>
          <table:table-cell table:style-name="TableCell4082">
            <text:p text:style-name="P4083">G</text:p>
          </table:table-cell>
        </table:table-row>
        <table:table-row table:style-name="TableRow4084">
          <table:table-cell table:style-name="TableCell4085">
            <text:p text:style-name="P4086">*-**-KL-GAS_HD_HOOFDLEIDING_8 BAR_PE_75-G</text:p>
          </table:table-cell>
          <table:table-cell table:style-name="TableCell4087">
            <text:p text:style-name="P4088">G</text:p>
          </table:table-cell>
        </table:table-row>
        <table:table-row table:style-name="TableRow4089">
          <table:table-cell table:style-name="TableCell4090">
            <text:p text:style-name="P4091">*-**-KL-GAS_HD_HOOFDLEIDING_8 BAR_PE_90-G</text:p>
          </table:table-cell>
          <table:table-cell table:style-name="TableCell4092">
            <text:p text:style-name="P4093">G</text:p>
          </table:table-cell>
        </table:table-row>
        <table:table-row table:style-name="TableRow4094">
          <table:table-cell table:style-name="TableCell4095">
            <text:p text:style-name="P4096">*-**-KL-GAS_HD_HOOFDLEIDING_8 BAR_PVC-G</text:p>
          </table:table-cell>
          <table:table-cell table:style-name="TableCell4097">
            <text:p text:style-name="P4098">G</text:p>
          </table:table-cell>
        </table:table-row>
        <table:table-row table:style-name="TableRow4099">
          <table:table-cell table:style-name="TableCell4100">
            <text:p text:style-name="P4101">*-**-KL-GAS_HD_HOOFDLEIDING_8 BAR_PVC_110-G</text:p>
          </table:table-cell>
          <table:table-cell table:style-name="TableCell4102">
            <text:p text:style-name="P4103">G</text:p>
          </table:table-cell>
        </table:table-row>
        <table:table-row table:style-name="TableRow4104">
          <table:table-cell table:style-name="TableCell4105">
            <text:p text:style-name="P4106">*-**-KL-GAS_HD_HOOFDLEIDING_8 BAR_PVC_160-G</text:p>
          </table:table-cell>
          <table:table-cell table:style-name="TableCell4107">
            <text:p text:style-name="P4108">G</text:p>
          </table:table-cell>
        </table:table-row>
        <table:table-row table:style-name="TableRow4109">
          <table:table-cell table:style-name="TableCell4110">
            <text:p text:style-name="P4111">*-**-KL-GAS_HD_HOOFDLEIDING_8 BAR_PVC_250-G</text:p>
          </table:table-cell>
          <table:table-cell table:style-name="TableCell4112">
            <text:p text:style-name="P4113">G</text:p>
          </table:table-cell>
        </table:table-row>
        <table:table-row table:style-name="TableRow4114">
          <table:table-cell table:style-name="TableCell4115">
            <text:p text:style-name="P4116">*-**-KL-GAS_HD_HOOFDLEIDING_8 BAR_PVC_315-G</text:p>
          </table:table-cell>
          <table:table-cell table:style-name="TableCell4117">
            <text:p text:style-name="P4118">G</text:p>
          </table:table-cell>
        </table:table-row>
        <table:table-row table:style-name="TableRow4119">
          <table:table-cell table:style-name="TableCell4120">
            <text:p text:style-name="P4121">*-**-KL-GAS_HD_HOOFDLEIDING_8 BAR_PVC_75-G</text:p>
          </table:table-cell>
          <table:table-cell table:style-name="TableCell4122">
            <text:p text:style-name="P4123">G</text:p>
          </table:table-cell>
        </table:table-row>
        <text:soft-page-break/>
        <table:table-row table:style-name="TableRow4124">
          <table:table-cell table:style-name="TableCell4125">
            <text:p text:style-name="P4126">*-**-KL-GAS_HD_HOOFDLEIDING_8 BAR_PVC_90-G</text:p>
          </table:table-cell>
          <table:table-cell table:style-name="TableCell4127">
            <text:p text:style-name="P4128">G</text:p>
          </table:table-cell>
        </table:table-row>
        <table:table-row table:style-name="TableRow4129">
          <table:table-cell table:style-name="TableCell4130">
            <text:p text:style-name="P4131">*-**-KL-GAS_HULPSTUK-G/S</text:p>
          </table:table-cell>
          <table:table-cell table:style-name="TableCell4132">
            <text:p text:style-name="P4133">G/S</text:p>
          </table:table-cell>
        </table:table-row>
        <table:table-row table:style-name="TableRow4134">
          <table:table-cell table:style-name="TableCell4135">
            <text:p text:style-name="P4136">*-**-KL-GAS_HULPSTUK_AANSLUITPUNT-G</text:p>
          </table:table-cell>
          <table:table-cell table:style-name="TableCell4137">
            <text:p text:style-name="P4138">G</text:p>
          </table:table-cell>
        </table:table-row>
        <table:table-row table:style-name="TableRow4139">
          <table:table-cell table:style-name="TableCell4140">
            <text:p text:style-name="P4141">*-**-KL-GAS_HULPSTUK_AFSLUITER-G</text:p>
          </table:table-cell>
          <table:table-cell table:style-name="TableCell4142">
            <text:p text:style-name="P4143">G</text:p>
          </table:table-cell>
        </table:table-row>
        <table:table-row table:style-name="TableRow4144">
          <table:table-cell table:style-name="TableCell4145">
            <text:p text:style-name="P4146">*-**-KL-GAS_HULPSTUK_DRUKMEETPUNT-G</text:p>
          </table:table-cell>
          <table:table-cell table:style-name="TableCell4147">
            <text:p text:style-name="P4148">G</text:p>
          </table:table-cell>
        </table:table-row>
        <table:table-row table:style-name="TableRow4149">
          <table:table-cell table:style-name="TableCell4150">
            <text:p text:style-name="P4151">*-**-KL-GAS_HULPSTUK_FLENSVERBINDING-G</text:p>
          </table:table-cell>
          <table:table-cell table:style-name="TableCell4152">
            <text:p text:style-name="P4153">G</text:p>
          </table:table-cell>
        </table:table-row>
        <table:table-row table:style-name="TableRow4154">
          <table:table-cell table:style-name="TableCell4155">
            <text:p text:style-name="P4156">*-**-KL-GAS_HULPSTUK_KNOOPPUNT-G</text:p>
          </table:table-cell>
          <table:table-cell table:style-name="TableCell4157">
            <text:p text:style-name="P4158">G</text:p>
          </table:table-cell>
        </table:table-row>
        <table:table-row table:style-name="TableRow4159">
          <table:table-cell table:style-name="TableCell4160">
            <text:p text:style-name="P4161">*-**-KL-GAS_HULPSTUK_MOFVERBINDING-G</text:p>
          </table:table-cell>
          <table:table-cell table:style-name="TableCell4162">
            <text:p text:style-name="P4163">G</text:p>
          </table:table-cell>
        </table:table-row>
        <table:table-row table:style-name="TableRow4164">
          <table:table-cell table:style-name="TableCell4165">
            <text:p text:style-name="P4166">*-**-KL-GAS_HULPSTUK_STRAATPOT-G/S</text:p>
          </table:table-cell>
          <table:table-cell table:style-name="TableCell4167">
            <text:p text:style-name="P4168">G/S</text:p>
          </table:table-cell>
        </table:table-row>
        <table:table-row table:style-name="TableRow4169">
          <table:table-cell table:style-name="TableCell4170">
            <text:p text:style-name="P4171">*-**-KL-GAS_INKOOPPUNT-G/S</text:p>
          </table:table-cell>
          <table:table-cell table:style-name="TableCell4172">
            <text:p text:style-name="P4173">G/S</text:p>
          </table:table-cell>
        </table:table-row>
        <table:table-row table:style-name="TableRow4174">
          <table:table-cell table:style-name="TableCell4175">
            <text:p text:style-name="P4176">*-**-KL-GAS_LD-G</text:p>
          </table:table-cell>
          <table:table-cell table:style-name="TableCell4177">
            <text:p text:style-name="P4178">G</text:p>
          </table:table-cell>
        </table:table-row>
        <table:table-row table:style-name="TableRow4179">
          <table:table-cell table:style-name="TableCell4180">
            <text:p text:style-name="P4181">*-**-KL-GAS_LD_AANSLUITLEIDING-G</text:p>
          </table:table-cell>
          <table:table-cell table:style-name="TableCell4182">
            <text:p text:style-name="P4183">G</text:p>
          </table:table-cell>
        </table:table-row>
        <table:table-row table:style-name="TableRow4184">
          <table:table-cell table:style-name="TableCell4185">
            <text:p text:style-name="P4186">*-**-KL-GAS_LD_AANSLUITLEIDING_100 MBAR-G</text:p>
          </table:table-cell>
          <table:table-cell table:style-name="TableCell4187">
            <text:p text:style-name="P4188">G</text:p>
          </table:table-cell>
        </table:table-row>
        <table:table-row table:style-name="TableRow4189">
          <table:table-cell table:style-name="TableCell4190">
            <text:p text:style-name="P4191">*-**-KL-GAS_LD_AANSLUITLEIDING_100 MBAR_PE-G</text:p>
          </table:table-cell>
          <table:table-cell table:style-name="TableCell4192">
            <text:p text:style-name="P4193">G</text:p>
          </table:table-cell>
        </table:table-row>
        <table:table-row table:style-name="TableRow4194">
          <table:table-cell table:style-name="TableCell4195">
            <text:p text:style-name="P4196">*-**-KL-GAS_LD_AANSLUITLEIDING_100 MBAR_PE_25-G</text:p>
          </table:table-cell>
          <table:table-cell table:style-name="TableCell4197">
            <text:p text:style-name="P4198">G</text:p>
          </table:table-cell>
        </table:table-row>
        <table:table-row table:style-name="TableRow4199">
          <table:table-cell table:style-name="TableCell4200">
            <text:p text:style-name="P4201">*-**-KL-GAS_LD_AANSLUITLEIDING_100 MBAR_PE_32-G</text:p>
          </table:table-cell>
          <table:table-cell table:style-name="TableCell4202">
            <text:p text:style-name="P4203">G</text:p>
          </table:table-cell>
        </table:table-row>
        <table:table-row table:style-name="TableRow4204">
          <table:table-cell table:style-name="TableCell4205">
            <text:p text:style-name="P4206">*-**-KL-GAS_LD_AANSLUITLEIDING_100 MBAR_PE_40-G</text:p>
          </table:table-cell>
          <table:table-cell table:style-name="TableCell4207">
            <text:p text:style-name="P4208">G</text:p>
          </table:table-cell>
        </table:table-row>
        <table:table-row table:style-name="TableRow4209">
          <table:table-cell table:style-name="TableCell4210">
            <text:p text:style-name="P4211">*-**-KL-GAS_LD_AANSLUITLEIDING_100 MBAR_PE_50-G</text:p>
          </table:table-cell>
          <table:table-cell table:style-name="TableCell4212">
            <text:p text:style-name="P4213">G</text:p>
          </table:table-cell>
        </table:table-row>
        <table:table-row table:style-name="TableRow4214">
          <table:table-cell table:style-name="TableCell4215">
            <text:p text:style-name="P4216">*-**-KL-GAS_LD_AANSLUITLEIDING_100 MBAR_PE_75-G</text:p>
          </table:table-cell>
          <table:table-cell table:style-name="TableCell4217">
            <text:p text:style-name="P4218">G</text:p>
          </table:table-cell>
        </table:table-row>
        <table:table-row table:style-name="TableRow4219">
          <table:table-cell table:style-name="TableCell4220">
            <text:p text:style-name="P4221">*-**-KL-GAS_LD_AANSLUITLEIDING_100 MBAR_PE_90-G</text:p>
          </table:table-cell>
          <table:table-cell table:style-name="TableCell4222">
            <text:p text:style-name="P4223">G</text:p>
          </table:table-cell>
        </table:table-row>
        <table:table-row table:style-name="TableRow4224">
          <table:table-cell table:style-name="TableCell4225">
            <text:p text:style-name="P4226">*-**-KL-GAS_LD_AANSLUITLEIDING_100 MBAR_PVC-G</text:p>
          </table:table-cell>
          <table:table-cell table:style-name="TableCell4227">
            <text:p text:style-name="P4228">G</text:p>
          </table:table-cell>
        </table:table-row>
        <table:table-row table:style-name="TableRow4229">
          <table:table-cell table:style-name="TableCell4230">
            <text:p text:style-name="P4231">*-**-KL-GAS_LD_AANSLUITLEIDING_100 MBAR_PVC_25-G</text:p>
          </table:table-cell>
          <table:table-cell table:style-name="TableCell4232">
            <text:p text:style-name="P4233">G</text:p>
          </table:table-cell>
        </table:table-row>
        <table:table-row table:style-name="TableRow4234">
          <table:table-cell table:style-name="TableCell4235">
            <text:p text:style-name="P4236">*-**-KL-GAS_LD_AANSLUITLEIDING_100 MBAR_PVC_32-G</text:p>
          </table:table-cell>
          <table:table-cell table:style-name="TableCell4237">
            <text:p text:style-name="P4238">G</text:p>
          </table:table-cell>
        </table:table-row>
        <table:table-row table:style-name="TableRow4239">
          <table:table-cell table:style-name="TableCell4240">
            <text:p text:style-name="P4241">*-**-KL-GAS_LD_AANSLUITLEIDING_100 MBAR_PVC_40-G</text:p>
          </table:table-cell>
          <table:table-cell table:style-name="TableCell4242">
            <text:p text:style-name="P4243">G</text:p>
          </table:table-cell>
        </table:table-row>
        <table:table-row table:style-name="TableRow4244">
          <table:table-cell table:style-name="TableCell4245">
            <text:p text:style-name="P4246">*-**-KL-GAS_LD_AANSLUITLEIDING_100 MBAR_PVC_50-G</text:p>
          </table:table-cell>
          <table:table-cell table:style-name="TableCell4247">
            <text:p text:style-name="P4248">G</text:p>
          </table:table-cell>
        </table:table-row>
        <table:table-row table:style-name="TableRow4249">
          <table:table-cell table:style-name="TableCell4250">
            <text:p text:style-name="P4251">*-**-KL-GAS_LD_AANSLUITLEIDING_100 MBAR_PVC_75-G</text:p>
          </table:table-cell>
          <table:table-cell table:style-name="TableCell4252">
            <text:p text:style-name="P4253">G</text:p>
          </table:table-cell>
        </table:table-row>
        <table:table-row table:style-name="TableRow4254">
          <table:table-cell table:style-name="TableCell4255">
            <text:p text:style-name="P4256">*-**-KL-GAS_LD_AANSLUITLEIDING_100 MBAR_PVC_90-G</text:p>
          </table:table-cell>
          <table:table-cell table:style-name="TableCell4257">
            <text:p text:style-name="P4258">G</text:p>
          </table:table-cell>
        </table:table-row>
        <table:table-row table:style-name="TableRow4259">
          <table:table-cell table:style-name="TableCell4260">
            <text:p text:style-name="P4261">*-**-KL-GAS_LD_AANSLUITLEIDING_30 MBAR-G</text:p>
          </table:table-cell>
          <table:table-cell table:style-name="TableCell4262">
            <text:p text:style-name="P4263">G</text:p>
          </table:table-cell>
        </table:table-row>
        <table:table-row table:style-name="TableRow4264">
          <table:table-cell table:style-name="TableCell4265">
            <text:p text:style-name="P4266">*-**-KL-GAS_LD_AANSLUITLEIDING_30 MBAR_PE-G</text:p>
          </table:table-cell>
          <table:table-cell table:style-name="TableCell4267">
            <text:p text:style-name="P4268">G</text:p>
          </table:table-cell>
        </table:table-row>
        <table:table-row table:style-name="TableRow4269">
          <table:table-cell table:style-name="TableCell4270">
            <text:p text:style-name="P4271">*-**-KL-GAS_LD_AANSLUITLEIDING_30 MBAR_PE_25-G</text:p>
          </table:table-cell>
          <table:table-cell table:style-name="TableCell4272">
            <text:p text:style-name="P4273">G</text:p>
          </table:table-cell>
        </table:table-row>
        <table:table-row table:style-name="TableRow4274">
          <table:table-cell table:style-name="TableCell4275">
            <text:p text:style-name="P4276">*-**-KL-GAS_LD_AANSLUITLEIDING_30 MBAR_PE_32-G</text:p>
          </table:table-cell>
          <table:table-cell table:style-name="TableCell4277">
            <text:p text:style-name="P4278">G</text:p>
          </table:table-cell>
        </table:table-row>
        <table:table-row table:style-name="TableRow4279">
          <table:table-cell table:style-name="TableCell4280">
            <text:p text:style-name="P4281">*-**-KL-GAS_LD_AANSLUITLEIDING_30 MBAR_PE_40-G</text:p>
          </table:table-cell>
          <table:table-cell table:style-name="TableCell4282">
            <text:p text:style-name="P4283">G</text:p>
          </table:table-cell>
        </table:table-row>
        <table:table-row table:style-name="TableRow4284">
          <table:table-cell table:style-name="TableCell4285">
            <text:p text:style-name="P4286">*-**-KL-GAS_LD_AANSLUITLEIDING_30 MBAR_PE_50-G</text:p>
          </table:table-cell>
          <table:table-cell table:style-name="TableCell4287">
            <text:p text:style-name="P4288">G</text:p>
          </table:table-cell>
        </table:table-row>
        <table:table-row table:style-name="TableRow4289">
          <table:table-cell table:style-name="TableCell4290">
            <text:p text:style-name="P4291">*-**-KL-GAS_LD_AANSLUITLEIDING_30 MBAR_PE_75-G</text:p>
          </table:table-cell>
          <table:table-cell table:style-name="TableCell4292">
            <text:p text:style-name="P4293">G</text:p>
          </table:table-cell>
        </table:table-row>
        <table:table-row table:style-name="TableRow4294">
          <table:table-cell table:style-name="TableCell4295">
            <text:p text:style-name="P4296">*-**-KL-GAS_LD_AANSLUITLEIDING_30 MBAR_PE_90-G</text:p>
          </table:table-cell>
          <table:table-cell table:style-name="TableCell4297">
            <text:p text:style-name="P4298">G</text:p>
          </table:table-cell>
        </table:table-row>
        <table:table-row table:style-name="TableRow4299">
          <table:table-cell table:style-name="TableCell4300">
            <text:p text:style-name="P4301">*-**-KL-GAS_LD_AANSLUITLEIDING_30 MBAR_PVC-G</text:p>
          </table:table-cell>
          <table:table-cell table:style-name="TableCell4302">
            <text:p text:style-name="P4303">G</text:p>
          </table:table-cell>
        </table:table-row>
        <table:table-row table:style-name="TableRow4304">
          <table:table-cell table:style-name="TableCell4305">
            <text:p text:style-name="P4306">*-**-KL-GAS_LD_AANSLUITLEIDING_30 MBAR_PVC_25-G</text:p>
          </table:table-cell>
          <table:table-cell table:style-name="TableCell4307">
            <text:p text:style-name="P4308">G</text:p>
          </table:table-cell>
        </table:table-row>
        <table:table-row table:style-name="TableRow4309">
          <table:table-cell table:style-name="TableCell4310">
            <text:p text:style-name="P4311">*-**-KL-GAS_LD_AANSLUITLEIDING_30 MBAR_PVC_32-G</text:p>
          </table:table-cell>
          <table:table-cell table:style-name="TableCell4312">
            <text:p text:style-name="P4313">G</text:p>
          </table:table-cell>
        </table:table-row>
        <table:table-row table:style-name="TableRow4314">
          <table:table-cell table:style-name="TableCell4315">
            <text:p text:style-name="P4316">*-**-KL-GAS_LD_AANSLUITLEIDING_30 MBAR_PVC_40-G</text:p>
          </table:table-cell>
          <table:table-cell table:style-name="TableCell4317">
            <text:p text:style-name="P4318">G</text:p>
          </table:table-cell>
        </table:table-row>
        <table:table-row table:style-name="TableRow4319">
          <table:table-cell table:style-name="TableCell4320">
            <text:p text:style-name="P4321">*-**-KL-GAS_LD_AANSLUITLEIDING_30 MBAR_PVC_50-G</text:p>
          </table:table-cell>
          <table:table-cell table:style-name="TableCell4322">
            <text:p text:style-name="P4323">G</text:p>
          </table:table-cell>
        </table:table-row>
        <table:table-row table:style-name="TableRow4324">
          <table:table-cell table:style-name="TableCell4325">
            <text:p text:style-name="P4326">*-**-KL-GAS_LD_AANSLUITLEIDING_30 MBAR_PVC_75-G</text:p>
          </table:table-cell>
          <table:table-cell table:style-name="TableCell4327">
            <text:p text:style-name="P4328">G</text:p>
          </table:table-cell>
        </table:table-row>
        <table:table-row table:style-name="TableRow4329">
          <table:table-cell table:style-name="TableCell4330">
            <text:p text:style-name="P4331">*-**-KL-GAS_LD_HOOFDLEIDING-G</text:p>
          </table:table-cell>
          <table:table-cell table:style-name="TableCell4332">
            <text:p text:style-name="P4333">G</text:p>
          </table:table-cell>
        </table:table-row>
        <table:table-row table:style-name="TableRow4334">
          <table:table-cell table:style-name="TableCell4335">
            <text:p text:style-name="P4336">*-**-KL-GAS_LD_HOOFDLEIDING_100 MBAR-G</text:p>
          </table:table-cell>
          <table:table-cell table:style-name="TableCell4337">
            <text:p text:style-name="P4338">G</text:p>
          </table:table-cell>
        </table:table-row>
        <table:table-row table:style-name="TableRow4339">
          <table:table-cell table:style-name="TableCell4340">
            <text:p text:style-name="P4341">*-**-KL-GAS_LD_HOOFDLEIDING_100 MBAR_PE-G</text:p>
          </table:table-cell>
          <table:table-cell table:style-name="TableCell4342">
            <text:p text:style-name="P4343">G</text:p>
          </table:table-cell>
        </table:table-row>
        <table:table-row table:style-name="TableRow4344">
          <table:table-cell table:style-name="TableCell4345">
            <text:p text:style-name="P4346">*-**-KL-GAS_LD_HOOFDLEIDING_100 MBAR_PE_110-G</text:p>
          </table:table-cell>
          <table:table-cell table:style-name="TableCell4347">
            <text:p text:style-name="P4348">G</text:p>
          </table:table-cell>
        </table:table-row>
        <table:table-row table:style-name="TableRow4349">
          <table:table-cell table:style-name="TableCell4350">
            <text:p text:style-name="P4351">*-**-KL-GAS_LD_HOOFDLEIDING_100 MBAR_PE_160-G</text:p>
          </table:table-cell>
          <table:table-cell table:style-name="TableCell4352">
            <text:p text:style-name="P4353">G</text:p>
          </table:table-cell>
        </table:table-row>
        <text:soft-page-break/>
        <table:table-row table:style-name="TableRow4354">
          <table:table-cell table:style-name="TableCell4355">
            <text:p text:style-name="P4356">*-**-KL-GAS_LD_HOOFDLEIDING_100 MBAR_PE_250-G</text:p>
          </table:table-cell>
          <table:table-cell table:style-name="TableCell4357">
            <text:p text:style-name="P4358">G</text:p>
          </table:table-cell>
        </table:table-row>
        <table:table-row table:style-name="TableRow4359">
          <table:table-cell table:style-name="TableCell4360">
            <text:p text:style-name="P4361">*-**-KL-GAS_LD_HOOFDLEIDING_100 MBAR_PE_315-G</text:p>
          </table:table-cell>
          <table:table-cell table:style-name="TableCell4362">
            <text:p text:style-name="P4363">G</text:p>
          </table:table-cell>
        </table:table-row>
        <table:table-row table:style-name="TableRow4364">
          <table:table-cell table:style-name="TableCell4365">
            <text:p text:style-name="P4366">*-**-KL-GAS_LD_HOOFDLEIDING_100 MBAR_PE_75-G</text:p>
          </table:table-cell>
          <table:table-cell table:style-name="TableCell4367">
            <text:p text:style-name="P4368">G</text:p>
          </table:table-cell>
        </table:table-row>
        <table:table-row table:style-name="TableRow4369">
          <table:table-cell table:style-name="TableCell4370">
            <text:p text:style-name="P4371">*-**-KL-GAS_LD_HOOFDLEIDING_100 MBAR_PE_90-G</text:p>
          </table:table-cell>
          <table:table-cell table:style-name="TableCell4372">
            <text:p text:style-name="P4373">G</text:p>
          </table:table-cell>
        </table:table-row>
        <table:table-row table:style-name="TableRow4374">
          <table:table-cell table:style-name="TableCell4375">
            <text:p text:style-name="P4376">*-**-KL-GAS_LD_HOOFDLEIDING_100 MBAR_PVC-G</text:p>
          </table:table-cell>
          <table:table-cell table:style-name="TableCell4377">
            <text:p text:style-name="P4378">G</text:p>
          </table:table-cell>
        </table:table-row>
        <table:table-row table:style-name="TableRow4379">
          <table:table-cell table:style-name="TableCell4380">
            <text:p text:style-name="P4381">*-**-KL-GAS_LD_HOOFDLEIDING_100 MBAR_PVC_110-G</text:p>
          </table:table-cell>
          <table:table-cell table:style-name="TableCell4382">
            <text:p text:style-name="P4383">G</text:p>
          </table:table-cell>
        </table:table-row>
        <table:table-row table:style-name="TableRow4384">
          <table:table-cell table:style-name="TableCell4385">
            <text:p text:style-name="P4386">*-**-KL-GAS_LD_HOOFDLEIDING_100 MBAR_PVC_160-G</text:p>
          </table:table-cell>
          <table:table-cell table:style-name="TableCell4387">
            <text:p text:style-name="P4388">G</text:p>
          </table:table-cell>
        </table:table-row>
        <table:table-row table:style-name="TableRow4389">
          <table:table-cell table:style-name="TableCell4390">
            <text:p text:style-name="P4391">*-**-KL-GAS_LD_HOOFDLEIDING_100 MBAR_PVC_250-G</text:p>
          </table:table-cell>
          <table:table-cell table:style-name="TableCell4392">
            <text:p text:style-name="P4393">G</text:p>
          </table:table-cell>
        </table:table-row>
        <table:table-row table:style-name="TableRow4394">
          <table:table-cell table:style-name="TableCell4395">
            <text:p text:style-name="P4396">*-**-KL-GAS_LD_HOOFDLEIDING_100 MBAR_PVC_315-G</text:p>
          </table:table-cell>
          <table:table-cell table:style-name="TableCell4397">
            <text:p text:style-name="P4398">G</text:p>
          </table:table-cell>
        </table:table-row>
        <table:table-row table:style-name="TableRow4399">
          <table:table-cell table:style-name="TableCell4400">
            <text:p text:style-name="P4401">*-**-KL-GAS_LD_HOOFDLEIDING_100 MBAR_PVC_75-G</text:p>
          </table:table-cell>
          <table:table-cell table:style-name="TableCell4402">
            <text:p text:style-name="P4403">G</text:p>
          </table:table-cell>
        </table:table-row>
        <table:table-row table:style-name="TableRow4404">
          <table:table-cell table:style-name="TableCell4405">
            <text:p text:style-name="P4406">*-**-KL-GAS_LD_HOOFDLEIDING_100 MBAR_PVC_90-G</text:p>
          </table:table-cell>
          <table:table-cell table:style-name="TableCell4407">
            <text:p text:style-name="P4408">G</text:p>
          </table:table-cell>
        </table:table-row>
        <table:table-row table:style-name="TableRow4409">
          <table:table-cell table:style-name="TableCell4410">
            <text:p text:style-name="P4411">*-**-KL-GAS_LD_HOOFDLEIDING_30 MBAR-G</text:p>
          </table:table-cell>
          <table:table-cell table:style-name="TableCell4412">
            <text:p text:style-name="P4413">G</text:p>
          </table:table-cell>
        </table:table-row>
        <table:table-row table:style-name="TableRow4414">
          <table:table-cell table:style-name="TableCell4415">
            <text:p text:style-name="P4416">*-**-KL-GAS_LD_HOOFDLEIDING_30 MBAR_PE-G</text:p>
          </table:table-cell>
          <table:table-cell table:style-name="TableCell4417">
            <text:p text:style-name="P4418">G</text:p>
          </table:table-cell>
        </table:table-row>
        <table:table-row table:style-name="TableRow4419">
          <table:table-cell table:style-name="TableCell4420">
            <text:p text:style-name="P4421">*-**-KL-GAS_LD_HOOFDLEIDING_30 MBAR_PE_110-G</text:p>
          </table:table-cell>
          <table:table-cell table:style-name="TableCell4422">
            <text:p text:style-name="P4423">G</text:p>
          </table:table-cell>
        </table:table-row>
        <table:table-row table:style-name="TableRow4424">
          <table:table-cell table:style-name="TableCell4425">
            <text:p text:style-name="P4426">*-**-KL-GAS_LD_HOOFDLEIDING_30 MBAR_PE_160-G</text:p>
          </table:table-cell>
          <table:table-cell table:style-name="TableCell4427">
            <text:p text:style-name="P4428">G</text:p>
          </table:table-cell>
        </table:table-row>
        <table:table-row table:style-name="TableRow4429">
          <table:table-cell table:style-name="TableCell4430">
            <text:p text:style-name="P4431">*-**-KL-GAS_LD_HOOFDLEIDING_30 MBAR_PE_250-G</text:p>
          </table:table-cell>
          <table:table-cell table:style-name="TableCell4432">
            <text:p text:style-name="P4433">G</text:p>
          </table:table-cell>
        </table:table-row>
        <table:table-row table:style-name="TableRow4434">
          <table:table-cell table:style-name="TableCell4435">
            <text:p text:style-name="P4436">*-**-KL-GAS_LD_HOOFDLEIDING_30 MBAR_PE_315-G</text:p>
          </table:table-cell>
          <table:table-cell table:style-name="TableCell4437">
            <text:p text:style-name="P4438">G</text:p>
          </table:table-cell>
        </table:table-row>
        <table:table-row table:style-name="TableRow4439">
          <table:table-cell table:style-name="TableCell4440">
            <text:p text:style-name="P4441">*-**-KL-GAS_LD_HOOFDLEIDING_30 MBAR_PE_75-G</text:p>
          </table:table-cell>
          <table:table-cell table:style-name="TableCell4442">
            <text:p text:style-name="P4443">G</text:p>
          </table:table-cell>
        </table:table-row>
        <table:table-row table:style-name="TableRow4444">
          <table:table-cell table:style-name="TableCell4445">
            <text:p text:style-name="P4446">*-**-KL-GAS_LD_HOOFDLEIDING_30 MBAR_PE_90-G</text:p>
          </table:table-cell>
          <table:table-cell table:style-name="TableCell4447">
            <text:p text:style-name="P4448">G</text:p>
          </table:table-cell>
        </table:table-row>
        <table:table-row table:style-name="TableRow4449">
          <table:table-cell table:style-name="TableCell4450">
            <text:p text:style-name="P4451">*-**-KL-GAS_LD_HOOFDLEIDING_30 MBAR_PVC-G</text:p>
          </table:table-cell>
          <table:table-cell table:style-name="TableCell4452">
            <text:p text:style-name="P4453">G</text:p>
          </table:table-cell>
        </table:table-row>
        <table:table-row table:style-name="TableRow4454">
          <table:table-cell table:style-name="TableCell4455">
            <text:p text:style-name="P4456">*-**-KL-GAS_LD_HOOFDLEIDING_30 MBAR_PVC_110-G</text:p>
          </table:table-cell>
          <table:table-cell table:style-name="TableCell4457">
            <text:p text:style-name="P4458">G</text:p>
          </table:table-cell>
        </table:table-row>
        <table:table-row table:style-name="TableRow4459">
          <table:table-cell table:style-name="TableCell4460">
            <text:p text:style-name="P4461">*-**-KL-GAS_LD_HOOFDLEIDING_30 MBAR_PVC_160-G</text:p>
          </table:table-cell>
          <table:table-cell table:style-name="TableCell4462">
            <text:p text:style-name="P4463">G</text:p>
          </table:table-cell>
        </table:table-row>
        <table:table-row table:style-name="TableRow4464">
          <table:table-cell table:style-name="TableCell4465">
            <text:p text:style-name="P4466">*-**-KL-GAS_LD_HOOFDLEIDING_30 MBAR_PVC_250-G</text:p>
          </table:table-cell>
          <table:table-cell table:style-name="TableCell4467">
            <text:p text:style-name="P4468">G</text:p>
          </table:table-cell>
        </table:table-row>
        <table:table-row table:style-name="TableRow4469">
          <table:table-cell table:style-name="TableCell4470">
            <text:p text:style-name="P4471">*-**-KL-GAS_LD_HOOFDLEIDING_30 MBAR_PVC_315-G</text:p>
          </table:table-cell>
          <table:table-cell table:style-name="TableCell4472">
            <text:p text:style-name="P4473">G</text:p>
          </table:table-cell>
        </table:table-row>
        <table:table-row table:style-name="TableRow4474">
          <table:table-cell table:style-name="TableCell4475">
            <text:p text:style-name="P4476">*-**-KL-GAS_LD_HOOFDLEIDING_30 MBAR_PVC_75-G</text:p>
          </table:table-cell>
          <table:table-cell table:style-name="TableCell4477">
            <text:p text:style-name="P4478">G</text:p>
          </table:table-cell>
        </table:table-row>
        <table:table-row table:style-name="TableRow4479">
          <table:table-cell table:style-name="TableCell4480">
            <text:p text:style-name="P4481">*-**-KL-GAS_LD_HOOFDLEIDING_30 MBAR_PVC_90-G</text:p>
          </table:table-cell>
          <table:table-cell table:style-name="TableCell4482">
            <text:p text:style-name="P4483">G</text:p>
          </table:table-cell>
        </table:table-row>
        <table:table-row table:style-name="TableRow4484">
          <table:table-cell table:style-name="TableCell4485">
            <text:p text:style-name="P4486">*-**-KL-GAS_LOKATIEPAAL-G/S</text:p>
          </table:table-cell>
          <table:table-cell table:style-name="TableCell4487">
            <text:p text:style-name="P4488">G/S</text:p>
          </table:table-cell>
        </table:table-row>
        <table:table-row table:style-name="TableRow4489">
          <table:table-cell table:style-name="TableCell4490">
            <text:p text:style-name="P4491">*-**-KL-GAS_MANTELBUIS-G</text:p>
          </table:table-cell>
          <table:table-cell table:style-name="TableCell4492">
            <text:p text:style-name="P4493">G</text:p>
          </table:table-cell>
        </table:table-row>
        <table:table-row table:style-name="TableRow4494">
          <table:table-cell table:style-name="TableCell4495">
            <text:p text:style-name="P4496">*-**-KL-GAS_STATION-G</text:p>
          </table:table-cell>
          <table:table-cell table:style-name="TableCell4497">
            <text:p text:style-name="P4498">G</text:p>
          </table:table-cell>
        </table:table-row>
        <table:table-row table:style-name="TableRow4499">
          <table:table-cell table:style-name="TableCell4500">
            <text:p text:style-name="P4501">*-**-KL-GAS_STATION_AFLEVERSTATION-G</text:p>
          </table:table-cell>
          <table:table-cell table:style-name="TableCell4502">
            <text:p text:style-name="P4503">G</text:p>
          </table:table-cell>
        </table:table-row>
        <table:table-row table:style-name="TableRow4504">
          <table:table-cell table:style-name="TableCell4505">
            <text:p text:style-name="P4506">*-**-KL-GAS_STATION_DISTRICTSTATION-G</text:p>
          </table:table-cell>
          <table:table-cell table:style-name="TableCell4507">
            <text:p text:style-name="P4508">G</text:p>
          </table:table-cell>
        </table:table-row>
        <table:table-row table:style-name="TableRow4509">
          <table:table-cell table:style-name="TableCell4510">
            <text:p text:style-name="P4511">*-**-KL-GAS_STATION_HOOFDVERDEELSTATION-G</text:p>
          </table:table-cell>
          <table:table-cell table:style-name="TableCell4512">
            <text:p text:style-name="P4513">G</text:p>
          </table:table-cell>
        </table:table-row>
        <table:table-row table:style-name="TableRow4514">
          <table:table-cell table:style-name="TableCell4515">
            <text:p text:style-name="P4516">*-**-KL-GAS_STATION_ONTVANGSTSTATION-G</text:p>
          </table:table-cell>
          <table:table-cell table:style-name="TableCell4517">
            <text:p text:style-name="P4518">G</text:p>
          </table:table-cell>
        </table:table-row>
        <table:table-row table:style-name="TableRow4519">
          <table:table-cell table:style-name="TableCell4520">
            <text:p text:style-name="P4521">*-**-KL-GMS_KABEL-G</text:p>
          </table:table-cell>
          <table:table-cell table:style-name="TableCell4522">
            <text:p text:style-name="P4523">G</text:p>
          </table:table-cell>
        </table:table-row>
        <table:table-row table:style-name="TableRow4524">
          <table:table-cell table:style-name="TableCell4525">
            <text:p text:style-name="P4526">*-**-KL-HOOGTEDETECTIE-G</text:p>
          </table:table-cell>
          <table:table-cell table:style-name="TableCell4527">
            <text:p text:style-name="P4528">G</text:p>
          </table:table-cell>
        </table:table-row>
        <table:table-row table:style-name="TableRow4529">
          <table:table-cell table:style-name="TableCell4530">
            <text:p text:style-name="P4531">*-**-KL-HOOGTEDETECTIE_KABEL-G</text:p>
          </table:table-cell>
          <table:table-cell table:style-name="TableCell4532">
            <text:p text:style-name="P4533">G</text:p>
          </table:table-cell>
        </table:table-row>
        <table:table-row table:style-name="TableRow4534">
          <table:table-cell table:style-name="TableCell4535">
            <text:p text:style-name="P4536">*-**-KL-KATHODISCHE BESCHERMING-G</text:p>
          </table:table-cell>
          <table:table-cell table:style-name="TableCell4537">
            <text:p text:style-name="P4538">G</text:p>
          </table:table-cell>
        </table:table-row>
        <table:table-row table:style-name="TableRow4539">
          <table:table-cell table:style-name="TableCell4540">
            <text:p text:style-name="P4541">*-**-KL-KOUDENET-G</text:p>
          </table:table-cell>
          <table:table-cell table:style-name="TableCell4542">
            <text:p text:style-name="P4543">G</text:p>
          </table:table-cell>
        </table:table-row>
        <table:table-row table:style-name="TableRow4544">
          <table:table-cell table:style-name="TableCell4545">
            <text:p text:style-name="P4546">*-**-KL-KOUDENET_AANSLUITLEIDING-G</text:p>
          </table:table-cell>
          <table:table-cell table:style-name="TableCell4547">
            <text:p text:style-name="P4548">G</text:p>
          </table:table-cell>
        </table:table-row>
        <table:table-row table:style-name="TableRow4549">
          <table:table-cell table:style-name="TableCell4550">
            <text:p text:style-name="P4551">*-**-KL-KOUDENET_AANSLUITLEIDING_AANVOER-G</text:p>
          </table:table-cell>
          <table:table-cell table:style-name="TableCell4552">
            <text:p text:style-name="P4553">G</text:p>
          </table:table-cell>
        </table:table-row>
        <table:table-row table:style-name="TableRow4554">
          <table:table-cell table:style-name="TableCell4555">
            <text:p text:style-name="P4556">*-**-KL-KOUDENET_AANSLUITLEIDING_AANVOER_GVK-G</text:p>
          </table:table-cell>
          <table:table-cell table:style-name="TableCell4557">
            <text:p text:style-name="P4558">G</text:p>
          </table:table-cell>
        </table:table-row>
        <table:table-row table:style-name="TableRow4559">
          <table:table-cell table:style-name="TableCell4560">
            <text:p text:style-name="P4561">*-**-KL-KOUDENET_AANSLUITLEIDING_AANVOER_PE-G</text:p>
          </table:table-cell>
          <table:table-cell table:style-name="TableCell4562">
            <text:p text:style-name="P4563">G</text:p>
          </table:table-cell>
        </table:table-row>
        <table:table-row table:style-name="TableRow4564">
          <table:table-cell table:style-name="TableCell4565">
            <text:p text:style-name="P4566">*-**-KL-KOUDENET_AANSLUITLEIDING_AANVOER_PVC-G</text:p>
          </table:table-cell>
          <table:table-cell table:style-name="TableCell4567">
            <text:p text:style-name="P4568">G</text:p>
          </table:table-cell>
        </table:table-row>
        <table:table-row table:style-name="TableRow4569">
          <table:table-cell table:style-name="TableCell4570">
            <text:p text:style-name="P4571">*-**-KL-KOUDENET_AANSLUITLEIDING_AANVOER_STAAL-G</text:p>
          </table:table-cell>
          <table:table-cell table:style-name="TableCell4572">
            <text:p text:style-name="P4573">G</text:p>
          </table:table-cell>
        </table:table-row>
        <table:table-row table:style-name="TableRow4574">
          <table:table-cell table:style-name="TableCell4575">
            <text:p text:style-name="P4576">*-**-KL-KOUDENET_AANSLUITLEIDING_RETOUR-G</text:p>
          </table:table-cell>
          <table:table-cell table:style-name="TableCell4577">
            <text:p text:style-name="P4578">G</text:p>
          </table:table-cell>
        </table:table-row>
        <table:table-row table:style-name="TableRow4579">
          <table:table-cell table:style-name="TableCell4580">
            <text:p text:style-name="P4581">*-**-KL-KOUDENET_AANSLUITLEIDING_RETOUR_GVK-G</text:p>
          </table:table-cell>
          <table:table-cell table:style-name="TableCell4582">
            <text:p text:style-name="P4583">G</text:p>
          </table:table-cell>
        </table:table-row>
        <text:soft-page-break/>
        <table:table-row table:style-name="TableRow4584">
          <table:table-cell table:style-name="TableCell4585">
            <text:p text:style-name="P4586">*-**-KL-KOUDENET_AANSLUITLEIDING_RETOUR_PE-G</text:p>
          </table:table-cell>
          <table:table-cell table:style-name="TableCell4587">
            <text:p text:style-name="P4588">G</text:p>
          </table:table-cell>
        </table:table-row>
        <table:table-row table:style-name="TableRow4589">
          <table:table-cell table:style-name="TableCell4590">
            <text:p text:style-name="P4591">*-**-KL-KOUDENET_AANSLUITLEIDING_RETOUR_PVC-G</text:p>
          </table:table-cell>
          <table:table-cell table:style-name="TableCell4592">
            <text:p text:style-name="P4593">G</text:p>
          </table:table-cell>
        </table:table-row>
        <table:table-row table:style-name="TableRow4594">
          <table:table-cell table:style-name="TableCell4595">
            <text:p text:style-name="P4596">*-**-KL-KOUDENET_AANSLUITLEIDING_RETOUR_STAAL-G</text:p>
          </table:table-cell>
          <table:table-cell table:style-name="TableCell4597">
            <text:p text:style-name="P4598">G</text:p>
          </table:table-cell>
        </table:table-row>
        <table:table-row table:style-name="TableRow4599">
          <table:table-cell table:style-name="TableCell4600">
            <text:p text:style-name="P4601">*-**-KL-KOUDENET_BRONPUT-G/S</text:p>
          </table:table-cell>
          <table:table-cell table:style-name="TableCell4602">
            <text:p text:style-name="P4603">G/S</text:p>
          </table:table-cell>
        </table:table-row>
        <table:table-row table:style-name="TableRow4604">
          <table:table-cell table:style-name="TableCell4605">
            <text:p text:style-name="P4606">*-**-KL-KOUDENET_HULPSTUK-G/S</text:p>
          </table:table-cell>
          <table:table-cell table:style-name="TableCell4607">
            <text:p text:style-name="P4608">G/S</text:p>
          </table:table-cell>
        </table:table-row>
        <table:table-row table:style-name="TableRow4609">
          <table:table-cell table:style-name="TableCell4610">
            <text:p text:style-name="P4611">*-**-KL-KOUDENET_HULPSTUK_AANSLUITPUNT-G</text:p>
          </table:table-cell>
          <table:table-cell table:style-name="TableCell4612">
            <text:p text:style-name="P4613">G</text:p>
          </table:table-cell>
        </table:table-row>
        <table:table-row table:style-name="TableRow4614">
          <table:table-cell table:style-name="TableCell4615">
            <text:p text:style-name="P4616">*-**-KL-KOUDENET_HULPSTUK_ÀFSLUITER-G</text:p>
          </table:table-cell>
          <table:table-cell table:style-name="TableCell4617">
            <text:p text:style-name="P4618">G</text:p>
          </table:table-cell>
        </table:table-row>
        <table:table-row table:style-name="TableRow4619">
          <table:table-cell table:style-name="TableCell4620">
            <text:p text:style-name="P4621">*-**-KL-KOUDENET_MANTELBUIS-G</text:p>
          </table:table-cell>
          <table:table-cell table:style-name="TableCell4622">
            <text:p text:style-name="P4623">G</text:p>
          </table:table-cell>
        </table:table-row>
        <table:table-row table:style-name="TableRow4624">
          <table:table-cell table:style-name="TableCell4625">
            <text:p text:style-name="P4626">*-**-KL-KOUDENET_PUT-G/S</text:p>
          </table:table-cell>
          <table:table-cell table:style-name="TableCell4627">
            <text:p text:style-name="P4628">G/S</text:p>
          </table:table-cell>
        </table:table-row>
        <table:table-row table:style-name="TableRow4629">
          <table:table-cell table:style-name="TableCell4630">
            <text:p text:style-name="P4631">*-**-KL-KOUDENET_TRANSPORTLEIDING-G</text:p>
          </table:table-cell>
          <table:table-cell table:style-name="TableCell4632">
            <text:p text:style-name="P4633">G</text:p>
          </table:table-cell>
        </table:table-row>
        <table:table-row table:style-name="TableRow4634">
          <table:table-cell table:style-name="TableCell4635">
            <text:p text:style-name="P4636">*-**-KL-KOUDENET_TRANSPORTLEIDING_AANVOER-G</text:p>
          </table:table-cell>
          <table:table-cell table:style-name="TableCell4637">
            <text:p text:style-name="P4638">G</text:p>
          </table:table-cell>
        </table:table-row>
        <table:table-row table:style-name="TableRow4639">
          <table:table-cell table:style-name="TableCell4640">
            <text:p text:style-name="P4641">*-**-KL-KOUDENET_TRANSPORTLEIDING_AANVOER_GVK-G</text:p>
          </table:table-cell>
          <table:table-cell table:style-name="TableCell4642">
            <text:p text:style-name="P4643">G</text:p>
          </table:table-cell>
        </table:table-row>
        <table:table-row table:style-name="TableRow4644">
          <table:table-cell table:style-name="TableCell4645">
            <text:p text:style-name="P4646">*-**-KL-KOUDENET_TRANSPORTLEIDING_AANVOER_PE-G</text:p>
          </table:table-cell>
          <table:table-cell table:style-name="TableCell4647">
            <text:p text:style-name="P4648">G</text:p>
          </table:table-cell>
        </table:table-row>
        <table:table-row table:style-name="TableRow4649">
          <table:table-cell table:style-name="TableCell4650">
            <text:p text:style-name="P4651">*-**-KL-KOUDENET_TRANSPORTLEIDING_AANVOER_PVC-G</text:p>
          </table:table-cell>
          <table:table-cell table:style-name="TableCell4652">
            <text:p text:style-name="P4653">G</text:p>
          </table:table-cell>
        </table:table-row>
        <table:table-row table:style-name="TableRow4654">
          <table:table-cell table:style-name="TableCell4655">
            <text:p text:style-name="P4656">*-**-KL-KOUDENET_TRANSPORTLEIDING_AANVOER_STAAL-G</text:p>
          </table:table-cell>
          <table:table-cell table:style-name="TableCell4657">
            <text:p text:style-name="P4658">G</text:p>
          </table:table-cell>
        </table:table-row>
        <table:table-row table:style-name="TableRow4659">
          <table:table-cell table:style-name="TableCell4660">
            <text:p text:style-name="P4661">*-**-KL-KOUDENET_TRANSPORTLEIDING_RETOUR-G</text:p>
          </table:table-cell>
          <table:table-cell table:style-name="TableCell4662">
            <text:p text:style-name="P4663">G</text:p>
          </table:table-cell>
        </table:table-row>
        <table:table-row table:style-name="TableRow4664">
          <table:table-cell table:style-name="TableCell4665">
            <text:p text:style-name="P4666">*-**-KL-KOUDENET_TRANSPORTLEIDING_RETOUR_GVK-G</text:p>
          </table:table-cell>
          <table:table-cell table:style-name="TableCell4667">
            <text:p text:style-name="P4668">G</text:p>
          </table:table-cell>
        </table:table-row>
        <table:table-row table:style-name="TableRow4669">
          <table:table-cell table:style-name="TableCell4670">
            <text:p text:style-name="P4671">*-**-KL-KOUDENET_TRANSPORTLEIDING_RETOUR_PE-G</text:p>
          </table:table-cell>
          <table:table-cell table:style-name="TableCell4672">
            <text:p text:style-name="P4673">G</text:p>
          </table:table-cell>
        </table:table-row>
        <table:table-row table:style-name="TableRow4674">
          <table:table-cell table:style-name="TableCell4675">
            <text:p text:style-name="P4676">*-**-KL-KOUDENET_TRANSPORTLEIDING_RETOUR_PVC-G</text:p>
          </table:table-cell>
          <table:table-cell table:style-name="TableCell4677">
            <text:p text:style-name="P4678">G</text:p>
          </table:table-cell>
        </table:table-row>
        <table:table-row table:style-name="TableRow4679">
          <table:table-cell table:style-name="TableCell4680">
            <text:p text:style-name="P4681">*-**-KL-KOUDENET_TRANSPORTLEIDING_RETOUR_STAAL-G</text:p>
          </table:table-cell>
          <table:table-cell table:style-name="TableCell4682">
            <text:p text:style-name="P4683">G</text:p>
          </table:table-cell>
        </table:table-row>
        <table:table-row table:style-name="TableRow4684">
          <table:table-cell table:style-name="TableCell4685">
            <text:p text:style-name="P4686">*-**-KL-MANTELBUIS-G</text:p>
          </table:table-cell>
          <table:table-cell table:style-name="TableCell4687">
            <text:p text:style-name="P4688">G</text:p>
          </table:table-cell>
        </table:table-row>
        <table:table-row table:style-name="TableRow4689">
          <table:table-cell table:style-name="TableCell4690">
            <text:p text:style-name="P4691">*-**-KL-MANTELBUIS_PE-G</text:p>
          </table:table-cell>
          <table:table-cell table:style-name="TableCell4692">
            <text:p text:style-name="P4693">G</text:p>
          </table:table-cell>
        </table:table-row>
        <table:table-row table:style-name="TableRow4694">
          <table:table-cell table:style-name="TableCell4695">
            <text:p text:style-name="P4696">*-**-KL-MANTELBUIS_PVC-G</text:p>
          </table:table-cell>
          <table:table-cell table:style-name="TableCell4697">
            <text:p text:style-name="P4698">G</text:p>
          </table:table-cell>
        </table:table-row>
        <table:table-row table:style-name="TableRow4699">
          <table:table-cell table:style-name="TableCell4700">
            <text:p text:style-name="P4701">*-**-KL-MANTELBUIS_STAAL-G</text:p>
          </table:table-cell>
          <table:table-cell table:style-name="TableCell4702">
            <text:p text:style-name="P4703">G</text:p>
          </table:table-cell>
        </table:table-row>
        <table:table-row table:style-name="TableRow4704">
          <table:table-cell table:style-name="TableCell4705">
            <text:p text:style-name="P4706">*-**-KL-MONITORING-G</text:p>
          </table:table-cell>
          <table:table-cell table:style-name="TableCell4707">
            <text:p text:style-name="P4708">G</text:p>
          </table:table-cell>
        </table:table-row>
        <table:table-row table:style-name="TableRow4709">
          <table:table-cell table:style-name="TableCell4710">
            <text:p text:style-name="P4711">*-**-KL-MONITORING_KABEL-G</text:p>
          </table:table-cell>
          <table:table-cell table:style-name="TableCell4712">
            <text:p text:style-name="P4713">G</text:p>
          </table:table-cell>
        </table:table-row>
        <table:table-row table:style-name="TableRow4714">
          <table:table-cell table:style-name="TableCell4715">
            <text:p text:style-name="P4716">*-**-KL-OLIE-G</text:p>
          </table:table-cell>
          <table:table-cell table:style-name="TableCell4717">
            <text:p text:style-name="P4718">G</text:p>
          </table:table-cell>
        </table:table-row>
        <table:table-row table:style-name="TableRow4719">
          <table:table-cell table:style-name="TableCell4720">
            <text:p text:style-name="P4721">*-**-KL-OLIE_AFSLUITER-G</text:p>
          </table:table-cell>
          <table:table-cell table:style-name="TableCell4722">
            <text:p text:style-name="P4723">G</text:p>
          </table:table-cell>
        </table:table-row>
        <table:table-row table:style-name="TableRow4724">
          <table:table-cell table:style-name="TableCell4725">
            <text:p text:style-name="P4726">*-**-KL-OLIE_HULPSTUK-G/S</text:p>
          </table:table-cell>
          <table:table-cell table:style-name="TableCell4727">
            <text:p text:style-name="P4728">G/S</text:p>
          </table:table-cell>
        </table:table-row>
        <table:table-row table:style-name="TableRow4729">
          <table:table-cell table:style-name="TableCell4730">
            <text:p text:style-name="P4731">*-**-KL-OLIE_LEIDING-G</text:p>
          </table:table-cell>
          <table:table-cell table:style-name="TableCell4732">
            <text:p text:style-name="P4733">G</text:p>
          </table:table-cell>
        </table:table-row>
        <table:table-row table:style-name="TableRow4734">
          <table:table-cell table:style-name="TableCell4735">
            <text:p text:style-name="P4736">*-**-KL-OLIE_MANTELBUIS-G</text:p>
          </table:table-cell>
          <table:table-cell table:style-name="TableCell4737">
            <text:p text:style-name="P4738">G</text:p>
          </table:table-cell>
        </table:table-row>
        <table:table-row table:style-name="TableRow4739">
          <table:table-cell table:style-name="TableCell4740">
            <text:p text:style-name="P4741">*-**-KL-OLIE_OVERIG-G</text:p>
          </table:table-cell>
          <table:table-cell table:style-name="TableCell4742">
            <text:p text:style-name="P4743">G</text:p>
          </table:table-cell>
        </table:table-row>
        <table:table-row table:style-name="TableRow4744">
          <table:table-cell table:style-name="TableCell4745">
            <text:p text:style-name="P4746">*-**-KL-POMP_KABEL-G</text:p>
          </table:table-cell>
          <table:table-cell table:style-name="TableCell4747">
            <text:p text:style-name="P4748">G</text:p>
          </table:table-cell>
        </table:table-row>
        <table:table-row table:style-name="TableRow4749">
          <table:table-cell table:style-name="TableCell4750">
            <text:p text:style-name="P4751">*-**-KL-SCHEMA-G</text:p>
          </table:table-cell>
          <table:table-cell table:style-name="TableCell4752">
            <text:p text:style-name="P4753">G</text:p>
          </table:table-cell>
        </table:table-row>
        <table:table-row table:style-name="TableRow4754">
          <table:table-cell table:style-name="TableCell4755">
            <text:p text:style-name="P4756">*-**-KL-SCHEMA_AARDRAIL-G</text:p>
          </table:table-cell>
          <table:table-cell table:style-name="TableCell4757">
            <text:p text:style-name="P4758">G</text:p>
          </table:table-cell>
        </table:table-row>
        <table:table-row table:style-name="TableRow4759">
          <table:table-cell table:style-name="TableCell4760">
            <text:p text:style-name="P4761">*-**-KL-SCHEMA_BEHUIZING-G</text:p>
          </table:table-cell>
          <table:table-cell table:style-name="TableCell4762">
            <text:p text:style-name="P4763">G</text:p>
          </table:table-cell>
        </table:table-row>
        <table:table-row table:style-name="TableRow4764">
          <table:table-cell table:style-name="TableCell4765">
            <text:p text:style-name="P4766">*-**-KL-SCHEMA_COMPONENT-G</text:p>
          </table:table-cell>
          <table:table-cell table:style-name="TableCell4767">
            <text:p text:style-name="P4768">G</text:p>
          </table:table-cell>
        </table:table-row>
        <table:table-row table:style-name="TableRow4769">
          <table:table-cell table:style-name="TableCell4770">
            <text:p text:style-name="P4771">*-**-KL-SCHEMA_DIAGRAM-G</text:p>
          </table:table-cell>
          <table:table-cell table:style-name="TableCell4772">
            <text:p text:style-name="P4773">G</text:p>
          </table:table-cell>
        </table:table-row>
        <table:table-row table:style-name="TableRow4774">
          <table:table-cell table:style-name="TableCell4775">
            <text:p text:style-name="P4776">*-**-KL-SCHEMA_GOOT-G</text:p>
          </table:table-cell>
          <table:table-cell table:style-name="TableCell4777">
            <text:p text:style-name="P4778">G</text:p>
          </table:table-cell>
        </table:table-row>
        <table:table-row table:style-name="TableRow4779">
          <table:table-cell table:style-name="TableCell4780">
            <text:p text:style-name="P4781">*-**-KL-SCHEMA_KABEL-G</text:p>
          </table:table-cell>
          <table:table-cell table:style-name="TableCell4782">
            <text:p text:style-name="P4783">G</text:p>
          </table:table-cell>
        </table:table-row>
        <table:table-row table:style-name="TableRow4784">
          <table:table-cell table:style-name="TableCell4785">
            <text:p text:style-name="P4786">*-**-KL-SCHEMA_KLEMMENSTROOK-G</text:p>
          </table:table-cell>
          <table:table-cell table:style-name="TableCell4787">
            <text:p text:style-name="P4788">G</text:p>
          </table:table-cell>
        </table:table-row>
        <table:table-row table:style-name="TableRow4789">
          <table:table-cell table:style-name="TableCell4790">
            <text:p text:style-name="P4791">*-**-KL-SCHEMA_MECHANISCHEKOPPELING-G/S</text:p>
          </table:table-cell>
          <table:table-cell table:style-name="TableCell4792">
            <text:p text:style-name="P4793">G/S</text:p>
          </table:table-cell>
        </table:table-row>
        <table:table-row table:style-name="TableRow4794">
          <table:table-cell table:style-name="TableCell4795">
            <text:p text:style-name="P4796">*-**-KL-SCHEMA_RASTERINDELING-G</text:p>
          </table:table-cell>
          <table:table-cell table:style-name="TableCell4797">
            <text:p text:style-name="P4798">G</text:p>
          </table:table-cell>
        </table:table-row>
        <table:table-row table:style-name="TableRow4799">
          <table:table-cell table:style-name="TableCell4800">
            <text:p text:style-name="P4801">*-**-KL-SCHEMA_RASTERINDELING_18-G</text:p>
          </table:table-cell>
          <table:table-cell table:style-name="TableCell4802">
            <text:p text:style-name="P4803">G</text:p>
          </table:table-cell>
        </table:table-row>
        <table:table-row table:style-name="TableRow4804">
          <table:table-cell table:style-name="TableCell4805">
            <text:p text:style-name="P4806">*-**-KL-SCHEMA_RASTERINDELING_25-G</text:p>
          </table:table-cell>
          <table:table-cell table:style-name="TableCell4807">
            <text:p text:style-name="P4808">G</text:p>
          </table:table-cell>
        </table:table-row>
        <table:table-row table:style-name="TableRow4809">
          <table:table-cell table:style-name="TableCell4810">
            <text:p text:style-name="P4811">*-**-KL-SCHEMA_RASTERINDELING_35-G</text:p>
          </table:table-cell>
          <table:table-cell table:style-name="TableCell4812">
            <text:p text:style-name="P4813">G</text:p>
          </table:table-cell>
        </table:table-row>
        <text:soft-page-break/>
        <table:table-row table:style-name="TableRow4814">
          <table:table-cell table:style-name="TableCell4815">
            <text:p text:style-name="P4816">*-**-KL-SCHEMA_VOEDINGSLIJN-G</text:p>
          </table:table-cell>
          <table:table-cell table:style-name="TableCell4817">
            <text:p text:style-name="P4818">G</text:p>
          </table:table-cell>
        </table:table-row>
        <table:table-row table:style-name="TableRow4819">
          <table:table-cell table:style-name="TableCell4820">
            <text:p text:style-name="P4821">*-**-KL-STROOK-G</text:p>
          </table:table-cell>
          <table:table-cell table:style-name="TableCell4822">
            <text:p text:style-name="P4823">G</text:p>
          </table:table-cell>
        </table:table-row>
        <table:table-row table:style-name="TableRow4824">
          <table:table-cell table:style-name="TableCell4825">
            <text:p text:style-name="P4826">*-**-KL-TDI-G</text:p>
          </table:table-cell>
          <table:table-cell table:style-name="TableCell4827">
            <text:p text:style-name="P4828">G</text:p>
          </table:table-cell>
        </table:table-row>
        <table:table-row table:style-name="TableRow4829">
          <table:table-cell table:style-name="TableCell4830">
            <text:p text:style-name="P4831">*-**-KL-TDI_KABEL-G</text:p>
          </table:table-cell>
          <table:table-cell table:style-name="TableCell4832">
            <text:p text:style-name="P4833">G</text:p>
          </table:table-cell>
        </table:table-row>
        <table:table-row table:style-name="TableRow4834">
          <table:table-cell table:style-name="TableCell4835">
            <text:p text:style-name="P4836">*-**-KL-TELPUNT_KABEL-G</text:p>
          </table:table-cell>
          <table:table-cell table:style-name="TableCell4837">
            <text:p text:style-name="P4838">G</text:p>
          </table:table-cell>
        </table:table-row>
        <table:table-row table:style-name="TableRow4839">
          <table:table-cell table:style-name="TableCell4840">
            <text:p text:style-name="P4841">*-**-KL-TRACE-G</text:p>
          </table:table-cell>
          <table:table-cell table:style-name="TableCell4842">
            <text:p text:style-name="P4843">G</text:p>
          </table:table-cell>
        </table:table-row>
        <table:table-row table:style-name="TableRow4844">
          <table:table-cell table:style-name="TableCell4845">
            <text:p text:style-name="P4846">*-**-KL-TRACE_WENSTRACE-G</text:p>
          </table:table-cell>
          <table:table-cell table:style-name="TableCell4847">
            <text:p text:style-name="P4848">G</text:p>
          </table:table-cell>
        </table:table-row>
        <table:table-row table:style-name="TableRow4849">
          <table:table-cell table:style-name="TableCell4850">
            <text:p text:style-name="P4851">*-**-KL-TRANSMISSIE-G</text:p>
          </table:table-cell>
          <table:table-cell table:style-name="TableCell4852">
            <text:p text:style-name="P4853">G</text:p>
          </table:table-cell>
        </table:table-row>
        <table:table-row table:style-name="TableRow4854">
          <table:table-cell table:style-name="TableCell4855">
            <text:p text:style-name="P4856">*-**-KL-TRANSMISSIE_KABEL-G</text:p>
          </table:table-cell>
          <table:table-cell table:style-name="TableCell4857">
            <text:p text:style-name="P4858">G</text:p>
          </table:table-cell>
        </table:table-row>
        <table:table-row table:style-name="TableRow4859">
          <table:table-cell table:style-name="TableCell4860">
            <text:p text:style-name="P4861">*-**-KL-UWKS-G</text:p>
          </table:table-cell>
          <table:table-cell table:style-name="TableCell4862">
            <text:p text:style-name="P4863">G</text:p>
          </table:table-cell>
        </table:table-row>
        <table:table-row table:style-name="TableRow4864">
          <table:table-cell table:style-name="TableCell4865">
            <text:p text:style-name="P4866">*-**-KL-UWKS_KABEL-G</text:p>
          </table:table-cell>
          <table:table-cell table:style-name="TableCell4867">
            <text:p text:style-name="P4868">G</text:p>
          </table:table-cell>
        </table:table-row>
        <table:table-row table:style-name="TableRow4869">
          <table:table-cell table:style-name="TableCell4870">
            <text:p text:style-name="P4871">*-**-KL-VEVA-G</text:p>
          </table:table-cell>
          <table:table-cell table:style-name="TableCell4872">
            <text:p text:style-name="P4873">G</text:p>
          </table:table-cell>
        </table:table-row>
        <table:table-row table:style-name="TableRow4874">
          <table:table-cell table:style-name="TableCell4875">
            <text:p text:style-name="P4876">*-**-KL-VEVA_KABEL-G</text:p>
          </table:table-cell>
          <table:table-cell table:style-name="TableCell4877">
            <text:p text:style-name="P4878">G</text:p>
          </table:table-cell>
        </table:table-row>
        <table:table-row table:style-name="TableRow4879">
          <table:table-cell table:style-name="TableCell4880">
            <text:p text:style-name="P4881">*-**-KL-VRI-G</text:p>
          </table:table-cell>
          <table:table-cell table:style-name="TableCell4882">
            <text:p text:style-name="P4883">G</text:p>
          </table:table-cell>
        </table:table-row>
        <table:table-row table:style-name="TableRow4884">
          <table:table-cell table:style-name="TableCell4885">
            <text:p text:style-name="P4886">*-**-KL-VRI_KABEL-G</text:p>
          </table:table-cell>
          <table:table-cell table:style-name="TableCell4887">
            <text:p text:style-name="P4888">G</text:p>
          </table:table-cell>
        </table:table-row>
        <table:table-row table:style-name="TableRow4889">
          <table:table-cell table:style-name="TableCell4890">
            <text:p text:style-name="P4891">*-**-KL-VS-G</text:p>
          </table:table-cell>
          <table:table-cell table:style-name="TableCell4892">
            <text:p text:style-name="P4893">G</text:p>
          </table:table-cell>
        </table:table-row>
        <table:table-row table:style-name="TableRow4894">
          <table:table-cell table:style-name="TableCell4895">
            <text:p text:style-name="P4896">*-**-KL-VS_KABEL-G</text:p>
          </table:table-cell>
          <table:table-cell table:style-name="TableCell4897">
            <text:p text:style-name="P4898">G</text:p>
          </table:table-cell>
        </table:table-row>
        <table:table-row table:style-name="TableRow4899">
          <table:table-cell table:style-name="TableCell4900">
            <text:p text:style-name="P4901">*-**-KL-WARMTENET-G</text:p>
          </table:table-cell>
          <table:table-cell table:style-name="TableCell4902">
            <text:p text:style-name="P4903">G</text:p>
          </table:table-cell>
        </table:table-row>
        <table:table-row table:style-name="TableRow4904">
          <table:table-cell table:style-name="TableCell4905">
            <text:p text:style-name="P4906">*-**-KL-WARMTENET_AANSLUITLEIDING-G</text:p>
          </table:table-cell>
          <table:table-cell table:style-name="TableCell4907">
            <text:p text:style-name="P4908">G</text:p>
          </table:table-cell>
        </table:table-row>
        <table:table-row table:style-name="TableRow4909">
          <table:table-cell table:style-name="TableCell4910">
            <text:p text:style-name="P4911">*-**-KL-WARMTENET_AANSLUITLEIDING_AANVOER-G</text:p>
          </table:table-cell>
          <table:table-cell table:style-name="TableCell4912">
            <text:p text:style-name="P4913">G</text:p>
          </table:table-cell>
        </table:table-row>
        <table:table-row table:style-name="TableRow4914">
          <table:table-cell table:style-name="TableCell4915">
            <text:p text:style-name="P4916">*-**-KL-WARMTENET_AANSLUITLEIDING_AANVOER_GVK-G</text:p>
          </table:table-cell>
          <table:table-cell table:style-name="TableCell4917">
            <text:p text:style-name="P4918">G</text:p>
          </table:table-cell>
        </table:table-row>
        <table:table-row table:style-name="TableRow4919">
          <table:table-cell table:style-name="TableCell4920">
            <text:p text:style-name="P4921">*-**-KL-WARMTENET_AANSLUITLEIDING_AANVOER_PE-G</text:p>
          </table:table-cell>
          <table:table-cell table:style-name="TableCell4922">
            <text:p text:style-name="P4923">G</text:p>
          </table:table-cell>
        </table:table-row>
        <table:table-row table:style-name="TableRow4924">
          <table:table-cell table:style-name="TableCell4925">
            <text:p text:style-name="P4926">*-**-KL-WARMTENET_AANSLUITLEIDING_AANVOER_PVC-G</text:p>
          </table:table-cell>
          <table:table-cell table:style-name="TableCell4927">
            <text:p text:style-name="P4928">G</text:p>
          </table:table-cell>
        </table:table-row>
        <table:table-row table:style-name="TableRow4929">
          <table:table-cell table:style-name="TableCell4930">
            <text:p text:style-name="P4931">*-**-KL-WARMTENET_AANSLUITLEIDING_AANVOER_STAAL-G</text:p>
          </table:table-cell>
          <table:table-cell table:style-name="TableCell4932">
            <text:p text:style-name="P4933">G</text:p>
          </table:table-cell>
        </table:table-row>
        <table:table-row table:style-name="TableRow4934">
          <table:table-cell table:style-name="TableCell4935">
            <text:p text:style-name="P4936">*-**-KL-WARMTENET_AANSLUITLEIDING_RETOUR-G</text:p>
          </table:table-cell>
          <table:table-cell table:style-name="TableCell4937">
            <text:p text:style-name="P4938">G</text:p>
          </table:table-cell>
        </table:table-row>
        <table:table-row table:style-name="TableRow4939">
          <table:table-cell table:style-name="TableCell4940">
            <text:p text:style-name="P4941">*-**-KL-WARMTENET_AANSLUITLEIDING_RETOUR_GVK-G</text:p>
          </table:table-cell>
          <table:table-cell table:style-name="TableCell4942">
            <text:p text:style-name="P4943">G</text:p>
          </table:table-cell>
        </table:table-row>
        <table:table-row table:style-name="TableRow4944">
          <table:table-cell table:style-name="TableCell4945">
            <text:p text:style-name="P4946">*-**-KL-WARMTENET_AANSLUITLEIDING_RETOUR_PE-G</text:p>
          </table:table-cell>
          <table:table-cell table:style-name="TableCell4947">
            <text:p text:style-name="P4948">G</text:p>
          </table:table-cell>
        </table:table-row>
        <table:table-row table:style-name="TableRow4949">
          <table:table-cell table:style-name="TableCell4950">
            <text:p text:style-name="P4951">*-**-KL-WARMTENET_AANSLUITLEIDING_RETOUR_PVC-G</text:p>
          </table:table-cell>
          <table:table-cell table:style-name="TableCell4952">
            <text:p text:style-name="P4953">G</text:p>
          </table:table-cell>
        </table:table-row>
        <table:table-row table:style-name="TableRow4954">
          <table:table-cell table:style-name="TableCell4955">
            <text:p text:style-name="P4956">*-**-KL-WARMTENET_AANSLUITLEIDING_RETOUR_STAAL-G</text:p>
          </table:table-cell>
          <table:table-cell table:style-name="TableCell4957">
            <text:p text:style-name="P4958">G</text:p>
          </table:table-cell>
        </table:table-row>
        <table:table-row table:style-name="TableRow4959">
          <table:table-cell table:style-name="TableCell4960">
            <text:p text:style-name="P4961">*-**-KL-WARMTENET_BRONPUT-G/S</text:p>
          </table:table-cell>
          <table:table-cell table:style-name="TableCell4962">
            <text:p text:style-name="P4963">G/S</text:p>
          </table:table-cell>
        </table:table-row>
        <table:table-row table:style-name="TableRow4964">
          <table:table-cell table:style-name="TableCell4965">
            <text:p text:style-name="P4966">*-**-KL-WARMTENET_HULPSTUK-G/S</text:p>
          </table:table-cell>
          <table:table-cell table:style-name="TableCell4967">
            <text:p text:style-name="P4968">G/S</text:p>
          </table:table-cell>
        </table:table-row>
        <table:table-row table:style-name="TableRow4969">
          <table:table-cell table:style-name="TableCell4970">
            <text:p text:style-name="P4971">*-**-KL-WARMTENET_HULPSTUK_AANSLUITPUNT-G</text:p>
          </table:table-cell>
          <table:table-cell table:style-name="TableCell4972">
            <text:p text:style-name="P4973">G</text:p>
          </table:table-cell>
        </table:table-row>
        <table:table-row table:style-name="TableRow4974">
          <table:table-cell table:style-name="TableCell4975">
            <text:p text:style-name="P4976">*-**-KL-WARMTENET_HULPSTUK_AFSLUITER-G</text:p>
          </table:table-cell>
          <table:table-cell table:style-name="TableCell4977">
            <text:p text:style-name="P4978">G</text:p>
          </table:table-cell>
        </table:table-row>
        <table:table-row table:style-name="TableRow4979">
          <table:table-cell table:style-name="TableCell4980">
            <text:p text:style-name="P4981">*-**-KL-WARMTENET_HULPSTUK_OVERIG-G</text:p>
          </table:table-cell>
          <table:table-cell table:style-name="TableCell4982">
            <text:p text:style-name="P4983">G</text:p>
          </table:table-cell>
        </table:table-row>
        <table:table-row table:style-name="TableRow4984">
          <table:table-cell table:style-name="TableCell4985">
            <text:p text:style-name="P4986">*-**-KL-WARMTENET_MANTELBUIS-G</text:p>
          </table:table-cell>
          <table:table-cell table:style-name="TableCell4987">
            <text:p text:style-name="P4988">G</text:p>
          </table:table-cell>
        </table:table-row>
        <table:table-row table:style-name="TableRow4989">
          <table:table-cell table:style-name="TableCell4990">
            <text:p text:style-name="P4991">*-**-KL-WARMTENET_TRANSPORTLEIDING-G</text:p>
          </table:table-cell>
          <table:table-cell table:style-name="TableCell4992">
            <text:p text:style-name="P4993">G</text:p>
          </table:table-cell>
        </table:table-row>
        <table:table-row table:style-name="TableRow4994">
          <table:table-cell table:style-name="TableCell4995">
            <text:p text:style-name="P4996">*-**-KL-WARMTENET_TRANSPORTLEIDING_AANVOER-G</text:p>
          </table:table-cell>
          <table:table-cell table:style-name="TableCell4997">
            <text:p text:style-name="P4998">G</text:p>
          </table:table-cell>
        </table:table-row>
        <table:table-row table:style-name="TableRow4999">
          <table:table-cell table:style-name="TableCell5000">
            <text:p text:style-name="P5001">*-**-KL-WARMTENET_TRANSPORTLEIDING_AANVOER_GVK-G</text:p>
          </table:table-cell>
          <table:table-cell table:style-name="TableCell5002">
            <text:p text:style-name="P5003">G</text:p>
          </table:table-cell>
        </table:table-row>
        <table:table-row table:style-name="TableRow5004">
          <table:table-cell table:style-name="TableCell5005">
            <text:p text:style-name="P5006">*-**-KL-WARMTENET_TRANSPORTLEIDING_AANVOER_PE-G</text:p>
          </table:table-cell>
          <table:table-cell table:style-name="TableCell5007">
            <text:p text:style-name="P5008">G</text:p>
          </table:table-cell>
        </table:table-row>
        <table:table-row table:style-name="TableRow5009">
          <table:table-cell table:style-name="TableCell5010">
            <text:p text:style-name="P5011">*-**-KL-WARMTENET_TRANSPORTLEIDING_AANVOER_PVC-G</text:p>
          </table:table-cell>
          <table:table-cell table:style-name="TableCell5012">
            <text:p text:style-name="P5013">G</text:p>
          </table:table-cell>
        </table:table-row>
        <table:table-row table:style-name="TableRow5014">
          <table:table-cell table:style-name="TableCell5015">
            <text:p text:style-name="P5016">*-**-KL-WARMTENET_TRANSPORTLEIDING_AANVOER_STAAL-G</text:p>
          </table:table-cell>
          <table:table-cell table:style-name="TableCell5017">
            <text:p text:style-name="P5018">G</text:p>
          </table:table-cell>
        </table:table-row>
        <table:table-row table:style-name="TableRow5019">
          <table:table-cell table:style-name="TableCell5020">
            <text:p text:style-name="P5021">*-**-KL-WARMTENET_TRANSPORTLEIDING_RETOUR-G</text:p>
          </table:table-cell>
          <table:table-cell table:style-name="TableCell5022">
            <text:p text:style-name="P5023">G</text:p>
          </table:table-cell>
        </table:table-row>
        <table:table-row table:style-name="TableRow5024">
          <table:table-cell table:style-name="TableCell5025">
            <text:p text:style-name="P5026">*-**-KL-WARMTENET_TRANSPORTLEIDING_RETOUR_GVK-G</text:p>
          </table:table-cell>
          <table:table-cell table:style-name="TableCell5027">
            <text:p text:style-name="P5028">G</text:p>
          </table:table-cell>
        </table:table-row>
        <table:table-row table:style-name="TableRow5029">
          <table:table-cell table:style-name="TableCell5030">
            <text:p text:style-name="P5031">*-**-KL-WARMTENET_TRANSPORTLEIDING_RETOUR_PE-G</text:p>
          </table:table-cell>
          <table:table-cell table:style-name="TableCell5032">
            <text:p text:style-name="P5033">G</text:p>
          </table:table-cell>
        </table:table-row>
        <table:table-row table:style-name="TableRow5034">
          <table:table-cell table:style-name="TableCell5035">
            <text:p text:style-name="P5036">*-**-KL-WARMTENET_TRANSPORTLEIDING_RETOUR_PVC-G</text:p>
          </table:table-cell>
          <table:table-cell table:style-name="TableCell5037">
            <text:p text:style-name="P5038">G</text:p>
          </table:table-cell>
        </table:table-row>
        <table:table-row table:style-name="TableRow5039">
          <table:table-cell table:style-name="TableCell5040">
            <text:p text:style-name="P5041">*-**-KL-WARMTENET_TRANSPORTLEIDING_RETOUR_STAAL-G</text:p>
          </table:table-cell>
          <table:table-cell table:style-name="TableCell5042">
            <text:p text:style-name="P5043">G</text:p>
          </table:table-cell>
        </table:table-row>
        <text:soft-page-break/>
        <table:table-row table:style-name="TableRow5044">
          <table:table-cell table:style-name="TableCell5045">
            <text:p text:style-name="P5046">*-**-KL-WATER-G</text:p>
          </table:table-cell>
          <table:table-cell table:style-name="TableCell5047">
            <text:p text:style-name="P5048">G</text:p>
          </table:table-cell>
        </table:table-row>
        <table:table-row table:style-name="TableRow5049">
          <table:table-cell table:style-name="TableCell5050">
            <text:p text:style-name="P5051">*-**-KL-WATER_BEREGENING-G</text:p>
          </table:table-cell>
          <table:table-cell table:style-name="TableCell5052">
            <text:p text:style-name="P5053">G</text:p>
          </table:table-cell>
        </table:table-row>
        <table:table-row table:style-name="TableRow5054">
          <table:table-cell table:style-name="TableCell5055">
            <text:p text:style-name="P5056">*-**-KL-WATER_BEREGENING_AANSLUITLEIDING-G</text:p>
          </table:table-cell>
          <table:table-cell table:style-name="TableCell5057">
            <text:p text:style-name="P5058">G</text:p>
          </table:table-cell>
        </table:table-row>
        <table:table-row table:style-name="TableRow5059">
          <table:table-cell table:style-name="TableCell5060">
            <text:p text:style-name="P5061">*-**-KL-WATER_BEREGENING_HULPSTUK-G/S</text:p>
          </table:table-cell>
          <table:table-cell table:style-name="TableCell5062">
            <text:p text:style-name="P5063">G/S</text:p>
          </table:table-cell>
        </table:table-row>
        <table:table-row table:style-name="TableRow5064">
          <table:table-cell table:style-name="TableCell5065">
            <text:p text:style-name="P5066">*-**-KL-WATER_BEREGENING_HULPSTUK_AANSLUITPUNT-G</text:p>
          </table:table-cell>
          <table:table-cell table:style-name="TableCell5067">
            <text:p text:style-name="P5068">G</text:p>
          </table:table-cell>
        </table:table-row>
        <table:table-row table:style-name="TableRow5069">
          <table:table-cell table:style-name="TableCell5070">
            <text:p text:style-name="P5071">*-**-KL-WATER_BEREGENING_HULPSTUK_AFSLUITER-G</text:p>
          </table:table-cell>
          <table:table-cell table:style-name="TableCell5072">
            <text:p text:style-name="P5073">G</text:p>
          </table:table-cell>
        </table:table-row>
        <table:table-row table:style-name="TableRow5074">
          <table:table-cell table:style-name="TableCell5075">
            <text:p text:style-name="P5076">*-**-KL-WATER_BEREGENING_HULPSTUK_DRUKMEETPUNT-G</text:p>
          </table:table-cell>
          <table:table-cell table:style-name="TableCell5077">
            <text:p text:style-name="P5078">G</text:p>
          </table:table-cell>
        </table:table-row>
        <table:table-row table:style-name="TableRow5079">
          <table:table-cell table:style-name="TableCell5080">
            <text:p text:style-name="P5081">*-**-KL-WATER_BEREGENING_HULPSTUK_DRUKREGELAAR-G</text:p>
          </table:table-cell>
          <table:table-cell table:style-name="TableCell5082">
            <text:p text:style-name="P5083">G</text:p>
          </table:table-cell>
        </table:table-row>
        <table:table-row table:style-name="TableRow5084">
          <table:table-cell table:style-name="TableCell5085">
            <text:p text:style-name="P5086">*-**-KL-WATER_BEREGENING_HULPSTUK_SCHOONMAAKSTUK-G</text:p>
          </table:table-cell>
          <table:table-cell table:style-name="TableCell5087">
            <text:p text:style-name="P5088">G</text:p>
          </table:table-cell>
        </table:table-row>
        <table:table-row table:style-name="TableRow5089">
          <table:table-cell table:style-name="TableCell5090">
            <text:p text:style-name="P5091">*-**-KL-WATER_BEREGENING_HULPSTUK_WATERMETER-G</text:p>
          </table:table-cell>
          <table:table-cell table:style-name="TableCell5092">
            <text:p text:style-name="P5093">G</text:p>
          </table:table-cell>
        </table:table-row>
        <table:table-row table:style-name="TableRow5094">
          <table:table-cell table:style-name="TableCell5095">
            <text:p text:style-name="P5096">*-**-KL-WATER_BEREGENING_POMPPUT-G</text:p>
          </table:table-cell>
          <table:table-cell table:style-name="TableCell5097">
            <text:p text:style-name="P5098">G</text:p>
          </table:table-cell>
        </table:table-row>
        <table:table-row table:style-name="TableRow5099">
          <table:table-cell table:style-name="TableCell5100">
            <text:p text:style-name="P5101">*-**-KL-WATER_BEREGENING_PUT-G</text:p>
          </table:table-cell>
          <table:table-cell table:style-name="TableCell5102">
            <text:p text:style-name="P5103">G</text:p>
          </table:table-cell>
        </table:table-row>
        <table:table-row table:style-name="TableRow5104">
          <table:table-cell table:style-name="TableCell5105">
            <text:p text:style-name="P5106">*-**-KL-WATER_BEREGENING_SPROEIER-G/S</text:p>
          </table:table-cell>
          <table:table-cell table:style-name="TableCell5107">
            <text:p text:style-name="P5108">G/S</text:p>
          </table:table-cell>
        </table:table-row>
        <table:table-row table:style-name="TableRow5109">
          <table:table-cell table:style-name="TableCell5110">
            <text:p text:style-name="P5111">*-**-KL-WATER_BEREGENING_TRANSPORTLEIDING-G</text:p>
          </table:table-cell>
          <table:table-cell table:style-name="TableCell5112">
            <text:p text:style-name="P5113">G</text:p>
          </table:table-cell>
        </table:table-row>
        <table:table-row table:style-name="TableRow5114">
          <table:table-cell table:style-name="TableCell5115">
            <text:p text:style-name="P5116">*-**-KL-WATER_BRANDLEIDING-G</text:p>
          </table:table-cell>
          <table:table-cell table:style-name="TableCell5117">
            <text:p text:style-name="P5118">G</text:p>
          </table:table-cell>
        </table:table-row>
        <table:table-row table:style-name="TableRow5119">
          <table:table-cell table:style-name="TableCell5120">
            <text:p text:style-name="P5121">*-**-KL-WATER_BRANDLEIDING_BRANDHYDRANT-G/S</text:p>
          </table:table-cell>
          <table:table-cell table:style-name="TableCell5122">
            <text:p text:style-name="P5123">G/S</text:p>
          </table:table-cell>
        </table:table-row>
        <table:table-row table:style-name="TableRow5124">
          <table:table-cell table:style-name="TableCell5125">
            <text:p text:style-name="P5126">*-**-KL-WATER_BRANDLEIDING_BRANDHYDRANT_BOVENGRONDS-G</text:p>
          </table:table-cell>
          <table:table-cell table:style-name="TableCell5127">
            <text:p text:style-name="P5128">G</text:p>
          </table:table-cell>
        </table:table-row>
        <table:table-row table:style-name="TableRow5129">
          <table:table-cell table:style-name="TableCell5130">
            <text:p text:style-name="P5131">*-**-KL-WATER_BRANDLEIDING_BRANDHYDRANT_ONDERGRONDS-G</text:p>
          </table:table-cell>
          <table:table-cell table:style-name="TableCell5132">
            <text:p text:style-name="P5133">G</text:p>
          </table:table-cell>
        </table:table-row>
        <table:table-row table:style-name="TableRow5134">
          <table:table-cell table:style-name="TableCell5135">
            <text:p text:style-name="P5136">*-**-KL-WATER_BRANDLEIDING_HUISAANSLUITING-G</text:p>
          </table:table-cell>
          <table:table-cell table:style-name="TableCell5137">
            <text:p text:style-name="P5138">G</text:p>
          </table:table-cell>
        </table:table-row>
        <table:table-row table:style-name="TableRow5139">
          <table:table-cell table:style-name="TableCell5140">
            <text:p text:style-name="P5141">*-**-KL-WATER_BRANDLEIDING_HUISAANSLUITING_PE-G</text:p>
          </table:table-cell>
          <table:table-cell table:style-name="TableCell5142">
            <text:p text:style-name="P5143">G</text:p>
          </table:table-cell>
        </table:table-row>
        <table:table-row table:style-name="TableRow5144">
          <table:table-cell table:style-name="TableCell5145">
            <text:p text:style-name="P5146">*-**-KL-WATER_BRANDLEIDING_HUISAANSLUITING_PE_110-G</text:p>
          </table:table-cell>
          <table:table-cell table:style-name="TableCell5147">
            <text:p text:style-name="P5148">G</text:p>
          </table:table-cell>
        </table:table-row>
        <table:table-row table:style-name="TableRow5149">
          <table:table-cell table:style-name="TableCell5150">
            <text:p text:style-name="P5151">*-**-KL-WATER_BRANDLEIDING_HUISAANSLUITING_PE_32-G</text:p>
          </table:table-cell>
          <table:table-cell table:style-name="TableCell5152">
            <text:p text:style-name="P5153">G</text:p>
          </table:table-cell>
        </table:table-row>
        <table:table-row table:style-name="TableRow5154">
          <table:table-cell table:style-name="TableCell5155">
            <text:p text:style-name="P5156">*-**-KL-WATER_BRANDLEIDING_HUISAANSLUITING_PE_40-G</text:p>
          </table:table-cell>
          <table:table-cell table:style-name="TableCell5157">
            <text:p text:style-name="P5158">G</text:p>
          </table:table-cell>
        </table:table-row>
        <table:table-row table:style-name="TableRow5159">
          <table:table-cell table:style-name="TableCell5160">
            <text:p text:style-name="P5161">*-**-KL-WATER_BRANDLEIDING_HUISAANSLUITING_PE_50-G</text:p>
          </table:table-cell>
          <table:table-cell table:style-name="TableCell5162">
            <text:p text:style-name="P5163">G</text:p>
          </table:table-cell>
        </table:table-row>
        <table:table-row table:style-name="TableRow5164">
          <table:table-cell table:style-name="TableCell5165">
            <text:p text:style-name="P5166">*-**-KL-WATER_BRANDLEIDING_HUISAANSLUITING_PE_63-G</text:p>
          </table:table-cell>
          <table:table-cell table:style-name="TableCell5167">
            <text:p text:style-name="P5168">G</text:p>
          </table:table-cell>
        </table:table-row>
        <table:table-row table:style-name="TableRow5169">
          <table:table-cell table:style-name="TableCell5170">
            <text:p text:style-name="P5171">*-**-KL-WATER_BRANDLEIDING_HUISAANSLUITING_PE_75-G</text:p>
          </table:table-cell>
          <table:table-cell table:style-name="TableCell5172">
            <text:p text:style-name="P5173">G</text:p>
          </table:table-cell>
        </table:table-row>
        <table:table-row table:style-name="TableRow5174">
          <table:table-cell table:style-name="TableCell5175">
            <text:p text:style-name="P5176">*-**-KL-WATER_BRANDLEIDING_HUISAANSLUITING_PE_90-G</text:p>
          </table:table-cell>
          <table:table-cell table:style-name="TableCell5177">
            <text:p text:style-name="P5178">G</text:p>
          </table:table-cell>
        </table:table-row>
        <table:table-row table:style-name="TableRow5179">
          <table:table-cell table:style-name="TableCell5180">
            <text:p text:style-name="P5181">*-**-KL-WATER_BRANDLEIDING_HUISAANSLUITING_PVC-G</text:p>
          </table:table-cell>
          <table:table-cell table:style-name="TableCell5182">
            <text:p text:style-name="P5183">G</text:p>
          </table:table-cell>
        </table:table-row>
        <table:table-row table:style-name="TableRow5184">
          <table:table-cell table:style-name="TableCell5185">
            <text:p text:style-name="P5186">*-**-KL-WATER_BRANDLEIDING_HUISAANSLUITING_PVC_110-G</text:p>
          </table:table-cell>
          <table:table-cell table:style-name="TableCell5187">
            <text:p text:style-name="P5188">G</text:p>
          </table:table-cell>
        </table:table-row>
        <table:table-row table:style-name="TableRow5189">
          <table:table-cell table:style-name="TableCell5190">
            <text:p text:style-name="P5191">*-**-KL-WATER_BRANDLEIDING_HUISAANSLUITING_PVC_32-G</text:p>
          </table:table-cell>
          <table:table-cell table:style-name="TableCell5192">
            <text:p text:style-name="P5193">G</text:p>
          </table:table-cell>
        </table:table-row>
        <table:table-row table:style-name="TableRow5194">
          <table:table-cell table:style-name="TableCell5195">
            <text:p text:style-name="P5196">*-**-KL-WATER_BRANDLEIDING_HUISAANSLUITING_PVC_40-G</text:p>
          </table:table-cell>
          <table:table-cell table:style-name="TableCell5197">
            <text:p text:style-name="P5198">G</text:p>
          </table:table-cell>
        </table:table-row>
        <table:table-row table:style-name="TableRow5199">
          <table:table-cell table:style-name="TableCell5200">
            <text:p text:style-name="P5201">*-**-KL-WATER_BRANDLEIDING_HUISAANSLUITING_PVC_50-G</text:p>
          </table:table-cell>
          <table:table-cell table:style-name="TableCell5202">
            <text:p text:style-name="P5203">G</text:p>
          </table:table-cell>
        </table:table-row>
        <table:table-row table:style-name="TableRow5204">
          <table:table-cell table:style-name="TableCell5205">
            <text:p text:style-name="P5206">*-**-KL-WATER_BRANDLEIDING_HUISAANSLUITING_PVC_63-G</text:p>
          </table:table-cell>
          <table:table-cell table:style-name="TableCell5207">
            <text:p text:style-name="P5208">G</text:p>
          </table:table-cell>
        </table:table-row>
        <table:table-row table:style-name="TableRow5209">
          <table:table-cell table:style-name="TableCell5210">
            <text:p text:style-name="P5211">*-**-KL-WATER_BRANDLEIDING_HUISAANSLUITING_PVC_75-G</text:p>
          </table:table-cell>
          <table:table-cell table:style-name="TableCell5212">
            <text:p text:style-name="P5213">G</text:p>
          </table:table-cell>
        </table:table-row>
        <table:table-row table:style-name="TableRow5214">
          <table:table-cell table:style-name="TableCell5215">
            <text:p text:style-name="P5216">*-**-KL-WATER_BRANDLEIDING_HUISAANSLUITING_PVC_90-G</text:p>
          </table:table-cell>
          <table:table-cell table:style-name="TableCell5217">
            <text:p text:style-name="P5218">G</text:p>
          </table:table-cell>
        </table:table-row>
        <table:table-row table:style-name="TableRow5219">
          <table:table-cell table:style-name="TableCell5220">
            <text:p text:style-name="P5221">*-**-KL-WATER_BRANDLEIDING_HULPSTUK-G/S</text:p>
          </table:table-cell>
          <table:table-cell table:style-name="TableCell5222">
            <text:p text:style-name="P5223">G/S</text:p>
          </table:table-cell>
        </table:table-row>
        <table:table-row table:style-name="TableRow5224">
          <table:table-cell table:style-name="TableCell5225">
            <text:p text:style-name="P5226">*-**-KL-WATER_BRANDLEIDING_HULPSTUK_AANSLUITPUNT-G</text:p>
          </table:table-cell>
          <table:table-cell table:style-name="TableCell5227">
            <text:p text:style-name="P5228">G</text:p>
          </table:table-cell>
        </table:table-row>
        <table:table-row table:style-name="TableRow5229">
          <table:table-cell table:style-name="TableCell5230">
            <text:p text:style-name="P5231">*-**-KL-WATER_BRANDLEIDING_HULPSTUK_AFSLUITER-G</text:p>
          </table:table-cell>
          <table:table-cell table:style-name="TableCell5232">
            <text:p text:style-name="P5233">G</text:p>
          </table:table-cell>
        </table:table-row>
        <table:table-row table:style-name="TableRow5234">
          <table:table-cell table:style-name="TableCell5235">
            <text:p text:style-name="P5236">*-**-KL-WATER_BRANDLEIDING_HULPSTUK_DRUKMEETPUNT-G</text:p>
          </table:table-cell>
          <table:table-cell table:style-name="TableCell5237">
            <text:p text:style-name="P5238">G</text:p>
          </table:table-cell>
        </table:table-row>
        <table:table-row table:style-name="TableRow5239">
          <table:table-cell table:style-name="TableCell5240">
            <text:p text:style-name="P5241">*-**-KL-WATER_BRANDLEIDING_HULPSTUK_DRUKREGELAAR-G</text:p>
          </table:table-cell>
          <table:table-cell table:style-name="TableCell5242">
            <text:p text:style-name="P5243">G</text:p>
          </table:table-cell>
        </table:table-row>
        <table:table-row table:style-name="TableRow5244">
          <table:table-cell table:style-name="TableCell5245">
            <text:p text:style-name="P5246">*-**-KL-WATER_BRANDLEIDING_HULPSTUK_SCHOONMAAKSTUK-G</text:p>
          </table:table-cell>
          <table:table-cell table:style-name="TableCell5247">
            <text:p text:style-name="P5248">G</text:p>
          </table:table-cell>
        </table:table-row>
        <table:table-row table:style-name="TableRow5249">
          <table:table-cell table:style-name="TableCell5250">
            <text:p text:style-name="P5251">*-**-KL-WATER_BRANDLEIDING_HULPSTUK_WATERMETER-G</text:p>
          </table:table-cell>
          <table:table-cell table:style-name="TableCell5252">
            <text:p text:style-name="P5253">G</text:p>
          </table:table-cell>
        </table:table-row>
        <table:table-row table:style-name="TableRow5254">
          <table:table-cell table:style-name="TableCell5255">
            <text:p text:style-name="P5256">*-**-KL-WATER_BRANDLEIDING_PUTKAST-G</text:p>
          </table:table-cell>
          <table:table-cell table:style-name="TableCell5257">
            <text:p text:style-name="P5258">G</text:p>
          </table:table-cell>
        </table:table-row>
        <table:table-row table:style-name="TableRow5259">
          <table:table-cell table:style-name="TableCell5260">
            <text:p text:style-name="P5261">*-**-KL-WATER_BRANDLEIDING_TRANSPORTLEIDING-G</text:p>
          </table:table-cell>
          <table:table-cell table:style-name="TableCell5262">
            <text:p text:style-name="P5263">G</text:p>
          </table:table-cell>
        </table:table-row>
        <table:table-row table:style-name="TableRow5264">
          <table:table-cell table:style-name="TableCell5265">
            <text:p text:style-name="P5266">*-**-KL-WATER_BRANDLEIDING_TRANSPORTLEIDING_PE-G</text:p>
          </table:table-cell>
          <table:table-cell table:style-name="TableCell5267">
            <text:p text:style-name="P5268">G</text:p>
          </table:table-cell>
        </table:table-row>
        <table:table-row table:style-name="TableRow5269">
          <table:table-cell table:style-name="TableCell5270">
            <text:p text:style-name="P5271">*-**-KL-WATER_BRANDLEIDING_TRANSPORTLEIDING_PE_110-G</text:p>
          </table:table-cell>
          <table:table-cell table:style-name="TableCell5272">
            <text:p text:style-name="P5273">G</text:p>
          </table:table-cell>
        </table:table-row>
        <text:soft-page-break/>
        <table:table-row table:style-name="TableRow5274">
          <table:table-cell table:style-name="TableCell5275">
            <text:p text:style-name="P5276">*-**-KL-WATER_BRANDLEIDING_TRANSPORTLEIDING_PE_125-G</text:p>
          </table:table-cell>
          <table:table-cell table:style-name="TableCell5277">
            <text:p text:style-name="P5278">G</text:p>
          </table:table-cell>
        </table:table-row>
        <table:table-row table:style-name="TableRow5279">
          <table:table-cell table:style-name="TableCell5280">
            <text:p text:style-name="P5281">*-**-KL-WATER_BRANDLEIDING_TRANSPORTLEIDING_PE_160-G</text:p>
          </table:table-cell>
          <table:table-cell table:style-name="TableCell5282">
            <text:p text:style-name="P5283">G</text:p>
          </table:table-cell>
        </table:table-row>
        <table:table-row table:style-name="TableRow5284">
          <table:table-cell table:style-name="TableCell5285">
            <text:p text:style-name="P5286">*-**-KL-WATER_BRANDLEIDING_TRANSPORTLEIDING_PE_250-G</text:p>
          </table:table-cell>
          <table:table-cell table:style-name="TableCell5287">
            <text:p text:style-name="P5288">G</text:p>
          </table:table-cell>
        </table:table-row>
        <table:table-row table:style-name="TableRow5289">
          <table:table-cell table:style-name="TableCell5290">
            <text:p text:style-name="P5291">*-**-KL-WATER_BRANDLEIDING_TRANSPORTLEIDING_PE_315-G</text:p>
          </table:table-cell>
          <table:table-cell table:style-name="TableCell5292">
            <text:p text:style-name="P5293">G</text:p>
          </table:table-cell>
        </table:table-row>
        <table:table-row table:style-name="TableRow5294">
          <table:table-cell table:style-name="TableCell5295">
            <text:p text:style-name="P5296">*-**-KL-WATER_BRANDLEIDING_TRANSPORTLEIDING_PE_400-G</text:p>
          </table:table-cell>
          <table:table-cell table:style-name="TableCell5297">
            <text:p text:style-name="P5298">G</text:p>
          </table:table-cell>
        </table:table-row>
        <table:table-row table:style-name="TableRow5299">
          <table:table-cell table:style-name="TableCell5300">
            <text:p text:style-name="P5301">*-**-KL-WATER_BRANDLEIDING_TRANSPORTLEIDING_PE_500-G</text:p>
          </table:table-cell>
          <table:table-cell table:style-name="TableCell5302">
            <text:p text:style-name="P5303">G</text:p>
          </table:table-cell>
        </table:table-row>
        <table:table-row table:style-name="TableRow5304">
          <table:table-cell table:style-name="TableCell5305">
            <text:p text:style-name="P5306">*-**-KL-WATER_BRANDLEIDING_TRANSPORTLEIDING_PE_630-G</text:p>
          </table:table-cell>
          <table:table-cell table:style-name="TableCell5307">
            <text:p text:style-name="P5308">G</text:p>
          </table:table-cell>
        </table:table-row>
        <table:table-row table:style-name="TableRow5309">
          <table:table-cell table:style-name="TableCell5310">
            <text:p text:style-name="P5311">*-**-KL-WATER_BRANDLEIDING_TRANSPORTLEIDING_PVC-G</text:p>
          </table:table-cell>
          <table:table-cell table:style-name="TableCell5312">
            <text:p text:style-name="P5313">G</text:p>
          </table:table-cell>
        </table:table-row>
        <table:table-row table:style-name="TableRow5314">
          <table:table-cell table:style-name="TableCell5315">
            <text:p text:style-name="P5316">*-**-KL-WATER_BRANDLEIDING_TRANSPORTLEIDING_PVC_110-G</text:p>
          </table:table-cell>
          <table:table-cell table:style-name="TableCell5317">
            <text:p text:style-name="P5318">G</text:p>
          </table:table-cell>
        </table:table-row>
        <table:table-row table:style-name="TableRow5319">
          <table:table-cell table:style-name="TableCell5320">
            <text:p text:style-name="P5321">*-**-KL-WATER_BRANDLEIDING_TRANSPORTLEIDING_PVC_125-G</text:p>
          </table:table-cell>
          <table:table-cell table:style-name="TableCell5322">
            <text:p text:style-name="P5323">G</text:p>
          </table:table-cell>
        </table:table-row>
        <table:table-row table:style-name="TableRow5324">
          <table:table-cell table:style-name="TableCell5325">
            <text:p text:style-name="P5326">*-**-KL-WATER_BRANDLEIDING_TRANSPORTLEIDING_PVC_160-G</text:p>
          </table:table-cell>
          <table:table-cell table:style-name="TableCell5327">
            <text:p text:style-name="P5328">G</text:p>
          </table:table-cell>
        </table:table-row>
        <table:table-row table:style-name="TableRow5329">
          <table:table-cell table:style-name="TableCell5330">
            <text:p text:style-name="P5331">*-**-KL-WATER_BRANDLEIDING_TRANSPORTLEIDING_PVC_250-G</text:p>
          </table:table-cell>
          <table:table-cell table:style-name="TableCell5332">
            <text:p text:style-name="P5333">G</text:p>
          </table:table-cell>
        </table:table-row>
        <table:table-row table:style-name="TableRow5334">
          <table:table-cell table:style-name="TableCell5335">
            <text:p text:style-name="P5336">*-**-KL-WATER_BRANDLEIDING_TRANSPORTLEIDING_PVC_315-G</text:p>
          </table:table-cell>
          <table:table-cell table:style-name="TableCell5337">
            <text:p text:style-name="P5338">G</text:p>
          </table:table-cell>
        </table:table-row>
        <table:table-row table:style-name="TableRow5339">
          <table:table-cell table:style-name="TableCell5340">
            <text:p text:style-name="P5341">*-**-KL-WATER_BRANDLEIDING_TRANSPORTLEIDING_PVC_400-G</text:p>
          </table:table-cell>
          <table:table-cell table:style-name="TableCell5342">
            <text:p text:style-name="P5343">G</text:p>
          </table:table-cell>
        </table:table-row>
        <table:table-row table:style-name="TableRow5344">
          <table:table-cell table:style-name="TableCell5345">
            <text:p text:style-name="P5346">*-**-KL-WATER_BRANDLEIDING_TRANSPORTLEIDING_PVC_500-G</text:p>
          </table:table-cell>
          <table:table-cell table:style-name="TableCell5347">
            <text:p text:style-name="P5348">G</text:p>
          </table:table-cell>
        </table:table-row>
        <table:table-row table:style-name="TableRow5349">
          <table:table-cell table:style-name="TableCell5350">
            <text:p text:style-name="P5351">*-**-KL-WATER_BRANDLEIDING_TRANSPORTLEIDING_PVC_630-G</text:p>
          </table:table-cell>
          <table:table-cell table:style-name="TableCell5352">
            <text:p text:style-name="P5353">G</text:p>
          </table:table-cell>
        </table:table-row>
        <table:table-row table:style-name="TableRow5354">
          <table:table-cell table:style-name="TableCell5355">
            <text:p text:style-name="P5356">*-**-KL-WATER_HUISAANSLUITING-G</text:p>
          </table:table-cell>
          <table:table-cell table:style-name="TableCell5357">
            <text:p text:style-name="P5358">G</text:p>
          </table:table-cell>
        </table:table-row>
        <table:table-row table:style-name="TableRow5359">
          <table:table-cell table:style-name="TableCell5360">
            <text:p text:style-name="P5361">*-**-KL-WATER_HUISAANSLUITING_PE-G</text:p>
          </table:table-cell>
          <table:table-cell table:style-name="TableCell5362">
            <text:p text:style-name="P5363">G</text:p>
          </table:table-cell>
        </table:table-row>
        <table:table-row table:style-name="TableRow5364">
          <table:table-cell table:style-name="TableCell5365">
            <text:p text:style-name="P5366">*-**-KL-WATER_HUISAANSLUITING_PE_110-G</text:p>
          </table:table-cell>
          <table:table-cell table:style-name="TableCell5367">
            <text:p text:style-name="P5368">G</text:p>
          </table:table-cell>
        </table:table-row>
        <table:table-row table:style-name="TableRow5369">
          <table:table-cell table:style-name="TableCell5370">
            <text:p text:style-name="P5371">*-**-KL-WATER_HUISAANSLUITING_PE_32-G</text:p>
          </table:table-cell>
          <table:table-cell table:style-name="TableCell5372">
            <text:p text:style-name="P5373">G</text:p>
          </table:table-cell>
        </table:table-row>
        <table:table-row table:style-name="TableRow5374">
          <table:table-cell table:style-name="TableCell5375">
            <text:p text:style-name="P5376">*-**-KL-WATER_HUISAANSLUITING_PE_40-G</text:p>
          </table:table-cell>
          <table:table-cell table:style-name="TableCell5377">
            <text:p text:style-name="P5378">G</text:p>
          </table:table-cell>
        </table:table-row>
        <table:table-row table:style-name="TableRow5379">
          <table:table-cell table:style-name="TableCell5380">
            <text:p text:style-name="P5381">*-**-KL-WATER_HUISAANSLUITING_PE_50-G</text:p>
          </table:table-cell>
          <table:table-cell table:style-name="TableCell5382">
            <text:p text:style-name="P5383">G</text:p>
          </table:table-cell>
        </table:table-row>
        <table:table-row table:style-name="TableRow5384">
          <table:table-cell table:style-name="TableCell5385">
            <text:p text:style-name="P5386">*-**-KL-WATER_HUISAANSLUITING_PE_63-G</text:p>
          </table:table-cell>
          <table:table-cell table:style-name="TableCell5387">
            <text:p text:style-name="P5388">G</text:p>
          </table:table-cell>
        </table:table-row>
        <table:table-row table:style-name="TableRow5389">
          <table:table-cell table:style-name="TableCell5390">
            <text:p text:style-name="P5391">*-**-KL-WATER_HUISAANSLUITING_PE_75-G</text:p>
          </table:table-cell>
          <table:table-cell table:style-name="TableCell5392">
            <text:p text:style-name="P5393">G</text:p>
          </table:table-cell>
        </table:table-row>
        <table:table-row table:style-name="TableRow5394">
          <table:table-cell table:style-name="TableCell5395">
            <text:p text:style-name="P5396">*-**-KL-WATER_HUISAANSLUITING_PE_90-G</text:p>
          </table:table-cell>
          <table:table-cell table:style-name="TableCell5397">
            <text:p text:style-name="P5398">G</text:p>
          </table:table-cell>
        </table:table-row>
        <table:table-row table:style-name="TableRow5399">
          <table:table-cell table:style-name="TableCell5400">
            <text:p text:style-name="P5401">*-**-KL-WATER_HUISAANSLUITING_PVC-G</text:p>
          </table:table-cell>
          <table:table-cell table:style-name="TableCell5402">
            <text:p text:style-name="P5403">G</text:p>
          </table:table-cell>
        </table:table-row>
        <table:table-row table:style-name="TableRow5404">
          <table:table-cell table:style-name="TableCell5405">
            <text:p text:style-name="P5406">*-**-KL-WATER_HUISAANSLUITING_PVC_110-G</text:p>
          </table:table-cell>
          <table:table-cell table:style-name="TableCell5407">
            <text:p text:style-name="P5408">G</text:p>
          </table:table-cell>
        </table:table-row>
        <table:table-row table:style-name="TableRow5409">
          <table:table-cell table:style-name="TableCell5410">
            <text:p text:style-name="P5411">*-**-KL-WATER_HUISAANSLUITING_PVC_32-G</text:p>
          </table:table-cell>
          <table:table-cell table:style-name="TableCell5412">
            <text:p text:style-name="P5413">G</text:p>
          </table:table-cell>
        </table:table-row>
        <table:table-row table:style-name="TableRow5414">
          <table:table-cell table:style-name="TableCell5415">
            <text:p text:style-name="P5416">*-**-KL-WATER_HUISAANSLUITING_PVC_40-G</text:p>
          </table:table-cell>
          <table:table-cell table:style-name="TableCell5417">
            <text:p text:style-name="P5418">G</text:p>
          </table:table-cell>
        </table:table-row>
        <table:table-row table:style-name="TableRow5419">
          <table:table-cell table:style-name="TableCell5420">
            <text:p text:style-name="P5421">*-**-KL-WATER_HUISAANSLUITING_PVC_50-G</text:p>
          </table:table-cell>
          <table:table-cell table:style-name="TableCell5422">
            <text:p text:style-name="P5423">G</text:p>
          </table:table-cell>
        </table:table-row>
        <table:table-row table:style-name="TableRow5424">
          <table:table-cell table:style-name="TableCell5425">
            <text:p text:style-name="P5426">*-**-KL-WATER_HUISAANSLUITING_PVC_63-G</text:p>
          </table:table-cell>
          <table:table-cell table:style-name="TableCell5427">
            <text:p text:style-name="P5428">G</text:p>
          </table:table-cell>
        </table:table-row>
        <table:table-row table:style-name="TableRow5429">
          <table:table-cell table:style-name="TableCell5430">
            <text:p text:style-name="P5431">*-**-KL-WATER_HUISAANSLUITING_PVC_75-G</text:p>
          </table:table-cell>
          <table:table-cell table:style-name="TableCell5432">
            <text:p text:style-name="P5433">G</text:p>
          </table:table-cell>
        </table:table-row>
        <table:table-row table:style-name="TableRow5434">
          <table:table-cell table:style-name="TableCell5435">
            <text:p text:style-name="P5436">*-**-KL-WATER_HUISAANSLUITING_PVC_90-G</text:p>
          </table:table-cell>
          <table:table-cell table:style-name="TableCell5437">
            <text:p text:style-name="P5438">G</text:p>
          </table:table-cell>
        </table:table-row>
        <table:table-row table:style-name="TableRow5439">
          <table:table-cell table:style-name="TableCell5440">
            <text:p text:style-name="P5441">*-**-KL-WATER_HULPSTUK-G/S</text:p>
          </table:table-cell>
          <table:table-cell table:style-name="TableCell5442">
            <text:p text:style-name="P5443">G/S</text:p>
          </table:table-cell>
        </table:table-row>
        <table:table-row table:style-name="TableRow5444">
          <table:table-cell table:style-name="TableCell5445">
            <text:p text:style-name="P5446">*-**-KL-WATER_HULPSTUK_AANSLUITPUNT-G</text:p>
          </table:table-cell>
          <table:table-cell table:style-name="TableCell5447">
            <text:p text:style-name="P5448">G</text:p>
          </table:table-cell>
        </table:table-row>
        <table:table-row table:style-name="TableRow5449">
          <table:table-cell table:style-name="TableCell5450">
            <text:p text:style-name="P5451">*-**-KL-WATER_HULPSTUK_AFSLUITER-G</text:p>
          </table:table-cell>
          <table:table-cell table:style-name="TableCell5452">
            <text:p text:style-name="P5453">G</text:p>
          </table:table-cell>
        </table:table-row>
        <table:table-row table:style-name="TableRow5454">
          <table:table-cell table:style-name="TableCell5455">
            <text:p text:style-name="P5456">*-**-KL-WATER_HULPSTUK_DRUKMEETPUNT-G</text:p>
          </table:table-cell>
          <table:table-cell table:style-name="TableCell5457">
            <text:p text:style-name="P5458">G</text:p>
          </table:table-cell>
        </table:table-row>
        <table:table-row table:style-name="TableRow5459">
          <table:table-cell table:style-name="TableCell5460">
            <text:p text:style-name="P5461">*-**-KL-WATER_HULPSTUK_DRUKREGELAAR-G</text:p>
          </table:table-cell>
          <table:table-cell table:style-name="TableCell5462">
            <text:p text:style-name="P5463">G</text:p>
          </table:table-cell>
        </table:table-row>
        <table:table-row table:style-name="TableRow5464">
          <table:table-cell table:style-name="TableCell5465">
            <text:p text:style-name="P5466">*-**-KL-WATER_HULPSTUK_SCHOONMAAKSTUK-G</text:p>
          </table:table-cell>
          <table:table-cell table:style-name="TableCell5467">
            <text:p text:style-name="P5468">G</text:p>
          </table:table-cell>
        </table:table-row>
        <table:table-row table:style-name="TableRow5469">
          <table:table-cell table:style-name="TableCell5470">
            <text:p text:style-name="P5471">*-**-KL-WATER_HULPSTUK_WATERMETER-G</text:p>
          </table:table-cell>
          <table:table-cell table:style-name="TableCell5472">
            <text:p text:style-name="P5473">G</text:p>
          </table:table-cell>
        </table:table-row>
        <table:table-row table:style-name="TableRow5474">
          <table:table-cell table:style-name="TableCell5475">
            <text:p text:style-name="P5476">*-**-KL-WATER_INKOOPPUNT-G/S</text:p>
          </table:table-cell>
          <table:table-cell table:style-name="TableCell5477">
            <text:p text:style-name="P5478">G/S</text:p>
          </table:table-cell>
        </table:table-row>
        <table:table-row table:style-name="TableRow5479">
          <table:table-cell table:style-name="TableCell5480">
            <text:p text:style-name="P5481">*-**-KL-WATER_MANTELBUIS-G</text:p>
          </table:table-cell>
          <table:table-cell table:style-name="TableCell5482">
            <text:p text:style-name="P5483">G</text:p>
          </table:table-cell>
        </table:table-row>
        <table:table-row table:style-name="TableRow5484">
          <table:table-cell table:style-name="TableCell5485">
            <text:p text:style-name="P5486">*-**-KL-WATER_OOGDOUCHE-G</text:p>
          </table:table-cell>
          <table:table-cell table:style-name="TableCell5487">
            <text:p text:style-name="P5488">G</text:p>
          </table:table-cell>
        </table:table-row>
        <table:table-row table:style-name="TableRow5489">
          <table:table-cell table:style-name="TableCell5490">
            <text:p text:style-name="P5491">*-**-KL-WATER_PUT_POMPPUT-G/S</text:p>
          </table:table-cell>
          <table:table-cell table:style-name="TableCell5492">
            <text:p text:style-name="P5493">G/S</text:p>
          </table:table-cell>
        </table:table-row>
        <table:table-row table:style-name="TableRow5494">
          <table:table-cell table:style-name="TableCell5495">
            <text:p text:style-name="P5496">*-**-KL-WATER_PUT_PUTKAST-G</text:p>
          </table:table-cell>
          <table:table-cell table:style-name="TableCell5497">
            <text:p text:style-name="P5498">G</text:p>
          </table:table-cell>
        </table:table-row>
        <table:table-row table:style-name="TableRow5499">
          <table:table-cell table:style-name="TableCell5500">
            <text:p text:style-name="P5501">*-**-KL-WATER_TRANSPORTLEIDING-G</text:p>
          </table:table-cell>
          <table:table-cell table:style-name="TableCell5502">
            <text:p text:style-name="P5503">G</text:p>
          </table:table-cell>
        </table:table-row>
        <text:soft-page-break/>
        <table:table-row table:style-name="TableRow5504">
          <table:table-cell table:style-name="TableCell5505">
            <text:p text:style-name="P5506">*-**-KL-WATER_TRANSPORTLEIDING_PE-G</text:p>
          </table:table-cell>
          <table:table-cell table:style-name="TableCell5507">
            <text:p text:style-name="P5508">G</text:p>
          </table:table-cell>
        </table:table-row>
        <table:table-row table:style-name="TableRow5509">
          <table:table-cell table:style-name="TableCell5510">
            <text:p text:style-name="P5511">*-**-KL-WATER_TRANSPORTLEIDING_PE_110-G</text:p>
          </table:table-cell>
          <table:table-cell table:style-name="TableCell5512">
            <text:p text:style-name="P5513">G</text:p>
          </table:table-cell>
        </table:table-row>
        <table:table-row table:style-name="TableRow5514">
          <table:table-cell table:style-name="TableCell5515">
            <text:p text:style-name="P5516">*-**-KL-WATER_TRANSPORTLEIDING_PE_125-G</text:p>
          </table:table-cell>
          <table:table-cell table:style-name="TableCell5517">
            <text:p text:style-name="P5518">G</text:p>
          </table:table-cell>
        </table:table-row>
        <table:table-row table:style-name="TableRow5519">
          <table:table-cell table:style-name="TableCell5520">
            <text:p text:style-name="P5521">*-**-KL-WATER_TRANSPORTLEIDING_PE_160-G</text:p>
          </table:table-cell>
          <table:table-cell table:style-name="TableCell5522">
            <text:p text:style-name="P5523">G</text:p>
          </table:table-cell>
        </table:table-row>
        <table:table-row table:style-name="TableRow5524">
          <table:table-cell table:style-name="TableCell5525">
            <text:p text:style-name="P5526">*-**-KL-WATER_TRANSPORTLEIDING_PE_250-G</text:p>
          </table:table-cell>
          <table:table-cell table:style-name="TableCell5527">
            <text:p text:style-name="P5528">G</text:p>
          </table:table-cell>
        </table:table-row>
        <table:table-row table:style-name="TableRow5529">
          <table:table-cell table:style-name="TableCell5530">
            <text:p text:style-name="P5531">*-**-KL-WATER_TRANSPORTLEIDING_PE_315-G</text:p>
          </table:table-cell>
          <table:table-cell table:style-name="TableCell5532">
            <text:p text:style-name="P5533">G</text:p>
          </table:table-cell>
        </table:table-row>
        <table:table-row table:style-name="TableRow5534">
          <table:table-cell table:style-name="TableCell5535">
            <text:p text:style-name="P5536">*-**-KL-WATER_TRANSPORTLEIDING_PE_400-G</text:p>
          </table:table-cell>
          <table:table-cell table:style-name="TableCell5537">
            <text:p text:style-name="P5538">G</text:p>
          </table:table-cell>
        </table:table-row>
        <table:table-row table:style-name="TableRow5539">
          <table:table-cell table:style-name="TableCell5540">
            <text:p text:style-name="P5541">*-**-KL-WATER_TRANSPORTLEIDING_PE_500-G</text:p>
          </table:table-cell>
          <table:table-cell table:style-name="TableCell5542">
            <text:p text:style-name="P5543">G</text:p>
          </table:table-cell>
        </table:table-row>
        <table:table-row table:style-name="TableRow5544">
          <table:table-cell table:style-name="TableCell5545">
            <text:p text:style-name="P5546">*-**-KL-WATER_TRANSPORTLEIDING_PE_630-G</text:p>
          </table:table-cell>
          <table:table-cell table:style-name="TableCell5547">
            <text:p text:style-name="P5548">G</text:p>
          </table:table-cell>
        </table:table-row>
        <table:table-row table:style-name="TableRow5549">
          <table:table-cell table:style-name="TableCell5550">
            <text:p text:style-name="P5551">*-**-KL-WATER_TRANSPORTLEIDING_PVC-G</text:p>
          </table:table-cell>
          <table:table-cell table:style-name="TableCell5552">
            <text:p text:style-name="P5553">G</text:p>
          </table:table-cell>
        </table:table-row>
        <table:table-row table:style-name="TableRow5554">
          <table:table-cell table:style-name="TableCell5555">
            <text:p text:style-name="P5556">*-**-KL-WATER_TRANSPORTLEIDING_PVC_110-G</text:p>
          </table:table-cell>
          <table:table-cell table:style-name="TableCell5557">
            <text:p text:style-name="P5558">G</text:p>
          </table:table-cell>
        </table:table-row>
        <table:table-row table:style-name="TableRow5559">
          <table:table-cell table:style-name="TableCell5560">
            <text:p text:style-name="P5561">*-**-KL-WATER_TRANSPORTLEIDING_PVC_125-G</text:p>
          </table:table-cell>
          <table:table-cell table:style-name="TableCell5562">
            <text:p text:style-name="P5563">G</text:p>
          </table:table-cell>
        </table:table-row>
        <table:table-row table:style-name="TableRow5564">
          <table:table-cell table:style-name="TableCell5565">
            <text:p text:style-name="P5566">*-**-KL-WATER_TRANSPORTLEIDING_PVC_160-G</text:p>
          </table:table-cell>
          <table:table-cell table:style-name="TableCell5567">
            <text:p text:style-name="P5568">G</text:p>
          </table:table-cell>
        </table:table-row>
        <table:table-row table:style-name="TableRow5569">
          <table:table-cell table:style-name="TableCell5570">
            <text:p text:style-name="P5571">*-**-KL-WATER_TRANSPORTLEIDING_PVC_250-G</text:p>
          </table:table-cell>
          <table:table-cell table:style-name="TableCell5572">
            <text:p text:style-name="P5573">G</text:p>
          </table:table-cell>
        </table:table-row>
        <table:table-row table:style-name="TableRow5574">
          <table:table-cell table:style-name="TableCell5575">
            <text:p text:style-name="P5576">*-**-KL-WATER_TRANSPORTLEIDING_PVC_315-G</text:p>
          </table:table-cell>
          <table:table-cell table:style-name="TableCell5577">
            <text:p text:style-name="P5578">G</text:p>
          </table:table-cell>
        </table:table-row>
        <table:table-row table:style-name="TableRow5579">
          <table:table-cell table:style-name="TableCell5580">
            <text:p text:style-name="P5581">*-**-KL-WATER_TRANSPORTLEIDING_PVC_400-G</text:p>
          </table:table-cell>
          <table:table-cell table:style-name="TableCell5582">
            <text:p text:style-name="P5583">G</text:p>
          </table:table-cell>
        </table:table-row>
        <table:table-row table:style-name="TableRow5584">
          <table:table-cell table:style-name="TableCell5585">
            <text:p text:style-name="P5586">*-**-KL-WATER_TRANSPORTLEIDING_PVC_500-G</text:p>
          </table:table-cell>
          <table:table-cell table:style-name="TableCell5587">
            <text:p text:style-name="P5588">G</text:p>
          </table:table-cell>
        </table:table-row>
        <table:table-row table:style-name="TableRow5589">
          <table:table-cell table:style-name="TableCell5590">
            <text:p text:style-name="P5591">*-**-KL-WATER_TRANSPORTLEIDING_PVC_630-G</text:p>
          </table:table-cell>
          <table:table-cell table:style-name="TableCell5592">
            <text:p text:style-name="P5593">G</text:p>
          </table:table-cell>
        </table:table-row>
        <table:table-row table:style-name="TableRow5594">
          <table:table-cell table:style-name="TableCell5595">
            <text:p text:style-name="P5596">*-**-KL-WATER_WATERBRON-G</text:p>
          </table:table-cell>
          <table:table-cell table:style-name="TableCell5597">
            <text:p text:style-name="P5598">G</text:p>
          </table:table-cell>
        </table:table-row>
        <table:table-row table:style-name="TableRow5599">
          <table:table-cell table:style-name="TableCell5600">
            <text:p text:style-name="P5601">*-**-KL-WEESLEIDING-G</text:p>
          </table:table-cell>
          <table:table-cell table:style-name="TableCell5602">
            <text:p text:style-name="P5603">G</text:p>
          </table:table-cell>
        </table:table-row>
        <table:table-row table:style-name="TableRow5604">
          <table:table-cell table:style-name="TableCell5605">
            <text:p text:style-name="P5606">*-**-KL-WIM-G</text:p>
          </table:table-cell>
          <table:table-cell table:style-name="TableCell5607">
            <text:p text:style-name="P5608">G</text:p>
          </table:table-cell>
        </table:table-row>
        <table:table-row table:style-name="TableRow5609">
          <table:table-cell table:style-name="TableCell5610">
            <text:p text:style-name="P5611">*-**-KL-WIM_KABEL-G</text:p>
          </table:table-cell>
          <table:table-cell table:style-name="TableCell5612">
            <text:p text:style-name="P5613">G</text:p>
          </table:table-cell>
        </table:table-row>
        <table:table-row table:style-name="TableRow5614">
          <table:table-cell table:style-name="TableCell5615">
            <text:p text:style-name="P5616">*-**-KL-WINDWAARSCHUWINGSSYSTEEM-G</text:p>
          </table:table-cell>
          <table:table-cell table:style-name="TableCell5617">
            <text:p text:style-name="P5618">G</text:p>
          </table:table-cell>
        </table:table-row>
        <table:table-row table:style-name="TableRow5619">
          <table:table-cell table:style-name="TableCell5620">
            <text:p text:style-name="P5621">*-**-KL-WINDWAARSCHUWINGSSYSTEEM_KABEL-G</text:p>
          </table:table-cell>
          <table:table-cell table:style-name="TableCell5622">
            <text:p text:style-name="P5623">G</text:p>
          </table:table-cell>
        </table:table-row>
        <table:table-row table:style-name="TableRow5624">
          <table:table-cell table:style-name="TableCell5625">
            <text:p text:style-name="P5626">*-**-KW-KUNSTWERK_OVERSTORT-G</text:p>
          </table:table-cell>
          <table:table-cell table:style-name="TableCell5627">
            <text:p text:style-name="P5628">G</text:p>
          </table:table-cell>
        </table:table-row>
        <table:table-row table:style-name="TableRow5629">
          <table:table-cell table:style-name="TableCell5630">
            <text:p text:style-name="P5631">*-**-KW-KUNSTWERK_SYPHON-G</text:p>
          </table:table-cell>
          <table:table-cell table:style-name="TableCell5632">
            <text:p text:style-name="P5633">G</text:p>
          </table:table-cell>
        </table:table-row>
        <table:table-row table:style-name="TableRow5634">
          <table:table-cell table:style-name="TableCell5635">
            <text:p text:style-name="P5636">*-**-KW-PROFIELVRIJERUIMTE-G</text:p>
          </table:table-cell>
          <table:table-cell table:style-name="TableCell5637">
            <text:p text:style-name="P5638">G</text:p>
          </table:table-cell>
        </table:table-row>
        <table:table-row table:style-name="TableRow5639">
          <table:table-cell table:style-name="TableCell5640">
            <text:p text:style-name="P5641">*-**-KW-ZICHTRUIMTE-G</text:p>
          </table:table-cell>
          <table:table-cell table:style-name="TableCell5642">
            <text:p text:style-name="P5643">G</text:p>
          </table:table-cell>
        </table:table-row>
        <table:table-row table:style-name="TableRow5644">
          <table:table-cell table:style-name="TableCell5645">
            <text:p text:style-name="P5646">*-**-MC-AANGRENZENDECONSTRUCTIE-G</text:p>
          </table:table-cell>
          <table:table-cell table:style-name="TableCell5647">
            <text:p text:style-name="P5648">G</text:p>
          </table:table-cell>
        </table:table-row>
        <table:table-row table:style-name="TableRow5649">
          <table:table-cell table:style-name="TableCell5650">
            <text:p text:style-name="P5651">*-**-MC-AANGRENZENDECONSTRUCTIE_BETON-G/A</text:p>
          </table:table-cell>
          <table:table-cell table:style-name="TableCell5652">
            <text:p text:style-name="P5653">G/A</text:p>
          </table:table-cell>
        </table:table-row>
        <table:table-row table:style-name="TableRow5654">
          <table:table-cell table:style-name="TableCell5655">
            <text:p text:style-name="P5656">*-**-MC-AANGRENZENDECONSTRUCTIE_HOUT-G/A</text:p>
          </table:table-cell>
          <table:table-cell table:style-name="TableCell5657">
            <text:p text:style-name="P5658">G/A</text:p>
          </table:table-cell>
        </table:table-row>
        <table:table-row table:style-name="TableRow5659">
          <table:table-cell table:style-name="TableCell5660">
            <text:p text:style-name="P5661">*-**-MC-AANGRENZENDECONSTRUCTIE_METSELWERK-G/A</text:p>
          </table:table-cell>
          <table:table-cell table:style-name="TableCell5662">
            <text:p text:style-name="P5663">G/A</text:p>
          </table:table-cell>
        </table:table-row>
        <table:table-row table:style-name="TableRow5664">
          <table:table-cell table:style-name="TableCell5665">
            <text:p text:style-name="P5666">*-**-MC-AANGRENZENDECONSTRUCTIE_STAAL-G/A</text:p>
          </table:table-cell>
          <table:table-cell table:style-name="TableCell5667">
            <text:p text:style-name="P5668">G/A</text:p>
          </table:table-cell>
        </table:table-row>
        <table:table-row table:style-name="TableRow5669">
          <table:table-cell table:style-name="TableCell5670">
            <text:p text:style-name="P5671">*-**-MC-HYDRAULIEKVORM-G</text:p>
          </table:table-cell>
          <table:table-cell table:style-name="TableCell5672">
            <text:p text:style-name="P5673">G</text:p>
          </table:table-cell>
        </table:table-row>
        <table:table-row table:style-name="TableRow5674">
          <table:table-cell table:style-name="TableCell5675">
            <text:p text:style-name="P5676">*-**-MC-HYDRAULIEKVORM_KLEPPEN-G</text:p>
          </table:table-cell>
          <table:table-cell table:style-name="TableCell5677">
            <text:p text:style-name="P5678">G</text:p>
          </table:table-cell>
        </table:table-row>
        <table:table-row table:style-name="TableRow5679">
          <table:table-cell table:style-name="TableCell5680">
            <text:p text:style-name="P5681">*-**-MC-HYDRAULIEKVORM_LEIDINGEN-G</text:p>
          </table:table-cell>
          <table:table-cell table:style-name="TableCell5682">
            <text:p text:style-name="P5683">G</text:p>
          </table:table-cell>
        </table:table-row>
        <table:table-row table:style-name="TableRow5684">
          <table:table-cell table:style-name="TableCell5685">
            <text:p text:style-name="P5686">*-**-MC-HYDRAULIEKVORM_POMPEN-G</text:p>
          </table:table-cell>
          <table:table-cell table:style-name="TableCell5687">
            <text:p text:style-name="P5688">G</text:p>
          </table:table-cell>
        </table:table-row>
        <table:table-row table:style-name="TableRow5689">
          <table:table-cell table:style-name="TableCell5690">
            <text:p text:style-name="P5691">*-**-MC-HYDRAULIEKVORM_SCHEMA-G</text:p>
          </table:table-cell>
          <table:table-cell table:style-name="TableCell5692">
            <text:p text:style-name="P5693">G</text:p>
          </table:table-cell>
        </table:table-row>
        <table:table-row table:style-name="TableRow5694">
          <table:table-cell table:style-name="TableCell5695">
            <text:p text:style-name="P5696">*-**-MC-HYDRAULIEKVORM_SCHEMA_BEHUIZING-G</text:p>
          </table:table-cell>
          <table:table-cell table:style-name="TableCell5697">
            <text:p text:style-name="P5698">G</text:p>
          </table:table-cell>
        </table:table-row>
        <table:table-row table:style-name="TableRow5699">
          <table:table-cell table:style-name="TableCell5700">
            <text:p text:style-name="P5701">*-**-MC-HYDRAULIEKVORM_SCHEMA_COMPONENT-G</text:p>
          </table:table-cell>
          <table:table-cell table:style-name="TableCell5702">
            <text:p text:style-name="P5703">G</text:p>
          </table:table-cell>
        </table:table-row>
        <table:table-row table:style-name="TableRow5704">
          <table:table-cell table:style-name="TableCell5705">
            <text:p text:style-name="P5706">*-**-MC-HYDRAULIEKVORM_SCHEMA_DIAGRAM-G</text:p>
          </table:table-cell>
          <table:table-cell table:style-name="TableCell5707">
            <text:p text:style-name="P5708">G</text:p>
          </table:table-cell>
        </table:table-row>
        <table:table-row table:style-name="TableRow5709">
          <table:table-cell table:style-name="TableCell5710">
            <text:p text:style-name="P5711">*-**-MC-HYDRAULIEKVORM_SCHEMA_GOOT-G</text:p>
          </table:table-cell>
          <table:table-cell table:style-name="TableCell5712">
            <text:p text:style-name="P5713">G</text:p>
          </table:table-cell>
        </table:table-row>
        <table:table-row table:style-name="TableRow5714">
          <table:table-cell table:style-name="TableCell5715">
            <text:p text:style-name="P5716">*-**-MC-HYDRAULIEKVORM_SCHEMA_LEIDING-G</text:p>
          </table:table-cell>
          <table:table-cell table:style-name="TableCell5717">
            <text:p text:style-name="P5718">G</text:p>
          </table:table-cell>
        </table:table-row>
        <table:table-row table:style-name="TableRow5719">
          <table:table-cell table:style-name="TableCell5720">
            <text:p text:style-name="P5721">*-**-MC-HYDRAULIEKVORM_SCHEMA_LEIDING_STUUR-G</text:p>
          </table:table-cell>
          <table:table-cell table:style-name="TableCell5722">
            <text:p text:style-name="P5723">G</text:p>
          </table:table-cell>
        </table:table-row>
        <table:table-row table:style-name="TableRow5724">
          <table:table-cell table:style-name="TableCell5725">
            <text:p text:style-name="P5726">*-**-MC-HYDRAULIEKVORM_SCHEMA_RASTERINDELING-G</text:p>
          </table:table-cell>
          <table:table-cell table:style-name="TableCell5727">
            <text:p text:style-name="P5728">G</text:p>
          </table:table-cell>
        </table:table-row>
        <table:table-row table:style-name="TableRow5729">
          <table:table-cell table:style-name="TableCell5730">
            <text:p text:style-name="P5731">*-**-MC-HYDRAULIEKVORM_SCHEMA_RASTERINDELING_18-G</text:p>
          </table:table-cell>
          <table:table-cell table:style-name="TableCell5732">
            <text:p text:style-name="P5733">G</text:p>
          </table:table-cell>
        </table:table-row>
        <text:soft-page-break/>
        <table:table-row table:style-name="TableRow5734">
          <table:table-cell table:style-name="TableCell5735">
            <text:p text:style-name="P5736">*-**-MC-HYDRAULIEKVORM_SCHEMA_RASTERINDELING_25-G</text:p>
          </table:table-cell>
          <table:table-cell table:style-name="TableCell5737">
            <text:p text:style-name="P5738">G</text:p>
          </table:table-cell>
        </table:table-row>
        <table:table-row table:style-name="TableRow5739">
          <table:table-cell table:style-name="TableCell5740">
            <text:p text:style-name="P5741">*-**-MC-HYDRAULIEKVORM_SCHEMA_RASTERINDELING_35-G</text:p>
          </table:table-cell>
          <table:table-cell table:style-name="TableCell5742">
            <text:p text:style-name="P5743">G</text:p>
          </table:table-cell>
        </table:table-row>
        <table:table-row table:style-name="TableRow5744">
          <table:table-cell table:style-name="TableCell5745">
            <text:p text:style-name="P5746">*-**-MC-LEVENSDUURVERLENGENDE MAATREGEL-G</text:p>
          </table:table-cell>
          <table:table-cell table:style-name="TableCell5747">
            <text:p text:style-name="P5748">G</text:p>
          </table:table-cell>
        </table:table-row>
        <table:table-row table:style-name="TableRow5749">
          <table:table-cell table:style-name="TableCell5750">
            <text:p text:style-name="P5751">*-**-MC-MECHANISCHVORM-G</text:p>
          </table:table-cell>
          <table:table-cell table:style-name="TableCell5752">
            <text:p text:style-name="P5753">G</text:p>
          </table:table-cell>
        </table:table-row>
        <table:table-row table:style-name="TableRow5754">
          <table:table-cell table:style-name="TableCell5755">
            <text:p text:style-name="P5756">*-**-MC-MECHANISCHVORM_DRAAIEND-G</text:p>
          </table:table-cell>
          <table:table-cell table:style-name="TableCell5757">
            <text:p text:style-name="P5758">G</text:p>
          </table:table-cell>
        </table:table-row>
        <table:table-row table:style-name="TableRow5759">
          <table:table-cell table:style-name="TableCell5760">
            <text:p text:style-name="P5761">*-**-MC-MECHANISCHVORM_LEIDINGEN-G</text:p>
          </table:table-cell>
          <table:table-cell table:style-name="TableCell5762">
            <text:p text:style-name="P5763">G</text:p>
          </table:table-cell>
        </table:table-row>
        <table:table-row table:style-name="TableRow5764">
          <table:table-cell table:style-name="TableCell5765">
            <text:p text:style-name="P5766">*-**-MC-MECHANISCHVORM_SCHUIVEND-G</text:p>
          </table:table-cell>
          <table:table-cell table:style-name="TableCell5767">
            <text:p text:style-name="P5768">G</text:p>
          </table:table-cell>
        </table:table-row>
        <table:table-row table:style-name="TableRow5769">
          <table:table-cell table:style-name="TableCell5770">
            <text:p text:style-name="P5771">*-**-MC-MECHANISCHVORM_STATISCH-G</text:p>
          </table:table-cell>
          <table:table-cell table:style-name="TableCell5772">
            <text:p text:style-name="P5773">G</text:p>
          </table:table-cell>
        </table:table-row>
        <table:table-row table:style-name="TableRow5774">
          <table:table-cell table:style-name="TableCell5775">
            <text:p text:style-name="P5776">*-**-MC-OVERIGMATERIAAL-G</text:p>
          </table:table-cell>
          <table:table-cell table:style-name="TableCell5777">
            <text:p text:style-name="P5778">G</text:p>
          </table:table-cell>
        </table:table-row>
        <table:table-row table:style-name="TableRow5779">
          <table:table-cell table:style-name="TableCell5780">
            <text:p text:style-name="P5781">*-**-MC-PNEUMATIEKVORM-G</text:p>
          </table:table-cell>
          <table:table-cell table:style-name="TableCell5782">
            <text:p text:style-name="P5783">G</text:p>
          </table:table-cell>
        </table:table-row>
        <table:table-row table:style-name="TableRow5784">
          <table:table-cell table:style-name="TableCell5785">
            <text:p text:style-name="P5786">*-**-MC-PNEUMATIEKVORM_KLEPPEN-G</text:p>
          </table:table-cell>
          <table:table-cell table:style-name="TableCell5787">
            <text:p text:style-name="P5788">G</text:p>
          </table:table-cell>
        </table:table-row>
        <table:table-row table:style-name="TableRow5789">
          <table:table-cell table:style-name="TableCell5790">
            <text:p text:style-name="P5791">*-**-MC-PNEUMATIEKVORM_LEIDINGEN-G</text:p>
          </table:table-cell>
          <table:table-cell table:style-name="TableCell5792">
            <text:p text:style-name="P5793">G</text:p>
          </table:table-cell>
        </table:table-row>
        <table:table-row table:style-name="TableRow5794">
          <table:table-cell table:style-name="TableCell5795">
            <text:p text:style-name="P5796">*-**-MC-PNEUMATIEKVORM_POMPEN-G</text:p>
          </table:table-cell>
          <table:table-cell table:style-name="TableCell5797">
            <text:p text:style-name="P5798">G</text:p>
          </table:table-cell>
        </table:table-row>
        <table:table-row table:style-name="TableRow5799">
          <table:table-cell table:style-name="TableCell5800">
            <text:p text:style-name="P5801">*-**-MC-PNEUMATIEKVORM_SCHEMA-G</text:p>
          </table:table-cell>
          <table:table-cell table:style-name="TableCell5802">
            <text:p text:style-name="P5803">G</text:p>
          </table:table-cell>
        </table:table-row>
        <table:table-row table:style-name="TableRow5804">
          <table:table-cell table:style-name="TableCell5805">
            <text:p text:style-name="P5806">*-**-MC-PNEUMATIEKVORM_SCHEMA_BEHUIZING-G</text:p>
          </table:table-cell>
          <table:table-cell table:style-name="TableCell5807">
            <text:p text:style-name="P5808">G</text:p>
          </table:table-cell>
        </table:table-row>
        <table:table-row table:style-name="TableRow5809">
          <table:table-cell table:style-name="TableCell5810">
            <text:p text:style-name="P5811">*-**-MC-PNEUMATIEKVORM_SCHEMA_COMPONENT-G/S</text:p>
          </table:table-cell>
          <table:table-cell table:style-name="TableCell5812">
            <text:p text:style-name="P5813">G/S</text:p>
          </table:table-cell>
        </table:table-row>
        <table:table-row table:style-name="TableRow5814">
          <table:table-cell table:style-name="TableCell5815">
            <text:p text:style-name="P5816">*-**-MC-PNEUMATIEKVORM_SCHEMA_DIAGRAM-G/S</text:p>
          </table:table-cell>
          <table:table-cell table:style-name="TableCell5817">
            <text:p text:style-name="P5818">G/S</text:p>
          </table:table-cell>
        </table:table-row>
        <table:table-row table:style-name="TableRow5819">
          <table:table-cell table:style-name="TableCell5820">
            <text:p text:style-name="P5821">*-**-MC-PNEUMATIEKVORM_SCHEMA_GOOT-G/A</text:p>
          </table:table-cell>
          <table:table-cell table:style-name="TableCell5822">
            <text:p text:style-name="P5823">G/A</text:p>
          </table:table-cell>
        </table:table-row>
        <table:table-row table:style-name="TableRow5824">
          <table:table-cell table:style-name="TableCell5825">
            <text:p text:style-name="P5826">*-**-MC-PNEUMATIEKVORM_SCHEMA_RASTERINDELING-G</text:p>
          </table:table-cell>
          <table:table-cell table:style-name="TableCell5827">
            <text:p text:style-name="P5828">G</text:p>
          </table:table-cell>
        </table:table-row>
        <table:table-row table:style-name="TableRow5829">
          <table:table-cell table:style-name="TableCell5830">
            <text:p text:style-name="P5831">*-**-MC-PNEUMATIEKVORM_SCHEMA_RASTERINDELING_18-G</text:p>
          </table:table-cell>
          <table:table-cell table:style-name="TableCell5832">
            <text:p text:style-name="P5833">G</text:p>
          </table:table-cell>
        </table:table-row>
        <table:table-row table:style-name="TableRow5834">
          <table:table-cell table:style-name="TableCell5835">
            <text:p text:style-name="P5836">*-**-MC-PNEUMATIEKVORM_SCHEMA_RASTERINDELING_25-G</text:p>
          </table:table-cell>
          <table:table-cell table:style-name="TableCell5837">
            <text:p text:style-name="P5838">G</text:p>
          </table:table-cell>
        </table:table-row>
        <table:table-row table:style-name="TableRow5839">
          <table:table-cell table:style-name="TableCell5840">
            <text:p text:style-name="P5841">*-**-MC-PNEUMATIEKVORM_SCHEMA_RASTERINDELING_35-G</text:p>
          </table:table-cell>
          <table:table-cell table:style-name="TableCell5842">
            <text:p text:style-name="P5843">G</text:p>
          </table:table-cell>
        </table:table-row>
        <table:table-row table:style-name="TableRow5844">
          <table:table-cell table:style-name="TableCell5845">
            <text:p text:style-name="P5846">*-**-MC-REPARATIES-G</text:p>
          </table:table-cell>
          <table:table-cell table:style-name="TableCell5847">
            <text:p text:style-name="P5848">G</text:p>
          </table:table-cell>
        </table:table-row>
        <table:table-row table:style-name="TableRow5849">
          <table:table-cell table:style-name="TableCell5850">
            <text:p text:style-name="P5851">*-**-MW-AANGRENZENDECONSTRUCTIE-G/A</text:p>
          </table:table-cell>
          <table:table-cell table:style-name="TableCell5852">
            <text:p text:style-name="P5853">G/A</text:p>
          </table:table-cell>
        </table:table-row>
        <table:table-row table:style-name="TableRow5854">
          <table:table-cell table:style-name="TableCell5855">
            <text:p text:style-name="P5856">*-**-MW-AANGRENZENDECONSTRUCTIE_BETON-G/A</text:p>
          </table:table-cell>
          <table:table-cell table:style-name="TableCell5857">
            <text:p text:style-name="P5858">G/A</text:p>
          </table:table-cell>
        </table:table-row>
        <table:table-row table:style-name="TableRow5859">
          <table:table-cell table:style-name="TableCell5860">
            <text:p text:style-name="P5861">*-**-MW-AANGRENZENDECONSTRUCTIE_HOUT-G/A</text:p>
          </table:table-cell>
          <table:table-cell table:style-name="TableCell5862">
            <text:p text:style-name="P5863">G/A</text:p>
          </table:table-cell>
        </table:table-row>
        <table:table-row table:style-name="TableRow5864">
          <table:table-cell table:style-name="TableCell5865">
            <text:p text:style-name="P5866">*-**-MW-AANGRENZENDECONSTRUCTIE_STAAL-G/A</text:p>
          </table:table-cell>
          <table:table-cell table:style-name="TableCell5867">
            <text:p text:style-name="P5868">G/A</text:p>
          </table:table-cell>
        </table:table-row>
        <table:table-row table:style-name="TableRow5869">
          <table:table-cell table:style-name="TableCell5870">
            <text:p text:style-name="P5871">*-**-MW-ISOLATIE-G</text:p>
          </table:table-cell>
          <table:table-cell table:style-name="TableCell5872">
            <text:p text:style-name="P5873">G</text:p>
          </table:table-cell>
        </table:table-row>
        <table:table-row table:style-name="TableRow5874">
          <table:table-cell table:style-name="TableCell5875">
            <text:p text:style-name="P5876">*-**-MW-LATEI-G</text:p>
          </table:table-cell>
          <table:table-cell table:style-name="TableCell5877">
            <text:p text:style-name="P5878">G</text:p>
          </table:table-cell>
        </table:table-row>
        <table:table-row table:style-name="TableRow5879">
          <table:table-cell table:style-name="TableCell5880">
            <text:p text:style-name="P5881">*-**-MW-LEVENSDUURVERLENGENDE MAATREGEL-G</text:p>
          </table:table-cell>
          <table:table-cell table:style-name="TableCell5882">
            <text:p text:style-name="P5883">G</text:p>
          </table:table-cell>
        </table:table-row>
        <table:table-row table:style-name="TableRow5884">
          <table:table-cell table:style-name="TableCell5885">
            <text:p text:style-name="P5886">*-**-MW-METSELWERKVORM-G/A</text:p>
          </table:table-cell>
          <table:table-cell table:style-name="TableCell5887">
            <text:p text:style-name="P5888">G/A</text:p>
          </table:table-cell>
        </table:table-row>
        <table:table-row table:style-name="TableRow5889">
          <table:table-cell table:style-name="TableCell5890">
            <text:p text:style-name="P5891">*-**-MW-METSELWERKVORM_BAKSTEEN-G</text:p>
          </table:table-cell>
          <table:table-cell table:style-name="TableCell5892">
            <text:p text:style-name="P5893">G</text:p>
          </table:table-cell>
        </table:table-row>
        <table:table-row table:style-name="TableRow5894">
          <table:table-cell table:style-name="TableCell5895">
            <text:p text:style-name="P5896">*-**-MW-METSELWERKVORM_BETONSTEEN-G</text:p>
          </table:table-cell>
          <table:table-cell table:style-name="TableCell5897">
            <text:p text:style-name="P5898">G</text:p>
          </table:table-cell>
        </table:table-row>
        <table:table-row table:style-name="TableRow5899">
          <table:table-cell table:style-name="TableCell5900">
            <text:p text:style-name="P5901">*-**-MW-METSELWERKVORM_CELLENBETON-G</text:p>
          </table:table-cell>
          <table:table-cell table:style-name="TableCell5902">
            <text:p text:style-name="P5903">G</text:p>
          </table:table-cell>
        </table:table-row>
        <table:table-row table:style-name="TableRow5904">
          <table:table-cell table:style-name="TableCell5905">
            <text:p text:style-name="P5906">*-**-MW-METSELWERKVORM_KALKZANDSTEEN-G</text:p>
          </table:table-cell>
          <table:table-cell table:style-name="TableCell5907">
            <text:p text:style-name="P5908">G</text:p>
          </table:table-cell>
        </table:table-row>
        <table:table-row table:style-name="TableRow5909">
          <table:table-cell table:style-name="TableCell5910">
            <text:p text:style-name="P5911">*-**-MW-METSELWERKVORM_NATUURSTEEN-G</text:p>
          </table:table-cell>
          <table:table-cell table:style-name="TableCell5912">
            <text:p text:style-name="P5913">G</text:p>
          </table:table-cell>
        </table:table-row>
        <table:table-row table:style-name="TableRow5914">
          <table:table-cell table:style-name="TableCell5915">
            <text:p text:style-name="P5916">*-**-MW-OVERIGMATERIAAL-G/A</text:p>
          </table:table-cell>
          <table:table-cell table:style-name="TableCell5917">
            <text:p text:style-name="P5918">G/A</text:p>
          </table:table-cell>
        </table:table-row>
        <table:table-row table:style-name="TableRow5919">
          <table:table-cell table:style-name="TableCell5920">
            <text:p text:style-name="P5921">*-**-MW-REPARATIES-G</text:p>
          </table:table-cell>
          <table:table-cell table:style-name="TableCell5922">
            <text:p text:style-name="P5923">G</text:p>
          </table:table-cell>
        </table:table-row>
        <table:table-row table:style-name="TableRow5924">
          <table:table-cell table:style-name="TableCell5925">
            <text:p text:style-name="P5926">*-**-MW-VERANKERING-G</text:p>
          </table:table-cell>
          <table:table-cell table:style-name="TableCell5927">
            <text:p text:style-name="P5928">G</text:p>
          </table:table-cell>
        </table:table-row>
        <table:table-row table:style-name="TableRow5929">
          <table:table-cell table:style-name="TableCell5930">
            <text:p text:style-name="P5931">*-**-OB-BEKLEDING-G</text:p>
          </table:table-cell>
          <table:table-cell table:style-name="TableCell5932">
            <text:p text:style-name="P5933">G</text:p>
          </table:table-cell>
        </table:table-row>
        <table:table-row table:style-name="TableRow5934">
          <table:table-cell table:style-name="TableCell5935">
            <text:p text:style-name="P5936">*-**-OB-BEKLEDING_BETON-G</text:p>
          </table:table-cell>
          <table:table-cell table:style-name="TableCell5937">
            <text:p text:style-name="P5938">G</text:p>
          </table:table-cell>
        </table:table-row>
        <table:table-row table:style-name="TableRow5939">
          <table:table-cell table:style-name="TableCell5940">
            <text:p text:style-name="P5941">*-**-OB-BEKLEDING_BITUMEN-G</text:p>
          </table:table-cell>
          <table:table-cell table:style-name="TableCell5942">
            <text:p text:style-name="P5943">G</text:p>
          </table:table-cell>
        </table:table-row>
        <table:table-row table:style-name="TableRow5944">
          <table:table-cell table:style-name="TableCell5945">
            <text:p text:style-name="P5946">*-**-OB-BEKLEDING_STEEN-G</text:p>
          </table:table-cell>
          <table:table-cell table:style-name="TableCell5947">
            <text:p text:style-name="P5948">G</text:p>
          </table:table-cell>
        </table:table-row>
        <table:table-row table:style-name="TableRow5949">
          <table:table-cell table:style-name="TableCell5950">
            <text:p text:style-name="P5951">*-**-OB-BEKLEDING_STORTSTEEN-G</text:p>
          </table:table-cell>
          <table:table-cell table:style-name="TableCell5952">
            <text:p text:style-name="P5953">G</text:p>
          </table:table-cell>
        </table:table-row>
        <table:table-row table:style-name="TableRow5954">
          <table:table-cell table:style-name="TableCell5955">
            <text:p text:style-name="P5956">*-**-OB-BETUINING-G</text:p>
          </table:table-cell>
          <table:table-cell table:style-name="TableCell5957">
            <text:p text:style-name="P5958">G</text:p>
          </table:table-cell>
        </table:table-row>
        <table:table-row table:style-name="TableRow5959">
          <table:table-cell table:style-name="TableCell5960">
            <text:p text:style-name="P5961">*-**-OB-BODEMBESCHERMING-G</text:p>
          </table:table-cell>
          <table:table-cell table:style-name="TableCell5962">
            <text:p text:style-name="P5963">G</text:p>
          </table:table-cell>
        </table:table-row>
        <text:soft-page-break/>
        <table:table-row table:style-name="TableRow5964">
          <table:table-cell table:style-name="TableCell5965">
            <text:p text:style-name="P5966">*-**-OB-DIJKBEKLEDING-G</text:p>
          </table:table-cell>
          <table:table-cell table:style-name="TableCell5967">
            <text:p text:style-name="P5968">G</text:p>
          </table:table-cell>
        </table:table-row>
        <table:table-row table:style-name="TableRow5969">
          <table:table-cell table:style-name="TableCell5970">
            <text:p text:style-name="P5971">*-**-OB-DUINBESCHERMING-G</text:p>
          </table:table-cell>
          <table:table-cell table:style-name="TableCell5972">
            <text:p text:style-name="P5973">G</text:p>
          </table:table-cell>
        </table:table-row>
        <table:table-row table:style-name="TableRow5974">
          <table:table-cell table:style-name="TableCell5975">
            <text:p text:style-name="P5976">*-**-OB-DUINBESCHERMING_PERKOENPAAL-G</text:p>
          </table:table-cell>
          <table:table-cell table:style-name="TableCell5977">
            <text:p text:style-name="P5978">G</text:p>
          </table:table-cell>
        </table:table-row>
        <table:table-row table:style-name="TableRow5979">
          <table:table-cell table:style-name="TableCell5980">
            <text:p text:style-name="P5981">*-**-OB-NATUURLIJKE BESCHERMING-G</text:p>
          </table:table-cell>
          <table:table-cell table:style-name="TableCell5982">
            <text:p text:style-name="P5983">G</text:p>
          </table:table-cell>
        </table:table-row>
        <table:table-row table:style-name="TableRow5984">
          <table:table-cell table:style-name="TableCell5985">
            <text:p text:style-name="P5986">*-**-OB-OEVERVOORZIENING-G</text:p>
          </table:table-cell>
          <table:table-cell table:style-name="TableCell5987">
            <text:p text:style-name="P5988">G</text:p>
          </table:table-cell>
        </table:table-row>
        <table:table-row table:style-name="TableRow5989">
          <table:table-cell table:style-name="TableCell5990">
            <text:p text:style-name="P5991">*-**-OB-PEILVAK-G</text:p>
          </table:table-cell>
          <table:table-cell table:style-name="TableCell5992">
            <text:p text:style-name="P5993">G</text:p>
          </table:table-cell>
        </table:table-row>
        <table:table-row table:style-name="TableRow5994">
          <table:table-cell table:style-name="TableCell5995">
            <text:p text:style-name="P5996">*-**-OB-SCHANSKORF-G</text:p>
          </table:table-cell>
          <table:table-cell table:style-name="TableCell5997">
            <text:p text:style-name="P5998">G</text:p>
          </table:table-cell>
        </table:table-row>
        <table:table-row table:style-name="TableRow5999">
          <table:table-cell table:style-name="TableCell6000">
            <text:p text:style-name="P6001">*-**-OB-STEENMATRASSEN-G</text:p>
          </table:table-cell>
          <table:table-cell table:style-name="TableCell6002">
            <text:p text:style-name="P6003">G</text:p>
          </table:table-cell>
        </table:table-row>
        <table:table-row table:style-name="TableRow6004">
          <table:table-cell table:style-name="TableCell6005">
            <text:p text:style-name="P6006">*-**-OB-TALUDBEKLEDING-G</text:p>
          </table:table-cell>
          <table:table-cell table:style-name="TableCell6007">
            <text:p text:style-name="P6008">G</text:p>
          </table:table-cell>
        </table:table-row>
        <table:table-row table:style-name="TableRow6009">
          <table:table-cell table:style-name="TableCell6010">
            <text:p text:style-name="P6011">*-**-OB-VERANKERING-G</text:p>
          </table:table-cell>
          <table:table-cell table:style-name="TableCell6012">
            <text:p text:style-name="P6013">G</text:p>
          </table:table-cell>
        </table:table-row>
        <table:table-row table:style-name="TableRow6014">
          <table:table-cell table:style-name="TableCell6015">
            <text:p text:style-name="P6016">*-**-OB-ZINKCONSTRUCTIE-G</text:p>
          </table:table-cell>
          <table:table-cell table:style-name="TableCell6017">
            <text:p text:style-name="P6018">G</text:p>
          </table:table-cell>
        </table:table-row>
        <table:table-row table:style-name="TableRow6019">
          <table:table-cell table:style-name="TableCell6020">
            <text:p text:style-name="P6021">*-**-RI-BOB-G/S</text:p>
          </table:table-cell>
          <table:table-cell table:style-name="TableCell6022">
            <text:p text:style-name="P6023">G/S</text:p>
          </table:table-cell>
        </table:table-row>
        <table:table-row table:style-name="TableRow6024">
          <table:table-cell table:style-name="TableCell6025">
            <text:p text:style-name="P6026">*-**-RI-DRAINAGE-G</text:p>
          </table:table-cell>
          <table:table-cell table:style-name="TableCell6027">
            <text:p text:style-name="P6028">G</text:p>
          </table:table-cell>
        </table:table-row>
        <table:table-row table:style-name="TableRow6029">
          <table:table-cell table:style-name="TableCell6030">
            <text:p text:style-name="P6031">*-**-RI-DRAINAGE_ALGEMEEN-G</text:p>
          </table:table-cell>
          <table:table-cell table:style-name="TableCell6032">
            <text:p text:style-name="P6033">G</text:p>
          </table:table-cell>
        </table:table-row>
        <table:table-row table:style-name="TableRow6034">
          <table:table-cell table:style-name="TableCell6035">
            <text:p text:style-name="P6036">*-**-RI-DRAINAGE_BOB-G/S</text:p>
          </table:table-cell>
          <table:table-cell table:style-name="TableCell6037">
            <text:p text:style-name="P6038">G/S</text:p>
          </table:table-cell>
        </table:table-row>
        <table:table-row table:style-name="TableRow6039">
          <table:table-cell table:style-name="TableCell6040">
            <text:p text:style-name="P6041">*-**-RI-DRAINAGE_DRAIN-G</text:p>
          </table:table-cell>
          <table:table-cell table:style-name="TableCell6042">
            <text:p text:style-name="P6043">G</text:p>
          </table:table-cell>
        </table:table-row>
        <table:table-row table:style-name="TableRow6044">
          <table:table-cell table:style-name="TableCell6045">
            <text:p text:style-name="P6046">*-**-RI-DRAINAGE_DRAIN_PP-G</text:p>
          </table:table-cell>
          <table:table-cell table:style-name="TableCell6047">
            <text:p text:style-name="P6048">G</text:p>
          </table:table-cell>
        </table:table-row>
        <table:table-row table:style-name="TableRow6049">
          <table:table-cell table:style-name="TableCell6050">
            <text:p text:style-name="P6051">*-**-RI-DRAINAGE_DRAIN_PP_100-G</text:p>
          </table:table-cell>
          <table:table-cell table:style-name="TableCell6052">
            <text:p text:style-name="P6053">G</text:p>
          </table:table-cell>
        </table:table-row>
        <table:table-row table:style-name="TableRow6054">
          <table:table-cell table:style-name="TableCell6055">
            <text:p text:style-name="P6056">*-**-RI-DRAINAGE_DRAIN_PP_125-G</text:p>
          </table:table-cell>
          <table:table-cell table:style-name="TableCell6057">
            <text:p text:style-name="P6058">G</text:p>
          </table:table-cell>
        </table:table-row>
        <table:table-row table:style-name="TableRow6059">
          <table:table-cell table:style-name="TableCell6060">
            <text:p text:style-name="P6061">*-**-RI-DRAINAGE_DRAIN_PP_160-G</text:p>
          </table:table-cell>
          <table:table-cell table:style-name="TableCell6062">
            <text:p text:style-name="P6063">G</text:p>
          </table:table-cell>
        </table:table-row>
        <table:table-row table:style-name="TableRow6064">
          <table:table-cell table:style-name="TableCell6065">
            <text:p text:style-name="P6066">*-**-RI-DRAINAGE_DRAIN_PP_200-G</text:p>
          </table:table-cell>
          <table:table-cell table:style-name="TableCell6067">
            <text:p text:style-name="P6068">G</text:p>
          </table:table-cell>
        </table:table-row>
        <table:table-row table:style-name="TableRow6069">
          <table:table-cell table:style-name="TableCell6070">
            <text:p text:style-name="P6071">*-**-RI-DRAINAGE_DRAIN_PP_65-G</text:p>
          </table:table-cell>
          <table:table-cell table:style-name="TableCell6072">
            <text:p text:style-name="P6073">G</text:p>
          </table:table-cell>
        </table:table-row>
        <table:table-row table:style-name="TableRow6074">
          <table:table-cell table:style-name="TableCell6075">
            <text:p text:style-name="P6076">*-**-RI-DRAINAGE_DRAIN_PP_80-G</text:p>
          </table:table-cell>
          <table:table-cell table:style-name="TableCell6077">
            <text:p text:style-name="P6078">G</text:p>
          </table:table-cell>
        </table:table-row>
        <table:table-row table:style-name="TableRow6079">
          <table:table-cell table:style-name="TableCell6080">
            <text:p text:style-name="P6081">*-**-RI-DRAINAGE_DRAIN_PVC-G</text:p>
          </table:table-cell>
          <table:table-cell table:style-name="TableCell6082">
            <text:p text:style-name="P6083">G</text:p>
          </table:table-cell>
        </table:table-row>
        <table:table-row table:style-name="TableRow6084">
          <table:table-cell table:style-name="TableCell6085">
            <text:p text:style-name="P6086">*-**-RI-DRAINAGE_DRAIN_PVC_100-G</text:p>
          </table:table-cell>
          <table:table-cell table:style-name="TableCell6087">
            <text:p text:style-name="P6088">G</text:p>
          </table:table-cell>
        </table:table-row>
        <table:table-row table:style-name="TableRow6089">
          <table:table-cell table:style-name="TableCell6090">
            <text:p text:style-name="P6091">*-**-RI-DRAINAGE_DRAIN_PVC_125-G</text:p>
          </table:table-cell>
          <table:table-cell table:style-name="TableCell6092">
            <text:p text:style-name="P6093">G</text:p>
          </table:table-cell>
        </table:table-row>
        <table:table-row table:style-name="TableRow6094">
          <table:table-cell table:style-name="TableCell6095">
            <text:p text:style-name="P6096">*-**-RI-DRAINAGE_DRAIN_PVC_160-G</text:p>
          </table:table-cell>
          <table:table-cell table:style-name="TableCell6097">
            <text:p text:style-name="P6098">G</text:p>
          </table:table-cell>
        </table:table-row>
        <table:table-row table:style-name="TableRow6099">
          <table:table-cell table:style-name="TableCell6100">
            <text:p text:style-name="P6101">*-**-RI-DRAINAGE_DRAIN_PVC_200-G</text:p>
          </table:table-cell>
          <table:table-cell table:style-name="TableCell6102">
            <text:p text:style-name="P6103">G</text:p>
          </table:table-cell>
        </table:table-row>
        <table:table-row table:style-name="TableRow6104">
          <table:table-cell table:style-name="TableCell6105">
            <text:p text:style-name="P6106">*-**-RI-DRAINAGE_DRAIN_PVC_65-G</text:p>
          </table:table-cell>
          <table:table-cell table:style-name="TableCell6107">
            <text:p text:style-name="P6108">G</text:p>
          </table:table-cell>
        </table:table-row>
        <table:table-row table:style-name="TableRow6109">
          <table:table-cell table:style-name="TableCell6110">
            <text:p text:style-name="P6111">*-**-RI-DRAINAGE_DRAIN_PVC_80-G</text:p>
          </table:table-cell>
          <table:table-cell table:style-name="TableCell6112">
            <text:p text:style-name="P6113">G</text:p>
          </table:table-cell>
        </table:table-row>
        <table:table-row table:style-name="TableRow6114">
          <table:table-cell table:style-name="TableCell6115">
            <text:p text:style-name="P6116">*-**-RI-DRAINAGE_HULPSTUK-G/S</text:p>
          </table:table-cell>
          <table:table-cell table:style-name="TableCell6117">
            <text:p text:style-name="P6118">G/S</text:p>
          </table:table-cell>
        </table:table-row>
        <table:table-row table:style-name="TableRow6119">
          <table:table-cell table:style-name="TableCell6120">
            <text:p text:style-name="P6121">*-**-RI-DRAINAGE_LOZINGSPUNT-G</text:p>
          </table:table-cell>
          <table:table-cell table:style-name="TableCell6122">
            <text:p text:style-name="P6123">G</text:p>
          </table:table-cell>
        </table:table-row>
        <table:table-row table:style-name="TableRow6124">
          <table:table-cell table:style-name="TableCell6125">
            <text:p text:style-name="P6126">*-**-RI-DRAINAGE_PARTIKULIER-G</text:p>
          </table:table-cell>
          <table:table-cell table:style-name="TableCell6127">
            <text:p text:style-name="P6128">G</text:p>
          </table:table-cell>
        </table:table-row>
        <table:table-row table:style-name="TableRow6129">
          <table:table-cell table:style-name="TableCell6130">
            <text:p text:style-name="P6131">*-**-RI-DRAINAGE_PUTDEKSELHOOGTE-G</text:p>
          </table:table-cell>
          <table:table-cell table:style-name="TableCell6132">
            <text:p text:style-name="P6133">G</text:p>
          </table:table-cell>
        </table:table-row>
        <table:table-row table:style-name="TableRow6134">
          <table:table-cell table:style-name="TableCell6135">
            <text:p text:style-name="P6136">*-**-RI-DRAINAGE_PUTNUMMER-G/S</text:p>
          </table:table-cell>
          <table:table-cell table:style-name="TableCell6137">
            <text:p text:style-name="P6138">G/S</text:p>
          </table:table-cell>
        </table:table-row>
        <table:table-row table:style-name="TableRow6139">
          <table:table-cell table:style-name="TableCell6140">
            <text:p text:style-name="P6141">*-**-RI-DRAINAGE_REGELENDE VOORZIENING-G</text:p>
          </table:table-cell>
          <table:table-cell table:style-name="TableCell6142">
            <text:p text:style-name="P6143">G</text:p>
          </table:table-cell>
        </table:table-row>
        <table:table-row table:style-name="TableRow6144">
          <table:table-cell table:style-name="TableCell6145">
            <text:p text:style-name="P6146">*-**-RI-DRAINAGE_WONINGBOUWVERENIGING-G</text:p>
          </table:table-cell>
          <table:table-cell table:style-name="TableCell6147">
            <text:p text:style-name="P6148">G</text:p>
          </table:table-cell>
        </table:table-row>
        <table:table-row table:style-name="TableRow6149">
          <table:table-cell table:style-name="TableCell6150">
            <text:p text:style-name="P6151">*-**-RI-GWA-G</text:p>
          </table:table-cell>
          <table:table-cell table:style-name="TableCell6152">
            <text:p text:style-name="P6153">G</text:p>
          </table:table-cell>
        </table:table-row>
        <table:table-row table:style-name="TableRow6154">
          <table:table-cell table:style-name="TableCell6155">
            <text:p text:style-name="P6156">*-**-RI-GWA_BOB-G/S</text:p>
          </table:table-cell>
          <table:table-cell table:style-name="TableCell6157">
            <text:p text:style-name="P6158">G/S</text:p>
          </table:table-cell>
        </table:table-row>
        <table:table-row table:style-name="TableRow6159">
          <table:table-cell table:style-name="TableCell6160">
            <text:p text:style-name="P6161">*-**-RI-GWA_DEMARCATIE-G/S</text:p>
          </table:table-cell>
          <table:table-cell table:style-name="TableCell6162">
            <text:p text:style-name="P6163">G/S</text:p>
          </table:table-cell>
        </table:table-row>
        <table:table-row table:style-name="TableRow6164">
          <table:table-cell table:style-name="TableCell6165">
            <text:p text:style-name="P6166">*-**-RI-GWA_HUISAANSLUITING-G</text:p>
          </table:table-cell>
          <table:table-cell table:style-name="TableCell6167">
            <text:p text:style-name="P6168">G</text:p>
          </table:table-cell>
        </table:table-row>
        <table:table-row table:style-name="TableRow6169">
          <table:table-cell table:style-name="TableCell6170">
            <text:p text:style-name="P6171">*-**-RI-GWA_HUISAANSLUITING_GRES-G</text:p>
          </table:table-cell>
          <table:table-cell table:style-name="TableCell6172">
            <text:p text:style-name="P6173">G</text:p>
          </table:table-cell>
        </table:table-row>
        <table:table-row table:style-name="TableRow6174">
          <table:table-cell table:style-name="TableCell6175">
            <text:p text:style-name="P6176">*-**-RI-GWA_HUISAANSLUITING_GRES_100-G</text:p>
          </table:table-cell>
          <table:table-cell table:style-name="TableCell6177">
            <text:p text:style-name="P6178">G</text:p>
          </table:table-cell>
        </table:table-row>
        <table:table-row table:style-name="TableRow6179">
          <table:table-cell table:style-name="TableCell6180">
            <text:p text:style-name="P6181">*-**-RI-GWA_HUISAANSLUITING_GRES_125-G</text:p>
          </table:table-cell>
          <table:table-cell table:style-name="TableCell6182">
            <text:p text:style-name="P6183">G</text:p>
          </table:table-cell>
        </table:table-row>
        <table:table-row table:style-name="TableRow6184">
          <table:table-cell table:style-name="TableCell6185">
            <text:p text:style-name="P6186">*-**-RI-GWA_HUISAANSLUITING_GRES_150-G</text:p>
          </table:table-cell>
          <table:table-cell table:style-name="TableCell6187">
            <text:p text:style-name="P6188">G</text:p>
          </table:table-cell>
        </table:table-row>
        <table:table-row table:style-name="TableRow6189">
          <table:table-cell table:style-name="TableCell6190">
            <text:p text:style-name="P6191">*-**-RI-GWA_HUISAANSLUITING_PE-G</text:p>
          </table:table-cell>
          <table:table-cell table:style-name="TableCell6192">
            <text:p text:style-name="P6193">G</text:p>
          </table:table-cell>
        </table:table-row>
        <text:soft-page-break/>
        <table:table-row table:style-name="TableRow6194">
          <table:table-cell table:style-name="TableCell6195">
            <text:p text:style-name="P6196">*-**-RI-GWA_HUISAANSLUITING_PE_110-G</text:p>
          </table:table-cell>
          <table:table-cell table:style-name="TableCell6197">
            <text:p text:style-name="P6198">G</text:p>
          </table:table-cell>
        </table:table-row>
        <table:table-row table:style-name="TableRow6199">
          <table:table-cell table:style-name="TableCell6200">
            <text:p text:style-name="P6201">*-**-RI-GWA_HUISAANSLUITING_PE_63-G</text:p>
          </table:table-cell>
          <table:table-cell table:style-name="TableCell6202">
            <text:p text:style-name="P6203">G</text:p>
          </table:table-cell>
        </table:table-row>
        <table:table-row table:style-name="TableRow6204">
          <table:table-cell table:style-name="TableCell6205">
            <text:p text:style-name="P6206">*-**-RI-GWA_HUISAANSLUITING_PE_75-G</text:p>
          </table:table-cell>
          <table:table-cell table:style-name="TableCell6207">
            <text:p text:style-name="P6208">G</text:p>
          </table:table-cell>
        </table:table-row>
        <table:table-row table:style-name="TableRow6209">
          <table:table-cell table:style-name="TableCell6210">
            <text:p text:style-name="P6211">*-**-RI-GWA_HUISAANSLUITING_PE_90-G</text:p>
          </table:table-cell>
          <table:table-cell table:style-name="TableCell6212">
            <text:p text:style-name="P6213">G</text:p>
          </table:table-cell>
        </table:table-row>
        <table:table-row table:style-name="TableRow6214">
          <table:table-cell table:style-name="TableCell6215">
            <text:p text:style-name="P6216">*-**-RI-GWA_HUISAANSLUITING_PVC-G</text:p>
          </table:table-cell>
          <table:table-cell table:style-name="TableCell6217">
            <text:p text:style-name="P6218">G</text:p>
          </table:table-cell>
        </table:table-row>
        <table:table-row table:style-name="TableRow6219">
          <table:table-cell table:style-name="TableCell6220">
            <text:p text:style-name="P6221">*-**-RI-GWA_HUISAANSLUITING_PVC_110-G</text:p>
          </table:table-cell>
          <table:table-cell table:style-name="TableCell6222">
            <text:p text:style-name="P6223">G</text:p>
          </table:table-cell>
        </table:table-row>
        <table:table-row table:style-name="TableRow6224">
          <table:table-cell table:style-name="TableCell6225">
            <text:p text:style-name="P6226">*-**-RI-GWA_HUISAANSLUITING_PVC_125-G</text:p>
          </table:table-cell>
          <table:table-cell table:style-name="TableCell6227">
            <text:p text:style-name="P6228">G</text:p>
          </table:table-cell>
        </table:table-row>
        <table:table-row table:style-name="TableRow6229">
          <table:table-cell table:style-name="TableCell6230">
            <text:p text:style-name="P6231">*-**-RI-GWA_HUISAANSLUITING_PVC_160-G</text:p>
          </table:table-cell>
          <table:table-cell table:style-name="TableCell6232">
            <text:p text:style-name="P6233">G</text:p>
          </table:table-cell>
        </table:table-row>
        <table:table-row table:style-name="TableRow6234">
          <table:table-cell table:style-name="TableCell6235">
            <text:p text:style-name="P6236">*-**-RI-GWA_HULPSTUK-G/S</text:p>
          </table:table-cell>
          <table:table-cell table:style-name="TableCell6237">
            <text:p text:style-name="P6238">G/S</text:p>
          </table:table-cell>
        </table:table-row>
        <table:table-row table:style-name="TableRow6239">
          <table:table-cell table:style-name="TableCell6240">
            <text:p text:style-name="P6241">*-**-RI-GWA_HULPSTUK_AFDEKPLAAT-G/S</text:p>
          </table:table-cell>
          <table:table-cell table:style-name="TableCell6242">
            <text:p text:style-name="P6243">G/S</text:p>
          </table:table-cell>
        </table:table-row>
        <table:table-row table:style-name="TableRow6244">
          <table:table-cell table:style-name="TableCell6245">
            <text:p text:style-name="P6246">*-**-RI-GWA_HULPSTUK_INLAAT-G</text:p>
          </table:table-cell>
          <table:table-cell table:style-name="TableCell6247">
            <text:p text:style-name="P6248">G</text:p>
          </table:table-cell>
        </table:table-row>
        <table:table-row table:style-name="TableRow6249">
          <table:table-cell table:style-name="TableCell6250">
            <text:p text:style-name="P6251">*-**-RI-GWA_HULPSTUK_ONTSTOPPINGSSTUK-G</text:p>
          </table:table-cell>
          <table:table-cell table:style-name="TableCell6252">
            <text:p text:style-name="P6253">G</text:p>
          </table:table-cell>
        </table:table-row>
        <table:table-row table:style-name="TableRow6254">
          <table:table-cell table:style-name="TableCell6255">
            <text:p text:style-name="P6256">*-**-RI-GWA_KOLKAANSLUITING-G</text:p>
          </table:table-cell>
          <table:table-cell table:style-name="TableCell6257">
            <text:p text:style-name="P6258">G</text:p>
          </table:table-cell>
        </table:table-row>
        <table:table-row table:style-name="TableRow6259">
          <table:table-cell table:style-name="TableCell6260">
            <text:p text:style-name="P6261">*-**-RI-GWA_KOLKAANSLUITING_PE-G</text:p>
          </table:table-cell>
          <table:table-cell table:style-name="TableCell6262">
            <text:p text:style-name="P6263">G</text:p>
          </table:table-cell>
        </table:table-row>
        <table:table-row table:style-name="TableRow6264">
          <table:table-cell table:style-name="TableCell6265">
            <text:p text:style-name="P6266">*-**-RI-GWA_KOLKAANSLUITING_PE_110-G</text:p>
          </table:table-cell>
          <table:table-cell table:style-name="TableCell6267">
            <text:p text:style-name="P6268">G</text:p>
          </table:table-cell>
        </table:table-row>
        <table:table-row table:style-name="TableRow6269">
          <table:table-cell table:style-name="TableCell6270">
            <text:p text:style-name="P6271">*-**-RI-GWA_KOLKAANSLUITING_PE_125-G</text:p>
          </table:table-cell>
          <table:table-cell table:style-name="TableCell6272">
            <text:p text:style-name="P6273">G</text:p>
          </table:table-cell>
        </table:table-row>
        <table:table-row table:style-name="TableRow6274">
          <table:table-cell table:style-name="TableCell6275">
            <text:p text:style-name="P6276">*-**-RI-GWA_KOLKAANSLUITING_PE_160-G</text:p>
          </table:table-cell>
          <table:table-cell table:style-name="TableCell6277">
            <text:p text:style-name="P6278">G</text:p>
          </table:table-cell>
        </table:table-row>
        <table:table-row table:style-name="TableRow6279">
          <table:table-cell table:style-name="TableCell6280">
            <text:p text:style-name="P6281">*-**-RI-GWA_KOLKAANSLUITING_PVC-G</text:p>
          </table:table-cell>
          <table:table-cell table:style-name="TableCell6282">
            <text:p text:style-name="P6283">G</text:p>
          </table:table-cell>
        </table:table-row>
        <table:table-row table:style-name="TableRow6284">
          <table:table-cell table:style-name="TableCell6285">
            <text:p text:style-name="P6286">*-**-RI-GWA_KOLKAANSLUITING_PVC_110-G</text:p>
          </table:table-cell>
          <table:table-cell table:style-name="TableCell6287">
            <text:p text:style-name="P6288">G</text:p>
          </table:table-cell>
        </table:table-row>
        <table:table-row table:style-name="TableRow6289">
          <table:table-cell table:style-name="TableCell6290">
            <text:p text:style-name="P6291">*-**-RI-GWA_KOLKAANSLUITING_PVC_125-G</text:p>
          </table:table-cell>
          <table:table-cell table:style-name="TableCell6292">
            <text:p text:style-name="P6293">G</text:p>
          </table:table-cell>
        </table:table-row>
        <table:table-row table:style-name="TableRow6294">
          <table:table-cell table:style-name="TableCell6295">
            <text:p text:style-name="P6296">*-**-RI-GWA_KOLKAANSLUITING_PVC_160-G</text:p>
          </table:table-cell>
          <table:table-cell table:style-name="TableCell6297">
            <text:p text:style-name="P6298">G</text:p>
          </table:table-cell>
        </table:table-row>
        <table:table-row table:style-name="TableRow6299">
          <table:table-cell table:style-name="TableCell6300">
            <text:p text:style-name="P6301">*-**-RI-GWA_LOZINGSPUNT-G</text:p>
          </table:table-cell>
          <table:table-cell table:style-name="TableCell6302">
            <text:p text:style-name="P6303">G</text:p>
          </table:table-cell>
        </table:table-row>
        <table:table-row table:style-name="TableRow6304">
          <table:table-cell table:style-name="TableCell6305">
            <text:p text:style-name="P6306">*-**-RI-GWA_MANTELBUIZEN-G</text:p>
          </table:table-cell>
          <table:table-cell table:style-name="TableCell6307">
            <text:p text:style-name="P6308">G</text:p>
          </table:table-cell>
        </table:table-row>
        <table:table-row table:style-name="TableRow6309">
          <table:table-cell table:style-name="TableCell6310">
            <text:p text:style-name="P6311">*-**-RI-GWA_PUTDEKSELHOOGTE-G/S</text:p>
          </table:table-cell>
          <table:table-cell table:style-name="TableCell6312">
            <text:p text:style-name="P6313">G/S</text:p>
          </table:table-cell>
        </table:table-row>
        <table:table-row table:style-name="TableRow6314">
          <table:table-cell table:style-name="TableCell6315">
            <text:p text:style-name="P6316">*-**-RI-GWA_PUTNUMMER-G/S</text:p>
          </table:table-cell>
          <table:table-cell table:style-name="TableCell6317">
            <text:p text:style-name="P6318">G/S</text:p>
          </table:table-cell>
        </table:table-row>
        <table:table-row table:style-name="TableRow6319">
          <table:table-cell table:style-name="TableCell6320">
            <text:p text:style-name="P6321">*-**-RI-GWA_STROOMRICHTING-G/S</text:p>
          </table:table-cell>
          <table:table-cell table:style-name="TableCell6322">
            <text:p text:style-name="P6323">G/S</text:p>
          </table:table-cell>
        </table:table-row>
        <table:table-row table:style-name="TableRow6324">
          <table:table-cell table:style-name="TableCell6325">
            <text:p text:style-name="P6326">*-**-RI-GWA_TRANSPORTLEIDING-G</text:p>
          </table:table-cell>
          <table:table-cell table:style-name="TableCell6327">
            <text:p text:style-name="P6328">G</text:p>
          </table:table-cell>
        </table:table-row>
        <table:table-row table:style-name="TableRow6329">
          <table:table-cell table:style-name="TableCell6330">
            <text:p text:style-name="P6331">*-**-RI-GWA_TRANSPORTLEIDING_BETON-G</text:p>
          </table:table-cell>
          <table:table-cell table:style-name="TableCell6332">
            <text:p text:style-name="P6333">G</text:p>
          </table:table-cell>
        </table:table-row>
        <table:table-row table:style-name="TableRow6334">
          <table:table-cell table:style-name="TableCell6335">
            <text:p text:style-name="P6336">*-**-RI-GWA_TRANSPORTLEIDING_BETON_1000-G</text:p>
          </table:table-cell>
          <table:table-cell table:style-name="TableCell6337">
            <text:p text:style-name="P6338">G</text:p>
          </table:table-cell>
        </table:table-row>
        <table:table-row table:style-name="TableRow6339">
          <table:table-cell table:style-name="TableCell6340">
            <text:p text:style-name="P6341">*-**-RI-GWA_TRANSPORTLEIDING_BETON_1250-G</text:p>
          </table:table-cell>
          <table:table-cell table:style-name="TableCell6342">
            <text:p text:style-name="P6343">G</text:p>
          </table:table-cell>
        </table:table-row>
        <table:table-row table:style-name="TableRow6344">
          <table:table-cell table:style-name="TableCell6345">
            <text:p text:style-name="P6346">*-**-RI-GWA_TRANSPORTLEIDING_BETON_1500-G</text:p>
          </table:table-cell>
          <table:table-cell table:style-name="TableCell6347">
            <text:p text:style-name="P6348">G</text:p>
          </table:table-cell>
        </table:table-row>
        <table:table-row table:style-name="TableRow6349">
          <table:table-cell table:style-name="TableCell6350">
            <text:p text:style-name="P6351">*-**-RI-GWA_TRANSPORTLEIDING_BETON_2000-G</text:p>
          </table:table-cell>
          <table:table-cell table:style-name="TableCell6352">
            <text:p text:style-name="P6353">G</text:p>
          </table:table-cell>
        </table:table-row>
        <table:table-row table:style-name="TableRow6354">
          <table:table-cell table:style-name="TableCell6355">
            <text:p text:style-name="P6356">*-**-RI-GWA_TRANSPORTLEIDING_BETON_250-G</text:p>
          </table:table-cell>
          <table:table-cell table:style-name="TableCell6357">
            <text:p text:style-name="P6358">G</text:p>
          </table:table-cell>
        </table:table-row>
        <table:table-row table:style-name="TableRow6359">
          <table:table-cell table:style-name="TableCell6360">
            <text:p text:style-name="P6361">*-**-RI-GWA_TRANSPORTLEIDING_BETON_300-G</text:p>
          </table:table-cell>
          <table:table-cell table:style-name="TableCell6362">
            <text:p text:style-name="P6363">G</text:p>
          </table:table-cell>
        </table:table-row>
        <table:table-row table:style-name="TableRow6364">
          <table:table-cell table:style-name="TableCell6365">
            <text:p text:style-name="P6366">*-**-RI-GWA_TRANSPORTLEIDING_BETON_400-G</text:p>
          </table:table-cell>
          <table:table-cell table:style-name="TableCell6367">
            <text:p text:style-name="P6368">G</text:p>
          </table:table-cell>
        </table:table-row>
        <table:table-row table:style-name="TableRow6369">
          <table:table-cell table:style-name="TableCell6370">
            <text:p text:style-name="P6371">*-**-RI-GWA_TRANSPORTLEIDING_BETON_500-G</text:p>
          </table:table-cell>
          <table:table-cell table:style-name="TableCell6372">
            <text:p text:style-name="P6373">G</text:p>
          </table:table-cell>
        </table:table-row>
        <table:table-row table:style-name="TableRow6374">
          <table:table-cell table:style-name="TableCell6375">
            <text:p text:style-name="P6376">*-**-RI-GWA_TRANSPORTLEIDING_BETON_600-G</text:p>
          </table:table-cell>
          <table:table-cell table:style-name="TableCell6377">
            <text:p text:style-name="P6378">G</text:p>
          </table:table-cell>
        </table:table-row>
        <table:table-row table:style-name="TableRow6379">
          <table:table-cell table:style-name="TableCell6380">
            <text:p text:style-name="P6381">*-**-RI-GWA_TRANSPORTLEIDING_BETON_700-G</text:p>
          </table:table-cell>
          <table:table-cell table:style-name="TableCell6382">
            <text:p text:style-name="P6383">G</text:p>
          </table:table-cell>
        </table:table-row>
        <table:table-row table:style-name="TableRow6384">
          <table:table-cell table:style-name="TableCell6385">
            <text:p text:style-name="P6386">*-**-RI-GWA_TRANSPORTLEIDING_BETON_800-G</text:p>
          </table:table-cell>
          <table:table-cell table:style-name="TableCell6387">
            <text:p text:style-name="P6388">G</text:p>
          </table:table-cell>
        </table:table-row>
        <table:table-row table:style-name="TableRow6389">
          <table:table-cell table:style-name="TableCell6390">
            <text:p text:style-name="P6391">*-**-RI-GWA_TRANSPORTLEIDING_BETON_900-G</text:p>
          </table:table-cell>
          <table:table-cell table:style-name="TableCell6392">
            <text:p text:style-name="P6393">G</text:p>
          </table:table-cell>
        </table:table-row>
        <table:table-row table:style-name="TableRow6394">
          <table:table-cell table:style-name="TableCell6395">
            <text:p text:style-name="P6396">*-**-RI-GWA_TRANSPORTLEIDING_BETON_EI-G</text:p>
          </table:table-cell>
          <table:table-cell table:style-name="TableCell6397">
            <text:p text:style-name="P6398">G</text:p>
          </table:table-cell>
        </table:table-row>
        <table:table-row table:style-name="TableRow6399">
          <table:table-cell table:style-name="TableCell6400">
            <text:p text:style-name="P6401">*-**-RI-GWA_TRANSPORTLEIDING_BETON_EI_1000X1500-G</text:p>
          </table:table-cell>
          <table:table-cell table:style-name="TableCell6402">
            <text:p text:style-name="P6403">G</text:p>
          </table:table-cell>
        </table:table-row>
        <table:table-row table:style-name="TableRow6404">
          <table:table-cell table:style-name="TableCell6405">
            <text:p text:style-name="P6406">*-**-RI-GWA_TRANSPORTLEIDING_BETON_EI_200X300-G</text:p>
          </table:table-cell>
          <table:table-cell table:style-name="TableCell6407">
            <text:p text:style-name="P6408">G</text:p>
          </table:table-cell>
        </table:table-row>
        <table:table-row table:style-name="TableRow6409">
          <table:table-cell table:style-name="TableCell6410">
            <text:p text:style-name="P6411">*-**-RI-GWA_TRANSPORTLEIDING_BETON_EI_250X375-G</text:p>
          </table:table-cell>
          <table:table-cell table:style-name="TableCell6412">
            <text:p text:style-name="P6413">G</text:p>
          </table:table-cell>
        </table:table-row>
        <table:table-row table:style-name="TableRow6414">
          <table:table-cell table:style-name="TableCell6415">
            <text:p text:style-name="P6416">*-**-RI-GWA_TRANSPORTLEIDING_BETON_EI_300X450-G</text:p>
          </table:table-cell>
          <table:table-cell table:style-name="TableCell6417">
            <text:p text:style-name="P6418">G</text:p>
          </table:table-cell>
        </table:table-row>
        <table:table-row table:style-name="TableRow6419">
          <table:table-cell table:style-name="TableCell6420">
            <text:p text:style-name="P6421">*-**-RI-GWA_TRANSPORTLEIDING_BETON_EI_400X600-G</text:p>
          </table:table-cell>
          <table:table-cell table:style-name="TableCell6422">
            <text:p text:style-name="P6423">G</text:p>
          </table:table-cell>
        </table:table-row>
        <text:soft-page-break/>
        <table:table-row table:style-name="TableRow6424">
          <table:table-cell table:style-name="TableCell6425">
            <text:p text:style-name="P6426">*-**-RI-GWA_TRANSPORTLEIDING_BETON_EI_500X750-G</text:p>
          </table:table-cell>
          <table:table-cell table:style-name="TableCell6427">
            <text:p text:style-name="P6428">G</text:p>
          </table:table-cell>
        </table:table-row>
        <table:table-row table:style-name="TableRow6429">
          <table:table-cell table:style-name="TableCell6430">
            <text:p text:style-name="P6431">*-**-RI-GWA_TRANSPORTLEIDING_BETON_EI_600X900-G</text:p>
          </table:table-cell>
          <table:table-cell table:style-name="TableCell6432">
            <text:p text:style-name="P6433">G</text:p>
          </table:table-cell>
        </table:table-row>
        <table:table-row table:style-name="TableRow6434">
          <table:table-cell table:style-name="TableCell6435">
            <text:p text:style-name="P6436">*-**-RI-GWA_TRANSPORTLEIDING_BETON_EI_700X1050-G</text:p>
          </table:table-cell>
          <table:table-cell table:style-name="TableCell6437">
            <text:p text:style-name="P6438">G</text:p>
          </table:table-cell>
        </table:table-row>
        <table:table-row table:style-name="TableRow6439">
          <table:table-cell table:style-name="TableCell6440">
            <text:p text:style-name="P6441">*-**-RI-GWA_TRANSPORTLEIDING_BETON_EI_800X1200-G</text:p>
          </table:table-cell>
          <table:table-cell table:style-name="TableCell6442">
            <text:p text:style-name="P6443">G</text:p>
          </table:table-cell>
        </table:table-row>
        <table:table-row table:style-name="TableRow6444">
          <table:table-cell table:style-name="TableCell6445">
            <text:p text:style-name="P6446">*-**-RI-GWA_TRANSPORTLEIDING_BETON_EI_900X1350-G</text:p>
          </table:table-cell>
          <table:table-cell table:style-name="TableCell6447">
            <text:p text:style-name="P6448">G</text:p>
          </table:table-cell>
        </table:table-row>
        <table:table-row table:style-name="TableRow6449">
          <table:table-cell table:style-name="TableCell6450">
            <text:p text:style-name="P6451">*-**-RI-GWA_TRANSPORTLEIDING_GRES-G</text:p>
          </table:table-cell>
          <table:table-cell table:style-name="TableCell6452">
            <text:p text:style-name="P6453">G</text:p>
          </table:table-cell>
        </table:table-row>
        <table:table-row table:style-name="TableRow6454">
          <table:table-cell table:style-name="TableCell6455">
            <text:p text:style-name="P6456">*-**-RI-GWA_TRANSPORTLEIDING_GRES_1000-G</text:p>
          </table:table-cell>
          <table:table-cell table:style-name="TableCell6457">
            <text:p text:style-name="P6458">G</text:p>
          </table:table-cell>
        </table:table-row>
        <table:table-row table:style-name="TableRow6459">
          <table:table-cell table:style-name="TableCell6460">
            <text:p text:style-name="P6461">*-**-RI-GWA_TRANSPORTLEIDING_GRES_200-G</text:p>
          </table:table-cell>
          <table:table-cell table:style-name="TableCell6462">
            <text:p text:style-name="P6463">G</text:p>
          </table:table-cell>
        </table:table-row>
        <table:table-row table:style-name="TableRow6464">
          <table:table-cell table:style-name="TableCell6465">
            <text:p text:style-name="P6466">*-**-RI-GWA_TRANSPORTLEIDING_GRES_250-G</text:p>
          </table:table-cell>
          <table:table-cell table:style-name="TableCell6467">
            <text:p text:style-name="P6468">G</text:p>
          </table:table-cell>
        </table:table-row>
        <table:table-row table:style-name="TableRow6469">
          <table:table-cell table:style-name="TableCell6470">
            <text:p text:style-name="P6471">*-**-RI-GWA_TRANSPORTLEIDING_GRES_300-G</text:p>
          </table:table-cell>
          <table:table-cell table:style-name="TableCell6472">
            <text:p text:style-name="P6473">G</text:p>
          </table:table-cell>
        </table:table-row>
        <table:table-row table:style-name="TableRow6474">
          <table:table-cell table:style-name="TableCell6475">
            <text:p text:style-name="P6476">*-**-RI-GWA_TRANSPORTLEIDING_GRES_400-G</text:p>
          </table:table-cell>
          <table:table-cell table:style-name="TableCell6477">
            <text:p text:style-name="P6478">G</text:p>
          </table:table-cell>
        </table:table-row>
        <table:table-row table:style-name="TableRow6479">
          <table:table-cell table:style-name="TableCell6480">
            <text:p text:style-name="P6481">*-**-RI-GWA_TRANSPORTLEIDING_GRES_500-G</text:p>
          </table:table-cell>
          <table:table-cell table:style-name="TableCell6482">
            <text:p text:style-name="P6483">G</text:p>
          </table:table-cell>
        </table:table-row>
        <table:table-row table:style-name="TableRow6484">
          <table:table-cell table:style-name="TableCell6485">
            <text:p text:style-name="P6486">*-**-RI-GWA_TRANSPORTLEIDING_GRES_600-G</text:p>
          </table:table-cell>
          <table:table-cell table:style-name="TableCell6487">
            <text:p text:style-name="P6488">G</text:p>
          </table:table-cell>
        </table:table-row>
        <table:table-row table:style-name="TableRow6489">
          <table:table-cell table:style-name="TableCell6490">
            <text:p text:style-name="P6491">*-**-RI-GWA_TRANSPORTLEIDING_GRES_700-G</text:p>
          </table:table-cell>
          <table:table-cell table:style-name="TableCell6492">
            <text:p text:style-name="P6493">G</text:p>
          </table:table-cell>
        </table:table-row>
        <table:table-row table:style-name="TableRow6494">
          <table:table-cell table:style-name="TableCell6495">
            <text:p text:style-name="P6496">*-**-RI-GWA_TRANSPORTLEIDING_GRES_800-G</text:p>
          </table:table-cell>
          <table:table-cell table:style-name="TableCell6497">
            <text:p text:style-name="P6498">G</text:p>
          </table:table-cell>
        </table:table-row>
        <table:table-row table:style-name="TableRow6499">
          <table:table-cell table:style-name="TableCell6500">
            <text:p text:style-name="P6501">*-**-RI-GWA_TRANSPORTLEIDING_GRES_900-G</text:p>
          </table:table-cell>
          <table:table-cell table:style-name="TableCell6502">
            <text:p text:style-name="P6503">G</text:p>
          </table:table-cell>
        </table:table-row>
        <table:table-row table:style-name="TableRow6504">
          <table:table-cell table:style-name="TableCell6505">
            <text:p text:style-name="P6506">*-**-RI-GWA_TRANSPORTLEIDING_PE-G</text:p>
          </table:table-cell>
          <table:table-cell table:style-name="TableCell6507">
            <text:p text:style-name="P6508">G</text:p>
          </table:table-cell>
        </table:table-row>
        <table:table-row table:style-name="TableRow6509">
          <table:table-cell table:style-name="TableCell6510">
            <text:p text:style-name="P6511">*-**-RI-GWA_TRANSPORTLEIDING_PE_160-G</text:p>
          </table:table-cell>
          <table:table-cell table:style-name="TableCell6512">
            <text:p text:style-name="P6513">G</text:p>
          </table:table-cell>
        </table:table-row>
        <table:table-row table:style-name="TableRow6514">
          <table:table-cell table:style-name="TableCell6515">
            <text:p text:style-name="P6516">*-**-RI-GWA_TRANSPORTLEIDING_PE_315-G</text:p>
          </table:table-cell>
          <table:table-cell table:style-name="TableCell6517">
            <text:p text:style-name="P6518">G</text:p>
          </table:table-cell>
        </table:table-row>
        <table:table-row table:style-name="TableRow6519">
          <table:table-cell table:style-name="TableCell6520">
            <text:p text:style-name="P6521">*-**-RI-GWA_TRANSPORTLEIDING_PE_355-G</text:p>
          </table:table-cell>
          <table:table-cell table:style-name="TableCell6522">
            <text:p text:style-name="P6523">G</text:p>
          </table:table-cell>
        </table:table-row>
        <table:table-row table:style-name="TableRow6524">
          <table:table-cell table:style-name="TableCell6525">
            <text:p text:style-name="P6526">*-**-RI-GWA_TRANSPORTLEIDING_PE_400-G</text:p>
          </table:table-cell>
          <table:table-cell table:style-name="TableCell6527">
            <text:p text:style-name="P6528">G</text:p>
          </table:table-cell>
        </table:table-row>
        <table:table-row table:style-name="TableRow6529">
          <table:table-cell table:style-name="TableCell6530">
            <text:p text:style-name="P6531">*-**-RI-GWA_TRANSPORTLEIDING_PE_450-G</text:p>
          </table:table-cell>
          <table:table-cell table:style-name="TableCell6532">
            <text:p text:style-name="P6533">G</text:p>
          </table:table-cell>
        </table:table-row>
        <table:table-row table:style-name="TableRow6534">
          <table:table-cell table:style-name="TableCell6535">
            <text:p text:style-name="P6536">*-**-RI-GWA_TRANSPORTLEIDING_PE_500-G</text:p>
          </table:table-cell>
          <table:table-cell table:style-name="TableCell6537">
            <text:p text:style-name="P6538">G</text:p>
          </table:table-cell>
        </table:table-row>
        <table:table-row table:style-name="TableRow6539">
          <table:table-cell table:style-name="TableCell6540">
            <text:p text:style-name="P6541">*-**-RI-GWA_TRANSPORTLEIDING_PE_560-G</text:p>
          </table:table-cell>
          <table:table-cell table:style-name="TableCell6542">
            <text:p text:style-name="P6543">G</text:p>
          </table:table-cell>
        </table:table-row>
        <table:table-row table:style-name="TableRow6544">
          <table:table-cell table:style-name="TableCell6545">
            <text:p text:style-name="P6546">*-**-RI-GWA_TRANSPORTLEIDING_PE_630-G</text:p>
          </table:table-cell>
          <table:table-cell table:style-name="TableCell6547">
            <text:p text:style-name="P6548">G</text:p>
          </table:table-cell>
        </table:table-row>
        <table:table-row table:style-name="TableRow6549">
          <table:table-cell table:style-name="TableCell6550">
            <text:p text:style-name="P6551">*-**-RI-GWA_TRANSPORTLEIDING_PVC-G</text:p>
          </table:table-cell>
          <table:table-cell table:style-name="TableCell6552">
            <text:p text:style-name="P6553">G</text:p>
          </table:table-cell>
        </table:table-row>
        <table:table-row table:style-name="TableRow6554">
          <table:table-cell table:style-name="TableCell6555">
            <text:p text:style-name="P6556">*-**-RI-GWA_TRANSPORTLEIDING_PVC_160-G</text:p>
          </table:table-cell>
          <table:table-cell table:style-name="TableCell6557">
            <text:p text:style-name="P6558">G</text:p>
          </table:table-cell>
        </table:table-row>
        <table:table-row table:style-name="TableRow6559">
          <table:table-cell table:style-name="TableCell6560">
            <text:p text:style-name="P6561">*-**-RI-GWA_TRANSPORTLEIDING_PVC_200-G</text:p>
          </table:table-cell>
          <table:table-cell table:style-name="TableCell6562">
            <text:p text:style-name="P6563">G</text:p>
          </table:table-cell>
        </table:table-row>
        <table:table-row table:style-name="TableRow6564">
          <table:table-cell table:style-name="TableCell6565">
            <text:p text:style-name="P6566">*-**-RI-GWA_TRANSPORTLEIDING_PVC_250-G</text:p>
          </table:table-cell>
          <table:table-cell table:style-name="TableCell6567">
            <text:p text:style-name="P6568">G</text:p>
          </table:table-cell>
        </table:table-row>
        <table:table-row table:style-name="TableRow6569">
          <table:table-cell table:style-name="TableCell6570">
            <text:p text:style-name="P6571">*-**-RI-GWA_TRANSPORTLEIDING_PVC_315-G</text:p>
          </table:table-cell>
          <table:table-cell table:style-name="TableCell6572">
            <text:p text:style-name="P6573">G</text:p>
          </table:table-cell>
        </table:table-row>
        <table:table-row table:style-name="TableRow6574">
          <table:table-cell table:style-name="TableCell6575">
            <text:p text:style-name="P6576">*-**-RI-GWA_TRANSPORTLEIDING_PVC_400-G</text:p>
          </table:table-cell>
          <table:table-cell table:style-name="TableCell6577">
            <text:p text:style-name="P6578">G</text:p>
          </table:table-cell>
        </table:table-row>
        <table:table-row table:style-name="TableRow6579">
          <table:table-cell table:style-name="TableCell6580">
            <text:p text:style-name="P6581">*-**-RI-GWA_TRANSPORTLEIDING_PVC_500-G</text:p>
          </table:table-cell>
          <table:table-cell table:style-name="TableCell6582">
            <text:p text:style-name="P6583">G</text:p>
          </table:table-cell>
        </table:table-row>
        <table:table-row table:style-name="TableRow6584">
          <table:table-cell table:style-name="TableCell6585">
            <text:p text:style-name="P6586">*-**-RI-GWA_TRANSPORTLEIDING_PVC_630-G</text:p>
          </table:table-cell>
          <table:table-cell table:style-name="TableCell6587">
            <text:p text:style-name="P6588">G</text:p>
          </table:table-cell>
        </table:table-row>
        <table:table-row table:style-name="TableRow6589">
          <table:table-cell table:style-name="TableCell6590">
            <text:p text:style-name="P6591">*-**-RI-GWA_UITLEGGER-G</text:p>
          </table:table-cell>
          <table:table-cell table:style-name="TableCell6592">
            <text:p text:style-name="P6593">G</text:p>
          </table:table-cell>
        </table:table-row>
        <table:table-row table:style-name="TableRow6594">
          <table:table-cell table:style-name="TableCell6595">
            <text:p text:style-name="P6596">*-**-RI-HUISAANSLUITING-G</text:p>
          </table:table-cell>
          <table:table-cell table:style-name="TableCell6597">
            <text:p text:style-name="P6598">G</text:p>
          </table:table-cell>
        </table:table-row>
        <table:table-row table:style-name="TableRow6599">
          <table:table-cell table:style-name="TableCell6600">
            <text:p text:style-name="P6601">*-**-RI-HWA-G</text:p>
          </table:table-cell>
          <table:table-cell table:style-name="TableCell6602">
            <text:p text:style-name="P6603">G</text:p>
          </table:table-cell>
        </table:table-row>
        <table:table-row table:style-name="TableRow6604">
          <table:table-cell table:style-name="TableCell6605">
            <text:p text:style-name="P6606">*-**-RI-HWA_BLIND-G/S</text:p>
          </table:table-cell>
          <table:table-cell table:style-name="TableCell6607">
            <text:p text:style-name="P6608">G/S</text:p>
          </table:table-cell>
        </table:table-row>
        <table:table-row table:style-name="TableRow6609">
          <table:table-cell table:style-name="TableCell6610">
            <text:p text:style-name="P6611">*-**-RI-HWA_BOB-G/S</text:p>
          </table:table-cell>
          <table:table-cell table:style-name="TableCell6612">
            <text:p text:style-name="P6613">G/S</text:p>
          </table:table-cell>
        </table:table-row>
        <table:table-row table:style-name="TableRow6614">
          <table:table-cell table:style-name="TableCell6615">
            <text:p text:style-name="P6616">*-**-RI-HWA_DEMARCATIE-G/S</text:p>
          </table:table-cell>
          <table:table-cell table:style-name="TableCell6617">
            <text:p text:style-name="P6618">G/S</text:p>
          </table:table-cell>
        </table:table-row>
        <table:table-row table:style-name="TableRow6619">
          <table:table-cell table:style-name="TableCell6620">
            <text:p text:style-name="P6621">*-**-RI-HWA_GOOT-G</text:p>
          </table:table-cell>
          <table:table-cell table:style-name="TableCell6622">
            <text:p text:style-name="P6623">G</text:p>
          </table:table-cell>
        </table:table-row>
        <table:table-row table:style-name="TableRow6624">
          <table:table-cell table:style-name="TableCell6625">
            <text:p text:style-name="P6626">*-**-RI-HWA_GOOT_LIJNGOOT_ZANDVANGER-G/S</text:p>
          </table:table-cell>
          <table:table-cell table:style-name="TableCell6627">
            <text:p text:style-name="P6628">G/S</text:p>
          </table:table-cell>
        </table:table-row>
        <table:table-row table:style-name="TableRow6629">
          <table:table-cell table:style-name="TableCell6630">
            <text:p text:style-name="P6631">*-**-RI-HWA_GOOT_ROOSTERGOOT-G</text:p>
          </table:table-cell>
          <table:table-cell table:style-name="TableCell6632">
            <text:p text:style-name="P6633">G</text:p>
          </table:table-cell>
        </table:table-row>
        <table:table-row table:style-name="TableRow6634">
          <table:table-cell table:style-name="TableCell6635">
            <text:p text:style-name="P6636">*-**-RI-HWA_GOOT_ROOSTERGOOT_ZANDVANGER-G/S</text:p>
          </table:table-cell>
          <table:table-cell table:style-name="TableCell6637">
            <text:p text:style-name="P6638">G/S</text:p>
          </table:table-cell>
        </table:table-row>
        <table:table-row table:style-name="TableRow6639">
          <table:table-cell table:style-name="TableCell6640">
            <text:p text:style-name="P6641">*-**-RI-HWA_GRINDKOFFER-G</text:p>
          </table:table-cell>
          <table:table-cell table:style-name="TableCell6642">
            <text:p text:style-name="P6643">G</text:p>
          </table:table-cell>
        </table:table-row>
        <table:table-row table:style-name="TableRow6644">
          <table:table-cell table:style-name="TableCell6645">
            <text:p text:style-name="P6646">*-**-RI-HWA_HUISAANSLUITING-G</text:p>
          </table:table-cell>
          <table:table-cell table:style-name="TableCell6647">
            <text:p text:style-name="P6648">G</text:p>
          </table:table-cell>
        </table:table-row>
        <table:table-row table:style-name="TableRow6649">
          <table:table-cell table:style-name="TableCell6650">
            <text:p text:style-name="P6651">*-**-RI-HWA_HUISAANSLUITING_GRES-G</text:p>
          </table:table-cell>
          <table:table-cell table:style-name="TableCell6652">
            <text:p text:style-name="P6653">G</text:p>
          </table:table-cell>
        </table:table-row>
        <text:soft-page-break/>
        <table:table-row table:style-name="TableRow6654">
          <table:table-cell table:style-name="TableCell6655">
            <text:p text:style-name="P6656">*-**-RI-HWA_HUISAANSLUITING_GRES_100-G</text:p>
          </table:table-cell>
          <table:table-cell table:style-name="TableCell6657">
            <text:p text:style-name="P6658">G</text:p>
          </table:table-cell>
        </table:table-row>
        <table:table-row table:style-name="TableRow6659">
          <table:table-cell table:style-name="TableCell6660">
            <text:p text:style-name="P6661">*-**-RI-HWA_HUISAANSLUITING_GRES_125-G</text:p>
          </table:table-cell>
          <table:table-cell table:style-name="TableCell6662">
            <text:p text:style-name="P6663">G</text:p>
          </table:table-cell>
        </table:table-row>
        <table:table-row table:style-name="TableRow6664">
          <table:table-cell table:style-name="TableCell6665">
            <text:p text:style-name="P6666">*-**-RI-HWA_HUISAANSLUITING_GRES_150-G</text:p>
          </table:table-cell>
          <table:table-cell table:style-name="TableCell6667">
            <text:p text:style-name="P6668">G</text:p>
          </table:table-cell>
        </table:table-row>
        <table:table-row table:style-name="TableRow6669">
          <table:table-cell table:style-name="TableCell6670">
            <text:p text:style-name="P6671">*-**-RI-HWA_HUISAANSLUITING_PE-G</text:p>
          </table:table-cell>
          <table:table-cell table:style-name="TableCell6672">
            <text:p text:style-name="P6673">G</text:p>
          </table:table-cell>
        </table:table-row>
        <table:table-row table:style-name="TableRow6674">
          <table:table-cell table:style-name="TableCell6675">
            <text:p text:style-name="P6676">*-**-RI-HWA_HUISAANSLUITING_PE_110-G</text:p>
          </table:table-cell>
          <table:table-cell table:style-name="TableCell6677">
            <text:p text:style-name="P6678">G</text:p>
          </table:table-cell>
        </table:table-row>
        <table:table-row table:style-name="TableRow6679">
          <table:table-cell table:style-name="TableCell6680">
            <text:p text:style-name="P6681">*-**-RI-HWA_HUISAANSLUITING_PE_63-G</text:p>
          </table:table-cell>
          <table:table-cell table:style-name="TableCell6682">
            <text:p text:style-name="P6683">G</text:p>
          </table:table-cell>
        </table:table-row>
        <table:table-row table:style-name="TableRow6684">
          <table:table-cell table:style-name="TableCell6685">
            <text:p text:style-name="P6686">*-**-RI-HWA_HUISAANSLUITING_PE_75-G</text:p>
          </table:table-cell>
          <table:table-cell table:style-name="TableCell6687">
            <text:p text:style-name="P6688">G</text:p>
          </table:table-cell>
        </table:table-row>
        <table:table-row table:style-name="TableRow6689">
          <table:table-cell table:style-name="TableCell6690">
            <text:p text:style-name="P6691">*-**-RI-HWA_HUISAANSLUITING_PE_90-G</text:p>
          </table:table-cell>
          <table:table-cell table:style-name="TableCell6692">
            <text:p text:style-name="P6693">G</text:p>
          </table:table-cell>
        </table:table-row>
        <table:table-row table:style-name="TableRow6694">
          <table:table-cell table:style-name="TableCell6695">
            <text:p text:style-name="P6696">*-**-RI-HWA_HUISAANSLUITING_PVC-G</text:p>
          </table:table-cell>
          <table:table-cell table:style-name="TableCell6697">
            <text:p text:style-name="P6698">G</text:p>
          </table:table-cell>
        </table:table-row>
        <table:table-row table:style-name="TableRow6699">
          <table:table-cell table:style-name="TableCell6700">
            <text:p text:style-name="P6701">*-**-RI-HWA_HUISAANSLUITING_PVC_110-G</text:p>
          </table:table-cell>
          <table:table-cell table:style-name="TableCell6702">
            <text:p text:style-name="P6703">G</text:p>
          </table:table-cell>
        </table:table-row>
        <table:table-row table:style-name="TableRow6704">
          <table:table-cell table:style-name="TableCell6705">
            <text:p text:style-name="P6706">*-**-RI-HWA_HUISAANSLUITING_PVC_125-G</text:p>
          </table:table-cell>
          <table:table-cell table:style-name="TableCell6707">
            <text:p text:style-name="P6708">G</text:p>
          </table:table-cell>
        </table:table-row>
        <table:table-row table:style-name="TableRow6709">
          <table:table-cell table:style-name="TableCell6710">
            <text:p text:style-name="P6711">*-**-RI-HWA_HUISAANSLUITING_PVC_160-G</text:p>
          </table:table-cell>
          <table:table-cell table:style-name="TableCell6712">
            <text:p text:style-name="P6713">G</text:p>
          </table:table-cell>
        </table:table-row>
        <table:table-row table:style-name="TableRow6714">
          <table:table-cell table:style-name="TableCell6715">
            <text:p text:style-name="P6716">*-**-RI-HWA_HULPSTUK-G/S</text:p>
          </table:table-cell>
          <table:table-cell table:style-name="TableCell6717">
            <text:p text:style-name="P6718">G/S</text:p>
          </table:table-cell>
        </table:table-row>
        <table:table-row table:style-name="TableRow6719">
          <table:table-cell table:style-name="TableCell6720">
            <text:p text:style-name="P6721">*-**-RI-HWA_HULPSTUK_INLAAT-G</text:p>
          </table:table-cell>
          <table:table-cell table:style-name="TableCell6722">
            <text:p text:style-name="P6723">G</text:p>
          </table:table-cell>
        </table:table-row>
        <table:table-row table:style-name="TableRow6724">
          <table:table-cell table:style-name="TableCell6725">
            <text:p text:style-name="P6726">*-**-RI-HWA_HULPSTUK_ONTSTOPPINGSSTUK-G</text:p>
          </table:table-cell>
          <table:table-cell table:style-name="TableCell6727">
            <text:p text:style-name="P6728">G</text:p>
          </table:table-cell>
        </table:table-row>
        <table:table-row table:style-name="TableRow6729">
          <table:table-cell table:style-name="TableCell6730">
            <text:p text:style-name="P6731">*-**-RI-HWA_KOLK-G/S</text:p>
          </table:table-cell>
          <table:table-cell table:style-name="TableCell6732">
            <text:p text:style-name="P6733">G/S</text:p>
          </table:table-cell>
        </table:table-row>
        <table:table-row table:style-name="TableRow6734">
          <table:table-cell table:style-name="TableCell6735">
            <text:p text:style-name="P6736">*-**-RI-HWA_KOLK_COMBIKOLK-G</text:p>
          </table:table-cell>
          <table:table-cell table:style-name="TableCell6737">
            <text:p text:style-name="P6738">G</text:p>
          </table:table-cell>
        </table:table-row>
        <table:table-row table:style-name="TableRow6739">
          <table:table-cell table:style-name="TableCell6740">
            <text:p text:style-name="P6741">*-**-RI-HWA_KOLK_RWSKOLK-G</text:p>
          </table:table-cell>
          <table:table-cell table:style-name="TableCell6742">
            <text:p text:style-name="P6743">G</text:p>
          </table:table-cell>
        </table:table-row>
        <table:table-row table:style-name="TableRow6744">
          <table:table-cell table:style-name="TableCell6745">
            <text:p text:style-name="P6746">*-**-RI-HWA_KOLK_STRAATKOLK-G</text:p>
          </table:table-cell>
          <table:table-cell table:style-name="TableCell6747">
            <text:p text:style-name="P6748">G</text:p>
          </table:table-cell>
        </table:table-row>
        <table:table-row table:style-name="TableRow6749">
          <table:table-cell table:style-name="TableCell6750">
            <text:p text:style-name="P6751">*-**-RI-HWA_KOLK_TROTTOIRKOLK-G</text:p>
          </table:table-cell>
          <table:table-cell table:style-name="TableCell6752">
            <text:p text:style-name="P6753">G</text:p>
          </table:table-cell>
        </table:table-row>
        <table:table-row table:style-name="TableRow6754">
          <table:table-cell table:style-name="TableCell6755">
            <text:p text:style-name="P6756">*-**-RI-HWA_KOLKAANSLUITING-G</text:p>
          </table:table-cell>
          <table:table-cell table:style-name="TableCell6757">
            <text:p text:style-name="P6758">G</text:p>
          </table:table-cell>
        </table:table-row>
        <table:table-row table:style-name="TableRow6759">
          <table:table-cell table:style-name="TableCell6760">
            <text:p text:style-name="P6761">*-**-RI-HWA_KOLKAANSLUITING_PE-G</text:p>
          </table:table-cell>
          <table:table-cell table:style-name="TableCell6762">
            <text:p text:style-name="P6763">G</text:p>
          </table:table-cell>
        </table:table-row>
        <table:table-row table:style-name="TableRow6764">
          <table:table-cell table:style-name="TableCell6765">
            <text:p text:style-name="P6766">*-**-RI-HWA_KOLKAANSLUITING_PE_110-G</text:p>
          </table:table-cell>
          <table:table-cell table:style-name="TableCell6767">
            <text:p text:style-name="P6768">G</text:p>
          </table:table-cell>
        </table:table-row>
        <table:table-row table:style-name="TableRow6769">
          <table:table-cell table:style-name="TableCell6770">
            <text:p text:style-name="P6771">*-**-RI-HWA_KOLKAANSLUITING_PE_125-G</text:p>
          </table:table-cell>
          <table:table-cell table:style-name="TableCell6772">
            <text:p text:style-name="P6773">G</text:p>
          </table:table-cell>
        </table:table-row>
        <table:table-row table:style-name="TableRow6774">
          <table:table-cell table:style-name="TableCell6775">
            <text:p text:style-name="P6776">*-**-RI-HWA_KOLKAANSLUITING_PE_160-G</text:p>
          </table:table-cell>
          <table:table-cell table:style-name="TableCell6777">
            <text:p text:style-name="P6778">G</text:p>
          </table:table-cell>
        </table:table-row>
        <table:table-row table:style-name="TableRow6779">
          <table:table-cell table:style-name="TableCell6780">
            <text:p text:style-name="P6781">*-**-RI-HWA_KOLKAANSLUITING_PVC-G</text:p>
          </table:table-cell>
          <table:table-cell table:style-name="TableCell6782">
            <text:p text:style-name="P6783">G</text:p>
          </table:table-cell>
        </table:table-row>
        <table:table-row table:style-name="TableRow6784">
          <table:table-cell table:style-name="TableCell6785">
            <text:p text:style-name="P6786">*-**-RI-HWA_KOLKAANSLUITING_PVC_110-G</text:p>
          </table:table-cell>
          <table:table-cell table:style-name="TableCell6787">
            <text:p text:style-name="P6788">G</text:p>
          </table:table-cell>
        </table:table-row>
        <table:table-row table:style-name="TableRow6789">
          <table:table-cell table:style-name="TableCell6790">
            <text:p text:style-name="P6791">*-**-RI-HWA_KOLKAANSLUITING_PVC_125-G</text:p>
          </table:table-cell>
          <table:table-cell table:style-name="TableCell6792">
            <text:p text:style-name="P6793">G</text:p>
          </table:table-cell>
        </table:table-row>
        <table:table-row table:style-name="TableRow6794">
          <table:table-cell table:style-name="TableCell6795">
            <text:p text:style-name="P6796">*-**-RI-HWA_KOLKAANSLUITING_PVC_160-G</text:p>
          </table:table-cell>
          <table:table-cell table:style-name="TableCell6797">
            <text:p text:style-name="P6798">G</text:p>
          </table:table-cell>
        </table:table-row>
        <table:table-row table:style-name="TableRow6799">
          <table:table-cell table:style-name="TableCell6800">
            <text:p text:style-name="P6801">*-**-RI-HWA_LOZINGSPUNT-G</text:p>
          </table:table-cell>
          <table:table-cell table:style-name="TableCell6802">
            <text:p text:style-name="P6803">G</text:p>
          </table:table-cell>
        </table:table-row>
        <table:table-row table:style-name="TableRow6804">
          <table:table-cell table:style-name="TableCell6805">
            <text:p text:style-name="P6806">*-**-RI-HWA_MANTELBUIS-G</text:p>
          </table:table-cell>
          <table:table-cell table:style-name="TableCell6807">
            <text:p text:style-name="P6808">G</text:p>
          </table:table-cell>
        </table:table-row>
        <table:table-row table:style-name="TableRow6809">
          <table:table-cell table:style-name="TableCell6810">
            <text:p text:style-name="P6811">*-**-RI-HWA_PERCEELAANSLUITING-G</text:p>
          </table:table-cell>
          <table:table-cell table:style-name="TableCell6812">
            <text:p text:style-name="P6813">G</text:p>
          </table:table-cell>
        </table:table-row>
        <table:table-row table:style-name="TableRow6814">
          <table:table-cell table:style-name="TableCell6815">
            <text:p text:style-name="P6816">*-**-RI-HWA_PERCEELAANSLUITPUNT-G</text:p>
          </table:table-cell>
          <table:table-cell table:style-name="TableCell6817">
            <text:p text:style-name="P6818">G</text:p>
          </table:table-cell>
        </table:table-row>
        <table:table-row table:style-name="TableRow6819">
          <table:table-cell table:style-name="TableCell6820">
            <text:p text:style-name="P6821">*-**-RI-HWA_PUTDEKSELHOOGTE-G/S</text:p>
          </table:table-cell>
          <table:table-cell table:style-name="TableCell6822">
            <text:p text:style-name="P6823">G/S</text:p>
          </table:table-cell>
        </table:table-row>
        <table:table-row table:style-name="TableRow6824">
          <table:table-cell table:style-name="TableCell6825">
            <text:p text:style-name="P6826">*-**-RI-HWA_PUTNUMMER-G/S</text:p>
          </table:table-cell>
          <table:table-cell table:style-name="TableCell6827">
            <text:p text:style-name="P6828">G/S</text:p>
          </table:table-cell>
        </table:table-row>
        <table:table-row table:style-name="TableRow6829">
          <table:table-cell table:style-name="TableCell6830">
            <text:p text:style-name="P6831">*-**-RI-HWA_STROOMRICHTING-G/S</text:p>
          </table:table-cell>
          <table:table-cell table:style-name="TableCell6832">
            <text:p text:style-name="P6833">G/S</text:p>
          </table:table-cell>
        </table:table-row>
        <table:table-row table:style-name="TableRow6834">
          <table:table-cell table:style-name="TableCell6835">
            <text:p text:style-name="P6836">*-**-RI-HWA_TRANSPORTLEIDING-G</text:p>
          </table:table-cell>
          <table:table-cell table:style-name="TableCell6837">
            <text:p text:style-name="P6838">G</text:p>
          </table:table-cell>
        </table:table-row>
        <table:table-row table:style-name="TableRow6839">
          <table:table-cell table:style-name="TableCell6840">
            <text:p text:style-name="P6841">*-**-RI-HWA_TRANSPORTLEIDING_BETON-G</text:p>
          </table:table-cell>
          <table:table-cell table:style-name="TableCell6842">
            <text:p text:style-name="P6843">G</text:p>
          </table:table-cell>
        </table:table-row>
        <table:table-row table:style-name="TableRow6844">
          <table:table-cell table:style-name="TableCell6845">
            <text:p text:style-name="P6846">*-**-RI-HWA_TRANSPORTLEIDING_BETON_1000-G</text:p>
          </table:table-cell>
          <table:table-cell table:style-name="TableCell6847">
            <text:p text:style-name="P6848">G</text:p>
          </table:table-cell>
        </table:table-row>
        <table:table-row table:style-name="TableRow6849">
          <table:table-cell table:style-name="TableCell6850">
            <text:p text:style-name="P6851">*-**-RI-HWA_TRANSPORTLEIDING_BETON_1250-G</text:p>
          </table:table-cell>
          <table:table-cell table:style-name="TableCell6852">
            <text:p text:style-name="P6853">G</text:p>
          </table:table-cell>
        </table:table-row>
        <table:table-row table:style-name="TableRow6854">
          <table:table-cell table:style-name="TableCell6855">
            <text:p text:style-name="P6856">*-**-RI-HWA_TRANSPORTLEIDING_BETON_1500-G</text:p>
          </table:table-cell>
          <table:table-cell table:style-name="TableCell6857">
            <text:p text:style-name="P6858">G</text:p>
          </table:table-cell>
        </table:table-row>
        <table:table-row table:style-name="TableRow6859">
          <table:table-cell table:style-name="TableCell6860">
            <text:p text:style-name="P6861">*-**-RI-HWA_TRANSPORTLEIDING_BETON_2000-G</text:p>
          </table:table-cell>
          <table:table-cell table:style-name="TableCell6862">
            <text:p text:style-name="P6863">G</text:p>
          </table:table-cell>
        </table:table-row>
        <table:table-row table:style-name="TableRow6864">
          <table:table-cell table:style-name="TableCell6865">
            <text:p text:style-name="P6866">*-**-RI-HWA_TRANSPORTLEIDING_BETON_250-G</text:p>
          </table:table-cell>
          <table:table-cell table:style-name="TableCell6867">
            <text:p text:style-name="P6868">G</text:p>
          </table:table-cell>
        </table:table-row>
        <table:table-row table:style-name="TableRow6869">
          <table:table-cell table:style-name="TableCell6870">
            <text:p text:style-name="P6871">*-**-RI-HWA_TRANSPORTLEIDING_BETON_300-G</text:p>
          </table:table-cell>
          <table:table-cell table:style-name="TableCell6872">
            <text:p text:style-name="P6873">G</text:p>
          </table:table-cell>
        </table:table-row>
        <table:table-row table:style-name="TableRow6874">
          <table:table-cell table:style-name="TableCell6875">
            <text:p text:style-name="P6876">*-**-RI-HWA_TRANSPORTLEIDING_BETON_400-G</text:p>
          </table:table-cell>
          <table:table-cell table:style-name="TableCell6877">
            <text:p text:style-name="P6878">G</text:p>
          </table:table-cell>
        </table:table-row>
        <table:table-row table:style-name="TableRow6879">
          <table:table-cell table:style-name="TableCell6880">
            <text:p text:style-name="P6881">*-**-RI-HWA_TRANSPORTLEIDING_BETON_500-G</text:p>
          </table:table-cell>
          <table:table-cell table:style-name="TableCell6882">
            <text:p text:style-name="P6883">G</text:p>
          </table:table-cell>
        </table:table-row>
        <text:soft-page-break/>
        <table:table-row table:style-name="TableRow6884">
          <table:table-cell table:style-name="TableCell6885">
            <text:p text:style-name="P6886">*-**-RI-HWA_TRANSPORTLEIDING_BETON_600-G</text:p>
          </table:table-cell>
          <table:table-cell table:style-name="TableCell6887">
            <text:p text:style-name="P6888">G</text:p>
          </table:table-cell>
        </table:table-row>
        <table:table-row table:style-name="TableRow6889">
          <table:table-cell table:style-name="TableCell6890">
            <text:p text:style-name="P6891">*-**-RI-HWA_TRANSPORTLEIDING_BETON_700-G</text:p>
          </table:table-cell>
          <table:table-cell table:style-name="TableCell6892">
            <text:p text:style-name="P6893">G</text:p>
          </table:table-cell>
        </table:table-row>
        <table:table-row table:style-name="TableRow6894">
          <table:table-cell table:style-name="TableCell6895">
            <text:p text:style-name="P6896">*-**-RI-HWA_TRANSPORTLEIDING_BETON_800-G</text:p>
          </table:table-cell>
          <table:table-cell table:style-name="TableCell6897">
            <text:p text:style-name="P6898">G</text:p>
          </table:table-cell>
        </table:table-row>
        <table:table-row table:style-name="TableRow6899">
          <table:table-cell table:style-name="TableCell6900">
            <text:p text:style-name="P6901">*-**-RI-HWA_TRANSPORTLEIDING_BETON_900-G</text:p>
          </table:table-cell>
          <table:table-cell table:style-name="TableCell6902">
            <text:p text:style-name="P6903">G</text:p>
          </table:table-cell>
        </table:table-row>
        <table:table-row table:style-name="TableRow6904">
          <table:table-cell table:style-name="TableCell6905">
            <text:p text:style-name="P6906">*-**-RI-HWA_TRANSPORTLEIDING_BETON_EI-G</text:p>
          </table:table-cell>
          <table:table-cell table:style-name="TableCell6907">
            <text:p text:style-name="P6908">G</text:p>
          </table:table-cell>
        </table:table-row>
        <table:table-row table:style-name="TableRow6909">
          <table:table-cell table:style-name="TableCell6910">
            <text:p text:style-name="P6911">*-**-RI-HWA_TRANSPORTLEIDING_BETON_EI_1000X1500-G</text:p>
          </table:table-cell>
          <table:table-cell table:style-name="TableCell6912">
            <text:p text:style-name="P6913">G</text:p>
          </table:table-cell>
        </table:table-row>
        <table:table-row table:style-name="TableRow6914">
          <table:table-cell table:style-name="TableCell6915">
            <text:p text:style-name="P6916">*-**-RI-HWA_TRANSPORTLEIDING_BETON_EI_200X300-G</text:p>
          </table:table-cell>
          <table:table-cell table:style-name="TableCell6917">
            <text:p text:style-name="P6918">G</text:p>
          </table:table-cell>
        </table:table-row>
        <table:table-row table:style-name="TableRow6919">
          <table:table-cell table:style-name="TableCell6920">
            <text:p text:style-name="P6921">*-**-RI-HWA_TRANSPORTLEIDING_BETON_EI_250X375-G</text:p>
          </table:table-cell>
          <table:table-cell table:style-name="TableCell6922">
            <text:p text:style-name="P6923">G</text:p>
          </table:table-cell>
        </table:table-row>
        <table:table-row table:style-name="TableRow6924">
          <table:table-cell table:style-name="TableCell6925">
            <text:p text:style-name="P6926">*-**-RI-HWA_TRANSPORTLEIDING_BETON_EI_300X450-G</text:p>
          </table:table-cell>
          <table:table-cell table:style-name="TableCell6927">
            <text:p text:style-name="P6928">G</text:p>
          </table:table-cell>
        </table:table-row>
        <table:table-row table:style-name="TableRow6929">
          <table:table-cell table:style-name="TableCell6930">
            <text:p text:style-name="P6931">*-**-RI-HWA_TRANSPORTLEIDING_BETON_EI_400X600-G</text:p>
          </table:table-cell>
          <table:table-cell table:style-name="TableCell6932">
            <text:p text:style-name="P6933">G</text:p>
          </table:table-cell>
        </table:table-row>
        <table:table-row table:style-name="TableRow6934">
          <table:table-cell table:style-name="TableCell6935">
            <text:p text:style-name="P6936">*-**-RI-HWA_TRANSPORTLEIDING_BETON_EI_500X750-G</text:p>
          </table:table-cell>
          <table:table-cell table:style-name="TableCell6937">
            <text:p text:style-name="P6938">G</text:p>
          </table:table-cell>
        </table:table-row>
        <table:table-row table:style-name="TableRow6939">
          <table:table-cell table:style-name="TableCell6940">
            <text:p text:style-name="P6941">*-**-RI-HWA_TRANSPORTLEIDING_BETON_EI_600X900-G</text:p>
          </table:table-cell>
          <table:table-cell table:style-name="TableCell6942">
            <text:p text:style-name="P6943">G</text:p>
          </table:table-cell>
        </table:table-row>
        <table:table-row table:style-name="TableRow6944">
          <table:table-cell table:style-name="TableCell6945">
            <text:p text:style-name="P6946">*-**-RI-HWA_TRANSPORTLEIDING_BETON_EI_700X1050-G</text:p>
          </table:table-cell>
          <table:table-cell table:style-name="TableCell6947">
            <text:p text:style-name="P6948">G</text:p>
          </table:table-cell>
        </table:table-row>
        <table:table-row table:style-name="TableRow6949">
          <table:table-cell table:style-name="TableCell6950">
            <text:p text:style-name="P6951">*-**-RI-HWA_TRANSPORTLEIDING_BETON_EI_800X1200-G</text:p>
          </table:table-cell>
          <table:table-cell table:style-name="TableCell6952">
            <text:p text:style-name="P6953">G</text:p>
          </table:table-cell>
        </table:table-row>
        <table:table-row table:style-name="TableRow6954">
          <table:table-cell table:style-name="TableCell6955">
            <text:p text:style-name="P6956">*-**-RI-HWA_TRANSPORTLEIDING_BETON_EI_900X1350-G</text:p>
          </table:table-cell>
          <table:table-cell table:style-name="TableCell6957">
            <text:p text:style-name="P6958">G</text:p>
          </table:table-cell>
        </table:table-row>
        <table:table-row table:style-name="TableRow6959">
          <table:table-cell table:style-name="TableCell6960">
            <text:p text:style-name="P6961">*-**-RI-HWA_TRANSPORTLEIDING_GRES-G</text:p>
          </table:table-cell>
          <table:table-cell table:style-name="TableCell6962">
            <text:p text:style-name="P6963">G</text:p>
          </table:table-cell>
        </table:table-row>
        <table:table-row table:style-name="TableRow6964">
          <table:table-cell table:style-name="TableCell6965">
            <text:p text:style-name="P6966">*-**-RI-HWA_TRANSPORTLEIDING_GRES_1000-G</text:p>
          </table:table-cell>
          <table:table-cell table:style-name="TableCell6967">
            <text:p text:style-name="P6968">G</text:p>
          </table:table-cell>
        </table:table-row>
        <table:table-row table:style-name="TableRow6969">
          <table:table-cell table:style-name="TableCell6970">
            <text:p text:style-name="P6971">*-**-RI-HWA_TRANSPORTLEIDING_GRES_200-G</text:p>
          </table:table-cell>
          <table:table-cell table:style-name="TableCell6972">
            <text:p text:style-name="P6973">G</text:p>
          </table:table-cell>
        </table:table-row>
        <table:table-row table:style-name="TableRow6974">
          <table:table-cell table:style-name="TableCell6975">
            <text:p text:style-name="P6976">*-**-RI-HWA_TRANSPORTLEIDING_GRES_250-G</text:p>
          </table:table-cell>
          <table:table-cell table:style-name="TableCell6977">
            <text:p text:style-name="P6978">G</text:p>
          </table:table-cell>
        </table:table-row>
        <table:table-row table:style-name="TableRow6979">
          <table:table-cell table:style-name="TableCell6980">
            <text:p text:style-name="P6981">*-**-RI-HWA_TRANSPORTLEIDING_GRES_300-G</text:p>
          </table:table-cell>
          <table:table-cell table:style-name="TableCell6982">
            <text:p text:style-name="P6983">G</text:p>
          </table:table-cell>
        </table:table-row>
        <table:table-row table:style-name="TableRow6984">
          <table:table-cell table:style-name="TableCell6985">
            <text:p text:style-name="P6986">*-**-RI-HWA_TRANSPORTLEIDING_GRES_400-G</text:p>
          </table:table-cell>
          <table:table-cell table:style-name="TableCell6987">
            <text:p text:style-name="P6988">G</text:p>
          </table:table-cell>
        </table:table-row>
        <table:table-row table:style-name="TableRow6989">
          <table:table-cell table:style-name="TableCell6990">
            <text:p text:style-name="P6991">*-**-RI-HWA_TRANSPORTLEIDING_GRES_500-G</text:p>
          </table:table-cell>
          <table:table-cell table:style-name="TableCell6992">
            <text:p text:style-name="P6993">G</text:p>
          </table:table-cell>
        </table:table-row>
        <table:table-row table:style-name="TableRow6994">
          <table:table-cell table:style-name="TableCell6995">
            <text:p text:style-name="P6996">*-**-RI-HWA_TRANSPORTLEIDING_GRES_600-G</text:p>
          </table:table-cell>
          <table:table-cell table:style-name="TableCell6997">
            <text:p text:style-name="P6998">G</text:p>
          </table:table-cell>
        </table:table-row>
        <table:table-row table:style-name="TableRow6999">
          <table:table-cell table:style-name="TableCell7000">
            <text:p text:style-name="P7001">*-**-RI-HWA_TRANSPORTLEIDING_GRES_700-G</text:p>
          </table:table-cell>
          <table:table-cell table:style-name="TableCell7002">
            <text:p text:style-name="P7003">G</text:p>
          </table:table-cell>
        </table:table-row>
        <table:table-row table:style-name="TableRow7004">
          <table:table-cell table:style-name="TableCell7005">
            <text:p text:style-name="P7006">*-**-RI-HWA_TRANSPORTLEIDING_GRES_800-G</text:p>
          </table:table-cell>
          <table:table-cell table:style-name="TableCell7007">
            <text:p text:style-name="P7008">G</text:p>
          </table:table-cell>
        </table:table-row>
        <table:table-row table:style-name="TableRow7009">
          <table:table-cell table:style-name="TableCell7010">
            <text:p text:style-name="P7011">*-**-RI-HWA_TRANSPORTLEIDING_GRES_900-G</text:p>
          </table:table-cell>
          <table:table-cell table:style-name="TableCell7012">
            <text:p text:style-name="P7013">G</text:p>
          </table:table-cell>
        </table:table-row>
        <table:table-row table:style-name="TableRow7014">
          <table:table-cell table:style-name="TableCell7015">
            <text:p text:style-name="P7016">*-**-RI-HWA_TRANSPORTLEIDING_GVK-G</text:p>
          </table:table-cell>
          <table:table-cell table:style-name="TableCell7017">
            <text:p text:style-name="P7018">G</text:p>
          </table:table-cell>
        </table:table-row>
        <table:table-row table:style-name="TableRow7019">
          <table:table-cell table:style-name="TableCell7020">
            <text:p text:style-name="P7021">*-**-RI-HWA_TRANSPORTLEIDING_GVK_1000-G</text:p>
          </table:table-cell>
          <table:table-cell table:style-name="TableCell7022">
            <text:p text:style-name="P7023">G</text:p>
          </table:table-cell>
        </table:table-row>
        <table:table-row table:style-name="TableRow7024">
          <table:table-cell table:style-name="TableCell7025">
            <text:p text:style-name="P7026">*-**-RI-HWA_TRANSPORTLEIDING_GVK_1100-G</text:p>
          </table:table-cell>
          <table:table-cell table:style-name="TableCell7027">
            <text:p text:style-name="P7028">G</text:p>
          </table:table-cell>
        </table:table-row>
        <table:table-row table:style-name="TableRow7029">
          <table:table-cell table:style-name="TableCell7030">
            <text:p text:style-name="P7031">*-**-RI-HWA_TRANSPORTLEIDING_GVK_1200-G</text:p>
          </table:table-cell>
          <table:table-cell table:style-name="TableCell7032">
            <text:p text:style-name="P7033">G</text:p>
          </table:table-cell>
        </table:table-row>
        <table:table-row table:style-name="TableRow7034">
          <table:table-cell table:style-name="TableCell7035">
            <text:p text:style-name="P7036">*-**-RI-HWA_TRANSPORTLEIDING_GVK_1400-G</text:p>
          </table:table-cell>
          <table:table-cell table:style-name="TableCell7037">
            <text:p text:style-name="P7038">G</text:p>
          </table:table-cell>
        </table:table-row>
        <table:table-row table:style-name="TableRow7039">
          <table:table-cell table:style-name="TableCell7040">
            <text:p text:style-name="P7041">*-**-RI-HWA_TRANSPORTLEIDING_GVK_150-G</text:p>
          </table:table-cell>
          <table:table-cell table:style-name="TableCell7042">
            <text:p text:style-name="P7043">G</text:p>
          </table:table-cell>
        </table:table-row>
        <table:table-row table:style-name="TableRow7044">
          <table:table-cell table:style-name="TableCell7045">
            <text:p text:style-name="P7046">*-**-RI-HWA_TRANSPORTLEIDING_GVK_1500-G</text:p>
          </table:table-cell>
          <table:table-cell table:style-name="TableCell7047">
            <text:p text:style-name="P7048">G</text:p>
          </table:table-cell>
        </table:table-row>
        <table:table-row table:style-name="TableRow7049">
          <table:table-cell table:style-name="TableCell7050">
            <text:p text:style-name="P7051">*-**-RI-HWA_TRANSPORTLEIDING_GVK_1600-G</text:p>
          </table:table-cell>
          <table:table-cell table:style-name="TableCell7052">
            <text:p text:style-name="P7053">G</text:p>
          </table:table-cell>
        </table:table-row>
        <table:table-row table:style-name="TableRow7054">
          <table:table-cell table:style-name="TableCell7055">
            <text:p text:style-name="P7056">*-**-RI-HWA_TRANSPORTLEIDING_GVK_1700-G</text:p>
          </table:table-cell>
          <table:table-cell table:style-name="TableCell7057">
            <text:p text:style-name="P7058">G</text:p>
          </table:table-cell>
        </table:table-row>
        <table:table-row table:style-name="TableRow7059">
          <table:table-cell table:style-name="TableCell7060">
            <text:p text:style-name="P7061">*-**-RI-HWA_TRANSPORTLEIDING_GVK_1800-G</text:p>
          </table:table-cell>
          <table:table-cell table:style-name="TableCell7062">
            <text:p text:style-name="P7063">G</text:p>
          </table:table-cell>
        </table:table-row>
        <table:table-row table:style-name="TableRow7064">
          <table:table-cell table:style-name="TableCell7065">
            <text:p text:style-name="P7066">*-**-RI-HWA_TRANSPORTLEIDING_GVK_200-G</text:p>
          </table:table-cell>
          <table:table-cell table:style-name="TableCell7067">
            <text:p text:style-name="P7068">G</text:p>
          </table:table-cell>
        </table:table-row>
        <table:table-row table:style-name="TableRow7069">
          <table:table-cell table:style-name="TableCell7070">
            <text:p text:style-name="P7071">*-**-RI-HWA_TRANSPORTLEIDING_GVK_2000-G</text:p>
          </table:table-cell>
          <table:table-cell table:style-name="TableCell7072">
            <text:p text:style-name="P7073">G</text:p>
          </table:table-cell>
        </table:table-row>
        <table:table-row table:style-name="TableRow7074">
          <table:table-cell table:style-name="TableCell7075">
            <text:p text:style-name="P7076">*-**-RI-HWA_TRANSPORTLEIDING_GVK_2200-G</text:p>
          </table:table-cell>
          <table:table-cell table:style-name="TableCell7077">
            <text:p text:style-name="P7078">G</text:p>
          </table:table-cell>
        </table:table-row>
        <table:table-row table:style-name="TableRow7079">
          <table:table-cell table:style-name="TableCell7080">
            <text:p text:style-name="P7081">*-**-RI-HWA_TRANSPORTLEIDING_GVK_2400-G</text:p>
          </table:table-cell>
          <table:table-cell table:style-name="TableCell7082">
            <text:p text:style-name="P7083">G</text:p>
          </table:table-cell>
        </table:table-row>
        <table:table-row table:style-name="TableRow7084">
          <table:table-cell table:style-name="TableCell7085">
            <text:p text:style-name="P7086">*-**-RI-HWA_TRANSPORTLEIDING_GVK_250-G</text:p>
          </table:table-cell>
          <table:table-cell table:style-name="TableCell7087">
            <text:p text:style-name="P7088">G</text:p>
          </table:table-cell>
        </table:table-row>
        <table:table-row table:style-name="TableRow7089">
          <table:table-cell table:style-name="TableCell7090">
            <text:p text:style-name="P7091">*-**-RI-HWA_TRANSPORTLEIDING_GVK_2500-G</text:p>
          </table:table-cell>
          <table:table-cell table:style-name="TableCell7092">
            <text:p text:style-name="P7093">G</text:p>
          </table:table-cell>
        </table:table-row>
        <table:table-row table:style-name="TableRow7094">
          <table:table-cell table:style-name="TableCell7095">
            <text:p text:style-name="P7096">*-**-RI-HWA_TRANSPORTLEIDING_GVK_2600-G</text:p>
          </table:table-cell>
          <table:table-cell table:style-name="TableCell7097">
            <text:p text:style-name="P7098">G</text:p>
          </table:table-cell>
        </table:table-row>
        <table:table-row table:style-name="TableRow7099">
          <table:table-cell table:style-name="TableCell7100">
            <text:p text:style-name="P7101">*-**-RI-HWA_TRANSPORTLEIDING_GVK_2700-G</text:p>
          </table:table-cell>
          <table:table-cell table:style-name="TableCell7102">
            <text:p text:style-name="P7103">G</text:p>
          </table:table-cell>
        </table:table-row>
        <table:table-row table:style-name="TableRow7104">
          <table:table-cell table:style-name="TableCell7105">
            <text:p text:style-name="P7106">*-**-RI-HWA_TRANSPORTLEIDING_GVK_2900-G</text:p>
          </table:table-cell>
          <table:table-cell table:style-name="TableCell7107">
            <text:p text:style-name="P7108">G</text:p>
          </table:table-cell>
        </table:table-row>
        <table:table-row table:style-name="TableRow7109">
          <table:table-cell table:style-name="TableCell7110">
            <text:p text:style-name="P7111">*-**-RI-HWA_TRANSPORTLEIDING_GVK_300-G</text:p>
          </table:table-cell>
          <table:table-cell table:style-name="TableCell7112">
            <text:p text:style-name="P7113">G</text:p>
          </table:table-cell>
        </table:table-row>
        <text:soft-page-break/>
        <table:table-row table:style-name="TableRow7114">
          <table:table-cell table:style-name="TableCell7115">
            <text:p text:style-name="P7116">*-**-RI-HWA_TRANSPORTLEIDING_GVK_350-G</text:p>
          </table:table-cell>
          <table:table-cell table:style-name="TableCell7117">
            <text:p text:style-name="P7118">G</text:p>
          </table:table-cell>
        </table:table-row>
        <table:table-row table:style-name="TableRow7119">
          <table:table-cell table:style-name="TableCell7120">
            <text:p text:style-name="P7121">*-**-RI-HWA_TRANSPORTLEIDING_GVK_400-G</text:p>
          </table:table-cell>
          <table:table-cell table:style-name="TableCell7122">
            <text:p text:style-name="P7123">G</text:p>
          </table:table-cell>
        </table:table-row>
        <table:table-row table:style-name="TableRow7124">
          <table:table-cell table:style-name="TableCell7125">
            <text:p text:style-name="P7126">*-**-RI-HWA_TRANSPORTLEIDING_GVK_500-G</text:p>
          </table:table-cell>
          <table:table-cell table:style-name="TableCell7127">
            <text:p text:style-name="P7128">G</text:p>
          </table:table-cell>
        </table:table-row>
        <table:table-row table:style-name="TableRow7129">
          <table:table-cell table:style-name="TableCell7130">
            <text:p text:style-name="P7131">*-**-RI-HWA_TRANSPORTLEIDING_GVK_600-G</text:p>
          </table:table-cell>
          <table:table-cell table:style-name="TableCell7132">
            <text:p text:style-name="P7133">G</text:p>
          </table:table-cell>
        </table:table-row>
        <table:table-row table:style-name="TableRow7134">
          <table:table-cell table:style-name="TableCell7135">
            <text:p text:style-name="P7136">*-**-RI-HWA_TRANSPORTLEIDING_GVK_700-G</text:p>
          </table:table-cell>
          <table:table-cell table:style-name="TableCell7137">
            <text:p text:style-name="P7138">G</text:p>
          </table:table-cell>
        </table:table-row>
        <table:table-row table:style-name="TableRow7139">
          <table:table-cell table:style-name="TableCell7140">
            <text:p text:style-name="P7141">*-**-RI-HWA_TRANSPORTLEIDING_GVK_800-G</text:p>
          </table:table-cell>
          <table:table-cell table:style-name="TableCell7142">
            <text:p text:style-name="P7143">G</text:p>
          </table:table-cell>
        </table:table-row>
        <table:table-row table:style-name="TableRow7144">
          <table:table-cell table:style-name="TableCell7145">
            <text:p text:style-name="P7146">*-**-RI-HWA_TRANSPORTLEIDING_GVK_900-G</text:p>
          </table:table-cell>
          <table:table-cell table:style-name="TableCell7147">
            <text:p text:style-name="P7148">G</text:p>
          </table:table-cell>
        </table:table-row>
        <table:table-row table:style-name="TableRow7149">
          <table:table-cell table:style-name="TableCell7150">
            <text:p text:style-name="P7151">*-**-RI-HWA_TRANSPORTLEIDING_PE-G</text:p>
          </table:table-cell>
          <table:table-cell table:style-name="TableCell7152">
            <text:p text:style-name="P7153">G</text:p>
          </table:table-cell>
        </table:table-row>
        <table:table-row table:style-name="TableRow7154">
          <table:table-cell table:style-name="TableCell7155">
            <text:p text:style-name="P7156">*-**-RI-HWA_TRANSPORTLEIDING_PE_160-G</text:p>
          </table:table-cell>
          <table:table-cell table:style-name="TableCell7157">
            <text:p text:style-name="P7158">G</text:p>
          </table:table-cell>
        </table:table-row>
        <table:table-row table:style-name="TableRow7159">
          <table:table-cell table:style-name="TableCell7160">
            <text:p text:style-name="P7161">*-**-RI-HWA_TRANSPORTLEIDING_PE_250-G</text:p>
          </table:table-cell>
          <table:table-cell table:style-name="TableCell7162">
            <text:p text:style-name="P7163">G</text:p>
          </table:table-cell>
        </table:table-row>
        <table:table-row table:style-name="TableRow7164">
          <table:table-cell table:style-name="TableCell7165">
            <text:p text:style-name="P7166">*-**-RI-HWA_TRANSPORTLEIDING_PE_315-G</text:p>
          </table:table-cell>
          <table:table-cell table:style-name="TableCell7167">
            <text:p text:style-name="P7168">G</text:p>
          </table:table-cell>
        </table:table-row>
        <table:table-row table:style-name="TableRow7169">
          <table:table-cell table:style-name="TableCell7170">
            <text:p text:style-name="P7171">*-**-RI-HWA_TRANSPORTLEIDING_PE_355-G</text:p>
          </table:table-cell>
          <table:table-cell table:style-name="TableCell7172">
            <text:p text:style-name="P7173">G</text:p>
          </table:table-cell>
        </table:table-row>
        <table:table-row table:style-name="TableRow7174">
          <table:table-cell table:style-name="TableCell7175">
            <text:p text:style-name="P7176">*-**-RI-HWA_TRANSPORTLEIDING_PE_400-G</text:p>
          </table:table-cell>
          <table:table-cell table:style-name="TableCell7177">
            <text:p text:style-name="P7178">G</text:p>
          </table:table-cell>
        </table:table-row>
        <table:table-row table:style-name="TableRow7179">
          <table:table-cell table:style-name="TableCell7180">
            <text:p text:style-name="P7181">*-**-RI-HWA_TRANSPORTLEIDING_PE_450-G</text:p>
          </table:table-cell>
          <table:table-cell table:style-name="TableCell7182">
            <text:p text:style-name="P7183">G</text:p>
          </table:table-cell>
        </table:table-row>
        <table:table-row table:style-name="TableRow7184">
          <table:table-cell table:style-name="TableCell7185">
            <text:p text:style-name="P7186">*-**-RI-HWA_TRANSPORTLEIDING_PE_500-G</text:p>
          </table:table-cell>
          <table:table-cell table:style-name="TableCell7187">
            <text:p text:style-name="P7188">G</text:p>
          </table:table-cell>
        </table:table-row>
        <table:table-row table:style-name="TableRow7189">
          <table:table-cell table:style-name="TableCell7190">
            <text:p text:style-name="P7191">*-**-RI-HWA_TRANSPORTLEIDING_PE_560-G</text:p>
          </table:table-cell>
          <table:table-cell table:style-name="TableCell7192">
            <text:p text:style-name="P7193">G</text:p>
          </table:table-cell>
        </table:table-row>
        <table:table-row table:style-name="TableRow7194">
          <table:table-cell table:style-name="TableCell7195">
            <text:p text:style-name="P7196">*-**-RI-HWA_TRANSPORTLEIDING_PE_630-G</text:p>
          </table:table-cell>
          <table:table-cell table:style-name="TableCell7197">
            <text:p text:style-name="P7198">G</text:p>
          </table:table-cell>
        </table:table-row>
        <table:table-row table:style-name="TableRow7199">
          <table:table-cell table:style-name="TableCell7200">
            <text:p text:style-name="P7201">*-**-RI-HWA_TRANSPORTLEIDING_PVC-G</text:p>
          </table:table-cell>
          <table:table-cell table:style-name="TableCell7202">
            <text:p text:style-name="P7203">G</text:p>
          </table:table-cell>
        </table:table-row>
        <table:table-row table:style-name="TableRow7204">
          <table:table-cell table:style-name="TableCell7205">
            <text:p text:style-name="P7206">*-**-RI-HWA_TRANSPORTLEIDING_PVC_125-G</text:p>
          </table:table-cell>
          <table:table-cell table:style-name="TableCell7207">
            <text:p text:style-name="P7208">G</text:p>
          </table:table-cell>
        </table:table-row>
        <table:table-row table:style-name="TableRow7209">
          <table:table-cell table:style-name="TableCell7210">
            <text:p text:style-name="P7211">*-**-RI-HWA_TRANSPORTLEIDING_PVC_160-G</text:p>
          </table:table-cell>
          <table:table-cell table:style-name="TableCell7212">
            <text:p text:style-name="P7213">G</text:p>
          </table:table-cell>
        </table:table-row>
        <table:table-row table:style-name="TableRow7214">
          <table:table-cell table:style-name="TableCell7215">
            <text:p text:style-name="P7216">*-**-RI-HWA_TRANSPORTLEIDING_PVC_200-G</text:p>
          </table:table-cell>
          <table:table-cell table:style-name="TableCell7217">
            <text:p text:style-name="P7218">G</text:p>
          </table:table-cell>
        </table:table-row>
        <table:table-row table:style-name="TableRow7219">
          <table:table-cell table:style-name="TableCell7220">
            <text:p text:style-name="P7221">*-**-RI-HWA_TRANSPORTLEIDING_PVC_250-G</text:p>
          </table:table-cell>
          <table:table-cell table:style-name="TableCell7222">
            <text:p text:style-name="P7223">G</text:p>
          </table:table-cell>
        </table:table-row>
        <table:table-row table:style-name="TableRow7224">
          <table:table-cell table:style-name="TableCell7225">
            <text:p text:style-name="P7226">*-**-RI-HWA_TRANSPORTLEIDING_PVC_315-G</text:p>
          </table:table-cell>
          <table:table-cell table:style-name="TableCell7227">
            <text:p text:style-name="P7228">G</text:p>
          </table:table-cell>
        </table:table-row>
        <table:table-row table:style-name="TableRow7229">
          <table:table-cell table:style-name="TableCell7230">
            <text:p text:style-name="P7231">*-**-RI-HWA_TRANSPORTLEIDING_PVC_400-G</text:p>
          </table:table-cell>
          <table:table-cell table:style-name="TableCell7232">
            <text:p text:style-name="P7233">G</text:p>
          </table:table-cell>
        </table:table-row>
        <table:table-row table:style-name="TableRow7234">
          <table:table-cell table:style-name="TableCell7235">
            <text:p text:style-name="P7236">*-**-RI-HWA_TRANSPORTLEIDING_PVC_500-G</text:p>
          </table:table-cell>
          <table:table-cell table:style-name="TableCell7237">
            <text:p text:style-name="P7238">G</text:p>
          </table:table-cell>
        </table:table-row>
        <table:table-row table:style-name="TableRow7239">
          <table:table-cell table:style-name="TableCell7240">
            <text:p text:style-name="P7241">*-**-RI-HWA_TRANSPORTLEIDING_PVC_630-G</text:p>
          </table:table-cell>
          <table:table-cell table:style-name="TableCell7242">
            <text:p text:style-name="P7243">G</text:p>
          </table:table-cell>
        </table:table-row>
        <table:table-row table:style-name="TableRow7244">
          <table:table-cell table:style-name="TableCell7245">
            <text:p text:style-name="P7246">*-**-RI-HWA_UITLEGGER-G</text:p>
          </table:table-cell>
          <table:table-cell table:style-name="TableCell7247">
            <text:p text:style-name="P7248">G</text:p>
          </table:table-cell>
        </table:table-row>
        <table:table-row table:style-name="TableRow7249">
          <table:table-cell table:style-name="TableCell7250">
            <text:p text:style-name="P7251">*-**-RI-HWA_UITSTROOMBAK-G/S</text:p>
          </table:table-cell>
          <table:table-cell table:style-name="TableCell7252">
            <text:p text:style-name="P7253">G/S</text:p>
          </table:table-cell>
        </table:table-row>
        <table:table-row table:style-name="TableRow7254">
          <table:table-cell table:style-name="TableCell7255">
            <text:p text:style-name="P7256">*-**-RI-ITR-G</text:p>
          </table:table-cell>
          <table:table-cell table:style-name="TableCell7257">
            <text:p text:style-name="P7258">G</text:p>
          </table:table-cell>
        </table:table-row>
        <table:table-row table:style-name="TableRow7259">
          <table:table-cell table:style-name="TableCell7260">
            <text:p text:style-name="P7261">*-**-RI-ITR_BOB-G/S</text:p>
          </table:table-cell>
          <table:table-cell table:style-name="TableCell7262">
            <text:p text:style-name="P7263">G/S</text:p>
          </table:table-cell>
        </table:table-row>
        <table:table-row table:style-name="TableRow7264">
          <table:table-cell table:style-name="TableCell7265">
            <text:p text:style-name="P7266">*-**-RI-ITR_DEMARCATIE-G/S</text:p>
          </table:table-cell>
          <table:table-cell table:style-name="TableCell7267">
            <text:p text:style-name="P7268">G/S</text:p>
          </table:table-cell>
        </table:table-row>
        <table:table-row table:style-name="TableRow7269">
          <table:table-cell table:style-name="TableCell7270">
            <text:p text:style-name="P7271">*-**-RI-ITR_GRINDKIST-G</text:p>
          </table:table-cell>
          <table:table-cell table:style-name="TableCell7272">
            <text:p text:style-name="P7273">G</text:p>
          </table:table-cell>
        </table:table-row>
        <table:table-row table:style-name="TableRow7274">
          <table:table-cell table:style-name="TableCell7275">
            <text:p text:style-name="P7276">*-**-RI-ITR_HUISAANSLUITING-G</text:p>
          </table:table-cell>
          <table:table-cell table:style-name="TableCell7277">
            <text:p text:style-name="P7278">G</text:p>
          </table:table-cell>
        </table:table-row>
        <table:table-row table:style-name="TableRow7279">
          <table:table-cell table:style-name="TableCell7280">
            <text:p text:style-name="P7281">*-**-RI-ITR_HUISAANSLUITING_PE-G</text:p>
          </table:table-cell>
          <table:table-cell table:style-name="TableCell7282">
            <text:p text:style-name="P7283">G</text:p>
          </table:table-cell>
        </table:table-row>
        <table:table-row table:style-name="TableRow7284">
          <table:table-cell table:style-name="TableCell7285">
            <text:p text:style-name="P7286">*-**-RI-ITR_HUISAANSLUITING_PE_110-G</text:p>
          </table:table-cell>
          <table:table-cell table:style-name="TableCell7287">
            <text:p text:style-name="P7288">G</text:p>
          </table:table-cell>
        </table:table-row>
        <table:table-row table:style-name="TableRow7289">
          <table:table-cell table:style-name="TableCell7290">
            <text:p text:style-name="P7291">*-**-RI-ITR_HUISAANSLUITING_PE_63-G</text:p>
          </table:table-cell>
          <table:table-cell table:style-name="TableCell7292">
            <text:p text:style-name="P7293">G</text:p>
          </table:table-cell>
        </table:table-row>
        <table:table-row table:style-name="TableRow7294">
          <table:table-cell table:style-name="TableCell7295">
            <text:p text:style-name="P7296">*-**-RI-ITR_HUISAANSLUITING_PE_75-G</text:p>
          </table:table-cell>
          <table:table-cell table:style-name="TableCell7297">
            <text:p text:style-name="P7298">G</text:p>
          </table:table-cell>
        </table:table-row>
        <table:table-row table:style-name="TableRow7299">
          <table:table-cell table:style-name="TableCell7300">
            <text:p text:style-name="P7301">*-**-RI-ITR_HUISAANSLUITING_PE_90-G</text:p>
          </table:table-cell>
          <table:table-cell table:style-name="TableCell7302">
            <text:p text:style-name="P7303">G</text:p>
          </table:table-cell>
        </table:table-row>
        <table:table-row table:style-name="TableRow7304">
          <table:table-cell table:style-name="TableCell7305">
            <text:p text:style-name="P7306">*-**-RI-ITR_HUISAANSLUITING_PVC-G</text:p>
          </table:table-cell>
          <table:table-cell table:style-name="TableCell7307">
            <text:p text:style-name="P7308">G</text:p>
          </table:table-cell>
        </table:table-row>
        <table:table-row table:style-name="TableRow7309">
          <table:table-cell table:style-name="TableCell7310">
            <text:p text:style-name="P7311">*-**-RI-ITR_HUISAANSLUITING_PVC_110-G</text:p>
          </table:table-cell>
          <table:table-cell table:style-name="TableCell7312">
            <text:p text:style-name="P7313">G</text:p>
          </table:table-cell>
        </table:table-row>
        <table:table-row table:style-name="TableRow7314">
          <table:table-cell table:style-name="TableCell7315">
            <text:p text:style-name="P7316">*-**-RI-ITR_HUISAANSLUITING_PVC_125-G</text:p>
          </table:table-cell>
          <table:table-cell table:style-name="TableCell7317">
            <text:p text:style-name="P7318">G</text:p>
          </table:table-cell>
        </table:table-row>
        <table:table-row table:style-name="TableRow7319">
          <table:table-cell table:style-name="TableCell7320">
            <text:p text:style-name="P7321">*-**-RI-ITR_HUISAANSLUITING_PVC_160-G</text:p>
          </table:table-cell>
          <table:table-cell table:style-name="TableCell7322">
            <text:p text:style-name="P7323">G</text:p>
          </table:table-cell>
        </table:table-row>
        <table:table-row table:style-name="TableRow7324">
          <table:table-cell table:style-name="TableCell7325">
            <text:p text:style-name="P7326">*-**-RI-ITR_HULPSTUK-G/S</text:p>
          </table:table-cell>
          <table:table-cell table:style-name="TableCell7327">
            <text:p text:style-name="P7328">G/S</text:p>
          </table:table-cell>
        </table:table-row>
        <table:table-row table:style-name="TableRow7329">
          <table:table-cell table:style-name="TableCell7330">
            <text:p text:style-name="P7331">*-**-RI-ITR_HULPSTUK_INLAAT-G</text:p>
          </table:table-cell>
          <table:table-cell table:style-name="TableCell7332">
            <text:p text:style-name="P7333">G</text:p>
          </table:table-cell>
        </table:table-row>
        <table:table-row table:style-name="TableRow7334">
          <table:table-cell table:style-name="TableCell7335">
            <text:p text:style-name="P7336">*-**-RI-ITR_HULPSTUK_ONTSTOPPINGSSTUK-G</text:p>
          </table:table-cell>
          <table:table-cell table:style-name="TableCell7337">
            <text:p text:style-name="P7338">G</text:p>
          </table:table-cell>
        </table:table-row>
        <table:table-row table:style-name="TableRow7339">
          <table:table-cell table:style-name="TableCell7340">
            <text:p text:style-name="P7341">*-**-RI-ITR_KOLKAANSLUITING-G</text:p>
          </table:table-cell>
          <table:table-cell table:style-name="TableCell7342">
            <text:p text:style-name="P7343">G</text:p>
          </table:table-cell>
        </table:table-row>
        <text:soft-page-break/>
        <table:table-row table:style-name="TableRow7344">
          <table:table-cell table:style-name="TableCell7345">
            <text:p text:style-name="P7346">*-**-RI-ITR_KOLKAANSLUITING_PE-G</text:p>
          </table:table-cell>
          <table:table-cell table:style-name="TableCell7347">
            <text:p text:style-name="P7348">G</text:p>
          </table:table-cell>
        </table:table-row>
        <table:table-row table:style-name="TableRow7349">
          <table:table-cell table:style-name="TableCell7350">
            <text:p text:style-name="P7351">*-**-RI-ITR_KOLKAANSLUITING_PE_110-G</text:p>
          </table:table-cell>
          <table:table-cell table:style-name="TableCell7352">
            <text:p text:style-name="P7353">G</text:p>
          </table:table-cell>
        </table:table-row>
        <table:table-row table:style-name="TableRow7354">
          <table:table-cell table:style-name="TableCell7355">
            <text:p text:style-name="P7356">*-**-RI-ITR_KOLKAANSLUITING_PE_125-G</text:p>
          </table:table-cell>
          <table:table-cell table:style-name="TableCell7357">
            <text:p text:style-name="P7358">G</text:p>
          </table:table-cell>
        </table:table-row>
        <table:table-row table:style-name="TableRow7359">
          <table:table-cell table:style-name="TableCell7360">
            <text:p text:style-name="P7361">*-**-RI-ITR_KOLKAANSLUITING_PE_160-G</text:p>
          </table:table-cell>
          <table:table-cell table:style-name="TableCell7362">
            <text:p text:style-name="P7363">G</text:p>
          </table:table-cell>
        </table:table-row>
        <table:table-row table:style-name="TableRow7364">
          <table:table-cell table:style-name="TableCell7365">
            <text:p text:style-name="P7366">*-**-RI-ITR_KOLKAANSLUITING_PVC-G</text:p>
          </table:table-cell>
          <table:table-cell table:style-name="TableCell7367">
            <text:p text:style-name="P7368">G</text:p>
          </table:table-cell>
        </table:table-row>
        <table:table-row table:style-name="TableRow7369">
          <table:table-cell table:style-name="TableCell7370">
            <text:p text:style-name="P7371">*-**-RI-ITR_KOLKAANSLUITING_PVC_110-G</text:p>
          </table:table-cell>
          <table:table-cell table:style-name="TableCell7372">
            <text:p text:style-name="P7373">G</text:p>
          </table:table-cell>
        </table:table-row>
        <table:table-row table:style-name="TableRow7374">
          <table:table-cell table:style-name="TableCell7375">
            <text:p text:style-name="P7376">*-**-RI-ITR_KOLKAANSLUITING_PVC_125-G</text:p>
          </table:table-cell>
          <table:table-cell table:style-name="TableCell7377">
            <text:p text:style-name="P7378">G</text:p>
          </table:table-cell>
        </table:table-row>
        <table:table-row table:style-name="TableRow7379">
          <table:table-cell table:style-name="TableCell7380">
            <text:p text:style-name="P7381">*-**-RI-ITR_KOLKAANSLUITING_PVC_160-G</text:p>
          </table:table-cell>
          <table:table-cell table:style-name="TableCell7382">
            <text:p text:style-name="P7383">G</text:p>
          </table:table-cell>
        </table:table-row>
        <table:table-row table:style-name="TableRow7384">
          <table:table-cell table:style-name="TableCell7385">
            <text:p text:style-name="P7386">*-**-RI-ITR_LOZINGSPUNT-G</text:p>
          </table:table-cell>
          <table:table-cell table:style-name="TableCell7387">
            <text:p text:style-name="P7388">G</text:p>
          </table:table-cell>
        </table:table-row>
        <table:table-row table:style-name="TableRow7389">
          <table:table-cell table:style-name="TableCell7390">
            <text:p text:style-name="P7391">*-**-RI-ITR_MANTELBUIS-G</text:p>
          </table:table-cell>
          <table:table-cell table:style-name="TableCell7392">
            <text:p text:style-name="P7393">G</text:p>
          </table:table-cell>
        </table:table-row>
        <table:table-row table:style-name="TableRow7394">
          <table:table-cell table:style-name="TableCell7395">
            <text:p text:style-name="P7396">*-**-RI-ITR_PUTDEKSELHOOGTE-G/S</text:p>
          </table:table-cell>
          <table:table-cell table:style-name="TableCell7397">
            <text:p text:style-name="P7398">G/S</text:p>
          </table:table-cell>
        </table:table-row>
        <table:table-row table:style-name="TableRow7399">
          <table:table-cell table:style-name="TableCell7400">
            <text:p text:style-name="P7401">*-**-RI-ITR_PUTNUMMER-G/S</text:p>
          </table:table-cell>
          <table:table-cell table:style-name="TableCell7402">
            <text:p text:style-name="P7403">G/S</text:p>
          </table:table-cell>
        </table:table-row>
        <table:table-row table:style-name="TableRow7404">
          <table:table-cell table:style-name="TableCell7405">
            <text:p text:style-name="P7406">*-**-RI-ITR_RETENTIE-G</text:p>
          </table:table-cell>
          <table:table-cell table:style-name="TableCell7407">
            <text:p text:style-name="P7408">G</text:p>
          </table:table-cell>
        </table:table-row>
        <table:table-row table:style-name="TableRow7409">
          <table:table-cell table:style-name="TableCell7410">
            <text:p text:style-name="P7411">*-**-RI-ITR_RETENTIE_BERGBEZINKBASIN-G</text:p>
          </table:table-cell>
          <table:table-cell table:style-name="TableCell7412">
            <text:p text:style-name="P7413">G</text:p>
          </table:table-cell>
        </table:table-row>
        <table:table-row table:style-name="TableRow7414">
          <table:table-cell table:style-name="TableCell7415">
            <text:p text:style-name="P7416">*-**-RI-ITR_RETENTIE_WADI-G</text:p>
          </table:table-cell>
          <table:table-cell table:style-name="TableCell7417">
            <text:p text:style-name="P7418">G</text:p>
          </table:table-cell>
        </table:table-row>
        <table:table-row table:style-name="TableRow7419">
          <table:table-cell table:style-name="TableCell7420">
            <text:p text:style-name="P7421">*-**-RI-ITR_RETENTIE_WADI_CULTUURLIJK-G</text:p>
          </table:table-cell>
          <table:table-cell table:style-name="TableCell7422">
            <text:p text:style-name="P7423">G</text:p>
          </table:table-cell>
        </table:table-row>
        <table:table-row table:style-name="TableRow7424">
          <table:table-cell table:style-name="TableCell7425">
            <text:p text:style-name="P7426">*-**-RI-ITR_RETENTIE_WADI_NATUURLIJK-G</text:p>
          </table:table-cell>
          <table:table-cell table:style-name="TableCell7427">
            <text:p text:style-name="P7428">G</text:p>
          </table:table-cell>
        </table:table-row>
        <table:table-row table:style-name="TableRow7429">
          <table:table-cell table:style-name="TableCell7430">
            <text:p text:style-name="P7431">*-**-RI-ITR_STROOMRICHTING-G/S</text:p>
          </table:table-cell>
          <table:table-cell table:style-name="TableCell7432">
            <text:p text:style-name="P7433">G/S</text:p>
          </table:table-cell>
        </table:table-row>
        <table:table-row table:style-name="TableRow7434">
          <table:table-cell table:style-name="TableCell7435">
            <text:p text:style-name="P7436">*-**-RI-ITR_TRANSPORTLEIDING-G</text:p>
          </table:table-cell>
          <table:table-cell table:style-name="TableCell7437">
            <text:p text:style-name="P7438">G</text:p>
          </table:table-cell>
        </table:table-row>
        <table:table-row table:style-name="TableRow7439">
          <table:table-cell table:style-name="TableCell7440">
            <text:p text:style-name="P7441">*-**-RI-ITR_TRANSPORTLEIDING_BETON-G</text:p>
          </table:table-cell>
          <table:table-cell table:style-name="TableCell7442">
            <text:p text:style-name="P7443">G</text:p>
          </table:table-cell>
        </table:table-row>
        <table:table-row table:style-name="TableRow7444">
          <table:table-cell table:style-name="TableCell7445">
            <text:p text:style-name="P7446">*-**-RI-ITR_TRANSPORTLEIDING_BETON_1000-G</text:p>
          </table:table-cell>
          <table:table-cell table:style-name="TableCell7447">
            <text:p text:style-name="P7448">G</text:p>
          </table:table-cell>
        </table:table-row>
        <table:table-row table:style-name="TableRow7449">
          <table:table-cell table:style-name="TableCell7450">
            <text:p text:style-name="P7451">*-**-RI-ITR_TRANSPORTLEIDING_BETON_1250-G</text:p>
          </table:table-cell>
          <table:table-cell table:style-name="TableCell7452">
            <text:p text:style-name="P7453">G</text:p>
          </table:table-cell>
        </table:table-row>
        <table:table-row table:style-name="TableRow7454">
          <table:table-cell table:style-name="TableCell7455">
            <text:p text:style-name="P7456">*-**-RI-ITR_TRANSPORTLEIDING_BETON_1500-G</text:p>
          </table:table-cell>
          <table:table-cell table:style-name="TableCell7457">
            <text:p text:style-name="P7458">G</text:p>
          </table:table-cell>
        </table:table-row>
        <table:table-row table:style-name="TableRow7459">
          <table:table-cell table:style-name="TableCell7460">
            <text:p text:style-name="P7461">*-**-RI-ITR_TRANSPORTLEIDING_BETON_2000-G</text:p>
          </table:table-cell>
          <table:table-cell table:style-name="TableCell7462">
            <text:p text:style-name="P7463">G</text:p>
          </table:table-cell>
        </table:table-row>
        <table:table-row table:style-name="TableRow7464">
          <table:table-cell table:style-name="TableCell7465">
            <text:p text:style-name="P7466">*-**-RI-ITR_TRANSPORTLEIDING_BETON_250-G</text:p>
          </table:table-cell>
          <table:table-cell table:style-name="TableCell7467">
            <text:p text:style-name="P7468">G</text:p>
          </table:table-cell>
        </table:table-row>
        <table:table-row table:style-name="TableRow7469">
          <table:table-cell table:style-name="TableCell7470">
            <text:p text:style-name="P7471">*-**-RI-ITR_TRANSPORTLEIDING_BETON_300-G</text:p>
          </table:table-cell>
          <table:table-cell table:style-name="TableCell7472">
            <text:p text:style-name="P7473">G</text:p>
          </table:table-cell>
        </table:table-row>
        <table:table-row table:style-name="TableRow7474">
          <table:table-cell table:style-name="TableCell7475">
            <text:p text:style-name="P7476">*-**-RI-ITR_TRANSPORTLEIDING_BETON_400-G</text:p>
          </table:table-cell>
          <table:table-cell table:style-name="TableCell7477">
            <text:p text:style-name="P7478">G</text:p>
          </table:table-cell>
        </table:table-row>
        <table:table-row table:style-name="TableRow7479">
          <table:table-cell table:style-name="TableCell7480">
            <text:p text:style-name="P7481">*-**-RI-ITR_TRANSPORTLEIDING_BETON_500-G</text:p>
          </table:table-cell>
          <table:table-cell table:style-name="TableCell7482">
            <text:p text:style-name="P7483">G</text:p>
          </table:table-cell>
        </table:table-row>
        <table:table-row table:style-name="TableRow7484">
          <table:table-cell table:style-name="TableCell7485">
            <text:p text:style-name="P7486">*-**-RI-ITR_TRANSPORTLEIDING_BETON_600-G</text:p>
          </table:table-cell>
          <table:table-cell table:style-name="TableCell7487">
            <text:p text:style-name="P7488">G</text:p>
          </table:table-cell>
        </table:table-row>
        <table:table-row table:style-name="TableRow7489">
          <table:table-cell table:style-name="TableCell7490">
            <text:p text:style-name="P7491">*-**-RI-ITR_TRANSPORTLEIDING_BETON_700-G</text:p>
          </table:table-cell>
          <table:table-cell table:style-name="TableCell7492">
            <text:p text:style-name="P7493">G</text:p>
          </table:table-cell>
        </table:table-row>
        <table:table-row table:style-name="TableRow7494">
          <table:table-cell table:style-name="TableCell7495">
            <text:p text:style-name="P7496">*-**-RI-ITR_TRANSPORTLEIDING_BETON_800-G</text:p>
          </table:table-cell>
          <table:table-cell table:style-name="TableCell7497">
            <text:p text:style-name="P7498">G</text:p>
          </table:table-cell>
        </table:table-row>
        <table:table-row table:style-name="TableRow7499">
          <table:table-cell table:style-name="TableCell7500">
            <text:p text:style-name="P7501">*-**-RI-ITR_TRANSPORTLEIDING_BETON_900-G</text:p>
          </table:table-cell>
          <table:table-cell table:style-name="TableCell7502">
            <text:p text:style-name="P7503">G</text:p>
          </table:table-cell>
        </table:table-row>
        <table:table-row table:style-name="TableRow7504">
          <table:table-cell table:style-name="TableCell7505">
            <text:p text:style-name="P7506">*-**-RI-ITR_TRANSPORTLEIDING_PE-G</text:p>
          </table:table-cell>
          <table:table-cell table:style-name="TableCell7507">
            <text:p text:style-name="P7508">G</text:p>
          </table:table-cell>
        </table:table-row>
        <table:table-row table:style-name="TableRow7509">
          <table:table-cell table:style-name="TableCell7510">
            <text:p text:style-name="P7511">*-**-RI-ITR_TRANSPORTLEIDING_PE_160-G</text:p>
          </table:table-cell>
          <table:table-cell table:style-name="TableCell7512">
            <text:p text:style-name="P7513">G</text:p>
          </table:table-cell>
        </table:table-row>
        <table:table-row table:style-name="TableRow7514">
          <table:table-cell table:style-name="TableCell7515">
            <text:p text:style-name="P7516">*-**-RI-ITR_TRANSPORTLEIDING_PE_250-G</text:p>
          </table:table-cell>
          <table:table-cell table:style-name="TableCell7517">
            <text:p text:style-name="P7518">G</text:p>
          </table:table-cell>
        </table:table-row>
        <table:table-row table:style-name="TableRow7519">
          <table:table-cell table:style-name="TableCell7520">
            <text:p text:style-name="P7521">*-**-RI-ITR_TRANSPORTLEIDING_PE_315-G</text:p>
          </table:table-cell>
          <table:table-cell table:style-name="TableCell7522">
            <text:p text:style-name="P7523">G</text:p>
          </table:table-cell>
        </table:table-row>
        <table:table-row table:style-name="TableRow7524">
          <table:table-cell table:style-name="TableCell7525">
            <text:p text:style-name="P7526">*-**-RI-ITR_TRANSPORTLEIDING_PE_355-G</text:p>
          </table:table-cell>
          <table:table-cell table:style-name="TableCell7527">
            <text:p text:style-name="P7528">G</text:p>
          </table:table-cell>
        </table:table-row>
        <table:table-row table:style-name="TableRow7529">
          <table:table-cell table:style-name="TableCell7530">
            <text:p text:style-name="P7531">*-**-RI-ITR_TRANSPORTLEIDING_PE_400-G</text:p>
          </table:table-cell>
          <table:table-cell table:style-name="TableCell7532">
            <text:p text:style-name="P7533">G</text:p>
          </table:table-cell>
        </table:table-row>
        <table:table-row table:style-name="TableRow7534">
          <table:table-cell table:style-name="TableCell7535">
            <text:p text:style-name="P7536">*-**-RI-ITR_TRANSPORTLEIDING_PE_450-G</text:p>
          </table:table-cell>
          <table:table-cell table:style-name="TableCell7537">
            <text:p text:style-name="P7538">G</text:p>
          </table:table-cell>
        </table:table-row>
        <table:table-row table:style-name="TableRow7539">
          <table:table-cell table:style-name="TableCell7540">
            <text:p text:style-name="P7541">*-**-RI-ITR_TRANSPORTLEIDING_PE_500-G</text:p>
          </table:table-cell>
          <table:table-cell table:style-name="TableCell7542">
            <text:p text:style-name="P7543">G</text:p>
          </table:table-cell>
        </table:table-row>
        <table:table-row table:style-name="TableRow7544">
          <table:table-cell table:style-name="TableCell7545">
            <text:p text:style-name="P7546">*-**-RI-ITR_TRANSPORTLEIDING_PE_560-G</text:p>
          </table:table-cell>
          <table:table-cell table:style-name="TableCell7547">
            <text:p text:style-name="P7548">G</text:p>
          </table:table-cell>
        </table:table-row>
        <table:table-row table:style-name="TableRow7549">
          <table:table-cell table:style-name="TableCell7550">
            <text:p text:style-name="P7551">*-**-RI-ITR_TRANSPORTLEIDING_PE_630-G</text:p>
          </table:table-cell>
          <table:table-cell table:style-name="TableCell7552">
            <text:p text:style-name="P7553">G</text:p>
          </table:table-cell>
        </table:table-row>
        <table:table-row table:style-name="TableRow7554">
          <table:table-cell table:style-name="TableCell7555">
            <text:p text:style-name="P7556">*-**-RI-ITR_TRANSPORTLEIDING_PVC-G</text:p>
          </table:table-cell>
          <table:table-cell table:style-name="TableCell7557">
            <text:p text:style-name="P7558">G</text:p>
          </table:table-cell>
        </table:table-row>
        <table:table-row table:style-name="TableRow7559">
          <table:table-cell table:style-name="TableCell7560">
            <text:p text:style-name="P7561">*-**-RI-ITR_TRANSPORTLEIDING_PVC_160-G</text:p>
          </table:table-cell>
          <table:table-cell table:style-name="TableCell7562">
            <text:p text:style-name="P7563">G</text:p>
          </table:table-cell>
        </table:table-row>
        <table:table-row table:style-name="TableRow7564">
          <table:table-cell table:style-name="TableCell7565">
            <text:p text:style-name="P7566">*-**-RI-ITR_TRANSPORTLEIDING_PVC_200-G</text:p>
          </table:table-cell>
          <table:table-cell table:style-name="TableCell7567">
            <text:p text:style-name="P7568">G</text:p>
          </table:table-cell>
        </table:table-row>
        <table:table-row table:style-name="TableRow7569">
          <table:table-cell table:style-name="TableCell7570">
            <text:p text:style-name="P7571">*-**-RI-ITR_TRANSPORTLEIDING_PVC_250-G</text:p>
          </table:table-cell>
          <table:table-cell table:style-name="TableCell7572">
            <text:p text:style-name="P7573">G</text:p>
          </table:table-cell>
        </table:table-row>
        <text:soft-page-break/>
        <table:table-row table:style-name="TableRow7574">
          <table:table-cell table:style-name="TableCell7575">
            <text:p text:style-name="P7576">*-**-RI-ITR_TRANSPORTLEIDING_PVC_315-G</text:p>
          </table:table-cell>
          <table:table-cell table:style-name="TableCell7577">
            <text:p text:style-name="P7578">G</text:p>
          </table:table-cell>
        </table:table-row>
        <table:table-row table:style-name="TableRow7579">
          <table:table-cell table:style-name="TableCell7580">
            <text:p text:style-name="P7581">*-**-RI-ITR_TRANSPORTLEIDING_PVC_400-G</text:p>
          </table:table-cell>
          <table:table-cell table:style-name="TableCell7582">
            <text:p text:style-name="P7583">G</text:p>
          </table:table-cell>
        </table:table-row>
        <table:table-row table:style-name="TableRow7584">
          <table:table-cell table:style-name="TableCell7585">
            <text:p text:style-name="P7586">*-**-RI-ITR_TRANSPORTLEIDING_PVC_500-G</text:p>
          </table:table-cell>
          <table:table-cell table:style-name="TableCell7587">
            <text:p text:style-name="P7588">G</text:p>
          </table:table-cell>
        </table:table-row>
        <table:table-row table:style-name="TableRow7589">
          <table:table-cell table:style-name="TableCell7590">
            <text:p text:style-name="P7591">*-**-RI-ITR_TRANSPORTLEIDING_PVC_630-G</text:p>
          </table:table-cell>
          <table:table-cell table:style-name="TableCell7592">
            <text:p text:style-name="P7593">G</text:p>
          </table:table-cell>
        </table:table-row>
        <table:table-row table:style-name="TableRow7594">
          <table:table-cell table:style-name="TableCell7595">
            <text:p text:style-name="P7596">*-**-RI-ITR_UITLEGGER-G</text:p>
          </table:table-cell>
          <table:table-cell table:style-name="TableCell7597">
            <text:p text:style-name="P7598">G</text:p>
          </table:table-cell>
        </table:table-row>
        <table:table-row table:style-name="TableRow7599">
          <table:table-cell table:style-name="TableCell7600">
            <text:p text:style-name="P7601">*-**-RI-ITR_UITSTROOMBAK-G/S</text:p>
          </table:table-cell>
          <table:table-cell table:style-name="TableCell7602">
            <text:p text:style-name="P7603">G/S</text:p>
          </table:table-cell>
        </table:table-row>
        <table:table-row table:style-name="TableRow7604">
          <table:table-cell table:style-name="TableCell7605">
            <text:p text:style-name="P7606">*-**-RI-MANTELBUIS-G</text:p>
          </table:table-cell>
          <table:table-cell table:style-name="TableCell7607">
            <text:p text:style-name="P7608">G</text:p>
          </table:table-cell>
        </table:table-row>
        <table:table-row table:style-name="TableRow7609">
          <table:table-cell table:style-name="TableCell7610">
            <text:p text:style-name="P7611">*-**-RI-OVERIG-G</text:p>
          </table:table-cell>
          <table:table-cell table:style-name="TableCell7612">
            <text:p text:style-name="P7613">G</text:p>
          </table:table-cell>
        </table:table-row>
        <table:table-row table:style-name="TableRow7614">
          <table:table-cell table:style-name="TableCell7615">
            <text:p text:style-name="P7616">*-**-RI-PERCEELAANSLUITING-G</text:p>
          </table:table-cell>
          <table:table-cell table:style-name="TableCell7617">
            <text:p text:style-name="P7618">G</text:p>
          </table:table-cell>
        </table:table-row>
        <table:table-row table:style-name="TableRow7619">
          <table:table-cell table:style-name="TableCell7620">
            <text:p text:style-name="P7621">*-**-RI-PERSLEIDING-G</text:p>
          </table:table-cell>
          <table:table-cell table:style-name="TableCell7622">
            <text:p text:style-name="P7623">G</text:p>
          </table:table-cell>
        </table:table-row>
        <table:table-row table:style-name="TableRow7624">
          <table:table-cell table:style-name="TableCell7625">
            <text:p text:style-name="P7626">*-**-RI-PERSLEIDING_110-G</text:p>
          </table:table-cell>
          <table:table-cell table:style-name="TableCell7627">
            <text:p text:style-name="P7628">G</text:p>
          </table:table-cell>
        </table:table-row>
        <table:table-row table:style-name="TableRow7629">
          <table:table-cell table:style-name="TableCell7630">
            <text:p text:style-name="P7631">*-**-RI-PERSLEIDING_160-G</text:p>
          </table:table-cell>
          <table:table-cell table:style-name="TableCell7632">
            <text:p text:style-name="P7633">G</text:p>
          </table:table-cell>
        </table:table-row>
        <table:table-row table:style-name="TableRow7634">
          <table:table-cell table:style-name="TableCell7635">
            <text:p text:style-name="P7636">*-**-RI-PERSLEIDING_250-G</text:p>
          </table:table-cell>
          <table:table-cell table:style-name="TableCell7637">
            <text:p text:style-name="P7638">G</text:p>
          </table:table-cell>
        </table:table-row>
        <table:table-row table:style-name="TableRow7639">
          <table:table-cell table:style-name="TableCell7640">
            <text:p text:style-name="P7641">*-**-RI-PERSLEIDING_315-G</text:p>
          </table:table-cell>
          <table:table-cell table:style-name="TableCell7642">
            <text:p text:style-name="P7643">G</text:p>
          </table:table-cell>
        </table:table-row>
        <table:table-row table:style-name="TableRow7644">
          <table:table-cell table:style-name="TableCell7645">
            <text:p text:style-name="P7646">*-**-RI-PERSLEIDING_355-G</text:p>
          </table:table-cell>
          <table:table-cell table:style-name="TableCell7647">
            <text:p text:style-name="P7648">G</text:p>
          </table:table-cell>
        </table:table-row>
        <table:table-row table:style-name="TableRow7649">
          <table:table-cell table:style-name="TableCell7650">
            <text:p text:style-name="P7651">*-**-RI-PERSLEIDING_400-G</text:p>
          </table:table-cell>
          <table:table-cell table:style-name="TableCell7652">
            <text:p text:style-name="P7653">G</text:p>
          </table:table-cell>
        </table:table-row>
        <table:table-row table:style-name="TableRow7654">
          <table:table-cell table:style-name="TableCell7655">
            <text:p text:style-name="P7656">*-**-RI-PERSLEIDING_450-G</text:p>
          </table:table-cell>
          <table:table-cell table:style-name="TableCell7657">
            <text:p text:style-name="P7658">G</text:p>
          </table:table-cell>
        </table:table-row>
        <table:table-row table:style-name="TableRow7659">
          <table:table-cell table:style-name="TableCell7660">
            <text:p text:style-name="P7661">*-**-RI-PERSLEIDING_500-G</text:p>
          </table:table-cell>
          <table:table-cell table:style-name="TableCell7662">
            <text:p text:style-name="P7663">G</text:p>
          </table:table-cell>
        </table:table-row>
        <table:table-row table:style-name="TableRow7664">
          <table:table-cell table:style-name="TableCell7665">
            <text:p text:style-name="P7666">*-**-RI-PERSLEIDING_560-G</text:p>
          </table:table-cell>
          <table:table-cell table:style-name="TableCell7667">
            <text:p text:style-name="P7668">G</text:p>
          </table:table-cell>
        </table:table-row>
        <table:table-row table:style-name="TableRow7669">
          <table:table-cell table:style-name="TableCell7670">
            <text:p text:style-name="P7671">*-**-RI-PERSLEIDING_63-G</text:p>
          </table:table-cell>
          <table:table-cell table:style-name="TableCell7672">
            <text:p text:style-name="P7673">G</text:p>
          </table:table-cell>
        </table:table-row>
        <table:table-row table:style-name="TableRow7674">
          <table:table-cell table:style-name="TableCell7675">
            <text:p text:style-name="P7676">*-**-RI-PERSLEIDING_630-G</text:p>
          </table:table-cell>
          <table:table-cell table:style-name="TableCell7677">
            <text:p text:style-name="P7678">G</text:p>
          </table:table-cell>
        </table:table-row>
        <table:table-row table:style-name="TableRow7679">
          <table:table-cell table:style-name="TableCell7680">
            <text:p text:style-name="P7681">*-**-RI-PERSLEIDING_90-G</text:p>
          </table:table-cell>
          <table:table-cell table:style-name="TableCell7682">
            <text:p text:style-name="P7683">G</text:p>
          </table:table-cell>
        </table:table-row>
        <table:table-row table:style-name="TableRow7684">
          <table:table-cell table:style-name="TableCell7685">
            <text:p text:style-name="P7686">*-**-RI-PERSLEIDING_BOB-G/S</text:p>
          </table:table-cell>
          <table:table-cell table:style-name="TableCell7687">
            <text:p text:style-name="P7688">G/S</text:p>
          </table:table-cell>
        </table:table-row>
        <table:table-row table:style-name="TableRow7689">
          <table:table-cell table:style-name="TableCell7690">
            <text:p text:style-name="P7691">*-**-RI-PERSLEIDING_DEMARCATIE-G/S</text:p>
          </table:table-cell>
          <table:table-cell table:style-name="TableCell7692">
            <text:p text:style-name="P7693">G/S</text:p>
          </table:table-cell>
        </table:table-row>
        <table:table-row table:style-name="TableRow7694">
          <table:table-cell table:style-name="TableCell7695">
            <text:p text:style-name="P7696">*-**-RI-PERSLEIDING_GEMAAL-G/S</text:p>
          </table:table-cell>
          <table:table-cell table:style-name="TableCell7697">
            <text:p text:style-name="P7698">G/S</text:p>
          </table:table-cell>
        </table:table-row>
        <table:table-row table:style-name="TableRow7699">
          <table:table-cell table:style-name="TableCell7700">
            <text:p text:style-name="P7701">*-**-RI-PERSLEIDING_GEMAAL_BESTURINGSKAST-G</text:p>
          </table:table-cell>
          <table:table-cell table:style-name="TableCell7702">
            <text:p text:style-name="P7703">G</text:p>
          </table:table-cell>
        </table:table-row>
        <table:table-row table:style-name="TableRow7704">
          <table:table-cell table:style-name="TableCell7705">
            <text:p text:style-name="P7706">*-**-RI-PERSLEIDING_HULPSTUK-G/S</text:p>
          </table:table-cell>
          <table:table-cell table:style-name="TableCell7707">
            <text:p text:style-name="P7708">G/S</text:p>
          </table:table-cell>
        </table:table-row>
        <table:table-row table:style-name="TableRow7709">
          <table:table-cell table:style-name="TableCell7710">
            <text:p text:style-name="P7711">*-**-RI-PERSLEIDING_HULPSTUK_INLAAT-G</text:p>
          </table:table-cell>
          <table:table-cell table:style-name="TableCell7712">
            <text:p text:style-name="P7713">G</text:p>
          </table:table-cell>
        </table:table-row>
        <table:table-row table:style-name="TableRow7714">
          <table:table-cell table:style-name="TableCell7715">
            <text:p text:style-name="P7716">*-**-RI-PERSLEIDING_HULPSTUK_ONTSTOPPINGSSTUK-G</text:p>
          </table:table-cell>
          <table:table-cell table:style-name="TableCell7717">
            <text:p text:style-name="P7718">G</text:p>
          </table:table-cell>
        </table:table-row>
        <table:table-row table:style-name="TableRow7719">
          <table:table-cell table:style-name="TableCell7720">
            <text:p text:style-name="P7721">*-**-RI-PERSLEIDING_MANTELBUIS-G</text:p>
          </table:table-cell>
          <table:table-cell table:style-name="TableCell7722">
            <text:p text:style-name="P7723">G</text:p>
          </table:table-cell>
        </table:table-row>
        <table:table-row table:style-name="TableRow7724">
          <table:table-cell table:style-name="TableCell7725">
            <text:p text:style-name="P7726">*-**-RI-PERSLEIDING_PUTDEKSELHOOGTE-G/S</text:p>
          </table:table-cell>
          <table:table-cell table:style-name="TableCell7727">
            <text:p text:style-name="P7728">G/S</text:p>
          </table:table-cell>
        </table:table-row>
        <table:table-row table:style-name="TableRow7729">
          <table:table-cell table:style-name="TableCell7730">
            <text:p text:style-name="P7731">*-**-RI-PERSLEIDING_PUTNUMMER-G/S</text:p>
          </table:table-cell>
          <table:table-cell table:style-name="TableCell7732">
            <text:p text:style-name="P7733">G/S</text:p>
          </table:table-cell>
        </table:table-row>
        <table:table-row table:style-name="TableRow7734">
          <table:table-cell table:style-name="TableCell7735">
            <text:p text:style-name="P7736">*-**-RI-PERSLEIDING_RIOOLPUT-G/S</text:p>
          </table:table-cell>
          <table:table-cell table:style-name="TableCell7737">
            <text:p text:style-name="P7738">G/S</text:p>
          </table:table-cell>
        </table:table-row>
        <table:table-row table:style-name="TableRow7739">
          <table:table-cell table:style-name="TableCell7740">
            <text:p text:style-name="P7741">*-**-RI-PERSLEIDING_RIOOLPUT_INSPECTIEPUT-G</text:p>
          </table:table-cell>
          <table:table-cell table:style-name="TableCell7742">
            <text:p text:style-name="P7743">G</text:p>
          </table:table-cell>
        </table:table-row>
        <table:table-row table:style-name="TableRow7744">
          <table:table-cell table:style-name="TableCell7745">
            <text:p text:style-name="P7746">*-**-RI-PERSLEIDING_RIOOLPUT_POMPPUT-G/S</text:p>
          </table:table-cell>
          <table:table-cell table:style-name="TableCell7747">
            <text:p text:style-name="P7748">G/S</text:p>
          </table:table-cell>
        </table:table-row>
        <table:table-row table:style-name="TableRow7749">
          <table:table-cell table:style-name="TableCell7750">
            <text:p text:style-name="P7751">*-**-RI-PERSLEIDING_RIOOLPUT_STUWPUT-G/S</text:p>
          </table:table-cell>
          <table:table-cell table:style-name="TableCell7752">
            <text:p text:style-name="P7753">G/S</text:p>
          </table:table-cell>
        </table:table-row>
        <table:table-row table:style-name="TableRow7754">
          <table:table-cell table:style-name="TableCell7755">
            <text:p text:style-name="P7756">*-**-RI-PERSLEIDING_STROOMRICHTING-G/S</text:p>
          </table:table-cell>
          <table:table-cell table:style-name="TableCell7757">
            <text:p text:style-name="P7758">G/S</text:p>
          </table:table-cell>
        </table:table-row>
        <table:table-row table:style-name="TableRow7759">
          <table:table-cell table:style-name="TableCell7760">
            <text:p text:style-name="P7761">*-**-RI-PUTDEKSELHOOGTE-G/S</text:p>
          </table:table-cell>
          <table:table-cell table:style-name="TableCell7762">
            <text:p text:style-name="P7763">G/S</text:p>
          </table:table-cell>
        </table:table-row>
        <table:table-row table:style-name="TableRow7764">
          <table:table-cell table:style-name="TableCell7765">
            <text:p text:style-name="P7766">*-**-RI-PUTNUMMER-G/S</text:p>
          </table:table-cell>
          <table:table-cell table:style-name="TableCell7767">
            <text:p text:style-name="P7768">G/S</text:p>
          </table:table-cell>
        </table:table-row>
        <table:table-row table:style-name="TableRow7769">
          <table:table-cell table:style-name="TableCell7770">
            <text:p text:style-name="P7771">*-**-RI-RELINEN-G</text:p>
          </table:table-cell>
          <table:table-cell table:style-name="TableCell7772">
            <text:p text:style-name="P7773">G</text:p>
          </table:table-cell>
        </table:table-row>
        <table:table-row table:style-name="TableRow7774">
          <table:table-cell table:style-name="TableCell7775">
            <text:p text:style-name="P7776">*-**-RI-STROOMRICHTING-G/S</text:p>
          </table:table-cell>
          <table:table-cell table:style-name="TableCell7777">
            <text:p text:style-name="P7778">G/S</text:p>
          </table:table-cell>
        </table:table-row>
        <table:table-row table:style-name="TableRow7779">
          <table:table-cell table:style-name="TableCell7780">
            <text:p text:style-name="P7781">*-**-RI-SWA-G</text:p>
          </table:table-cell>
          <table:table-cell table:style-name="TableCell7782">
            <text:p text:style-name="P7783">G</text:p>
          </table:table-cell>
        </table:table-row>
        <table:table-row table:style-name="TableRow7784">
          <table:table-cell table:style-name="TableCell7785">
            <text:p text:style-name="P7786">*-**-RI-SWA_BOB-G/S</text:p>
          </table:table-cell>
          <table:table-cell table:style-name="TableCell7787">
            <text:p text:style-name="P7788">G/S</text:p>
          </table:table-cell>
        </table:table-row>
        <table:table-row table:style-name="TableRow7789">
          <table:table-cell table:style-name="TableCell7790">
            <text:p text:style-name="P7791">*-**-RI-SWA_DEMARCATIE-G/S</text:p>
          </table:table-cell>
          <table:table-cell table:style-name="TableCell7792">
            <text:p text:style-name="P7793">G/S</text:p>
          </table:table-cell>
        </table:table-row>
        <table:table-row table:style-name="TableRow7794">
          <table:table-cell table:style-name="TableCell7795">
            <text:p text:style-name="P7796">*-**-RI-SWA_HUISAANSLUITING-G</text:p>
          </table:table-cell>
          <table:table-cell table:style-name="TableCell7797">
            <text:p text:style-name="P7798">G</text:p>
          </table:table-cell>
        </table:table-row>
        <table:table-row table:style-name="TableRow7799">
          <table:table-cell table:style-name="TableCell7800">
            <text:p text:style-name="P7801">*-**-RI-SWA_HUISAANSLUITING_GRES-G</text:p>
          </table:table-cell>
          <table:table-cell table:style-name="TableCell7802">
            <text:p text:style-name="P7803">G</text:p>
          </table:table-cell>
        </table:table-row>
        <text:soft-page-break/>
        <table:table-row table:style-name="TableRow7804">
          <table:table-cell table:style-name="TableCell7805">
            <text:p text:style-name="P7806">*-**-RI-SWA_HUISAANSLUITING_GRES_100-G</text:p>
          </table:table-cell>
          <table:table-cell table:style-name="TableCell7807">
            <text:p text:style-name="P7808">G</text:p>
          </table:table-cell>
        </table:table-row>
        <table:table-row table:style-name="TableRow7809">
          <table:table-cell table:style-name="TableCell7810">
            <text:p text:style-name="P7811">*-**-RI-SWA_HUISAANSLUITING_GRES_125-G</text:p>
          </table:table-cell>
          <table:table-cell table:style-name="TableCell7812">
            <text:p text:style-name="P7813">G</text:p>
          </table:table-cell>
        </table:table-row>
        <table:table-row table:style-name="TableRow7814">
          <table:table-cell table:style-name="TableCell7815">
            <text:p text:style-name="P7816">*-**-RI-SWA_HUISAANSLUITING_GRES_150-G</text:p>
          </table:table-cell>
          <table:table-cell table:style-name="TableCell7817">
            <text:p text:style-name="P7818">G</text:p>
          </table:table-cell>
        </table:table-row>
        <table:table-row table:style-name="TableRow7819">
          <table:table-cell table:style-name="TableCell7820">
            <text:p text:style-name="P7821">*-**-RI-SWA_HUISAANSLUITING_PE-G</text:p>
          </table:table-cell>
          <table:table-cell table:style-name="TableCell7822">
            <text:p text:style-name="P7823">G</text:p>
          </table:table-cell>
        </table:table-row>
        <table:table-row table:style-name="TableRow7824">
          <table:table-cell table:style-name="TableCell7825">
            <text:p text:style-name="P7826">*-**-RI-SWA_HUISAANSLUITING_PE_110-G</text:p>
          </table:table-cell>
          <table:table-cell table:style-name="TableCell7827">
            <text:p text:style-name="P7828">G</text:p>
          </table:table-cell>
        </table:table-row>
        <table:table-row table:style-name="TableRow7829">
          <table:table-cell table:style-name="TableCell7830">
            <text:p text:style-name="P7831">*-**-RI-SWA_HUISAANSLUITING_PE_63-G</text:p>
          </table:table-cell>
          <table:table-cell table:style-name="TableCell7832">
            <text:p text:style-name="P7833">G</text:p>
          </table:table-cell>
        </table:table-row>
        <table:table-row table:style-name="TableRow7834">
          <table:table-cell table:style-name="TableCell7835">
            <text:p text:style-name="P7836">*-**-RI-SWA_HUISAANSLUITING_PE_75-G</text:p>
          </table:table-cell>
          <table:table-cell table:style-name="TableCell7837">
            <text:p text:style-name="P7838">G</text:p>
          </table:table-cell>
        </table:table-row>
        <table:table-row table:style-name="TableRow7839">
          <table:table-cell table:style-name="TableCell7840">
            <text:p text:style-name="P7841">*-**-RI-SWA_HUISAANSLUITING_PE_90-G</text:p>
          </table:table-cell>
          <table:table-cell table:style-name="TableCell7842">
            <text:p text:style-name="P7843">G</text:p>
          </table:table-cell>
        </table:table-row>
        <table:table-row table:style-name="TableRow7844">
          <table:table-cell table:style-name="TableCell7845">
            <text:p text:style-name="P7846">*-**-RI-SWA_HUISAANSLUITING_PVC-G</text:p>
          </table:table-cell>
          <table:table-cell table:style-name="TableCell7847">
            <text:p text:style-name="P7848">G</text:p>
          </table:table-cell>
        </table:table-row>
        <table:table-row table:style-name="TableRow7849">
          <table:table-cell table:style-name="TableCell7850">
            <text:p text:style-name="P7851">*-**-RI-SWA_HUISAANSLUITING_PVC_110-G</text:p>
          </table:table-cell>
          <table:table-cell table:style-name="TableCell7852">
            <text:p text:style-name="P7853">G</text:p>
          </table:table-cell>
        </table:table-row>
        <table:table-row table:style-name="TableRow7854">
          <table:table-cell table:style-name="TableCell7855">
            <text:p text:style-name="P7856">*-**-RI-SWA_HUISAANSLUITING_PVC_125-G</text:p>
          </table:table-cell>
          <table:table-cell table:style-name="TableCell7857">
            <text:p text:style-name="P7858">G</text:p>
          </table:table-cell>
        </table:table-row>
        <table:table-row table:style-name="TableRow7859">
          <table:table-cell table:style-name="TableCell7860">
            <text:p text:style-name="P7861">*-**-RI-SWA_HUISAANSLUITING_PVC_160-G</text:p>
          </table:table-cell>
          <table:table-cell table:style-name="TableCell7862">
            <text:p text:style-name="P7863">G</text:p>
          </table:table-cell>
        </table:table-row>
        <table:table-row table:style-name="TableRow7864">
          <table:table-cell table:style-name="TableCell7865">
            <text:p text:style-name="P7866">*-**-RI-SWA_HULPSTUK-G/S</text:p>
          </table:table-cell>
          <table:table-cell table:style-name="TableCell7867">
            <text:p text:style-name="P7868">G/S</text:p>
          </table:table-cell>
        </table:table-row>
        <table:table-row table:style-name="TableRow7869">
          <table:table-cell table:style-name="TableCell7870">
            <text:p text:style-name="P7871">*-**-RI-SWA_HULPSTUK_AFDEKPLAAT-G/S</text:p>
          </table:table-cell>
          <table:table-cell table:style-name="TableCell7872">
            <text:p text:style-name="P7873">G/S</text:p>
          </table:table-cell>
        </table:table-row>
        <table:table-row table:style-name="TableRow7874">
          <table:table-cell table:style-name="TableCell7875">
            <text:p text:style-name="P7876">*-**-RI-SWA_HULPSTUK_INLAAT-G</text:p>
          </table:table-cell>
          <table:table-cell table:style-name="TableCell7877">
            <text:p text:style-name="P7878">G</text:p>
          </table:table-cell>
        </table:table-row>
        <table:table-row table:style-name="TableRow7879">
          <table:table-cell table:style-name="TableCell7880">
            <text:p text:style-name="P7881">*-**-RI-SWA_HULPSTUK_ONTSTOPPINGSSTUK-G</text:p>
          </table:table-cell>
          <table:table-cell table:style-name="TableCell7882">
            <text:p text:style-name="P7883">G</text:p>
          </table:table-cell>
        </table:table-row>
        <table:table-row table:style-name="TableRow7884">
          <table:table-cell table:style-name="TableCell7885">
            <text:p text:style-name="P7886">*-**-RI-SWA_KOLKAANSLUITING-G</text:p>
          </table:table-cell>
          <table:table-cell table:style-name="TableCell7887">
            <text:p text:style-name="P7888">G</text:p>
          </table:table-cell>
        </table:table-row>
        <table:table-row table:style-name="TableRow7889">
          <table:table-cell table:style-name="TableCell7890">
            <text:p text:style-name="P7891">*-**-RI-SWA_KOLKAANSLUITING_PE-G</text:p>
          </table:table-cell>
          <table:table-cell table:style-name="TableCell7892">
            <text:p text:style-name="P7893">G</text:p>
          </table:table-cell>
        </table:table-row>
        <table:table-row table:style-name="TableRow7894">
          <table:table-cell table:style-name="TableCell7895">
            <text:p text:style-name="P7896">*-**-RI-SWA_KOLKAANSLUITING_PE_110-G</text:p>
          </table:table-cell>
          <table:table-cell table:style-name="TableCell7897">
            <text:p text:style-name="P7898">G</text:p>
          </table:table-cell>
        </table:table-row>
        <table:table-row table:style-name="TableRow7899">
          <table:table-cell table:style-name="TableCell7900">
            <text:p text:style-name="P7901">*-**-RI-SWA_KOLKAANSLUITING_PE_125-G</text:p>
          </table:table-cell>
          <table:table-cell table:style-name="TableCell7902">
            <text:p text:style-name="P7903">G</text:p>
          </table:table-cell>
        </table:table-row>
        <table:table-row table:style-name="TableRow7904">
          <table:table-cell table:style-name="TableCell7905">
            <text:p text:style-name="P7906">*-**-RI-SWA_KOLKAANSLUITING_PE_160-G</text:p>
          </table:table-cell>
          <table:table-cell table:style-name="TableCell7907">
            <text:p text:style-name="P7908">G</text:p>
          </table:table-cell>
        </table:table-row>
        <table:table-row table:style-name="TableRow7909">
          <table:table-cell table:style-name="TableCell7910">
            <text:p text:style-name="P7911">*-**-RI-SWA_KOLKAANSLUITING_PVC-G</text:p>
          </table:table-cell>
          <table:table-cell table:style-name="TableCell7912">
            <text:p text:style-name="P7913">G</text:p>
          </table:table-cell>
        </table:table-row>
        <table:table-row table:style-name="TableRow7914">
          <table:table-cell table:style-name="TableCell7915">
            <text:p text:style-name="P7916">*-**-RI-SWA_KOLKAANSLUITING_PVC_110-G</text:p>
          </table:table-cell>
          <table:table-cell table:style-name="TableCell7917">
            <text:p text:style-name="P7918">G</text:p>
          </table:table-cell>
        </table:table-row>
        <table:table-row table:style-name="TableRow7919">
          <table:table-cell table:style-name="TableCell7920">
            <text:p text:style-name="P7921">*-**-RI-SWA_KOLKAANSLUITING_PVC_125-G</text:p>
          </table:table-cell>
          <table:table-cell table:style-name="TableCell7922">
            <text:p text:style-name="P7923">G</text:p>
          </table:table-cell>
        </table:table-row>
        <table:table-row table:style-name="TableRow7924">
          <table:table-cell table:style-name="TableCell7925">
            <text:p text:style-name="P7926">*-**-RI-SWA_KOLKAANSLUITING_PVC_160-G</text:p>
          </table:table-cell>
          <table:table-cell table:style-name="TableCell7927">
            <text:p text:style-name="P7928">G</text:p>
          </table:table-cell>
        </table:table-row>
        <table:table-row table:style-name="TableRow7929">
          <table:table-cell table:style-name="TableCell7930">
            <text:p text:style-name="P7931">*-**-RI-SWA_LOZINGSPUNT-G</text:p>
          </table:table-cell>
          <table:table-cell table:style-name="TableCell7932">
            <text:p text:style-name="P7933">G</text:p>
          </table:table-cell>
        </table:table-row>
        <table:table-row table:style-name="TableRow7934">
          <table:table-cell table:style-name="TableCell7935">
            <text:p text:style-name="P7936">*-**-RI-SWA_MANTELBUIS-G</text:p>
          </table:table-cell>
          <table:table-cell table:style-name="TableCell7937">
            <text:p text:style-name="P7938">G</text:p>
          </table:table-cell>
        </table:table-row>
        <table:table-row table:style-name="TableRow7939">
          <table:table-cell table:style-name="TableCell7940">
            <text:p text:style-name="P7941">*-**-RI-SWA_PERCEELAANSLUITING-G</text:p>
          </table:table-cell>
          <table:table-cell table:style-name="TableCell7942">
            <text:p text:style-name="P7943">G</text:p>
          </table:table-cell>
        </table:table-row>
        <table:table-row table:style-name="TableRow7944">
          <table:table-cell table:style-name="TableCell7945">
            <text:p text:style-name="P7946">*-**-RI-SWA_PERCEELAANSLUITPUNT-G</text:p>
          </table:table-cell>
          <table:table-cell table:style-name="TableCell7947">
            <text:p text:style-name="P7948">G</text:p>
          </table:table-cell>
        </table:table-row>
        <table:table-row table:style-name="TableRow7949">
          <table:table-cell table:style-name="TableCell7950">
            <text:p text:style-name="P7951">*-**-RI-SWA_PUTDEKSELHOOGTE-G/S</text:p>
          </table:table-cell>
          <table:table-cell table:style-name="TableCell7952">
            <text:p text:style-name="P7953">G/S</text:p>
          </table:table-cell>
        </table:table-row>
        <table:table-row table:style-name="TableRow7954">
          <table:table-cell table:style-name="TableCell7955">
            <text:p text:style-name="P7956">*-**-RI-SWA_PUTNUMMER-G/S</text:p>
          </table:table-cell>
          <table:table-cell table:style-name="TableCell7957">
            <text:p text:style-name="P7958">G/S</text:p>
          </table:table-cell>
        </table:table-row>
        <table:table-row table:style-name="TableRow7959">
          <table:table-cell table:style-name="TableCell7960">
            <text:p text:style-name="P7961">*-**-RI-SWA_STROOMRICHTING-G/S</text:p>
          </table:table-cell>
          <table:table-cell table:style-name="TableCell7962">
            <text:p text:style-name="P7963">G/S</text:p>
          </table:table-cell>
        </table:table-row>
        <table:table-row table:style-name="TableRow7964">
          <table:table-cell table:style-name="TableCell7965">
            <text:p text:style-name="P7966">*-**-RI-SWA_TRANSPORTLEIDING-G</text:p>
          </table:table-cell>
          <table:table-cell table:style-name="TableCell7967">
            <text:p text:style-name="P7968">G</text:p>
          </table:table-cell>
        </table:table-row>
        <table:table-row table:style-name="TableRow7969">
          <table:table-cell table:style-name="TableCell7970">
            <text:p text:style-name="P7971">*-**-RI-SWA_TRANSPORTLEIDING_BETON-G</text:p>
          </table:table-cell>
          <table:table-cell table:style-name="TableCell7972">
            <text:p text:style-name="P7973">G</text:p>
          </table:table-cell>
        </table:table-row>
        <table:table-row table:style-name="TableRow7974">
          <table:table-cell table:style-name="TableCell7975">
            <text:p text:style-name="P7976">*-**-RI-SWA_TRANSPORTLEIDING_BETON_1000-G</text:p>
          </table:table-cell>
          <table:table-cell table:style-name="TableCell7977">
            <text:p text:style-name="P7978">G</text:p>
          </table:table-cell>
        </table:table-row>
        <table:table-row table:style-name="TableRow7979">
          <table:table-cell table:style-name="TableCell7980">
            <text:p text:style-name="P7981">*-**-RI-SWA_TRANSPORTLEIDING_BETON_1250-G</text:p>
          </table:table-cell>
          <table:table-cell table:style-name="TableCell7982">
            <text:p text:style-name="P7983">G</text:p>
          </table:table-cell>
        </table:table-row>
        <table:table-row table:style-name="TableRow7984">
          <table:table-cell table:style-name="TableCell7985">
            <text:p text:style-name="P7986">*-**-RI-SWA_TRANSPORTLEIDING_BETON_1500-G</text:p>
          </table:table-cell>
          <table:table-cell table:style-name="TableCell7987">
            <text:p text:style-name="P7988">G</text:p>
          </table:table-cell>
        </table:table-row>
        <table:table-row table:style-name="TableRow7989">
          <table:table-cell table:style-name="TableCell7990">
            <text:p text:style-name="P7991">*-**-RI-SWA_TRANSPORTLEIDING_BETON_2000-G</text:p>
          </table:table-cell>
          <table:table-cell table:style-name="TableCell7992">
            <text:p text:style-name="P7993">G</text:p>
          </table:table-cell>
        </table:table-row>
        <table:table-row table:style-name="TableRow7994">
          <table:table-cell table:style-name="TableCell7995">
            <text:p text:style-name="P7996">*-**-RI-SWA_TRANSPORTLEIDING_BETON_250-G</text:p>
          </table:table-cell>
          <table:table-cell table:style-name="TableCell7997">
            <text:p text:style-name="P7998">G</text:p>
          </table:table-cell>
        </table:table-row>
        <table:table-row table:style-name="TableRow7999">
          <table:table-cell table:style-name="TableCell8000">
            <text:p text:style-name="P8001">*-**-RI-SWA_TRANSPORTLEIDING_BETON_300-G</text:p>
          </table:table-cell>
          <table:table-cell table:style-name="TableCell8002">
            <text:p text:style-name="P8003">G</text:p>
          </table:table-cell>
        </table:table-row>
        <table:table-row table:style-name="TableRow8004">
          <table:table-cell table:style-name="TableCell8005">
            <text:p text:style-name="P8006">*-**-RI-SWA_TRANSPORTLEIDING_BETON_400-G</text:p>
          </table:table-cell>
          <table:table-cell table:style-name="TableCell8007">
            <text:p text:style-name="P8008">G</text:p>
          </table:table-cell>
        </table:table-row>
        <table:table-row table:style-name="TableRow8009">
          <table:table-cell table:style-name="TableCell8010">
            <text:p text:style-name="P8011">*-**-RI-SWA_TRANSPORTLEIDING_BETON_500-G</text:p>
          </table:table-cell>
          <table:table-cell table:style-name="TableCell8012">
            <text:p text:style-name="P8013">G</text:p>
          </table:table-cell>
        </table:table-row>
        <table:table-row table:style-name="TableRow8014">
          <table:table-cell table:style-name="TableCell8015">
            <text:p text:style-name="P8016">*-**-RI-SWA_TRANSPORTLEIDING_BETON_600-G</text:p>
          </table:table-cell>
          <table:table-cell table:style-name="TableCell8017">
            <text:p text:style-name="P8018">G</text:p>
          </table:table-cell>
        </table:table-row>
        <table:table-row table:style-name="TableRow8019">
          <table:table-cell table:style-name="TableCell8020">
            <text:p text:style-name="P8021">*-**-RI-SWA_TRANSPORTLEIDING_BETON_700-G</text:p>
          </table:table-cell>
          <table:table-cell table:style-name="TableCell8022">
            <text:p text:style-name="P8023">G</text:p>
          </table:table-cell>
        </table:table-row>
        <table:table-row table:style-name="TableRow8024">
          <table:table-cell table:style-name="TableCell8025">
            <text:p text:style-name="P8026">*-**-RI-SWA_TRANSPORTLEIDING_BETON_800-G</text:p>
          </table:table-cell>
          <table:table-cell table:style-name="TableCell8027">
            <text:p text:style-name="P8028">G</text:p>
          </table:table-cell>
        </table:table-row>
        <table:table-row table:style-name="TableRow8029">
          <table:table-cell table:style-name="TableCell8030">
            <text:p text:style-name="P8031">*-**-RI-SWA_TRANSPORTLEIDING_BETON_900-G</text:p>
          </table:table-cell>
          <table:table-cell table:style-name="TableCell8032">
            <text:p text:style-name="P8033">G</text:p>
          </table:table-cell>
        </table:table-row>
        <text:soft-page-break/>
        <table:table-row table:style-name="TableRow8034">
          <table:table-cell table:style-name="TableCell8035">
            <text:p text:style-name="P8036">*-**-RI-SWA_TRANSPORTLEIDING_BETON_EI-G</text:p>
          </table:table-cell>
          <table:table-cell table:style-name="TableCell8037">
            <text:p text:style-name="P8038">G</text:p>
          </table:table-cell>
        </table:table-row>
        <table:table-row table:style-name="TableRow8039">
          <table:table-cell table:style-name="TableCell8040">
            <text:p text:style-name="P8041">*-**-RI-SWA_TRANSPORTLEIDING_BETON_EI_1000X1500-G</text:p>
          </table:table-cell>
          <table:table-cell table:style-name="TableCell8042">
            <text:p text:style-name="P8043">G</text:p>
          </table:table-cell>
        </table:table-row>
        <table:table-row table:style-name="TableRow8044">
          <table:table-cell table:style-name="TableCell8045">
            <text:p text:style-name="P8046">*-**-RI-SWA_TRANSPORTLEIDING_BETON_EI_200X300-G</text:p>
          </table:table-cell>
          <table:table-cell table:style-name="TableCell8047">
            <text:p text:style-name="P8048">G</text:p>
          </table:table-cell>
        </table:table-row>
        <table:table-row table:style-name="TableRow8049">
          <table:table-cell table:style-name="TableCell8050">
            <text:p text:style-name="P8051">*-**-RI-SWA_TRANSPORTLEIDING_BETON_EI_250X375-G</text:p>
          </table:table-cell>
          <table:table-cell table:style-name="TableCell8052">
            <text:p text:style-name="P8053">G</text:p>
          </table:table-cell>
        </table:table-row>
        <table:table-row table:style-name="TableRow8054">
          <table:table-cell table:style-name="TableCell8055">
            <text:p text:style-name="P8056">*-**-RI-SWA_TRANSPORTLEIDING_BETON_EI_300X450-G</text:p>
          </table:table-cell>
          <table:table-cell table:style-name="TableCell8057">
            <text:p text:style-name="P8058">G</text:p>
          </table:table-cell>
        </table:table-row>
        <table:table-row table:style-name="TableRow8059">
          <table:table-cell table:style-name="TableCell8060">
            <text:p text:style-name="P8061">*-**-RI-SWA_TRANSPORTLEIDING_BETON_EI_400X600-G</text:p>
          </table:table-cell>
          <table:table-cell table:style-name="TableCell8062">
            <text:p text:style-name="P8063">G</text:p>
          </table:table-cell>
        </table:table-row>
        <table:table-row table:style-name="TableRow8064">
          <table:table-cell table:style-name="TableCell8065">
            <text:p text:style-name="P8066">*-**-RI-SWA_TRANSPORTLEIDING_BETON_EI_500X750-G</text:p>
          </table:table-cell>
          <table:table-cell table:style-name="TableCell8067">
            <text:p text:style-name="P8068">G</text:p>
          </table:table-cell>
        </table:table-row>
        <table:table-row table:style-name="TableRow8069">
          <table:table-cell table:style-name="TableCell8070">
            <text:p text:style-name="P8071">*-**-RI-SWA_TRANSPORTLEIDING_BETON_EI_600X900-G</text:p>
          </table:table-cell>
          <table:table-cell table:style-name="TableCell8072">
            <text:p text:style-name="P8073">G</text:p>
          </table:table-cell>
        </table:table-row>
        <table:table-row table:style-name="TableRow8074">
          <table:table-cell table:style-name="TableCell8075">
            <text:p text:style-name="P8076">*-**-RI-SWA_TRANSPORTLEIDING_BETON_EI_700X1050-G</text:p>
          </table:table-cell>
          <table:table-cell table:style-name="TableCell8077">
            <text:p text:style-name="P8078">G</text:p>
          </table:table-cell>
        </table:table-row>
        <table:table-row table:style-name="TableRow8079">
          <table:table-cell table:style-name="TableCell8080">
            <text:p text:style-name="P8081">*-**-RI-SWA_TRANSPORTLEIDING_BETON_EI_800X1200-G</text:p>
          </table:table-cell>
          <table:table-cell table:style-name="TableCell8082">
            <text:p text:style-name="P8083">G</text:p>
          </table:table-cell>
        </table:table-row>
        <table:table-row table:style-name="TableRow8084">
          <table:table-cell table:style-name="TableCell8085">
            <text:p text:style-name="P8086">*-**-RI-SWA_TRANSPORTLEIDING_BETON_EI_900X1350-G</text:p>
          </table:table-cell>
          <table:table-cell table:style-name="TableCell8087">
            <text:p text:style-name="P8088">G</text:p>
          </table:table-cell>
        </table:table-row>
        <table:table-row table:style-name="TableRow8089">
          <table:table-cell table:style-name="TableCell8090">
            <text:p text:style-name="P8091">*-**-RI-SWA_TRANSPORTLEIDING_GRES-G</text:p>
          </table:table-cell>
          <table:table-cell table:style-name="TableCell8092">
            <text:p text:style-name="P8093">G</text:p>
          </table:table-cell>
        </table:table-row>
        <table:table-row table:style-name="TableRow8094">
          <table:table-cell table:style-name="TableCell8095">
            <text:p text:style-name="P8096">*-**-RI-SWA_TRANSPORTLEIDING_GRES_1000-G</text:p>
          </table:table-cell>
          <table:table-cell table:style-name="TableCell8097">
            <text:p text:style-name="P8098">G</text:p>
          </table:table-cell>
        </table:table-row>
        <table:table-row table:style-name="TableRow8099">
          <table:table-cell table:style-name="TableCell8100">
            <text:p text:style-name="P8101">*-**-RI-SWA_TRANSPORTLEIDING_GRES_200-G</text:p>
          </table:table-cell>
          <table:table-cell table:style-name="TableCell8102">
            <text:p text:style-name="P8103">G</text:p>
          </table:table-cell>
        </table:table-row>
        <table:table-row table:style-name="TableRow8104">
          <table:table-cell table:style-name="TableCell8105">
            <text:p text:style-name="P8106">*-**-RI-SWA_TRANSPORTLEIDING_GRES_250-G</text:p>
          </table:table-cell>
          <table:table-cell table:style-name="TableCell8107">
            <text:p text:style-name="P8108">G</text:p>
          </table:table-cell>
        </table:table-row>
        <table:table-row table:style-name="TableRow8109">
          <table:table-cell table:style-name="TableCell8110">
            <text:p text:style-name="P8111">*-**-RI-SWA_TRANSPORTLEIDING_GRES_300-G</text:p>
          </table:table-cell>
          <table:table-cell table:style-name="TableCell8112">
            <text:p text:style-name="P8113">G</text:p>
          </table:table-cell>
        </table:table-row>
        <table:table-row table:style-name="TableRow8114">
          <table:table-cell table:style-name="TableCell8115">
            <text:p text:style-name="P8116">*-**-RI-SWA_TRANSPORTLEIDING_GRES_400-G</text:p>
          </table:table-cell>
          <table:table-cell table:style-name="TableCell8117">
            <text:p text:style-name="P8118">G</text:p>
          </table:table-cell>
        </table:table-row>
        <table:table-row table:style-name="TableRow8119">
          <table:table-cell table:style-name="TableCell8120">
            <text:p text:style-name="P8121">*-**-RI-SWA_TRANSPORTLEIDING_GRES_500-G</text:p>
          </table:table-cell>
          <table:table-cell table:style-name="TableCell8122">
            <text:p text:style-name="P8123">G</text:p>
          </table:table-cell>
        </table:table-row>
        <table:table-row table:style-name="TableRow8124">
          <table:table-cell table:style-name="TableCell8125">
            <text:p text:style-name="P8126">*-**-RI-SWA_TRANSPORTLEIDING_GRES_600-G</text:p>
          </table:table-cell>
          <table:table-cell table:style-name="TableCell8127">
            <text:p text:style-name="P8128">G</text:p>
          </table:table-cell>
        </table:table-row>
        <table:table-row table:style-name="TableRow8129">
          <table:table-cell table:style-name="TableCell8130">
            <text:p text:style-name="P8131">*-**-RI-SWA_TRANSPORTLEIDING_GRES_700-G</text:p>
          </table:table-cell>
          <table:table-cell table:style-name="TableCell8132">
            <text:p text:style-name="P8133">G</text:p>
          </table:table-cell>
        </table:table-row>
        <table:table-row table:style-name="TableRow8134">
          <table:table-cell table:style-name="TableCell8135">
            <text:p text:style-name="P8136">*-**-RI-SWA_TRANSPORTLEIDING_GRES_800-G</text:p>
          </table:table-cell>
          <table:table-cell table:style-name="TableCell8137">
            <text:p text:style-name="P8138">G</text:p>
          </table:table-cell>
        </table:table-row>
        <table:table-row table:style-name="TableRow8139">
          <table:table-cell table:style-name="TableCell8140">
            <text:p text:style-name="P8141">*-**-RI-SWA_TRANSPORTLEIDING_GRES_900-G</text:p>
          </table:table-cell>
          <table:table-cell table:style-name="TableCell8142">
            <text:p text:style-name="P8143">G</text:p>
          </table:table-cell>
        </table:table-row>
        <table:table-row table:style-name="TableRow8144">
          <table:table-cell table:style-name="TableCell8145">
            <text:p text:style-name="P8146">*-**-RI-SWA_TRANSPORTLEIDING_PE-G</text:p>
          </table:table-cell>
          <table:table-cell table:style-name="TableCell8147">
            <text:p text:style-name="P8148">G</text:p>
          </table:table-cell>
        </table:table-row>
        <table:table-row table:style-name="TableRow8149">
          <table:table-cell table:style-name="TableCell8150">
            <text:p text:style-name="P8151">*-**-RI-SWA_TRANSPORTLEIDING_PE_160-G</text:p>
          </table:table-cell>
          <table:table-cell table:style-name="TableCell8152">
            <text:p text:style-name="P8153">G</text:p>
          </table:table-cell>
        </table:table-row>
        <table:table-row table:style-name="TableRow8154">
          <table:table-cell table:style-name="TableCell8155">
            <text:p text:style-name="P8156">*-**-RI-SWA_TRANSPORTLEIDING_PE_250-G</text:p>
          </table:table-cell>
          <table:table-cell table:style-name="TableCell8157">
            <text:p text:style-name="P8158">G</text:p>
          </table:table-cell>
        </table:table-row>
        <table:table-row table:style-name="TableRow8159">
          <table:table-cell table:style-name="TableCell8160">
            <text:p text:style-name="P8161">*-**-RI-SWA_TRANSPORTLEIDING_PE_315-G</text:p>
          </table:table-cell>
          <table:table-cell table:style-name="TableCell8162">
            <text:p text:style-name="P8163">G</text:p>
          </table:table-cell>
        </table:table-row>
        <table:table-row table:style-name="TableRow8164">
          <table:table-cell table:style-name="TableCell8165">
            <text:p text:style-name="P8166">*-**-RI-SWA_TRANSPORTLEIDING_PE_355-G</text:p>
          </table:table-cell>
          <table:table-cell table:style-name="TableCell8167">
            <text:p text:style-name="P8168">G</text:p>
          </table:table-cell>
        </table:table-row>
        <table:table-row table:style-name="TableRow8169">
          <table:table-cell table:style-name="TableCell8170">
            <text:p text:style-name="P8171">*-**-RI-SWA_TRANSPORTLEIDING_PE_400-G</text:p>
          </table:table-cell>
          <table:table-cell table:style-name="TableCell8172">
            <text:p text:style-name="P8173">G</text:p>
          </table:table-cell>
        </table:table-row>
        <table:table-row table:style-name="TableRow8174">
          <table:table-cell table:style-name="TableCell8175">
            <text:p text:style-name="P8176">*-**-RI-SWA_TRANSPORTLEIDING_PE_450-G</text:p>
          </table:table-cell>
          <table:table-cell table:style-name="TableCell8177">
            <text:p text:style-name="P8178">G</text:p>
          </table:table-cell>
        </table:table-row>
        <table:table-row table:style-name="TableRow8179">
          <table:table-cell table:style-name="TableCell8180">
            <text:p text:style-name="P8181">*-**-RI-SWA_TRANSPORTLEIDING_PE_500-G</text:p>
          </table:table-cell>
          <table:table-cell table:style-name="TableCell8182">
            <text:p text:style-name="P8183">G</text:p>
          </table:table-cell>
        </table:table-row>
        <table:table-row table:style-name="TableRow8184">
          <table:table-cell table:style-name="TableCell8185">
            <text:p text:style-name="P8186">*-**-RI-SWA_TRANSPORTLEIDING_PE_560-G</text:p>
          </table:table-cell>
          <table:table-cell table:style-name="TableCell8187">
            <text:p text:style-name="P8188">G</text:p>
          </table:table-cell>
        </table:table-row>
        <table:table-row table:style-name="TableRow8189">
          <table:table-cell table:style-name="TableCell8190">
            <text:p text:style-name="P8191">*-**-RI-SWA_TRANSPORTLEIDING_PE_630-G</text:p>
          </table:table-cell>
          <table:table-cell table:style-name="TableCell8192">
            <text:p text:style-name="P8193">G</text:p>
          </table:table-cell>
        </table:table-row>
        <table:table-row table:style-name="TableRow8194">
          <table:table-cell table:style-name="TableCell8195">
            <text:p text:style-name="P8196">*-**-RI-SWA_TRANSPORTLEIDING_PVC-G</text:p>
          </table:table-cell>
          <table:table-cell table:style-name="TableCell8197">
            <text:p text:style-name="P8198">G</text:p>
          </table:table-cell>
        </table:table-row>
        <table:table-row table:style-name="TableRow8199">
          <table:table-cell table:style-name="TableCell8200">
            <text:p text:style-name="P8201">*-**-RI-SWA_TRANSPORTLEIDING_PVC_160-G</text:p>
          </table:table-cell>
          <table:table-cell table:style-name="TableCell8202">
            <text:p text:style-name="P8203">G</text:p>
          </table:table-cell>
        </table:table-row>
        <table:table-row table:style-name="TableRow8204">
          <table:table-cell table:style-name="TableCell8205">
            <text:p text:style-name="P8206">*-**-RI-SWA_TRANSPORTLEIDING_PVC_200-G</text:p>
          </table:table-cell>
          <table:table-cell table:style-name="TableCell8207">
            <text:p text:style-name="P8208">G</text:p>
          </table:table-cell>
        </table:table-row>
        <table:table-row table:style-name="TableRow8209">
          <table:table-cell table:style-name="TableCell8210">
            <text:p text:style-name="P8211">*-**-RI-SWA_TRANSPORTLEIDING_PVC_250-G</text:p>
          </table:table-cell>
          <table:table-cell table:style-name="TableCell8212">
            <text:p text:style-name="P8213">G</text:p>
          </table:table-cell>
        </table:table-row>
        <table:table-row table:style-name="TableRow8214">
          <table:table-cell table:style-name="TableCell8215">
            <text:p text:style-name="P8216">*-**-RI-SWA_TRANSPORTLEIDING_PVC_315-G</text:p>
          </table:table-cell>
          <table:table-cell table:style-name="TableCell8217">
            <text:p text:style-name="P8218">G</text:p>
          </table:table-cell>
        </table:table-row>
        <table:table-row table:style-name="TableRow8219">
          <table:table-cell table:style-name="TableCell8220">
            <text:p text:style-name="P8221">*-**-RI-SWA_TRANSPORTLEIDING_PVC_400-G</text:p>
          </table:table-cell>
          <table:table-cell table:style-name="TableCell8222">
            <text:p text:style-name="P8223">G</text:p>
          </table:table-cell>
        </table:table-row>
        <table:table-row table:style-name="TableRow8224">
          <table:table-cell table:style-name="TableCell8225">
            <text:p text:style-name="P8226">*-**-RI-SWA_TRANSPORTLEIDING_PVC_500-G</text:p>
          </table:table-cell>
          <table:table-cell table:style-name="TableCell8227">
            <text:p text:style-name="P8228">G</text:p>
          </table:table-cell>
        </table:table-row>
        <table:table-row table:style-name="TableRow8229">
          <table:table-cell table:style-name="TableCell8230">
            <text:p text:style-name="P8231">*-**-RI-SWA_TRANSPORTLEIDING_PVC_630-G</text:p>
          </table:table-cell>
          <table:table-cell table:style-name="TableCell8232">
            <text:p text:style-name="P8233">G</text:p>
          </table:table-cell>
        </table:table-row>
        <table:table-row table:style-name="TableRow8234">
          <table:table-cell table:style-name="TableCell8235">
            <text:p text:style-name="P8236">*-**-RI-SWA_UITLEGGER-G</text:p>
          </table:table-cell>
          <table:table-cell table:style-name="TableCell8237">
            <text:p text:style-name="P8238">G</text:p>
          </table:table-cell>
        </table:table-row>
        <table:table-row table:style-name="TableRow8239">
          <table:table-cell table:style-name="TableCell8240">
            <text:p text:style-name="P8241">*-**-RI-TRANSPORTLEIDING-G</text:p>
          </table:table-cell>
          <table:table-cell table:style-name="TableCell8242">
            <text:p text:style-name="P8243">G</text:p>
          </table:table-cell>
        </table:table-row>
        <table:table-row table:style-name="TableRow8244">
          <table:table-cell table:style-name="TableCell8245">
            <text:p text:style-name="P8246">*-**-RI-VACUUMLEIDING-G</text:p>
          </table:table-cell>
          <table:table-cell table:style-name="TableCell8247">
            <text:p text:style-name="P8248">G</text:p>
          </table:table-cell>
        </table:table-row>
        <table:table-row table:style-name="TableRow8249">
          <table:table-cell table:style-name="TableCell8250">
            <text:p text:style-name="P8251">*-**-RI-VACUUMLEIDING_160-G</text:p>
          </table:table-cell>
          <table:table-cell table:style-name="TableCell8252">
            <text:p text:style-name="P8253">G</text:p>
          </table:table-cell>
        </table:table-row>
        <table:table-row table:style-name="TableRow8254">
          <table:table-cell table:style-name="TableCell8255">
            <text:p text:style-name="P8256">*-**-RI-VACUUMLEIDING_250-G</text:p>
          </table:table-cell>
          <table:table-cell table:style-name="TableCell8257">
            <text:p text:style-name="P8258">G</text:p>
          </table:table-cell>
        </table:table-row>
        <table:table-row table:style-name="TableRow8259">
          <table:table-cell table:style-name="TableCell8260">
            <text:p text:style-name="P8261">*-**-RI-VACUUMLEIDING_315-G</text:p>
          </table:table-cell>
          <table:table-cell table:style-name="TableCell8262">
            <text:p text:style-name="P8263">G</text:p>
          </table:table-cell>
        </table:table-row>
        <text:soft-page-break/>
        <table:table-row table:style-name="TableRow8264">
          <table:table-cell table:style-name="TableCell8265">
            <text:p text:style-name="P8266">*-**-RI-VACUUMLEIDING_355-G</text:p>
          </table:table-cell>
          <table:table-cell table:style-name="TableCell8267">
            <text:p text:style-name="P8268">G</text:p>
          </table:table-cell>
        </table:table-row>
        <table:table-row table:style-name="TableRow8269">
          <table:table-cell table:style-name="TableCell8270">
            <text:p text:style-name="P8271">*-**-RI-VACUUMLEIDING_400-G</text:p>
          </table:table-cell>
          <table:table-cell table:style-name="TableCell8272">
            <text:p text:style-name="P8273">G</text:p>
          </table:table-cell>
        </table:table-row>
        <table:table-row table:style-name="TableRow8274">
          <table:table-cell table:style-name="TableCell8275">
            <text:p text:style-name="P8276">*-**-RI-VACUUMLEIDING_450-G</text:p>
          </table:table-cell>
          <table:table-cell table:style-name="TableCell8277">
            <text:p text:style-name="P8278">G</text:p>
          </table:table-cell>
        </table:table-row>
        <table:table-row table:style-name="TableRow8279">
          <table:table-cell table:style-name="TableCell8280">
            <text:p text:style-name="P8281">*-**-RI-VACUUMLEIDING_500-G</text:p>
          </table:table-cell>
          <table:table-cell table:style-name="TableCell8282">
            <text:p text:style-name="P8283">G</text:p>
          </table:table-cell>
        </table:table-row>
        <table:table-row table:style-name="TableRow8284">
          <table:table-cell table:style-name="TableCell8285">
            <text:p text:style-name="P8286">*-**-RI-VACUUMLEIDING_560-G</text:p>
          </table:table-cell>
          <table:table-cell table:style-name="TableCell8287">
            <text:p text:style-name="P8288">G</text:p>
          </table:table-cell>
        </table:table-row>
        <table:table-row table:style-name="TableRow8289">
          <table:table-cell table:style-name="TableCell8290">
            <text:p text:style-name="P8291">*-**-RI-VACUUMLEIDING_630-G</text:p>
          </table:table-cell>
          <table:table-cell table:style-name="TableCell8292">
            <text:p text:style-name="P8293">G</text:p>
          </table:table-cell>
        </table:table-row>
        <table:table-row table:style-name="TableRow8294">
          <table:table-cell table:style-name="TableCell8295">
            <text:p text:style-name="P8296">*-**-RI-VACUUMLEIDING_BOB-G/S</text:p>
          </table:table-cell>
          <table:table-cell table:style-name="TableCell8297">
            <text:p text:style-name="P8298">G/S</text:p>
          </table:table-cell>
        </table:table-row>
        <table:table-row table:style-name="TableRow8299">
          <table:table-cell table:style-name="TableCell8300">
            <text:p text:style-name="P8301">*-**-RI-VACUUMLEIDING_DEMARCATIE-G/S</text:p>
          </table:table-cell>
          <table:table-cell table:style-name="TableCell8302">
            <text:p text:style-name="P8303">G/S</text:p>
          </table:table-cell>
        </table:table-row>
        <table:table-row table:style-name="TableRow8304">
          <table:table-cell table:style-name="TableCell8305">
            <text:p text:style-name="P8306">*-**-RI-VACUUMLEIDING_GEMAAL-G/S</text:p>
          </table:table-cell>
          <table:table-cell table:style-name="TableCell8307">
            <text:p text:style-name="P8308">G/S</text:p>
          </table:table-cell>
        </table:table-row>
        <table:table-row table:style-name="TableRow8309">
          <table:table-cell table:style-name="TableCell8310">
            <text:p text:style-name="P8311">*-**-RI-VACUUMLEIDING_GEMAAL_BESTURINGSKAST-G</text:p>
          </table:table-cell>
          <table:table-cell table:style-name="TableCell8312">
            <text:p text:style-name="P8313">G</text:p>
          </table:table-cell>
        </table:table-row>
        <table:table-row table:style-name="TableRow8314">
          <table:table-cell table:style-name="TableCell8315">
            <text:p text:style-name="P8316">*-**-RI-VACUUMLEIDING_HULPSTUK-G/S</text:p>
          </table:table-cell>
          <table:table-cell table:style-name="TableCell8317">
            <text:p text:style-name="P8318">G/S</text:p>
          </table:table-cell>
        </table:table-row>
        <table:table-row table:style-name="TableRow8319">
          <table:table-cell table:style-name="TableCell8320">
            <text:p text:style-name="P8321">*-**-RI-VACUUMLEIDING_HULPSTUK_INLAAT-G</text:p>
          </table:table-cell>
          <table:table-cell table:style-name="TableCell8322">
            <text:p text:style-name="P8323">G</text:p>
          </table:table-cell>
        </table:table-row>
        <table:table-row table:style-name="TableRow8324">
          <table:table-cell table:style-name="TableCell8325">
            <text:p text:style-name="P8326">*-**-RI-VACUUMLEIDING_HULPSTUK_ONTSTOPPINGSSTUK-G</text:p>
          </table:table-cell>
          <table:table-cell table:style-name="TableCell8327">
            <text:p text:style-name="P8328">G</text:p>
          </table:table-cell>
        </table:table-row>
        <table:table-row table:style-name="TableRow8329">
          <table:table-cell table:style-name="TableCell8330">
            <text:p text:style-name="P8331">*-**-RI-VACUUMLEIDING_MANTELBUIS-G</text:p>
          </table:table-cell>
          <table:table-cell table:style-name="TableCell8332">
            <text:p text:style-name="P8333">G</text:p>
          </table:table-cell>
        </table:table-row>
        <table:table-row table:style-name="TableRow8334">
          <table:table-cell table:style-name="TableCell8335">
            <text:p text:style-name="P8336">*-**-RI-VACUUMLEIDING_PUTDEKSELHOOGTE-G/S</text:p>
          </table:table-cell>
          <table:table-cell table:style-name="TableCell8337">
            <text:p text:style-name="P8338">G/S</text:p>
          </table:table-cell>
        </table:table-row>
        <table:table-row table:style-name="TableRow8339">
          <table:table-cell table:style-name="TableCell8340">
            <text:p text:style-name="P8341">*-**-RI-VACUUMLEIDING_PUTNUMMER-G/S</text:p>
          </table:table-cell>
          <table:table-cell table:style-name="TableCell8342">
            <text:p text:style-name="P8343">G/S</text:p>
          </table:table-cell>
        </table:table-row>
        <table:table-row table:style-name="TableRow8344">
          <table:table-cell table:style-name="TableCell8345">
            <text:p text:style-name="P8346">*-**-RI-VACUUMLEIDING_RIOOLPUT-G/S</text:p>
          </table:table-cell>
          <table:table-cell table:style-name="TableCell8347">
            <text:p text:style-name="P8348">G/S</text:p>
          </table:table-cell>
        </table:table-row>
        <table:table-row table:style-name="TableRow8349">
          <table:table-cell table:style-name="TableCell8350">
            <text:p text:style-name="P8351">*-**-RI-VACUUMLEIDING_RIOOLPUT_INSPECTIEPUT-G</text:p>
          </table:table-cell>
          <table:table-cell table:style-name="TableCell8352">
            <text:p text:style-name="P8353">G</text:p>
          </table:table-cell>
        </table:table-row>
        <table:table-row table:style-name="TableRow8354">
          <table:table-cell table:style-name="TableCell8355">
            <text:p text:style-name="P8356">*-**-RI-VACUUMLEIDING_RIOOLPUT_POMPPUT-G/S</text:p>
          </table:table-cell>
          <table:table-cell table:style-name="TableCell8357">
            <text:p text:style-name="P8358">G/S</text:p>
          </table:table-cell>
        </table:table-row>
        <table:table-row table:style-name="TableRow8359">
          <table:table-cell table:style-name="TableCell8360">
            <text:p text:style-name="P8361">*-**-RI-VACUUMLEIDING_RIOOLPUT_STUWPUT-G/S</text:p>
          </table:table-cell>
          <table:table-cell table:style-name="TableCell8362">
            <text:p text:style-name="P8363">G/S</text:p>
          </table:table-cell>
        </table:table-row>
        <table:table-row table:style-name="TableRow8364">
          <table:table-cell table:style-name="TableCell8365">
            <text:p text:style-name="P8366">*-**-RI-VACUUMLEIDING_STROOMRICHTING-G/S</text:p>
          </table:table-cell>
          <table:table-cell table:style-name="TableCell8367">
            <text:p text:style-name="P8368">G/S</text:p>
          </table:table-cell>
        </table:table-row>
        <table:table-row table:style-name="TableRow8369">
          <table:table-cell table:style-name="TableCell8370">
            <text:p text:style-name="P8371">*-**-RI-VOLSCHUIMEN-G</text:p>
          </table:table-cell>
          <table:table-cell table:style-name="TableCell8372">
            <text:p text:style-name="P8373">G</text:p>
          </table:table-cell>
        </table:table-row>
        <table:table-row table:style-name="TableRow8374">
          <table:table-cell table:style-name="TableCell8375">
            <text:p text:style-name="P8376">*-**-RI-VWA-G</text:p>
          </table:table-cell>
          <table:table-cell table:style-name="TableCell8377">
            <text:p text:style-name="P8378">G</text:p>
          </table:table-cell>
        </table:table-row>
        <table:table-row table:style-name="TableRow8379">
          <table:table-cell table:style-name="TableCell8380">
            <text:p text:style-name="P8381">*-**-RI-VWA_AFSCHEIDER-G/S</text:p>
          </table:table-cell>
          <table:table-cell table:style-name="TableCell8382">
            <text:p text:style-name="P8383">G/S</text:p>
          </table:table-cell>
        </table:table-row>
        <table:table-row table:style-name="TableRow8384">
          <table:table-cell table:style-name="TableCell8385">
            <text:p text:style-name="P8386">*-**-RI-VWA_AFSCHEIDER_OLIE BENZINE-G</text:p>
          </table:table-cell>
          <table:table-cell table:style-name="TableCell8387">
            <text:p text:style-name="P8388">G</text:p>
          </table:table-cell>
        </table:table-row>
        <table:table-row table:style-name="TableRow8389">
          <table:table-cell table:style-name="TableCell8390">
            <text:p text:style-name="P8391">*-**-RI-VWA_AFSCHEIDER_VET-G</text:p>
          </table:table-cell>
          <table:table-cell table:style-name="TableCell8392">
            <text:p text:style-name="P8393">G</text:p>
          </table:table-cell>
        </table:table-row>
        <table:table-row table:style-name="TableRow8394">
          <table:table-cell table:style-name="TableCell8395">
            <text:p text:style-name="P8396">*-**-RI-VWA_AFSCHEIDER_ZETMEEL-G</text:p>
          </table:table-cell>
          <table:table-cell table:style-name="TableCell8397">
            <text:p text:style-name="P8398">G</text:p>
          </table:table-cell>
        </table:table-row>
        <table:table-row table:style-name="TableRow8399">
          <table:table-cell table:style-name="TableCell8400">
            <text:p text:style-name="P8401">*-**-RI-VWA_BOB-G/S</text:p>
          </table:table-cell>
          <table:table-cell table:style-name="TableCell8402">
            <text:p text:style-name="P8403">G/S</text:p>
          </table:table-cell>
        </table:table-row>
        <table:table-row table:style-name="TableRow8404">
          <table:table-cell table:style-name="TableCell8405">
            <text:p text:style-name="P8406">*-**-RI-VWA_DEMARCATIE-G/S</text:p>
          </table:table-cell>
          <table:table-cell table:style-name="TableCell8407">
            <text:p text:style-name="P8408">G/S</text:p>
          </table:table-cell>
        </table:table-row>
        <table:table-row table:style-name="TableRow8409">
          <table:table-cell table:style-name="TableCell8410">
            <text:p text:style-name="P8411">*-**-RI-VWA_HUISAANSLUITING-G</text:p>
          </table:table-cell>
          <table:table-cell table:style-name="TableCell8412">
            <text:p text:style-name="P8413">G</text:p>
          </table:table-cell>
        </table:table-row>
        <table:table-row table:style-name="TableRow8414">
          <table:table-cell table:style-name="TableCell8415">
            <text:p text:style-name="P8416">*-**-RI-VWA_HUISAANSLUITING_GRES-G</text:p>
          </table:table-cell>
          <table:table-cell table:style-name="TableCell8417">
            <text:p text:style-name="P8418">G</text:p>
          </table:table-cell>
        </table:table-row>
        <table:table-row table:style-name="TableRow8419">
          <table:table-cell table:style-name="TableCell8420">
            <text:p text:style-name="P8421">*-**-RI-VWA_HUISAANSLUITING_GRES_100-G</text:p>
          </table:table-cell>
          <table:table-cell table:style-name="TableCell8422">
            <text:p text:style-name="P8423">G</text:p>
          </table:table-cell>
        </table:table-row>
        <table:table-row table:style-name="TableRow8424">
          <table:table-cell table:style-name="TableCell8425">
            <text:p text:style-name="P8426">*-**-RI-VWA_HUISAANSLUITING_GRES_125-G</text:p>
          </table:table-cell>
          <table:table-cell table:style-name="TableCell8427">
            <text:p text:style-name="P8428">G</text:p>
          </table:table-cell>
        </table:table-row>
        <table:table-row table:style-name="TableRow8429">
          <table:table-cell table:style-name="TableCell8430">
            <text:p text:style-name="P8431">*-**-RI-VWA_HUISAANSLUITING_GRES_150-G</text:p>
          </table:table-cell>
          <table:table-cell table:style-name="TableCell8432">
            <text:p text:style-name="P8433">G</text:p>
          </table:table-cell>
        </table:table-row>
        <table:table-row table:style-name="TableRow8434">
          <table:table-cell table:style-name="TableCell8435">
            <text:p text:style-name="P8436">*-**-RI-VWA_HUISAANSLUITING_PE-G</text:p>
          </table:table-cell>
          <table:table-cell table:style-name="TableCell8437">
            <text:p text:style-name="P8438">G</text:p>
          </table:table-cell>
        </table:table-row>
        <table:table-row table:style-name="TableRow8439">
          <table:table-cell table:style-name="TableCell8440">
            <text:p text:style-name="P8441">*-**-RI-VWA_HUISAANSLUITING_PE_110-G</text:p>
          </table:table-cell>
          <table:table-cell table:style-name="TableCell8442">
            <text:p text:style-name="P8443">G</text:p>
          </table:table-cell>
        </table:table-row>
        <table:table-row table:style-name="TableRow8444">
          <table:table-cell table:style-name="TableCell8445">
            <text:p text:style-name="P8446">*-**-RI-VWA_HUISAANSLUITING_PE_63-G</text:p>
          </table:table-cell>
          <table:table-cell table:style-name="TableCell8447">
            <text:p text:style-name="P8448">G</text:p>
          </table:table-cell>
        </table:table-row>
        <table:table-row table:style-name="TableRow8449">
          <table:table-cell table:style-name="TableCell8450">
            <text:p text:style-name="P8451">*-**-RI-VWA_HUISAANSLUITING_PE_75-G</text:p>
          </table:table-cell>
          <table:table-cell table:style-name="TableCell8452">
            <text:p text:style-name="P8453">G</text:p>
          </table:table-cell>
        </table:table-row>
        <table:table-row table:style-name="TableRow8454">
          <table:table-cell table:style-name="TableCell8455">
            <text:p text:style-name="P8456">*-**-RI-VWA_HUISAANSLUITING_PE_90-G</text:p>
          </table:table-cell>
          <table:table-cell table:style-name="TableCell8457">
            <text:p text:style-name="P8458">G</text:p>
          </table:table-cell>
        </table:table-row>
        <table:table-row table:style-name="TableRow8459">
          <table:table-cell table:style-name="TableCell8460">
            <text:p text:style-name="P8461">*-**-RI-VWA_HUISAANSLUITING_PVC-G</text:p>
          </table:table-cell>
          <table:table-cell table:style-name="TableCell8462">
            <text:p text:style-name="P8463">G</text:p>
          </table:table-cell>
        </table:table-row>
        <table:table-row table:style-name="TableRow8464">
          <table:table-cell table:style-name="TableCell8465">
            <text:p text:style-name="P8466">*-**-RI-VWA_HUISAANSLUITING_PVC_110-G</text:p>
          </table:table-cell>
          <table:table-cell table:style-name="TableCell8467">
            <text:p text:style-name="P8468">G</text:p>
          </table:table-cell>
        </table:table-row>
        <table:table-row table:style-name="TableRow8469">
          <table:table-cell table:style-name="TableCell8470">
            <text:p text:style-name="P8471">*-**-RI-VWA_HUISAANSLUITING_PVC_125-G</text:p>
          </table:table-cell>
          <table:table-cell table:style-name="TableCell8472">
            <text:p text:style-name="P8473">G</text:p>
          </table:table-cell>
        </table:table-row>
        <table:table-row table:style-name="TableRow8474">
          <table:table-cell table:style-name="TableCell8475">
            <text:p text:style-name="P8476">*-**-RI-VWA_HUISAANSLUITING_PVC_160-G</text:p>
          </table:table-cell>
          <table:table-cell table:style-name="TableCell8477">
            <text:p text:style-name="P8478">G</text:p>
          </table:table-cell>
        </table:table-row>
        <table:table-row table:style-name="TableRow8479">
          <table:table-cell table:style-name="TableCell8480">
            <text:p text:style-name="P8481">*-**-RI-VWA_HULPSTUK-G/S</text:p>
          </table:table-cell>
          <table:table-cell table:style-name="TableCell8482">
            <text:p text:style-name="P8483">G/S</text:p>
          </table:table-cell>
        </table:table-row>
        <table:table-row table:style-name="TableRow8484">
          <table:table-cell table:style-name="TableCell8485">
            <text:p text:style-name="P8486">*-**-RI-VWA_HULPSTUK_INLAAT-G</text:p>
          </table:table-cell>
          <table:table-cell table:style-name="TableCell8487">
            <text:p text:style-name="P8488">G</text:p>
          </table:table-cell>
        </table:table-row>
        <table:table-row table:style-name="TableRow8489">
          <table:table-cell table:style-name="TableCell8490">
            <text:p text:style-name="P8491">*-**-RI-VWA_HULPSTUK_ONTSTOPPINGSSTUK-G</text:p>
          </table:table-cell>
          <table:table-cell table:style-name="TableCell8492">
            <text:p text:style-name="P8493">G</text:p>
          </table:table-cell>
        </table:table-row>
        <text:soft-page-break/>
        <table:table-row table:style-name="TableRow8494">
          <table:table-cell table:style-name="TableCell8495">
            <text:p text:style-name="P8496">*-**-RI-VWA_IBA-G</text:p>
          </table:table-cell>
          <table:table-cell table:style-name="TableCell8497">
            <text:p text:style-name="P8498">G</text:p>
          </table:table-cell>
        </table:table-row>
        <table:table-row table:style-name="TableRow8499">
          <table:table-cell table:style-name="TableCell8500">
            <text:p text:style-name="P8501">*-**-RI-VWA_MANTELBUIS-G</text:p>
          </table:table-cell>
          <table:table-cell table:style-name="TableCell8502">
            <text:p text:style-name="P8503">G</text:p>
          </table:table-cell>
        </table:table-row>
        <table:table-row table:style-name="TableRow8504">
          <table:table-cell table:style-name="TableCell8505">
            <text:p text:style-name="P8506">*-**-RI-VWA_PERCEELAANSLUITING-G</text:p>
          </table:table-cell>
          <table:table-cell table:style-name="TableCell8507">
            <text:p text:style-name="P8508">G</text:p>
          </table:table-cell>
        </table:table-row>
        <table:table-row table:style-name="TableRow8509">
          <table:table-cell table:style-name="TableCell8510">
            <text:p text:style-name="P8511">*-**-RI-VWA_PERCEELAANSLUITPUNT-G</text:p>
          </table:table-cell>
          <table:table-cell table:style-name="TableCell8512">
            <text:p text:style-name="P8513">G</text:p>
          </table:table-cell>
        </table:table-row>
        <table:table-row table:style-name="TableRow8514">
          <table:table-cell table:style-name="TableCell8515">
            <text:p text:style-name="P8516">*-**-RI-VWA_PUTDEKSELHOOGTE-G/S</text:p>
          </table:table-cell>
          <table:table-cell table:style-name="TableCell8517">
            <text:p text:style-name="P8518">G/S</text:p>
          </table:table-cell>
        </table:table-row>
        <table:table-row table:style-name="TableRow8519">
          <table:table-cell table:style-name="TableCell8520">
            <text:p text:style-name="P8521">*-**-RI-VWA_PUTNUMMER-G/S</text:p>
          </table:table-cell>
          <table:table-cell table:style-name="TableCell8522">
            <text:p text:style-name="P8523">G/S</text:p>
          </table:table-cell>
        </table:table-row>
        <table:table-row table:style-name="TableRow8524">
          <table:table-cell table:style-name="TableCell8525">
            <text:p text:style-name="P8526">*-**-RI-VWA_SEPTICTANK-G/S</text:p>
          </table:table-cell>
          <table:table-cell table:style-name="TableCell8527">
            <text:p text:style-name="P8528">G/S</text:p>
          </table:table-cell>
        </table:table-row>
        <table:table-row table:style-name="TableRow8529">
          <table:table-cell table:style-name="TableCell8530">
            <text:p text:style-name="P8531">*-**-RI-VWA_STROOMRICHTING-G/S</text:p>
          </table:table-cell>
          <table:table-cell table:style-name="TableCell8532">
            <text:p text:style-name="P8533">G/S</text:p>
          </table:table-cell>
        </table:table-row>
        <table:table-row table:style-name="TableRow8534">
          <table:table-cell table:style-name="TableCell8535">
            <text:p text:style-name="P8536">*-**-RI-VWA_TRANSPORTLEIDING-G</text:p>
          </table:table-cell>
          <table:table-cell table:style-name="TableCell8537">
            <text:p text:style-name="P8538">G</text:p>
          </table:table-cell>
        </table:table-row>
        <table:table-row table:style-name="TableRow8539">
          <table:table-cell table:style-name="TableCell8540">
            <text:p text:style-name="P8541">*-**-RI-VWA_TRANSPORTLEIDING_BETON-G</text:p>
          </table:table-cell>
          <table:table-cell table:style-name="TableCell8542">
            <text:p text:style-name="P8543">G</text:p>
          </table:table-cell>
        </table:table-row>
        <table:table-row table:style-name="TableRow8544">
          <table:table-cell table:style-name="TableCell8545">
            <text:p text:style-name="P8546">*-**-RI-VWA_TRANSPORTLEIDING_BETON_1000-G</text:p>
          </table:table-cell>
          <table:table-cell table:style-name="TableCell8547">
            <text:p text:style-name="P8548">G</text:p>
          </table:table-cell>
        </table:table-row>
        <table:table-row table:style-name="TableRow8549">
          <table:table-cell table:style-name="TableCell8550">
            <text:p text:style-name="P8551">*-**-RI-VWA_TRANSPORTLEIDING_BETON_1250-G</text:p>
          </table:table-cell>
          <table:table-cell table:style-name="TableCell8552">
            <text:p text:style-name="P8553">G</text:p>
          </table:table-cell>
        </table:table-row>
        <table:table-row table:style-name="TableRow8554">
          <table:table-cell table:style-name="TableCell8555">
            <text:p text:style-name="P8556">*-**-RI-VWA_TRANSPORTLEIDING_BETON_1500-G</text:p>
          </table:table-cell>
          <table:table-cell table:style-name="TableCell8557">
            <text:p text:style-name="P8558">G</text:p>
          </table:table-cell>
        </table:table-row>
        <table:table-row table:style-name="TableRow8559">
          <table:table-cell table:style-name="TableCell8560">
            <text:p text:style-name="P8561">*-**-RI-VWA_TRANSPORTLEIDING_BETON_2000-G</text:p>
          </table:table-cell>
          <table:table-cell table:style-name="TableCell8562">
            <text:p text:style-name="P8563">G</text:p>
          </table:table-cell>
        </table:table-row>
        <table:table-row table:style-name="TableRow8564">
          <table:table-cell table:style-name="TableCell8565">
            <text:p text:style-name="P8566">*-**-RI-VWA_TRANSPORTLEIDING_BETON_250-G</text:p>
          </table:table-cell>
          <table:table-cell table:style-name="TableCell8567">
            <text:p text:style-name="P8568">G</text:p>
          </table:table-cell>
        </table:table-row>
        <table:table-row table:style-name="TableRow8569">
          <table:table-cell table:style-name="TableCell8570">
            <text:p text:style-name="P8571">*-**-RI-VWA_TRANSPORTLEIDING_BETON_300-G</text:p>
          </table:table-cell>
          <table:table-cell table:style-name="TableCell8572">
            <text:p text:style-name="P8573">G</text:p>
          </table:table-cell>
        </table:table-row>
        <table:table-row table:style-name="TableRow8574">
          <table:table-cell table:style-name="TableCell8575">
            <text:p text:style-name="P8576">*-**-RI-VWA_TRANSPORTLEIDING_BETON_400-G</text:p>
          </table:table-cell>
          <table:table-cell table:style-name="TableCell8577">
            <text:p text:style-name="P8578">G</text:p>
          </table:table-cell>
        </table:table-row>
        <table:table-row table:style-name="TableRow8579">
          <table:table-cell table:style-name="TableCell8580">
            <text:p text:style-name="P8581">*-**-RI-VWA_TRANSPORTLEIDING_BETON_500-G</text:p>
          </table:table-cell>
          <table:table-cell table:style-name="TableCell8582">
            <text:p text:style-name="P8583">G</text:p>
          </table:table-cell>
        </table:table-row>
        <table:table-row table:style-name="TableRow8584">
          <table:table-cell table:style-name="TableCell8585">
            <text:p text:style-name="P8586">*-**-RI-VWA_TRANSPORTLEIDING_BETON_600-G</text:p>
          </table:table-cell>
          <table:table-cell table:style-name="TableCell8587">
            <text:p text:style-name="P8588">G</text:p>
          </table:table-cell>
        </table:table-row>
        <table:table-row table:style-name="TableRow8589">
          <table:table-cell table:style-name="TableCell8590">
            <text:p text:style-name="P8591">*-**-RI-VWA_TRANSPORTLEIDING_BETON_700-G</text:p>
          </table:table-cell>
          <table:table-cell table:style-name="TableCell8592">
            <text:p text:style-name="P8593">G</text:p>
          </table:table-cell>
        </table:table-row>
        <table:table-row table:style-name="TableRow8594">
          <table:table-cell table:style-name="TableCell8595">
            <text:p text:style-name="P8596">*-**-RI-VWA_TRANSPORTLEIDING_BETON_800-G</text:p>
          </table:table-cell>
          <table:table-cell table:style-name="TableCell8597">
            <text:p text:style-name="P8598">G</text:p>
          </table:table-cell>
        </table:table-row>
        <table:table-row table:style-name="TableRow8599">
          <table:table-cell table:style-name="TableCell8600">
            <text:p text:style-name="P8601">*-**-RI-VWA_TRANSPORTLEIDING_BETON_900-G</text:p>
          </table:table-cell>
          <table:table-cell table:style-name="TableCell8602">
            <text:p text:style-name="P8603">G</text:p>
          </table:table-cell>
        </table:table-row>
        <table:table-row table:style-name="TableRow8604">
          <table:table-cell table:style-name="TableCell8605">
            <text:p text:style-name="P8606">*-**-RI-VWA_TRANSPORTLEIDING_BETON_EI-G</text:p>
          </table:table-cell>
          <table:table-cell table:style-name="TableCell8607">
            <text:p text:style-name="P8608">G</text:p>
          </table:table-cell>
        </table:table-row>
        <table:table-row table:style-name="TableRow8609">
          <table:table-cell table:style-name="TableCell8610">
            <text:p text:style-name="P8611">*-**-RI-VWA_TRANSPORTLEIDING_BETON_EI_1000X1500-G</text:p>
          </table:table-cell>
          <table:table-cell table:style-name="TableCell8612">
            <text:p text:style-name="P8613">G</text:p>
          </table:table-cell>
        </table:table-row>
        <table:table-row table:style-name="TableRow8614">
          <table:table-cell table:style-name="TableCell8615">
            <text:p text:style-name="P8616">*-**-RI-VWA_TRANSPORTLEIDING_BETON_EI_200X300-G</text:p>
          </table:table-cell>
          <table:table-cell table:style-name="TableCell8617">
            <text:p text:style-name="P8618">G</text:p>
          </table:table-cell>
        </table:table-row>
        <table:table-row table:style-name="TableRow8619">
          <table:table-cell table:style-name="TableCell8620">
            <text:p text:style-name="P8621">*-**-RI-VWA_TRANSPORTLEIDING_BETON_EI_250X375-G</text:p>
          </table:table-cell>
          <table:table-cell table:style-name="TableCell8622">
            <text:p text:style-name="P8623">G</text:p>
          </table:table-cell>
        </table:table-row>
        <table:table-row table:style-name="TableRow8624">
          <table:table-cell table:style-name="TableCell8625">
            <text:p text:style-name="P8626">*-**-RI-VWA_TRANSPORTLEIDING_BETON_EI_300X450-G</text:p>
          </table:table-cell>
          <table:table-cell table:style-name="TableCell8627">
            <text:p text:style-name="P8628">G</text:p>
          </table:table-cell>
        </table:table-row>
        <table:table-row table:style-name="TableRow8629">
          <table:table-cell table:style-name="TableCell8630">
            <text:p text:style-name="P8631">*-**-RI-VWA_TRANSPORTLEIDING_BETON_EI_400X600-G</text:p>
          </table:table-cell>
          <table:table-cell table:style-name="TableCell8632">
            <text:p text:style-name="P8633">G</text:p>
          </table:table-cell>
        </table:table-row>
        <table:table-row table:style-name="TableRow8634">
          <table:table-cell table:style-name="TableCell8635">
            <text:p text:style-name="P8636">*-**-RI-VWA_TRANSPORTLEIDING_BETON_EI_500X750-G</text:p>
          </table:table-cell>
          <table:table-cell table:style-name="TableCell8637">
            <text:p text:style-name="P8638">G</text:p>
          </table:table-cell>
        </table:table-row>
        <table:table-row table:style-name="TableRow8639">
          <table:table-cell table:style-name="TableCell8640">
            <text:p text:style-name="P8641">*-**-RI-VWA_TRANSPORTLEIDING_BETON_EI_600X900-G</text:p>
          </table:table-cell>
          <table:table-cell table:style-name="TableCell8642">
            <text:p text:style-name="P8643">G</text:p>
          </table:table-cell>
        </table:table-row>
        <table:table-row table:style-name="TableRow8644">
          <table:table-cell table:style-name="TableCell8645">
            <text:p text:style-name="P8646">*-**-RI-VWA_TRANSPORTLEIDING_BETON_EI_700X1050-G</text:p>
          </table:table-cell>
          <table:table-cell table:style-name="TableCell8647">
            <text:p text:style-name="P8648">G</text:p>
          </table:table-cell>
        </table:table-row>
        <table:table-row table:style-name="TableRow8649">
          <table:table-cell table:style-name="TableCell8650">
            <text:p text:style-name="P8651">*-**-RI-VWA_TRANSPORTLEIDING_BETON_EI_800X1200-G</text:p>
          </table:table-cell>
          <table:table-cell table:style-name="TableCell8652">
            <text:p text:style-name="P8653">G</text:p>
          </table:table-cell>
        </table:table-row>
        <table:table-row table:style-name="TableRow8654">
          <table:table-cell table:style-name="TableCell8655">
            <text:p text:style-name="P8656">*-**-RI-VWA_TRANSPORTLEIDING_BETON_EI_900X1350-G</text:p>
          </table:table-cell>
          <table:table-cell table:style-name="TableCell8657">
            <text:p text:style-name="P8658">G</text:p>
          </table:table-cell>
        </table:table-row>
        <table:table-row table:style-name="TableRow8659">
          <table:table-cell table:style-name="TableCell8660">
            <text:p text:style-name="P8661">*-**-RI-VWA_TRANSPORTLEIDING_GRES-G</text:p>
          </table:table-cell>
          <table:table-cell table:style-name="TableCell8662">
            <text:p text:style-name="P8663">G</text:p>
          </table:table-cell>
        </table:table-row>
        <table:table-row table:style-name="TableRow8664">
          <table:table-cell table:style-name="TableCell8665">
            <text:p text:style-name="P8666">*-**-RI-VWA_TRANSPORTLEIDING_GRES_1000-G</text:p>
          </table:table-cell>
          <table:table-cell table:style-name="TableCell8667">
            <text:p text:style-name="P8668">G</text:p>
          </table:table-cell>
        </table:table-row>
        <table:table-row table:style-name="TableRow8669">
          <table:table-cell table:style-name="TableCell8670">
            <text:p text:style-name="P8671">*-**-RI-VWA_TRANSPORTLEIDING_GRES_200-G</text:p>
          </table:table-cell>
          <table:table-cell table:style-name="TableCell8672">
            <text:p text:style-name="P8673">G</text:p>
          </table:table-cell>
        </table:table-row>
        <table:table-row table:style-name="TableRow8674">
          <table:table-cell table:style-name="TableCell8675">
            <text:p text:style-name="P8676">*-**-RI-VWA_TRANSPORTLEIDING_GRES_250-G</text:p>
          </table:table-cell>
          <table:table-cell table:style-name="TableCell8677">
            <text:p text:style-name="P8678">G</text:p>
          </table:table-cell>
        </table:table-row>
        <table:table-row table:style-name="TableRow8679">
          <table:table-cell table:style-name="TableCell8680">
            <text:p text:style-name="P8681">*-**-RI-VWA_TRANSPORTLEIDING_GRES_300-G</text:p>
          </table:table-cell>
          <table:table-cell table:style-name="TableCell8682">
            <text:p text:style-name="P8683">G</text:p>
          </table:table-cell>
        </table:table-row>
        <table:table-row table:style-name="TableRow8684">
          <table:table-cell table:style-name="TableCell8685">
            <text:p text:style-name="P8686">*-**-RI-VWA_TRANSPORTLEIDING_GRES_400-G</text:p>
          </table:table-cell>
          <table:table-cell table:style-name="TableCell8687">
            <text:p text:style-name="P8688">G</text:p>
          </table:table-cell>
        </table:table-row>
        <table:table-row table:style-name="TableRow8689">
          <table:table-cell table:style-name="TableCell8690">
            <text:p text:style-name="P8691">*-**-RI-VWA_TRANSPORTLEIDING_GRES_500-G</text:p>
          </table:table-cell>
          <table:table-cell table:style-name="TableCell8692">
            <text:p text:style-name="P8693">G</text:p>
          </table:table-cell>
        </table:table-row>
        <table:table-row table:style-name="TableRow8694">
          <table:table-cell table:style-name="TableCell8695">
            <text:p text:style-name="P8696">*-**-RI-VWA_TRANSPORTLEIDING_GRES_600-G</text:p>
          </table:table-cell>
          <table:table-cell table:style-name="TableCell8697">
            <text:p text:style-name="P8698">G</text:p>
          </table:table-cell>
        </table:table-row>
        <table:table-row table:style-name="TableRow8699">
          <table:table-cell table:style-name="TableCell8700">
            <text:p text:style-name="P8701">*-**-RI-VWA_TRANSPORTLEIDING_GRES_700-G</text:p>
          </table:table-cell>
          <table:table-cell table:style-name="TableCell8702">
            <text:p text:style-name="P8703">G</text:p>
          </table:table-cell>
        </table:table-row>
        <table:table-row table:style-name="TableRow8704">
          <table:table-cell table:style-name="TableCell8705">
            <text:p text:style-name="P8706">*-**-RI-VWA_TRANSPORTLEIDING_GRES_800-G</text:p>
          </table:table-cell>
          <table:table-cell table:style-name="TableCell8707">
            <text:p text:style-name="P8708">G</text:p>
          </table:table-cell>
        </table:table-row>
        <table:table-row table:style-name="TableRow8709">
          <table:table-cell table:style-name="TableCell8710">
            <text:p text:style-name="P8711">*-**-RI-VWA_TRANSPORTLEIDING_GRES_900-G</text:p>
          </table:table-cell>
          <table:table-cell table:style-name="TableCell8712">
            <text:p text:style-name="P8713">G</text:p>
          </table:table-cell>
        </table:table-row>
        <table:table-row table:style-name="TableRow8714">
          <table:table-cell table:style-name="TableCell8715">
            <text:p text:style-name="P8716">*-**-RI-VWA_TRANSPORTLEIDING_PE-G</text:p>
          </table:table-cell>
          <table:table-cell table:style-name="TableCell8717">
            <text:p text:style-name="P8718">G</text:p>
          </table:table-cell>
        </table:table-row>
        <table:table-row table:style-name="TableRow8719">
          <table:table-cell table:style-name="TableCell8720">
            <text:p text:style-name="P8721">*-**-RI-VWA_TRANSPORTLEIDING_PE_160-G</text:p>
          </table:table-cell>
          <table:table-cell table:style-name="TableCell8722">
            <text:p text:style-name="P8723">G</text:p>
          </table:table-cell>
        </table:table-row>
        <text:soft-page-break/>
        <table:table-row table:style-name="TableRow8724">
          <table:table-cell table:style-name="TableCell8725">
            <text:p text:style-name="P8726">*-**-RI-VWA_TRANSPORTLEIDING_PE_250-G</text:p>
          </table:table-cell>
          <table:table-cell table:style-name="TableCell8727">
            <text:p text:style-name="P8728">G</text:p>
          </table:table-cell>
        </table:table-row>
        <table:table-row table:style-name="TableRow8729">
          <table:table-cell table:style-name="TableCell8730">
            <text:p text:style-name="P8731">*-**-RI-VWA_TRANSPORTLEIDING_PE_315-G</text:p>
          </table:table-cell>
          <table:table-cell table:style-name="TableCell8732">
            <text:p text:style-name="P8733">G</text:p>
          </table:table-cell>
        </table:table-row>
        <table:table-row table:style-name="TableRow8734">
          <table:table-cell table:style-name="TableCell8735">
            <text:p text:style-name="P8736">*-**-RI-VWA_TRANSPORTLEIDING_PE_355-G</text:p>
          </table:table-cell>
          <table:table-cell table:style-name="TableCell8737">
            <text:p text:style-name="P8738">G</text:p>
          </table:table-cell>
        </table:table-row>
        <table:table-row table:style-name="TableRow8739">
          <table:table-cell table:style-name="TableCell8740">
            <text:p text:style-name="P8741">*-**-RI-VWA_TRANSPORTLEIDING_PE_400-G</text:p>
          </table:table-cell>
          <table:table-cell table:style-name="TableCell8742">
            <text:p text:style-name="P8743">G</text:p>
          </table:table-cell>
        </table:table-row>
        <table:table-row table:style-name="TableRow8744">
          <table:table-cell table:style-name="TableCell8745">
            <text:p text:style-name="P8746">*-**-RI-VWA_TRANSPORTLEIDING_PE_450-G</text:p>
          </table:table-cell>
          <table:table-cell table:style-name="TableCell8747">
            <text:p text:style-name="P8748">G</text:p>
          </table:table-cell>
        </table:table-row>
        <table:table-row table:style-name="TableRow8749">
          <table:table-cell table:style-name="TableCell8750">
            <text:p text:style-name="P8751">*-**-RI-VWA_TRANSPORTLEIDING_PE_500-G</text:p>
          </table:table-cell>
          <table:table-cell table:style-name="TableCell8752">
            <text:p text:style-name="P8753">G</text:p>
          </table:table-cell>
        </table:table-row>
        <table:table-row table:style-name="TableRow8754">
          <table:table-cell table:style-name="TableCell8755">
            <text:p text:style-name="P8756">*-**-RI-VWA_TRANSPORTLEIDING_PE_560-G</text:p>
          </table:table-cell>
          <table:table-cell table:style-name="TableCell8757">
            <text:p text:style-name="P8758">G</text:p>
          </table:table-cell>
        </table:table-row>
        <table:table-row table:style-name="TableRow8759">
          <table:table-cell table:style-name="TableCell8760">
            <text:p text:style-name="P8761">*-**-RI-VWA_TRANSPORTLEIDING_PE_630-G</text:p>
          </table:table-cell>
          <table:table-cell table:style-name="TableCell8762">
            <text:p text:style-name="P8763">G</text:p>
          </table:table-cell>
        </table:table-row>
        <table:table-row table:style-name="TableRow8764">
          <table:table-cell table:style-name="TableCell8765">
            <text:p text:style-name="P8766">*-**-RI-VWA_TRANSPORTLEIDING_PVC-G</text:p>
          </table:table-cell>
          <table:table-cell table:style-name="TableCell8767">
            <text:p text:style-name="P8768">G</text:p>
          </table:table-cell>
        </table:table-row>
        <table:table-row table:style-name="TableRow8769">
          <table:table-cell table:style-name="TableCell8770">
            <text:p text:style-name="P8771">*-**-RI-VWA_TRANSPORTLEIDING_PVC_160-G</text:p>
          </table:table-cell>
          <table:table-cell table:style-name="TableCell8772">
            <text:p text:style-name="P8773">G</text:p>
          </table:table-cell>
        </table:table-row>
        <table:table-row table:style-name="TableRow8774">
          <table:table-cell table:style-name="TableCell8775">
            <text:p text:style-name="P8776">*-**-RI-VWA_TRANSPORTLEIDING_PVC_200-G</text:p>
          </table:table-cell>
          <table:table-cell table:style-name="TableCell8777">
            <text:p text:style-name="P8778">G</text:p>
          </table:table-cell>
        </table:table-row>
        <table:table-row table:style-name="TableRow8779">
          <table:table-cell table:style-name="TableCell8780">
            <text:p text:style-name="P8781">*-**-RI-VWA_TRANSPORTLEIDING_PVC_250-G</text:p>
          </table:table-cell>
          <table:table-cell table:style-name="TableCell8782">
            <text:p text:style-name="P8783">G</text:p>
          </table:table-cell>
        </table:table-row>
        <table:table-row table:style-name="TableRow8784">
          <table:table-cell table:style-name="TableCell8785">
            <text:p text:style-name="P8786">*-**-RI-VWA_TRANSPORTLEIDING_PVC_315-G</text:p>
          </table:table-cell>
          <table:table-cell table:style-name="TableCell8787">
            <text:p text:style-name="P8788">G</text:p>
          </table:table-cell>
        </table:table-row>
        <table:table-row table:style-name="TableRow8789">
          <table:table-cell table:style-name="TableCell8790">
            <text:p text:style-name="P8791">*-**-RI-VWA_TRANSPORTLEIDING_PVC_400-G</text:p>
          </table:table-cell>
          <table:table-cell table:style-name="TableCell8792">
            <text:p text:style-name="P8793">G</text:p>
          </table:table-cell>
        </table:table-row>
        <table:table-row table:style-name="TableRow8794">
          <table:table-cell table:style-name="TableCell8795">
            <text:p text:style-name="P8796">*-**-RI-VWA_TRANSPORTLEIDING_PVC_500-G</text:p>
          </table:table-cell>
          <table:table-cell table:style-name="TableCell8797">
            <text:p text:style-name="P8798">G</text:p>
          </table:table-cell>
        </table:table-row>
        <table:table-row table:style-name="TableRow8799">
          <table:table-cell table:style-name="TableCell8800">
            <text:p text:style-name="P8801">*-**-RI-VWA_TRANSPORTLEIDING_PVC_630-G</text:p>
          </table:table-cell>
          <table:table-cell table:style-name="TableCell8802">
            <text:p text:style-name="P8803">G</text:p>
          </table:table-cell>
        </table:table-row>
        <table:table-row table:style-name="TableRow8804">
          <table:table-cell table:style-name="TableCell8805">
            <text:p text:style-name="P8806">*-**-RI-VWA_UITLEGGER-G</text:p>
          </table:table-cell>
          <table:table-cell table:style-name="TableCell8807">
            <text:p text:style-name="P8808">G</text:p>
          </table:table-cell>
        </table:table-row>
        <table:table-row table:style-name="TableRow8809">
          <table:table-cell table:style-name="TableCell8810">
            <text:p text:style-name="P8811">*-**-RI-WEESLEIDING-G</text:p>
          </table:table-cell>
          <table:table-cell table:style-name="TableCell8812">
            <text:p text:style-name="P8813">G</text:p>
          </table:table-cell>
        </table:table-row>
        <table:table-row table:style-name="TableRow8814">
          <table:table-cell table:style-name="TableCell8815">
            <text:p text:style-name="P8816">*-**-SC-AANGRENZENDECONSTRUCTIE-G</text:p>
          </table:table-cell>
          <table:table-cell table:style-name="TableCell8817">
            <text:p text:style-name="P8818">G</text:p>
          </table:table-cell>
        </table:table-row>
        <table:table-row table:style-name="TableRow8819">
          <table:table-cell table:style-name="TableCell8820">
            <text:p text:style-name="P8821">*-**-SC-AANGRENZENDECONSTRUCTIE_BETON-G/A</text:p>
          </table:table-cell>
          <table:table-cell table:style-name="TableCell8822">
            <text:p text:style-name="P8823">G/A</text:p>
          </table:table-cell>
        </table:table-row>
        <table:table-row table:style-name="TableRow8824">
          <table:table-cell table:style-name="TableCell8825">
            <text:p text:style-name="P8826">*-**-SC-AANGRENZENDECONSTRUCTIE_HOUT-G/A</text:p>
          </table:table-cell>
          <table:table-cell table:style-name="TableCell8827">
            <text:p text:style-name="P8828">G/A</text:p>
          </table:table-cell>
        </table:table-row>
        <table:table-row table:style-name="TableRow8829">
          <table:table-cell table:style-name="TableCell8830">
            <text:p text:style-name="P8831">*-**-SC-AANGRENZENDECONSTRUCTIE_METSELWERK-G/A</text:p>
          </table:table-cell>
          <table:table-cell table:style-name="TableCell8832">
            <text:p text:style-name="P8833">G/A</text:p>
          </table:table-cell>
        </table:table-row>
        <table:table-row table:style-name="TableRow8834">
          <table:table-cell table:style-name="TableCell8835">
            <text:p text:style-name="P8836">*-**-SC-HULPSTAAL-G/A</text:p>
          </table:table-cell>
          <table:table-cell table:style-name="TableCell8837">
            <text:p text:style-name="P8838">G/A</text:p>
          </table:table-cell>
        </table:table-row>
        <table:table-row table:style-name="TableRow8839">
          <table:table-cell table:style-name="TableCell8840">
            <text:p text:style-name="P8841">*-**-SC-ITSO-G</text:p>
          </table:table-cell>
          <table:table-cell table:style-name="TableCell8842">
            <text:p text:style-name="P8843">G</text:p>
          </table:table-cell>
        </table:table-row>
        <table:table-row table:style-name="TableRow8844">
          <table:table-cell table:style-name="TableCell8845">
            <text:p text:style-name="P8846">*-**-SC-LEVENSDUURVERLENGENDE MAATREGEL-G</text:p>
          </table:table-cell>
          <table:table-cell table:style-name="TableCell8847">
            <text:p text:style-name="P8848">G</text:p>
          </table:table-cell>
        </table:table-row>
        <table:table-row table:style-name="TableRow8849">
          <table:table-cell table:style-name="TableCell8850">
            <text:p text:style-name="P8851">*-**-SC-NAAD-G</text:p>
          </table:table-cell>
          <table:table-cell table:style-name="TableCell8852">
            <text:p text:style-name="P8853">G</text:p>
          </table:table-cell>
        </table:table-row>
        <table:table-row table:style-name="TableRow8854">
          <table:table-cell table:style-name="TableCell8855">
            <text:p text:style-name="P8856">*-**-SC-OVERIGMATERIAAL-G</text:p>
          </table:table-cell>
          <table:table-cell table:style-name="TableCell8857">
            <text:p text:style-name="P8858">G</text:p>
          </table:table-cell>
        </table:table-row>
        <table:table-row table:style-name="TableRow8859">
          <table:table-cell table:style-name="TableCell8860">
            <text:p text:style-name="P8861">*-**-SC-REPARATIES-G</text:p>
          </table:table-cell>
          <table:table-cell table:style-name="TableCell8862">
            <text:p text:style-name="P8863">G</text:p>
          </table:table-cell>
        </table:table-row>
        <table:table-row table:style-name="TableRow8864">
          <table:table-cell table:style-name="TableCell8865">
            <text:p text:style-name="P8866">*-**-SC-SLOOPLIJN-G</text:p>
          </table:table-cell>
          <table:table-cell table:style-name="TableCell8867">
            <text:p text:style-name="P8868">G</text:p>
          </table:table-cell>
        </table:table-row>
        <table:table-row table:style-name="TableRow8869">
          <table:table-cell table:style-name="TableCell8870">
            <text:p text:style-name="P8871">*-**-SC-STAALVORM-G/A</text:p>
          </table:table-cell>
          <table:table-cell table:style-name="TableCell8872">
            <text:p text:style-name="P8873">G/A</text:p>
          </table:table-cell>
        </table:table-row>
        <table:table-row table:style-name="TableRow8874">
          <table:table-cell table:style-name="TableCell8875">
            <text:p text:style-name="P8876">*-**-SC-STAALVORM_PLAAT-G/A</text:p>
          </table:table-cell>
          <table:table-cell table:style-name="TableCell8877">
            <text:p text:style-name="P8878">G/A</text:p>
          </table:table-cell>
        </table:table-row>
        <table:table-row table:style-name="TableRow8879">
          <table:table-cell table:style-name="TableCell8880">
            <text:p text:style-name="P8881">*-**-SC-STAALVORM_PROFIEL-G/A</text:p>
          </table:table-cell>
          <table:table-cell table:style-name="TableCell8882">
            <text:p text:style-name="P8883">G/A</text:p>
          </table:table-cell>
        </table:table-row>
        <table:table-row table:style-name="TableRow8884">
          <table:table-cell table:style-name="TableCell8885">
            <text:p text:style-name="P8886">*-**-SC-TREKSTANG-G/A</text:p>
          </table:table-cell>
          <table:table-cell table:style-name="TableCell8887">
            <text:p text:style-name="P8888">G/A</text:p>
          </table:table-cell>
        </table:table-row>
        <table:table-row table:style-name="TableRow8889">
          <table:table-cell table:style-name="TableCell8890">
            <text:p text:style-name="P8891">*-**-SC-VERBINDING-G/A</text:p>
          </table:table-cell>
          <table:table-cell table:style-name="TableCell8892">
            <text:p text:style-name="P8893">G/A</text:p>
          </table:table-cell>
        </table:table-row>
        <table:table-row table:style-name="TableRow8894">
          <table:table-cell table:style-name="TableCell8895">
            <text:p text:style-name="P8896">*-**-SC-VERBINDING_BOUT-G/A</text:p>
          </table:table-cell>
          <table:table-cell table:style-name="TableCell8897">
            <text:p text:style-name="P8898">G/A</text:p>
          </table:table-cell>
        </table:table-row>
        <table:table-row table:style-name="TableRow8899">
          <table:table-cell table:style-name="TableCell8900">
            <text:p text:style-name="P8901">*-**-SC-VERBINDING_LAS-G/A</text:p>
          </table:table-cell>
          <table:table-cell table:style-name="TableCell8902">
            <text:p text:style-name="P8903">G/A</text:p>
          </table:table-cell>
        </table:table-row>
        <table:table-row table:style-name="TableRow8904">
          <table:table-cell table:style-name="TableCell8905">
            <text:p text:style-name="P8906">*-**-VV-AFMEERLOKATIE-G</text:p>
          </table:table-cell>
          <table:table-cell table:style-name="TableCell8907">
            <text:p text:style-name="P8908">G</text:p>
          </table:table-cell>
        </table:table-row>
        <table:table-row table:style-name="TableRow8909">
          <table:table-cell table:style-name="TableCell8910">
            <text:p text:style-name="P8911">*-**-VV-DOORVAART-G</text:p>
          </table:table-cell>
          <table:table-cell table:style-name="TableCell8912">
            <text:p text:style-name="P8913">G</text:p>
          </table:table-cell>
        </table:table-row>
        <table:table-row table:style-name="TableRow8914">
          <table:table-cell table:style-name="TableCell8915">
            <text:p text:style-name="P8916">*-**-VV-DOORVAART_BREEDTE-G</text:p>
          </table:table-cell>
          <table:table-cell table:style-name="TableCell8917">
            <text:p text:style-name="P8918">G</text:p>
          </table:table-cell>
        </table:table-row>
        <table:table-row table:style-name="TableRow8919">
          <table:table-cell table:style-name="TableCell8920">
            <text:p text:style-name="P8921">*-**-VV-DOORVAART_HOOGTE-G</text:p>
          </table:table-cell>
          <table:table-cell table:style-name="TableCell8922">
            <text:p text:style-name="P8923">G</text:p>
          </table:table-cell>
        </table:table-row>
        <table:table-row table:style-name="TableRow8924">
          <table:table-cell table:style-name="TableCell8925">
            <text:p text:style-name="P8926">*-**-VV-DRI-G</text:p>
          </table:table-cell>
          <table:table-cell table:style-name="TableCell8927">
            <text:p text:style-name="P8928">G</text:p>
          </table:table-cell>
        </table:table-row>
        <table:table-row table:style-name="TableRow8929">
          <table:table-cell table:style-name="TableCell8930">
            <text:p text:style-name="P8931">*-**-VV-DRI_DRAAGCONSTRUCTIE-G</text:p>
          </table:table-cell>
          <table:table-cell table:style-name="TableCell8932">
            <text:p text:style-name="P8933">G</text:p>
          </table:table-cell>
        </table:table-row>
        <table:table-row table:style-name="TableRow8934">
          <table:table-cell table:style-name="TableCell8935">
            <text:p text:style-name="P8936">*-**-VV-LICHTOPSTAND-G</text:p>
          </table:table-cell>
          <table:table-cell table:style-name="TableCell8937">
            <text:p text:style-name="P8938">G</text:p>
          </table:table-cell>
        </table:table-row>
        <table:table-row table:style-name="TableRow8939">
          <table:table-cell table:style-name="TableCell8940">
            <text:p text:style-name="P8941">*-**-VV-LIGPLAATS-G</text:p>
          </table:table-cell>
          <table:table-cell table:style-name="TableCell8942">
            <text:p text:style-name="P8943">G</text:p>
          </table:table-cell>
        </table:table-row>
        <table:table-row table:style-name="TableRow8944">
          <table:table-cell table:style-name="TableCell8945">
            <text:p text:style-name="P8946">*-**-VV-LIGPLAATS_GEVAARLIJKE LADING-G</text:p>
          </table:table-cell>
          <table:table-cell table:style-name="TableCell8947">
            <text:p text:style-name="P8948">G</text:p>
          </table:table-cell>
        </table:table-row>
        <table:table-row table:style-name="TableRow8949">
          <table:table-cell table:style-name="TableCell8950">
            <text:p text:style-name="P8951">*-**-VV-MARKERING-G</text:p>
          </table:table-cell>
          <table:table-cell table:style-name="TableCell8952">
            <text:p text:style-name="P8953">G</text:p>
          </table:table-cell>
        </table:table-row>
        <text:soft-page-break/>
        <table:table-row table:style-name="TableRow8954">
          <table:table-cell table:style-name="TableCell8955">
            <text:p text:style-name="P8956">*-**-VV-MARKERING_BALLENLIJN-G</text:p>
          </table:table-cell>
          <table:table-cell table:style-name="TableCell8957">
            <text:p text:style-name="P8958">G</text:p>
          </table:table-cell>
        </table:table-row>
        <table:table-row table:style-name="TableRow8959">
          <table:table-cell table:style-name="TableCell8960">
            <text:p text:style-name="P8961">*-**-VV-SCHEPENTELLER-G</text:p>
          </table:table-cell>
          <table:table-cell table:style-name="TableCell8962">
            <text:p text:style-name="P8963">G</text:p>
          </table:table-cell>
        </table:table-row>
        <table:table-row table:style-name="TableRow8964">
          <table:table-cell table:style-name="TableCell8965">
            <text:p text:style-name="P8966">*-**-VV-VAARGEBIED-G</text:p>
          </table:table-cell>
          <table:table-cell table:style-name="TableCell8967">
            <text:p text:style-name="P8968">G</text:p>
          </table:table-cell>
        </table:table-row>
        <table:table-row table:style-name="TableRow8969">
          <table:table-cell table:style-name="TableCell8970">
            <text:p text:style-name="P8971">*-**-VV-VAARGEBIED_SNEL-G</text:p>
          </table:table-cell>
          <table:table-cell table:style-name="TableCell8972">
            <text:p text:style-name="P8973">G</text:p>
          </table:table-cell>
        </table:table-row>
        <table:table-row table:style-name="TableRow8974">
          <table:table-cell table:style-name="TableCell8975">
            <text:p text:style-name="P8976">*-**-VW-AFZETTING-G</text:p>
          </table:table-cell>
          <table:table-cell table:style-name="TableCell8977">
            <text:p text:style-name="P8978">G</text:p>
          </table:table-cell>
        </table:table-row>
        <table:table-row table:style-name="TableRow8979">
          <table:table-cell table:style-name="TableCell8980">
            <text:p text:style-name="P8981">*-**-VW-DRIP-G</text:p>
          </table:table-cell>
          <table:table-cell table:style-name="TableCell8982">
            <text:p text:style-name="P8983">G</text:p>
          </table:table-cell>
        </table:table-row>
        <table:table-row table:style-name="TableRow8984">
          <table:table-cell table:style-name="TableCell8985">
            <text:p text:style-name="P8986">*-**-VW-DRIP_DRAAGCONSTRUCTIE-G</text:p>
          </table:table-cell>
          <table:table-cell table:style-name="TableCell8987">
            <text:p text:style-name="P8988">G</text:p>
          </table:table-cell>
        </table:table-row>
        <table:table-row table:style-name="TableRow8989">
          <table:table-cell table:style-name="TableCell8990">
            <text:p text:style-name="P8991">*-**-VW-OMLEIDINGSROUTE-G</text:p>
          </table:table-cell>
          <table:table-cell table:style-name="TableCell8992">
            <text:p text:style-name="P8993">G</text:p>
          </table:table-cell>
        </table:table-row>
        <table:table-row table:style-name="TableRow8994">
          <table:table-cell table:style-name="TableCell8995">
            <text:p text:style-name="P8996">*-**-VW-OV_LIJNVERLICHTING-G</text:p>
          </table:table-cell>
          <table:table-cell table:style-name="TableCell8997">
            <text:p text:style-name="P8998">G</text:p>
          </table:table-cell>
        </table:table-row>
        <table:table-row table:style-name="TableRow8999">
          <table:table-cell table:style-name="TableCell9000">
            <text:p text:style-name="P9001">*-**-VW-PVR-G</text:p>
          </table:table-cell>
          <table:table-cell table:style-name="TableCell9002">
            <text:p text:style-name="P9003">G</text:p>
          </table:table-cell>
        </table:table-row>
        <table:table-row table:style-name="TableRow9004">
          <table:table-cell table:style-name="TableCell9005">
            <text:p text:style-name="P9006">*-**-VW-TDI-G/S</text:p>
          </table:table-cell>
          <table:table-cell table:style-name="TableCell9007">
            <text:p text:style-name="P9008">G/S</text:p>
          </table:table-cell>
        </table:table-row>
        <table:table-row table:style-name="TableRow9009">
          <table:table-cell table:style-name="TableCell9010">
            <text:p text:style-name="P9011">*-**-VW-TDI_DRAAGCONSTRUCTIE-G</text:p>
          </table:table-cell>
          <table:table-cell table:style-name="TableCell9012">
            <text:p text:style-name="P9013">G</text:p>
          </table:table-cell>
        </table:table-row>
        <table:table-row table:style-name="TableRow9014">
          <table:table-cell table:style-name="TableCell9015">
            <text:p text:style-name="P9016">*-**-VW-TELECOM-G</text:p>
          </table:table-cell>
          <table:table-cell table:style-name="TableCell9017">
            <text:p text:style-name="P9018">G</text:p>
          </table:table-cell>
        </table:table-row>
        <table:table-row table:style-name="TableRow9019">
          <table:table-cell table:style-name="TableCell9020">
            <text:p text:style-name="P9021">*-**-VW-VERKANTING-G</text:p>
          </table:table-cell>
          <table:table-cell table:style-name="TableCell9022">
            <text:p text:style-name="P9023">G</text:p>
          </table:table-cell>
        </table:table-row>
        <table:table-row table:style-name="TableRow9024">
          <table:table-cell table:style-name="TableCell9025">
            <text:p text:style-name="P9026">*-**-VW-VERKEERSTEKEN-G</text:p>
          </table:table-cell>
          <table:table-cell table:style-name="TableCell9027">
            <text:p text:style-name="P9028">G</text:p>
          </table:table-cell>
        </table:table-row>
        <table:table-row table:style-name="TableRow9029">
          <table:table-cell table:style-name="TableCell9030">
            <text:p text:style-name="P9031">*-**-VW-VERKEERSTEKEN_BEBAKENING-G/S</text:p>
          </table:table-cell>
          <table:table-cell table:style-name="TableCell9032">
            <text:p text:style-name="P9033">G/S</text:p>
          </table:table-cell>
        </table:table-row>
        <table:table-row table:style-name="TableRow9034">
          <table:table-cell table:style-name="TableCell9035">
            <text:p text:style-name="P9036">*-**-VW-VERKEERSTELLER-G</text:p>
          </table:table-cell>
          <table:table-cell table:style-name="TableCell9037">
            <text:p text:style-name="P9038">G</text:p>
          </table:table-cell>
        </table:table-row>
        <table:table-row table:style-name="TableRow9039">
          <table:table-cell table:style-name="TableCell9040">
            <text:p text:style-name="P9041">*-**-VW-VS-G/S</text:p>
          </table:table-cell>
          <table:table-cell table:style-name="TableCell9042">
            <text:p text:style-name="P9043">G/S</text:p>
          </table:table-cell>
        </table:table-row>
        <table:table-row table:style-name="TableRow9044">
          <table:table-cell table:style-name="TableCell9045">
            <text:p text:style-name="P9046">*-**-VW-VS_DRAAGCONSTRUCTIE-G</text:p>
          </table:table-cell>
          <table:table-cell table:style-name="TableCell9047">
            <text:p text:style-name="P9048">G</text:p>
          </table:table-cell>
        </table:table-row>
        <table:table-row table:style-name="TableRow9049">
          <table:table-cell table:style-name="TableCell9050">
            <text:p text:style-name="P9051">*-**-WH-DEBIETLIJN-G</text:p>
          </table:table-cell>
          <table:table-cell table:style-name="TableCell9052">
            <text:p text:style-name="P9053">G</text:p>
          </table:table-cell>
        </table:table-row>
        <table:table-row table:style-name="TableRow9054">
          <table:table-cell table:style-name="TableCell9055">
            <text:p text:style-name="P9056">*-**-WH-DIEPTELIJN-G</text:p>
          </table:table-cell>
          <table:table-cell table:style-name="TableCell9057">
            <text:p text:style-name="P9058">G</text:p>
          </table:table-cell>
        </table:table-row>
        <table:table-row table:style-name="TableRow9059">
          <table:table-cell table:style-name="TableCell9060">
            <text:p text:style-name="P9061">*-**-WH-EB-G</text:p>
          </table:table-cell>
          <table:table-cell table:style-name="TableCell9062">
            <text:p text:style-name="P9063">G</text:p>
          </table:table-cell>
        </table:table-row>
        <table:table-row table:style-name="TableRow9064">
          <table:table-cell table:style-name="TableCell9065">
            <text:p text:style-name="P9066">*-**-WH-FREATISCH OPPERVLAK-G</text:p>
          </table:table-cell>
          <table:table-cell table:style-name="TableCell9067">
            <text:p text:style-name="P9068">G</text:p>
          </table:table-cell>
        </table:table-row>
        <table:table-row table:style-name="TableRow9069">
          <table:table-cell table:style-name="TableCell9070">
            <text:p text:style-name="P9071">*-**-WH-GEUL-G</text:p>
          </table:table-cell>
          <table:table-cell table:style-name="TableCell9072">
            <text:p text:style-name="P9073">G</text:p>
          </table:table-cell>
        </table:table-row>
        <table:table-row table:style-name="TableRow9074">
          <table:table-cell table:style-name="TableCell9075">
            <text:p text:style-name="P9076">*-**-WH-GEUL_HOOGWATERGEUL-G</text:p>
          </table:table-cell>
          <table:table-cell table:style-name="TableCell9077">
            <text:p text:style-name="P9078">G</text:p>
          </table:table-cell>
        </table:table-row>
        <table:table-row table:style-name="TableRow9079">
          <table:table-cell table:style-name="TableCell9080">
            <text:p text:style-name="P9081">*-**-WH-GEUL_NEVENGEUL-G</text:p>
          </table:table-cell>
          <table:table-cell table:style-name="TableCell9082">
            <text:p text:style-name="P9083">G</text:p>
          </table:table-cell>
        </table:table-row>
        <table:table-row table:style-name="TableRow9084">
          <table:table-cell table:style-name="TableCell9085">
            <text:p text:style-name="P9086">*-**-WH-GEUL_STROOMGEUL-G</text:p>
          </table:table-cell>
          <table:table-cell table:style-name="TableCell9087">
            <text:p text:style-name="P9088">G</text:p>
          </table:table-cell>
        </table:table-row>
        <table:table-row table:style-name="TableRow9089">
          <table:table-cell table:style-name="TableCell9090">
            <text:p text:style-name="P9091">*-**-WH-GEUL_VAARGEUL-G</text:p>
          </table:table-cell>
          <table:table-cell table:style-name="TableCell9092">
            <text:p text:style-name="P9093">G</text:p>
          </table:table-cell>
        </table:table-row>
        <table:table-row table:style-name="TableRow9094">
          <table:table-cell table:style-name="TableCell9095">
            <text:p text:style-name="P9096">*-**-WH-GROENE RIVIER-G</text:p>
          </table:table-cell>
          <table:table-cell table:style-name="TableCell9097">
            <text:p text:style-name="P9098">G</text:p>
          </table:table-cell>
        </table:table-row>
        <table:table-row table:style-name="TableRow9099">
          <table:table-cell table:style-name="TableCell9100">
            <text:p text:style-name="P9101">*-**-WH-GRONDWATERLIJN-G</text:p>
          </table:table-cell>
          <table:table-cell table:style-name="TableCell9102">
            <text:p text:style-name="P9103">G</text:p>
          </table:table-cell>
        </table:table-row>
        <table:table-row table:style-name="TableRow9104">
          <table:table-cell table:style-name="TableCell9105">
            <text:p text:style-name="P9106">*-**-WH-HYDRAULISCH OPPERVLAK-G</text:p>
          </table:table-cell>
          <table:table-cell table:style-name="TableCell9107">
            <text:p text:style-name="P9108">G</text:p>
          </table:table-cell>
        </table:table-row>
        <table:table-row table:style-name="TableRow9109">
          <table:table-cell table:style-name="TableCell9110">
            <text:p text:style-name="P9111">*-**-WH-INFO-G</text:p>
          </table:table-cell>
          <table:table-cell table:style-name="TableCell9112">
            <text:p text:style-name="P9113">G</text:p>
          </table:table-cell>
        </table:table-row>
        <table:table-row table:style-name="TableRow9114">
          <table:table-cell table:style-name="TableCell9115">
            <text:p text:style-name="P9116">*-**-WH-NAP-G</text:p>
          </table:table-cell>
          <table:table-cell table:style-name="TableCell9117">
            <text:p text:style-name="P9118">G</text:p>
          </table:table-cell>
        </table:table-row>
        <table:table-row table:style-name="TableRow9119">
          <table:table-cell table:style-name="TableCell9120">
            <text:p text:style-name="P9121">*-**-WH-NATTE OMTREK-G</text:p>
          </table:table-cell>
          <table:table-cell table:style-name="TableCell9122">
            <text:p text:style-name="P9123">G</text:p>
          </table:table-cell>
        </table:table-row>
        <table:table-row table:style-name="TableRow9124">
          <table:table-cell table:style-name="TableCell9125">
            <text:p text:style-name="P9126">*-**-WH-NORMAALLIJN-G</text:p>
          </table:table-cell>
          <table:table-cell table:style-name="TableCell9127">
            <text:p text:style-name="P9128">G</text:p>
          </table:table-cell>
        </table:table-row>
        <table:table-row table:style-name="TableRow9129">
          <table:table-cell table:style-name="TableCell9130">
            <text:p text:style-name="P9131">*-**-WH-OVERLOOPGEBIED-G</text:p>
          </table:table-cell>
          <table:table-cell table:style-name="TableCell9132">
            <text:p text:style-name="P9133">G</text:p>
          </table:table-cell>
        </table:table-row>
        <table:table-row table:style-name="TableRow9134">
          <table:table-cell table:style-name="TableCell9135">
            <text:p text:style-name="P9136">*-**-WH-RAAI-G</text:p>
          </table:table-cell>
          <table:table-cell table:style-name="TableCell9137">
            <text:p text:style-name="P9138">G</text:p>
          </table:table-cell>
        </table:table-row>
        <table:table-row table:style-name="TableRow9139">
          <table:table-cell table:style-name="TableCell9140">
            <text:p text:style-name="P9141">*-**-WH-STIJGHOOGTE-G</text:p>
          </table:table-cell>
          <table:table-cell table:style-name="TableCell9142">
            <text:p text:style-name="P9143">G</text:p>
          </table:table-cell>
        </table:table-row>
        <table:table-row table:style-name="TableRow9144">
          <table:table-cell table:style-name="TableCell9145">
            <text:p text:style-name="P9146">*-**-WH-STROOMRICHTING-G</text:p>
          </table:table-cell>
          <table:table-cell table:style-name="TableCell9147">
            <text:p text:style-name="P9148">G</text:p>
          </table:table-cell>
        </table:table-row>
        <table:table-row table:style-name="TableRow9149">
          <table:table-cell table:style-name="TableCell9150">
            <text:p text:style-name="P9151">*-**-WH-VLOED-G</text:p>
          </table:table-cell>
          <table:table-cell table:style-name="TableCell9152">
            <text:p text:style-name="P9153">G</text:p>
          </table:table-cell>
        </table:table-row>
        <table:table-row table:style-name="TableRow9154">
          <table:table-cell table:style-name="TableCell9155">
            <text:p text:style-name="P9156">*-**-WH-VLOEDLIJN-G</text:p>
          </table:table-cell>
          <table:table-cell table:style-name="TableCell9157">
            <text:p text:style-name="P9158">G</text:p>
          </table:table-cell>
        </table:table-row>
        <table:table-row table:style-name="TableRow9159">
          <table:table-cell table:style-name="TableCell9160">
            <text:p text:style-name="P9161">*-**-WH-WATERBODEM-G</text:p>
          </table:table-cell>
          <table:table-cell table:style-name="TableCell9162">
            <text:p text:style-name="P9163">G</text:p>
          </table:table-cell>
        </table:table-row>
        <table:table-row table:style-name="TableRow9164">
          <table:table-cell table:style-name="TableCell9165">
            <text:p text:style-name="P9166">*-**-WH-WATEROVERSPANNING-G</text:p>
          </table:table-cell>
          <table:table-cell table:style-name="TableCell9167">
            <text:p text:style-name="P9168">G</text:p>
          </table:table-cell>
        </table:table-row>
        <table:table-row table:style-name="TableRow9169">
          <table:table-cell table:style-name="TableCell9170">
            <text:p text:style-name="P9171">*-**-WH-WATERPEIL-G</text:p>
          </table:table-cell>
          <table:table-cell table:style-name="TableCell9172">
            <text:p text:style-name="P9173">G</text:p>
          </table:table-cell>
        </table:table-row>
        <table:table-row table:style-name="TableRow9174">
          <table:table-cell table:style-name="TableCell9175">
            <text:p text:style-name="P9176">*-**-WH-WINTERBED-G</text:p>
          </table:table-cell>
          <table:table-cell table:style-name="TableCell9177">
            <text:p text:style-name="P9178">G</text:p>
          </table:table-cell>
        </table:table-row>
        <table:table-row table:style-name="TableRow9179">
          <table:table-cell table:style-name="TableCell9180">
            <text:p text:style-name="P9181">*-**-WH-WINTERBERGING-G</text:p>
          </table:table-cell>
          <table:table-cell table:style-name="TableCell9182">
            <text:p text:style-name="P9183">G</text:p>
          </table:table-cell>
        </table:table-row>
        <text:soft-page-break/>
        <table:table-row table:style-name="TableRow9184">
          <table:table-cell table:style-name="TableCell9185">
            <text:p text:style-name="P9186">*-**-WH-WVP-G</text:p>
          </table:table-cell>
          <table:table-cell table:style-name="TableCell9187">
            <text:p text:style-name="P9188">G</text:p>
          </table:table-cell>
        </table:table-row>
        <table:table-row table:style-name="TableRow9189">
          <table:table-cell table:style-name="TableCell9190">
            <text:p text:style-name="P9191">*-**-WH-WVP_1e-G</text:p>
          </table:table-cell>
          <table:table-cell table:style-name="TableCell9192">
            <text:p text:style-name="P9193">G</text:p>
          </table:table-cell>
        </table:table-row>
        <table:table-row table:style-name="TableRow9194">
          <table:table-cell table:style-name="TableCell9195">
            <text:p text:style-name="P9196">*-**-WH-WVP_2e-G</text:p>
          </table:table-cell>
          <table:table-cell table:style-name="TableCell9197">
            <text:p text:style-name="P9198">G</text:p>
          </table:table-cell>
        </table:table-row>
        <table:table-row table:style-name="TableRow9199">
          <table:table-cell table:style-name="TableCell9200">
            <text:p text:style-name="P9201">*-**-WH-WVP_3e-G</text:p>
          </table:table-cell>
          <table:table-cell table:style-name="TableCell9202">
            <text:p text:style-name="P9203">G</text:p>
          </table:table-cell>
        </table:table-row>
        <table:table-row table:style-name="TableRow9204">
          <table:table-cell table:style-name="TableCell9205">
            <text:p text:style-name="P9206">*-**-WH-ZOMERBED-G</text:p>
          </table:table-cell>
          <table:table-cell table:style-name="TableCell9207">
            <text:p text:style-name="P9208">G</text:p>
          </table:table-cell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Standaard" style:display-name="Standaard" style:family="paragraph">
      <style:text-properties fo:font-size="12pt" style:font-size-asian="12pt" style:font-size-complex="12pt" fo:language="en" fo:country="US" style:language-asian="en" style:country-asian="US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>
      <style:text-properties fo:font-size="12pt" style:font-size-asian="12pt" style:font-size-complex="12pt" fo:language="en" fo:country="US" style:language-asian="en" style:country-asian="US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>
      <style:text-properties fo:font-size="12pt" style:font-size-asian="12pt" style:font-size-complex="12pt" fo:language="en" fo:country="US" style:language-asian="en" style:country-asian="US"/>
    </style:style>
    <style:style style:name="Ballontekst" style:display-name="Ballontekst" style:family="paragraph" style:parent-style-name="Standaard"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>
      <style:text-properties style:font-name="Tahoma" style:font-name-complex="Tahoma" fo:font-size="8pt" style:font-size-asian="8pt" style:font-size-complex="8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7" style:parent-style-name="Standaardalinea-lettertype" style:family="text">
      <style:text-properties fo:language="nl" fo:country="NL" style:language-asian="nl" style:country-asian="NL"/>
    </style:style>
    <style:style style:name="T8" style:parent-style-name="Standaardalinea-lettertype" style:family="text">
      <style:text-properties fo:language="nl" fo:country="NL" style:language-asian="nl" style:country-asian="NL"/>
    </style:style>
    <style:style style:name="P9" style:parent-style-name="Koptekst" style:family="paragraph">
      <style:paragraph-properties style:line-height-at-least="0.1666in"/>
      <style:text-properties style:font-name="Verdana" fo:language="nl" fo:country="NL"/>
    </style:style>
    <style:style style:name="P10" style:parent-style-name="Koptekst" style:family="paragraph">
      <style:paragraph-properties style:line-height-at-least="0.1666in"/>
      <style:text-properties style:font-name="Verdana" fo:language="nl" fo:country="NL"/>
    </style:style>
    <style:style style:name="P11" style:parent-style-name="Koptekst" style:family="paragraph">
      <style:text-properties fo:language="nl" fo:country="NL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Koptekst"><text:span text:style-name="T7"><draw:frame draw:z-index="251658240" draw:style-name="a0" draw:name="Afbeelding 4" text:anchor-type="paragraph" svg:x="2.50625in" svg:y="-0.44514in" svg:width="1.52639in" svg:height="0.50972in" style:rel-width="scale" style:rel-height="scale"><draw:image xlink:href="media/image1.jpeg" xlink:type="simple" xlink:show="embed" xlink:actuate="onLoad"/><svg:title/><svg:desc>geonovum logo klein</svg:desc></draw:frame></text:span></text:p>
        <text:p text:style-name="Koptekst"/>
      </style:header>
      <style:footer>
        <text:p text:style-name="Voettekst"/>
      </style:footer>
    </style:master-page>
    <style:master-page style:next-style-name="MP0" style:name="MPF0" style:page-layout-name="PL0">
      <style:header>
        <text:p text:style-name="Koptekst"><text:span text:style-name="T8"><draw:frame draw:z-index="251657216" draw:style-name="a1" draw:name="Afbeelding 5" text:anchor-type="paragraph" svg:x="2.13819in" svg:y="-0.4625in" svg:width="2.25278in" svg:height="1.14167in" style:rel-width="scale" style:rel-height="scale"><draw:image xlink:href="media/image2.jpeg" xlink:type="simple" xlink:show="embed" xlink:actuate="onLoad"/><svg:title/><svg:desc>geonovum logo</svg:desc></draw:frame></text:span></text:p>
        <text:p text:style-name="Koptekst"/>
        <text:p text:style-name="Koptekst"/>
        <text:p text:style-name="Koptekst"/>
        <text:p text:style-name="Koptekst"/>
        <text:p text:style-name="P9">Rapport<text:s/>BGT | IMGeo en NLCS</text:p>
        <text:p text:style-name="P10">Bijlage<text:s/>4<text:s/>NLCS overige lagen niet naar IMGeo</text:p>
        <text:p text:style-name="P11"/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LAAGNAAM</dc:title>
    <meta:initial-creator>d09021</meta:initial-creator>
    <dc:creator>Yvonne Verdonk</dc:creator>
    <meta:creation-date>2013-12-07T17:37:00Z</meta:creation-date>
    <dc:date>2013-12-07T17:37:00Z</dc:date>
    <meta:template xlink:href="Normal.dotm" xlink:type="simple"/>
    <meta:editing-cycles>2</meta:editing-cycles>
    <meta:editing-duration>PT0S</meta:editing-duration>
    <meta:document-statistic meta:page-count="41" meta:paragraph-count="140" meta:word-count="10847" meta:character-count="70366" meta:row-count="497" meta:non-whitespace-character-count="59659"/>
  </office:meta>
</office:document-meta>
</file>